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0C0C0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C0C0C0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fo:background-color="#C0C0C0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C0C0C0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0">
      <style:table-cell-properties style:vertical-align="middle" fo:background-color="#F6C05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F6C05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0C0C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0C0C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#C0C0C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6C05E"/>
      <style:text-properties fo:font-weight="bold" style:font-weight-asian="bold" style:font-weight-complex="bold"/>
    </style:style>
    <style:style style:name="ce33" style:family="table-cell" style:parent-style-name="Hyperlink" style:data-style-name="N0">
      <style:text-properties fo:color="#0563C1" style:text-underline-style="solid" style:text-underline-type="single"/>
    </style:style>
    <style:style style:name="ce34" style:family="table-cell" style:parent-style-name="_37_" style:data-style-name="N0">
      <style:table-cell-properties style:vertical-align="automatic" fo:background-color="#FFFFFF" style:cell-protect="hidden-and-protected"/>
      <style:text-properties fo:color="#305496" fo:font-size="11pt" style:font-size-asian="11pt" style:font-size-complex="11pt"/>
    </style:style>
    <style:style style:name="ce35" style:family="table-cell" style:parent-style-name="_37_" style:data-style-name="N0">
      <style:table-cell-properties style:vertical-align="automatic" fo:background-color="#FFFFFF" style:cell-protect="hidden-and-protected"/>
      <style:text-properties fo:color="#305496" fo:font-size="11pt" style:font-size-asian="11pt" style:font-size-complex="11pt" fo:font-weight="bold" style:font-weight-asian="bold" style:font-weight-complex="bold"/>
    </style:style>
    <style:style style:name="ce36" style:family="table-cell" style:parent-style-name="_37_" style:data-style-name="N0">
      <style:table-cell-properties style:vertical-align="automatic" fo:background-color="#FFFFFF" style:cell-protect="hidden-and-protected" style:repeat-content="false"/>
      <style:paragraph-properties fo:text-align="center"/>
      <style:text-properties fo:color="#305496" fo:font-size="11pt" style:font-size-asian="11pt" style:font-size-complex="11pt"/>
    </style:style>
    <style:style style:name="ce37" style:family="table-cell" style:parent-style-name="_37_" style:data-style-name="N0">
      <style:table-cell-properties style:vertical-align="automatic" fo:background-color="#FFFFFF" style:cell-protect="hidden-and-protected"/>
      <style:text-properties fo:color="#000000" fo:font-size="11pt" style:font-size-asian="11pt" style:font-size-complex="11pt"/>
    </style:style>
    <style:style style:name="ce38" style:family="table-cell" style:parent-style-name="_37_" style:data-style-name="N0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39" style:family="table-cell" style:parent-style-name="_37_" style:data-style-name="N0">
      <style:table-cell-properties style:vertical-align="automatic" fo:background-color="transparent" style:cell-protect="hidden-and-protected" style:repeat-content="false"/>
      <style:paragraph-properties fo:text-align="start" fo:margin-left="0cm"/>
      <style:text-properties fo:color="#000000"/>
    </style:style>
    <style:style style:name="ce40" style:family="table-cell" style:parent-style-name="_37_" style:data-style-name="N0">
      <style:table-cell-properties style:vertical-align="automatic" fo:background-color="transparent" style:cell-protect="hidden-and-protected"/>
      <style:text-properties fo:color="#305496"/>
    </style:style>
    <style:style style:name="ce41" style:family="table-cell" style:parent-style-name="_37_" style:data-style-name="N42">
      <style:table-cell-properties style:vertical-align="automatic" fo:background-color="transparent" style:cell-protect="hidden-and-protected"/>
      <style:text-properties fo:color="#305496"/>
    </style:style>
    <style:style style:name="ce42" style:family="table-cell" style:parent-style-name="_37_" style:data-style-name="N0">
      <style:table-cell-properties fo:border-top="thin solid #000000" fo:border-bottom="none" fo:border-left="none" fo:border-right="none" style:vertical-align="automatic" fo:background-color="transparent" style:cell-protect="hidden-and-protected"/>
      <style:text-properties fo:color="#305496" fo:font-weight="bold" style:font-weight-asian="bold" style:font-weight-complex="bold"/>
    </style:style>
    <style:style style:name="ce43" style:family="table-cell" style:parent-style-name="_37_" style:data-style-name="N0">
      <style:table-cell-properties style:vertical-align="automatic" fo:background-color="transparent" style:cell-protect="hidden-and-protected" style:repeat-content="false"/>
      <style:paragraph-properties fo:text-align="start" fo:margin-left="0cm"/>
      <style:text-properties fo:color="#305496" fo:font-weight="bold" style:font-weight-asian="bold" style:font-weight-complex="bold"/>
    </style:style>
    <style:style style:name="ce44" style:family="table-cell" style:parent-style-name="Comma_32_2" style:data-style-name="N43">
      <style:table-cell-properties fo:border-top="none" fo:border-bottom="thin solid #000000" fo:border-left="thin solid #000000" fo:border-right="thin solid #000000" fo:background-color="#FFFFFF" style:cell-protect="hidden-and-protected"/>
      <style:text-properties fo:color="#000000" fo:font-size="10pt" style:font-size-asian="10pt" style:font-size-complex="10pt"/>
    </style:style>
    <style:style style:name="ce45" style:family="table-cell" style:parent-style-name="_37_" style:data-style-name="N0">
      <style:table-cell-properties fo:border-top="none" fo:border-bottom="thin solid #000000" fo:border-left="none" fo:border-right="thin solid #000000" style:vertical-align="automatic" fo:background-color="#BDD7EE" style:cell-protect="hidden-and-protected"/>
      <style:text-properties fo:color="#000000" fo:font-weight="bold" style:font-weight-asian="bold" style:font-weight-complex="bold"/>
    </style:style>
    <style:style style:name="ce46" style:family="table-cell" style:parent-style-name="_37_" style:data-style-name="N0">
      <style:table-cell-properties fo:border-top="none" fo:border-bottom="thin solid #000000" fo:border-left="thin solid #000000" fo:border-right="none" style:vertical-align="automatic" fo:background-color="#BDD7EE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7" style:family="table-cell" style:parent-style-name="Comma_32_2" style:data-style-name="N43">
      <style:table-cell-properties fo:border-top="none" fo:border-bottom="none" fo:border-left="thin solid #000000" fo:border-right="thin solid #000000" fo:background-color="#FFFFFF" style:cell-protect="hidden-and-protected"/>
      <style:text-properties fo:color="#000000" fo:font-size="10pt" style:font-size-asian="10pt" style:font-size-complex="10pt"/>
    </style:style>
    <style:style style:name="ce48" style:family="table-cell" style:parent-style-name="_37_" style:data-style-name="N0">
      <style:table-cell-properties fo:border-top="none" fo:border-bottom="none" fo:border-left="none" fo:border-right="thin solid #000000" style:vertical-align="automatic" fo:background-color="#BDD7EE" style:cell-protect="hidden-and-protected"/>
      <style:text-properties fo:color="#000000" fo:font-weight="bold" style:font-weight-asian="bold" style:font-weight-complex="bold"/>
    </style:style>
    <style:style style:name="ce49" style:family="table-cell" style:parent-style-name="_37_" style:data-style-name="N0">
      <style:table-cell-properties fo:border-top="none" fo:border-bottom="none" fo:border-left="thin solid #000000" fo:border-right="none" style:vertical-align="automatic" fo:background-color="#BDD7EE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0" style:family="table-cell" style:parent-style-name="_37_" style:data-style-name="N0">
      <style:table-cell-properties fo:border-top="none" fo:border-bottom="none" fo:border-left="none" fo:border-right="thin solid #000000" style:vertical-align="automatic" fo:background-color="#BDD7EE" style:cell-protect="hidden-and-protecte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51" style:family="table-cell" style:parent-style-name="_37_" style:data-style-name="N33">
      <style:table-cell-properties fo:border-top="thin solid #000000" fo:border-bottom="none" fo:border-left="thin solid #000000" fo:border-right="thin solid #000000" style:vertical-align="automatic" fo:background-color="transparent" style:cell-protect="hidden-and-protected"/>
      <style:text-properties fo:color="#000000"/>
    </style:style>
    <style:style style:name="ce52" style:family="table-cell" style:parent-style-name="_37_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hidden-and-protected"/>
      <style:text-properties fo:color="#305496"/>
    </style:style>
    <style:style style:name="ce53" style:family="table-cell" style:parent-style-name="_37_" style:data-style-name="N35">
      <style:table-cell-properties fo:border-top="thin solid #000000" fo:border-bottom="none" fo:border-left="thin solid #000000" fo:border-right="thin solid #000000" style:vertical-align="automatic" fo:background-color="transparent" style:cell-protect="hidden-and-protected"/>
      <style:text-properties fo:color="#000000"/>
    </style:style>
    <style:style style:name="ce54" style:family="table-cell" style:parent-style-name="_37_" style:data-style-name="N0">
      <style:table-cell-properties fo:border-top="thin solid #000000" fo:border-bottom="none" fo:border-left="none" fo:border-right="thin solid #000000" style:vertical-align="automatic" fo:background-color="#BDD7EE" style:cell-protect="hidden-and-protected"/>
      <style:text-properties fo:color="#000000" fo:font-weight="bold" style:font-weight-asian="bold" style:font-weight-complex="bold"/>
    </style:style>
    <style:style style:name="ce55" style:family="table-cell" style:parent-style-name="_37_" style:data-style-name="N0">
      <style:table-cell-properties fo:border-top="thin solid #000000" fo:border-bottom="none" fo:border-left="thin solid #000000" fo:border-right="none" style:vertical-align="automatic" fo:background-color="#BDD7EE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6" style:family="table-cell" style:parent-style-name="_37_" style:data-style-name="N0">
      <style:table-cell-properties style:vertical-align="automatic" fo:background-color="#FFFFFF" style:cell-protect="hidden-and-protected"/>
      <style:text-properties fo:color="#305496"/>
    </style:style>
    <style:style style:name="ce57" style:family="table-cell" style:parent-style-name="_37_" style:data-style-name="N44">
      <style:table-cell-properties fo:border-top="none" fo:border-bottom="none" fo:border-left="none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color="#000000"/>
    </style:style>
    <style:style style:name="ce58" style:family="table-cell" style:parent-style-name="_37_" style:data-style-name="N44">
      <style:table-cell-properties fo:border-top="none" fo:border-bottom="thin solid #000000" fo:border-left="thin solid #000000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color="#000000"/>
    </style:style>
    <style:style style:name="ce59" style:family="table-cell" style:parent-style-name="_37_" style:data-style-name="N44">
      <style:table-cell-properties fo:border-top="none" fo:border-bottom="thin solid #000000" fo:border-left="none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color="#000000"/>
    </style:style>
    <style:style style:name="ce60" style:family="table-cell" style:parent-style-name="_37_" style:data-style-name="N44">
      <style:table-cell-properties fo:border-top="none" fo:border-bottom="none" fo:border-left="thin solid #000000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color="#000000"/>
    </style:style>
    <style:style style:name="ce61" style:family="table-cell" style:parent-style-name="_37_" style:data-style-name="N44">
      <style:table-cell-properties fo:border-top="none" fo:border-bottom="thin solid #000000" fo:border-left="thin solid #000000" fo:border-right="thin solid #000000" style:vertical-align="automatic" fo:background-color="transparent" style:cell-protect="hidden-and-protected" style:repeat-content="false"/>
      <style:paragraph-properties fo:text-align="end" fo:margin-right="0cm"/>
      <style:text-properties fo:color="#000000"/>
    </style:style>
    <style:style style:name="ce62" style:family="table-cell" style:parent-style-name="_37_" style:data-style-name="N0">
      <style:table-cell-properties fo:border-top="none" fo:border-bottom="thin solid #000000" fo:border-left="none" fo:border-right="none" style:vertical-align="automatic" fo:background-color="#C0C0C0" style:cell-protect="hidden-and-protected"/>
      <style:text-properties fo:color="#000000" fo:font-weight="bold" style:font-weight-asian="bold" style:font-weight-complex="bold"/>
    </style:style>
    <style:style style:name="ce63" style:family="table-cell" style:parent-style-name="_37_" style:data-style-name="N0">
      <style:table-cell-properties fo:border-top="none" fo:border-bottom="thin solid #000000" fo:border-left="thin solid #000000" fo:border-right="none" style:vertical-align="automatic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4" style:family="table-cell" style:parent-style-name="_37_" style:data-style-name="N44">
      <style:table-cell-properties fo:border-top="none" fo:border-bottom="none" fo:border-left="thin solid #000000" fo:border-right="thin solid #000000" style:vertical-align="automatic" fo:background-color="transparent" style:cell-protect="hidden-and-protected" style:repeat-content="false"/>
      <style:paragraph-properties fo:text-align="end" fo:margin-right="0cm"/>
      <style:text-properties fo:color="#000000"/>
    </style:style>
    <style:style style:name="ce65" style:family="table-cell" style:parent-style-name="_37_" style:data-style-name="N0">
      <style:table-cell-properties style:vertical-align="automatic" fo:background-color="#C0C0C0" style:cell-protect="hidden-and-protected"/>
      <style:text-properties fo:color="#000000" fo:font-weight="bold" style:font-weight-asian="bold" style:font-weight-complex="bold"/>
    </style:style>
    <style:style style:name="ce66" style:family="table-cell" style:parent-style-name="_37_" style:data-style-name="N0">
      <style:table-cell-properties fo:border-top="none" fo:border-bottom="none" fo:border-left="thin solid #000000" fo:border-right="none" style:vertical-align="automatic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7" style:family="table-cell" style:parent-style-name="_37_" style:data-style-name="N44">
      <style:table-cell-properties fo:border-top="thin solid #000000" fo:border-bottom="none" fo:border-left="thin solid #000000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color="#000000"/>
    </style:style>
    <style:style style:name="ce68" style:family="table-cell" style:parent-style-name="_37_" style:data-style-name="N0">
      <style:table-cell-properties style:vertical-align="automatic" fo:wrap-option="wrap" fo:background-color="#FFFFFF" style:cell-protect="hidden-and-protected"/>
      <style:text-properties fo:color="#305496" fo:font-weight="bold" style:font-weight-asian="bold" style:font-weight-complex="bold"/>
    </style:style>
    <style:style style:name="ce69" style:family="table-cell" style:parent-style-name="_37_" style:data-style-name="N45">
      <style:table-cell-properties fo:border="thin solid #000000" style:vertical-align="automatic" fo:background-color="transparent" style:cell-protect="hidden-and-protecte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0" style:family="table-cell" style:parent-style-name="_37_" style:data-style-name="N45">
      <style:table-cell-properties fo:border-top="thin solid #000000" fo:border-bottom="thin solid #000000" fo:border-left="none" fo:border-right="none" style:vertical-align="automatic" fo:background-color="transparent" style:cell-protect="hidden-and-protecte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1" style:family="table-cell" style:parent-style-name="_37_" style:data-style-name="N44">
      <style:table-cell-properties fo:border="thin solid #000000" style:vertical-align="automatic" fo:background-color="transparent" style:cell-protect="hidden-and-protecte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2" style:family="table-cell" style:parent-style-name="_37_" style:data-style-name="N45">
      <style:table-cell-properties fo:border-top="thin solid #000000" fo:border-bottom="thin solid #000000" fo:border-left="thin solid #000000" fo:border-right="none" style:vertical-align="automatic" fo:background-color="transparent" style:cell-protect="hidden-and-protecte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3" style:family="table-cell" style:parent-style-name="_37_" style:data-style-name="N0">
      <style:table-cell-properties fo:border-top="thin solid #000000" fo:border-bottom="thin solid #000000" fo:border-left="none" fo:border-right="none" style:vertical-align="automatic" fo:wrap-option="wrap" fo:background-color="#C0C0C0" style:cell-protect="hidden-and-protected"/>
      <style:text-properties fo:color="#000000" fo:font-weight="bold" style:font-weight-asian="bold" style:font-weight-complex="bold"/>
    </style:style>
    <style:style style:name="ce74" style:family="table-cell" style:parent-style-name="_37_" style:data-style-name="N0">
      <style:table-cell-properties fo:border-top="thin solid #000000" fo:border-bottom="thin solid #000000" fo:border-left="thin solid #000000" fo:border-right="none" style:vertical-align="automatic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5" style:family="table-cell" style:parent-style-name="_37_" style:data-style-name="N30">
      <style:table-cell-properties style:vertical-align="middle" fo:background-color="transparent" style:cell-protect="hidden-and-protected" style:repeat-content="false"/>
      <style:paragraph-properties fo:text-align="center"/>
      <style:text-properties fo:color="#305496" fo:font-weight="bold" style:font-weight-asian="bold" style:font-weight-complex="bold"/>
    </style:style>
    <style:style style:name="ce76" style:family="table-cell" style:parent-style-name="_37_" style:data-style-name="N30">
      <style:table-cell-properties fo:border-top="none" fo:border-bottom="thin solid #000000" fo:border-left="thin solid #000000" fo:border-right="thin solid #000000" style:vertical-align="middle" fo:wrap-option="wrap" fo:background-color="#E7E6E6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77" style:family="table-cell" style:parent-style-name="_37_" style:data-style-name="N30">
      <style:table-cell-properties fo:border-top="none" fo:border-bottom="thin solid #000000" fo:border-left="thin solid #000000" fo:border-right="thin solid #000000" style:vertical-align="middle" fo:wrap-option="wrap" fo:background-color="#BDD7EE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78" style:family="table-cell" style:parent-style-name="_37_" style:data-style-name="N30">
      <style:table-cell-properties fo:border-top="none" fo:border-bottom="thin solid #000000" fo:border-left="none" fo:border-right="thin solid #000000" style:vertical-align="middle" fo:wrap-option="wrap" fo:background-color="#C0C0C0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79" style:family="table-cell" style:parent-style-name="_37_" style:data-style-name="N30">
      <style:table-cell-properties fo:border-top="none" fo:border-bottom="thin solid #000000" fo:border-left="thin solid #000000" fo:border-right="none" style:vertical-align="middle" fo:wrap-option="wrap" fo:background-color="#C0C0C0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80" style:family="table-cell" style:parent-style-name="_37_" style:data-style-name="N0">
      <style:table-cell-properties style:vertical-align="automatic" fo:background-color="transparent" style:cell-protect="hidden-and-protected"/>
      <style:text-properties fo:color="#305496" fo:font-weight="bold" style:font-weight-asian="bold" style:font-weight-complex="bold"/>
    </style:style>
    <style:style style:name="ce81" style:family="table-cell" style:parent-style-name="_37_" style:data-style-name="N0">
      <style:table-cell-properties fo:border="thin solid #000000" style:vertical-align="middle" fo:wrap-option="wrap" fo:background-color="#E7E6E6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_37_" style:data-style-name="N0">
      <style:table-cell-properties fo:border="thin solid #000000" style:vertical-align="middle" fo:wrap-option="wrap" fo:background-color="#BDD7EE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_37_" style:data-style-name="N0">
      <style:table-cell-properties fo:border-top="none" fo:border-bottom="none" fo:border-left="none" fo:border-right="thin solid #000000" style:vertical-align="top" fo:wrap-option="wrap" fo:background-color="#C0C0C0" style:cell-protect="hidden-and-protected"/>
      <style:text-properties fo:color="#000000" fo:font-weight="bold" style:font-weight-asian="bold" style:font-weight-complex="bold"/>
    </style:style>
    <style:style style:name="ce84" style:family="table-cell" style:parent-style-name="_37_" style:data-style-name="N0">
      <style:table-cell-properties fo:border-top="none" fo:border-bottom="none" fo:border-left="thin solid #000000" fo:border-right="none" style:vertical-align="top" fo:wrap-option="wrap" fo:background-color="#C0C0C0" style:cell-protect="hidden-and-protected"/>
      <style:text-properties fo:color="#000000" fo:font-weight="bold" style:font-weight-asian="bold" style:font-weight-complex="bold"/>
    </style:style>
    <style:style style:name="ce85" style:family="table-cell" style:parent-style-name="_37_" style:data-style-name="N0">
      <style:table-cell-properties style:vertical-align="middle" fo:wrap-option="wrap" fo:background-color="#FFFFFF" style:cell-protect="hidden-and-protected"/>
      <style:text-properties fo:color="#305496"/>
    </style:style>
    <style:style style:name="ce86" style:family="table-cell" style:parent-style-name="_37_" style:data-style-name="N0">
      <style:table-cell-properties fo:border-top="none" fo:border-bottom="none" fo:border-left="none" fo:border-right="thin solid #000000" style:vertical-align="top" fo:wrap-option="wrap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87" style:family="table-cell" style:parent-style-name="_37_" style:data-style-name="N0">
      <style:table-cell-properties fo:border-top="none" fo:border-bottom="none" fo:border-left="thin solid #000000" fo:border-right="none" style:vertical-align="top" fo:wrap-option="wrap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88" style:family="table-cell" style:parent-style-name="_37_" style:data-style-name="N0">
      <style:table-cell-properties fo:border-top="thin solid #000000" fo:border-bottom="thin solid #000000" fo:border-left="none" fo:border-right="thin solid #000000" style:vertical-align="middle" fo:wrap-option="wrap" fo:background-color="#E7E6E6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89" style:family="table-cell" style:parent-style-name="_37_" style:data-style-name="N0">
      <style:table-cell-properties fo:border-top="thin solid #000000" fo:border-bottom="thin solid #000000" fo:border-left="none" fo:border-right="none" style:vertical-align="middle" fo:wrap-option="wrap" fo:background-color="#E7E6E6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0" style:family="table-cell" style:parent-style-name="_37_" style:data-style-name="N0">
      <style:table-cell-properties fo:border-top="thin solid #000000" fo:border-bottom="thin solid #000000" fo:border-left="thin solid #000000" fo:border-right="none" style:vertical-align="middle" fo:wrap-option="wrap" fo:background-color="#E7E6E6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1" style:family="table-cell" style:parent-style-name="_37_" style:data-style-name="N0">
      <style:table-cell-properties fo:border-top="thin solid #000000" fo:border-bottom="thin solid #000000" fo:border-left="none" fo:border-right="thin solid #000000" style:vertical-align="middle" fo:wrap-option="wrap" fo:background-color="#BDD7EE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_37_" style:data-style-name="N0">
      <style:table-cell-properties fo:border-top="thin solid #000000" fo:border-bottom="thin solid #000000" fo:border-left="none" fo:border-right="none" style:vertical-align="middle" fo:wrap-option="wrap" fo:background-color="#BDD7EE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3" style:family="table-cell" style:parent-style-name="_37_" style:data-style-name="N0">
      <style:table-cell-properties fo:border-top="thin solid #000000" fo:border-bottom="thin solid #000000" fo:border-left="thin solid #000000" fo:border-right="none" style:vertical-align="middle" fo:wrap-option="wrap" fo:background-color="#BDD7EE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4" style:family="table-cell" style:parent-style-name="_37_" style:data-style-name="N0">
      <style:table-cell-properties fo:border-top="thin solid #000000" fo:border-bottom="none" fo:border-left="none" fo:border-right="thin solid #000000" style:vertical-align="top" fo:wrap-option="wrap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95" style:family="table-cell" style:parent-style-name="_37_" style:data-style-name="N0">
      <style:table-cell-properties fo:border-top="thin solid #000000" fo:border-bottom="none" fo:border-left="thin solid #000000" fo:border-right="none" style:vertical-align="top" fo:wrap-option="wrap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96" style:family="table-cell" style:parent-style-name="_37_" style:data-style-name="N0">
      <style:table-cell-properties fo:border="thin solid #000000" style:vertical-align="middle" fo:wrap-option="wrap" fo:background-color="#BDD7EE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7" style:family="table-cell" style:parent-style-name="_37_" style:data-style-name="N0">
      <style:table-cell-properties fo:border-top="thin solid #000000" fo:border-bottom="none" fo:border-left="thin solid #000000" fo:border-right="thin solid #000000" style:vertical-align="top" fo:wrap-option="wrap" fo:background-color="#C0C0C0" style:cell-protect="hidden-and-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98" style:family="table-cell" style:parent-style-name="_37_" style:data-style-name="N0">
      <style:table-cell-properties fo:border="thin solid #000000" style:vertical-align="middle" fo:wrap-option="wrap" fo:background-color="#E7E6E6" style:cell-protect="hidden-and-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35.56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6.64986111111111cm" style:use-optimal-column-width="true"/>
    </style:style>
    <style:style style:name="co7" style:family="table-column">
      <style:table-column-properties fo:break-before="auto" style:column-width="3.36902777777778cm"/>
    </style:style>
    <style:style style:name="co8" style:family="table-column">
      <style:table-column-properties fo:break-before="auto" style:column-width="4.42736111111111cm"/>
    </style:style>
    <style:style style:name="co9" style:family="table-column">
      <style:table-column-properties fo:break-before="auto" style:column-width="2.02847222222222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32.4pt" style:use-optimal-row-height="false" fo:break-before="auto"/>
    </style:style>
    <style:style style:name="ro4" style:family="table-row">
      <style:table-row-properties style:row-height="100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04.2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BDD7E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rm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spanned="1" table:number-rows-spanned="25" table:style-name="ce5"/>
          <table:table-cell table:number-columns-spanned="2" table:number-rows-spanned="1" table:style-name="ce5"/>
          <table:covered-table-cell/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This spreadsheet is an amalgamation of the ESFA DSG spreadsheets for 2020-21 through 2023-24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It contains only the summary pages for those years as those are the only ones needed for the dashboard</text:p>
          </table:table-cell>
          <table:table-cell table:number-columns-repeated="16382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covered-table-cell/>
          <table:table-cell office:value-type="string" table:style-name="ce1">
            <text:p>These are available at</text:p>
          </table:table-cell>
          <table:table-cell office:value-type="string" table:style-name="ce2">
            <text:p><text:a xlink:href="https://skillsfunding.service.gov.uk/view-latest-funding/national-funding-allocations/DSG/2023-to-2024">Dedicated schools grant (DSG) 2023 to 2024 (skillsfunding.service.gov.uk)</text:a>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2">
            <text:p><text:a xlink:href="https://skillsfunding.service.gov.uk/view-latest-funding/national-funding-allocations/DSG/2022-to-2023">Dedicated schools grant (DSG) 2022 to 2023 (skillsfunding.service.gov.uk)</text:a>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2">
            <text:p><text:a xlink:href="https://skillsfunding.service.gov.uk/view-latest-funding/national-funding-allocations/DSG/2021-to-2022">Dedicated schools grant (DSG) 2021 to 2022 (skillsfunding.service.gov.uk)</text:a></text:p>
          </table:table-cell>
          <table:table-cell table:number-columns-repeated="16381"/>
        </table:table-row>
        <table:table-row table:style-name="ro2">
          <table:covered-table-cell/>
          <table:table-cell table:style-name="ce3"/>
          <table:table-cell office:value-type="string" table:style-name="ce2">
            <text:p><text:a xlink:href="https://skillsfunding.service.gov.uk/view-latest-funding/national-funding-allocations/DSG/2020-to-2021">Dedicated schools grant (DSG) 2020 to 2021 (skillsfunding.service.gov.uk)</text:a>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3">
            <text:p><text:a xlink:href="https://www.gov.uk/government/publications/dedicated-schools-grant-dsg-2019-to-2020">Dedicated schools grant (DSG): 2019 to 2020 - GOV.UK (www.gov.uk)</text:a></text:p>
          </table:table-cell>
          <table:table-cell table:number-columns-repeated="16381"/>
        </table:table-row>
        <table:table-row table:number-rows-repeated="4" table:style-name="ro1">
          <table:covered-table-cell/>
          <table:table-cell table:number-columns-repeated="16383" table:style-name="ce1"/>
        </table:table-row>
        <table:table-row table:style-name="ro2">
          <table:covered-table-cell/>
          <table:table-cell table:style-name="ce4"/>
          <table:table-cell table:number-columns-repeated="16382" table:style-name="ce1"/>
        </table:table-row>
        <table:table-row table:style-name="ro2">
          <table:covered-table-cell/>
          <table:table-cell table:style-name="ce4"/>
          <table:table-cell table:number-columns-spanned="1" table:number-rows-spanned="2" table:style-name="ce5"/>
          <table:table-cell table:number-columns-repeated="16381"/>
        </table:table-row>
        <table:table-row table:style-name="ro1">
          <table:covered-table-cell/>
          <table:table-cell table:style-name="ce1"/>
          <table:covered-table-cell/>
          <table:table-cell table:number-columns-repeated="1638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2">
          <table:covered-table-cell/>
          <table:table-cell table:style-name="ce4"/>
          <table:table-cell table:number-columns-repeated="16382" table:style-name="ce1"/>
        </table:table-row>
        <table:table-row table:style-name="ro2">
          <table:covered-table-cell/>
          <table:table-cell table:style-name="ce4"/>
          <table:table-cell table:number-columns-spanned="1" table:number-rows-spanned="3" table:style-name="ce5"/>
          <table:table-cell table:number-columns-repeated="16381"/>
        </table:table-row>
        <table:table-row table:number-rows-repeated="2" table:style-name="ro1">
          <table:covered-table-cell/>
          <table:table-cell table:style-name="ce1"/>
          <table:covered-table-cell/>
          <table:table-cell table:number-columns-repeated="16381"/>
        </table:table-row>
        <table:table-row table:style-name="ro2">
          <table:covered-table-cell/>
          <table:table-cell table:style-name="ce4"/>
          <table:table-cell table:number-columns-spanned="1" table:number-rows-spanned="3" table:style-name="ce5"/>
          <table:table-cell table:number-columns-repeated="16381"/>
        </table:table-row>
        <table:table-row table:number-rows-repeated="2" table:style-name="ro1">
          <table:covered-table-cell/>
          <table:table-cell table:style-name="ce1"/>
          <table:covered-table-cell/>
          <table:table-cell table:number-columns-repeated="16381"/>
        </table:table-row>
        <table:table-row table:style-name="ro2">
          <table:covered-table-cell/>
          <table:table-cell table:number-columns-repeated="2" table:style-name="ce4"/>
          <table:table-cell table:number-columns-repeated="16381"/>
        </table:table-row>
        <table:table-row table:style-name="ro2">
          <table:table-cell table:style-name="ce1"/>
          <table:table-cell table:style-name="ce4"/>
          <table:table-cell table:number-columns-spanned="1" table:number-rows-spanned="2" table:style-name="ce5"/>
          <table:table-cell table:number-columns-repeated="16381"/>
        </table:table-row>
        <table:table-row table:style-name="ro1">
          <table:table-cell table:number-columns-repeated="2" table:style-name="ce1"/>
          <table:covered-table-cell/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Allocations_2324" table:style-name="ta1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3">
          <table:table-cell office:value-type="string" table:number-columns-spanned="2" table:number-rows-spanned="2" table:style-name="ce26">
            <text:p>Dedicated schools grant: 2023 to 2024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3 to 2024 DSG allocations, before recoupment and deductions for national non-domestic rates, and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3 to 2024 DSG allocations, after deductions for academies recoupment, national non-domestic rates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4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6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6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table:number-columns-repeated="4" table:style-name="ce8"/>
          <table:table-cell office:value-type="string" table:style-name="ce13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ENGLAND</text:p>
          </table:table-cell>
          <table:table-cell table:style-name="ce16"/>
          <table:table-cell office:value-type="float" office:value="42894900981" table:style-name="ce17">
            <text:p>42,894,900,981</text:p>
          </table:table-cell>
          <table:table-cell office:value-type="float" office:value="390033050" table:style-name="ce17">
            <text:p>390,033,050</text:p>
          </table:table-cell>
          <table:table-cell office:value-type="float" office:value="9953984391" table:style-name="ce17">
            <text:p>9,953,984,391</text:p>
          </table:table-cell>
          <table:table-cell office:value-type="float" office:value="3926704659" table:style-name="ce17">
            <text:p>3,926,704,659</text:p>
          </table:table-cell>
          <table:table-cell office:value-type="float" office:value="57165623081" table:style-name="ce17">
            <text:p>57,165,623,081</text:p>
          </table:table-cell>
          <table:table-cell office:value-type="float" office:value="17125579766" table:style-name="ce17">
            <text:p>17,125,579,766</text:p>
          </table:table-cell>
          <table:table-cell office:value-type="float" office:value="390033050" table:style-name="ce17">
            <text:p>390,033,050</text:p>
          </table:table-cell>
          <table:table-cell office:value-type="float" office:value="8885084012" table:style-name="ce17">
            <text:p>8,885,084,012</text:p>
          </table:table-cell>
          <table:table-cell office:value-type="float" office:value="3926704659" table:style-name="ce17">
            <text:p>3,926,704,659</text:p>
          </table:table-cell>
          <table:table-cell office:value-type="float" office:value="30327401487" table:style-name="ce17">
            <text:p>30,327,401,487</text:p>
          </table:table-cell>
          <table:table-cell table:number-columns-repeated="16372"/>
        </table:table-row>
        <table:table-row table:style-name="ro2">
          <table:table-cell office:value-type="float" office:value="202" table:style-name="ce18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28547100" table:style-name="ce20">
            <text:p>128,547,100</text:p>
          </table:table-cell>
          <table:table-cell office:value-type="float" office:value="1208692" table:style-name="ce20">
            <text:p>1,208,692</text:p>
          </table:table-cell>
          <table:table-cell office:value-type="float" office:value="55197590" table:style-name="ce20">
            <text:p>55,197,590</text:p>
          </table:table-cell>
          <table:table-cell office:value-type="float" office:value="16151300" table:style-name="ce20">
            <text:p>16,151,300</text:p>
          </table:table-cell>
          <table:table-cell office:value-type="float" office:value="201104682" table:style-name="ce20">
            <text:p>201,104,682</text:p>
          </table:table-cell>
          <table:table-cell office:value-type="float" office:value="114577559" table:style-name="ce20">
            <text:p>114,577,559</text:p>
          </table:table-cell>
          <table:table-cell office:value-type="float" office:value="1208692" table:style-name="ce20">
            <text:p>1,208,692</text:p>
          </table:table-cell>
          <table:table-cell office:value-type="float" office:value="52559590" table:style-name="ce20">
            <text:p>52,559,590</text:p>
          </table:table-cell>
          <table:table-cell office:value-type="float" office:value="16151300" table:style-name="ce20">
            <text:p>16,151,300</text:p>
          </table:table-cell>
          <table:table-cell office:value-type="float" office:value="184497141" table:style-name="ce20">
            <text:p>184,497,141</text:p>
          </table:table-cell>
          <table:table-cell table:number-columns-repeated="16372"/>
        </table:table-row>
        <table:table-row table:style-name="ro2">
          <table:table-cell office:value-type="float" office:value="203" table:style-name="ce2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66940392" table:style-name="ce23">
            <text:p>266,940,392</text:p>
          </table:table-cell>
          <table:table-cell office:value-type="float" office:value="3842182" table:style-name="ce23">
            <text:p>3,842,182</text:p>
          </table:table-cell>
          <table:table-cell office:value-type="float" office:value="70409965" table:style-name="ce23">
            <text:p>70,409,965</text:p>
          </table:table-cell>
          <table:table-cell office:value-type="float" office:value="28390661" table:style-name="ce23">
            <text:p>28,390,661</text:p>
          </table:table-cell>
          <table:table-cell office:value-type="float" office:value="369583200" table:style-name="ce23">
            <text:p>369,583,200</text:p>
          </table:table-cell>
          <table:table-cell office:value-type="float" office:value="145656550" table:style-name="ce23">
            <text:p>145,656,550</text:p>
          </table:table-cell>
          <table:table-cell office:value-type="float" office:value="3842182" table:style-name="ce23">
            <text:p>3,842,182</text:p>
          </table:table-cell>
          <table:table-cell office:value-type="float" office:value="63261965" table:style-name="ce23">
            <text:p>63,261,965</text:p>
          </table:table-cell>
          <table:table-cell office:value-type="float" office:value="28390661" table:style-name="ce23">
            <text:p>28,390,661</text:p>
          </table:table-cell>
          <table:table-cell office:value-type="float" office:value="241151358" table:style-name="ce23">
            <text:p>241,151,358</text:p>
          </table:table-cell>
          <table:table-cell table:number-columns-repeated="16372"/>
        </table:table-row>
        <table:table-row table:style-name="ro2">
          <table:table-cell office:value-type="float" office:value="204" table:style-name="ce2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25990888" table:style-name="ce23">
            <text:p>225,990,888</text:p>
          </table:table-cell>
          <table:table-cell office:value-type="float" office:value="1827766" table:style-name="ce23">
            <text:p>1,827,766</text:p>
          </table:table-cell>
          <table:table-cell office:value-type="float" office:value="64959589" table:style-name="ce23">
            <text:p>64,959,589</text:p>
          </table:table-cell>
          <table:table-cell office:value-type="float" office:value="32122854" table:style-name="ce23">
            <text:p>32,122,854</text:p>
          </table:table-cell>
          <table:table-cell office:value-type="float" office:value="324901097" table:style-name="ce23">
            <text:p>324,901,097</text:p>
          </table:table-cell>
          <table:table-cell office:value-type="float" office:value="138899904" table:style-name="ce23">
            <text:p>138,899,904</text:p>
          </table:table-cell>
          <table:table-cell office:value-type="float" office:value="1827766" table:style-name="ce23">
            <text:p>1,827,766</text:p>
          </table:table-cell>
          <table:table-cell office:value-type="float" office:value="64128922" table:style-name="ce23">
            <text:p>64,128,922</text:p>
          </table:table-cell>
          <table:table-cell office:value-type="float" office:value="32122854" table:style-name="ce23">
            <text:p>32,122,854</text:p>
          </table:table-cell>
          <table:table-cell office:value-type="float" office:value="236979446" table:style-name="ce23">
            <text:p>236,979,446</text:p>
          </table:table-cell>
          <table:table-cell table:number-columns-repeated="16372"/>
        </table:table-row>
        <table:table-row table:style-name="ro2">
          <table:table-cell office:value-type="float" office:value="205" table:style-name="ce2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15508117" table:style-name="ce23">
            <text:p>115,508,117</text:p>
          </table:table-cell>
          <table:table-cell office:value-type="float" office:value="2421654" table:style-name="ce23">
            <text:p>2,421,654</text:p>
          </table:table-cell>
          <table:table-cell office:value-type="float" office:value="36714055" table:style-name="ce23">
            <text:p>36,714,055</text:p>
          </table:table-cell>
          <table:table-cell office:value-type="float" office:value="15474680" table:style-name="ce23">
            <text:p>15,474,680</text:p>
          </table:table-cell>
          <table:table-cell office:value-type="float" office:value="170118506" table:style-name="ce23">
            <text:p>170,118,506</text:p>
          </table:table-cell>
          <table:table-cell office:value-type="float" office:value="39560015" table:style-name="ce23">
            <text:p>39,560,015</text:p>
          </table:table-cell>
          <table:table-cell office:value-type="float" office:value="2421654" table:style-name="ce23">
            <text:p>2,421,654</text:p>
          </table:table-cell>
          <table:table-cell office:value-type="float" office:value="31658721" table:style-name="ce23">
            <text:p>31,658,721</text:p>
          </table:table-cell>
          <table:table-cell office:value-type="float" office:value="15474680" table:style-name="ce23">
            <text:p>15,474,680</text:p>
          </table:table-cell>
          <table:table-cell office:value-type="float" office:value="89115070" table:style-name="ce23">
            <text:p>89,115,070</text:p>
          </table:table-cell>
          <table:table-cell table:number-columns-repeated="16372"/>
        </table:table-row>
        <table:table-row table:style-name="ro2">
          <table:table-cell office:value-type="float" office:value="206" table:style-name="ce2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43736056" table:style-name="ce23">
            <text:p>143,736,056</text:p>
          </table:table-cell>
          <table:table-cell office:value-type="float" office:value="1379453" table:style-name="ce23">
            <text:p>1,379,453</text:p>
          </table:table-cell>
          <table:table-cell office:value-type="float" office:value="46038806" table:style-name="ce23">
            <text:p>46,038,806</text:p>
          </table:table-cell>
          <table:table-cell office:value-type="float" office:value="18985237" table:style-name="ce23">
            <text:p>18,985,237</text:p>
          </table:table-cell>
          <table:table-cell office:value-type="float" office:value="210139552" table:style-name="ce23">
            <text:p>210,139,552</text:p>
          </table:table-cell>
          <table:table-cell office:value-type="float" office:value="102643317" table:style-name="ce23">
            <text:p>102,643,317</text:p>
          </table:table-cell>
          <table:table-cell office:value-type="float" office:value="1379453" table:style-name="ce23">
            <text:p>1,379,453</text:p>
          </table:table-cell>
          <table:table-cell office:value-type="float" office:value="42211305" table:style-name="ce23">
            <text:p>42,211,305</text:p>
          </table:table-cell>
          <table:table-cell office:value-type="float" office:value="18985237" table:style-name="ce23">
            <text:p>18,985,237</text:p>
          </table:table-cell>
          <table:table-cell office:value-type="float" office:value="165219312" table:style-name="ce23">
            <text:p>165,219,312</text:p>
          </table:table-cell>
          <table:table-cell table:number-columns-repeated="16372"/>
        </table:table-row>
        <table:table-row table:style-name="ro2">
          <table:table-cell office:value-type="float" office:value="207" table:style-name="ce2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81900562" table:style-name="ce23">
            <text:p>81,900,562</text:p>
          </table:table-cell>
          <table:table-cell office:value-type="float" office:value="763205" table:style-name="ce23">
            <text:p>763,205</text:p>
          </table:table-cell>
          <table:table-cell office:value-type="float" office:value="26831508" table:style-name="ce23">
            <text:p>26,831,508</text:p>
          </table:table-cell>
          <table:table-cell office:value-type="float" office:value="12834565" table:style-name="ce23">
            <text:p>12,834,565</text:p>
          </table:table-cell>
          <table:table-cell office:value-type="float" office:value="122329840" table:style-name="ce23">
            <text:p>122,329,840</text:p>
          </table:table-cell>
          <table:table-cell office:value-type="float" office:value="47500995" table:style-name="ce23">
            <text:p>47,500,995</text:p>
          </table:table-cell>
          <table:table-cell office:value-type="float" office:value="763205" table:style-name="ce23">
            <text:p>763,205</text:p>
          </table:table-cell>
          <table:table-cell office:value-type="float" office:value="23773506" table:style-name="ce23">
            <text:p>23,773,506</text:p>
          </table:table-cell>
          <table:table-cell office:value-type="float" office:value="12834565" table:style-name="ce23">
            <text:p>12,834,565</text:p>
          </table:table-cell>
          <table:table-cell office:value-type="float" office:value="84872271" table:style-name="ce23">
            <text:p>84,872,271</text:p>
          </table:table-cell>
          <table:table-cell table:number-columns-repeated="16372"/>
        </table:table-row>
        <table:table-row table:style-name="ro2">
          <table:table-cell office:value-type="float" office:value="208" table:style-name="ce2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26567305" table:style-name="ce23">
            <text:p>226,567,305</text:p>
          </table:table-cell>
          <table:table-cell office:value-type="float" office:value="1274740" table:style-name="ce23">
            <text:p>1,274,740</text:p>
          </table:table-cell>
          <table:table-cell office:value-type="float" office:value="64842666" table:style-name="ce23">
            <text:p>64,842,666</text:p>
          </table:table-cell>
          <table:table-cell office:value-type="float" office:value="27238455" table:style-name="ce23">
            <text:p>27,238,455</text:p>
          </table:table-cell>
          <table:table-cell office:value-type="float" office:value="319923166" table:style-name="ce23">
            <text:p>319,923,166</text:p>
          </table:table-cell>
          <table:table-cell office:value-type="float" office:value="145542337" table:style-name="ce23">
            <text:p>145,542,337</text:p>
          </table:table-cell>
          <table:table-cell office:value-type="float" office:value="1274740" table:style-name="ce23">
            <text:p>1,274,740</text:p>
          </table:table-cell>
          <table:table-cell office:value-type="float" office:value="60688251" table:style-name="ce23">
            <text:p>60,688,251</text:p>
          </table:table-cell>
          <table:table-cell office:value-type="float" office:value="27238455" table:style-name="ce23">
            <text:p>27,238,455</text:p>
          </table:table-cell>
          <table:table-cell office:value-type="float" office:value="234743783" table:style-name="ce23">
            <text:p>234,743,783</text:p>
          </table:table-cell>
          <table:table-cell table:number-columns-repeated="16372"/>
        </table:table-row>
        <table:table-row table:style-name="ro2">
          <table:table-cell office:value-type="float" office:value="209" table:style-name="ce2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31029841" table:style-name="ce23">
            <text:p>231,029,841</text:p>
          </table:table-cell>
          <table:table-cell office:value-type="float" office:value="3308775" table:style-name="ce23">
            <text:p>3,308,775</text:p>
          </table:table-cell>
          <table:table-cell office:value-type="float" office:value="77154702" table:style-name="ce23">
            <text:p>77,154,702</text:p>
          </table:table-cell>
          <table:table-cell office:value-type="float" office:value="26282973" table:style-name="ce23">
            <text:p>26,282,973</text:p>
          </table:table-cell>
          <table:table-cell office:value-type="float" office:value="337776291" table:style-name="ce23">
            <text:p>337,776,291</text:p>
          </table:table-cell>
          <table:table-cell office:value-type="float" office:value="183507614" table:style-name="ce23">
            <text:p>183,507,614</text:p>
          </table:table-cell>
          <table:table-cell office:value-type="float" office:value="3308775" table:style-name="ce23">
            <text:p>3,308,775</text:p>
          </table:table-cell>
          <table:table-cell office:value-type="float" office:value="76715368" table:style-name="ce23">
            <text:p>76,715,368</text:p>
          </table:table-cell>
          <table:table-cell office:value-type="float" office:value="26282973" table:style-name="ce23">
            <text:p>26,282,973</text:p>
          </table:table-cell>
          <table:table-cell office:value-type="float" office:value="289814730" table:style-name="ce23">
            <text:p>289,814,730</text:p>
          </table:table-cell>
          <table:table-cell table:number-columns-repeated="16372"/>
        </table:table-row>
        <table:table-row table:style-name="ro2">
          <table:table-cell office:value-type="float" office:value="210" table:style-name="ce2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76717227" table:style-name="ce23">
            <text:p>276,717,227</text:p>
          </table:table-cell>
          <table:table-cell office:value-type="float" office:value="1882070" table:style-name="ce23">
            <text:p>1,882,070</text:p>
          </table:table-cell>
          <table:table-cell office:value-type="float" office:value="71872773" table:style-name="ce23">
            <text:p>71,872,773</text:p>
          </table:table-cell>
          <table:table-cell office:value-type="float" office:value="25224574" table:style-name="ce23">
            <text:p>25,224,574</text:p>
          </table:table-cell>
          <table:table-cell office:value-type="float" office:value="375696644" table:style-name="ce23">
            <text:p>375,696,644</text:p>
          </table:table-cell>
          <table:table-cell office:value-type="float" office:value="107936587" table:style-name="ce23">
            <text:p>107,936,587</text:p>
          </table:table-cell>
          <table:table-cell office:value-type="float" office:value="1882070" table:style-name="ce23">
            <text:p>1,882,070</text:p>
          </table:table-cell>
          <table:table-cell office:value-type="float" office:value="68842605" table:style-name="ce23">
            <text:p>68,842,605</text:p>
          </table:table-cell>
          <table:table-cell office:value-type="float" office:value="25224574" table:style-name="ce23">
            <text:p>25,224,574</text:p>
          </table:table-cell>
          <table:table-cell office:value-type="float" office:value="203885836" table:style-name="ce23">
            <text:p>203,885,836</text:p>
          </table:table-cell>
          <table:table-cell table:number-columns-repeated="16372"/>
        </table:table-row>
        <table:table-row table:style-name="ro2">
          <table:table-cell office:value-type="float" office:value="211" table:style-name="ce2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95264535" table:style-name="ce23">
            <text:p>295,264,535</text:p>
          </table:table-cell>
          <table:table-cell office:value-type="float" office:value="3157278" table:style-name="ce23">
            <text:p>3,157,278</text:p>
          </table:table-cell>
          <table:table-cell office:value-type="float" office:value="82243653" table:style-name="ce23">
            <text:p>82,243,653</text:p>
          </table:table-cell>
          <table:table-cell office:value-type="float" office:value="30161452" table:style-name="ce23">
            <text:p>30,161,452</text:p>
          </table:table-cell>
          <table:table-cell office:value-type="float" office:value="410826918" table:style-name="ce23">
            <text:p>410,826,918</text:p>
          </table:table-cell>
          <table:table-cell office:value-type="float" office:value="211049373" table:style-name="ce23">
            <text:p>211,049,373</text:p>
          </table:table-cell>
          <table:table-cell office:value-type="float" office:value="3157278" table:style-name="ce23">
            <text:p>3,157,278</text:p>
          </table:table-cell>
          <table:table-cell office:value-type="float" office:value="76461653" table:style-name="ce23">
            <text:p>76,461,653</text:p>
          </table:table-cell>
          <table:table-cell office:value-type="float" office:value="30161452" table:style-name="ce23">
            <text:p>30,161,452</text:p>
          </table:table-cell>
          <table:table-cell office:value-type="float" office:value="320829756" table:style-name="ce23">
            <text:p>320,829,756</text:p>
          </table:table-cell>
          <table:table-cell table:number-columns-repeated="16372"/>
        </table:table-row>
        <table:table-row table:style-name="ro2">
          <table:table-cell office:value-type="float" office:value="212" table:style-name="ce2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79606452" table:style-name="ce23">
            <text:p>179,606,452</text:p>
          </table:table-cell>
          <table:table-cell office:value-type="float" office:value="2628346" table:style-name="ce23">
            <text:p>2,628,346</text:p>
          </table:table-cell>
          <table:table-cell office:value-type="float" office:value="64434915" table:style-name="ce23">
            <text:p>64,434,915</text:p>
          </table:table-cell>
          <table:table-cell office:value-type="float" office:value="26059749" table:style-name="ce23">
            <text:p>26,059,749</text:p>
          </table:table-cell>
          <table:table-cell office:value-type="float" office:value="272729462" table:style-name="ce23">
            <text:p>272,729,462</text:p>
          </table:table-cell>
          <table:table-cell office:value-type="float" office:value="82639110" table:style-name="ce23">
            <text:p>82,639,110</text:p>
          </table:table-cell>
          <table:table-cell office:value-type="float" office:value="2628346" table:style-name="ce23">
            <text:p>2,628,346</text:p>
          </table:table-cell>
          <table:table-cell office:value-type="float" office:value="60144247" table:style-name="ce23">
            <text:p>60,144,247</text:p>
          </table:table-cell>
          <table:table-cell office:value-type="float" office:value="26059749" table:style-name="ce23">
            <text:p>26,059,749</text:p>
          </table:table-cell>
          <table:table-cell office:value-type="float" office:value="171471452" table:style-name="ce23">
            <text:p>171,471,452</text:p>
          </table:table-cell>
          <table:table-cell table:number-columns-repeated="16372"/>
        </table:table-row>
        <table:table-row table:style-name="ro2">
          <table:table-cell office:value-type="float" office:value="213" table:style-name="ce2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25352438" table:style-name="ce23">
            <text:p>125,352,438</text:p>
          </table:table-cell>
          <table:table-cell office:value-type="float" office:value="953552" table:style-name="ce23">
            <text:p>953,552</text:p>
          </table:table-cell>
          <table:table-cell office:value-type="float" office:value="41586919" table:style-name="ce23">
            <text:p>41,586,919</text:p>
          </table:table-cell>
          <table:table-cell office:value-type="float" office:value="12701234" table:style-name="ce23">
            <text:p>12,701,234</text:p>
          </table:table-cell>
          <table:table-cell office:value-type="float" office:value="180594143" table:style-name="ce23">
            <text:p>180,594,143</text:p>
          </table:table-cell>
          <table:table-cell office:value-type="float" office:value="44689852" table:style-name="ce23">
            <text:p>44,689,852</text:p>
          </table:table-cell>
          <table:table-cell office:value-type="float" office:value="953552" table:style-name="ce23">
            <text:p>953,552</text:p>
          </table:table-cell>
          <table:table-cell office:value-type="float" office:value="38161752" table:style-name="ce23">
            <text:p>38,161,752</text:p>
          </table:table-cell>
          <table:table-cell office:value-type="float" office:value="12701234" table:style-name="ce23">
            <text:p>12,701,234</text:p>
          </table:table-cell>
          <table:table-cell office:value-type="float" office:value="96506390" table:style-name="ce23">
            <text:p>96,506,390</text:p>
          </table:table-cell>
          <table:table-cell table:number-columns-repeated="16372"/>
        </table:table-row>
        <table:table-row table:style-name="ro2">
          <table:table-cell office:value-type="float" office:value="301" table:style-name="ce2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62447196" table:style-name="ce23">
            <text:p>262,447,196</text:p>
          </table:table-cell>
          <table:table-cell office:value-type="float" office:value="2162032" table:style-name="ce23">
            <text:p>2,162,032</text:p>
          </table:table-cell>
          <table:table-cell office:value-type="float" office:value="55379713" table:style-name="ce23">
            <text:p>55,379,713</text:p>
          </table:table-cell>
          <table:table-cell office:value-type="float" office:value="22703896" table:style-name="ce23">
            <text:p>22,703,896</text:p>
          </table:table-cell>
          <table:table-cell office:value-type="float" office:value="342692837" table:style-name="ce23">
            <text:p>342,692,837</text:p>
          </table:table-cell>
          <table:table-cell office:value-type="float" office:value="188955480" table:style-name="ce23">
            <text:p>188,955,480</text:p>
          </table:table-cell>
          <table:table-cell office:value-type="float" office:value="2162032" table:style-name="ce23">
            <text:p>2,162,032</text:p>
          </table:table-cell>
          <table:table-cell office:value-type="float" office:value="50609046" table:style-name="ce23">
            <text:p>50,609,046</text:p>
          </table:table-cell>
          <table:table-cell office:value-type="float" office:value="22703896" table:style-name="ce23">
            <text:p>22,703,896</text:p>
          </table:table-cell>
          <table:table-cell office:value-type="float" office:value="264430454" table:style-name="ce23">
            <text:p>264,430,454</text:p>
          </table:table-cell>
          <table:table-cell table:number-columns-repeated="16372"/>
        </table:table-row>
        <table:table-row table:style-name="ro2">
          <table:table-cell office:value-type="float" office:value="302" table:style-name="ce2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317168422" table:style-name="ce23">
            <text:p>317,168,422</text:p>
          </table:table-cell>
          <table:table-cell office:value-type="float" office:value="2369428" table:style-name="ce23">
            <text:p>2,369,428</text:p>
          </table:table-cell>
          <table:table-cell office:value-type="float" office:value="74823273" table:style-name="ce23">
            <text:p>74,823,273</text:p>
          </table:table-cell>
          <table:table-cell office:value-type="float" office:value="32518744" table:style-name="ce23">
            <text:p>32,518,744</text:p>
          </table:table-cell>
          <table:table-cell office:value-type="float" office:value="426879867" table:style-name="ce23">
            <text:p>426,879,867</text:p>
          </table:table-cell>
          <table:table-cell office:value-type="float" office:value="162657166" table:style-name="ce23">
            <text:p>162,657,166</text:p>
          </table:table-cell>
          <table:table-cell office:value-type="float" office:value="2369428" table:style-name="ce23">
            <text:p>2,369,428</text:p>
          </table:table-cell>
          <table:table-cell office:value-type="float" office:value="68890106" table:style-name="ce23">
            <text:p>68,890,106</text:p>
          </table:table-cell>
          <table:table-cell office:value-type="float" office:value="32518744" table:style-name="ce23">
            <text:p>32,518,744</text:p>
          </table:table-cell>
          <table:table-cell office:value-type="float" office:value="266435444" table:style-name="ce23">
            <text:p>266,435,444</text:p>
          </table:table-cell>
          <table:table-cell table:number-columns-repeated="16372"/>
        </table:table-row>
        <table:table-row table:style-name="ro2">
          <table:table-cell office:value-type="float" office:value="303" table:style-name="ce2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216089278" table:style-name="ce23">
            <text:p>216,089,278</text:p>
          </table:table-cell>
          <table:table-cell office:value-type="float" office:value="1737902" table:style-name="ce23">
            <text:p>1,737,902</text:p>
          </table:table-cell>
          <table:table-cell office:value-type="float" office:value="49722403" table:style-name="ce23">
            <text:p>49,722,403</text:p>
          </table:table-cell>
          <table:table-cell office:value-type="float" office:value="18913216" table:style-name="ce23">
            <text:p>18,913,216</text:p>
          </table:table-cell>
          <table:table-cell office:value-type="float" office:value="286462799" table:style-name="ce23">
            <text:p>286,462,799</text:p>
          </table:table-cell>
          <table:table-cell office:value-type="float" office:value="27330611" table:style-name="ce23">
            <text:p>27,330,611</text:p>
          </table:table-cell>
          <table:table-cell office:value-type="float" office:value="1737902" table:style-name="ce23">
            <text:p>1,737,902</text:p>
          </table:table-cell>
          <table:table-cell office:value-type="float" office:value="39880401" table:style-name="ce23">
            <text:p>39,880,401</text:p>
          </table:table-cell>
          <table:table-cell office:value-type="float" office:value="18913216" table:style-name="ce23">
            <text:p>18,913,216</text:p>
          </table:table-cell>
          <table:table-cell office:value-type="float" office:value="87862130" table:style-name="ce23">
            <text:p>87,862,130</text:p>
          </table:table-cell>
          <table:table-cell table:number-columns-repeated="16372"/>
        </table:table-row>
        <table:table-row table:style-name="ro2">
          <table:table-cell office:value-type="float" office:value="304" table:style-name="ce2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61737785" table:style-name="ce23">
            <text:p>261,737,785</text:p>
          </table:table-cell>
          <table:table-cell office:value-type="float" office:value="2104931" table:style-name="ce23">
            <text:p>2,104,931</text:p>
          </table:table-cell>
          <table:table-cell office:value-type="float" office:value="82205307" table:style-name="ce23">
            <text:p>82,205,307</text:p>
          </table:table-cell>
          <table:table-cell office:value-type="float" office:value="24499185" table:style-name="ce23">
            <text:p>24,499,185</text:p>
          </table:table-cell>
          <table:table-cell office:value-type="float" office:value="370547208" table:style-name="ce23">
            <text:p>370,547,208</text:p>
          </table:table-cell>
          <table:table-cell office:value-type="float" office:value="120799557" table:style-name="ce23">
            <text:p>120,799,557</text:p>
          </table:table-cell>
          <table:table-cell office:value-type="float" office:value="2104931" table:style-name="ce23">
            <text:p>2,104,931</text:p>
          </table:table-cell>
          <table:table-cell office:value-type="float" office:value="73446306" table:style-name="ce23">
            <text:p>73,446,306</text:p>
          </table:table-cell>
          <table:table-cell office:value-type="float" office:value="24499185" table:style-name="ce23">
            <text:p>24,499,185</text:p>
          </table:table-cell>
          <table:table-cell office:value-type="float" office:value="220849979" table:style-name="ce23">
            <text:p>220,849,979</text:p>
          </table:table-cell>
          <table:table-cell table:number-columns-repeated="16372"/>
        </table:table-row>
        <table:table-row table:style-name="ro2">
          <table:table-cell office:value-type="float" office:value="305" table:style-name="ce2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57152187" table:style-name="ce23">
            <text:p>257,152,187</text:p>
          </table:table-cell>
          <table:table-cell office:value-type="float" office:value="2045579" table:style-name="ce23">
            <text:p>2,045,579</text:p>
          </table:table-cell>
          <table:table-cell office:value-type="float" office:value="74086148" table:style-name="ce23">
            <text:p>74,086,148</text:p>
          </table:table-cell>
          <table:table-cell office:value-type="float" office:value="22251398" table:style-name="ce23">
            <text:p>22,251,398</text:p>
          </table:table-cell>
          <table:table-cell office:value-type="float" office:value="355535312" table:style-name="ce23">
            <text:p>355,535,312</text:p>
          </table:table-cell>
          <table:table-cell office:value-type="float" office:value="11358369" table:style-name="ce23">
            <text:p>11,358,369</text:p>
          </table:table-cell>
          <table:table-cell office:value-type="float" office:value="2045579" table:style-name="ce23">
            <text:p>2,045,579</text:p>
          </table:table-cell>
          <table:table-cell office:value-type="float" office:value="62682979" table:style-name="ce23">
            <text:p>62,682,979</text:p>
          </table:table-cell>
          <table:table-cell office:value-type="float" office:value="22251398" table:style-name="ce23">
            <text:p>22,251,398</text:p>
          </table:table-cell>
          <table:table-cell office:value-type="float" office:value="98338325" table:style-name="ce23">
            <text:p>98,338,325</text:p>
          </table:table-cell>
          <table:table-cell table:number-columns-repeated="16372"/>
        </table:table-row>
        <table:table-row table:style-name="ro2">
          <table:table-cell office:value-type="float" office:value="306" table:style-name="ce2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302878962" table:style-name="ce23">
            <text:p>302,878,962</text:p>
          </table:table-cell>
          <table:table-cell office:value-type="float" office:value="4728015" table:style-name="ce23">
            <text:p>4,728,015</text:p>
          </table:table-cell>
          <table:table-cell office:value-type="float" office:value="89704391" table:style-name="ce23">
            <text:p>89,704,391</text:p>
          </table:table-cell>
          <table:table-cell office:value-type="float" office:value="30377295" table:style-name="ce23">
            <text:p>30,377,295</text:p>
          </table:table-cell>
          <table:table-cell office:value-type="float" office:value="427688663" table:style-name="ce23">
            <text:p>427,688,663</text:p>
          </table:table-cell>
          <table:table-cell office:value-type="float" office:value="65416111" table:style-name="ce23">
            <text:p>65,416,111</text:p>
          </table:table-cell>
          <table:table-cell office:value-type="float" office:value="4728015" table:style-name="ce23">
            <text:p>4,728,015</text:p>
          </table:table-cell>
          <table:table-cell office:value-type="float" office:value="81805725" table:style-name="ce23">
            <text:p>81,805,725</text:p>
          </table:table-cell>
          <table:table-cell office:value-type="float" office:value="30377295" table:style-name="ce23">
            <text:p>30,377,295</text:p>
          </table:table-cell>
          <table:table-cell office:value-type="float" office:value="182327146" table:style-name="ce23">
            <text:p>182,327,146</text:p>
          </table:table-cell>
          <table:table-cell table:number-columns-repeated="16372"/>
        </table:table-row>
        <table:table-row table:style-name="ro2">
          <table:table-cell office:value-type="float" office:value="307" table:style-name="ce2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91293792" table:style-name="ce23">
            <text:p>291,293,792</text:p>
          </table:table-cell>
          <table:table-cell office:value-type="float" office:value="2498329" table:style-name="ce23">
            <text:p>2,498,329</text:p>
          </table:table-cell>
          <table:table-cell office:value-type="float" office:value="77794002" table:style-name="ce23">
            <text:p>77,794,002</text:p>
          </table:table-cell>
          <table:table-cell office:value-type="float" office:value="28396906" table:style-name="ce23">
            <text:p>28,396,906</text:p>
          </table:table-cell>
          <table:table-cell office:value-type="float" office:value="399983029" table:style-name="ce23">
            <text:p>399,983,029</text:p>
          </table:table-cell>
          <table:table-cell office:value-type="float" office:value="202332005" table:style-name="ce23">
            <text:p>202,332,005</text:p>
          </table:table-cell>
          <table:table-cell office:value-type="float" office:value="2498329" table:style-name="ce23">
            <text:p>2,498,329</text:p>
          </table:table-cell>
          <table:table-cell office:value-type="float" office:value="77328002" table:style-name="ce23">
            <text:p>77,328,002</text:p>
          </table:table-cell>
          <table:table-cell office:value-type="float" office:value="28396906" table:style-name="ce23">
            <text:p>28,396,906</text:p>
          </table:table-cell>
          <table:table-cell office:value-type="float" office:value="310555242" table:style-name="ce23">
            <text:p>310,555,242</text:p>
          </table:table-cell>
          <table:table-cell table:number-columns-repeated="16372"/>
        </table:table-row>
        <table:table-row table:style-name="ro2">
          <table:table-cell office:value-type="float" office:value="308" table:style-name="ce2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99329662" table:style-name="ce23">
            <text:p>299,329,662</text:p>
          </table:table-cell>
          <table:table-cell office:value-type="float" office:value="2430350" table:style-name="ce23">
            <text:p>2,430,350</text:p>
          </table:table-cell>
          <table:table-cell office:value-type="float" office:value="75927751" table:style-name="ce23">
            <text:p>75,927,751</text:p>
          </table:table-cell>
          <table:table-cell office:value-type="float" office:value="26482871" table:style-name="ce23">
            <text:p>26,482,871</text:p>
          </table:table-cell>
          <table:table-cell office:value-type="float" office:value="404170634" table:style-name="ce23">
            <text:p>404,170,634</text:p>
          </table:table-cell>
          <table:table-cell office:value-type="float" office:value="140744718" table:style-name="ce23">
            <text:p>140,744,718</text:p>
          </table:table-cell>
          <table:table-cell office:value-type="float" office:value="2430350" table:style-name="ce23">
            <text:p>2,430,350</text:p>
          </table:table-cell>
          <table:table-cell office:value-type="float" office:value="72877084" table:style-name="ce23">
            <text:p>72,877,084</text:p>
          </table:table-cell>
          <table:table-cell office:value-type="float" office:value="26482871" table:style-name="ce23">
            <text:p>26,482,871</text:p>
          </table:table-cell>
          <table:table-cell office:value-type="float" office:value="242535023" table:style-name="ce23">
            <text:p>242,535,023</text:p>
          </table:table-cell>
          <table:table-cell table:number-columns-repeated="16372"/>
        </table:table-row>
        <table:table-row table:style-name="ro2">
          <table:table-cell office:value-type="float" office:value="309" table:style-name="ce2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19467634" table:style-name="ce23">
            <text:p>219,467,634</text:p>
          </table:table-cell>
          <table:table-cell office:value-type="float" office:value="2709791" table:style-name="ce23">
            <text:p>2,709,791</text:p>
          </table:table-cell>
          <table:table-cell office:value-type="float" office:value="57337596" table:style-name="ce23">
            <text:p>57,337,596</text:p>
          </table:table-cell>
          <table:table-cell office:value-type="float" office:value="21051258" table:style-name="ce23">
            <text:p>21,051,258</text:p>
          </table:table-cell>
          <table:table-cell office:value-type="float" office:value="300566279" table:style-name="ce23">
            <text:p>300,566,279</text:p>
          </table:table-cell>
          <table:table-cell office:value-type="float" office:value="137003968" table:style-name="ce23">
            <text:p>137,003,968</text:p>
          </table:table-cell>
          <table:table-cell office:value-type="float" office:value="2709791" table:style-name="ce23">
            <text:p>2,709,791</text:p>
          </table:table-cell>
          <table:table-cell office:value-type="float" office:value="55018929" table:style-name="ce23">
            <text:p>55,018,929</text:p>
          </table:table-cell>
          <table:table-cell office:value-type="float" office:value="21051258" table:style-name="ce23">
            <text:p>21,051,258</text:p>
          </table:table-cell>
          <table:table-cell office:value-type="float" office:value="215783946" table:style-name="ce23">
            <text:p>215,783,946</text:p>
          </table:table-cell>
          <table:table-cell table:number-columns-repeated="16372"/>
        </table:table-row>
        <table:table-row table:style-name="ro2">
          <table:table-cell office:value-type="float" office:value="310" table:style-name="ce2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98790790" table:style-name="ce23">
            <text:p>198,790,790</text:p>
          </table:table-cell>
          <table:table-cell office:value-type="float" office:value="1469878" table:style-name="ce23">
            <text:p>1,469,878</text:p>
          </table:table-cell>
          <table:table-cell office:value-type="float" office:value="47294992" table:style-name="ce23">
            <text:p>47,294,992</text:p>
          </table:table-cell>
          <table:table-cell office:value-type="float" office:value="19951316" table:style-name="ce23">
            <text:p>19,951,316</text:p>
          </table:table-cell>
          <table:table-cell office:value-type="float" office:value="267506976" table:style-name="ce23">
            <text:p>267,506,976</text:p>
          </table:table-cell>
          <table:table-cell office:value-type="float" office:value="85491820" table:style-name="ce23">
            <text:p>85,491,820</text:p>
          </table:table-cell>
          <table:table-cell office:value-type="float" office:value="1469878" table:style-name="ce23">
            <text:p>1,469,878</text:p>
          </table:table-cell>
          <table:table-cell office:value-type="float" office:value="45681658" table:style-name="ce23">
            <text:p>45,681,658</text:p>
          </table:table-cell>
          <table:table-cell office:value-type="float" office:value="19951316" table:style-name="ce23">
            <text:p>19,951,316</text:p>
          </table:table-cell>
          <table:table-cell office:value-type="float" office:value="152594672" table:style-name="ce23">
            <text:p>152,594,672</text:p>
          </table:table-cell>
          <table:table-cell table:number-columns-repeated="16372"/>
        </table:table-row>
        <table:table-row table:style-name="ro2">
          <table:table-cell office:value-type="float" office:value="311" table:style-name="ce2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221797915" table:style-name="ce23">
            <text:p>221,797,915</text:p>
          </table:table-cell>
          <table:table-cell office:value-type="float" office:value="1695829" table:style-name="ce23">
            <text:p>1,695,829</text:p>
          </table:table-cell>
          <table:table-cell office:value-type="float" office:value="40833829" table:style-name="ce23">
            <text:p>40,833,829</text:p>
          </table:table-cell>
          <table:table-cell office:value-type="float" office:value="21786902" table:style-name="ce23">
            <text:p>21,786,902</text:p>
          </table:table-cell>
          <table:table-cell office:value-type="float" office:value="286114475" table:style-name="ce23">
            <text:p>286,114,475</text:p>
          </table:table-cell>
          <table:table-cell office:value-type="float" office:value="87534010" table:style-name="ce23">
            <text:p>87,534,010</text:p>
          </table:table-cell>
          <table:table-cell office:value-type="float" office:value="1695829" table:style-name="ce23">
            <text:p>1,695,829</text:p>
          </table:table-cell>
          <table:table-cell office:value-type="float" office:value="37882328" table:style-name="ce23">
            <text:p>37,882,328</text:p>
          </table:table-cell>
          <table:table-cell office:value-type="float" office:value="21786902" table:style-name="ce23">
            <text:p>21,786,902</text:p>
          </table:table-cell>
          <table:table-cell office:value-type="float" office:value="148899069" table:style-name="ce23">
            <text:p>148,899,069</text:p>
          </table:table-cell>
          <table:table-cell table:number-columns-repeated="16372"/>
        </table:table-row>
        <table:table-row table:style-name="ro2">
          <table:table-cell office:value-type="float" office:value="312" table:style-name="ce2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67405857" table:style-name="ce23">
            <text:p>267,405,857</text:p>
          </table:table-cell>
          <table:table-cell office:value-type="float" office:value="2480893" table:style-name="ce23">
            <text:p>2,480,893</text:p>
          </table:table-cell>
          <table:table-cell office:value-type="float" office:value="62083874" table:style-name="ce23">
            <text:p>62,083,874</text:p>
          </table:table-cell>
          <table:table-cell office:value-type="float" office:value="26896984" table:style-name="ce23">
            <text:p>26,896,984</text:p>
          </table:table-cell>
          <table:table-cell office:value-type="float" office:value="358867608" table:style-name="ce23">
            <text:p>358,867,608</text:p>
          </table:table-cell>
          <table:table-cell office:value-type="float" office:value="103590326" table:style-name="ce23">
            <text:p>103,590,326</text:p>
          </table:table-cell>
          <table:table-cell office:value-type="float" office:value="2480893" table:style-name="ce23">
            <text:p>2,480,893</text:p>
          </table:table-cell>
          <table:table-cell office:value-type="float" office:value="52845207" table:style-name="ce23">
            <text:p>52,845,207</text:p>
          </table:table-cell>
          <table:table-cell office:value-type="float" office:value="26896984" table:style-name="ce23">
            <text:p>26,896,984</text:p>
          </table:table-cell>
          <table:table-cell office:value-type="float" office:value="185813410" table:style-name="ce23">
            <text:p>185,813,410</text:p>
          </table:table-cell>
          <table:table-cell table:number-columns-repeated="16372"/>
        </table:table-row>
        <table:table-row table:style-name="ro2">
          <table:table-cell office:value-type="float" office:value="313" table:style-name="ce2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233175759" table:style-name="ce23">
            <text:p>233,175,759</text:p>
          </table:table-cell>
          <table:table-cell office:value-type="float" office:value="1684930" table:style-name="ce23">
            <text:p>1,684,930</text:p>
          </table:table-cell>
          <table:table-cell office:value-type="float" office:value="72481868" table:style-name="ce23">
            <text:p>72,481,868</text:p>
          </table:table-cell>
          <table:table-cell office:value-type="float" office:value="22788647" table:style-name="ce23">
            <text:p>22,788,647</text:p>
          </table:table-cell>
          <table:table-cell office:value-type="float" office:value="330131204" table:style-name="ce23">
            <text:p>330,131,204</text:p>
          </table:table-cell>
          <table:table-cell office:value-type="float" office:value="114582802" table:style-name="ce23">
            <text:p>114,582,802</text:p>
          </table:table-cell>
          <table:table-cell office:value-type="float" office:value="1684930" table:style-name="ce23">
            <text:p>1,684,930</text:p>
          </table:table-cell>
          <table:table-cell office:value-type="float" office:value="68779366" table:style-name="ce23">
            <text:p>68,779,366</text:p>
          </table:table-cell>
          <table:table-cell office:value-type="float" office:value="22788647" table:style-name="ce23">
            <text:p>22,788,647</text:p>
          </table:table-cell>
          <table:table-cell office:value-type="float" office:value="207835745" table:style-name="ce23">
            <text:p>207,835,745</text:p>
          </table:table-cell>
          <table:table-cell table:number-columns-repeated="16372"/>
        </table:table-row>
        <table:table-row table:style-name="ro2">
          <table:table-cell office:value-type="float" office:value="314" table:style-name="ce2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29630027" table:style-name="ce23">
            <text:p>129,630,027</text:p>
          </table:table-cell>
          <table:table-cell office:value-type="float" office:value="1081505" table:style-name="ce23">
            <text:p>1,081,505</text:p>
          </table:table-cell>
          <table:table-cell office:value-type="float" office:value="31706540" table:style-name="ce23">
            <text:p>31,706,540</text:p>
          </table:table-cell>
          <table:table-cell office:value-type="float" office:value="13814578" table:style-name="ce23">
            <text:p>13,814,578</text:p>
          </table:table-cell>
          <table:table-cell office:value-type="float" office:value="176232650" table:style-name="ce23">
            <text:p>176,232,650</text:p>
          </table:table-cell>
          <table:table-cell office:value-type="float" office:value="49827761" table:style-name="ce23">
            <text:p>49,827,761</text:p>
          </table:table-cell>
          <table:table-cell office:value-type="float" office:value="1081505" table:style-name="ce23">
            <text:p>1,081,505</text:p>
          </table:table-cell>
          <table:table-cell office:value-type="float" office:value="25810205" table:style-name="ce23">
            <text:p>25,810,205</text:p>
          </table:table-cell>
          <table:table-cell office:value-type="float" office:value="13814578" table:style-name="ce23">
            <text:p>13,814,578</text:p>
          </table:table-cell>
          <table:table-cell office:value-type="float" office:value="90534049" table:style-name="ce23">
            <text:p>90,534,049</text:p>
          </table:table-cell>
          <table:table-cell table:number-columns-repeated="16372"/>
        </table:table-row>
        <table:table-row table:style-name="ro2">
          <table:table-cell office:value-type="float" office:value="315" table:style-name="ce2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49708204" table:style-name="ce23">
            <text:p>149,708,204</text:p>
          </table:table-cell>
          <table:table-cell office:value-type="float" office:value="1140914" table:style-name="ce23">
            <text:p>1,140,914</text:p>
          </table:table-cell>
          <table:table-cell office:value-type="float" office:value="49297607" table:style-name="ce23">
            <text:p>49,297,607</text:p>
          </table:table-cell>
          <table:table-cell office:value-type="float" office:value="16577429" table:style-name="ce23">
            <text:p>16,577,429</text:p>
          </table:table-cell>
          <table:table-cell office:value-type="float" office:value="216724154" table:style-name="ce23">
            <text:p>216,724,154</text:p>
          </table:table-cell>
          <table:table-cell office:value-type="float" office:value="113223015" table:style-name="ce23">
            <text:p>113,223,015</text:p>
          </table:table-cell>
          <table:table-cell office:value-type="float" office:value="1140914" table:style-name="ce23">
            <text:p>1,140,914</text:p>
          </table:table-cell>
          <table:table-cell office:value-type="float" office:value="49104273" table:style-name="ce23">
            <text:p>49,104,273</text:p>
          </table:table-cell>
          <table:table-cell office:value-type="float" office:value="16577429" table:style-name="ce23">
            <text:p>16,577,429</text:p>
          </table:table-cell>
          <table:table-cell office:value-type="float" office:value="180045631" table:style-name="ce23">
            <text:p>180,045,631</text:p>
          </table:table-cell>
          <table:table-cell table:number-columns-repeated="16372"/>
        </table:table-row>
        <table:table-row table:style-name="ro2">
          <table:table-cell office:value-type="float" office:value="316" table:style-name="ce2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93056706" table:style-name="ce23">
            <text:p>393,056,706</text:p>
          </table:table-cell>
          <table:table-cell office:value-type="float" office:value="2413598" table:style-name="ce23">
            <text:p>2,413,598</text:p>
          </table:table-cell>
          <table:table-cell office:value-type="float" office:value="74540466" table:style-name="ce23">
            <text:p>74,540,466</text:p>
          </table:table-cell>
          <table:table-cell office:value-type="float" office:value="31895156" table:style-name="ce23">
            <text:p>31,895,156</text:p>
          </table:table-cell>
          <table:table-cell office:value-type="float" office:value="501905926" table:style-name="ce23">
            <text:p>501,905,926</text:p>
          </table:table-cell>
          <table:table-cell office:value-type="float" office:value="143839725" table:style-name="ce23">
            <text:p>143,839,725</text:p>
          </table:table-cell>
          <table:table-cell office:value-type="float" office:value="2413598" table:style-name="ce23">
            <text:p>2,413,598</text:p>
          </table:table-cell>
          <table:table-cell office:value-type="float" office:value="68322799" table:style-name="ce23">
            <text:p>68,322,799</text:p>
          </table:table-cell>
          <table:table-cell office:value-type="float" office:value="31895156" table:style-name="ce23">
            <text:p>31,895,156</text:p>
          </table:table-cell>
          <table:table-cell office:value-type="float" office:value="246471278" table:style-name="ce23">
            <text:p>246,471,278</text:p>
          </table:table-cell>
          <table:table-cell table:number-columns-repeated="16372"/>
        </table:table-row>
        <table:table-row table:style-name="ro2">
          <table:table-cell office:value-type="float" office:value="317" table:style-name="ce2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78671842" table:style-name="ce23">
            <text:p>278,671,842</text:p>
          </table:table-cell>
          <table:table-cell office:value-type="float" office:value="4343029" table:style-name="ce23">
            <text:p>4,343,029</text:p>
          </table:table-cell>
          <table:table-cell office:value-type="float" office:value="62632087" table:style-name="ce23">
            <text:p>62,632,087</text:p>
          </table:table-cell>
          <table:table-cell office:value-type="float" office:value="25692044" table:style-name="ce23">
            <text:p>25,692,044</text:p>
          </table:table-cell>
          <table:table-cell office:value-type="float" office:value="371339002" table:style-name="ce23">
            <text:p>371,339,002</text:p>
          </table:table-cell>
          <table:table-cell office:value-type="float" office:value="191518011" table:style-name="ce23">
            <text:p>191,518,011</text:p>
          </table:table-cell>
          <table:table-cell office:value-type="float" office:value="4343029" table:style-name="ce23">
            <text:p>4,343,029</text:p>
          </table:table-cell>
          <table:table-cell office:value-type="float" office:value="59812919" table:style-name="ce23">
            <text:p>59,812,919</text:p>
          </table:table-cell>
          <table:table-cell office:value-type="float" office:value="25692044" table:style-name="ce23">
            <text:p>25,692,044</text:p>
          </table:table-cell>
          <table:table-cell office:value-type="float" office:value="281366003" table:style-name="ce23">
            <text:p>281,366,003</text:p>
          </table:table-cell>
          <table:table-cell table:number-columns-repeated="16372"/>
        </table:table-row>
        <table:table-row table:style-name="ro2">
          <table:table-cell office:value-type="float" office:value="318" table:style-name="ce2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42727130" table:style-name="ce23">
            <text:p>142,727,130</text:p>
          </table:table-cell>
          <table:table-cell office:value-type="float" office:value="1060312" table:style-name="ce23">
            <text:p>1,060,312</text:p>
          </table:table-cell>
          <table:table-cell office:value-type="float" office:value="37411348" table:style-name="ce23">
            <text:p>37,411,348</text:p>
          </table:table-cell>
          <table:table-cell office:value-type="float" office:value="15420232" table:style-name="ce23">
            <text:p>15,420,232</text:p>
          </table:table-cell>
          <table:table-cell office:value-type="float" office:value="196619022" table:style-name="ce23">
            <text:p>196,619,022</text:p>
          </table:table-cell>
          <table:table-cell office:value-type="float" office:value="73713102" table:style-name="ce23">
            <text:p>73,713,102</text:p>
          </table:table-cell>
          <table:table-cell office:value-type="float" office:value="1060312" table:style-name="ce23">
            <text:p>1,060,312</text:p>
          </table:table-cell>
          <table:table-cell office:value-type="float" office:value="33202514" table:style-name="ce23">
            <text:p>33,202,514</text:p>
          </table:table-cell>
          <table:table-cell office:value-type="float" office:value="15420232" table:style-name="ce23">
            <text:p>15,420,232</text:p>
          </table:table-cell>
          <table:table-cell office:value-type="float" office:value="123396160" table:style-name="ce23">
            <text:p>123,396,160</text:p>
          </table:table-cell>
          <table:table-cell table:number-columns-repeated="16372"/>
        </table:table-row>
        <table:table-row table:style-name="ro2">
          <table:table-cell office:value-type="float" office:value="319" table:style-name="ce2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97315620" table:style-name="ce23">
            <text:p>197,315,620</text:p>
          </table:table-cell>
          <table:table-cell office:value-type="float" office:value="1954444" table:style-name="ce23">
            <text:p>1,954,444</text:p>
          </table:table-cell>
          <table:table-cell office:value-type="float" office:value="57632683" table:style-name="ce23">
            <text:p>57,632,683</text:p>
          </table:table-cell>
          <table:table-cell office:value-type="float" office:value="16287997" table:style-name="ce23">
            <text:p>16,287,997</text:p>
          </table:table-cell>
          <table:table-cell office:value-type="float" office:value="273190744" table:style-name="ce23">
            <text:p>273,190,744</text:p>
          </table:table-cell>
          <table:table-cell office:value-type="float" office:value="52925066" table:style-name="ce23">
            <text:p>52,925,066</text:p>
          </table:table-cell>
          <table:table-cell office:value-type="float" office:value="1954444" table:style-name="ce23">
            <text:p>1,954,444</text:p>
          </table:table-cell>
          <table:table-cell office:value-type="float" office:value="49801015" table:style-name="ce23">
            <text:p>49,801,015</text:p>
          </table:table-cell>
          <table:table-cell office:value-type="float" office:value="16287997" table:style-name="ce23">
            <text:p>16,287,997</text:p>
          </table:table-cell>
          <table:table-cell office:value-type="float" office:value="120968522" table:style-name="ce23">
            <text:p>120,968,522</text:p>
          </table:table-cell>
          <table:table-cell table:number-columns-repeated="16372"/>
        </table:table-row>
        <table:table-row table:style-name="ro2">
          <table:table-cell office:value-type="float" office:value="320" table:style-name="ce2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28910384" table:style-name="ce23">
            <text:p>228,910,384</text:p>
          </table:table-cell>
          <table:table-cell office:value-type="float" office:value="1572172" table:style-name="ce23">
            <text:p>1,572,172</text:p>
          </table:table-cell>
          <table:table-cell office:value-type="float" office:value="56701791" table:style-name="ce23">
            <text:p>56,701,791</text:p>
          </table:table-cell>
          <table:table-cell office:value-type="float" office:value="24049921" table:style-name="ce23">
            <text:p>24,049,921</text:p>
          </table:table-cell>
          <table:table-cell office:value-type="float" office:value="311234268" table:style-name="ce23">
            <text:p>311,234,268</text:p>
          </table:table-cell>
          <table:table-cell office:value-type="float" office:value="115532409" table:style-name="ce23">
            <text:p>115,532,409</text:p>
          </table:table-cell>
          <table:table-cell office:value-type="float" office:value="1572172" table:style-name="ce23">
            <text:p>1,572,172</text:p>
          </table:table-cell>
          <table:table-cell office:value-type="float" office:value="47170623" table:style-name="ce23">
            <text:p>47,170,623</text:p>
          </table:table-cell>
          <table:table-cell office:value-type="float" office:value="24049921" table:style-name="ce23">
            <text:p>24,049,921</text:p>
          </table:table-cell>
          <table:table-cell office:value-type="float" office:value="188325125" table:style-name="ce23">
            <text:p>188,325,125</text:p>
          </table:table-cell>
          <table:table-cell table:number-columns-repeated="16372"/>
        </table:table-row>
        <table:table-row table:style-name="ro2">
          <table:table-cell office:value-type="float" office:value="330" table:style-name="ce2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1085994147" table:style-name="ce23">
            <text:p>1,085,994,147</text:p>
          </table:table-cell>
          <table:table-cell office:value-type="float" office:value="8245347" table:style-name="ce23">
            <text:p>8,245,347</text:p>
          </table:table-cell>
          <table:table-cell office:value-type="float" office:value="270893581" table:style-name="ce23">
            <text:p>270,893,581</text:p>
          </table:table-cell>
          <table:table-cell office:value-type="float" office:value="92454419" table:style-name="ce23">
            <text:p>92,454,419</text:p>
          </table:table-cell>
          <table:table-cell office:value-type="float" office:value="1457587494" table:style-name="ce23">
            <text:p>1,457,587,494</text:p>
          </table:table-cell>
          <table:table-cell office:value-type="float" office:value="386671204" table:style-name="ce23">
            <text:p>386,671,204</text:p>
          </table:table-cell>
          <table:table-cell office:value-type="float" office:value="8245347" table:style-name="ce23">
            <text:p>8,245,347</text:p>
          </table:table-cell>
          <table:table-cell office:value-type="float" office:value="237074675" table:style-name="ce23">
            <text:p>237,074,675</text:p>
          </table:table-cell>
          <table:table-cell office:value-type="float" office:value="92454419" table:style-name="ce23">
            <text:p>92,454,419</text:p>
          </table:table-cell>
          <table:table-cell office:value-type="float" office:value="724445645" table:style-name="ce23">
            <text:p>724,445,645</text:p>
          </table:table-cell>
          <table:table-cell table:number-columns-repeated="16372"/>
        </table:table-row>
        <table:table-row table:style-name="ro2">
          <table:table-cell office:value-type="float" office:value="331" table:style-name="ce2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94572370" table:style-name="ce23">
            <text:p>294,572,370</text:p>
          </table:table-cell>
          <table:table-cell office:value-type="float" office:value="2949034" table:style-name="ce23">
            <text:p>2,949,034</text:p>
          </table:table-cell>
          <table:table-cell office:value-type="float" office:value="67133422" table:style-name="ce23">
            <text:p>67,133,422</text:p>
          </table:table-cell>
          <table:table-cell office:value-type="float" office:value="24953553" table:style-name="ce23">
            <text:p>24,953,553</text:p>
          </table:table-cell>
          <table:table-cell office:value-type="float" office:value="389608379" table:style-name="ce23">
            <text:p>389,608,379</text:p>
          </table:table-cell>
          <table:table-cell office:value-type="float" office:value="98142042" table:style-name="ce23">
            <text:p>98,142,042</text:p>
          </table:table-cell>
          <table:table-cell office:value-type="float" office:value="2949034" table:style-name="ce23">
            <text:p>2,949,034</text:p>
          </table:table-cell>
          <table:table-cell office:value-type="float" office:value="60240588" table:style-name="ce23">
            <text:p>60,240,588</text:p>
          </table:table-cell>
          <table:table-cell office:value-type="float" office:value="24953553" table:style-name="ce23">
            <text:p>24,953,553</text:p>
          </table:table-cell>
          <table:table-cell office:value-type="float" office:value="186285217" table:style-name="ce23">
            <text:p>186,285,217</text:p>
          </table:table-cell>
          <table:table-cell table:number-columns-repeated="16372"/>
        </table:table-row>
        <table:table-row table:style-name="ro2">
          <table:table-cell office:value-type="float" office:value="332" table:style-name="ce2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46386497" table:style-name="ce23">
            <text:p>246,386,497</text:p>
          </table:table-cell>
          <table:table-cell office:value-type="float" office:value="1843207" table:style-name="ce23">
            <text:p>1,843,207</text:p>
          </table:table-cell>
          <table:table-cell office:value-type="float" office:value="54511235" table:style-name="ce23">
            <text:p>54,511,235</text:p>
          </table:table-cell>
          <table:table-cell office:value-type="float" office:value="20460030" table:style-name="ce23">
            <text:p>20,460,030</text:p>
          </table:table-cell>
          <table:table-cell office:value-type="float" office:value="323200969" table:style-name="ce23">
            <text:p>323,200,969</text:p>
          </table:table-cell>
          <table:table-cell office:value-type="float" office:value="100999473" table:style-name="ce23">
            <text:p>100,999,473</text:p>
          </table:table-cell>
          <table:table-cell office:value-type="float" office:value="1843207" table:style-name="ce23">
            <text:p>1,843,207</text:p>
          </table:table-cell>
          <table:table-cell office:value-type="float" office:value="51511901" table:style-name="ce23">
            <text:p>51,511,901</text:p>
          </table:table-cell>
          <table:table-cell office:value-type="float" office:value="20460030" table:style-name="ce23">
            <text:p>20,460,030</text:p>
          </table:table-cell>
          <table:table-cell office:value-type="float" office:value="174814611" table:style-name="ce23">
            <text:p>174,814,611</text:p>
          </table:table-cell>
          <table:table-cell table:number-columns-repeated="16372"/>
        </table:table-row>
        <table:table-row table:style-name="ro2">
          <table:table-cell office:value-type="float" office:value="333" table:style-name="ce2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325898910" table:style-name="ce23">
            <text:p>325,898,910</text:p>
          </table:table-cell>
          <table:table-cell office:value-type="float" office:value="2306570" table:style-name="ce23">
            <text:p>2,306,570</text:p>
          </table:table-cell>
          <table:table-cell office:value-type="float" office:value="71519155" table:style-name="ce23">
            <text:p>71,519,155</text:p>
          </table:table-cell>
          <table:table-cell office:value-type="float" office:value="25823175" table:style-name="ce23">
            <text:p>25,823,175</text:p>
          </table:table-cell>
          <table:table-cell office:value-type="float" office:value="425547810" table:style-name="ce23">
            <text:p>425,547,810</text:p>
          </table:table-cell>
          <table:table-cell office:value-type="float" office:value="152596433" table:style-name="ce23">
            <text:p>152,596,433</text:p>
          </table:table-cell>
          <table:table-cell office:value-type="float" office:value="2306570" table:style-name="ce23">
            <text:p>2,306,570</text:p>
          </table:table-cell>
          <table:table-cell office:value-type="float" office:value="67183320" table:style-name="ce23">
            <text:p>67,183,320</text:p>
          </table:table-cell>
          <table:table-cell office:value-type="float" office:value="25823175" table:style-name="ce23">
            <text:p>25,823,175</text:p>
          </table:table-cell>
          <table:table-cell office:value-type="float" office:value="247909498" table:style-name="ce23">
            <text:p>247,909,498</text:p>
          </table:table-cell>
          <table:table-cell table:number-columns-repeated="16372"/>
        </table:table-row>
        <table:table-row table:style-name="ro2">
          <table:table-cell office:value-type="float" office:value="334" table:style-name="ce2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96129630" table:style-name="ce23">
            <text:p>196,129,630</text:p>
          </table:table-cell>
          <table:table-cell office:value-type="float" office:value="2460961" table:style-name="ce23">
            <text:p>2,460,961</text:p>
          </table:table-cell>
          <table:table-cell office:value-type="float" office:value="41377695" table:style-name="ce23">
            <text:p>41,377,695</text:p>
          </table:table-cell>
          <table:table-cell office:value-type="float" office:value="16971915" table:style-name="ce23">
            <text:p>16,971,915</text:p>
          </table:table-cell>
          <table:table-cell office:value-type="float" office:value="256940201" table:style-name="ce23">
            <text:p>256,940,201</text:p>
          </table:table-cell>
          <table:table-cell office:value-type="float" office:value="53700235" table:style-name="ce23">
            <text:p>53,700,235</text:p>
          </table:table-cell>
          <table:table-cell office:value-type="float" office:value="2460961" table:style-name="ce23">
            <text:p>2,460,961</text:p>
          </table:table-cell>
          <table:table-cell office:value-type="float" office:value="38474528" table:style-name="ce23">
            <text:p>38,474,528</text:p>
          </table:table-cell>
          <table:table-cell office:value-type="float" office:value="16971915" table:style-name="ce23">
            <text:p>16,971,915</text:p>
          </table:table-cell>
          <table:table-cell office:value-type="float" office:value="111607639" table:style-name="ce23">
            <text:p>111,607,639</text:p>
          </table:table-cell>
          <table:table-cell table:number-columns-repeated="16372"/>
        </table:table-row>
        <table:table-row table:style-name="ro2">
          <table:table-cell office:value-type="float" office:value="335" table:style-name="ce2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64753065" table:style-name="ce23">
            <text:p>264,753,065</text:p>
          </table:table-cell>
          <table:table-cell office:value-type="float" office:value="1767777" table:style-name="ce23">
            <text:p>1,767,777</text:p>
          </table:table-cell>
          <table:table-cell office:value-type="float" office:value="57397568" table:style-name="ce23">
            <text:p>57,397,568</text:p>
          </table:table-cell>
          <table:table-cell office:value-type="float" office:value="22774028" table:style-name="ce23">
            <text:p>22,774,028</text:p>
          </table:table-cell>
          <table:table-cell office:value-type="float" office:value="346692438" table:style-name="ce23">
            <text:p>346,692,438</text:p>
          </table:table-cell>
          <table:table-cell office:value-type="float" office:value="110508590" table:style-name="ce23">
            <text:p>110,508,590</text:p>
          </table:table-cell>
          <table:table-cell office:value-type="float" office:value="1767777" table:style-name="ce23">
            <text:p>1,767,777</text:p>
          </table:table-cell>
          <table:table-cell office:value-type="float" office:value="55818568" table:style-name="ce23">
            <text:p>55,818,568</text:p>
          </table:table-cell>
          <table:table-cell office:value-type="float" office:value="22774028" table:style-name="ce23">
            <text:p>22,774,028</text:p>
          </table:table-cell>
          <table:table-cell office:value-type="float" office:value="190868963" table:style-name="ce23">
            <text:p>190,868,963</text:p>
          </table:table-cell>
          <table:table-cell table:number-columns-repeated="16372"/>
        </table:table-row>
        <table:table-row table:style-name="ro2">
          <table:table-cell office:value-type="float" office:value="336" table:style-name="ce2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53569630" table:style-name="ce23">
            <text:p>253,569,630</text:p>
          </table:table-cell>
          <table:table-cell office:value-type="float" office:value="2007963" table:style-name="ce23">
            <text:p>2,007,963</text:p>
          </table:table-cell>
          <table:table-cell office:value-type="float" office:value="58202204" table:style-name="ce23">
            <text:p>58,202,204</text:p>
          </table:table-cell>
          <table:table-cell office:value-type="float" office:value="19981245" table:style-name="ce23">
            <text:p>19,981,245</text:p>
          </table:table-cell>
          <table:table-cell office:value-type="float" office:value="333761042" table:style-name="ce23">
            <text:p>333,761,042</text:p>
          </table:table-cell>
          <table:table-cell office:value-type="float" office:value="77324222" table:style-name="ce23">
            <text:p>77,324,222</text:p>
          </table:table-cell>
          <table:table-cell office:value-type="float" office:value="2007963" table:style-name="ce23">
            <text:p>2,007,963</text:p>
          </table:table-cell>
          <table:table-cell office:value-type="float" office:value="50167369" table:style-name="ce23">
            <text:p>50,167,369</text:p>
          </table:table-cell>
          <table:table-cell office:value-type="float" office:value="19981245" table:style-name="ce23">
            <text:p>19,981,245</text:p>
          </table:table-cell>
          <table:table-cell office:value-type="float" office:value="149480799" table:style-name="ce23">
            <text:p>149,480,799</text:p>
          </table:table-cell>
          <table:table-cell table:number-columns-repeated="16372"/>
        </table:table-row>
        <table:table-row table:style-name="ro2">
          <table:table-cell office:value-type="float" office:value="340" table:style-name="ce2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19539071" table:style-name="ce23">
            <text:p>119,539,071</text:p>
          </table:table-cell>
          <table:table-cell office:value-type="float" office:value="877632" table:style-name="ce23">
            <text:p>877,632</text:p>
          </table:table-cell>
          <table:table-cell office:value-type="float" office:value="33995700" table:style-name="ce23">
            <text:p>33,995,700</text:p>
          </table:table-cell>
          <table:table-cell office:value-type="float" office:value="14250524" table:style-name="ce23">
            <text:p>14,250,524</text:p>
          </table:table-cell>
          <table:table-cell office:value-type="float" office:value="168662927" table:style-name="ce23">
            <text:p>168,662,927</text:p>
          </table:table-cell>
          <table:table-cell office:value-type="float" office:value="62314138" table:style-name="ce23">
            <text:p>62,314,138</text:p>
          </table:table-cell>
          <table:table-cell office:value-type="float" office:value="877632" table:style-name="ce23">
            <text:p>877,632</text:p>
          </table:table-cell>
          <table:table-cell office:value-type="float" office:value="32835700" table:style-name="ce23">
            <text:p>32,835,700</text:p>
          </table:table-cell>
          <table:table-cell office:value-type="float" office:value="14250524" table:style-name="ce23">
            <text:p>14,250,524</text:p>
          </table:table-cell>
          <table:table-cell office:value-type="float" office:value="110277994" table:style-name="ce23">
            <text:p>110,277,994</text:p>
          </table:table-cell>
          <table:table-cell table:number-columns-repeated="16372"/>
        </table:table-row>
        <table:table-row table:style-name="ro2">
          <table:table-cell office:value-type="float" office:value="341" table:style-name="ce2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91535690" table:style-name="ce23">
            <text:p>391,535,690</text:p>
          </table:table-cell>
          <table:table-cell office:value-type="float" office:value="4890912" table:style-name="ce23">
            <text:p>4,890,912</text:p>
          </table:table-cell>
          <table:table-cell office:value-type="float" office:value="86954613" table:style-name="ce23">
            <text:p>86,954,613</text:p>
          </table:table-cell>
          <table:table-cell office:value-type="float" office:value="38660313" table:style-name="ce23">
            <text:p>38,660,313</text:p>
          </table:table-cell>
          <table:table-cell office:value-type="float" office:value="522041528" table:style-name="ce23">
            <text:p>522,041,528</text:p>
          </table:table-cell>
          <table:table-cell office:value-type="float" office:value="258955462" table:style-name="ce23">
            <text:p>258,955,462</text:p>
          </table:table-cell>
          <table:table-cell office:value-type="float" office:value="4890912" table:style-name="ce23">
            <text:p>4,890,912</text:p>
          </table:table-cell>
          <table:table-cell office:value-type="float" office:value="85854613" table:style-name="ce23">
            <text:p>85,854,613</text:p>
          </table:table-cell>
          <table:table-cell office:value-type="float" office:value="38660313" table:style-name="ce23">
            <text:p>38,660,313</text:p>
          </table:table-cell>
          <table:table-cell office:value-type="float" office:value="388361300" table:style-name="ce23">
            <text:p>388,361,300</text:p>
          </table:table-cell>
          <table:table-cell table:number-columns-repeated="16372"/>
        </table:table-row>
        <table:table-row table:style-name="ro2">
          <table:table-cell office:value-type="float" office:value="342" table:style-name="ce2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37495615" table:style-name="ce23">
            <text:p>137,495,615</text:p>
          </table:table-cell>
          <table:table-cell office:value-type="float" office:value="1304765" table:style-name="ce23">
            <text:p>1,304,765</text:p>
          </table:table-cell>
          <table:table-cell office:value-type="float" office:value="33134652" table:style-name="ce23">
            <text:p>33,134,652</text:p>
          </table:table-cell>
          <table:table-cell office:value-type="float" office:value="12709024" table:style-name="ce23">
            <text:p>12,709,024</text:p>
          </table:table-cell>
          <table:table-cell office:value-type="float" office:value="184644056" table:style-name="ce23">
            <text:p>184,644,056</text:p>
          </table:table-cell>
          <table:table-cell office:value-type="float" office:value="85393192" table:style-name="ce23">
            <text:p>85,393,192</text:p>
          </table:table-cell>
          <table:table-cell office:value-type="float" office:value="1304765" table:style-name="ce23">
            <text:p>1,304,765</text:p>
          </table:table-cell>
          <table:table-cell office:value-type="float" office:value="31722985" table:style-name="ce23">
            <text:p>31,722,985</text:p>
          </table:table-cell>
          <table:table-cell office:value-type="float" office:value="12709024" table:style-name="ce23">
            <text:p>12,709,024</text:p>
          </table:table-cell>
          <table:table-cell office:value-type="float" office:value="131129966" table:style-name="ce23">
            <text:p>131,129,966</text:p>
          </table:table-cell>
          <table:table-cell table:number-columns-repeated="16372"/>
        </table:table-row>
        <table:table-row table:style-name="ro2">
          <table:table-cell office:value-type="float" office:value="343" table:style-name="ce2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97863687" table:style-name="ce23">
            <text:p>197,863,687</text:p>
          </table:table-cell>
          <table:table-cell office:value-type="float" office:value="1462553" table:style-name="ce23">
            <text:p>1,462,553</text:p>
          </table:table-cell>
          <table:table-cell office:value-type="float" office:value="45537609" table:style-name="ce23">
            <text:p>45,537,609</text:p>
          </table:table-cell>
          <table:table-cell office:value-type="float" office:value="18167289" table:style-name="ce23">
            <text:p>18,167,289</text:p>
          </table:table-cell>
          <table:table-cell office:value-type="float" office:value="263031138" table:style-name="ce23">
            <text:p>263,031,138</text:p>
          </table:table-cell>
          <table:table-cell office:value-type="float" office:value="111315610" table:style-name="ce23">
            <text:p>111,315,610</text:p>
          </table:table-cell>
          <table:table-cell office:value-type="float" office:value="1462553" table:style-name="ce23">
            <text:p>1,462,553</text:p>
          </table:table-cell>
          <table:table-cell office:value-type="float" office:value="44578275" table:style-name="ce23">
            <text:p>44,578,275</text:p>
          </table:table-cell>
          <table:table-cell office:value-type="float" office:value="18167289" table:style-name="ce23">
            <text:p>18,167,289</text:p>
          </table:table-cell>
          <table:table-cell office:value-type="float" office:value="175523727" table:style-name="ce23">
            <text:p>175,523,727</text:p>
          </table:table-cell>
          <table:table-cell table:number-columns-repeated="16372"/>
        </table:table-row>
        <table:table-row table:style-name="ro2">
          <table:table-cell office:value-type="float" office:value="344" table:style-name="ce2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50661766" table:style-name="ce23">
            <text:p>250,661,766</text:p>
          </table:table-cell>
          <table:table-cell office:value-type="float" office:value="2057781" table:style-name="ce23">
            <text:p>2,057,781</text:p>
          </table:table-cell>
          <table:table-cell office:value-type="float" office:value="60744360" table:style-name="ce23">
            <text:p>60,744,360</text:p>
          </table:table-cell>
          <table:table-cell office:value-type="float" office:value="22889328" table:style-name="ce23">
            <text:p>22,889,328</text:p>
          </table:table-cell>
          <table:table-cell office:value-type="float" office:value="336353235" table:style-name="ce23">
            <text:p>336,353,235</text:p>
          </table:table-cell>
          <table:table-cell office:value-type="float" office:value="123660531" table:style-name="ce23">
            <text:p>123,660,531</text:p>
          </table:table-cell>
          <table:table-cell office:value-type="float" office:value="2057781" table:style-name="ce23">
            <text:p>2,057,781</text:p>
          </table:table-cell>
          <table:table-cell office:value-type="float" office:value="58477859" table:style-name="ce23">
            <text:p>58,477,859</text:p>
          </table:table-cell>
          <table:table-cell office:value-type="float" office:value="22889328" table:style-name="ce23">
            <text:p>22,889,328</text:p>
          </table:table-cell>
          <table:table-cell office:value-type="float" office:value="207085499" table:style-name="ce23">
            <text:p>207,085,499</text:p>
          </table:table-cell>
          <table:table-cell table:number-columns-repeated="16372"/>
        </table:table-row>
        <table:table-row table:style-name="ro2">
          <table:table-cell office:value-type="float" office:value="350" table:style-name="ce2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75172070" table:style-name="ce23">
            <text:p>275,172,070</text:p>
          </table:table-cell>
          <table:table-cell office:value-type="float" office:value="2027310" table:style-name="ce23">
            <text:p>2,027,310</text:p>
          </table:table-cell>
          <table:table-cell office:value-type="float" office:value="58924833" table:style-name="ce23">
            <text:p>58,924,833</text:p>
          </table:table-cell>
          <table:table-cell office:value-type="float" office:value="23261834" table:style-name="ce23">
            <text:p>23,261,834</text:p>
          </table:table-cell>
          <table:table-cell office:value-type="float" office:value="359386047" table:style-name="ce23">
            <text:p>359,386,047</text:p>
          </table:table-cell>
          <table:table-cell office:value-type="float" office:value="146044027" table:style-name="ce23">
            <text:p>146,044,027</text:p>
          </table:table-cell>
          <table:table-cell office:value-type="float" office:value="2027310" table:style-name="ce23">
            <text:p>2,027,310</text:p>
          </table:table-cell>
          <table:table-cell office:value-type="float" office:value="51260833" table:style-name="ce23">
            <text:p>51,260,833</text:p>
          </table:table-cell>
          <table:table-cell office:value-type="float" office:value="23261834" table:style-name="ce23">
            <text:p>23,261,834</text:p>
          </table:table-cell>
          <table:table-cell office:value-type="float" office:value="222594004" table:style-name="ce23">
            <text:p>222,594,004</text:p>
          </table:table-cell>
          <table:table-cell table:number-columns-repeated="16372"/>
        </table:table-row>
        <table:table-row table:style-name="ro2">
          <table:table-cell office:value-type="float" office:value="351" table:style-name="ce2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49832168" table:style-name="ce23">
            <text:p>149,832,168</text:p>
          </table:table-cell>
          <table:table-cell office:value-type="float" office:value="1037945" table:style-name="ce23">
            <text:p>1,037,945</text:p>
          </table:table-cell>
          <table:table-cell office:value-type="float" office:value="45008687" table:style-name="ce23">
            <text:p>45,008,687</text:p>
          </table:table-cell>
          <table:table-cell office:value-type="float" office:value="14552202" table:style-name="ce23">
            <text:p>14,552,202</text:p>
          </table:table-cell>
          <table:table-cell office:value-type="float" office:value="210431002" table:style-name="ce23">
            <text:p>210,431,002</text:p>
          </table:table-cell>
          <table:table-cell office:value-type="float" office:value="76619868" table:style-name="ce23">
            <text:p>76,619,868</text:p>
          </table:table-cell>
          <table:table-cell office:value-type="float" office:value="1037945" table:style-name="ce23">
            <text:p>1,037,945</text:p>
          </table:table-cell>
          <table:table-cell office:value-type="float" office:value="40426687" table:style-name="ce23">
            <text:p>40,426,687</text:p>
          </table:table-cell>
          <table:table-cell office:value-type="float" office:value="14552202" table:style-name="ce23">
            <text:p>14,552,202</text:p>
          </table:table-cell>
          <table:table-cell office:value-type="float" office:value="132636702" table:style-name="ce23">
            <text:p>132,636,702</text:p>
          </table:table-cell>
          <table:table-cell table:number-columns-repeated="16372"/>
        </table:table-row>
        <table:table-row table:style-name="ro2">
          <table:table-cell office:value-type="float" office:value="352" table:style-name="ce2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503270971" table:style-name="ce23">
            <text:p>503,270,971</text:p>
          </table:table-cell>
          <table:table-cell office:value-type="float" office:value="3824335" table:style-name="ce23">
            <text:p>3,824,335</text:p>
          </table:table-cell>
          <table:table-cell office:value-type="float" office:value="128579116" table:style-name="ce23">
            <text:p>128,579,116</text:p>
          </table:table-cell>
          <table:table-cell office:value-type="float" office:value="41493863" table:style-name="ce23">
            <text:p>41,493,863</text:p>
          </table:table-cell>
          <table:table-cell office:value-type="float" office:value="677168285" table:style-name="ce23">
            <text:p>677,168,285</text:p>
          </table:table-cell>
          <table:table-cell office:value-type="float" office:value="202026080" table:style-name="ce23">
            <text:p>202,026,080</text:p>
          </table:table-cell>
          <table:table-cell office:value-type="float" office:value="3824335" table:style-name="ce23">
            <text:p>3,824,335</text:p>
          </table:table-cell>
          <table:table-cell office:value-type="float" office:value="115827281" table:style-name="ce23">
            <text:p>115,827,281</text:p>
          </table:table-cell>
          <table:table-cell office:value-type="float" office:value="41493863" table:style-name="ce23">
            <text:p>41,493,863</text:p>
          </table:table-cell>
          <table:table-cell office:value-type="float" office:value="363171559" table:style-name="ce23">
            <text:p>363,171,559</text:p>
          </table:table-cell>
          <table:table-cell table:number-columns-repeated="16372"/>
        </table:table-row>
        <table:table-row table:style-name="ro2">
          <table:table-cell office:value-type="float" office:value="353" table:style-name="ce2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40592030" table:style-name="ce23">
            <text:p>240,592,030</text:p>
          </table:table-cell>
          <table:table-cell office:value-type="float" office:value="2460780" table:style-name="ce23">
            <text:p>2,460,780</text:p>
          </table:table-cell>
          <table:table-cell office:value-type="float" office:value="58721805" table:style-name="ce23">
            <text:p>58,721,805</text:p>
          </table:table-cell>
          <table:table-cell office:value-type="float" office:value="19935475" table:style-name="ce23">
            <text:p>19,935,475</text:p>
          </table:table-cell>
          <table:table-cell office:value-type="float" office:value="321710090" table:style-name="ce23">
            <text:p>321,710,090</text:p>
          </table:table-cell>
          <table:table-cell office:value-type="float" office:value="113220362" table:style-name="ce23">
            <text:p>113,220,362</text:p>
          </table:table-cell>
          <table:table-cell office:value-type="float" office:value="2460780" table:style-name="ce23">
            <text:p>2,460,780</text:p>
          </table:table-cell>
          <table:table-cell office:value-type="float" office:value="43997304" table:style-name="ce23">
            <text:p>43,997,304</text:p>
          </table:table-cell>
          <table:table-cell office:value-type="float" office:value="19935475" table:style-name="ce23">
            <text:p>19,935,475</text:p>
          </table:table-cell>
          <table:table-cell office:value-type="float" office:value="179613921" table:style-name="ce23">
            <text:p>179,613,921</text:p>
          </table:table-cell>
          <table:table-cell table:number-columns-repeated="16372"/>
        </table:table-row>
        <table:table-row table:style-name="ro2">
          <table:table-cell office:value-type="float" office:value="354" table:style-name="ce2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205523763" table:style-name="ce23">
            <text:p>205,523,763</text:p>
          </table:table-cell>
          <table:table-cell office:value-type="float" office:value="1378821" table:style-name="ce23">
            <text:p>1,378,821</text:p>
          </table:table-cell>
          <table:table-cell office:value-type="float" office:value="41303997" table:style-name="ce23">
            <text:p>41,303,997</text:p>
          </table:table-cell>
          <table:table-cell office:value-type="float" office:value="17168198" table:style-name="ce23">
            <text:p>17,168,198</text:p>
          </table:table-cell>
          <table:table-cell office:value-type="float" office:value="265374779" table:style-name="ce23">
            <text:p>265,374,779</text:p>
          </table:table-cell>
          <table:table-cell office:value-type="float" office:value="121100098" table:style-name="ce23">
            <text:p>121,100,098</text:p>
          </table:table-cell>
          <table:table-cell office:value-type="float" office:value="1378821" table:style-name="ce23">
            <text:p>1,378,821</text:p>
          </table:table-cell>
          <table:table-cell office:value-type="float" office:value="40459997" table:style-name="ce23">
            <text:p>40,459,997</text:p>
          </table:table-cell>
          <table:table-cell office:value-type="float" office:value="17168198" table:style-name="ce23">
            <text:p>17,168,198</text:p>
          </table:table-cell>
          <table:table-cell office:value-type="float" office:value="180107114" table:style-name="ce23">
            <text:p>180,107,114</text:p>
          </table:table-cell>
          <table:table-cell table:number-columns-repeated="16372"/>
        </table:table-row>
        <table:table-row table:style-name="ro2">
          <table:table-cell office:value-type="float" office:value="355" table:style-name="ce2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209541981" table:style-name="ce23">
            <text:p>209,541,981</text:p>
          </table:table-cell>
          <table:table-cell office:value-type="float" office:value="2102075" table:style-name="ce23">
            <text:p>2,102,075</text:p>
          </table:table-cell>
          <table:table-cell office:value-type="float" office:value="54402489" table:style-name="ce23">
            <text:p>54,402,489</text:p>
          </table:table-cell>
          <table:table-cell office:value-type="float" office:value="23389373" table:style-name="ce23">
            <text:p>23,389,373</text:p>
          </table:table-cell>
          <table:table-cell office:value-type="float" office:value="289435918" table:style-name="ce23">
            <text:p>289,435,918</text:p>
          </table:table-cell>
          <table:table-cell office:value-type="float" office:value="121530031" table:style-name="ce23">
            <text:p>121,530,031</text:p>
          </table:table-cell>
          <table:table-cell office:value-type="float" office:value="2102075" table:style-name="ce23">
            <text:p>2,102,075</text:p>
          </table:table-cell>
          <table:table-cell office:value-type="float" office:value="47425488" table:style-name="ce23">
            <text:p>47,425,488</text:p>
          </table:table-cell>
          <table:table-cell office:value-type="float" office:value="23389373" table:style-name="ce23">
            <text:p>23,389,373</text:p>
          </table:table-cell>
          <table:table-cell office:value-type="float" office:value="194446967" table:style-name="ce23">
            <text:p>194,446,967</text:p>
          </table:table-cell>
          <table:table-cell table:number-columns-repeated="16372"/>
        </table:table-row>
        <table:table-row table:style-name="ro2">
          <table:table-cell office:value-type="float" office:value="356" table:style-name="ce2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216807216" table:style-name="ce23">
            <text:p>216,807,216</text:p>
          </table:table-cell>
          <table:table-cell office:value-type="float" office:value="2019683" table:style-name="ce23">
            <text:p>2,019,683</text:p>
          </table:table-cell>
          <table:table-cell office:value-type="float" office:value="46827433" table:style-name="ce23">
            <text:p>46,827,433</text:p>
          </table:table-cell>
          <table:table-cell office:value-type="float" office:value="23039074" table:style-name="ce23">
            <text:p>23,039,074</text:p>
          </table:table-cell>
          <table:table-cell office:value-type="float" office:value="288693406" table:style-name="ce23">
            <text:p>288,693,406</text:p>
          </table:table-cell>
          <table:table-cell office:value-type="float" office:value="147371514" table:style-name="ce23">
            <text:p>147,371,514</text:p>
          </table:table-cell>
          <table:table-cell office:value-type="float" office:value="2019683" table:style-name="ce23">
            <text:p>2,019,683</text:p>
          </table:table-cell>
          <table:table-cell office:value-type="float" office:value="46151766" table:style-name="ce23">
            <text:p>46,151,766</text:p>
          </table:table-cell>
          <table:table-cell office:value-type="float" office:value="23039074" table:style-name="ce23">
            <text:p>23,039,074</text:p>
          </table:table-cell>
          <table:table-cell office:value-type="float" office:value="218582037" table:style-name="ce23">
            <text:p>218,582,037</text:p>
          </table:table-cell>
          <table:table-cell table:number-columns-repeated="16372"/>
        </table:table-row>
        <table:table-row table:style-name="ro2">
          <table:table-cell office:value-type="float" office:value="357" table:style-name="ce2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201051901" table:style-name="ce23">
            <text:p>201,051,901</text:p>
          </table:table-cell>
          <table:table-cell office:value-type="float" office:value="1249071" table:style-name="ce23">
            <text:p>1,249,071</text:p>
          </table:table-cell>
          <table:table-cell office:value-type="float" office:value="37144152" table:style-name="ce23">
            <text:p>37,144,152</text:p>
          </table:table-cell>
          <table:table-cell office:value-type="float" office:value="18081537" table:style-name="ce23">
            <text:p>18,081,537</text:p>
          </table:table-cell>
          <table:table-cell office:value-type="float" office:value="257526661" table:style-name="ce23">
            <text:p>257,526,661</text:p>
          </table:table-cell>
          <table:table-cell office:value-type="float" office:value="95984353" table:style-name="ce23">
            <text:p>95,984,353</text:p>
          </table:table-cell>
          <table:table-cell office:value-type="float" office:value="1249071" table:style-name="ce23">
            <text:p>1,249,071</text:p>
          </table:table-cell>
          <table:table-cell office:value-type="float" office:value="32302318" table:style-name="ce23">
            <text:p>32,302,318</text:p>
          </table:table-cell>
          <table:table-cell office:value-type="float" office:value="18081537" table:style-name="ce23">
            <text:p>18,081,537</text:p>
          </table:table-cell>
          <table:table-cell office:value-type="float" office:value="147617279" table:style-name="ce23">
            <text:p>147,617,279</text:p>
          </table:table-cell>
          <table:table-cell table:number-columns-repeated="16372"/>
        </table:table-row>
        <table:table-row table:style-name="ro2">
          <table:table-cell office:value-type="float" office:value="358" table:style-name="ce2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204047441" table:style-name="ce23">
            <text:p>204,047,441</text:p>
          </table:table-cell>
          <table:table-cell office:value-type="float" office:value="1502616" table:style-name="ce23">
            <text:p>1,502,616</text:p>
          </table:table-cell>
          <table:table-cell office:value-type="float" office:value="41270926" table:style-name="ce23">
            <text:p>41,270,926</text:p>
          </table:table-cell>
          <table:table-cell office:value-type="float" office:value="18465080" table:style-name="ce23">
            <text:p>18,465,080</text:p>
          </table:table-cell>
          <table:table-cell office:value-type="float" office:value="265286063" table:style-name="ce23">
            <text:p>265,286,063</text:p>
          </table:table-cell>
          <table:table-cell office:value-type="float" office:value="110213583" table:style-name="ce23">
            <text:p>110,213,583</text:p>
          </table:table-cell>
          <table:table-cell office:value-type="float" office:value="1502616" table:style-name="ce23">
            <text:p>1,502,616</text:p>
          </table:table-cell>
          <table:table-cell office:value-type="float" office:value="34835425" table:style-name="ce23">
            <text:p>34,835,425</text:p>
          </table:table-cell>
          <table:table-cell office:value-type="float" office:value="18465080" table:style-name="ce23">
            <text:p>18,465,080</text:p>
          </table:table-cell>
          <table:table-cell office:value-type="float" office:value="165016704" table:style-name="ce23">
            <text:p>165,016,704</text:p>
          </table:table-cell>
          <table:table-cell table:number-columns-repeated="16372"/>
        </table:table-row>
        <table:table-row table:style-name="ro2">
          <table:table-cell office:value-type="float" office:value="359" table:style-name="ce2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47463556" table:style-name="ce23">
            <text:p>247,463,556</text:p>
          </table:table-cell>
          <table:table-cell office:value-type="float" office:value="917588" table:style-name="ce23">
            <text:p>917,588</text:p>
          </table:table-cell>
          <table:table-cell office:value-type="float" office:value="50791824" table:style-name="ce23">
            <text:p>50,791,824</text:p>
          </table:table-cell>
          <table:table-cell office:value-type="float" office:value="23243986" table:style-name="ce23">
            <text:p>23,243,986</text:p>
          </table:table-cell>
          <table:table-cell office:value-type="float" office:value="322416954" table:style-name="ce23">
            <text:p>322,416,954</text:p>
          </table:table-cell>
          <table:table-cell office:value-type="float" office:value="160729544" table:style-name="ce23">
            <text:p>160,729,544</text:p>
          </table:table-cell>
          <table:table-cell office:value-type="float" office:value="917588" table:style-name="ce23">
            <text:p>917,588</text:p>
          </table:table-cell>
          <table:table-cell office:value-type="float" office:value="47415657" table:style-name="ce23">
            <text:p>47,415,657</text:p>
          </table:table-cell>
          <table:table-cell office:value-type="float" office:value="23243986" table:style-name="ce23">
            <text:p>23,243,986</text:p>
          </table:table-cell>
          <table:table-cell office:value-type="float" office:value="232306775" table:style-name="ce23">
            <text:p>232,306,775</text:p>
          </table:table-cell>
          <table:table-cell table:number-columns-repeated="16372"/>
        </table:table-row>
        <table:table-row table:style-name="ro2">
          <table:table-cell office:value-type="float" office:value="370" table:style-name="ce2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90952808" table:style-name="ce23">
            <text:p>190,952,808</text:p>
          </table:table-cell>
          <table:table-cell office:value-type="float" office:value="1601808" table:style-name="ce23">
            <text:p>1,601,808</text:p>
          </table:table-cell>
          <table:table-cell office:value-type="float" office:value="40384441" table:style-name="ce23">
            <text:p>40,384,441</text:p>
          </table:table-cell>
          <table:table-cell office:value-type="float" office:value="16538687" table:style-name="ce23">
            <text:p>16,538,687</text:p>
          </table:table-cell>
          <table:table-cell office:value-type="float" office:value="249477744" table:style-name="ce23">
            <text:p>249,477,744</text:p>
          </table:table-cell>
          <table:table-cell office:value-type="float" office:value="50931976" table:style-name="ce23">
            <text:p>50,931,976</text:p>
          </table:table-cell>
          <table:table-cell office:value-type="float" office:value="1601808" table:style-name="ce23">
            <text:p>1,601,808</text:p>
          </table:table-cell>
          <table:table-cell office:value-type="float" office:value="32585441" table:style-name="ce23">
            <text:p>32,585,441</text:p>
          </table:table-cell>
          <table:table-cell office:value-type="float" office:value="16538687" table:style-name="ce23">
            <text:p>16,538,687</text:p>
          </table:table-cell>
          <table:table-cell office:value-type="float" office:value="101657912" table:style-name="ce23">
            <text:p>101,657,912</text:p>
          </table:table-cell>
          <table:table-cell table:number-columns-repeated="16372"/>
        </table:table-row>
        <table:table-row table:style-name="ro2">
          <table:table-cell office:value-type="float" office:value="371" table:style-name="ce2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43561108" table:style-name="ce23">
            <text:p>243,561,108</text:p>
          </table:table-cell>
          <table:table-cell office:value-type="float" office:value="1709187" table:style-name="ce23">
            <text:p>1,709,187</text:p>
          </table:table-cell>
          <table:table-cell office:value-type="float" office:value="54118648" table:style-name="ce23">
            <text:p>54,118,648</text:p>
          </table:table-cell>
          <table:table-cell office:value-type="float" office:value="21704428" table:style-name="ce23">
            <text:p>21,704,428</text:p>
          </table:table-cell>
          <table:table-cell office:value-type="float" office:value="321093371" table:style-name="ce23">
            <text:p>321,093,371</text:p>
          </table:table-cell>
          <table:table-cell office:value-type="float" office:value="39351348" table:style-name="ce23">
            <text:p>39,351,348</text:p>
          </table:table-cell>
          <table:table-cell office:value-type="float" office:value="1709187" table:style-name="ce23">
            <text:p>1,709,187</text:p>
          </table:table-cell>
          <table:table-cell office:value-type="float" office:value="46994480" table:style-name="ce23">
            <text:p>46,994,480</text:p>
          </table:table-cell>
          <table:table-cell office:value-type="float" office:value="21704428" table:style-name="ce23">
            <text:p>21,704,428</text:p>
          </table:table-cell>
          <table:table-cell office:value-type="float" office:value="109759443" table:style-name="ce23">
            <text:p>109,759,443</text:p>
          </table:table-cell>
          <table:table-cell table:number-columns-repeated="16372"/>
        </table:table-row>
        <table:table-row table:style-name="ro2">
          <table:table-cell office:value-type="float" office:value="372" table:style-name="ce2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230616778" table:style-name="ce23">
            <text:p>230,616,778</text:p>
          </table:table-cell>
          <table:table-cell office:value-type="float" office:value="1510068" table:style-name="ce23">
            <text:p>1,510,068</text:p>
          </table:table-cell>
          <table:table-cell office:value-type="float" office:value="54220854" table:style-name="ce23">
            <text:p>54,220,854</text:p>
          </table:table-cell>
          <table:table-cell office:value-type="float" office:value="19227938" table:style-name="ce23">
            <text:p>19,227,938</text:p>
          </table:table-cell>
          <table:table-cell office:value-type="float" office:value="305575638" table:style-name="ce23">
            <text:p>305,575,638</text:p>
          </table:table-cell>
          <table:table-cell office:value-type="float" office:value="31970236" table:style-name="ce23">
            <text:p>31,970,236</text:p>
          </table:table-cell>
          <table:table-cell office:value-type="float" office:value="1510068" table:style-name="ce23">
            <text:p>1,510,068</text:p>
          </table:table-cell>
          <table:table-cell office:value-type="float" office:value="44897019" table:style-name="ce23">
            <text:p>44,897,019</text:p>
          </table:table-cell>
          <table:table-cell office:value-type="float" office:value="19227938" table:style-name="ce23">
            <text:p>19,227,938</text:p>
          </table:table-cell>
          <table:table-cell office:value-type="float" office:value="97605261" table:style-name="ce23">
            <text:p>97,605,261</text:p>
          </table:table-cell>
          <table:table-cell table:number-columns-repeated="16372"/>
        </table:table-row>
        <table:table-row table:style-name="ro2">
          <table:table-cell office:value-type="float" office:value="373" table:style-name="ce2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429907264" table:style-name="ce23">
            <text:p>429,907,264</text:p>
          </table:table-cell>
          <table:table-cell office:value-type="float" office:value="5296633" table:style-name="ce23">
            <text:p>5,296,633</text:p>
          </table:table-cell>
          <table:table-cell office:value-type="float" office:value="98443392" table:style-name="ce23">
            <text:p>98,443,392</text:p>
          </table:table-cell>
          <table:table-cell office:value-type="float" office:value="37839343" table:style-name="ce23">
            <text:p>37,839,343</text:p>
          </table:table-cell>
          <table:table-cell office:value-type="float" office:value="571486632" table:style-name="ce23">
            <text:p>571,486,632</text:p>
          </table:table-cell>
          <table:table-cell office:value-type="float" office:value="108731619" table:style-name="ce23">
            <text:p>108,731,619</text:p>
          </table:table-cell>
          <table:table-cell office:value-type="float" office:value="5296633" table:style-name="ce23">
            <text:p>5,296,633</text:p>
          </table:table-cell>
          <table:table-cell office:value-type="float" office:value="90851635" table:style-name="ce23">
            <text:p>90,851,635</text:p>
          </table:table-cell>
          <table:table-cell office:value-type="float" office:value="37839343" table:style-name="ce23">
            <text:p>37,839,343</text:p>
          </table:table-cell>
          <table:table-cell office:value-type="float" office:value="242719230" table:style-name="ce23">
            <text:p>242,719,230</text:p>
          </table:table-cell>
          <table:table-cell table:number-columns-repeated="16372"/>
        </table:table-row>
        <table:table-row table:style-name="ro2">
          <table:table-cell office:value-type="float" office:value="380" table:style-name="ce2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509389606" table:style-name="ce23">
            <text:p>509,389,606</text:p>
          </table:table-cell>
          <table:table-cell office:value-type="float" office:value="3558643" table:style-name="ce23">
            <text:p>3,558,643</text:p>
          </table:table-cell>
          <table:table-cell office:value-type="float" office:value="116884377" table:style-name="ce23">
            <text:p>116,884,377</text:p>
          </table:table-cell>
          <table:table-cell office:value-type="float" office:value="43370802" table:style-name="ce23">
            <text:p>43,370,802</text:p>
          </table:table-cell>
          <table:table-cell office:value-type="float" office:value="673203428" table:style-name="ce23">
            <text:p>673,203,428</text:p>
          </table:table-cell>
          <table:table-cell office:value-type="float" office:value="136182325" table:style-name="ce23">
            <text:p>136,182,325</text:p>
          </table:table-cell>
          <table:table-cell office:value-type="float" office:value="3558643" table:style-name="ce23">
            <text:p>3,558,643</text:p>
          </table:table-cell>
          <table:table-cell office:value-type="float" office:value="100770710" table:style-name="ce23">
            <text:p>100,770,710</text:p>
          </table:table-cell>
          <table:table-cell office:value-type="float" office:value="43370802" table:style-name="ce23">
            <text:p>43,370,802</text:p>
          </table:table-cell>
          <table:table-cell office:value-type="float" office:value="283882480" table:style-name="ce23">
            <text:p>283,882,480</text:p>
          </table:table-cell>
          <table:table-cell table:number-columns-repeated="16372"/>
        </table:table-row>
        <table:table-row table:style-name="ro2">
          <table:table-cell office:value-type="float" office:value="381" table:style-name="ce2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84240738" table:style-name="ce23">
            <text:p>184,240,738</text:p>
          </table:table-cell>
          <table:table-cell office:value-type="float" office:value="1922524" table:style-name="ce23">
            <text:p>1,922,524</text:p>
          </table:table-cell>
          <table:table-cell office:value-type="float" office:value="33294894" table:style-name="ce23">
            <text:p>33,294,894</text:p>
          </table:table-cell>
          <table:table-cell office:value-type="float" office:value="14800646" table:style-name="ce23">
            <text:p>14,800,646</text:p>
          </table:table-cell>
          <table:table-cell office:value-type="float" office:value="234258802" table:style-name="ce23">
            <text:p>234,258,802</text:p>
          </table:table-cell>
          <table:table-cell office:value-type="float" office:value="62137920" table:style-name="ce23">
            <text:p>62,137,920</text:p>
          </table:table-cell>
          <table:table-cell office:value-type="float" office:value="1922524" table:style-name="ce23">
            <text:p>1,922,524</text:p>
          </table:table-cell>
          <table:table-cell office:value-type="float" office:value="31470894" table:style-name="ce23">
            <text:p>31,470,894</text:p>
          </table:table-cell>
          <table:table-cell office:value-type="float" office:value="14800646" table:style-name="ce23">
            <text:p>14,800,646</text:p>
          </table:table-cell>
          <table:table-cell office:value-type="float" office:value="110331984" table:style-name="ce23">
            <text:p>110,331,984</text:p>
          </table:table-cell>
          <table:table-cell table:number-columns-repeated="16372"/>
        </table:table-row>
        <table:table-row table:style-name="ro2">
          <table:table-cell office:value-type="float" office:value="382" table:style-name="ce2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52259048" table:style-name="ce23">
            <text:p>352,259,048</text:p>
          </table:table-cell>
          <table:table-cell office:value-type="float" office:value="2513989" table:style-name="ce23">
            <text:p>2,513,989</text:p>
          </table:table-cell>
          <table:table-cell office:value-type="float" office:value="63086653" table:style-name="ce23">
            <text:p>63,086,653</text:p>
          </table:table-cell>
          <table:table-cell office:value-type="float" office:value="30156356" table:style-name="ce23">
            <text:p>30,156,356</text:p>
          </table:table-cell>
          <table:table-cell office:value-type="float" office:value="448016046" table:style-name="ce23">
            <text:p>448,016,046</text:p>
          </table:table-cell>
          <table:table-cell office:value-type="float" office:value="161580376" table:style-name="ce23">
            <text:p>161,580,376</text:p>
          </table:table-cell>
          <table:table-cell office:value-type="float" office:value="2513989" table:style-name="ce23">
            <text:p>2,513,989</text:p>
          </table:table-cell>
          <table:table-cell office:value-type="float" office:value="56270653" table:style-name="ce23">
            <text:p>56,270,653</text:p>
          </table:table-cell>
          <table:table-cell office:value-type="float" office:value="30156356" table:style-name="ce23">
            <text:p>30,156,356</text:p>
          </table:table-cell>
          <table:table-cell office:value-type="float" office:value="250521374" table:style-name="ce23">
            <text:p>250,521,374</text:p>
          </table:table-cell>
          <table:table-cell table:number-columns-repeated="16372"/>
        </table:table-row>
        <table:table-row table:style-name="ro2">
          <table:table-cell office:value-type="float" office:value="383" table:style-name="ce2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667722339" table:style-name="ce23">
            <text:p>667,722,339</text:p>
          </table:table-cell>
          <table:table-cell office:value-type="float" office:value="5106458" table:style-name="ce23">
            <text:p>5,106,458</text:p>
          </table:table-cell>
          <table:table-cell office:value-type="float" office:value="127460359" table:style-name="ce23">
            <text:p>127,460,359</text:p>
          </table:table-cell>
          <table:table-cell office:value-type="float" office:value="62296797" table:style-name="ce23">
            <text:p>62,296,797</text:p>
          </table:table-cell>
          <table:table-cell office:value-type="float" office:value="862585953" table:style-name="ce23">
            <text:p>862,585,953</text:p>
          </table:table-cell>
          <table:table-cell office:value-type="float" office:value="343032452" table:style-name="ce23">
            <text:p>343,032,452</text:p>
          </table:table-cell>
          <table:table-cell office:value-type="float" office:value="5106458" table:style-name="ce23">
            <text:p>5,106,458</text:p>
          </table:table-cell>
          <table:table-cell office:value-type="float" office:value="114145690" table:style-name="ce23">
            <text:p>114,145,690</text:p>
          </table:table-cell>
          <table:table-cell office:value-type="float" office:value="62296797" table:style-name="ce23">
            <text:p>62,296,797</text:p>
          </table:table-cell>
          <table:table-cell office:value-type="float" office:value="524581397" table:style-name="ce23">
            <text:p>524,581,397</text:p>
          </table:table-cell>
          <table:table-cell table:number-columns-repeated="16372"/>
        </table:table-row>
        <table:table-row table:style-name="ro2">
          <table:table-cell office:value-type="float" office:value="384" table:style-name="ce2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70392868" table:style-name="ce23">
            <text:p>270,392,868</text:p>
          </table:table-cell>
          <table:table-cell office:value-type="float" office:value="1920040" table:style-name="ce23">
            <text:p>1,920,040</text:p>
          </table:table-cell>
          <table:table-cell office:value-type="float" office:value="54671536" table:style-name="ce23">
            <text:p>54,671,536</text:p>
          </table:table-cell>
          <table:table-cell office:value-type="float" office:value="24461608" table:style-name="ce23">
            <text:p>24,461,608</text:p>
          </table:table-cell>
          <table:table-cell office:value-type="float" office:value="351446052" table:style-name="ce23">
            <text:p>351,446,052</text:p>
          </table:table-cell>
          <table:table-cell office:value-type="float" office:value="70620995" table:style-name="ce23">
            <text:p>70,620,995</text:p>
          </table:table-cell>
          <table:table-cell office:value-type="float" office:value="1920040" table:style-name="ce23">
            <text:p>1,920,040</text:p>
          </table:table-cell>
          <table:table-cell office:value-type="float" office:value="51821535" table:style-name="ce23">
            <text:p>51,821,535</text:p>
          </table:table-cell>
          <table:table-cell office:value-type="float" office:value="24461608" table:style-name="ce23">
            <text:p>24,461,608</text:p>
          </table:table-cell>
          <table:table-cell office:value-type="float" office:value="148824178" table:style-name="ce23">
            <text:p>148,824,178</text:p>
          </table:table-cell>
          <table:table-cell table:number-columns-repeated="16372"/>
        </table:table-row>
        <table:table-row table:style-name="ro2">
          <table:table-cell office:value-type="float" office:value="390" table:style-name="ce2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35899427" table:style-name="ce23">
            <text:p>135,899,427</text:p>
          </table:table-cell>
          <table:table-cell office:value-type="float" office:value="1294874" table:style-name="ce23">
            <text:p>1,294,874</text:p>
          </table:table-cell>
          <table:table-cell office:value-type="float" office:value="34839080" table:style-name="ce23">
            <text:p>34,839,080</text:p>
          </table:table-cell>
          <table:table-cell office:value-type="float" office:value="13946388" table:style-name="ce23">
            <text:p>13,946,388</text:p>
          </table:table-cell>
          <table:table-cell office:value-type="float" office:value="185979769" table:style-name="ce23">
            <text:p>185,979,769</text:p>
          </table:table-cell>
          <table:table-cell office:value-type="float" office:value="64346041" table:style-name="ce23">
            <text:p>64,346,041</text:p>
          </table:table-cell>
          <table:table-cell office:value-type="float" office:value="1294874" table:style-name="ce23">
            <text:p>1,294,874</text:p>
          </table:table-cell>
          <table:table-cell office:value-type="float" office:value="31296079" table:style-name="ce23">
            <text:p>31,296,079</text:p>
          </table:table-cell>
          <table:table-cell office:value-type="float" office:value="13946388" table:style-name="ce23">
            <text:p>13,946,388</text:p>
          </table:table-cell>
          <table:table-cell office:value-type="float" office:value="110883382" table:style-name="ce23">
            <text:p>110,883,382</text:p>
          </table:table-cell>
          <table:table-cell table:number-columns-repeated="16372"/>
        </table:table-row>
        <table:table-row table:style-name="ro2">
          <table:table-cell office:value-type="float" office:value="391" table:style-name="ce2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214229309" table:style-name="ce23">
            <text:p>214,229,309</text:p>
          </table:table-cell>
          <table:table-cell office:value-type="float" office:value="1655889" table:style-name="ce23">
            <text:p>1,655,889</text:p>
          </table:table-cell>
          <table:table-cell office:value-type="float" office:value="56234620" table:style-name="ce23">
            <text:p>56,234,620</text:p>
          </table:table-cell>
          <table:table-cell office:value-type="float" office:value="21031575" table:style-name="ce23">
            <text:p>21,031,575</text:p>
          </table:table-cell>
          <table:table-cell office:value-type="float" office:value="293151393" table:style-name="ce23">
            <text:p>293,151,393</text:p>
          </table:table-cell>
          <table:table-cell office:value-type="float" office:value="58990005" table:style-name="ce23">
            <text:p>58,990,005</text:p>
          </table:table-cell>
          <table:table-cell office:value-type="float" office:value="1655889" table:style-name="ce23">
            <text:p>1,655,889</text:p>
          </table:table-cell>
          <table:table-cell office:value-type="float" office:value="46335836" table:style-name="ce23">
            <text:p>46,335,836</text:p>
          </table:table-cell>
          <table:table-cell office:value-type="float" office:value="21031575" table:style-name="ce23">
            <text:p>21,031,575</text:p>
          </table:table-cell>
          <table:table-cell office:value-type="float" office:value="128013305" table:style-name="ce23">
            <text:p>128,013,305</text:p>
          </table:table-cell>
          <table:table-cell table:number-columns-repeated="16372"/>
        </table:table-row>
        <table:table-row table:style-name="ro2">
          <table:table-cell office:value-type="float" office:value="392" table:style-name="ce2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47654553" table:style-name="ce23">
            <text:p>147,654,553</text:p>
          </table:table-cell>
          <table:table-cell office:value-type="float" office:value="1621124" table:style-name="ce23">
            <text:p>1,621,124</text:p>
          </table:table-cell>
          <table:table-cell office:value-type="float" office:value="33606318" table:style-name="ce23">
            <text:p>33,606,318</text:p>
          </table:table-cell>
          <table:table-cell office:value-type="float" office:value="15291288" table:style-name="ce23">
            <text:p>15,291,288</text:p>
          </table:table-cell>
          <table:table-cell office:value-type="float" office:value="198173283" table:style-name="ce23">
            <text:p>198,173,283</text:p>
          </table:table-cell>
          <table:table-cell office:value-type="float" office:value="118873430" table:style-name="ce23">
            <text:p>118,873,430</text:p>
          </table:table-cell>
          <table:table-cell office:value-type="float" office:value="1621124" table:style-name="ce23">
            <text:p>1,621,124</text:p>
          </table:table-cell>
          <table:table-cell office:value-type="float" office:value="33247317" table:style-name="ce23">
            <text:p>33,247,317</text:p>
          </table:table-cell>
          <table:table-cell office:value-type="float" office:value="15291288" table:style-name="ce23">
            <text:p>15,291,288</text:p>
          </table:table-cell>
          <table:table-cell office:value-type="float" office:value="169033159" table:style-name="ce23">
            <text:p>169,033,159</text:p>
          </table:table-cell>
          <table:table-cell table:number-columns-repeated="16372"/>
        </table:table-row>
        <table:table-row table:style-name="ro2">
          <table:table-cell office:value-type="float" office:value="393" table:style-name="ce2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115639507" table:style-name="ce23">
            <text:p>115,639,507</text:p>
          </table:table-cell>
          <table:table-cell office:value-type="float" office:value="1919312" table:style-name="ce23">
            <text:p>1,919,312</text:p>
          </table:table-cell>
          <table:table-cell office:value-type="float" office:value="28304717" table:style-name="ce23">
            <text:p>28,304,717</text:p>
          </table:table-cell>
          <table:table-cell office:value-type="float" office:value="10720341" table:style-name="ce23">
            <text:p>10,720,341</text:p>
          </table:table-cell>
          <table:table-cell office:value-type="float" office:value="156583877" table:style-name="ce23">
            <text:p>156,583,877</text:p>
          </table:table-cell>
          <table:table-cell office:value-type="float" office:value="65433147" table:style-name="ce23">
            <text:p>65,433,147</text:p>
          </table:table-cell>
          <table:table-cell office:value-type="float" office:value="1919312" table:style-name="ce23">
            <text:p>1,919,312</text:p>
          </table:table-cell>
          <table:table-cell office:value-type="float" office:value="27364717" table:style-name="ce23">
            <text:p>27,364,717</text:p>
          </table:table-cell>
          <table:table-cell office:value-type="float" office:value="10720341" table:style-name="ce23">
            <text:p>10,720,341</text:p>
          </table:table-cell>
          <table:table-cell office:value-type="float" office:value="105437517" table:style-name="ce23">
            <text:p>105,437,517</text:p>
          </table:table-cell>
          <table:table-cell table:number-columns-repeated="16372"/>
        </table:table-row>
        <table:table-row table:style-name="ro2">
          <table:table-cell office:value-type="float" office:value="394" table:style-name="ce2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204273125" table:style-name="ce23">
            <text:p>204,273,125</text:p>
          </table:table-cell>
          <table:table-cell office:value-type="float" office:value="1407262" table:style-name="ce23">
            <text:p>1,407,262</text:p>
          </table:table-cell>
          <table:table-cell office:value-type="float" office:value="42638335" table:style-name="ce23">
            <text:p>42,638,335</text:p>
          </table:table-cell>
          <table:table-cell office:value-type="float" office:value="20567499" table:style-name="ce23">
            <text:p>20,567,499</text:p>
          </table:table-cell>
          <table:table-cell office:value-type="float" office:value="268886221" table:style-name="ce23">
            <text:p>268,886,221</text:p>
          </table:table-cell>
          <table:table-cell office:value-type="float" office:value="43697015" table:style-name="ce23">
            <text:p>43,697,015</text:p>
          </table:table-cell>
          <table:table-cell office:value-type="float" office:value="1407262" table:style-name="ce23">
            <text:p>1,407,262</text:p>
          </table:table-cell>
          <table:table-cell office:value-type="float" office:value="32380499" table:style-name="ce23">
            <text:p>32,380,499</text:p>
          </table:table-cell>
          <table:table-cell office:value-type="float" office:value="20567499" table:style-name="ce23">
            <text:p>20,567,499</text:p>
          </table:table-cell>
          <table:table-cell office:value-type="float" office:value="98052275" table:style-name="ce23">
            <text:p>98,052,275</text:p>
          </table:table-cell>
          <table:table-cell table:number-columns-repeated="16372"/>
        </table:table-row>
        <table:table-row table:style-name="ro2">
          <table:table-cell office:value-type="float" office:value="800" table:style-name="ce2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29257996" table:style-name="ce23">
            <text:p>129,257,996</text:p>
          </table:table-cell>
          <table:table-cell office:value-type="float" office:value="1058533" table:style-name="ce23">
            <text:p>1,058,533</text:p>
          </table:table-cell>
          <table:table-cell office:value-type="float" office:value="36181987" table:style-name="ce23">
            <text:p>36,181,987</text:p>
          </table:table-cell>
          <table:table-cell office:value-type="float" office:value="10842262" table:style-name="ce23">
            <text:p>10,842,262</text:p>
          </table:table-cell>
          <table:table-cell office:value-type="float" office:value="177340778" table:style-name="ce23">
            <text:p>177,340,778</text:p>
          </table:table-cell>
          <table:table-cell office:value-type="float" office:value="13379824" table:style-name="ce23">
            <text:p>13,379,824</text:p>
          </table:table-cell>
          <table:table-cell office:value-type="float" office:value="1058533" table:style-name="ce23">
            <text:p>1,058,533</text:p>
          </table:table-cell>
          <table:table-cell office:value-type="float" office:value="28034819" table:style-name="ce23">
            <text:p>28,034,819</text:p>
          </table:table-cell>
          <table:table-cell office:value-type="float" office:value="10842262" table:style-name="ce23">
            <text:p>10,842,262</text:p>
          </table:table-cell>
          <table:table-cell office:value-type="float" office:value="53315438" table:style-name="ce23">
            <text:p>53,315,438</text:p>
          </table:table-cell>
          <table:table-cell table:number-columns-repeated="16372"/>
        </table:table-row>
        <table:table-row table:style-name="ro2">
          <table:table-cell office:value-type="float" office:value="801" table:style-name="ce21">
            <text:p>801</text:p>
          </table:table-cell>
          <table:table-cell office:value-type="string" table:style-name="ce22">
            <text:p>Bristol, City of</text:p>
          </table:table-cell>
          <table:table-cell office:value-type="float" office:value="325478443" table:style-name="ce23">
            <text:p>325,478,443</text:p>
          </table:table-cell>
          <table:table-cell office:value-type="float" office:value="2717049" table:style-name="ce23">
            <text:p>2,717,049</text:p>
          </table:table-cell>
          <table:table-cell office:value-type="float" office:value="86503924" table:style-name="ce23">
            <text:p>86,503,924</text:p>
          </table:table-cell>
          <table:table-cell office:value-type="float" office:value="38526464" table:style-name="ce23">
            <text:p>38,526,464</text:p>
          </table:table-cell>
          <table:table-cell office:value-type="float" office:value="453225880" table:style-name="ce23">
            <text:p>453,225,880</text:p>
          </table:table-cell>
          <table:table-cell office:value-type="float" office:value="85272879" table:style-name="ce23">
            <text:p>85,272,879</text:p>
          </table:table-cell>
          <table:table-cell office:value-type="float" office:value="2717049" table:style-name="ce23">
            <text:p>2,717,049</text:p>
          </table:table-cell>
          <table:table-cell office:value-type="float" office:value="71101589" table:style-name="ce23">
            <text:p>71,101,589</text:p>
          </table:table-cell>
          <table:table-cell office:value-type="float" office:value="38526464" table:style-name="ce23">
            <text:p>38,526,464</text:p>
          </table:table-cell>
          <table:table-cell office:value-type="float" office:value="197617981" table:style-name="ce23">
            <text:p>197,617,981</text:p>
          </table:table-cell>
          <table:table-cell table:number-columns-repeated="16372"/>
        </table:table-row>
        <table:table-row table:style-name="ro2">
          <table:table-cell office:value-type="float" office:value="802" table:style-name="ce2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54548440" table:style-name="ce23">
            <text:p>154,548,440</text:p>
          </table:table-cell>
          <table:table-cell office:value-type="float" office:value="1704238" table:style-name="ce23">
            <text:p>1,704,238</text:p>
          </table:table-cell>
          <table:table-cell office:value-type="float" office:value="35557941" table:style-name="ce23">
            <text:p>35,557,941</text:p>
          </table:table-cell>
          <table:table-cell office:value-type="float" office:value="12304261" table:style-name="ce23">
            <text:p>12,304,261</text:p>
          </table:table-cell>
          <table:table-cell office:value-type="float" office:value="204114880" table:style-name="ce23">
            <text:p>204,114,880</text:p>
          </table:table-cell>
          <table:table-cell office:value-type="float" office:value="4187791" table:style-name="ce23">
            <text:p>4,187,791</text:p>
          </table:table-cell>
          <table:table-cell office:value-type="float" office:value="1704238" table:style-name="ce23">
            <text:p>1,704,238</text:p>
          </table:table-cell>
          <table:table-cell office:value-type="float" office:value="31885940" table:style-name="ce23">
            <text:p>31,885,940</text:p>
          </table:table-cell>
          <table:table-cell office:value-type="float" office:value="12304261" table:style-name="ce23">
            <text:p>12,304,261</text:p>
          </table:table-cell>
          <table:table-cell office:value-type="float" office:value="50082230" table:style-name="ce23">
            <text:p>50,082,230</text:p>
          </table:table-cell>
          <table:table-cell table:number-columns-repeated="16372"/>
        </table:table-row>
        <table:table-row table:style-name="ro2">
          <table:table-cell office:value-type="float" office:value="803" table:style-name="ce2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97545396" table:style-name="ce23">
            <text:p>197,545,396</text:p>
          </table:table-cell>
          <table:table-cell office:value-type="float" office:value="3270419" table:style-name="ce23">
            <text:p>3,270,419</text:p>
          </table:table-cell>
          <table:table-cell office:value-type="float" office:value="49846312" table:style-name="ce23">
            <text:p>49,846,312</text:p>
          </table:table-cell>
          <table:table-cell office:value-type="float" office:value="19685524" table:style-name="ce23">
            <text:p>19,685,524</text:p>
          </table:table-cell>
          <table:table-cell office:value-type="float" office:value="270347651" table:style-name="ce23">
            <text:p>270,347,651</text:p>
          </table:table-cell>
          <table:table-cell office:value-type="float" office:value="97776564" table:style-name="ce23">
            <text:p>97,776,564</text:p>
          </table:table-cell>
          <table:table-cell office:value-type="float" office:value="3270419" table:style-name="ce23">
            <text:p>3,270,419</text:p>
          </table:table-cell>
          <table:table-cell office:value-type="float" office:value="42880976" table:style-name="ce23">
            <text:p>42,880,976</text:p>
          </table:table-cell>
          <table:table-cell office:value-type="float" office:value="19685524" table:style-name="ce23">
            <text:p>19,685,524</text:p>
          </table:table-cell>
          <table:table-cell office:value-type="float" office:value="163613483" table:style-name="ce23">
            <text:p>163,613,483</text:p>
          </table:table-cell>
          <table:table-cell table:number-columns-repeated="16372"/>
        </table:table-row>
        <table:table-row table:style-name="ro2">
          <table:table-cell office:value-type="float" office:value="805" table:style-name="ce2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76530561" table:style-name="ce23">
            <text:p>76,530,561</text:p>
          </table:table-cell>
          <table:table-cell office:value-type="float" office:value="710798" table:style-name="ce23">
            <text:p>710,798</text:p>
          </table:table-cell>
          <table:table-cell office:value-type="float" office:value="18661338" table:style-name="ce23">
            <text:p>18,661,338</text:p>
          </table:table-cell>
          <table:table-cell office:value-type="float" office:value="6908228" table:style-name="ce23">
            <text:p>6,908,228</text:p>
          </table:table-cell>
          <table:table-cell office:value-type="float" office:value="102810925" table:style-name="ce23">
            <text:p>102,810,925</text:p>
          </table:table-cell>
          <table:table-cell office:value-type="float" office:value="21140085" table:style-name="ce23">
            <text:p>21,140,085</text:p>
          </table:table-cell>
          <table:table-cell office:value-type="float" office:value="710798" table:style-name="ce23">
            <text:p>710,798</text:p>
          </table:table-cell>
          <table:table-cell office:value-type="float" office:value="15329004" table:style-name="ce23">
            <text:p>15,329,004</text:p>
          </table:table-cell>
          <table:table-cell office:value-type="float" office:value="6908228" table:style-name="ce23">
            <text:p>6,908,228</text:p>
          </table:table-cell>
          <table:table-cell office:value-type="float" office:value="44088115" table:style-name="ce23">
            <text:p>44,088,115</text:p>
          </table:table-cell>
          <table:table-cell table:number-columns-repeated="16372"/>
        </table:table-row>
        <table:table-row table:style-name="ro2">
          <table:table-cell office:value-type="float" office:value="806" table:style-name="ce2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31643399" table:style-name="ce23">
            <text:p>131,643,399</text:p>
          </table:table-cell>
          <table:table-cell office:value-type="float" office:value="1043138" table:style-name="ce23">
            <text:p>1,043,138</text:p>
          </table:table-cell>
          <table:table-cell office:value-type="float" office:value="37635607" table:style-name="ce23">
            <text:p>37,635,607</text:p>
          </table:table-cell>
          <table:table-cell office:value-type="float" office:value="12400366" table:style-name="ce23">
            <text:p>12,400,366</text:p>
          </table:table-cell>
          <table:table-cell office:value-type="float" office:value="182722510" table:style-name="ce23">
            <text:p>182,722,510</text:p>
          </table:table-cell>
          <table:table-cell office:value-type="float" office:value="20330375" table:style-name="ce23">
            <text:p>20,330,375</text:p>
          </table:table-cell>
          <table:table-cell office:value-type="float" office:value="1043138" table:style-name="ce23">
            <text:p>1,043,138</text:p>
          </table:table-cell>
          <table:table-cell office:value-type="float" office:value="29953345" table:style-name="ce23">
            <text:p>29,953,345</text:p>
          </table:table-cell>
          <table:table-cell office:value-type="float" office:value="12400366" table:style-name="ce23">
            <text:p>12,400,366</text:p>
          </table:table-cell>
          <table:table-cell office:value-type="float" office:value="63727224" table:style-name="ce23">
            <text:p>63,727,224</text:p>
          </table:table-cell>
          <table:table-cell table:number-columns-repeated="16372"/>
        </table:table-row>
        <table:table-row table:style-name="ro2">
          <table:table-cell office:value-type="float" office:value="807" table:style-name="ce2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107651103" table:style-name="ce23">
            <text:p>107,651,103</text:p>
          </table:table-cell>
          <table:table-cell office:value-type="float" office:value="811862" table:style-name="ce23">
            <text:p>811,862</text:p>
          </table:table-cell>
          <table:table-cell office:value-type="float" office:value="26516907" table:style-name="ce23">
            <text:p>26,516,907</text:p>
          </table:table-cell>
          <table:table-cell office:value-type="float" office:value="8285631" table:style-name="ce23">
            <text:p>8,285,631</text:p>
          </table:table-cell>
          <table:table-cell office:value-type="float" office:value="143265503" table:style-name="ce23">
            <text:p>143,265,503</text:p>
          </table:table-cell>
          <table:table-cell office:value-type="float" office:value="10833866" table:style-name="ce23">
            <text:p>10,833,866</text:p>
          </table:table-cell>
          <table:table-cell office:value-type="float" office:value="811862" table:style-name="ce23">
            <text:p>811,862</text:p>
          </table:table-cell>
          <table:table-cell office:value-type="float" office:value="21496738" table:style-name="ce23">
            <text:p>21,496,738</text:p>
          </table:table-cell>
          <table:table-cell office:value-type="float" office:value="8285631" table:style-name="ce23">
            <text:p>8,285,631</text:p>
          </table:table-cell>
          <table:table-cell office:value-type="float" office:value="41428097" table:style-name="ce23">
            <text:p>41,428,097</text:p>
          </table:table-cell>
          <table:table-cell table:number-columns-repeated="16372"/>
        </table:table-row>
        <table:table-row table:style-name="ro2">
          <table:table-cell office:value-type="float" office:value="808" table:style-name="ce2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58968034" table:style-name="ce23">
            <text:p>158,968,034</text:p>
          </table:table-cell>
          <table:table-cell office:value-type="float" office:value="1009375" table:style-name="ce23">
            <text:p>1,009,375</text:p>
          </table:table-cell>
          <table:table-cell office:value-type="float" office:value="39161508" table:style-name="ce23">
            <text:p>39,161,508</text:p>
          </table:table-cell>
          <table:table-cell office:value-type="float" office:value="13522875" table:style-name="ce23">
            <text:p>13,522,875</text:p>
          </table:table-cell>
          <table:table-cell office:value-type="float" office:value="212661792" table:style-name="ce23">
            <text:p>212,661,792</text:p>
          </table:table-cell>
          <table:table-cell office:value-type="float" office:value="38912088" table:style-name="ce23">
            <text:p>38,912,088</text:p>
          </table:table-cell>
          <table:table-cell office:value-type="float" office:value="1009375" table:style-name="ce23">
            <text:p>1,009,375</text:p>
          </table:table-cell>
          <table:table-cell office:value-type="float" office:value="29592507" table:style-name="ce23">
            <text:p>29,592,507</text:p>
          </table:table-cell>
          <table:table-cell office:value-type="float" office:value="13522875" table:style-name="ce23">
            <text:p>13,522,875</text:p>
          </table:table-cell>
          <table:table-cell office:value-type="float" office:value="83036845" table:style-name="ce23">
            <text:p>83,036,845</text:p>
          </table:table-cell>
          <table:table-cell table:number-columns-repeated="16372"/>
        </table:table-row>
        <table:table-row table:style-name="ro2">
          <table:table-cell office:value-type="float" office:value="810" table:style-name="ce21">
            <text:p>810</text:p>
          </table:table-cell>
          <table:table-cell office:value-type="string" table:style-name="ce22">
            <text:p>Kingston upon Hull, City of</text:p>
          </table:table-cell>
          <table:table-cell office:value-type="float" office:value="223454962" table:style-name="ce23">
            <text:p>223,454,962</text:p>
          </table:table-cell>
          <table:table-cell office:value-type="float" office:value="2634075" table:style-name="ce23">
            <text:p>2,634,075</text:p>
          </table:table-cell>
          <table:table-cell office:value-type="float" office:value="50693862" table:style-name="ce23">
            <text:p>50,693,862</text:p>
          </table:table-cell>
          <table:table-cell office:value-type="float" office:value="18793123" table:style-name="ce23">
            <text:p>18,793,123</text:p>
          </table:table-cell>
          <table:table-cell office:value-type="float" office:value="295576022" table:style-name="ce23">
            <text:p>295,576,022</text:p>
          </table:table-cell>
          <table:table-cell office:value-type="float" office:value="5429205" table:style-name="ce23">
            <text:p>5,429,205</text:p>
          </table:table-cell>
          <table:table-cell office:value-type="float" office:value="2634075" table:style-name="ce23">
            <text:p>2,634,075</text:p>
          </table:table-cell>
          <table:table-cell office:value-type="float" office:value="41466860" table:style-name="ce23">
            <text:p>41,466,860</text:p>
          </table:table-cell>
          <table:table-cell office:value-type="float" office:value="18793123" table:style-name="ce23">
            <text:p>18,793,123</text:p>
          </table:table-cell>
          <table:table-cell office:value-type="float" office:value="68323263" table:style-name="ce23">
            <text:p>68,323,263</text:p>
          </table:table-cell>
          <table:table-cell table:number-columns-repeated="16372"/>
        </table:table-row>
        <table:table-row table:style-name="ro2">
          <table:table-cell office:value-type="float" office:value="811" table:style-name="ce2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229449604" table:style-name="ce23">
            <text:p>229,449,604</text:p>
          </table:table-cell>
          <table:table-cell office:value-type="float" office:value="1798191" table:style-name="ce23">
            <text:p>1,798,191</text:p>
          </table:table-cell>
          <table:table-cell office:value-type="float" office:value="38294123" table:style-name="ce23">
            <text:p>38,294,123</text:p>
          </table:table-cell>
          <table:table-cell office:value-type="float" office:value="20547557" table:style-name="ce23">
            <text:p>20,547,557</text:p>
          </table:table-cell>
          <table:table-cell office:value-type="float" office:value="290089475" table:style-name="ce23">
            <text:p>290,089,475</text:p>
          </table:table-cell>
          <table:table-cell office:value-type="float" office:value="127311623" table:style-name="ce23">
            <text:p>127,311,623</text:p>
          </table:table-cell>
          <table:table-cell office:value-type="float" office:value="1798191" table:style-name="ce23">
            <text:p>1,798,191</text:p>
          </table:table-cell>
          <table:table-cell office:value-type="float" office:value="37158456" table:style-name="ce23">
            <text:p>37,158,456</text:p>
          </table:table-cell>
          <table:table-cell office:value-type="float" office:value="20547557" table:style-name="ce23">
            <text:p>20,547,557</text:p>
          </table:table-cell>
          <table:table-cell office:value-type="float" office:value="186815827" table:style-name="ce23">
            <text:p>186,815,827</text:p>
          </table:table-cell>
          <table:table-cell table:number-columns-repeated="16372"/>
        </table:table-row>
        <table:table-row table:style-name="ro2">
          <table:table-cell office:value-type="float" office:value="812" table:style-name="ce2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26259805" table:style-name="ce23">
            <text:p>126,259,805</text:p>
          </table:table-cell>
          <table:table-cell office:value-type="float" office:value="1375659" table:style-name="ce23">
            <text:p>1,375,659</text:p>
          </table:table-cell>
          <table:table-cell office:value-type="float" office:value="30410368" table:style-name="ce23">
            <text:p>30,410,368</text:p>
          </table:table-cell>
          <table:table-cell office:value-type="float" office:value="11068262" table:style-name="ce23">
            <text:p>11,068,262</text:p>
          </table:table-cell>
          <table:table-cell office:value-type="float" office:value="169114094" table:style-name="ce23">
            <text:p>169,114,094</text:p>
          </table:table-cell>
          <table:table-cell office:value-type="float" office:value="8153525" table:style-name="ce23">
            <text:p>8,153,525</text:p>
          </table:table-cell>
          <table:table-cell office:value-type="float" office:value="1375659" table:style-name="ce23">
            <text:p>1,375,659</text:p>
          </table:table-cell>
          <table:table-cell office:value-type="float" office:value="23268701" table:style-name="ce23">
            <text:p>23,268,701</text:p>
          </table:table-cell>
          <table:table-cell office:value-type="float" office:value="11068262" table:style-name="ce23">
            <text:p>11,068,262</text:p>
          </table:table-cell>
          <table:table-cell office:value-type="float" office:value="43866147" table:style-name="ce23">
            <text:p>43,866,147</text:p>
          </table:table-cell>
          <table:table-cell table:number-columns-repeated="16372"/>
        </table:table-row>
        <table:table-row table:style-name="ro2">
          <table:table-cell office:value-type="float" office:value="813" table:style-name="ce2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31630859" table:style-name="ce23">
            <text:p>131,630,859</text:p>
          </table:table-cell>
          <table:table-cell office:value-type="float" office:value="1029332" table:style-name="ce23">
            <text:p>1,029,332</text:p>
          </table:table-cell>
          <table:table-cell office:value-type="float" office:value="27255369" table:style-name="ce23">
            <text:p>27,255,369</text:p>
          </table:table-cell>
          <table:table-cell office:value-type="float" office:value="9892227" table:style-name="ce23">
            <text:p>9,892,227</text:p>
          </table:table-cell>
          <table:table-cell office:value-type="float" office:value="169807787" table:style-name="ce23">
            <text:p>169,807,787</text:p>
          </table:table-cell>
          <table:table-cell office:value-type="float" office:value="64508859" table:style-name="ce23">
            <text:p>64,508,859</text:p>
          </table:table-cell>
          <table:table-cell office:value-type="float" office:value="1029332" table:style-name="ce23">
            <text:p>1,029,332</text:p>
          </table:table-cell>
          <table:table-cell office:value-type="float" office:value="26735369" table:style-name="ce23">
            <text:p>26,735,369</text:p>
          </table:table-cell>
          <table:table-cell office:value-type="float" office:value="9892227" table:style-name="ce23">
            <text:p>9,892,227</text:p>
          </table:table-cell>
          <table:table-cell office:value-type="float" office:value="102165787" table:style-name="ce23">
            <text:p>102,165,787</text:p>
          </table:table-cell>
          <table:table-cell table:number-columns-repeated="16372"/>
        </table:table-row>
        <table:table-row table:style-name="ro2">
          <table:table-cell office:value-type="float" office:value="815" table:style-name="ce2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416884127" table:style-name="ce23">
            <text:p>416,884,127</text:p>
          </table:table-cell>
          <table:table-cell office:value-type="float" office:value="3406141" table:style-name="ce23">
            <text:p>3,406,141</text:p>
          </table:table-cell>
          <table:table-cell office:value-type="float" office:value="77858938" table:style-name="ce23">
            <text:p>77,858,938</text:p>
          </table:table-cell>
          <table:table-cell office:value-type="float" office:value="36249343" table:style-name="ce23">
            <text:p>36,249,343</text:p>
          </table:table-cell>
          <table:table-cell office:value-type="float" office:value="534398549" table:style-name="ce23">
            <text:p>534,398,549</text:p>
          </table:table-cell>
          <table:table-cell office:value-type="float" office:value="184107877" table:style-name="ce23">
            <text:p>184,107,877</text:p>
          </table:table-cell>
          <table:table-cell office:value-type="float" office:value="3406141" table:style-name="ce23">
            <text:p>3,406,141</text:p>
          </table:table-cell>
          <table:table-cell office:value-type="float" office:value="71095938" table:style-name="ce23">
            <text:p>71,095,938</text:p>
          </table:table-cell>
          <table:table-cell office:value-type="float" office:value="36249343" table:style-name="ce23">
            <text:p>36,249,343</text:p>
          </table:table-cell>
          <table:table-cell office:value-type="float" office:value="294859299" table:style-name="ce23">
            <text:p>294,859,299</text:p>
          </table:table-cell>
          <table:table-cell table:number-columns-repeated="16372"/>
        </table:table-row>
        <table:table-row table:style-name="ro2">
          <table:table-cell office:value-type="float" office:value="816" table:style-name="ce2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19613984" table:style-name="ce23">
            <text:p>119,613,984</text:p>
          </table:table-cell>
          <table:table-cell office:value-type="float" office:value="2073914" table:style-name="ce23">
            <text:p>2,073,914</text:p>
          </table:table-cell>
          <table:table-cell office:value-type="float" office:value="27793685" table:style-name="ce23">
            <text:p>27,793,685</text:p>
          </table:table-cell>
          <table:table-cell office:value-type="float" office:value="11476591" table:style-name="ce23">
            <text:p>11,476,591</text:p>
          </table:table-cell>
          <table:table-cell office:value-type="float" office:value="160958174" table:style-name="ce23">
            <text:p>160,958,174</text:p>
          </table:table-cell>
          <table:table-cell office:value-type="float" office:value="41829959" table:style-name="ce23">
            <text:p>41,829,959</text:p>
          </table:table-cell>
          <table:table-cell office:value-type="float" office:value="2073914" table:style-name="ce23">
            <text:p>2,073,914</text:p>
          </table:table-cell>
          <table:table-cell office:value-type="float" office:value="23917351" table:style-name="ce23">
            <text:p>23,917,351</text:p>
          </table:table-cell>
          <table:table-cell office:value-type="float" office:value="11476591" table:style-name="ce23">
            <text:p>11,476,591</text:p>
          </table:table-cell>
          <table:table-cell office:value-type="float" office:value="79297815" table:style-name="ce23">
            <text:p>79,297,815</text:p>
          </table:table-cell>
          <table:table-cell table:number-columns-repeated="16372"/>
        </table:table-row>
        <table:table-row table:style-name="ro2">
          <table:table-cell office:value-type="float" office:value="821" table:style-name="ce2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213170017" table:style-name="ce23">
            <text:p>213,170,017</text:p>
          </table:table-cell>
          <table:table-cell office:value-type="float" office:value="1580123" table:style-name="ce23">
            <text:p>1,580,123</text:p>
          </table:table-cell>
          <table:table-cell office:value-type="float" office:value="46110471" table:style-name="ce23">
            <text:p>46,110,471</text:p>
          </table:table-cell>
          <table:table-cell office:value-type="float" office:value="19075623" table:style-name="ce23">
            <text:p>19,075,623</text:p>
          </table:table-cell>
          <table:table-cell office:value-type="float" office:value="279936234" table:style-name="ce23">
            <text:p>279,936,234</text:p>
          </table:table-cell>
          <table:table-cell office:value-type="float" office:value="102081857" table:style-name="ce23">
            <text:p>102,081,857</text:p>
          </table:table-cell>
          <table:table-cell office:value-type="float" office:value="1580123" table:style-name="ce23">
            <text:p>1,580,123</text:p>
          </table:table-cell>
          <table:table-cell office:value-type="float" office:value="44746636" table:style-name="ce23">
            <text:p>44,746,636</text:p>
          </table:table-cell>
          <table:table-cell office:value-type="float" office:value="19075623" table:style-name="ce23">
            <text:p>19,075,623</text:p>
          </table:table-cell>
          <table:table-cell office:value-type="float" office:value="167484239" table:style-name="ce23">
            <text:p>167,484,239</text:p>
          </table:table-cell>
          <table:table-cell table:number-columns-repeated="16372"/>
        </table:table-row>
        <table:table-row table:style-name="ro2">
          <table:table-cell office:value-type="float" office:value="822" table:style-name="ce2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53550358" table:style-name="ce23">
            <text:p>153,550,358</text:p>
          </table:table-cell>
          <table:table-cell office:value-type="float" office:value="2049929" table:style-name="ce23">
            <text:p>2,049,929</text:p>
          </table:table-cell>
          <table:table-cell office:value-type="float" office:value="33358306" table:style-name="ce23">
            <text:p>33,358,306</text:p>
          </table:table-cell>
          <table:table-cell office:value-type="float" office:value="13754073" table:style-name="ce23">
            <text:p>13,754,073</text:p>
          </table:table-cell>
          <table:table-cell office:value-type="float" office:value="202712666" table:style-name="ce23">
            <text:p>202,712,666</text:p>
          </table:table-cell>
          <table:table-cell office:value-type="float" office:value="55687233" table:style-name="ce23">
            <text:p>55,687,233</text:p>
          </table:table-cell>
          <table:table-cell office:value-type="float" office:value="2049929" table:style-name="ce23">
            <text:p>2,049,929</text:p>
          </table:table-cell>
          <table:table-cell office:value-type="float" office:value="27617305" table:style-name="ce23">
            <text:p>27,617,305</text:p>
          </table:table-cell>
          <table:table-cell office:value-type="float" office:value="13754073" table:style-name="ce23">
            <text:p>13,754,073</text:p>
          </table:table-cell>
          <table:table-cell office:value-type="float" office:value="99108540" table:style-name="ce23">
            <text:p>99,108,540</text:p>
          </table:table-cell>
          <table:table-cell table:number-columns-repeated="16372"/>
        </table:table-row>
        <table:table-row table:style-name="ro2">
          <table:table-cell office:value-type="float" office:value="823" table:style-name="ce2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222066016" table:style-name="ce23">
            <text:p>222,066,016</text:p>
          </table:table-cell>
          <table:table-cell office:value-type="float" office:value="1563406" table:style-name="ce23">
            <text:p>1,563,406</text:p>
          </table:table-cell>
          <table:table-cell office:value-type="float" office:value="44949559" table:style-name="ce23">
            <text:p>44,949,559</text:p>
          </table:table-cell>
          <table:table-cell office:value-type="float" office:value="20549598" table:style-name="ce23">
            <text:p>20,549,598</text:p>
          </table:table-cell>
          <table:table-cell office:value-type="float" office:value="289128579" table:style-name="ce23">
            <text:p>289,128,579</text:p>
          </table:table-cell>
          <table:table-cell office:value-type="float" office:value="73398624" table:style-name="ce23">
            <text:p>73,398,624</text:p>
          </table:table-cell>
          <table:table-cell office:value-type="float" office:value="1563406" table:style-name="ce23">
            <text:p>1,563,406</text:p>
          </table:table-cell>
          <table:table-cell office:value-type="float" office:value="39874892" table:style-name="ce23">
            <text:p>39,874,892</text:p>
          </table:table-cell>
          <table:table-cell office:value-type="float" office:value="20549598" table:style-name="ce23">
            <text:p>20,549,598</text:p>
          </table:table-cell>
          <table:table-cell office:value-type="float" office:value="135386520" table:style-name="ce23">
            <text:p>135,386,520</text:p>
          </table:table-cell>
          <table:table-cell table:number-columns-repeated="16372"/>
        </table:table-row>
        <table:table-row table:style-name="ro2">
          <table:table-cell office:value-type="float" office:value="825" table:style-name="ce2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413864649" table:style-name="ce23">
            <text:p>413,864,649</text:p>
          </table:table-cell>
          <table:table-cell office:value-type="float" office:value="4934532" table:style-name="ce23">
            <text:p>4,934,532</text:p>
          </table:table-cell>
          <table:table-cell office:value-type="float" office:value="123541886" table:style-name="ce23">
            <text:p>123,541,886</text:p>
          </table:table-cell>
          <table:table-cell office:value-type="float" office:value="37069532" table:style-name="ce23">
            <text:p>37,069,532</text:p>
          </table:table-cell>
          <table:table-cell office:value-type="float" office:value="579410599" table:style-name="ce23">
            <text:p>579,410,599</text:p>
          </table:table-cell>
          <table:table-cell office:value-type="float" office:value="184810755" table:style-name="ce23">
            <text:p>184,810,755</text:p>
          </table:table-cell>
          <table:table-cell office:value-type="float" office:value="4934532" table:style-name="ce23">
            <text:p>4,934,532</text:p>
          </table:table-cell>
          <table:table-cell office:value-type="float" office:value="114675385" table:style-name="ce23">
            <text:p>114,675,385</text:p>
          </table:table-cell>
          <table:table-cell office:value-type="float" office:value="37069532" table:style-name="ce23">
            <text:p>37,069,532</text:p>
          </table:table-cell>
          <table:table-cell office:value-type="float" office:value="341490204" table:style-name="ce23">
            <text:p>341,490,204</text:p>
          </table:table-cell>
          <table:table-cell table:number-columns-repeated="16372"/>
        </table:table-row>
        <table:table-row table:style-name="ro2">
          <table:table-cell office:value-type="float" office:value="826" table:style-name="ce2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49109753" table:style-name="ce23">
            <text:p>249,109,753</text:p>
          </table:table-cell>
          <table:table-cell office:value-type="float" office:value="1829448" table:style-name="ce23">
            <text:p>1,829,448</text:p>
          </table:table-cell>
          <table:table-cell office:value-type="float" office:value="59785202" table:style-name="ce23">
            <text:p>59,785,202</text:p>
          </table:table-cell>
          <table:table-cell office:value-type="float" office:value="23536891" table:style-name="ce23">
            <text:p>23,536,891</text:p>
          </table:table-cell>
          <table:table-cell office:value-type="float" office:value="334261294" table:style-name="ce23">
            <text:p>334,261,294</text:p>
          </table:table-cell>
          <table:table-cell office:value-type="float" office:value="88774606" table:style-name="ce23">
            <text:p>88,774,606</text:p>
          </table:table-cell>
          <table:table-cell office:value-type="float" office:value="1829448" table:style-name="ce23">
            <text:p>1,829,448</text:p>
          </table:table-cell>
          <table:table-cell office:value-type="float" office:value="54936533" table:style-name="ce23">
            <text:p>54,936,533</text:p>
          </table:table-cell>
          <table:table-cell office:value-type="float" office:value="23536891" table:style-name="ce23">
            <text:p>23,536,891</text:p>
          </table:table-cell>
          <table:table-cell office:value-type="float" office:value="169077478" table:style-name="ce23">
            <text:p>169,077,478</text:p>
          </table:table-cell>
          <table:table-cell table:number-columns-repeated="16372"/>
        </table:table-row>
        <table:table-row table:style-name="ro2">
          <table:table-cell office:value-type="float" office:value="830" table:style-name="ce2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555996437" table:style-name="ce23">
            <text:p>555,996,437</text:p>
          </table:table-cell>
          <table:table-cell office:value-type="float" office:value="4412150" table:style-name="ce23">
            <text:p>4,412,150</text:p>
          </table:table-cell>
          <table:table-cell office:value-type="float" office:value="111255659" table:style-name="ce23">
            <text:p>111,255,659</text:p>
          </table:table-cell>
          <table:table-cell office:value-type="float" office:value="44910253" table:style-name="ce23">
            <text:p>44,910,253</text:p>
          </table:table-cell>
          <table:table-cell office:value-type="float" office:value="716574499" table:style-name="ce23">
            <text:p>716,574,499</text:p>
          </table:table-cell>
          <table:table-cell office:value-type="float" office:value="257530896" table:style-name="ce23">
            <text:p>257,530,896</text:p>
          </table:table-cell>
          <table:table-cell office:value-type="float" office:value="4412150" table:style-name="ce23">
            <text:p>4,412,150</text:p>
          </table:table-cell>
          <table:table-cell office:value-type="float" office:value="99197658" table:style-name="ce23">
            <text:p>99,197,658</text:p>
          </table:table-cell>
          <table:table-cell office:value-type="float" office:value="44910253" table:style-name="ce23">
            <text:p>44,910,253</text:p>
          </table:table-cell>
          <table:table-cell office:value-type="float" office:value="406050957" table:style-name="ce23">
            <text:p>406,050,957</text:p>
          </table:table-cell>
          <table:table-cell table:number-columns-repeated="16372"/>
        </table:table-row>
        <table:table-row table:style-name="ro2">
          <table:table-cell office:value-type="float" office:value="831" table:style-name="ce2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228226611" table:style-name="ce23">
            <text:p>228,226,611</text:p>
          </table:table-cell>
          <table:table-cell office:value-type="float" office:value="2653641" table:style-name="ce23">
            <text:p>2,653,641</text:p>
          </table:table-cell>
          <table:table-cell office:value-type="float" office:value="56627963" table:style-name="ce23">
            <text:p>56,627,963</text:p>
          </table:table-cell>
          <table:table-cell office:value-type="float" office:value="20348221" table:style-name="ce23">
            <text:p>20,348,221</text:p>
          </table:table-cell>
          <table:table-cell office:value-type="float" office:value="307856436" table:style-name="ce23">
            <text:p>307,856,436</text:p>
          </table:table-cell>
          <table:table-cell office:value-type="float" office:value="58359720" table:style-name="ce23">
            <text:p>58,359,720</text:p>
          </table:table-cell>
          <table:table-cell office:value-type="float" office:value="2653641" table:style-name="ce23">
            <text:p>2,653,641</text:p>
          </table:table-cell>
          <table:table-cell office:value-type="float" office:value="46056628" table:style-name="ce23">
            <text:p>46,056,628</text:p>
          </table:table-cell>
          <table:table-cell office:value-type="float" office:value="20348221" table:style-name="ce23">
            <text:p>20,348,221</text:p>
          </table:table-cell>
          <table:table-cell office:value-type="float" office:value="127418210" table:style-name="ce23">
            <text:p>127,418,210</text:p>
          </table:table-cell>
          <table:table-cell table:number-columns-repeated="16372"/>
        </table:table-row>
        <table:table-row table:style-name="ro2">
          <table:table-cell office:value-type="float" office:value="838" table:style-name="ce2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36743988" table:style-name="ce23">
            <text:p>236,743,988</text:p>
          </table:table-cell>
          <table:table-cell office:value-type="float" office:value="1947073" table:style-name="ce23">
            <text:p>1,947,073</text:p>
          </table:table-cell>
          <table:table-cell office:value-type="float" office:value="53242394" table:style-name="ce23">
            <text:p>53,242,394</text:p>
          </table:table-cell>
          <table:table-cell office:value-type="float" office:value="16742354" table:style-name="ce23">
            <text:p>16,742,354</text:p>
          </table:table-cell>
          <table:table-cell office:value-type="float" office:value="308675809" table:style-name="ce23">
            <text:p>308,675,809</text:p>
          </table:table-cell>
          <table:table-cell office:value-type="float" office:value="81155725" table:style-name="ce23">
            <text:p>81,155,725</text:p>
          </table:table-cell>
          <table:table-cell office:value-type="float" office:value="1947073" table:style-name="ce23">
            <text:p>1,947,073</text:p>
          </table:table-cell>
          <table:table-cell office:value-type="float" office:value="48342059" table:style-name="ce23">
            <text:p>48,342,059</text:p>
          </table:table-cell>
          <table:table-cell office:value-type="float" office:value="16742354" table:style-name="ce23">
            <text:p>16,742,354</text:p>
          </table:table-cell>
          <table:table-cell office:value-type="float" office:value="148187211" table:style-name="ce23">
            <text:p>148,187,211</text:p>
          </table:table-cell>
          <table:table-cell table:number-columns-repeated="16372"/>
        </table:table-row>
        <table:table-row table:style-name="ro2">
          <table:table-cell office:value-type="float" office:value="839" table:style-name="ce21">
            <text:p>839</text:p>
          </table:table-cell>
          <table:table-cell office:value-type="string" table:style-name="ce22">
            <text:p>Bournemouth, Christchurch and Poole</text:p>
          </table:table-cell>
          <table:table-cell office:value-type="float" office:value="251100376" table:style-name="ce23">
            <text:p>251,100,376</text:p>
          </table:table-cell>
          <table:table-cell office:value-type="float" office:value="2023695" table:style-name="ce23">
            <text:p>2,023,695</text:p>
          </table:table-cell>
          <table:table-cell office:value-type="float" office:value="59240498" table:style-name="ce23">
            <text:p>59,240,498</text:p>
          </table:table-cell>
          <table:table-cell office:value-type="float" office:value="21865805" table:style-name="ce23">
            <text:p>21,865,805</text:p>
          </table:table-cell>
          <table:table-cell office:value-type="float" office:value="334230374" table:style-name="ce23">
            <text:p>334,230,374</text:p>
          </table:table-cell>
          <table:table-cell office:value-type="float" office:value="33065086" table:style-name="ce23">
            <text:p>33,065,086</text:p>
          </table:table-cell>
          <table:table-cell office:value-type="float" office:value="2023695" table:style-name="ce23">
            <text:p>2,023,695</text:p>
          </table:table-cell>
          <table:table-cell office:value-type="float" office:value="52725239" table:style-name="ce23">
            <text:p>52,725,239</text:p>
          </table:table-cell>
          <table:table-cell office:value-type="float" office:value="21865805" table:style-name="ce23">
            <text:p>21,865,805</text:p>
          </table:table-cell>
          <table:table-cell office:value-type="float" office:value="109679825" table:style-name="ce23">
            <text:p>109,679,825</text:p>
          </table:table-cell>
          <table:table-cell table:number-columns-repeated="16372"/>
        </table:table-row>
        <table:table-row table:style-name="ro2">
          <table:table-cell office:value-type="float" office:value="840" table:style-name="ce21">
            <text:p>840</text:p>
          </table:table-cell>
          <table:table-cell office:value-type="string" table:style-name="ce22">
            <text:p>County Durham</text:p>
          </table:table-cell>
          <table:table-cell office:value-type="float" office:value="372059395" table:style-name="ce23">
            <text:p>372,059,395</text:p>
          </table:table-cell>
          <table:table-cell office:value-type="float" office:value="2898378" table:style-name="ce23">
            <text:p>2,898,378</text:p>
          </table:table-cell>
          <table:table-cell office:value-type="float" office:value="89811922" table:style-name="ce23">
            <text:p>89,811,922</text:p>
          </table:table-cell>
          <table:table-cell office:value-type="float" office:value="34881218" table:style-name="ce23">
            <text:p>34,881,218</text:p>
          </table:table-cell>
          <table:table-cell office:value-type="float" office:value="499650913" table:style-name="ce23">
            <text:p>499,650,913</text:p>
          </table:table-cell>
          <table:table-cell office:value-type="float" office:value="157882447" table:style-name="ce23">
            <text:p>157,882,447</text:p>
          </table:table-cell>
          <table:table-cell office:value-type="float" office:value="2898378" table:style-name="ce23">
            <text:p>2,898,378</text:p>
          </table:table-cell>
          <table:table-cell office:value-type="float" office:value="85750588" table:style-name="ce23">
            <text:p>85,750,588</text:p>
          </table:table-cell>
          <table:table-cell office:value-type="float" office:value="34881218" table:style-name="ce23">
            <text:p>34,881,218</text:p>
          </table:table-cell>
          <table:table-cell office:value-type="float" office:value="281412631" table:style-name="ce23">
            <text:p>281,412,631</text:p>
          </table:table-cell>
          <table:table-cell table:number-columns-repeated="16372"/>
        </table:table-row>
        <table:table-row table:style-name="ro2">
          <table:table-cell office:value-type="float" office:value="841" table:style-name="ce2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81345848" table:style-name="ce23">
            <text:p>81,345,848</text:p>
          </table:table-cell>
          <table:table-cell office:value-type="float" office:value="956416" table:style-name="ce23">
            <text:p>956,416</text:p>
          </table:table-cell>
          <table:table-cell office:value-type="float" office:value="20103191" table:style-name="ce23">
            <text:p>20,103,191</text:p>
          </table:table-cell>
          <table:table-cell office:value-type="float" office:value="7807889" table:style-name="ce23">
            <text:p>7,807,889</text:p>
          </table:table-cell>
          <table:table-cell office:value-type="float" office:value="110213344" table:style-name="ce23">
            <text:p>110,213,344</text:p>
          </table:table-cell>
          <table:table-cell office:value-type="float" office:value="5924420" table:style-name="ce23">
            <text:p>5,924,420</text:p>
          </table:table-cell>
          <table:table-cell office:value-type="float" office:value="956416" table:style-name="ce23">
            <text:p>956,416</text:p>
          </table:table-cell>
          <table:table-cell office:value-type="float" office:value="15566190" table:style-name="ce23">
            <text:p>15,566,190</text:p>
          </table:table-cell>
          <table:table-cell office:value-type="float" office:value="7807889" table:style-name="ce23">
            <text:p>7,807,889</text:p>
          </table:table-cell>
          <table:table-cell office:value-type="float" office:value="30254915" table:style-name="ce23">
            <text:p>30,254,915</text:p>
          </table:table-cell>
          <table:table-cell table:number-columns-repeated="16372"/>
        </table:table-row>
        <table:table-row table:style-name="ro2">
          <table:table-cell office:value-type="float" office:value="845" table:style-name="ce2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350987672" table:style-name="ce23">
            <text:p>350,987,672</text:p>
          </table:table-cell>
          <table:table-cell office:value-type="float" office:value="4897941" table:style-name="ce23">
            <text:p>4,897,941</text:p>
          </table:table-cell>
          <table:table-cell office:value-type="float" office:value="82119359" table:style-name="ce23">
            <text:p>82,119,359</text:p>
          </table:table-cell>
          <table:table-cell office:value-type="float" office:value="28739090" table:style-name="ce23">
            <text:p>28,739,090</text:p>
          </table:table-cell>
          <table:table-cell office:value-type="float" office:value="466744062" table:style-name="ce23">
            <text:p>466,744,062</text:p>
          </table:table-cell>
          <table:table-cell office:value-type="float" office:value="154246543" table:style-name="ce23">
            <text:p>154,246,543</text:p>
          </table:table-cell>
          <table:table-cell office:value-type="float" office:value="4897941" table:style-name="ce23">
            <text:p>4,897,941</text:p>
          </table:table-cell>
          <table:table-cell office:value-type="float" office:value="67301691" table:style-name="ce23">
            <text:p>67,301,691</text:p>
          </table:table-cell>
          <table:table-cell office:value-type="float" office:value="28739090" table:style-name="ce23">
            <text:p>28,739,090</text:p>
          </table:table-cell>
          <table:table-cell office:value-type="float" office:value="255185265" table:style-name="ce23">
            <text:p>255,185,265</text:p>
          </table:table-cell>
          <table:table-cell table:number-columns-repeated="16372"/>
        </table:table-row>
        <table:table-row table:style-name="ro2">
          <table:table-cell office:value-type="float" office:value="846" table:style-name="ce2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59377650" table:style-name="ce23">
            <text:p>159,377,650</text:p>
          </table:table-cell>
          <table:table-cell office:value-type="float" office:value="2136117" table:style-name="ce23">
            <text:p>2,136,117</text:p>
          </table:table-cell>
          <table:table-cell office:value-type="float" office:value="38078376" table:style-name="ce23">
            <text:p>38,078,376</text:p>
          </table:table-cell>
          <table:table-cell office:value-type="float" office:value="16141510" table:style-name="ce23">
            <text:p>16,141,510</text:p>
          </table:table-cell>
          <table:table-cell office:value-type="float" office:value="215733653" table:style-name="ce23">
            <text:p>215,733,653</text:p>
          </table:table-cell>
          <table:table-cell office:value-type="float" office:value="134749292" table:style-name="ce23">
            <text:p>134,749,292</text:p>
          </table:table-cell>
          <table:table-cell office:value-type="float" office:value="2136117" table:style-name="ce23">
            <text:p>2,136,117</text:p>
          </table:table-cell>
          <table:table-cell office:value-type="float" office:value="37988376" table:style-name="ce23">
            <text:p>37,988,376</text:p>
          </table:table-cell>
          <table:table-cell office:value-type="float" office:value="16141510" table:style-name="ce23">
            <text:p>16,141,510</text:p>
          </table:table-cell>
          <table:table-cell office:value-type="float" office:value="191015295" table:style-name="ce23">
            <text:p>191,015,295</text:p>
          </table:table-cell>
          <table:table-cell table:number-columns-repeated="16372"/>
        </table:table-row>
        <table:table-row table:style-name="ro2">
          <table:table-cell office:value-type="float" office:value="850" table:style-name="ce2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940918319" table:style-name="ce23">
            <text:p>940,918,319</text:p>
          </table:table-cell>
          <table:table-cell office:value-type="float" office:value="7967292" table:style-name="ce23">
            <text:p>7,967,292</text:p>
          </table:table-cell>
          <table:table-cell office:value-type="float" office:value="196843117" table:style-name="ce23">
            <text:p>196,843,117</text:p>
          </table:table-cell>
          <table:table-cell office:value-type="float" office:value="90034867" table:style-name="ce23">
            <text:p>90,034,867</text:p>
          </table:table-cell>
          <table:table-cell office:value-type="float" office:value="1235763595" table:style-name="ce23">
            <text:p>1,235,763,595</text:p>
          </table:table-cell>
          <table:table-cell office:value-type="float" office:value="678820729" table:style-name="ce23">
            <text:p>678,820,729</text:p>
          </table:table-cell>
          <table:table-cell office:value-type="float" office:value="7967292" table:style-name="ce23">
            <text:p>7,967,292</text:p>
          </table:table-cell>
          <table:table-cell office:value-type="float" office:value="184603348" table:style-name="ce23">
            <text:p>184,603,348</text:p>
          </table:table-cell>
          <table:table-cell office:value-type="float" office:value="90034867" table:style-name="ce23">
            <text:p>90,034,867</text:p>
          </table:table-cell>
          <table:table-cell office:value-type="float" office:value="961426236" table:style-name="ce23">
            <text:p>961,426,236</text:p>
          </table:table-cell>
          <table:table-cell table:number-columns-repeated="16372"/>
        </table:table-row>
        <table:table-row table:style-name="ro2">
          <table:table-cell office:value-type="float" office:value="851" table:style-name="ce2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47550109" table:style-name="ce23">
            <text:p>147,550,109</text:p>
          </table:table-cell>
          <table:table-cell office:value-type="float" office:value="1055060" table:style-name="ce23">
            <text:p>1,055,060</text:p>
          </table:table-cell>
          <table:table-cell office:value-type="float" office:value="35769760" table:style-name="ce23">
            <text:p>35,769,760</text:p>
          </table:table-cell>
          <table:table-cell office:value-type="float" office:value="14797293" table:style-name="ce23">
            <text:p>14,797,293</text:p>
          </table:table-cell>
          <table:table-cell office:value-type="float" office:value="199172222" table:style-name="ce23">
            <text:p>199,172,222</text:p>
          </table:table-cell>
          <table:table-cell office:value-type="float" office:value="41251718" table:style-name="ce23">
            <text:p>41,251,718</text:p>
          </table:table-cell>
          <table:table-cell office:value-type="float" office:value="1055060" table:style-name="ce23">
            <text:p>1,055,060</text:p>
          </table:table-cell>
          <table:table-cell office:value-type="float" office:value="26593259" table:style-name="ce23">
            <text:p>26,593,259</text:p>
          </table:table-cell>
          <table:table-cell office:value-type="float" office:value="14797293" table:style-name="ce23">
            <text:p>14,797,293</text:p>
          </table:table-cell>
          <table:table-cell office:value-type="float" office:value="83697330" table:style-name="ce23">
            <text:p>83,697,330</text:p>
          </table:table-cell>
          <table:table-cell table:number-columns-repeated="16372"/>
        </table:table-row>
        <table:table-row table:style-name="ro2">
          <table:table-cell office:value-type="float" office:value="852" table:style-name="ce2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82406473" table:style-name="ce23">
            <text:p>182,406,473</text:p>
          </table:table-cell>
          <table:table-cell office:value-type="float" office:value="1659909" table:style-name="ce23">
            <text:p>1,659,909</text:p>
          </table:table-cell>
          <table:table-cell office:value-type="float" office:value="43898228" table:style-name="ce23">
            <text:p>43,898,228</text:p>
          </table:table-cell>
          <table:table-cell office:value-type="float" office:value="17548735" table:style-name="ce23">
            <text:p>17,548,735</text:p>
          </table:table-cell>
          <table:table-cell office:value-type="float" office:value="245513345" table:style-name="ce23">
            <text:p>245,513,345</text:p>
          </table:table-cell>
          <table:table-cell office:value-type="float" office:value="102109411" table:style-name="ce23">
            <text:p>102,109,411</text:p>
          </table:table-cell>
          <table:table-cell office:value-type="float" office:value="1659909" table:style-name="ce23">
            <text:p>1,659,909</text:p>
          </table:table-cell>
          <table:table-cell office:value-type="float" office:value="38363127" table:style-name="ce23">
            <text:p>38,363,127</text:p>
          </table:table-cell>
          <table:table-cell office:value-type="float" office:value="17548735" table:style-name="ce23">
            <text:p>17,548,735</text:p>
          </table:table-cell>
          <table:table-cell office:value-type="float" office:value="159681182" table:style-name="ce23">
            <text:p>159,681,182</text:p>
          </table:table-cell>
          <table:table-cell table:number-columns-repeated="16372"/>
        </table:table-row>
        <table:table-row table:style-name="ro2">
          <table:table-cell office:value-type="float" office:value="855" table:style-name="ce2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93633856" table:style-name="ce23">
            <text:p>493,633,856</text:p>
          </table:table-cell>
          <table:table-cell office:value-type="float" office:value="3953479" table:style-name="ce23">
            <text:p>3,953,479</text:p>
          </table:table-cell>
          <table:table-cell office:value-type="float" office:value="104768870" table:style-name="ce23">
            <text:p>104,768,870</text:p>
          </table:table-cell>
          <table:table-cell office:value-type="float" office:value="39283182" table:style-name="ce23">
            <text:p>39,283,182</text:p>
          </table:table-cell>
          <table:table-cell office:value-type="float" office:value="641639387" table:style-name="ce23">
            <text:p>641,639,387</text:p>
          </table:table-cell>
          <table:table-cell office:value-type="float" office:value="77235915" table:style-name="ce23">
            <text:p>77,235,915</text:p>
          </table:table-cell>
          <table:table-cell office:value-type="float" office:value="3953479" table:style-name="ce23">
            <text:p>3,953,479</text:p>
          </table:table-cell>
          <table:table-cell office:value-type="float" office:value="91406534" table:style-name="ce23">
            <text:p>91,406,534</text:p>
          </table:table-cell>
          <table:table-cell office:value-type="float" office:value="39283182" table:style-name="ce23">
            <text:p>39,283,182</text:p>
          </table:table-cell>
          <table:table-cell office:value-type="float" office:value="211879110" table:style-name="ce23">
            <text:p>211,879,110</text:p>
          </table:table-cell>
          <table:table-cell table:number-columns-repeated="16372"/>
        </table:table-row>
        <table:table-row table:style-name="ro2">
          <table:table-cell office:value-type="float" office:value="856" table:style-name="ce2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312457038" table:style-name="ce23">
            <text:p>312,457,038</text:p>
          </table:table-cell>
          <table:table-cell office:value-type="float" office:value="2167050" table:style-name="ce23">
            <text:p>2,167,050</text:p>
          </table:table-cell>
          <table:table-cell office:value-type="float" office:value="79010171" table:style-name="ce23">
            <text:p>79,010,171</text:p>
          </table:table-cell>
          <table:table-cell office:value-type="float" office:value="24549847" table:style-name="ce23">
            <text:p>24,549,847</text:p>
          </table:table-cell>
          <table:table-cell office:value-type="float" office:value="418184106" table:style-name="ce23">
            <text:p>418,184,106</text:p>
          </table:table-cell>
          <table:table-cell office:value-type="float" office:value="161293420" table:style-name="ce23">
            <text:p>161,293,420</text:p>
          </table:table-cell>
          <table:table-cell office:value-type="float" office:value="2167050" table:style-name="ce23">
            <text:p>2,167,050</text:p>
          </table:table-cell>
          <table:table-cell office:value-type="float" office:value="74131337" table:style-name="ce23">
            <text:p>74,131,337</text:p>
          </table:table-cell>
          <table:table-cell office:value-type="float" office:value="24549847" table:style-name="ce23">
            <text:p>24,549,847</text:p>
          </table:table-cell>
          <table:table-cell office:value-type="float" office:value="262141654" table:style-name="ce23">
            <text:p>262,141,654</text:p>
          </table:table-cell>
          <table:table-cell table:number-columns-repeated="16372"/>
        </table:table-row>
        <table:table-row table:style-name="ro2">
          <table:table-cell office:value-type="float" office:value="857" table:style-name="ce2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30293502" table:style-name="ce23">
            <text:p>30,293,502</text:p>
          </table:table-cell>
          <table:table-cell office:value-type="float" office:value="198342" table:style-name="ce23">
            <text:p>198,342</text:p>
          </table:table-cell>
          <table:table-cell office:value-type="float" office:value="5871999" table:style-name="ce23">
            <text:p>5,871,999</text:p>
          </table:table-cell>
          <table:table-cell office:value-type="float" office:value="1809847" table:style-name="ce23">
            <text:p>1,809,847</text:p>
          </table:table-cell>
          <table:table-cell office:value-type="float" office:value="38173690" table:style-name="ce23">
            <text:p>38,173,690</text:p>
          </table:table-cell>
          <table:table-cell office:value-type="float" office:value="2096990" table:style-name="ce23">
            <text:p>2,096,990</text:p>
          </table:table-cell>
          <table:table-cell office:value-type="float" office:value="198342" table:style-name="ce23">
            <text:p>198,342</text:p>
          </table:table-cell>
          <table:table-cell office:value-type="float" office:value="5603665" table:style-name="ce23">
            <text:p>5,603,665</text:p>
          </table:table-cell>
          <table:table-cell office:value-type="float" office:value="1809847" table:style-name="ce23">
            <text:p>1,809,847</text:p>
          </table:table-cell>
          <table:table-cell office:value-type="float" office:value="9708844" table:style-name="ce23">
            <text:p>9,708,844</text:p>
          </table:table-cell>
          <table:table-cell table:number-columns-repeated="16372"/>
        </table:table-row>
        <table:table-row table:style-name="ro2">
          <table:table-cell office:value-type="float" office:value="860" table:style-name="ce2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609303345" table:style-name="ce23">
            <text:p>609,303,345</text:p>
          </table:table-cell>
          <table:table-cell office:value-type="float" office:value="5430139" table:style-name="ce23">
            <text:p>5,430,139</text:p>
          </table:table-cell>
          <table:table-cell office:value-type="float" office:value="127036906" table:style-name="ce23">
            <text:p>127,036,906</text:p>
          </table:table-cell>
          <table:table-cell office:value-type="float" office:value="56351844" table:style-name="ce23">
            <text:p>56,351,844</text:p>
          </table:table-cell>
          <table:table-cell office:value-type="float" office:value="798122234" table:style-name="ce23">
            <text:p>798,122,234</text:p>
          </table:table-cell>
          <table:table-cell office:value-type="float" office:value="149057082" table:style-name="ce23">
            <text:p>149,057,082</text:p>
          </table:table-cell>
          <table:table-cell office:value-type="float" office:value="5430139" table:style-name="ce23">
            <text:p>5,430,139</text:p>
          </table:table-cell>
          <table:table-cell office:value-type="float" office:value="100542738" table:style-name="ce23">
            <text:p>100,542,738</text:p>
          </table:table-cell>
          <table:table-cell office:value-type="float" office:value="56351844" table:style-name="ce23">
            <text:p>56,351,844</text:p>
          </table:table-cell>
          <table:table-cell office:value-type="float" office:value="311381803" table:style-name="ce23">
            <text:p>311,381,803</text:p>
          </table:table-cell>
          <table:table-cell table:number-columns-repeated="16372"/>
        </table:table-row>
        <table:table-row table:style-name="ro2">
          <table:table-cell office:value-type="float" office:value="861" table:style-name="ce2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213731213" table:style-name="ce23">
            <text:p>213,731,213</text:p>
          </table:table-cell>
          <table:table-cell office:value-type="float" office:value="3427860" table:style-name="ce23">
            <text:p>3,427,860</text:p>
          </table:table-cell>
          <table:table-cell office:value-type="float" office:value="53728903" table:style-name="ce23">
            <text:p>53,728,903</text:p>
          </table:table-cell>
          <table:table-cell office:value-type="float" office:value="18674719" table:style-name="ce23">
            <text:p>18,674,719</text:p>
          </table:table-cell>
          <table:table-cell office:value-type="float" office:value="289562695" table:style-name="ce23">
            <text:p>289,562,695</text:p>
          </table:table-cell>
          <table:table-cell office:value-type="float" office:value="22657650" table:style-name="ce23">
            <text:p>22,657,650</text:p>
          </table:table-cell>
          <table:table-cell office:value-type="float" office:value="3427860" table:style-name="ce23">
            <text:p>3,427,860</text:p>
          </table:table-cell>
          <table:table-cell office:value-type="float" office:value="47846903" table:style-name="ce23">
            <text:p>47,846,903</text:p>
          </table:table-cell>
          <table:table-cell office:value-type="float" office:value="18674719" table:style-name="ce23">
            <text:p>18,674,719</text:p>
          </table:table-cell>
          <table:table-cell office:value-type="float" office:value="92607132" table:style-name="ce23">
            <text:p>92,607,132</text:p>
          </table:table-cell>
          <table:table-cell table:number-columns-repeated="16372"/>
        </table:table-row>
        <table:table-row table:style-name="ro2">
          <table:table-cell office:value-type="float" office:value="865" table:style-name="ce2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346293208" table:style-name="ce23">
            <text:p>346,293,208</text:p>
          </table:table-cell>
          <table:table-cell office:value-type="float" office:value="2600176" table:style-name="ce23">
            <text:p>2,600,176</text:p>
          </table:table-cell>
          <table:table-cell office:value-type="float" office:value="70917828" table:style-name="ce23">
            <text:p>70,917,828</text:p>
          </table:table-cell>
          <table:table-cell office:value-type="float" office:value="32485360" table:style-name="ce23">
            <text:p>32,485,360</text:p>
          </table:table-cell>
          <table:table-cell office:value-type="float" office:value="452296572" table:style-name="ce23">
            <text:p>452,296,572</text:p>
          </table:table-cell>
          <table:table-cell office:value-type="float" office:value="118014249" table:style-name="ce23">
            <text:p>118,014,249</text:p>
          </table:table-cell>
          <table:table-cell office:value-type="float" office:value="2600176" table:style-name="ce23">
            <text:p>2,600,176</text:p>
          </table:table-cell>
          <table:table-cell office:value-type="float" office:value="62066327" table:style-name="ce23">
            <text:p>62,066,327</text:p>
          </table:table-cell>
          <table:table-cell office:value-type="float" office:value="32485360" table:style-name="ce23">
            <text:p>32,485,360</text:p>
          </table:table-cell>
          <table:table-cell office:value-type="float" office:value="215166112" table:style-name="ce23">
            <text:p>215,166,112</text:p>
          </table:table-cell>
          <table:table-cell table:number-columns-repeated="16372"/>
        </table:table-row>
        <table:table-row table:style-name="ro2">
          <table:table-cell office:value-type="float" office:value="866" table:style-name="ce2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80375463" table:style-name="ce23">
            <text:p>180,375,463</text:p>
          </table:table-cell>
          <table:table-cell office:value-type="float" office:value="1258111" table:style-name="ce23">
            <text:p>1,258,111</text:p>
          </table:table-cell>
          <table:table-cell office:value-type="float" office:value="47151993" table:style-name="ce23">
            <text:p>47,151,993</text:p>
          </table:table-cell>
          <table:table-cell office:value-type="float" office:value="16638935" table:style-name="ce23">
            <text:p>16,638,935</text:p>
          </table:table-cell>
          <table:table-cell office:value-type="float" office:value="245424502" table:style-name="ce23">
            <text:p>245,424,502</text:p>
          </table:table-cell>
          <table:table-cell office:value-type="float" office:value="26945542" table:style-name="ce23">
            <text:p>26,945,542</text:p>
          </table:table-cell>
          <table:table-cell office:value-type="float" office:value="1258111" table:style-name="ce23">
            <text:p>1,258,111</text:p>
          </table:table-cell>
          <table:table-cell office:value-type="float" office:value="38987659" table:style-name="ce23">
            <text:p>38,987,659</text:p>
          </table:table-cell>
          <table:table-cell office:value-type="float" office:value="16638935" table:style-name="ce23">
            <text:p>16,638,935</text:p>
          </table:table-cell>
          <table:table-cell office:value-type="float" office:value="83830247" table:style-name="ce23">
            <text:p>83,830,247</text:p>
          </table:table-cell>
          <table:table-cell table:number-columns-repeated="16372"/>
        </table:table-row>
        <table:table-row table:style-name="ro2">
          <table:table-cell office:value-type="float" office:value="867" table:style-name="ce2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91129977" table:style-name="ce23">
            <text:p>91,129,977</text:p>
          </table:table-cell>
          <table:table-cell office:value-type="float" office:value="854839" table:style-name="ce23">
            <text:p>854,839</text:p>
          </table:table-cell>
          <table:table-cell office:value-type="float" office:value="24052075" table:style-name="ce23">
            <text:p>24,052,075</text:p>
          </table:table-cell>
          <table:table-cell office:value-type="float" office:value="8680482" table:style-name="ce23">
            <text:p>8,680,482</text:p>
          </table:table-cell>
          <table:table-cell office:value-type="float" office:value="124717373" table:style-name="ce23">
            <text:p>124,717,373</text:p>
          </table:table-cell>
          <table:table-cell office:value-type="float" office:value="44084412" table:style-name="ce23">
            <text:p>44,084,412</text:p>
          </table:table-cell>
          <table:table-cell office:value-type="float" office:value="854839" table:style-name="ce23">
            <text:p>854,839</text:p>
          </table:table-cell>
          <table:table-cell office:value-type="float" office:value="23883075" table:style-name="ce23">
            <text:p>23,883,075</text:p>
          </table:table-cell>
          <table:table-cell office:value-type="float" office:value="8680482" table:style-name="ce23">
            <text:p>8,680,482</text:p>
          </table:table-cell>
          <table:table-cell office:value-type="float" office:value="77502808" table:style-name="ce23">
            <text:p>77,502,808</text:p>
          </table:table-cell>
          <table:table-cell table:number-columns-repeated="16372"/>
        </table:table-row>
        <table:table-row table:style-name="ro2">
          <table:table-cell office:value-type="float" office:value="868" table:style-name="ce2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109813634" table:style-name="ce23">
            <text:p>109,813,634</text:p>
          </table:table-cell>
          <table:table-cell office:value-type="float" office:value="994733" table:style-name="ce23">
            <text:p>994,733</text:p>
          </table:table-cell>
          <table:table-cell office:value-type="float" office:value="30182800" table:style-name="ce23">
            <text:p>30,182,800</text:p>
          </table:table-cell>
          <table:table-cell office:value-type="float" office:value="11210174" table:style-name="ce23">
            <text:p>11,210,174</text:p>
          </table:table-cell>
          <table:table-cell office:value-type="float" office:value="152201341" table:style-name="ce23">
            <text:p>152,201,341</text:p>
          </table:table-cell>
          <table:table-cell office:value-type="float" office:value="36483029" table:style-name="ce23">
            <text:p>36,483,029</text:p>
          </table:table-cell>
          <table:table-cell office:value-type="float" office:value="994733" table:style-name="ce23">
            <text:p>994,733</text:p>
          </table:table-cell>
          <table:table-cell office:value-type="float" office:value="28153466" table:style-name="ce23">
            <text:p>28,153,466</text:p>
          </table:table-cell>
          <table:table-cell office:value-type="float" office:value="11210174" table:style-name="ce23">
            <text:p>11,210,174</text:p>
          </table:table-cell>
          <table:table-cell office:value-type="float" office:value="76841402" table:style-name="ce23">
            <text:p>76,841,402</text:p>
          </table:table-cell>
          <table:table-cell table:number-columns-repeated="16372"/>
        </table:table-row>
        <table:table-row table:style-name="ro2">
          <table:table-cell office:value-type="float" office:value="869" table:style-name="ce2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27439442" table:style-name="ce23">
            <text:p>127,439,442</text:p>
          </table:table-cell>
          <table:table-cell office:value-type="float" office:value="973313" table:style-name="ce23">
            <text:p>973,313</text:p>
          </table:table-cell>
          <table:table-cell office:value-type="float" office:value="28495697" table:style-name="ce23">
            <text:p>28,495,697</text:p>
          </table:table-cell>
          <table:table-cell office:value-type="float" office:value="10848115" table:style-name="ce23">
            <text:p>10,848,115</text:p>
          </table:table-cell>
          <table:table-cell office:value-type="float" office:value="167756567" table:style-name="ce23">
            <text:p>167,756,567</text:p>
          </table:table-cell>
          <table:table-cell office:value-type="float" office:value="77004664" table:style-name="ce23">
            <text:p>77,004,664</text:p>
          </table:table-cell>
          <table:table-cell office:value-type="float" office:value="973313" table:style-name="ce23">
            <text:p>973,313</text:p>
          </table:table-cell>
          <table:table-cell office:value-type="float" office:value="26922863" table:style-name="ce23">
            <text:p>26,922,863</text:p>
          </table:table-cell>
          <table:table-cell office:value-type="float" office:value="10848115" table:style-name="ce23">
            <text:p>10,848,115</text:p>
          </table:table-cell>
          <table:table-cell office:value-type="float" office:value="115748955" table:style-name="ce23">
            <text:p>115,748,955</text:p>
          </table:table-cell>
          <table:table-cell table:number-columns-repeated="16372"/>
        </table:table-row>
        <table:table-row table:style-name="ro2">
          <table:table-cell office:value-type="float" office:value="870" table:style-name="ce2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117762235" table:style-name="ce23">
            <text:p>117,762,235</text:p>
          </table:table-cell>
          <table:table-cell office:value-type="float" office:value="1132549" table:style-name="ce23">
            <text:p>1,132,549</text:p>
          </table:table-cell>
          <table:table-cell office:value-type="float" office:value="30485723" table:style-name="ce23">
            <text:p>30,485,723</text:p>
          </table:table-cell>
          <table:table-cell office:value-type="float" office:value="13619746" table:style-name="ce23">
            <text:p>13,619,746</text:p>
          </table:table-cell>
          <table:table-cell office:value-type="float" office:value="163000253" table:style-name="ce23">
            <text:p>163,000,253</text:p>
          </table:table-cell>
          <table:table-cell office:value-type="float" office:value="51957382" table:style-name="ce23">
            <text:p>51,957,382</text:p>
          </table:table-cell>
          <table:table-cell office:value-type="float" office:value="1132549" table:style-name="ce23">
            <text:p>1,132,549</text:p>
          </table:table-cell>
          <table:table-cell office:value-type="float" office:value="25995722" table:style-name="ce23">
            <text:p>25,995,722</text:p>
          </table:table-cell>
          <table:table-cell office:value-type="float" office:value="13619746" table:style-name="ce23">
            <text:p>13,619,746</text:p>
          </table:table-cell>
          <table:table-cell office:value-type="float" office:value="92705399" table:style-name="ce23">
            <text:p>92,705,399</text:p>
          </table:table-cell>
          <table:table-cell table:number-columns-repeated="16372"/>
        </table:table-row>
        <table:table-row table:style-name="ro2">
          <table:table-cell office:value-type="float" office:value="871" table:style-name="ce2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62757492" table:style-name="ce23">
            <text:p>162,757,492</text:p>
          </table:table-cell>
          <table:table-cell office:value-type="float" office:value="784831" table:style-name="ce23">
            <text:p>784,831</text:p>
          </table:table-cell>
          <table:table-cell office:value-type="float" office:value="34597002" table:style-name="ce23">
            <text:p>34,597,002</text:p>
          </table:table-cell>
          <table:table-cell office:value-type="float" office:value="15532372" table:style-name="ce23">
            <text:p>15,532,372</text:p>
          </table:table-cell>
          <table:table-cell office:value-type="float" office:value="213671697" table:style-name="ce23">
            <text:p>213,671,697</text:p>
          </table:table-cell>
          <table:table-cell office:value-type="float" office:value="40575805" table:style-name="ce23">
            <text:p>40,575,805</text:p>
          </table:table-cell>
          <table:table-cell office:value-type="float" office:value="784831" table:style-name="ce23">
            <text:p>784,831</text:p>
          </table:table-cell>
          <table:table-cell office:value-type="float" office:value="25628333" table:style-name="ce23">
            <text:p>25,628,333</text:p>
          </table:table-cell>
          <table:table-cell office:value-type="float" office:value="15532372" table:style-name="ce23">
            <text:p>15,532,372</text:p>
          </table:table-cell>
          <table:table-cell office:value-type="float" office:value="82521341" table:style-name="ce23">
            <text:p>82,521,341</text:p>
          </table:table-cell>
          <table:table-cell table:number-columns-repeated="16372"/>
        </table:table-row>
        <table:table-row table:style-name="ro2">
          <table:table-cell office:value-type="float" office:value="872" table:style-name="ce2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38779891" table:style-name="ce23">
            <text:p>138,779,891</text:p>
          </table:table-cell>
          <table:table-cell office:value-type="float" office:value="1039167" table:style-name="ce23">
            <text:p>1,039,167</text:p>
          </table:table-cell>
          <table:table-cell office:value-type="float" office:value="28430327" table:style-name="ce23">
            <text:p>28,430,327</text:p>
          </table:table-cell>
          <table:table-cell office:value-type="float" office:value="12614652" table:style-name="ce23">
            <text:p>12,614,652</text:p>
          </table:table-cell>
          <table:table-cell office:value-type="float" office:value="180864037" table:style-name="ce23">
            <text:p>180,864,037</text:p>
          </table:table-cell>
          <table:table-cell office:value-type="float" office:value="48307784" table:style-name="ce23">
            <text:p>48,307,784</text:p>
          </table:table-cell>
          <table:table-cell office:value-type="float" office:value="1039167" table:style-name="ce23">
            <text:p>1,039,167</text:p>
          </table:table-cell>
          <table:table-cell office:value-type="float" office:value="27395826" table:style-name="ce23">
            <text:p>27,395,826</text:p>
          </table:table-cell>
          <table:table-cell office:value-type="float" office:value="12614652" table:style-name="ce23">
            <text:p>12,614,652</text:p>
          </table:table-cell>
          <table:table-cell office:value-type="float" office:value="89357429" table:style-name="ce23">
            <text:p>89,357,429</text:p>
          </table:table-cell>
          <table:table-cell table:number-columns-repeated="16372"/>
        </table:table-row>
        <table:table-row table:style-name="ro2">
          <table:table-cell office:value-type="float" office:value="873" table:style-name="ce2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452819986" table:style-name="ce23">
            <text:p>452,819,986</text:p>
          </table:table-cell>
          <table:table-cell office:value-type="float" office:value="5563315" table:style-name="ce23">
            <text:p>5,563,315</text:p>
          </table:table-cell>
          <table:table-cell office:value-type="float" office:value="104277222" table:style-name="ce23">
            <text:p>104,277,222</text:p>
          </table:table-cell>
          <table:table-cell office:value-type="float" office:value="40711195" table:style-name="ce23">
            <text:p>40,711,195</text:p>
          </table:table-cell>
          <table:table-cell office:value-type="float" office:value="603371718" table:style-name="ce23">
            <text:p>603,371,718</text:p>
          </table:table-cell>
          <table:table-cell office:value-type="float" office:value="138618688" table:style-name="ce23">
            <text:p>138,618,688</text:p>
          </table:table-cell>
          <table:table-cell office:value-type="float" office:value="5563315" table:style-name="ce23">
            <text:p>5,563,315</text:p>
          </table:table-cell>
          <table:table-cell office:value-type="float" office:value="87663387" table:style-name="ce23">
            <text:p>87,663,387</text:p>
          </table:table-cell>
          <table:table-cell office:value-type="float" office:value="40711195" table:style-name="ce23">
            <text:p>40,711,195</text:p>
          </table:table-cell>
          <table:table-cell office:value-type="float" office:value="272556585" table:style-name="ce23">
            <text:p>272,556,585</text:p>
          </table:table-cell>
          <table:table-cell table:number-columns-repeated="16372"/>
        </table:table-row>
        <table:table-row table:style-name="ro2">
          <table:table-cell office:value-type="float" office:value="874" table:style-name="ce2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209205424" table:style-name="ce23">
            <text:p>209,205,424</text:p>
          </table:table-cell>
          <table:table-cell office:value-type="float" office:value="1646801" table:style-name="ce23">
            <text:p>1,646,801</text:p>
          </table:table-cell>
          <table:table-cell office:value-type="float" office:value="47794821" table:style-name="ce23">
            <text:p>47,794,821</text:p>
          </table:table-cell>
          <table:table-cell office:value-type="float" office:value="18835018" table:style-name="ce23">
            <text:p>18,835,018</text:p>
          </table:table-cell>
          <table:table-cell office:value-type="float" office:value="277482064" table:style-name="ce23">
            <text:p>277,482,064</text:p>
          </table:table-cell>
          <table:table-cell office:value-type="float" office:value="48945939" table:style-name="ce23">
            <text:p>48,945,939</text:p>
          </table:table-cell>
          <table:table-cell office:value-type="float" office:value="1646801" table:style-name="ce23">
            <text:p>1,646,801</text:p>
          </table:table-cell>
          <table:table-cell office:value-type="float" office:value="39902820" table:style-name="ce23">
            <text:p>39,902,820</text:p>
          </table:table-cell>
          <table:table-cell office:value-type="float" office:value="18835018" table:style-name="ce23">
            <text:p>18,835,018</text:p>
          </table:table-cell>
          <table:table-cell office:value-type="float" office:value="109330578" table:style-name="ce23">
            <text:p>109,330,578</text:p>
          </table:table-cell>
          <table:table-cell table:number-columns-repeated="16372"/>
        </table:table-row>
        <table:table-row table:style-name="ro2">
          <table:table-cell office:value-type="float" office:value="876" table:style-name="ce2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106745453" table:style-name="ce23">
            <text:p>106,745,453</text:p>
          </table:table-cell>
          <table:table-cell office:value-type="float" office:value="737941" table:style-name="ce23">
            <text:p>737,941</text:p>
          </table:table-cell>
          <table:table-cell office:value-type="float" office:value="26135051" table:style-name="ce23">
            <text:p>26,135,051</text:p>
          </table:table-cell>
          <table:table-cell office:value-type="float" office:value="9774577" table:style-name="ce23">
            <text:p>9,774,577</text:p>
          </table:table-cell>
          <table:table-cell office:value-type="float" office:value="143393022" table:style-name="ce23">
            <text:p>143,393,022</text:p>
          </table:table-cell>
          <table:table-cell office:value-type="float" office:value="53855286" table:style-name="ce23">
            <text:p>53,855,286</text:p>
          </table:table-cell>
          <table:table-cell office:value-type="float" office:value="737941" table:style-name="ce23">
            <text:p>737,941</text:p>
          </table:table-cell>
          <table:table-cell office:value-type="float" office:value="22968384" table:style-name="ce23">
            <text:p>22,968,384</text:p>
          </table:table-cell>
          <table:table-cell office:value-type="float" office:value="9774577" table:style-name="ce23">
            <text:p>9,774,577</text:p>
          </table:table-cell>
          <table:table-cell office:value-type="float" office:value="87336188" table:style-name="ce23">
            <text:p>87,336,188</text:p>
          </table:table-cell>
          <table:table-cell table:number-columns-repeated="16372"/>
        </table:table-row>
        <table:table-row table:style-name="ro2">
          <table:table-cell office:value-type="float" office:value="877" table:style-name="ce2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67144409" table:style-name="ce23">
            <text:p>167,144,409</text:p>
          </table:table-cell>
          <table:table-cell office:value-type="float" office:value="1113207" table:style-name="ce23">
            <text:p>1,113,207</text:p>
          </table:table-cell>
          <table:table-cell office:value-type="float" office:value="32612776" table:style-name="ce23">
            <text:p>32,612,776</text:p>
          </table:table-cell>
          <table:table-cell office:value-type="float" office:value="14583136" table:style-name="ce23">
            <text:p>14,583,136</text:p>
          </table:table-cell>
          <table:table-cell office:value-type="float" office:value="215453528" table:style-name="ce23">
            <text:p>215,453,528</text:p>
          </table:table-cell>
          <table:table-cell office:value-type="float" office:value="73986063" table:style-name="ce23">
            <text:p>73,986,063</text:p>
          </table:table-cell>
          <table:table-cell office:value-type="float" office:value="1113207" table:style-name="ce23">
            <text:p>1,113,207</text:p>
          </table:table-cell>
          <table:table-cell office:value-type="float" office:value="30502109" table:style-name="ce23">
            <text:p>30,502,109</text:p>
          </table:table-cell>
          <table:table-cell office:value-type="float" office:value="14583136" table:style-name="ce23">
            <text:p>14,583,136</text:p>
          </table:table-cell>
          <table:table-cell office:value-type="float" office:value="120184515" table:style-name="ce23">
            <text:p>120,184,515</text:p>
          </table:table-cell>
          <table:table-cell table:number-columns-repeated="16372"/>
        </table:table-row>
        <table:table-row table:style-name="ro2">
          <table:table-cell office:value-type="float" office:value="878" table:style-name="ce2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500399524" table:style-name="ce23">
            <text:p>500,399,524</text:p>
          </table:table-cell>
          <table:table-cell office:value-type="float" office:value="3893443" table:style-name="ce23">
            <text:p>3,893,443</text:p>
          </table:table-cell>
          <table:table-cell office:value-type="float" office:value="112151654" table:style-name="ce23">
            <text:p>112,151,654</text:p>
          </table:table-cell>
          <table:table-cell office:value-type="float" office:value="43541269" table:style-name="ce23">
            <text:p>43,541,269</text:p>
          </table:table-cell>
          <table:table-cell office:value-type="float" office:value="659985890" table:style-name="ce23">
            <text:p>659,985,890</text:p>
          </table:table-cell>
          <table:table-cell office:value-type="float" office:value="165763339" table:style-name="ce23">
            <text:p>165,763,339</text:p>
          </table:table-cell>
          <table:table-cell office:value-type="float" office:value="3893443" table:style-name="ce23">
            <text:p>3,893,443</text:p>
          </table:table-cell>
          <table:table-cell office:value-type="float" office:value="100170320" table:style-name="ce23">
            <text:p>100,170,320</text:p>
          </table:table-cell>
          <table:table-cell office:value-type="float" office:value="43541269" table:style-name="ce23">
            <text:p>43,541,269</text:p>
          </table:table-cell>
          <table:table-cell office:value-type="float" office:value="313368371" table:style-name="ce23">
            <text:p>313,368,371</text:p>
          </table:table-cell>
          <table:table-cell table:number-columns-repeated="16372"/>
        </table:table-row>
        <table:table-row table:style-name="ro2">
          <table:table-cell office:value-type="float" office:value="879" table:style-name="ce2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94251626" table:style-name="ce23">
            <text:p>194,251,626</text:p>
          </table:table-cell>
          <table:table-cell office:value-type="float" office:value="2449940" table:style-name="ce23">
            <text:p>2,449,940</text:p>
          </table:table-cell>
          <table:table-cell office:value-type="float" office:value="46815915" table:style-name="ce23">
            <text:p>46,815,915</text:p>
          </table:table-cell>
          <table:table-cell office:value-type="float" office:value="16877416" table:style-name="ce23">
            <text:p>16,877,416</text:p>
          </table:table-cell>
          <table:table-cell office:value-type="float" office:value="260394897" table:style-name="ce23">
            <text:p>260,394,897</text:p>
          </table:table-cell>
          <table:table-cell office:value-type="float" office:value="22021498" table:style-name="ce23">
            <text:p>22,021,498</text:p>
          </table:table-cell>
          <table:table-cell office:value-type="float" office:value="2449940" table:style-name="ce23">
            <text:p>2,449,940</text:p>
          </table:table-cell>
          <table:table-cell office:value-type="float" office:value="39492307" table:style-name="ce23">
            <text:p>39,492,307</text:p>
          </table:table-cell>
          <table:table-cell office:value-type="float" office:value="16877416" table:style-name="ce23">
            <text:p>16,877,416</text:p>
          </table:table-cell>
          <table:table-cell office:value-type="float" office:value="80841161" table:style-name="ce23">
            <text:p>80,841,161</text:p>
          </table:table-cell>
          <table:table-cell table:number-columns-repeated="16372"/>
        </table:table-row>
        <table:table-row table:style-name="ro2">
          <table:table-cell office:value-type="float" office:value="880" table:style-name="ce2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97735774" table:style-name="ce23">
            <text:p>97,735,774</text:p>
          </table:table-cell>
          <table:table-cell office:value-type="float" office:value="859362" table:style-name="ce23">
            <text:p>859,362</text:p>
          </table:table-cell>
          <table:table-cell office:value-type="float" office:value="26650108" table:style-name="ce23">
            <text:p>26,650,108</text:p>
          </table:table-cell>
          <table:table-cell office:value-type="float" office:value="7818530" table:style-name="ce23">
            <text:p>7,818,530</text:p>
          </table:table-cell>
          <table:table-cell office:value-type="float" office:value="133063774" table:style-name="ce23">
            <text:p>133,063,774</text:p>
          </table:table-cell>
          <table:table-cell office:value-type="float" office:value="21384976" table:style-name="ce23">
            <text:p>21,384,976</text:p>
          </table:table-cell>
          <table:table-cell office:value-type="float" office:value="859362" table:style-name="ce23">
            <text:p>859,362</text:p>
          </table:table-cell>
          <table:table-cell office:value-type="float" office:value="20730607" table:style-name="ce23">
            <text:p>20,730,607</text:p>
          </table:table-cell>
          <table:table-cell office:value-type="float" office:value="7818530" table:style-name="ce23">
            <text:p>7,818,530</text:p>
          </table:table-cell>
          <table:table-cell office:value-type="float" office:value="50793475" table:style-name="ce23">
            <text:p>50,793,475</text:p>
          </table:table-cell>
          <table:table-cell table:number-columns-repeated="16372"/>
        </table:table-row>
        <table:table-row table:style-name="ro2">
          <table:table-cell office:value-type="float" office:value="881" table:style-name="ce2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1090637309" table:style-name="ce23">
            <text:p>1,090,637,309</text:p>
          </table:table-cell>
          <table:table-cell office:value-type="float" office:value="11429937" table:style-name="ce23">
            <text:p>11,429,937</text:p>
          </table:table-cell>
          <table:table-cell office:value-type="float" office:value="226718809" table:style-name="ce23">
            <text:p>226,718,809</text:p>
          </table:table-cell>
          <table:table-cell office:value-type="float" office:value="97527127" table:style-name="ce23">
            <text:p>97,527,127</text:p>
          </table:table-cell>
          <table:table-cell office:value-type="float" office:value="1426313182" table:style-name="ce23">
            <text:p>1,426,313,182</text:p>
          </table:table-cell>
          <table:table-cell office:value-type="float" office:value="293137132" table:style-name="ce23">
            <text:p>293,137,132</text:p>
          </table:table-cell>
          <table:table-cell office:value-type="float" office:value="11429937" table:style-name="ce23">
            <text:p>11,429,937</text:p>
          </table:table-cell>
          <table:table-cell office:value-type="float" office:value="194768308" table:style-name="ce23">
            <text:p>194,768,308</text:p>
          </table:table-cell>
          <table:table-cell office:value-type="float" office:value="97527127" table:style-name="ce23">
            <text:p>97,527,127</text:p>
          </table:table-cell>
          <table:table-cell office:value-type="float" office:value="596862504" table:style-name="ce23">
            <text:p>596,862,504</text:p>
          </table:table-cell>
          <table:table-cell table:number-columns-repeated="16372"/>
        </table:table-row>
        <table:table-row table:style-name="ro2">
          <table:table-cell office:value-type="float" office:value="882" table:style-name="ce2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44947869" table:style-name="ce23">
            <text:p>144,947,869</text:p>
          </table:table-cell>
          <table:table-cell office:value-type="float" office:value="1376266" table:style-name="ce23">
            <text:p>1,376,266</text:p>
          </table:table-cell>
          <table:table-cell office:value-type="float" office:value="32605508" table:style-name="ce23">
            <text:p>32,605,508</text:p>
          </table:table-cell>
          <table:table-cell office:value-type="float" office:value="10984803" table:style-name="ce23">
            <text:p>10,984,803</text:p>
          </table:table-cell>
          <table:table-cell office:value-type="float" office:value="189914446" table:style-name="ce23">
            <text:p>189,914,446</text:p>
          </table:table-cell>
          <table:table-cell office:value-type="float" office:value="24562195" table:style-name="ce23">
            <text:p>24,562,195</text:p>
          </table:table-cell>
          <table:table-cell office:value-type="float" office:value="1376266" table:style-name="ce23">
            <text:p>1,376,266</text:p>
          </table:table-cell>
          <table:table-cell office:value-type="float" office:value="24524674" table:style-name="ce23">
            <text:p>24,524,674</text:p>
          </table:table-cell>
          <table:table-cell office:value-type="float" office:value="10984803" table:style-name="ce23">
            <text:p>10,984,803</text:p>
          </table:table-cell>
          <table:table-cell office:value-type="float" office:value="61447938" table:style-name="ce23">
            <text:p>61,447,938</text:p>
          </table:table-cell>
          <table:table-cell table:number-columns-repeated="16372"/>
        </table:table-row>
        <table:table-row table:style-name="ro2">
          <table:table-cell office:value-type="float" office:value="883" table:style-name="ce2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56833736" table:style-name="ce23">
            <text:p>156,833,736</text:p>
          </table:table-cell>
          <table:table-cell office:value-type="float" office:value="1632800" table:style-name="ce23">
            <text:p>1,632,800</text:p>
          </table:table-cell>
          <table:table-cell office:value-type="float" office:value="36713852" table:style-name="ce23">
            <text:p>36,713,852</text:p>
          </table:table-cell>
          <table:table-cell office:value-type="float" office:value="13678699" table:style-name="ce23">
            <text:p>13,678,699</text:p>
          </table:table-cell>
          <table:table-cell office:value-type="float" office:value="208859087" table:style-name="ce23">
            <text:p>208,859,087</text:p>
          </table:table-cell>
          <table:table-cell office:value-type="float" office:value="6192628" table:style-name="ce23">
            <text:p>6,192,628</text:p>
          </table:table-cell>
          <table:table-cell office:value-type="float" office:value="1632800" table:style-name="ce23">
            <text:p>1,632,800</text:p>
          </table:table-cell>
          <table:table-cell office:value-type="float" office:value="29728685" table:style-name="ce23">
            <text:p>29,728,685</text:p>
          </table:table-cell>
          <table:table-cell office:value-type="float" office:value="13678699" table:style-name="ce23">
            <text:p>13,678,699</text:p>
          </table:table-cell>
          <table:table-cell office:value-type="float" office:value="51232812" table:style-name="ce23">
            <text:p>51,232,812</text:p>
          </table:table-cell>
          <table:table-cell table:number-columns-repeated="16372"/>
        </table:table-row>
        <table:table-row table:style-name="ro2">
          <table:table-cell office:value-type="float" office:value="884" table:style-name="ce21">
            <text:p>884</text:p>
          </table:table-cell>
          <table:table-cell office:value-type="string" table:style-name="ce22">
            <text:p>Herefordshire, County of</text:p>
          </table:table-cell>
          <table:table-cell office:value-type="float" office:value="123212801" table:style-name="ce23">
            <text:p>123,212,801</text:p>
          </table:table-cell>
          <table:table-cell office:value-type="float" office:value="810321" table:style-name="ce23">
            <text:p>810,321</text:p>
          </table:table-cell>
          <table:table-cell office:value-type="float" office:value="25682703" table:style-name="ce23">
            <text:p>25,682,703</text:p>
          </table:table-cell>
          <table:table-cell office:value-type="float" office:value="10631371" table:style-name="ce23">
            <text:p>10,631,371</text:p>
          </table:table-cell>
          <table:table-cell office:value-type="float" office:value="160337196" table:style-name="ce23">
            <text:p>160,337,196</text:p>
          </table:table-cell>
          <table:table-cell office:value-type="float" office:value="65944206" table:style-name="ce23">
            <text:p>65,944,206</text:p>
          </table:table-cell>
          <table:table-cell office:value-type="float" office:value="810321" table:style-name="ce23">
            <text:p>810,321</text:p>
          </table:table-cell>
          <table:table-cell office:value-type="float" office:value="22261869" table:style-name="ce23">
            <text:p>22,261,869</text:p>
          </table:table-cell>
          <table:table-cell office:value-type="float" office:value="10631371" table:style-name="ce23">
            <text:p>10,631,371</text:p>
          </table:table-cell>
          <table:table-cell office:value-type="float" office:value="99647767" table:style-name="ce23">
            <text:p>99,647,767</text:p>
          </table:table-cell>
          <table:table-cell table:number-columns-repeated="16372"/>
        </table:table-row>
        <table:table-row table:style-name="ro2">
          <table:table-cell office:value-type="float" office:value="885" table:style-name="ce2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405862312" table:style-name="ce23">
            <text:p>405,862,312</text:p>
          </table:table-cell>
          <table:table-cell office:value-type="float" office:value="3332491" table:style-name="ce23">
            <text:p>3,332,491</text:p>
          </table:table-cell>
          <table:table-cell office:value-type="float" office:value="86086781" table:style-name="ce23">
            <text:p>86,086,781</text:p>
          </table:table-cell>
          <table:table-cell office:value-type="float" office:value="37325853" table:style-name="ce23">
            <text:p>37,325,853</text:p>
          </table:table-cell>
          <table:table-cell office:value-type="float" office:value="532607437" table:style-name="ce23">
            <text:p>532,607,437</text:p>
          </table:table-cell>
          <table:table-cell office:value-type="float" office:value="129735481" table:style-name="ce23">
            <text:p>129,735,481</text:p>
          </table:table-cell>
          <table:table-cell office:value-type="float" office:value="3332491" table:style-name="ce23">
            <text:p>3,332,491</text:p>
          </table:table-cell>
          <table:table-cell office:value-type="float" office:value="74836446" table:style-name="ce23">
            <text:p>74,836,446</text:p>
          </table:table-cell>
          <table:table-cell office:value-type="float" office:value="37325853" table:style-name="ce23">
            <text:p>37,325,853</text:p>
          </table:table-cell>
          <table:table-cell office:value-type="float" office:value="245230271" table:style-name="ce23">
            <text:p>245,230,271</text:p>
          </table:table-cell>
          <table:table-cell table:number-columns-repeated="16372"/>
        </table:table-row>
        <table:table-row table:style-name="ro2">
          <table:table-cell office:value-type="float" office:value="886" table:style-name="ce21">
            <text:p>886</text:p>
          </table:table-cell>
          <table:table-cell office:value-type="string" table:style-name="ce22">
            <text:p>Kent</text:p>
          </table:table-cell>
          <table:table-cell office:value-type="float" office:value="1202121381" table:style-name="ce23">
            <text:p>1,202,121,381</text:p>
          </table:table-cell>
          <table:table-cell office:value-type="float" office:value="11851526" table:style-name="ce23">
            <text:p>11,851,526</text:p>
          </table:table-cell>
          <table:table-cell office:value-type="float" office:value="311984606" table:style-name="ce23">
            <text:p>311,984,606</text:p>
          </table:table-cell>
          <table:table-cell office:value-type="float" office:value="97919228" table:style-name="ce23">
            <text:p>97,919,228</text:p>
          </table:table-cell>
          <table:table-cell office:value-type="float" office:value="1623876741" table:style-name="ce23">
            <text:p>1,623,876,741</text:p>
          </table:table-cell>
          <table:table-cell office:value-type="float" office:value="433306923" table:style-name="ce23">
            <text:p>433,306,923</text:p>
          </table:table-cell>
          <table:table-cell office:value-type="float" office:value="11851526" table:style-name="ce23">
            <text:p>11,851,526</text:p>
          </table:table-cell>
          <table:table-cell office:value-type="float" office:value="294229439" table:style-name="ce23">
            <text:p>294,229,439</text:p>
          </table:table-cell>
          <table:table-cell office:value-type="float" office:value="97919228" table:style-name="ce23">
            <text:p>97,919,228</text:p>
          </table:table-cell>
          <table:table-cell office:value-type="float" office:value="837307116" table:style-name="ce23">
            <text:p>837,307,116</text:p>
          </table:table-cell>
          <table:table-cell table:number-columns-repeated="16372"/>
        </table:table-row>
        <table:table-row table:style-name="ro2">
          <table:table-cell office:value-type="float" office:value="887" table:style-name="ce2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235436725" table:style-name="ce23">
            <text:p>235,436,725</text:p>
          </table:table-cell>
          <table:table-cell office:value-type="float" office:value="1033392" table:style-name="ce23">
            <text:p>1,033,392</text:p>
          </table:table-cell>
          <table:table-cell office:value-type="float" office:value="56669839" table:style-name="ce23">
            <text:p>56,669,839</text:p>
          </table:table-cell>
          <table:table-cell office:value-type="float" office:value="19274498" table:style-name="ce23">
            <text:p>19,274,498</text:p>
          </table:table-cell>
          <table:table-cell office:value-type="float" office:value="312414454" table:style-name="ce23">
            <text:p>312,414,454</text:p>
          </table:table-cell>
          <table:table-cell office:value-type="float" office:value="44114928" table:style-name="ce23">
            <text:p>44,114,928</text:p>
          </table:table-cell>
          <table:table-cell office:value-type="float" office:value="1033392" table:style-name="ce23">
            <text:p>1,033,392</text:p>
          </table:table-cell>
          <table:table-cell office:value-type="float" office:value="43453852" table:style-name="ce23">
            <text:p>43,453,852</text:p>
          </table:table-cell>
          <table:table-cell office:value-type="float" office:value="19274498" table:style-name="ce23">
            <text:p>19,274,498</text:p>
          </table:table-cell>
          <table:table-cell office:value-type="float" office:value="107876670" table:style-name="ce23">
            <text:p>107,876,670</text:p>
          </table:table-cell>
          <table:table-cell table:number-columns-repeated="16372"/>
        </table:table-row>
        <table:table-row table:style-name="ro2">
          <table:table-cell office:value-type="float" office:value="888" table:style-name="ce2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924602193" table:style-name="ce23">
            <text:p>924,602,193</text:p>
          </table:table-cell>
          <table:table-cell office:value-type="float" office:value="6810265" table:style-name="ce23">
            <text:p>6,810,265</text:p>
          </table:table-cell>
          <table:table-cell office:value-type="float" office:value="193393760" table:style-name="ce23">
            <text:p>193,393,760</text:p>
          </table:table-cell>
          <table:table-cell office:value-type="float" office:value="87644156" table:style-name="ce23">
            <text:p>87,644,156</text:p>
          </table:table-cell>
          <table:table-cell office:value-type="float" office:value="1212450374" table:style-name="ce23">
            <text:p>1,212,450,374</text:p>
          </table:table-cell>
          <table:table-cell office:value-type="float" office:value="675496905" table:style-name="ce23">
            <text:p>675,496,905</text:p>
          </table:table-cell>
          <table:table-cell office:value-type="float" office:value="6810265" table:style-name="ce23">
            <text:p>6,810,265</text:p>
          </table:table-cell>
          <table:table-cell office:value-type="float" office:value="183817259" table:style-name="ce23">
            <text:p>183,817,259</text:p>
          </table:table-cell>
          <table:table-cell office:value-type="float" office:value="87644156" table:style-name="ce23">
            <text:p>87,644,156</text:p>
          </table:table-cell>
          <table:table-cell office:value-type="float" office:value="953768585" table:style-name="ce23">
            <text:p>953,768,585</text:p>
          </table:table-cell>
          <table:table-cell table:number-columns-repeated="16372"/>
        </table:table-row>
        <table:table-row table:style-name="ro2">
          <table:table-cell office:value-type="float" office:value="889" table:style-name="ce2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48763245" table:style-name="ce23">
            <text:p>148,763,245</text:p>
          </table:table-cell>
          <table:table-cell office:value-type="float" office:value="1769747" table:style-name="ce23">
            <text:p>1,769,747</text:p>
          </table:table-cell>
          <table:table-cell office:value-type="float" office:value="32609574" table:style-name="ce23">
            <text:p>32,609,574</text:p>
          </table:table-cell>
          <table:table-cell office:value-type="float" office:value="11986705" table:style-name="ce23">
            <text:p>11,986,705</text:p>
          </table:table-cell>
          <table:table-cell office:value-type="float" office:value="195129271" table:style-name="ce23">
            <text:p>195,129,271</text:p>
          </table:table-cell>
          <table:table-cell office:value-type="float" office:value="75026019" table:style-name="ce23">
            <text:p>75,026,019</text:p>
          </table:table-cell>
          <table:table-cell office:value-type="float" office:value="1769747" table:style-name="ce23">
            <text:p>1,769,747</text:p>
          </table:table-cell>
          <table:table-cell office:value-type="float" office:value="30205907" table:style-name="ce23">
            <text:p>30,205,907</text:p>
          </table:table-cell>
          <table:table-cell office:value-type="float" office:value="11986705" table:style-name="ce23">
            <text:p>11,986,705</text:p>
          </table:table-cell>
          <table:table-cell office:value-type="float" office:value="118988378" table:style-name="ce23">
            <text:p>118,988,378</text:p>
          </table:table-cell>
          <table:table-cell table:number-columns-repeated="16372"/>
        </table:table-row>
        <table:table-row table:style-name="ro2">
          <table:table-cell office:value-type="float" office:value="890" table:style-name="ce2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105596587" table:style-name="ce23">
            <text:p>105,596,587</text:p>
          </table:table-cell>
          <table:table-cell office:value-type="float" office:value="1141835" table:style-name="ce23">
            <text:p>1,141,835</text:p>
          </table:table-cell>
          <table:table-cell office:value-type="float" office:value="31973828" table:style-name="ce23">
            <text:p>31,973,828</text:p>
          </table:table-cell>
          <table:table-cell office:value-type="float" office:value="9258474" table:style-name="ce23">
            <text:p>9,258,474</text:p>
          </table:table-cell>
          <table:table-cell office:value-type="float" office:value="147970724" table:style-name="ce23">
            <text:p>147,970,724</text:p>
          </table:table-cell>
          <table:table-cell office:value-type="float" office:value="20871326" table:style-name="ce23">
            <text:p>20,871,326</text:p>
          </table:table-cell>
          <table:table-cell office:value-type="float" office:value="1141835" table:style-name="ce23">
            <text:p>1,141,835</text:p>
          </table:table-cell>
          <table:table-cell office:value-type="float" office:value="26928161" table:style-name="ce23">
            <text:p>26,928,161</text:p>
          </table:table-cell>
          <table:table-cell office:value-type="float" office:value="9258474" table:style-name="ce23">
            <text:p>9,258,474</text:p>
          </table:table-cell>
          <table:table-cell office:value-type="float" office:value="58199796" table:style-name="ce23">
            <text:p>58,199,796</text:p>
          </table:table-cell>
          <table:table-cell table:number-columns-repeated="16372"/>
        </table:table-row>
        <table:table-row table:style-name="ro2">
          <table:table-cell office:value-type="float" office:value="891" table:style-name="ce2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619149227" table:style-name="ce23">
            <text:p>619,149,227</text:p>
          </table:table-cell>
          <table:table-cell office:value-type="float" office:value="5499177" table:style-name="ce23">
            <text:p>5,499,177</text:p>
          </table:table-cell>
          <table:table-cell office:value-type="float" office:value="114414243" table:style-name="ce23">
            <text:p>114,414,243</text:p>
          </table:table-cell>
          <table:table-cell office:value-type="float" office:value="54010293" table:style-name="ce23">
            <text:p>54,010,293</text:p>
          </table:table-cell>
          <table:table-cell office:value-type="float" office:value="793072940" table:style-name="ce23">
            <text:p>793,072,940</text:p>
          </table:table-cell>
          <table:table-cell office:value-type="float" office:value="181100134" table:style-name="ce23">
            <text:p>181,100,134</text:p>
          </table:table-cell>
          <table:table-cell office:value-type="float" office:value="5499177" table:style-name="ce23">
            <text:p>5,499,177</text:p>
          </table:table-cell>
          <table:table-cell office:value-type="float" office:value="108748076" table:style-name="ce23">
            <text:p>108,748,076</text:p>
          </table:table-cell>
          <table:table-cell office:value-type="float" office:value="54010293" table:style-name="ce23">
            <text:p>54,010,293</text:p>
          </table:table-cell>
          <table:table-cell office:value-type="float" office:value="349357680" table:style-name="ce23">
            <text:p>349,357,680</text:p>
          </table:table-cell>
          <table:table-cell table:number-columns-repeated="16372"/>
        </table:table-row>
        <table:table-row table:style-name="ro2">
          <table:table-cell office:value-type="float" office:value="892" table:style-name="ce2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60156782" table:style-name="ce23">
            <text:p>260,156,782</text:p>
          </table:table-cell>
          <table:table-cell office:value-type="float" office:value="4037220" table:style-name="ce23">
            <text:p>4,037,220</text:p>
          </table:table-cell>
          <table:table-cell office:value-type="float" office:value="58339086" table:style-name="ce23">
            <text:p>58,339,086</text:p>
          </table:table-cell>
          <table:table-cell office:value-type="float" office:value="22286067" table:style-name="ce23">
            <text:p>22,286,067</text:p>
          </table:table-cell>
          <table:table-cell office:value-type="float" office:value="344819155" table:style-name="ce23">
            <text:p>344,819,155</text:p>
          </table:table-cell>
          <table:table-cell office:value-type="float" office:value="55443932" table:style-name="ce23">
            <text:p>55,443,932</text:p>
          </table:table-cell>
          <table:table-cell office:value-type="float" office:value="4037220" table:style-name="ce23">
            <text:p>4,037,220</text:p>
          </table:table-cell>
          <table:table-cell office:value-type="float" office:value="52065418" table:style-name="ce23">
            <text:p>52,065,418</text:p>
          </table:table-cell>
          <table:table-cell office:value-type="float" office:value="22286067" table:style-name="ce23">
            <text:p>22,286,067</text:p>
          </table:table-cell>
          <table:table-cell office:value-type="float" office:value="133832637" table:style-name="ce23">
            <text:p>133,832,637</text:p>
          </table:table-cell>
          <table:table-cell table:number-columns-repeated="16372"/>
        </table:table-row>
        <table:table-row table:style-name="ro2">
          <table:table-cell office:value-type="float" office:value="893" table:style-name="ce2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200087049" table:style-name="ce23">
            <text:p>200,087,049</text:p>
          </table:table-cell>
          <table:table-cell office:value-type="float" office:value="2378385" table:style-name="ce23">
            <text:p>2,378,385</text:p>
          </table:table-cell>
          <table:table-cell office:value-type="float" office:value="39267555" table:style-name="ce23">
            <text:p>39,267,555</text:p>
          </table:table-cell>
          <table:table-cell office:value-type="float" office:value="18279768" table:style-name="ce23">
            <text:p>18,279,768</text:p>
          </table:table-cell>
          <table:table-cell office:value-type="float" office:value="260012757" table:style-name="ce23">
            <text:p>260,012,757</text:p>
          </table:table-cell>
          <table:table-cell office:value-type="float" office:value="63586799" table:style-name="ce23">
            <text:p>63,586,799</text:p>
          </table:table-cell>
          <table:table-cell office:value-type="float" office:value="2378385" table:style-name="ce23">
            <text:p>2,378,385</text:p>
          </table:table-cell>
          <table:table-cell office:value-type="float" office:value="32230220" table:style-name="ce23">
            <text:p>32,230,220</text:p>
          </table:table-cell>
          <table:table-cell office:value-type="float" office:value="18279768" table:style-name="ce23">
            <text:p>18,279,768</text:p>
          </table:table-cell>
          <table:table-cell office:value-type="float" office:value="116475172" table:style-name="ce23">
            <text:p>116,475,172</text:p>
          </table:table-cell>
          <table:table-cell table:number-columns-repeated="16372"/>
        </table:table-row>
        <table:table-row table:style-name="ro2">
          <table:table-cell office:value-type="float" office:value="894" table:style-name="ce2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53716768" table:style-name="ce23">
            <text:p>153,716,768</text:p>
          </table:table-cell>
          <table:table-cell office:value-type="float" office:value="1102284" table:style-name="ce23">
            <text:p>1,102,284</text:p>
          </table:table-cell>
          <table:table-cell office:value-type="float" office:value="34946995" table:style-name="ce23">
            <text:p>34,946,995</text:p>
          </table:table-cell>
          <table:table-cell office:value-type="float" office:value="13614420" table:style-name="ce23">
            <text:p>13,614,420</text:p>
          </table:table-cell>
          <table:table-cell office:value-type="float" office:value="203380467" table:style-name="ce23">
            <text:p>203,380,467</text:p>
          </table:table-cell>
          <table:table-cell office:value-type="float" office:value="71999320" table:style-name="ce23">
            <text:p>71,999,320</text:p>
          </table:table-cell>
          <table:table-cell office:value-type="float" office:value="1102284" table:style-name="ce23">
            <text:p>1,102,284</text:p>
          </table:table-cell>
          <table:table-cell office:value-type="float" office:value="32434995" table:style-name="ce23">
            <text:p>32,434,995</text:p>
          </table:table-cell>
          <table:table-cell office:value-type="float" office:value="13614420" table:style-name="ce23">
            <text:p>13,614,420</text:p>
          </table:table-cell>
          <table:table-cell office:value-type="float" office:value="119151019" table:style-name="ce23">
            <text:p>119,151,019</text:p>
          </table:table-cell>
          <table:table-cell table:number-columns-repeated="16372"/>
        </table:table-row>
        <table:table-row table:style-name="ro2">
          <table:table-cell office:value-type="float" office:value="895" table:style-name="ce2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70477337" table:style-name="ce23">
            <text:p>270,477,337</text:p>
          </table:table-cell>
          <table:table-cell office:value-type="float" office:value="2453473" table:style-name="ce23">
            <text:p>2,453,473</text:p>
          </table:table-cell>
          <table:table-cell office:value-type="float" office:value="56364644" table:style-name="ce23">
            <text:p>56,364,644</text:p>
          </table:table-cell>
          <table:table-cell office:value-type="float" office:value="25224156" table:style-name="ce23">
            <text:p>25,224,156</text:p>
          </table:table-cell>
          <table:table-cell office:value-type="float" office:value="354519610" table:style-name="ce23">
            <text:p>354,519,610</text:p>
          </table:table-cell>
          <table:table-cell office:value-type="float" office:value="77296341" table:style-name="ce23">
            <text:p>77,296,341</text:p>
          </table:table-cell>
          <table:table-cell office:value-type="float" office:value="2453473" table:style-name="ce23">
            <text:p>2,453,473</text:p>
          </table:table-cell>
          <table:table-cell office:value-type="float" office:value="48913142" table:style-name="ce23">
            <text:p>48,913,142</text:p>
          </table:table-cell>
          <table:table-cell office:value-type="float" office:value="25224156" table:style-name="ce23">
            <text:p>25,224,156</text:p>
          </table:table-cell>
          <table:table-cell office:value-type="float" office:value="153887112" table:style-name="ce23">
            <text:p>153,887,112</text:p>
          </table:table-cell>
          <table:table-cell table:number-columns-repeated="16372"/>
        </table:table-row>
        <table:table-row table:style-name="ro2">
          <table:table-cell office:value-type="float" office:value="896" table:style-name="ce2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53491062" table:style-name="ce23">
            <text:p>253,491,062</text:p>
          </table:table-cell>
          <table:table-cell office:value-type="float" office:value="2232157" table:style-name="ce23">
            <text:p>2,232,157</text:p>
          </table:table-cell>
          <table:table-cell office:value-type="float" office:value="56547325" table:style-name="ce23">
            <text:p>56,547,325</text:p>
          </table:table-cell>
          <table:table-cell office:value-type="float" office:value="22810892" table:style-name="ce23">
            <text:p>22,810,892</text:p>
          </table:table-cell>
          <table:table-cell office:value-type="float" office:value="335081436" table:style-name="ce23">
            <text:p>335,081,436</text:p>
          </table:table-cell>
          <table:table-cell office:value-type="float" office:value="161997134" table:style-name="ce23">
            <text:p>161,997,134</text:p>
          </table:table-cell>
          <table:table-cell office:value-type="float" office:value="2232157" table:style-name="ce23">
            <text:p>2,232,157</text:p>
          </table:table-cell>
          <table:table-cell office:value-type="float" office:value="54019490" table:style-name="ce23">
            <text:p>54,019,490</text:p>
          </table:table-cell>
          <table:table-cell office:value-type="float" office:value="22810892" table:style-name="ce23">
            <text:p>22,810,892</text:p>
          </table:table-cell>
          <table:table-cell office:value-type="float" office:value="241059673" table:style-name="ce23">
            <text:p>241,059,673</text:p>
          </table:table-cell>
          <table:table-cell table:number-columns-repeated="16372"/>
        </table:table-row>
        <table:table-row table:style-name="ro2">
          <table:table-cell office:value-type="float" office:value="908" table:style-name="ce2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88974305" table:style-name="ce23">
            <text:p>388,974,305</text:p>
          </table:table-cell>
          <table:table-cell office:value-type="float" office:value="3308676" table:style-name="ce23">
            <text:p>3,308,676</text:p>
          </table:table-cell>
          <table:table-cell office:value-type="float" office:value="75500020" table:style-name="ce23">
            <text:p>75,500,020</text:p>
          </table:table-cell>
          <table:table-cell office:value-type="float" office:value="31021881" table:style-name="ce23">
            <text:p>31,021,881</text:p>
          </table:table-cell>
          <table:table-cell office:value-type="float" office:value="498804882" table:style-name="ce23">
            <text:p>498,804,882</text:p>
          </table:table-cell>
          <table:table-cell office:value-type="float" office:value="77933496" table:style-name="ce23">
            <text:p>77,933,496</text:p>
          </table:table-cell>
          <table:table-cell office:value-type="float" office:value="3308676" table:style-name="ce23">
            <text:p>3,308,676</text:p>
          </table:table-cell>
          <table:table-cell office:value-type="float" office:value="62077353" table:style-name="ce23">
            <text:p>62,077,353</text:p>
          </table:table-cell>
          <table:table-cell office:value-type="float" office:value="31021881" table:style-name="ce23">
            <text:p>31,021,881</text:p>
          </table:table-cell>
          <table:table-cell office:value-type="float" office:value="174341406" table:style-name="ce23">
            <text:p>174,341,406</text:p>
          </table:table-cell>
          <table:table-cell table:number-columns-repeated="16372"/>
        </table:table-row>
        <table:table-row table:style-name="ro2">
          <table:table-cell office:value-type="float" office:value="916" table:style-name="ce2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455425307" table:style-name="ce23">
            <text:p>455,425,307</text:p>
          </table:table-cell>
          <table:table-cell office:value-type="float" office:value="3077365" table:style-name="ce23">
            <text:p>3,077,365</text:p>
          </table:table-cell>
          <table:table-cell office:value-type="float" office:value="93022671" table:style-name="ce23">
            <text:p>93,022,671</text:p>
          </table:table-cell>
          <table:table-cell office:value-type="float" office:value="37818462" table:style-name="ce23">
            <text:p>37,818,462</text:p>
          </table:table-cell>
          <table:table-cell office:value-type="float" office:value="589343805" table:style-name="ce23">
            <text:p>589,343,805</text:p>
          </table:table-cell>
          <table:table-cell office:value-type="float" office:value="197303794" table:style-name="ce23">
            <text:p>197,303,794</text:p>
          </table:table-cell>
          <table:table-cell office:value-type="float" office:value="3077365" table:style-name="ce23">
            <text:p>3,077,365</text:p>
          </table:table-cell>
          <table:table-cell office:value-type="float" office:value="82310003" table:style-name="ce23">
            <text:p>82,310,003</text:p>
          </table:table-cell>
          <table:table-cell office:value-type="float" office:value="37818462" table:style-name="ce23">
            <text:p>37,818,462</text:p>
          </table:table-cell>
          <table:table-cell office:value-type="float" office:value="320509624" table:style-name="ce23">
            <text:p>320,509,624</text:p>
          </table:table-cell>
          <table:table-cell table:number-columns-repeated="16372"/>
        </table:table-row>
        <table:table-row table:style-name="ro2">
          <table:table-cell office:value-type="float" office:value="919" table:style-name="ce2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948063235" table:style-name="ce23">
            <text:p>948,063,235</text:p>
          </table:table-cell>
          <table:table-cell office:value-type="float" office:value="6818196" table:style-name="ce23">
            <text:p>6,818,196</text:p>
          </table:table-cell>
          <table:table-cell office:value-type="float" office:value="180465328" table:style-name="ce23">
            <text:p>180,465,328</text:p>
          </table:table-cell>
          <table:table-cell office:value-type="float" office:value="99334933" table:style-name="ce23">
            <text:p>99,334,933</text:p>
          </table:table-cell>
          <table:table-cell office:value-type="float" office:value="1234681692" table:style-name="ce23">
            <text:p>1,234,681,692</text:p>
          </table:table-cell>
          <table:table-cell office:value-type="float" office:value="431099354" table:style-name="ce23">
            <text:p>431,099,354</text:p>
          </table:table-cell>
          <table:table-cell office:value-type="float" office:value="6818196" table:style-name="ce23">
            <text:p>6,818,196</text:p>
          </table:table-cell>
          <table:table-cell office:value-type="float" office:value="166393161" table:style-name="ce23">
            <text:p>166,393,161</text:p>
          </table:table-cell>
          <table:table-cell office:value-type="float" office:value="99334933" table:style-name="ce23">
            <text:p>99,334,933</text:p>
          </table:table-cell>
          <table:table-cell office:value-type="float" office:value="703645644" table:style-name="ce23">
            <text:p>703,645,644</text:p>
          </table:table-cell>
          <table:table-cell table:number-columns-repeated="16372"/>
        </table:table-row>
        <table:table-row table:style-name="ro2">
          <table:table-cell office:value-type="float" office:value="921" table:style-name="ce2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85167745" table:style-name="ce23">
            <text:p>85,167,745</text:p>
          </table:table-cell>
          <table:table-cell office:value-type="float" office:value="597750" table:style-name="ce23">
            <text:p>597,750</text:p>
          </table:table-cell>
          <table:table-cell office:value-type="float" office:value="21725707" table:style-name="ce23">
            <text:p>21,725,707</text:p>
          </table:table-cell>
          <table:table-cell office:value-type="float" office:value="6869630" table:style-name="ce23">
            <text:p>6,869,630</text:p>
          </table:table-cell>
          <table:table-cell office:value-type="float" office:value="114360832" table:style-name="ce23">
            <text:p>114,360,832</text:p>
          </table:table-cell>
          <table:table-cell office:value-type="float" office:value="59501060" table:style-name="ce23">
            <text:p>59,501,060</text:p>
          </table:table-cell>
          <table:table-cell office:value-type="float" office:value="597750" table:style-name="ce23">
            <text:p>597,750</text:p>
          </table:table-cell>
          <table:table-cell office:value-type="float" office:value="20670707" table:style-name="ce23">
            <text:p>20,670,707</text:p>
          </table:table-cell>
          <table:table-cell office:value-type="float" office:value="6869630" table:style-name="ce23">
            <text:p>6,869,630</text:p>
          </table:table-cell>
          <table:table-cell office:value-type="float" office:value="87639147" table:style-name="ce23">
            <text:p>87,639,147</text:p>
          </table:table-cell>
          <table:table-cell table:number-columns-repeated="16372"/>
        </table:table-row>
        <table:table-row table:style-name="ro2">
          <table:table-cell office:value-type="float" office:value="925" table:style-name="ce2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550838289" table:style-name="ce23">
            <text:p>550,838,289</text:p>
          </table:table-cell>
          <table:table-cell office:value-type="float" office:value="4781163" table:style-name="ce23">
            <text:p>4,781,163</text:p>
          </table:table-cell>
          <table:table-cell office:value-type="float" office:value="126416308" table:style-name="ce23">
            <text:p>126,416,308</text:p>
          </table:table-cell>
          <table:table-cell office:value-type="float" office:value="43832831" table:style-name="ce23">
            <text:p>43,832,831</text:p>
          </table:table-cell>
          <table:table-cell office:value-type="float" office:value="725868591" table:style-name="ce23">
            <text:p>725,868,591</text:p>
          </table:table-cell>
          <table:table-cell office:value-type="float" office:value="147109436" table:style-name="ce23">
            <text:p>147,109,436</text:p>
          </table:table-cell>
          <table:table-cell office:value-type="float" office:value="4781163" table:style-name="ce23">
            <text:p>4,781,163</text:p>
          </table:table-cell>
          <table:table-cell office:value-type="float" office:value="106773473" table:style-name="ce23">
            <text:p>106,773,473</text:p>
          </table:table-cell>
          <table:table-cell office:value-type="float" office:value="43832831" table:style-name="ce23">
            <text:p>43,832,831</text:p>
          </table:table-cell>
          <table:table-cell office:value-type="float" office:value="302496903" table:style-name="ce23">
            <text:p>302,496,903</text:p>
          </table:table-cell>
          <table:table-cell table:number-columns-repeated="16372"/>
        </table:table-row>
        <table:table-row table:style-name="ro2">
          <table:table-cell office:value-type="float" office:value="926" table:style-name="ce2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601033127" table:style-name="ce23">
            <text:p>601,033,127</text:p>
          </table:table-cell>
          <table:table-cell office:value-type="float" office:value="4080367" table:style-name="ce23">
            <text:p>4,080,367</text:p>
          </table:table-cell>
          <table:table-cell office:value-type="float" office:value="135212119" table:style-name="ce23">
            <text:p>135,212,119</text:p>
          </table:table-cell>
          <table:table-cell office:value-type="float" office:value="47329538" table:style-name="ce23">
            <text:p>47,329,538</text:p>
          </table:table-cell>
          <table:table-cell office:value-type="float" office:value="787655151" table:style-name="ce23">
            <text:p>787,655,151</text:p>
          </table:table-cell>
          <table:table-cell office:value-type="float" office:value="168783063" table:style-name="ce23">
            <text:p>168,783,063</text:p>
          </table:table-cell>
          <table:table-cell office:value-type="float" office:value="4080367" table:style-name="ce23">
            <text:p>4,080,367</text:p>
          </table:table-cell>
          <table:table-cell office:value-type="float" office:value="118884285" table:style-name="ce23">
            <text:p>118,884,285</text:p>
          </table:table-cell>
          <table:table-cell office:value-type="float" office:value="47329538" table:style-name="ce23">
            <text:p>47,329,538</text:p>
          </table:table-cell>
          <table:table-cell office:value-type="float" office:value="339077253" table:style-name="ce23">
            <text:p>339,077,253</text:p>
          </table:table-cell>
          <table:table-cell table:number-columns-repeated="16372"/>
        </table:table-row>
        <table:table-row table:style-name="ro2">
          <table:table-cell office:value-type="float" office:value="929" table:style-name="ce2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219045526" table:style-name="ce23">
            <text:p>219,045,526</text:p>
          </table:table-cell>
          <table:table-cell office:value-type="float" office:value="2268990" table:style-name="ce23">
            <text:p>2,268,990</text:p>
          </table:table-cell>
          <table:table-cell office:value-type="float" office:value="51072682" table:style-name="ce23">
            <text:p>51,072,682</text:p>
          </table:table-cell>
          <table:table-cell office:value-type="float" office:value="19157114" table:style-name="ce23">
            <text:p>19,157,114</text:p>
          </table:table-cell>
          <table:table-cell office:value-type="float" office:value="291544312" table:style-name="ce23">
            <text:p>291,544,312</text:p>
          </table:table-cell>
          <table:table-cell office:value-type="float" office:value="90644307" table:style-name="ce23">
            <text:p>90,644,307</text:p>
          </table:table-cell>
          <table:table-cell office:value-type="float" office:value="2268990" table:style-name="ce23">
            <text:p>2,268,990</text:p>
          </table:table-cell>
          <table:table-cell office:value-type="float" office:value="48085015" table:style-name="ce23">
            <text:p>48,085,015</text:p>
          </table:table-cell>
          <table:table-cell office:value-type="float" office:value="19157114" table:style-name="ce23">
            <text:p>19,157,114</text:p>
          </table:table-cell>
          <table:table-cell office:value-type="float" office:value="160155426" table:style-name="ce23">
            <text:p>160,155,426</text:p>
          </table:table-cell>
          <table:table-cell table:number-columns-repeated="16372"/>
        </table:table-row>
        <table:table-row table:style-name="ro2">
          <table:table-cell office:value-type="float" office:value="931" table:style-name="ce2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476661510" table:style-name="ce23">
            <text:p>476,661,510</text:p>
          </table:table-cell>
          <table:table-cell office:value-type="float" office:value="4992069" table:style-name="ce23">
            <text:p>4,992,069</text:p>
          </table:table-cell>
          <table:table-cell office:value-type="float" office:value="102902009" table:style-name="ce23">
            <text:p>102,902,009</text:p>
          </table:table-cell>
          <table:table-cell office:value-type="float" office:value="44340475" table:style-name="ce23">
            <text:p>44,340,475</text:p>
          </table:table-cell>
          <table:table-cell office:value-type="float" office:value="628896063" table:style-name="ce23">
            <text:p>628,896,063</text:p>
          </table:table-cell>
          <table:table-cell office:value-type="float" office:value="131168880" table:style-name="ce23">
            <text:p>131,168,880</text:p>
          </table:table-cell>
          <table:table-cell office:value-type="float" office:value="4992069" table:style-name="ce23">
            <text:p>4,992,069</text:p>
          </table:table-cell>
          <table:table-cell office:value-type="float" office:value="84373008" table:style-name="ce23">
            <text:p>84,373,008</text:p>
          </table:table-cell>
          <table:table-cell office:value-type="float" office:value="44340475" table:style-name="ce23">
            <text:p>44,340,475</text:p>
          </table:table-cell>
          <table:table-cell office:value-type="float" office:value="264874432" table:style-name="ce23">
            <text:p>264,874,432</text:p>
          </table:table-cell>
          <table:table-cell table:number-columns-repeated="16372"/>
        </table:table-row>
        <table:table-row table:style-name="ro2">
          <table:table-cell office:value-type="float" office:value="933" table:style-name="ce2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72040015" table:style-name="ce23">
            <text:p>372,040,015</text:p>
          </table:table-cell>
          <table:table-cell office:value-type="float" office:value="5013620" table:style-name="ce23">
            <text:p>5,013,620</text:p>
          </table:table-cell>
          <table:table-cell office:value-type="float" office:value="83706985" table:style-name="ce23">
            <text:p>83,706,985</text:p>
          </table:table-cell>
          <table:table-cell office:value-type="float" office:value="30648428" table:style-name="ce23">
            <text:p>30,648,428</text:p>
          </table:table-cell>
          <table:table-cell office:value-type="float" office:value="491409048" table:style-name="ce23">
            <text:p>491,409,048</text:p>
          </table:table-cell>
          <table:table-cell office:value-type="float" office:value="127232102" table:style-name="ce23">
            <text:p>127,232,102</text:p>
          </table:table-cell>
          <table:table-cell office:value-type="float" office:value="5013620" table:style-name="ce23">
            <text:p>5,013,620</text:p>
          </table:table-cell>
          <table:table-cell office:value-type="float" office:value="74224984" table:style-name="ce23">
            <text:p>74,224,984</text:p>
          </table:table-cell>
          <table:table-cell office:value-type="float" office:value="30648428" table:style-name="ce23">
            <text:p>30,648,428</text:p>
          </table:table-cell>
          <table:table-cell office:value-type="float" office:value="237119134" table:style-name="ce23">
            <text:p>237,119,134</text:p>
          </table:table-cell>
          <table:table-cell table:number-columns-repeated="16372"/>
        </table:table-row>
        <table:table-row table:style-name="ro2">
          <table:table-cell office:value-type="float" office:value="935" table:style-name="ce2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509708382" table:style-name="ce23">
            <text:p>509,708,382</text:p>
          </table:table-cell>
          <table:table-cell office:value-type="float" office:value="5480429" table:style-name="ce23">
            <text:p>5,480,429</text:p>
          </table:table-cell>
          <table:table-cell office:value-type="float" office:value="107203958" table:style-name="ce23">
            <text:p>107,203,958</text:p>
          </table:table-cell>
          <table:table-cell office:value-type="float" office:value="40963808" table:style-name="ce23">
            <text:p>40,963,808</text:p>
          </table:table-cell>
          <table:table-cell office:value-type="float" office:value="663356577" table:style-name="ce23">
            <text:p>663,356,577</text:p>
          </table:table-cell>
          <table:table-cell office:value-type="float" office:value="116656779" table:style-name="ce23">
            <text:p>116,656,779</text:p>
          </table:table-cell>
          <table:table-cell office:value-type="float" office:value="5480429" table:style-name="ce23">
            <text:p>5,480,429</text:p>
          </table:table-cell>
          <table:table-cell office:value-type="float" office:value="81661456" table:style-name="ce23">
            <text:p>81,661,456</text:p>
          </table:table-cell>
          <table:table-cell office:value-type="float" office:value="40963808" table:style-name="ce23">
            <text:p>40,963,808</text:p>
          </table:table-cell>
          <table:table-cell office:value-type="float" office:value="244762472" table:style-name="ce23">
            <text:p>244,762,472</text:p>
          </table:table-cell>
          <table:table-cell table:number-columns-repeated="16372"/>
        </table:table-row>
        <table:table-row table:style-name="ro2">
          <table:table-cell office:value-type="float" office:value="936" table:style-name="ce2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792866025" table:style-name="ce23">
            <text:p>792,866,025</text:p>
          </table:table-cell>
          <table:table-cell office:value-type="float" office:value="6513418" table:style-name="ce23">
            <text:p>6,513,418</text:p>
          </table:table-cell>
          <table:table-cell office:value-type="float" office:value="218301936" table:style-name="ce23">
            <text:p>218,301,936</text:p>
          </table:table-cell>
          <table:table-cell office:value-type="float" office:value="84466005" table:style-name="ce23">
            <text:p>84,466,005</text:p>
          </table:table-cell>
          <table:table-cell office:value-type="float" office:value="1102147384" table:style-name="ce23">
            <text:p>1,102,147,384</text:p>
          </table:table-cell>
          <table:table-cell office:value-type="float" office:value="285871176" table:style-name="ce23">
            <text:p>285,871,176</text:p>
          </table:table-cell>
          <table:table-cell office:value-type="float" office:value="6513418" table:style-name="ce23">
            <text:p>6,513,418</text:p>
          </table:table-cell>
          <table:table-cell office:value-type="float" office:value="195554267" table:style-name="ce23">
            <text:p>195,554,267</text:p>
          </table:table-cell>
          <table:table-cell office:value-type="float" office:value="84466005" table:style-name="ce23">
            <text:p>84,466,005</text:p>
          </table:table-cell>
          <table:table-cell office:value-type="float" office:value="572404866" table:style-name="ce23">
            <text:p>572,404,866</text:p>
          </table:table-cell>
          <table:table-cell table:number-columns-repeated="16372"/>
        </table:table-row>
        <table:table-row table:style-name="ro2">
          <table:table-cell office:value-type="float" office:value="937" table:style-name="ce2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425637614" table:style-name="ce23">
            <text:p>425,637,614</text:p>
          </table:table-cell>
          <table:table-cell office:value-type="float" office:value="4101968" table:style-name="ce23">
            <text:p>4,101,968</text:p>
          </table:table-cell>
          <table:table-cell office:value-type="float" office:value="94682042" table:style-name="ce23">
            <text:p>94,682,042</text:p>
          </table:table-cell>
          <table:table-cell office:value-type="float" office:value="37924417" table:style-name="ce23">
            <text:p>37,924,417</text:p>
          </table:table-cell>
          <table:table-cell office:value-type="float" office:value="562346041" table:style-name="ce23">
            <text:p>562,346,041</text:p>
          </table:table-cell>
          <table:table-cell office:value-type="float" office:value="141407647" table:style-name="ce23">
            <text:p>141,407,647</text:p>
          </table:table-cell>
          <table:table-cell office:value-type="float" office:value="4101968" table:style-name="ce23">
            <text:p>4,101,968</text:p>
          </table:table-cell>
          <table:table-cell office:value-type="float" office:value="77951206" table:style-name="ce23">
            <text:p>77,951,206</text:p>
          </table:table-cell>
          <table:table-cell office:value-type="float" office:value="37924417" table:style-name="ce23">
            <text:p>37,924,417</text:p>
          </table:table-cell>
          <table:table-cell office:value-type="float" office:value="261385238" table:style-name="ce23">
            <text:p>261,385,238</text:p>
          </table:table-cell>
          <table:table-cell table:number-columns-repeated="16372"/>
        </table:table-row>
        <table:table-row table:style-name="ro2">
          <table:table-cell office:value-type="float" office:value="938" table:style-name="ce2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587079113" table:style-name="ce23">
            <text:p>587,079,113</text:p>
          </table:table-cell>
          <table:table-cell office:value-type="float" office:value="7005158" table:style-name="ce23">
            <text:p>7,005,158</text:p>
          </table:table-cell>
          <table:table-cell office:value-type="float" office:value="124364698" table:style-name="ce23">
            <text:p>124,364,698</text:p>
          </table:table-cell>
          <table:table-cell office:value-type="float" office:value="57620443" table:style-name="ce23">
            <text:p>57,620,443</text:p>
          </table:table-cell>
          <table:table-cell office:value-type="float" office:value="776069412" table:style-name="ce23">
            <text:p>776,069,412</text:p>
          </table:table-cell>
          <table:table-cell office:value-type="float" office:value="322417191" table:style-name="ce23">
            <text:p>322,417,191</text:p>
          </table:table-cell>
          <table:table-cell office:value-type="float" office:value="7005158" table:style-name="ce23">
            <text:p>7,005,158</text:p>
          </table:table-cell>
          <table:table-cell office:value-type="float" office:value="120506531" table:style-name="ce23">
            <text:p>120,506,531</text:p>
          </table:table-cell>
          <table:table-cell office:value-type="float" office:value="57620443" table:style-name="ce23">
            <text:p>57,620,443</text:p>
          </table:table-cell>
          <table:table-cell office:value-type="float" office:value="507549323" table:style-name="ce23">
            <text:p>507,549,323</text:p>
          </table:table-cell>
          <table:table-cell table:number-columns-repeated="16372"/>
        </table:table-row>
        <table:table-row table:style-name="ro2">
          <table:table-cell office:value-type="float" office:value="940" table:style-name="ce21">
            <text:p>940</text:p>
          </table:table-cell>
          <table:table-cell office:value-type="string" table:style-name="ce22">
            <text:p>North Northamptonshire</text:p>
          </table:table-cell>
          <table:table-cell office:value-type="float" office:value="270283670" table:style-name="ce23">
            <text:p>270,283,670</text:p>
          </table:table-cell>
          <table:table-cell office:value-type="float" office:value="3286931" table:style-name="ce23">
            <text:p>3,286,931</text:p>
          </table:table-cell>
          <table:table-cell office:value-type="float" office:value="57851131" table:style-name="ce23">
            <text:p>57,851,131</text:p>
          </table:table-cell>
          <table:table-cell office:value-type="float" office:value="23541271" table:style-name="ce23">
            <text:p>23,541,271</text:p>
          </table:table-cell>
          <table:table-cell office:value-type="float" office:value="354963003" table:style-name="ce23">
            <text:p>354,963,003</text:p>
          </table:table-cell>
          <table:table-cell office:value-type="float" office:value="47373965" table:style-name="ce23">
            <text:p>47,373,965</text:p>
          </table:table-cell>
          <table:table-cell office:value-type="float" office:value="3286931" table:style-name="ce23">
            <text:p>3,286,931</text:p>
          </table:table-cell>
          <table:table-cell office:value-type="float" office:value="46998628" table:style-name="ce23">
            <text:p>46,998,628</text:p>
          </table:table-cell>
          <table:table-cell office:value-type="float" office:value="23541271" table:style-name="ce23">
            <text:p>23,541,271</text:p>
          </table:table-cell>
          <table:table-cell office:value-type="float" office:value="121200795" table:style-name="ce23">
            <text:p>121,200,795</text:p>
          </table:table-cell>
          <table:table-cell table:number-columns-repeated="16372"/>
        </table:table-row>
        <table:table-row table:style-name="ro2">
          <table:table-cell office:value-type="float" office:value="941" table:style-name="ce21">
            <text:p>941</text:p>
          </table:table-cell>
          <table:table-cell office:value-type="string" table:style-name="ce22">
            <text:p>West Northamptonshire</text:p>
          </table:table-cell>
          <table:table-cell office:value-type="float" office:value="332755244" table:style-name="ce23">
            <text:p>332,755,244</text:p>
          </table:table-cell>
          <table:table-cell office:value-type="float" office:value="3938686" table:style-name="ce23">
            <text:p>3,938,686</text:p>
          </table:table-cell>
          <table:table-cell office:value-type="float" office:value="68115050" table:style-name="ce23">
            <text:p>68,115,050</text:p>
          </table:table-cell>
          <table:table-cell office:value-type="float" office:value="28153646" table:style-name="ce23">
            <text:p>28,153,646</text:p>
          </table:table-cell>
          <table:table-cell office:value-type="float" office:value="432962626" table:style-name="ce23">
            <text:p>432,962,626</text:p>
          </table:table-cell>
          <table:table-cell office:value-type="float" office:value="67966189" table:style-name="ce23">
            <text:p>67,966,189</text:p>
          </table:table-cell>
          <table:table-cell office:value-type="float" office:value="3938686" table:style-name="ce23">
            <text:p>3,938,686</text:p>
          </table:table-cell>
          <table:table-cell office:value-type="float" office:value="51721146" table:style-name="ce23">
            <text:p>51,721,146</text:p>
          </table:table-cell>
          <table:table-cell office:value-type="float" office:value="28153646" table:style-name="ce23">
            <text:p>28,153,646</text:p>
          </table:table-cell>
          <table:table-cell office:value-type="float" office:value="151779667" table:style-name="ce23">
            <text:p>151,779,667</text:p>
          </table:table-cell>
          <table:table-cell table:number-columns-repeated="16372"/>
        </table:table-row>
        <table:table-row table:style-name="ro2">
          <table:table-cell office:value-type="float" office:value="942" table:style-name="ce21">
            <text:p>942</text:p>
          </table:table-cell>
          <table:table-cell office:value-type="string" table:style-name="ce22">
            <text:p>Cumberland</text:p>
          </table:table-cell>
          <table:table-cell office:value-type="float" office:value="198900061" table:style-name="ce23">
            <text:p>198,900,061</text:p>
          </table:table-cell>
          <table:table-cell office:value-type="float" office:value="1828859" table:style-name="ce23">
            <text:p>1,828,859</text:p>
          </table:table-cell>
          <table:table-cell office:value-type="float" office:value="38757270" table:style-name="ce23">
            <text:p>38,757,270</text:p>
          </table:table-cell>
          <table:table-cell office:value-type="float" office:value="16639927" table:style-name="ce23">
            <text:p>16,639,927</text:p>
          </table:table-cell>
          <table:table-cell office:value-type="float" office:value="256126117" table:style-name="ce23">
            <text:p>256,126,117</text:p>
          </table:table-cell>
          <table:table-cell office:value-type="float" office:value="110710000" table:style-name="ce23">
            <text:p>110,710,000</text:p>
          </table:table-cell>
          <table:table-cell office:value-type="float" office:value="1828859" table:style-name="ce23">
            <text:p>1,828,859</text:p>
          </table:table-cell>
          <table:table-cell office:value-type="float" office:value="35603936" table:style-name="ce23">
            <text:p>35,603,936</text:p>
          </table:table-cell>
          <table:table-cell office:value-type="float" office:value="16639927" table:style-name="ce23">
            <text:p>16,639,927</text:p>
          </table:table-cell>
          <table:table-cell office:value-type="float" office:value="164782722" table:style-name="ce23">
            <text:p>164,782,722</text:p>
          </table:table-cell>
          <table:table-cell table:number-columns-repeated="16372"/>
        </table:table-row>
        <table:table-row table:style-name="ro2">
          <table:table-cell office:value-type="float" office:value="943" table:style-name="ce21">
            <text:p>943</text:p>
          </table:table-cell>
          <table:table-cell office:value-type="string" table:style-name="ce22">
            <text:p>Westmorland and Furness</text:p>
          </table:table-cell>
          <table:table-cell office:value-type="float" office:value="155508836" table:style-name="ce23">
            <text:p>155,508,836</text:p>
          </table:table-cell>
          <table:table-cell office:value-type="float" office:value="1697586" table:style-name="ce23">
            <text:p>1,697,586</text:p>
          </table:table-cell>
          <table:table-cell office:value-type="float" office:value="27639678" table:style-name="ce23">
            <text:p>27,639,678</text:p>
          </table:table-cell>
          <table:table-cell office:value-type="float" office:value="13176388" table:style-name="ce23">
            <text:p>13,176,388</text:p>
          </table:table-cell>
          <table:table-cell office:value-type="float" office:value="198022488" table:style-name="ce23">
            <text:p>198,022,488</text:p>
          </table:table-cell>
          <table:table-cell office:value-type="float" office:value="84397907" table:style-name="ce23">
            <text:p>84,397,907</text:p>
          </table:table-cell>
          <table:table-cell office:value-type="float" office:value="1697586" table:style-name="ce23">
            <text:p>1,697,586</text:p>
          </table:table-cell>
          <table:table-cell office:value-type="float" office:value="25843011" table:style-name="ce23">
            <text:p>25,843,011</text:p>
          </table:table-cell>
          <table:table-cell office:value-type="float" office:value="13176388" table:style-name="ce23">
            <text:p>13,176,388</text:p>
          </table:table-cell>
          <table:table-cell office:value-type="float" office:value="125114892" table:style-name="ce23">
            <text:p>125,114,89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7165916065" table:style-name="ce23">
            <text:p>7,165,916,06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931884810" table:style-name="ce23">
            <text:p>1,931,884,81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9900116158" table:style-name="ce23">
            <text:p>9,900,116,158</text:p>
          </table:table-cell>
          <table:table-cell office:value-type="float" office:value="3552579245" table:style-name="ce23">
            <text:p>3,552,579,24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779559370" table:style-name="ce23">
            <text:p>1,779,559,37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6134453898" table:style-name="ce23">
            <text:p>6,134,453,89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METROPOLITAN AUTHORITIES</text:p>
          </table:table-cell>
          <table:table-cell table:style-name="ce25"/>
          <table:table-cell office:value-type="float" office:value="10114441653" table:style-name="ce23">
            <text:p>10,114,441,653</text:p>
          </table:table-cell>
          <table:table-cell office:value-type="float" office:value="83732537" table:style-name="ce23">
            <text:p>83,732,537</text:p>
          </table:table-cell>
          <table:table-cell office:value-type="float" office:value="2282565280" table:style-name="ce23">
            <text:p>2,282,565,280</text:p>
          </table:table-cell>
          <table:table-cell office:value-type="float" office:value="904679161" table:style-name="ce23">
            <text:p>904,679,161</text:p>
          </table:table-cell>
          <table:table-cell office:value-type="float" office:value="13385418631" table:style-name="ce23">
            <text:p>13,385,418,631</text:p>
          </table:table-cell>
          <table:table-cell office:value-type="float" office:value="4272299477" table:style-name="ce23">
            <text:p>4,272,299,477</text:p>
          </table:table-cell>
          <table:table-cell office:value-type="float" office:value="83732537" table:style-name="ce23">
            <text:p>83,732,537</text:p>
          </table:table-cell>
          <table:table-cell office:value-type="float" office:value="2054475642" table:style-name="ce23">
            <text:p>2,054,475,642</text:p>
          </table:table-cell>
          <table:table-cell office:value-type="float" office:value="904679161" table:style-name="ce23">
            <text:p>904,679,161</text:p>
          </table:table-cell>
          <table:table-cell office:value-type="float" office:value="7315186817" table:style-name="ce23">
            <text:p>7,315,186,81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NITARY AUTHORITIES</text:p>
          </table:table-cell>
          <table:table-cell table:style-name="ce25"/>
          <table:table-cell office:value-type="float" office:value="10918010309" table:style-name="ce23">
            <text:p>10,918,010,309</text:p>
          </table:table-cell>
          <table:table-cell office:value-type="float" office:value="102723358" table:style-name="ce23">
            <text:p>102,723,358</text:p>
          </table:table-cell>
          <table:table-cell office:value-type="float" office:value="2500804437" table:style-name="ce23">
            <text:p>2,500,804,437</text:p>
          </table:table-cell>
          <table:table-cell office:value-type="float" office:value="972445217" table:style-name="ce23">
            <text:p>972,445,217</text:p>
          </table:table-cell>
          <table:table-cell office:value-type="float" office:value="14493983321" table:style-name="ce23">
            <text:p>14,493,983,321</text:p>
          </table:table-cell>
          <table:table-cell office:value-type="float" office:value="3528683223" table:style-name="ce23">
            <text:p>3,528,683,223</text:p>
          </table:table-cell>
          <table:table-cell office:value-type="float" office:value="102723358" table:style-name="ce23">
            <text:p>102,723,358</text:p>
          </table:table-cell>
          <table:table-cell office:value-type="float" office:value="2169360099" table:style-name="ce23">
            <text:p>2,169,360,099</text:p>
          </table:table-cell>
          <table:table-cell office:value-type="float" office:value="972445217" table:style-name="ce23">
            <text:p>972,445,217</text:p>
          </table:table-cell>
          <table:table-cell office:value-type="float" office:value="6773211897" table:style-name="ce23">
            <text:p>6,773,211,89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PPER TIER AUTHORITIES</text:p>
          </table:table-cell>
          <table:table-cell table:style-name="ce25"/>
          <table:table-cell office:value-type="float" office:value="14696532954" table:style-name="ce23">
            <text:p>14,696,532,954</text:p>
          </table:table-cell>
          <table:table-cell office:value-type="float" office:value="135245581" table:style-name="ce23">
            <text:p>135,245,581</text:p>
          </table:table-cell>
          <table:table-cell office:value-type="float" office:value="3238729864" table:style-name="ce23">
            <text:p>3,238,729,864</text:p>
          </table:table-cell>
          <table:table-cell office:value-type="float" office:value="1315596572" table:style-name="ce23">
            <text:p>1,315,596,572</text:p>
          </table:table-cell>
          <table:table-cell office:value-type="float" office:value="19386104971" table:style-name="ce23">
            <text:p>19,386,104,971</text:p>
          </table:table-cell>
          <table:table-cell office:value-type="float" office:value="5772017821" table:style-name="ce23">
            <text:p>5,772,017,821</text:p>
          </table:table-cell>
          <table:table-cell office:value-type="float" office:value="135245581" table:style-name="ce23">
            <text:p>135,245,581</text:p>
          </table:table-cell>
          <table:table-cell office:value-type="float" office:value="2881688901" table:style-name="ce23">
            <text:p>2,881,688,901</text:p>
          </table:table-cell>
          <table:table-cell office:value-type="float" office:value="1315596572" table:style-name="ce23">
            <text:p>1,315,596,572</text:p>
          </table:table-cell>
          <table:table-cell office:value-type="float" office:value="10104548875" table:style-name="ce23">
            <text:p>10,104,548,87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7165916065" table:style-name="ce23">
            <text:p>7,165,916,06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931884810" table:style-name="ce23">
            <text:p>1,931,884,81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9900116158" table:style-name="ce23">
            <text:p>9,900,116,158</text:p>
          </table:table-cell>
          <table:table-cell office:value-type="float" office:value="3552579245" table:style-name="ce23">
            <text:p>3,552,579,24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779559370" table:style-name="ce23">
            <text:p>1,779,559,37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6134453898" table:style-name="ce23">
            <text:p>6,134,453,89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of England</text:p>
          </table:table-cell>
          <table:table-cell table:style-name="ce25"/>
          <table:table-cell office:value-type="float" office:value="4702035459" table:style-name="ce23">
            <text:p>4,702,035,459</text:p>
          </table:table-cell>
          <table:table-cell office:value-type="float" office:value="43221569" table:style-name="ce23">
            <text:p>43,221,569</text:p>
          </table:table-cell>
          <table:table-cell office:value-type="float" office:value="995409953" table:style-name="ce23">
            <text:p>995,409,953</text:p>
          </table:table-cell>
          <table:table-cell office:value-type="float" office:value="422744415" table:style-name="ce23">
            <text:p>422,744,415</text:p>
          </table:table-cell>
          <table:table-cell office:value-type="float" office:value="6163411396" table:style-name="ce23">
            <text:p>6,163,411,396</text:p>
          </table:table-cell>
          <table:table-cell office:value-type="float" office:value="1459163492" table:style-name="ce23">
            <text:p>1,459,163,492</text:p>
          </table:table-cell>
          <table:table-cell office:value-type="float" office:value="43221569" table:style-name="ce23">
            <text:p>43,221,569</text:p>
          </table:table-cell>
          <table:table-cell office:value-type="float" office:value="855765609" table:style-name="ce23">
            <text:p>855,765,609</text:p>
          </table:table-cell>
          <table:table-cell office:value-type="float" office:value="422744415" table:style-name="ce23">
            <text:p>422,744,415</text:p>
          </table:table-cell>
          <table:table-cell office:value-type="float" office:value="2780895085" table:style-name="ce23">
            <text:p>2,780,895,08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Midlands</text:p>
          </table:table-cell>
          <table:table-cell table:style-name="ce25"/>
          <table:table-cell office:value-type="float" office:value="3653790656" table:style-name="ce23">
            <text:p>3,653,790,656</text:p>
          </table:table-cell>
          <table:table-cell office:value-type="float" office:value="34927839" table:style-name="ce23">
            <text:p>34,927,839</text:p>
          </table:table-cell>
          <table:table-cell office:value-type="float" office:value="782670480" table:style-name="ce23">
            <text:p>782,670,480</text:p>
          </table:table-cell>
          <table:table-cell office:value-type="float" office:value="302725458" table:style-name="ce23">
            <text:p>302,725,458</text:p>
          </table:table-cell>
          <table:table-cell office:value-type="float" office:value="4774114433" table:style-name="ce23">
            <text:p>4,774,114,433</text:p>
          </table:table-cell>
          <table:table-cell office:value-type="float" office:value="1055510597" table:style-name="ce23">
            <text:p>1,055,510,597</text:p>
          </table:table-cell>
          <table:table-cell office:value-type="float" office:value="34927839" table:style-name="ce23">
            <text:p>34,927,839</text:p>
          </table:table-cell>
          <table:table-cell office:value-type="float" office:value="682702563" table:style-name="ce23">
            <text:p>682,702,563</text:p>
          </table:table-cell>
          <table:table-cell office:value-type="float" office:value="302725458" table:style-name="ce23">
            <text:p>302,725,458</text:p>
          </table:table-cell>
          <table:table-cell office:value-type="float" office:value="2075866457" table:style-name="ce23">
            <text:p>2,075,866,45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East</text:p>
          </table:table-cell>
          <table:table-cell table:style-name="ce25"/>
          <table:table-cell office:value-type="float" office:value="1964939787" table:style-name="ce23">
            <text:p>1,964,939,787</text:p>
          </table:table-cell>
          <table:table-cell office:value-type="float" office:value="17597418" table:style-name="ce23">
            <text:p>17,597,418</text:p>
          </table:table-cell>
          <table:table-cell office:value-type="float" office:value="478586225" table:style-name="ce23">
            <text:p>478,586,225</text:p>
          </table:table-cell>
          <table:table-cell office:value-type="float" office:value="184520412" table:style-name="ce23">
            <text:p>184,520,412</text:p>
          </table:table-cell>
          <table:table-cell office:value-type="float" office:value="2645643842" table:style-name="ce23">
            <text:p>2,645,643,842</text:p>
          </table:table-cell>
          <table:table-cell office:value-type="float" office:value="697007226" table:style-name="ce23">
            <text:p>697,007,226</text:p>
          </table:table-cell>
          <table:table-cell office:value-type="float" office:value="17597418" table:style-name="ce23">
            <text:p>17,597,418</text:p>
          </table:table-cell>
          <table:table-cell office:value-type="float" office:value="416397835" table:style-name="ce23">
            <text:p>416,397,835</text:p>
          </table:table-cell>
          <table:table-cell office:value-type="float" office:value="184520412" table:style-name="ce23">
            <text:p>184,520,412</text:p>
          </table:table-cell>
          <table:table-cell office:value-type="float" office:value="1315522891" table:style-name="ce23">
            <text:p>1,315,522,89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West</text:p>
          </table:table-cell>
          <table:table-cell table:style-name="ce25"/>
          <table:table-cell office:value-type="float" office:value="5881628109" table:style-name="ce23">
            <text:p>5,881,628,109</text:p>
          </table:table-cell>
          <table:table-cell office:value-type="float" office:value="48898937" table:style-name="ce23">
            <text:p>48,898,937</text:p>
          </table:table-cell>
          <table:table-cell office:value-type="float" office:value="1319376102" table:style-name="ce23">
            <text:p>1,319,376,102</text:p>
          </table:table-cell>
          <table:table-cell office:value-type="float" office:value="540405511" table:style-name="ce23">
            <text:p>540,405,511</text:p>
          </table:table-cell>
          <table:table-cell office:value-type="float" office:value="7790308659" table:style-name="ce23">
            <text:p>7,790,308,659</text:p>
          </table:table-cell>
          <table:table-cell office:value-type="float" office:value="3270115374" table:style-name="ce23">
            <text:p>3,270,115,374</text:p>
          </table:table-cell>
          <table:table-cell office:value-type="float" office:value="48898937" table:style-name="ce23">
            <text:p>48,898,937</text:p>
          </table:table-cell>
          <table:table-cell office:value-type="float" office:value="1212373587" table:style-name="ce23">
            <text:p>1,212,373,587</text:p>
          </table:table-cell>
          <table:table-cell office:value-type="float" office:value="540405511" table:style-name="ce23">
            <text:p>540,405,511</text:p>
          </table:table-cell>
          <table:table-cell office:value-type="float" office:value="5071793409" table:style-name="ce23">
            <text:p>5,071,793,409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East</text:p>
          </table:table-cell>
          <table:table-cell table:style-name="ce25"/>
          <table:table-cell office:value-type="float" office:value="6571229795" table:style-name="ce23">
            <text:p>6,571,229,795</text:p>
          </table:table-cell>
          <table:table-cell office:value-type="float" office:value="62253044" table:style-name="ce23">
            <text:p>62,253,044</text:p>
          </table:table-cell>
          <table:table-cell office:value-type="float" office:value="1592228347" table:style-name="ce23">
            <text:p>1,592,228,347</text:p>
          </table:table-cell>
          <table:table-cell office:value-type="float" office:value="610863738" table:style-name="ce23">
            <text:p>610,863,738</text:p>
          </table:table-cell>
          <table:table-cell office:value-type="float" office:value="8836574924" table:style-name="ce23">
            <text:p>8,836,574,924</text:p>
          </table:table-cell>
          <table:table-cell office:value-type="float" office:value="2959556288" table:style-name="ce23">
            <text:p>2,959,556,288</text:p>
          </table:table-cell>
          <table:table-cell office:value-type="float" office:value="62253044" table:style-name="ce23">
            <text:p>62,253,044</text:p>
          </table:table-cell>
          <table:table-cell office:value-type="float" office:value="1441228808" table:style-name="ce23">
            <text:p>1,441,228,808</text:p>
          </table:table-cell>
          <table:table-cell office:value-type="float" office:value="610863738" table:style-name="ce23">
            <text:p>610,863,738</text:p>
          </table:table-cell>
          <table:table-cell office:value-type="float" office:value="5073901878" table:style-name="ce23">
            <text:p>5,073,901,87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West</text:p>
          </table:table-cell>
          <table:table-cell table:style-name="ce25"/>
          <table:table-cell office:value-type="float" office:value="3830169861" table:style-name="ce23">
            <text:p>3,830,169,861</text:p>
          </table:table-cell>
          <table:table-cell office:value-type="float" office:value="35181700" table:style-name="ce23">
            <text:p>35,181,700</text:p>
          </table:table-cell>
          <table:table-cell office:value-type="float" office:value="876490230" table:style-name="ce23">
            <text:p>876,490,230</text:p>
          </table:table-cell>
          <table:table-cell office:value-type="float" office:value="336816951" table:style-name="ce23">
            <text:p>336,816,951</text:p>
          </table:table-cell>
          <table:table-cell office:value-type="float" office:value="5078658742" table:style-name="ce23">
            <text:p>5,078,658,742</text:p>
          </table:table-cell>
          <table:table-cell office:value-type="float" office:value="1071436865" table:style-name="ce23">
            <text:p>1,071,436,865</text:p>
          </table:table-cell>
          <table:table-cell office:value-type="float" office:value="35181700" table:style-name="ce23">
            <text:p>35,181,700</text:p>
          </table:table-cell>
          <table:table-cell office:value-type="float" office:value="755030182" table:style-name="ce23">
            <text:p>755,030,182</text:p>
          </table:table-cell>
          <table:table-cell office:value-type="float" office:value="336816951" table:style-name="ce23">
            <text:p>336,816,951</text:p>
          </table:table-cell>
          <table:table-cell office:value-type="float" office:value="2198465698" table:style-name="ce23">
            <text:p>2,198,465,69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West Midlands</text:p>
          </table:table-cell>
          <table:table-cell table:style-name="ce25"/>
          <table:table-cell office:value-type="float" office:value="4798855351" table:style-name="ce23">
            <text:p>4,798,855,351</text:p>
          </table:table-cell>
          <table:table-cell office:value-type="float" office:value="42164307" table:style-name="ce23">
            <text:p>42,164,307</text:p>
          </table:table-cell>
          <table:table-cell office:value-type="float" office:value="1082466745" table:style-name="ce23">
            <text:p>1,082,466,745</text:p>
          </table:table-cell>
          <table:table-cell office:value-type="float" office:value="416220757" table:style-name="ce23">
            <text:p>416,220,757</text:p>
          </table:table-cell>
          <table:table-cell office:value-type="float" office:value="6339707160" table:style-name="ce23">
            <text:p>6,339,707,160</text:p>
          </table:table-cell>
          <table:table-cell office:value-type="float" office:value="1624330384" table:style-name="ce23">
            <text:p>1,624,330,384</text:p>
          </table:table-cell>
          <table:table-cell office:value-type="float" office:value="42164307" table:style-name="ce23">
            <text:p>42,164,307</text:p>
          </table:table-cell>
          <table:table-cell office:value-type="float" office:value="948575326" table:style-name="ce23">
            <text:p>948,575,326</text:p>
          </table:table-cell>
          <table:table-cell office:value-type="float" office:value="416220757" table:style-name="ce23">
            <text:p>416,220,757</text:p>
          </table:table-cell>
          <table:table-cell office:value-type="float" office:value="3031290774" table:style-name="ce23">
            <text:p>3,031,290,774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Yorkshire and the Humber</text:p>
          </table:table-cell>
          <table:table-cell table:style-name="ce25"/>
          <table:table-cell office:value-type="float" office:value="4326335898" table:style-name="ce23">
            <text:p>4,326,335,898</text:p>
          </table:table-cell>
          <table:table-cell office:value-type="float" office:value="37456662" table:style-name="ce23">
            <text:p>37,456,662</text:p>
          </table:table-cell>
          <table:table-cell office:value-type="float" office:value="894871499" table:style-name="ce23">
            <text:p>894,871,499</text:p>
          </table:table-cell>
          <table:table-cell office:value-type="float" office:value="378423708" table:style-name="ce23">
            <text:p>378,423,708</text:p>
          </table:table-cell>
          <table:table-cell office:value-type="float" office:value="5637087767" table:style-name="ce23">
            <text:p>5,637,087,767</text:p>
          </table:table-cell>
          <table:table-cell office:value-type="float" office:value="1435880295" table:style-name="ce23">
            <text:p>1,435,880,295</text:p>
          </table:table-cell>
          <table:table-cell office:value-type="float" office:value="37456662" table:style-name="ce23">
            <text:p>37,456,662</text:p>
          </table:table-cell>
          <table:table-cell office:value-type="float" office:value="793450732" table:style-name="ce23">
            <text:p>793,450,732</text:p>
          </table:table-cell>
          <table:table-cell office:value-type="float" office:value="378423708" table:style-name="ce23">
            <text:p>378,423,708</text:p>
          </table:table-cell>
          <table:table-cell office:value-type="float" office:value="2645211397" table:style-name="ce23">
            <text:p>2,645,211,397</text:p>
          </table:table-cell>
          <table:table-cell table:number-columns-repeated="16372"/>
        </table:table-row>
        <table:table-row table:number-rows-repeated="1048405" table:style-name="ro1">
          <table:table-cell table:number-columns-repeated="16384"/>
        </table:table-row>
      </table:table>
      <table:table table:name="Allocations_2223" table:style-name="ta1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3">
          <table:table-cell office:value-type="string" table:number-columns-spanned="2" table:number-rows-spanned="2" table:style-name="ce26">
            <text:p>Dedicated schools grant: 2022 to 2023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2 to 2023 DSG allocations, before recoupment and deductions for national non-domestic rates, and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2 to 2023 DSG allocations, after deductions for academies recoupment, national non-domestic rates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4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6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6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table:number-columns-repeated="4" table:style-name="ce8"/>
          <table:table-cell office:value-type="string" table:style-name="ce13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ENGLAND</text:p>
          </table:table-cell>
          <table:table-cell table:style-name="ce16"/>
          <table:table-cell office:value-type="float" office:value="40539040980" table:style-name="ce17">
            <text:p>40,539,040,980</text:p>
          </table:table-cell>
          <table:table-cell office:value-type="float" office:value="399307110" table:style-name="ce17">
            <text:p>399,307,110</text:p>
          </table:table-cell>
          <table:table-cell office:value-type="float" office:value="8988258915" table:style-name="ce17">
            <text:p>8,988,258,915</text:p>
          </table:table-cell>
          <table:table-cell office:value-type="float" office:value="3725806317" table:style-name="ce17">
            <text:p>3,725,806,317</text:p>
          </table:table-cell>
          <table:table-cell office:value-type="float" office:value="53652413322" table:style-name="ce17">
            <text:p>53,652,413,322</text:p>
          </table:table-cell>
          <table:table-cell office:value-type="float" office:value="16585837029" table:style-name="ce17">
            <text:p>16,585,837,029</text:p>
          </table:table-cell>
          <table:table-cell office:value-type="float" office:value="399307110" table:style-name="ce17">
            <text:p>399,307,110</text:p>
          </table:table-cell>
          <table:table-cell office:value-type="float" office:value="7985857357" table:style-name="ce17">
            <text:p>7,985,857,357</text:p>
          </table:table-cell>
          <table:table-cell office:value-type="float" office:value="3725806317" table:style-name="ce17">
            <text:p>3,725,806,317</text:p>
          </table:table-cell>
          <table:table-cell office:value-type="float" office:value="28696807813" table:style-name="ce17">
            <text:p>28,696,807,813</text:p>
          </table:table-cell>
          <table:table-cell table:number-columns-repeated="16372"/>
        </table:table-row>
        <table:table-row table:style-name="ro2">
          <table:table-cell office:value-type="float" office:value="202" table:style-name="ce18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24327931" table:style-name="ce20">
            <text:p>124,327,931</text:p>
          </table:table-cell>
          <table:table-cell office:value-type="float" office:value="1271931" table:style-name="ce20">
            <text:p>1,271,931</text:p>
          </table:table-cell>
          <table:table-cell office:value-type="float" office:value="50338615" table:style-name="ce20">
            <text:p>50,338,615</text:p>
          </table:table-cell>
          <table:table-cell office:value-type="float" office:value="15470020" table:style-name="ce20">
            <text:p>15,470,020</text:p>
          </table:table-cell>
          <table:table-cell office:value-type="float" office:value="191408497" table:style-name="ce20">
            <text:p>191,408,497</text:p>
          </table:table-cell>
          <table:table-cell office:value-type="float" office:value="110903982" table:style-name="ce20">
            <text:p>110,903,982</text:p>
          </table:table-cell>
          <table:table-cell office:value-type="float" office:value="1271931" table:style-name="ce20">
            <text:p>1,271,931</text:p>
          </table:table-cell>
          <table:table-cell office:value-type="float" office:value="47683948" table:style-name="ce20">
            <text:p>47,683,948</text:p>
          </table:table-cell>
          <table:table-cell office:value-type="float" office:value="15470020" table:style-name="ce20">
            <text:p>15,470,020</text:p>
          </table:table-cell>
          <table:table-cell office:value-type="float" office:value="175329881" table:style-name="ce20">
            <text:p>175,329,881</text:p>
          </table:table-cell>
          <table:table-cell table:number-columns-repeated="16372"/>
        </table:table-row>
        <table:table-row table:style-name="ro2">
          <table:table-cell office:value-type="float" office:value="203" table:style-name="ce2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53355829" table:style-name="ce23">
            <text:p>253,355,829</text:p>
          </table:table-cell>
          <table:table-cell office:value-type="float" office:value="4214350" table:style-name="ce23">
            <text:p>4,214,350</text:p>
          </table:table-cell>
          <table:table-cell office:value-type="float" office:value="64222801" table:style-name="ce23">
            <text:p>64,222,801</text:p>
          </table:table-cell>
          <table:table-cell office:value-type="float" office:value="26803099" table:style-name="ce23">
            <text:p>26,803,099</text:p>
          </table:table-cell>
          <table:table-cell office:value-type="float" office:value="348596079" table:style-name="ce23">
            <text:p>348,596,079</text:p>
          </table:table-cell>
          <table:table-cell office:value-type="float" office:value="138587446" table:style-name="ce23">
            <text:p>138,587,446</text:p>
          </table:table-cell>
          <table:table-cell office:value-type="float" office:value="4214350" table:style-name="ce23">
            <text:p>4,214,350</text:p>
          </table:table-cell>
          <table:table-cell office:value-type="float" office:value="57155467" table:style-name="ce23">
            <text:p>57,155,467</text:p>
          </table:table-cell>
          <table:table-cell office:value-type="float" office:value="26803099" table:style-name="ce23">
            <text:p>26,803,099</text:p>
          </table:table-cell>
          <table:table-cell office:value-type="float" office:value="226760362" table:style-name="ce23">
            <text:p>226,760,362</text:p>
          </table:table-cell>
          <table:table-cell table:number-columns-repeated="16372"/>
        </table:table-row>
        <table:table-row table:style-name="ro2">
          <table:table-cell office:value-type="float" office:value="204" table:style-name="ce2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22760462" table:style-name="ce23">
            <text:p>222,760,462</text:p>
          </table:table-cell>
          <table:table-cell office:value-type="float" office:value="1871612" table:style-name="ce23">
            <text:p>1,871,612</text:p>
          </table:table-cell>
          <table:table-cell office:value-type="float" office:value="59437759" table:style-name="ce23">
            <text:p>59,437,759</text:p>
          </table:table-cell>
          <table:table-cell office:value-type="float" office:value="30000815" table:style-name="ce23">
            <text:p>30,000,815</text:p>
          </table:table-cell>
          <table:table-cell office:value-type="float" office:value="314070648" table:style-name="ce23">
            <text:p>314,070,648</text:p>
          </table:table-cell>
          <table:table-cell office:value-type="float" office:value="140104897" table:style-name="ce23">
            <text:p>140,104,897</text:p>
          </table:table-cell>
          <table:table-cell office:value-type="float" office:value="1871612" table:style-name="ce23">
            <text:p>1,871,612</text:p>
          </table:table-cell>
          <table:table-cell office:value-type="float" office:value="58770925" table:style-name="ce23">
            <text:p>58,770,925</text:p>
          </table:table-cell>
          <table:table-cell office:value-type="float" office:value="30000815" table:style-name="ce23">
            <text:p>30,000,815</text:p>
          </table:table-cell>
          <table:table-cell office:value-type="float" office:value="230748249" table:style-name="ce23">
            <text:p>230,748,249</text:p>
          </table:table-cell>
          <table:table-cell table:number-columns-repeated="16372"/>
        </table:table-row>
        <table:table-row table:style-name="ro2">
          <table:table-cell office:value-type="float" office:value="205" table:style-name="ce2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11107332" table:style-name="ce23">
            <text:p>111,107,332</text:p>
          </table:table-cell>
          <table:table-cell office:value-type="float" office:value="2816665" table:style-name="ce23">
            <text:p>2,816,665</text:p>
          </table:table-cell>
          <table:table-cell office:value-type="float" office:value="32992213" table:style-name="ce23">
            <text:p>32,992,213</text:p>
          </table:table-cell>
          <table:table-cell office:value-type="float" office:value="14948623" table:style-name="ce23">
            <text:p>14,948,623</text:p>
          </table:table-cell>
          <table:table-cell office:value-type="float" office:value="161864833" table:style-name="ce23">
            <text:p>161,864,833</text:p>
          </table:table-cell>
          <table:table-cell office:value-type="float" office:value="38955412" table:style-name="ce23">
            <text:p>38,955,412</text:p>
          </table:table-cell>
          <table:table-cell office:value-type="float" office:value="2816665" table:style-name="ce23">
            <text:p>2,816,665</text:p>
          </table:table-cell>
          <table:table-cell office:value-type="float" office:value="27926878" table:style-name="ce23">
            <text:p>27,926,878</text:p>
          </table:table-cell>
          <table:table-cell office:value-type="float" office:value="14948623" table:style-name="ce23">
            <text:p>14,948,623</text:p>
          </table:table-cell>
          <table:table-cell office:value-type="float" office:value="84647578" table:style-name="ce23">
            <text:p>84,647,578</text:p>
          </table:table-cell>
          <table:table-cell table:number-columns-repeated="16372"/>
        </table:table-row>
        <table:table-row table:style-name="ro2">
          <table:table-cell office:value-type="float" office:value="206" table:style-name="ce2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39517148" table:style-name="ce23">
            <text:p>139,517,148</text:p>
          </table:table-cell>
          <table:table-cell office:value-type="float" office:value="1477880" table:style-name="ce23">
            <text:p>1,477,880</text:p>
          </table:table-cell>
          <table:table-cell office:value-type="float" office:value="41749607" table:style-name="ce23">
            <text:p>41,749,607</text:p>
          </table:table-cell>
          <table:table-cell office:value-type="float" office:value="18185119" table:style-name="ce23">
            <text:p>18,185,119</text:p>
          </table:table-cell>
          <table:table-cell office:value-type="float" office:value="200929754" table:style-name="ce23">
            <text:p>200,929,754</text:p>
          </table:table-cell>
          <table:table-cell office:value-type="float" office:value="100869512" table:style-name="ce23">
            <text:p>100,869,512</text:p>
          </table:table-cell>
          <table:table-cell office:value-type="float" office:value="1477880" table:style-name="ce23">
            <text:p>1,477,880</text:p>
          </table:table-cell>
          <table:table-cell office:value-type="float" office:value="38143773" table:style-name="ce23">
            <text:p>38,143,773</text:p>
          </table:table-cell>
          <table:table-cell office:value-type="float" office:value="18185119" table:style-name="ce23">
            <text:p>18,185,119</text:p>
          </table:table-cell>
          <table:table-cell office:value-type="float" office:value="158676284" table:style-name="ce23">
            <text:p>158,676,284</text:p>
          </table:table-cell>
          <table:table-cell table:number-columns-repeated="16372"/>
        </table:table-row>
        <table:table-row table:style-name="ro2">
          <table:table-cell office:value-type="float" office:value="207" table:style-name="ce2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78872512" table:style-name="ce23">
            <text:p>78,872,512</text:p>
          </table:table-cell>
          <table:table-cell office:value-type="float" office:value="803542" table:style-name="ce23">
            <text:p>803,542</text:p>
          </table:table-cell>
          <table:table-cell office:value-type="float" office:value="24766060" table:style-name="ce23">
            <text:p>24,766,060</text:p>
          </table:table-cell>
          <table:table-cell office:value-type="float" office:value="12446193" table:style-name="ce23">
            <text:p>12,446,193</text:p>
          </table:table-cell>
          <table:table-cell office:value-type="float" office:value="116888307" table:style-name="ce23">
            <text:p>116,888,307</text:p>
          </table:table-cell>
          <table:table-cell office:value-type="float" office:value="45862089" table:style-name="ce23">
            <text:p>45,862,089</text:p>
          </table:table-cell>
          <table:table-cell office:value-type="float" office:value="803542" table:style-name="ce23">
            <text:p>803,542</text:p>
          </table:table-cell>
          <table:table-cell office:value-type="float" office:value="21836892" table:style-name="ce23">
            <text:p>21,836,892</text:p>
          </table:table-cell>
          <table:table-cell office:value-type="float" office:value="12446193" table:style-name="ce23">
            <text:p>12,446,193</text:p>
          </table:table-cell>
          <table:table-cell office:value-type="float" office:value="80948716" table:style-name="ce23">
            <text:p>80,948,716</text:p>
          </table:table-cell>
          <table:table-cell table:number-columns-repeated="16372"/>
        </table:table-row>
        <table:table-row table:style-name="ro2">
          <table:table-cell office:value-type="float" office:value="208" table:style-name="ce2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22233575" table:style-name="ce23">
            <text:p>222,233,575</text:p>
          </table:table-cell>
          <table:table-cell office:value-type="float" office:value="1224366" table:style-name="ce23">
            <text:p>1,224,366</text:p>
          </table:table-cell>
          <table:table-cell office:value-type="float" office:value="58567957" table:style-name="ce23">
            <text:p>58,567,957</text:p>
          </table:table-cell>
          <table:table-cell office:value-type="float" office:value="26143660" table:style-name="ce23">
            <text:p>26,143,660</text:p>
          </table:table-cell>
          <table:table-cell office:value-type="float" office:value="308169558" table:style-name="ce23">
            <text:p>308,169,558</text:p>
          </table:table-cell>
          <table:table-cell office:value-type="float" office:value="145186538" table:style-name="ce23">
            <text:p>145,186,538</text:p>
          </table:table-cell>
          <table:table-cell office:value-type="float" office:value="1224366" table:style-name="ce23">
            <text:p>1,224,366</text:p>
          </table:table-cell>
          <table:table-cell office:value-type="float" office:value="55247514" table:style-name="ce23">
            <text:p>55,247,514</text:p>
          </table:table-cell>
          <table:table-cell office:value-type="float" office:value="26143660" table:style-name="ce23">
            <text:p>26,143,660</text:p>
          </table:table-cell>
          <table:table-cell office:value-type="float" office:value="227802078" table:style-name="ce23">
            <text:p>227,802,078</text:p>
          </table:table-cell>
          <table:table-cell table:number-columns-repeated="16372"/>
        </table:table-row>
        <table:table-row table:style-name="ro2">
          <table:table-cell office:value-type="float" office:value="209" table:style-name="ce2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21069111" table:style-name="ce23">
            <text:p>221,069,111</text:p>
          </table:table-cell>
          <table:table-cell office:value-type="float" office:value="3693443" table:style-name="ce23">
            <text:p>3,693,443</text:p>
          </table:table-cell>
          <table:table-cell office:value-type="float" office:value="70123936" table:style-name="ce23">
            <text:p>70,123,936</text:p>
          </table:table-cell>
          <table:table-cell office:value-type="float" office:value="24501305" table:style-name="ce23">
            <text:p>24,501,305</text:p>
          </table:table-cell>
          <table:table-cell office:value-type="float" office:value="319387795" table:style-name="ce23">
            <text:p>319,387,795</text:p>
          </table:table-cell>
          <table:table-cell office:value-type="float" office:value="177269551" table:style-name="ce23">
            <text:p>177,269,551</text:p>
          </table:table-cell>
          <table:table-cell office:value-type="float" office:value="3693443" table:style-name="ce23">
            <text:p>3,693,443</text:p>
          </table:table-cell>
          <table:table-cell office:value-type="float" office:value="69599269" table:style-name="ce23">
            <text:p>69,599,269</text:p>
          </table:table-cell>
          <table:table-cell office:value-type="float" office:value="24501305" table:style-name="ce23">
            <text:p>24,501,305</text:p>
          </table:table-cell>
          <table:table-cell office:value-type="float" office:value="275063568" table:style-name="ce23">
            <text:p>275,063,568</text:p>
          </table:table-cell>
          <table:table-cell table:number-columns-repeated="16372"/>
        </table:table-row>
        <table:table-row table:style-name="ro2">
          <table:table-cell office:value-type="float" office:value="210" table:style-name="ce2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70051604" table:style-name="ce23">
            <text:p>270,051,604</text:p>
          </table:table-cell>
          <table:table-cell office:value-type="float" office:value="1855962" table:style-name="ce23">
            <text:p>1,855,962</text:p>
          </table:table-cell>
          <table:table-cell office:value-type="float" office:value="64174446" table:style-name="ce23">
            <text:p>64,174,446</text:p>
          </table:table-cell>
          <table:table-cell office:value-type="float" office:value="24168794" table:style-name="ce23">
            <text:p>24,168,794</text:p>
          </table:table-cell>
          <table:table-cell office:value-type="float" office:value="360250806" table:style-name="ce23">
            <text:p>360,250,806</text:p>
          </table:table-cell>
          <table:table-cell office:value-type="float" office:value="113132707" table:style-name="ce23">
            <text:p>113,132,707</text:p>
          </table:table-cell>
          <table:table-cell office:value-type="float" office:value="1855962" table:style-name="ce23">
            <text:p>1,855,962</text:p>
          </table:table-cell>
          <table:table-cell office:value-type="float" office:value="61279279" table:style-name="ce23">
            <text:p>61,279,279</text:p>
          </table:table-cell>
          <table:table-cell office:value-type="float" office:value="24168794" table:style-name="ce23">
            <text:p>24,168,794</text:p>
          </table:table-cell>
          <table:table-cell office:value-type="float" office:value="200436742" table:style-name="ce23">
            <text:p>200,436,742</text:p>
          </table:table-cell>
          <table:table-cell table:number-columns-repeated="16372"/>
        </table:table-row>
        <table:table-row table:style-name="ro2">
          <table:table-cell office:value-type="float" office:value="211" table:style-name="ce2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89895891" table:style-name="ce23">
            <text:p>289,895,891</text:p>
          </table:table-cell>
          <table:table-cell office:value-type="float" office:value="3510978" table:style-name="ce23">
            <text:p>3,510,978</text:p>
          </table:table-cell>
          <table:table-cell office:value-type="float" office:value="74667274" table:style-name="ce23">
            <text:p>74,667,274</text:p>
          </table:table-cell>
          <table:table-cell office:value-type="float" office:value="28600438" table:style-name="ce23">
            <text:p>28,600,438</text:p>
          </table:table-cell>
          <table:table-cell office:value-type="float" office:value="396674581" table:style-name="ce23">
            <text:p>396,674,581</text:p>
          </table:table-cell>
          <table:table-cell office:value-type="float" office:value="208768593" table:style-name="ce23">
            <text:p>208,768,593</text:p>
          </table:table-cell>
          <table:table-cell office:value-type="float" office:value="3510978" table:style-name="ce23">
            <text:p>3,510,978</text:p>
          </table:table-cell>
          <table:table-cell office:value-type="float" office:value="69381274" table:style-name="ce23">
            <text:p>69,381,274</text:p>
          </table:table-cell>
          <table:table-cell office:value-type="float" office:value="28600438" table:style-name="ce23">
            <text:p>28,600,438</text:p>
          </table:table-cell>
          <table:table-cell office:value-type="float" office:value="310261283" table:style-name="ce23">
            <text:p>310,261,283</text:p>
          </table:table-cell>
          <table:table-cell table:number-columns-repeated="16372"/>
        </table:table-row>
        <table:table-row table:style-name="ro2">
          <table:table-cell office:value-type="float" office:value="212" table:style-name="ce2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73749362" table:style-name="ce23">
            <text:p>173,749,362</text:p>
          </table:table-cell>
          <table:table-cell office:value-type="float" office:value="2646725" table:style-name="ce23">
            <text:p>2,646,725</text:p>
          </table:table-cell>
          <table:table-cell office:value-type="float" office:value="59002588" table:style-name="ce23">
            <text:p>59,002,588</text:p>
          </table:table-cell>
          <table:table-cell office:value-type="float" office:value="25180417" table:style-name="ce23">
            <text:p>25,180,417</text:p>
          </table:table-cell>
          <table:table-cell office:value-type="float" office:value="260579092" table:style-name="ce23">
            <text:p>260,579,092</text:p>
          </table:table-cell>
          <table:table-cell office:value-type="float" office:value="86931398" table:style-name="ce23">
            <text:p>86,931,398</text:p>
          </table:table-cell>
          <table:table-cell office:value-type="float" office:value="2646725" table:style-name="ce23">
            <text:p>2,646,725</text:p>
          </table:table-cell>
          <table:table-cell office:value-type="float" office:value="54686921" table:style-name="ce23">
            <text:p>54,686,921</text:p>
          </table:table-cell>
          <table:table-cell office:value-type="float" office:value="25180417" table:style-name="ce23">
            <text:p>25,180,417</text:p>
          </table:table-cell>
          <table:table-cell office:value-type="float" office:value="169445461" table:style-name="ce23">
            <text:p>169,445,461</text:p>
          </table:table-cell>
          <table:table-cell table:number-columns-repeated="16372"/>
        </table:table-row>
        <table:table-row table:style-name="ro2">
          <table:table-cell office:value-type="float" office:value="213" table:style-name="ce2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23538210" table:style-name="ce23">
            <text:p>123,538,210</text:p>
          </table:table-cell>
          <table:table-cell office:value-type="float" office:value="997478" table:style-name="ce23">
            <text:p>997,478</text:p>
          </table:table-cell>
          <table:table-cell office:value-type="float" office:value="37657770" table:style-name="ce23">
            <text:p>37,657,770</text:p>
          </table:table-cell>
          <table:table-cell office:value-type="float" office:value="12371441" table:style-name="ce23">
            <text:p>12,371,441</text:p>
          </table:table-cell>
          <table:table-cell office:value-type="float" office:value="174564899" table:style-name="ce23">
            <text:p>174,564,899</text:p>
          </table:table-cell>
          <table:table-cell office:value-type="float" office:value="45520627" table:style-name="ce23">
            <text:p>45,520,627</text:p>
          </table:table-cell>
          <table:table-cell office:value-type="float" office:value="997478" table:style-name="ce23">
            <text:p>997,478</text:p>
          </table:table-cell>
          <table:table-cell office:value-type="float" office:value="34487769" table:style-name="ce23">
            <text:p>34,487,769</text:p>
          </table:table-cell>
          <table:table-cell office:value-type="float" office:value="12371441" table:style-name="ce23">
            <text:p>12,371,441</text:p>
          </table:table-cell>
          <table:table-cell office:value-type="float" office:value="93377315" table:style-name="ce23">
            <text:p>93,377,315</text:p>
          </table:table-cell>
          <table:table-cell table:number-columns-repeated="16372"/>
        </table:table-row>
        <table:table-row table:style-name="ro2">
          <table:table-cell office:value-type="float" office:value="301" table:style-name="ce2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48965383" table:style-name="ce23">
            <text:p>248,965,383</text:p>
          </table:table-cell>
          <table:table-cell office:value-type="float" office:value="2223513" table:style-name="ce23">
            <text:p>2,223,513</text:p>
          </table:table-cell>
          <table:table-cell office:value-type="float" office:value="48877318" table:style-name="ce23">
            <text:p>48,877,318</text:p>
          </table:table-cell>
          <table:table-cell office:value-type="float" office:value="21876570" table:style-name="ce23">
            <text:p>21,876,570</text:p>
          </table:table-cell>
          <table:table-cell office:value-type="float" office:value="321942784" table:style-name="ce23">
            <text:p>321,942,784</text:p>
          </table:table-cell>
          <table:table-cell office:value-type="float" office:value="180624281" table:style-name="ce23">
            <text:p>180,624,281</text:p>
          </table:table-cell>
          <table:table-cell office:value-type="float" office:value="2223513" table:style-name="ce23">
            <text:p>2,223,513</text:p>
          </table:table-cell>
          <table:table-cell office:value-type="float" office:value="44508650" table:style-name="ce23">
            <text:p>44,508,650</text:p>
          </table:table-cell>
          <table:table-cell office:value-type="float" office:value="21876570" table:style-name="ce23">
            <text:p>21,876,570</text:p>
          </table:table-cell>
          <table:table-cell office:value-type="float" office:value="249233014" table:style-name="ce23">
            <text:p>249,233,014</text:p>
          </table:table-cell>
          <table:table-cell table:number-columns-repeated="16372"/>
        </table:table-row>
        <table:table-row table:style-name="ro2">
          <table:table-cell office:value-type="float" office:value="302" table:style-name="ce2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297755907" table:style-name="ce23">
            <text:p>297,755,907</text:p>
          </table:table-cell>
          <table:table-cell office:value-type="float" office:value="2265562" table:style-name="ce23">
            <text:p>2,265,562</text:p>
          </table:table-cell>
          <table:table-cell office:value-type="float" office:value="68153116" table:style-name="ce23">
            <text:p>68,153,116</text:p>
          </table:table-cell>
          <table:table-cell office:value-type="float" office:value="30719623" table:style-name="ce23">
            <text:p>30,719,623</text:p>
          </table:table-cell>
          <table:table-cell office:value-type="float" office:value="398894208" table:style-name="ce23">
            <text:p>398,894,208</text:p>
          </table:table-cell>
          <table:table-cell office:value-type="float" office:value="155273768" table:style-name="ce23">
            <text:p>155,273,768</text:p>
          </table:table-cell>
          <table:table-cell office:value-type="float" office:value="2265562" table:style-name="ce23">
            <text:p>2,265,562</text:p>
          </table:table-cell>
          <table:table-cell office:value-type="float" office:value="62432780" table:style-name="ce23">
            <text:p>62,432,780</text:p>
          </table:table-cell>
          <table:table-cell office:value-type="float" office:value="30719623" table:style-name="ce23">
            <text:p>30,719,623</text:p>
          </table:table-cell>
          <table:table-cell office:value-type="float" office:value="250691733" table:style-name="ce23">
            <text:p>250,691,733</text:p>
          </table:table-cell>
          <table:table-cell table:number-columns-repeated="16372"/>
        </table:table-row>
        <table:table-row table:style-name="ro2">
          <table:table-cell office:value-type="float" office:value="303" table:style-name="ce2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204937008" table:style-name="ce23">
            <text:p>204,937,008</text:p>
          </table:table-cell>
          <table:table-cell office:value-type="float" office:value="1758940" table:style-name="ce23">
            <text:p>1,758,940</text:p>
          </table:table-cell>
          <table:table-cell office:value-type="float" office:value="45198006" table:style-name="ce23">
            <text:p>45,198,006</text:p>
          </table:table-cell>
          <table:table-cell office:value-type="float" office:value="17726438" table:style-name="ce23">
            <text:p>17,726,438</text:p>
          </table:table-cell>
          <table:table-cell office:value-type="float" office:value="269620392" table:style-name="ce23">
            <text:p>269,620,392</text:p>
          </table:table-cell>
          <table:table-cell office:value-type="float" office:value="26853302" table:style-name="ce23">
            <text:p>26,853,302</text:p>
          </table:table-cell>
          <table:table-cell office:value-type="float" office:value="1758940" table:style-name="ce23">
            <text:p>1,758,940</text:p>
          </table:table-cell>
          <table:table-cell office:value-type="float" office:value="36053672" table:style-name="ce23">
            <text:p>36,053,672</text:p>
          </table:table-cell>
          <table:table-cell office:value-type="float" office:value="17726438" table:style-name="ce23">
            <text:p>17,726,438</text:p>
          </table:table-cell>
          <table:table-cell office:value-type="float" office:value="82392352" table:style-name="ce23">
            <text:p>82,392,352</text:p>
          </table:table-cell>
          <table:table-cell table:number-columns-repeated="16372"/>
        </table:table-row>
        <table:table-row table:style-name="ro2">
          <table:table-cell office:value-type="float" office:value="304" table:style-name="ce2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49727016" table:style-name="ce23">
            <text:p>249,727,016</text:p>
          </table:table-cell>
          <table:table-cell office:value-type="float" office:value="2128539" table:style-name="ce23">
            <text:p>2,128,539</text:p>
          </table:table-cell>
          <table:table-cell office:value-type="float" office:value="74755387" table:style-name="ce23">
            <text:p>74,755,387</text:p>
          </table:table-cell>
          <table:table-cell office:value-type="float" office:value="23238349" table:style-name="ce23">
            <text:p>23,238,349</text:p>
          </table:table-cell>
          <table:table-cell office:value-type="float" office:value="349849291" table:style-name="ce23">
            <text:p>349,849,291</text:p>
          </table:table-cell>
          <table:table-cell office:value-type="float" office:value="116057442" table:style-name="ce23">
            <text:p>116,057,442</text:p>
          </table:table-cell>
          <table:table-cell office:value-type="float" office:value="2128539" table:style-name="ce23">
            <text:p>2,128,539</text:p>
          </table:table-cell>
          <table:table-cell office:value-type="float" office:value="66517219" table:style-name="ce23">
            <text:p>66,517,219</text:p>
          </table:table-cell>
          <table:table-cell office:value-type="float" office:value="23238349" table:style-name="ce23">
            <text:p>23,238,349</text:p>
          </table:table-cell>
          <table:table-cell office:value-type="float" office:value="207941549" table:style-name="ce23">
            <text:p>207,941,549</text:p>
          </table:table-cell>
          <table:table-cell table:number-columns-repeated="16372"/>
        </table:table-row>
        <table:table-row table:style-name="ro2">
          <table:table-cell office:value-type="float" office:value="305" table:style-name="ce2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45142018" table:style-name="ce23">
            <text:p>245,142,018</text:p>
          </table:table-cell>
          <table:table-cell office:value-type="float" office:value="2090559" table:style-name="ce23">
            <text:p>2,090,559</text:p>
          </table:table-cell>
          <table:table-cell office:value-type="float" office:value="67543914" table:style-name="ce23">
            <text:p>67,543,914</text:p>
          </table:table-cell>
          <table:table-cell office:value-type="float" office:value="21010720" table:style-name="ce23">
            <text:p>21,010,720</text:p>
          </table:table-cell>
          <table:table-cell office:value-type="float" office:value="335787211" table:style-name="ce23">
            <text:p>335,787,211</text:p>
          </table:table-cell>
          <table:table-cell office:value-type="float" office:value="11401620" table:style-name="ce23">
            <text:p>11,401,620</text:p>
          </table:table-cell>
          <table:table-cell office:value-type="float" office:value="2090559" table:style-name="ce23">
            <text:p>2,090,559</text:p>
          </table:table-cell>
          <table:table-cell office:value-type="float" office:value="56822079" table:style-name="ce23">
            <text:p>56,822,079</text:p>
          </table:table-cell>
          <table:table-cell office:value-type="float" office:value="21010720" table:style-name="ce23">
            <text:p>21,010,720</text:p>
          </table:table-cell>
          <table:table-cell office:value-type="float" office:value="91324978" table:style-name="ce23">
            <text:p>91,324,978</text:p>
          </table:table-cell>
          <table:table-cell table:number-columns-repeated="16372"/>
        </table:table-row>
        <table:table-row table:style-name="ro2">
          <table:table-cell office:value-type="float" office:value="306" table:style-name="ce2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285662392" table:style-name="ce23">
            <text:p>285,662,392</text:p>
          </table:table-cell>
          <table:table-cell office:value-type="float" office:value="5301948" table:style-name="ce23">
            <text:p>5,301,948</text:p>
          </table:table-cell>
          <table:table-cell office:value-type="float" office:value="82205476" table:style-name="ce23">
            <text:p>82,205,476</text:p>
          </table:table-cell>
          <table:table-cell office:value-type="float" office:value="28208424" table:style-name="ce23">
            <text:p>28,208,424</text:p>
          </table:table-cell>
          <table:table-cell office:value-type="float" office:value="401378240" table:style-name="ce23">
            <text:p>401,378,240</text:p>
          </table:table-cell>
          <table:table-cell office:value-type="float" office:value="65685097" table:style-name="ce23">
            <text:p>65,685,097</text:p>
          </table:table-cell>
          <table:table-cell office:value-type="float" office:value="5301948" table:style-name="ce23">
            <text:p>5,301,948</text:p>
          </table:table-cell>
          <table:table-cell office:value-type="float" office:value="75214142" table:style-name="ce23">
            <text:p>75,214,142</text:p>
          </table:table-cell>
          <table:table-cell office:value-type="float" office:value="28208424" table:style-name="ce23">
            <text:p>28,208,424</text:p>
          </table:table-cell>
          <table:table-cell office:value-type="float" office:value="174409611" table:style-name="ce23">
            <text:p>174,409,611</text:p>
          </table:table-cell>
          <table:table-cell table:number-columns-repeated="16372"/>
        </table:table-row>
        <table:table-row table:style-name="ro2">
          <table:table-cell office:value-type="float" office:value="307" table:style-name="ce2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74247061" table:style-name="ce23">
            <text:p>274,247,061</text:p>
          </table:table-cell>
          <table:table-cell office:value-type="float" office:value="2564939" table:style-name="ce23">
            <text:p>2,564,939</text:p>
          </table:table-cell>
          <table:table-cell office:value-type="float" office:value="71101368" table:style-name="ce23">
            <text:p>71,101,368</text:p>
          </table:table-cell>
          <table:table-cell office:value-type="float" office:value="26964607" table:style-name="ce23">
            <text:p>26,964,607</text:p>
          </table:table-cell>
          <table:table-cell office:value-type="float" office:value="374877975" table:style-name="ce23">
            <text:p>374,877,975</text:p>
          </table:table-cell>
          <table:table-cell office:value-type="float" office:value="190917632" table:style-name="ce23">
            <text:p>190,917,632</text:p>
          </table:table-cell>
          <table:table-cell office:value-type="float" office:value="2564939" table:style-name="ce23">
            <text:p>2,564,939</text:p>
          </table:table-cell>
          <table:table-cell office:value-type="float" office:value="70659534" table:style-name="ce23">
            <text:p>70,659,534</text:p>
          </table:table-cell>
          <table:table-cell office:value-type="float" office:value="26964607" table:style-name="ce23">
            <text:p>26,964,607</text:p>
          </table:table-cell>
          <table:table-cell office:value-type="float" office:value="291106712" table:style-name="ce23">
            <text:p>291,106,712</text:p>
          </table:table-cell>
          <table:table-cell table:number-columns-repeated="16372"/>
        </table:table-row>
        <table:table-row table:style-name="ro2">
          <table:table-cell office:value-type="float" office:value="308" table:style-name="ce2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85543729" table:style-name="ce23">
            <text:p>285,543,729</text:p>
          </table:table-cell>
          <table:table-cell office:value-type="float" office:value="2486011" table:style-name="ce23">
            <text:p>2,486,011</text:p>
          </table:table-cell>
          <table:table-cell office:value-type="float" office:value="68331289" table:style-name="ce23">
            <text:p>68,331,289</text:p>
          </table:table-cell>
          <table:table-cell office:value-type="float" office:value="25392819" table:style-name="ce23">
            <text:p>25,392,819</text:p>
          </table:table-cell>
          <table:table-cell office:value-type="float" office:value="381753848" table:style-name="ce23">
            <text:p>381,753,848</text:p>
          </table:table-cell>
          <table:table-cell office:value-type="float" office:value="134513524" table:style-name="ce23">
            <text:p>134,513,524</text:p>
          </table:table-cell>
          <table:table-cell office:value-type="float" office:value="2486011" table:style-name="ce23">
            <text:p>2,486,011</text:p>
          </table:table-cell>
          <table:table-cell office:value-type="float" office:value="65962955" table:style-name="ce23">
            <text:p>65,962,955</text:p>
          </table:table-cell>
          <table:table-cell office:value-type="float" office:value="25392819" table:style-name="ce23">
            <text:p>25,392,819</text:p>
          </table:table-cell>
          <table:table-cell office:value-type="float" office:value="228355309" table:style-name="ce23">
            <text:p>228,355,309</text:p>
          </table:table-cell>
          <table:table-cell table:number-columns-repeated="16372"/>
        </table:table-row>
        <table:table-row table:style-name="ro2">
          <table:table-cell office:value-type="float" office:value="309" table:style-name="ce2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12521532" table:style-name="ce23">
            <text:p>212,521,532</text:p>
          </table:table-cell>
          <table:table-cell office:value-type="float" office:value="2784605" table:style-name="ce23">
            <text:p>2,784,605</text:p>
          </table:table-cell>
          <table:table-cell office:value-type="float" office:value="52205884" table:style-name="ce23">
            <text:p>52,205,884</text:p>
          </table:table-cell>
          <table:table-cell office:value-type="float" office:value="20151220" table:style-name="ce23">
            <text:p>20,151,220</text:p>
          </table:table-cell>
          <table:table-cell office:value-type="float" office:value="287663241" table:style-name="ce23">
            <text:p>287,663,241</text:p>
          </table:table-cell>
          <table:table-cell office:value-type="float" office:value="135575361" table:style-name="ce23">
            <text:p>135,575,361</text:p>
          </table:table-cell>
          <table:table-cell office:value-type="float" office:value="2784605" table:style-name="ce23">
            <text:p>2,784,605</text:p>
          </table:table-cell>
          <table:table-cell office:value-type="float" office:value="50042050" table:style-name="ce23">
            <text:p>50,042,050</text:p>
          </table:table-cell>
          <table:table-cell office:value-type="float" office:value="20151220" table:style-name="ce23">
            <text:p>20,151,220</text:p>
          </table:table-cell>
          <table:table-cell office:value-type="float" office:value="208553236" table:style-name="ce23">
            <text:p>208,553,236</text:p>
          </table:table-cell>
          <table:table-cell table:number-columns-repeated="16372"/>
        </table:table-row>
        <table:table-row table:style-name="ro2">
          <table:table-cell office:value-type="float" office:value="310" table:style-name="ce2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85938185" table:style-name="ce23">
            <text:p>185,938,185</text:p>
          </table:table-cell>
          <table:table-cell office:value-type="float" office:value="1410135" table:style-name="ce23">
            <text:p>1,410,135</text:p>
          </table:table-cell>
          <table:table-cell office:value-type="float" office:value="43328264" table:style-name="ce23">
            <text:p>43,328,264</text:p>
          </table:table-cell>
          <table:table-cell office:value-type="float" office:value="19200500" table:style-name="ce23">
            <text:p>19,200,500</text:p>
          </table:table-cell>
          <table:table-cell office:value-type="float" office:value="249877084" table:style-name="ce23">
            <text:p>249,877,084</text:p>
          </table:table-cell>
          <table:table-cell office:value-type="float" office:value="80789836" table:style-name="ce23">
            <text:p>80,789,836</text:p>
          </table:table-cell>
          <table:table-cell office:value-type="float" office:value="1410135" table:style-name="ce23">
            <text:p>1,410,135</text:p>
          </table:table-cell>
          <table:table-cell office:value-type="float" office:value="41832930" table:style-name="ce23">
            <text:p>41,832,930</text:p>
          </table:table-cell>
          <table:table-cell office:value-type="float" office:value="19200500" table:style-name="ce23">
            <text:p>19,200,500</text:p>
          </table:table-cell>
          <table:table-cell office:value-type="float" office:value="143233401" table:style-name="ce23">
            <text:p>143,233,401</text:p>
          </table:table-cell>
          <table:table-cell table:number-columns-repeated="16372"/>
        </table:table-row>
        <table:table-row table:style-name="ro2">
          <table:table-cell office:value-type="float" office:value="311" table:style-name="ce2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205735666" table:style-name="ce23">
            <text:p>205,735,666</text:p>
          </table:table-cell>
          <table:table-cell office:value-type="float" office:value="1657857" table:style-name="ce23">
            <text:p>1,657,857</text:p>
          </table:table-cell>
          <table:table-cell office:value-type="float" office:value="36332852" table:style-name="ce23">
            <text:p>36,332,852</text:p>
          </table:table-cell>
          <table:table-cell office:value-type="float" office:value="21141434" table:style-name="ce23">
            <text:p>21,141,434</text:p>
          </table:table-cell>
          <table:table-cell office:value-type="float" office:value="264867809" table:style-name="ce23">
            <text:p>264,867,809</text:p>
          </table:table-cell>
          <table:table-cell office:value-type="float" office:value="84768494" table:style-name="ce23">
            <text:p>84,768,494</text:p>
          </table:table-cell>
          <table:table-cell office:value-type="float" office:value="1657857" table:style-name="ce23">
            <text:p>1,657,857</text:p>
          </table:table-cell>
          <table:table-cell office:value-type="float" office:value="33193850" table:style-name="ce23">
            <text:p>33,193,850</text:p>
          </table:table-cell>
          <table:table-cell office:value-type="float" office:value="21141434" table:style-name="ce23">
            <text:p>21,141,434</text:p>
          </table:table-cell>
          <table:table-cell office:value-type="float" office:value="140761635" table:style-name="ce23">
            <text:p>140,761,635</text:p>
          </table:table-cell>
          <table:table-cell table:number-columns-repeated="16372"/>
        </table:table-row>
        <table:table-row table:style-name="ro2">
          <table:table-cell office:value-type="float" office:value="312" table:style-name="ce2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51897047" table:style-name="ce23">
            <text:p>251,897,047</text:p>
          </table:table-cell>
          <table:table-cell office:value-type="float" office:value="2539901" table:style-name="ce23">
            <text:p>2,539,901</text:p>
          </table:table-cell>
          <table:table-cell office:value-type="float" office:value="56177488" table:style-name="ce23">
            <text:p>56,177,488</text:p>
          </table:table-cell>
          <table:table-cell office:value-type="float" office:value="25913961" table:style-name="ce23">
            <text:p>25,913,961</text:p>
          </table:table-cell>
          <table:table-cell office:value-type="float" office:value="336528397" table:style-name="ce23">
            <text:p>336,528,397</text:p>
          </table:table-cell>
          <table:table-cell office:value-type="float" office:value="98574326" table:style-name="ce23">
            <text:p>98,574,326</text:p>
          </table:table-cell>
          <table:table-cell office:value-type="float" office:value="2539901" table:style-name="ce23">
            <text:p>2,539,901</text:p>
          </table:table-cell>
          <table:table-cell office:value-type="float" office:value="47054653" table:style-name="ce23">
            <text:p>47,054,653</text:p>
          </table:table-cell>
          <table:table-cell office:value-type="float" office:value="25913961" table:style-name="ce23">
            <text:p>25,913,961</text:p>
          </table:table-cell>
          <table:table-cell office:value-type="float" office:value="174082841" table:style-name="ce23">
            <text:p>174,082,841</text:p>
          </table:table-cell>
          <table:table-cell table:number-columns-repeated="16372"/>
        </table:table-row>
        <table:table-row table:style-name="ro2">
          <table:table-cell office:value-type="float" office:value="313" table:style-name="ce2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218541856" table:style-name="ce23">
            <text:p>218,541,856</text:p>
          </table:table-cell>
          <table:table-cell office:value-type="float" office:value="1578883" table:style-name="ce23">
            <text:p>1,578,883</text:p>
          </table:table-cell>
          <table:table-cell office:value-type="float" office:value="66379874" table:style-name="ce23">
            <text:p>66,379,874</text:p>
          </table:table-cell>
          <table:table-cell office:value-type="float" office:value="21936724" table:style-name="ce23">
            <text:p>21,936,724</text:p>
          </table:table-cell>
          <table:table-cell office:value-type="float" office:value="308437337" table:style-name="ce23">
            <text:p>308,437,337</text:p>
          </table:table-cell>
          <table:table-cell office:value-type="float" office:value="107894430" table:style-name="ce23">
            <text:p>107,894,430</text:p>
          </table:table-cell>
          <table:table-cell office:value-type="float" office:value="1578883" table:style-name="ce23">
            <text:p>1,578,883</text:p>
          </table:table-cell>
          <table:table-cell office:value-type="float" office:value="62764538" table:style-name="ce23">
            <text:p>62,764,538</text:p>
          </table:table-cell>
          <table:table-cell office:value-type="float" office:value="21936724" table:style-name="ce23">
            <text:p>21,936,724</text:p>
          </table:table-cell>
          <table:table-cell office:value-type="float" office:value="194174575" table:style-name="ce23">
            <text:p>194,174,575</text:p>
          </table:table-cell>
          <table:table-cell table:number-columns-repeated="16372"/>
        </table:table-row>
        <table:table-row table:style-name="ro2">
          <table:table-cell office:value-type="float" office:value="314" table:style-name="ce2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21950311" table:style-name="ce23">
            <text:p>121,950,311</text:p>
          </table:table-cell>
          <table:table-cell office:value-type="float" office:value="1083855" table:style-name="ce23">
            <text:p>1,083,855</text:p>
          </table:table-cell>
          <table:table-cell office:value-type="float" office:value="29018089" table:style-name="ce23">
            <text:p>29,018,089</text:p>
          </table:table-cell>
          <table:table-cell office:value-type="float" office:value="13192669" table:style-name="ce23">
            <text:p>13,192,669</text:p>
          </table:table-cell>
          <table:table-cell office:value-type="float" office:value="165244924" table:style-name="ce23">
            <text:p>165,244,924</text:p>
          </table:table-cell>
          <table:table-cell office:value-type="float" office:value="47860565" table:style-name="ce23">
            <text:p>47,860,565</text:p>
          </table:table-cell>
          <table:table-cell office:value-type="float" office:value="1083855" table:style-name="ce23">
            <text:p>1,083,855</text:p>
          </table:table-cell>
          <table:table-cell office:value-type="float" office:value="23329254" table:style-name="ce23">
            <text:p>23,329,254</text:p>
          </table:table-cell>
          <table:table-cell office:value-type="float" office:value="13192669" table:style-name="ce23">
            <text:p>13,192,669</text:p>
          </table:table-cell>
          <table:table-cell office:value-type="float" office:value="85466343" table:style-name="ce23">
            <text:p>85,466,343</text:p>
          </table:table-cell>
          <table:table-cell table:number-columns-repeated="16372"/>
        </table:table-row>
        <table:table-row table:style-name="ro2">
          <table:table-cell office:value-type="float" office:value="315" table:style-name="ce2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39773976" table:style-name="ce23">
            <text:p>139,773,976</text:p>
          </table:table-cell>
          <table:table-cell office:value-type="float" office:value="1106134" table:style-name="ce23">
            <text:p>1,106,134</text:p>
          </table:table-cell>
          <table:table-cell office:value-type="float" office:value="44772112" table:style-name="ce23">
            <text:p>44,772,112</text:p>
          </table:table-cell>
          <table:table-cell office:value-type="float" office:value="15871860" table:style-name="ce23">
            <text:p>15,871,860</text:p>
          </table:table-cell>
          <table:table-cell office:value-type="float" office:value="201524082" table:style-name="ce23">
            <text:p>201,524,082</text:p>
          </table:table-cell>
          <table:table-cell office:value-type="float" office:value="106877147" table:style-name="ce23">
            <text:p>106,877,147</text:p>
          </table:table-cell>
          <table:table-cell office:value-type="float" office:value="1106134" table:style-name="ce23">
            <text:p>1,106,134</text:p>
          </table:table-cell>
          <table:table-cell office:value-type="float" office:value="44634278" table:style-name="ce23">
            <text:p>44,634,278</text:p>
          </table:table-cell>
          <table:table-cell office:value-type="float" office:value="15871860" table:style-name="ce23">
            <text:p>15,871,860</text:p>
          </table:table-cell>
          <table:table-cell office:value-type="float" office:value="168489419" table:style-name="ce23">
            <text:p>168,489,419</text:p>
          </table:table-cell>
          <table:table-cell table:number-columns-repeated="16372"/>
        </table:table-row>
        <table:table-row table:style-name="ro2">
          <table:table-cell office:value-type="float" office:value="316" table:style-name="ce2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78545974" table:style-name="ce23">
            <text:p>378,545,974</text:p>
          </table:table-cell>
          <table:table-cell office:value-type="float" office:value="2346754" table:style-name="ce23">
            <text:p>2,346,754</text:p>
          </table:table-cell>
          <table:table-cell office:value-type="float" office:value="67752807" table:style-name="ce23">
            <text:p>67,752,807</text:p>
          </table:table-cell>
          <table:table-cell office:value-type="float" office:value="30379656" table:style-name="ce23">
            <text:p>30,379,656</text:p>
          </table:table-cell>
          <table:table-cell office:value-type="float" office:value="479025191" table:style-name="ce23">
            <text:p>479,025,191</text:p>
          </table:table-cell>
          <table:table-cell office:value-type="float" office:value="142031346" table:style-name="ce23">
            <text:p>142,031,346</text:p>
          </table:table-cell>
          <table:table-cell office:value-type="float" office:value="2346754" table:style-name="ce23">
            <text:p>2,346,754</text:p>
          </table:table-cell>
          <table:table-cell office:value-type="float" office:value="61945472" table:style-name="ce23">
            <text:p>61,945,472</text:p>
          </table:table-cell>
          <table:table-cell office:value-type="float" office:value="30379656" table:style-name="ce23">
            <text:p>30,379,656</text:p>
          </table:table-cell>
          <table:table-cell office:value-type="float" office:value="236703228" table:style-name="ce23">
            <text:p>236,703,228</text:p>
          </table:table-cell>
          <table:table-cell table:number-columns-repeated="16372"/>
        </table:table-row>
        <table:table-row table:style-name="ro2">
          <table:table-cell office:value-type="float" office:value="317" table:style-name="ce2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65006887" table:style-name="ce23">
            <text:p>265,006,887</text:p>
          </table:table-cell>
          <table:table-cell office:value-type="float" office:value="4960167" table:style-name="ce23">
            <text:p>4,960,167</text:p>
          </table:table-cell>
          <table:table-cell office:value-type="float" office:value="57539079" table:style-name="ce23">
            <text:p>57,539,079</text:p>
          </table:table-cell>
          <table:table-cell office:value-type="float" office:value="24753464" table:style-name="ce23">
            <text:p>24,753,464</text:p>
          </table:table-cell>
          <table:table-cell office:value-type="float" office:value="352259597" table:style-name="ce23">
            <text:p>352,259,597</text:p>
          </table:table-cell>
          <table:table-cell office:value-type="float" office:value="185443485" table:style-name="ce23">
            <text:p>185,443,485</text:p>
          </table:table-cell>
          <table:table-cell office:value-type="float" office:value="4960167" table:style-name="ce23">
            <text:p>4,960,167</text:p>
          </table:table-cell>
          <table:table-cell office:value-type="float" office:value="55007745" table:style-name="ce23">
            <text:p>55,007,745</text:p>
          </table:table-cell>
          <table:table-cell office:value-type="float" office:value="24753464" table:style-name="ce23">
            <text:p>24,753,464</text:p>
          </table:table-cell>
          <table:table-cell office:value-type="float" office:value="270164861" table:style-name="ce23">
            <text:p>270,164,861</text:p>
          </table:table-cell>
          <table:table-cell table:number-columns-repeated="16372"/>
        </table:table-row>
        <table:table-row table:style-name="ro2">
          <table:table-cell office:value-type="float" office:value="318" table:style-name="ce2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34805442" table:style-name="ce23">
            <text:p>134,805,442</text:p>
          </table:table-cell>
          <table:table-cell office:value-type="float" office:value="1012969" table:style-name="ce23">
            <text:p>1,012,969</text:p>
          </table:table-cell>
          <table:table-cell office:value-type="float" office:value="34191260" table:style-name="ce23">
            <text:p>34,191,260</text:p>
          </table:table-cell>
          <table:table-cell office:value-type="float" office:value="14915675" table:style-name="ce23">
            <text:p>14,915,675</text:p>
          </table:table-cell>
          <table:table-cell office:value-type="float" office:value="184925346" table:style-name="ce23">
            <text:p>184,925,346</text:p>
          </table:table-cell>
          <table:table-cell office:value-type="float" office:value="76419920" table:style-name="ce23">
            <text:p>76,419,920</text:p>
          </table:table-cell>
          <table:table-cell office:value-type="float" office:value="1012969" table:style-name="ce23">
            <text:p>1,012,969</text:p>
          </table:table-cell>
          <table:table-cell office:value-type="float" office:value="30239259" table:style-name="ce23">
            <text:p>30,239,259</text:p>
          </table:table-cell>
          <table:table-cell office:value-type="float" office:value="14915675" table:style-name="ce23">
            <text:p>14,915,675</text:p>
          </table:table-cell>
          <table:table-cell office:value-type="float" office:value="122587823" table:style-name="ce23">
            <text:p>122,587,823</text:p>
          </table:table-cell>
          <table:table-cell table:number-columns-repeated="16372"/>
        </table:table-row>
        <table:table-row table:style-name="ro2">
          <table:table-cell office:value-type="float" office:value="319" table:style-name="ce2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85223163" table:style-name="ce23">
            <text:p>185,223,163</text:p>
          </table:table-cell>
          <table:table-cell office:value-type="float" office:value="1861422" table:style-name="ce23">
            <text:p>1,861,422</text:p>
          </table:table-cell>
          <table:table-cell office:value-type="float" office:value="52281860" table:style-name="ce23">
            <text:p>52,281,860</text:p>
          </table:table-cell>
          <table:table-cell office:value-type="float" office:value="15182496" table:style-name="ce23">
            <text:p>15,182,496</text:p>
          </table:table-cell>
          <table:table-cell office:value-type="float" office:value="254548941" table:style-name="ce23">
            <text:p>254,548,941</text:p>
          </table:table-cell>
          <table:table-cell office:value-type="float" office:value="50835534" table:style-name="ce23">
            <text:p>50,835,534</text:p>
          </table:table-cell>
          <table:table-cell office:value-type="float" office:value="1861422" table:style-name="ce23">
            <text:p>1,861,422</text:p>
          </table:table-cell>
          <table:table-cell office:value-type="float" office:value="44613860" table:style-name="ce23">
            <text:p>44,613,860</text:p>
          </table:table-cell>
          <table:table-cell office:value-type="float" office:value="15182496" table:style-name="ce23">
            <text:p>15,182,496</text:p>
          </table:table-cell>
          <table:table-cell office:value-type="float" office:value="112493312" table:style-name="ce23">
            <text:p>112,493,312</text:p>
          </table:table-cell>
          <table:table-cell table:number-columns-repeated="16372"/>
        </table:table-row>
        <table:table-row table:style-name="ro2">
          <table:table-cell office:value-type="float" office:value="320" table:style-name="ce2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18426654" table:style-name="ce23">
            <text:p>218,426,654</text:p>
          </table:table-cell>
          <table:table-cell office:value-type="float" office:value="1532943" table:style-name="ce23">
            <text:p>1,532,943</text:p>
          </table:table-cell>
          <table:table-cell office:value-type="float" office:value="51460481" table:style-name="ce23">
            <text:p>51,460,481</text:p>
          </table:table-cell>
          <table:table-cell office:value-type="float" office:value="22975975" table:style-name="ce23">
            <text:p>22,975,975</text:p>
          </table:table-cell>
          <table:table-cell office:value-type="float" office:value="294396053" table:style-name="ce23">
            <text:p>294,396,053</text:p>
          </table:table-cell>
          <table:table-cell office:value-type="float" office:value="109937528" table:style-name="ce23">
            <text:p>109,937,528</text:p>
          </table:table-cell>
          <table:table-cell office:value-type="float" office:value="1532943" table:style-name="ce23">
            <text:p>1,532,943</text:p>
          </table:table-cell>
          <table:table-cell office:value-type="float" office:value="42110980" table:style-name="ce23">
            <text:p>42,110,980</text:p>
          </table:table-cell>
          <table:table-cell office:value-type="float" office:value="22975975" table:style-name="ce23">
            <text:p>22,975,975</text:p>
          </table:table-cell>
          <table:table-cell office:value-type="float" office:value="176557426" table:style-name="ce23">
            <text:p>176,557,426</text:p>
          </table:table-cell>
          <table:table-cell table:number-columns-repeated="16372"/>
        </table:table-row>
        <table:table-row table:style-name="ro2">
          <table:table-cell office:value-type="float" office:value="330" table:style-name="ce2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1031442395" table:style-name="ce23">
            <text:p>1,031,442,395</text:p>
          </table:table-cell>
          <table:table-cell office:value-type="float" office:value="8302627" table:style-name="ce23">
            <text:p>8,302,627</text:p>
          </table:table-cell>
          <table:table-cell office:value-type="float" office:value="243281944" table:style-name="ce23">
            <text:p>243,281,944</text:p>
          </table:table-cell>
          <table:table-cell office:value-type="float" office:value="86708647" table:style-name="ce23">
            <text:p>86,708,647</text:p>
          </table:table-cell>
          <table:table-cell office:value-type="float" office:value="1369735613" table:style-name="ce23">
            <text:p>1,369,735,613</text:p>
          </table:table-cell>
          <table:table-cell office:value-type="float" office:value="372273566" table:style-name="ce23">
            <text:p>372,273,566</text:p>
          </table:table-cell>
          <table:table-cell office:value-type="float" office:value="8302627" table:style-name="ce23">
            <text:p>8,302,627</text:p>
          </table:table-cell>
          <table:table-cell office:value-type="float" office:value="210158203" table:style-name="ce23">
            <text:p>210,158,203</text:p>
          </table:table-cell>
          <table:table-cell office:value-type="float" office:value="86708647" table:style-name="ce23">
            <text:p>86,708,647</text:p>
          </table:table-cell>
          <table:table-cell office:value-type="float" office:value="677443043" table:style-name="ce23">
            <text:p>677,443,043</text:p>
          </table:table-cell>
          <table:table-cell table:number-columns-repeated="16372"/>
        </table:table-row>
        <table:table-row table:style-name="ro2">
          <table:table-cell office:value-type="float" office:value="331" table:style-name="ce2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73337338" table:style-name="ce23">
            <text:p>273,337,338</text:p>
          </table:table-cell>
          <table:table-cell office:value-type="float" office:value="3157316" table:style-name="ce23">
            <text:p>3,157,316</text:p>
          </table:table-cell>
          <table:table-cell office:value-type="float" office:value="60024525" table:style-name="ce23">
            <text:p>60,024,525</text:p>
          </table:table-cell>
          <table:table-cell office:value-type="float" office:value="23300028" table:style-name="ce23">
            <text:p>23,300,028</text:p>
          </table:table-cell>
          <table:table-cell office:value-type="float" office:value="359819207" table:style-name="ce23">
            <text:p>359,819,207</text:p>
          </table:table-cell>
          <table:table-cell office:value-type="float" office:value="93224834" table:style-name="ce23">
            <text:p>93,224,834</text:p>
          </table:table-cell>
          <table:table-cell office:value-type="float" office:value="3157316" table:style-name="ce23">
            <text:p>3,157,316</text:p>
          </table:table-cell>
          <table:table-cell office:value-type="float" office:value="54235357" table:style-name="ce23">
            <text:p>54,235,357</text:p>
          </table:table-cell>
          <table:table-cell office:value-type="float" office:value="23300028" table:style-name="ce23">
            <text:p>23,300,028</text:p>
          </table:table-cell>
          <table:table-cell office:value-type="float" office:value="173917535" table:style-name="ce23">
            <text:p>173,917,535</text:p>
          </table:table-cell>
          <table:table-cell table:number-columns-repeated="16372"/>
        </table:table-row>
        <table:table-row table:style-name="ro2">
          <table:table-cell office:value-type="float" office:value="332" table:style-name="ce2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34064580" table:style-name="ce23">
            <text:p>234,064,580</text:p>
          </table:table-cell>
          <table:table-cell office:value-type="float" office:value="1920631" table:style-name="ce23">
            <text:p>1,920,631</text:p>
          </table:table-cell>
          <table:table-cell office:value-type="float" office:value="48812031" table:style-name="ce23">
            <text:p>48,812,031</text:p>
          </table:table-cell>
          <table:table-cell office:value-type="float" office:value="19443765" table:style-name="ce23">
            <text:p>19,443,765</text:p>
          </table:table-cell>
          <table:table-cell office:value-type="float" office:value="304241007" table:style-name="ce23">
            <text:p>304,241,007</text:p>
          </table:table-cell>
          <table:table-cell office:value-type="float" office:value="99764475" table:style-name="ce23">
            <text:p>99,764,475</text:p>
          </table:table-cell>
          <table:table-cell office:value-type="float" office:value="1920631" table:style-name="ce23">
            <text:p>1,920,631</text:p>
          </table:table-cell>
          <table:table-cell office:value-type="float" office:value="45870031" table:style-name="ce23">
            <text:p>45,870,031</text:p>
          </table:table-cell>
          <table:table-cell office:value-type="float" office:value="19443765" table:style-name="ce23">
            <text:p>19,443,765</text:p>
          </table:table-cell>
          <table:table-cell office:value-type="float" office:value="166998902" table:style-name="ce23">
            <text:p>166,998,902</text:p>
          </table:table-cell>
          <table:table-cell table:number-columns-repeated="16372"/>
        </table:table-row>
        <table:table-row table:style-name="ro2">
          <table:table-cell office:value-type="float" office:value="333" table:style-name="ce2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308463025" table:style-name="ce23">
            <text:p>308,463,025</text:p>
          </table:table-cell>
          <table:table-cell office:value-type="float" office:value="2283293" table:style-name="ce23">
            <text:p>2,283,293</text:p>
          </table:table-cell>
          <table:table-cell office:value-type="float" office:value="64307922" table:style-name="ce23">
            <text:p>64,307,922</text:p>
          </table:table-cell>
          <table:table-cell office:value-type="float" office:value="24113583" table:style-name="ce23">
            <text:p>24,113,583</text:p>
          </table:table-cell>
          <table:table-cell office:value-type="float" office:value="399167823" table:style-name="ce23">
            <text:p>399,167,823</text:p>
          </table:table-cell>
          <table:table-cell office:value-type="float" office:value="148583258" table:style-name="ce23">
            <text:p>148,583,258</text:p>
          </table:table-cell>
          <table:table-cell office:value-type="float" office:value="2283293" table:style-name="ce23">
            <text:p>2,283,293</text:p>
          </table:table-cell>
          <table:table-cell office:value-type="float" office:value="60890087" table:style-name="ce23">
            <text:p>60,890,087</text:p>
          </table:table-cell>
          <table:table-cell office:value-type="float" office:value="24113583" table:style-name="ce23">
            <text:p>24,113,583</text:p>
          </table:table-cell>
          <table:table-cell office:value-type="float" office:value="235870221" table:style-name="ce23">
            <text:p>235,870,221</text:p>
          </table:table-cell>
          <table:table-cell table:number-columns-repeated="16372"/>
        </table:table-row>
        <table:table-row table:style-name="ro2">
          <table:table-cell office:value-type="float" office:value="334" table:style-name="ce2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86364345" table:style-name="ce23">
            <text:p>186,364,345</text:p>
          </table:table-cell>
          <table:table-cell office:value-type="float" office:value="2487812" table:style-name="ce23">
            <text:p>2,487,812</text:p>
          </table:table-cell>
          <table:table-cell office:value-type="float" office:value="37760337" table:style-name="ce23">
            <text:p>37,760,337</text:p>
          </table:table-cell>
          <table:table-cell office:value-type="float" office:value="15867761" table:style-name="ce23">
            <text:p>15,867,761</text:p>
          </table:table-cell>
          <table:table-cell office:value-type="float" office:value="242480255" table:style-name="ce23">
            <text:p>242,480,255</text:p>
          </table:table-cell>
          <table:table-cell office:value-type="float" office:value="58891558" table:style-name="ce23">
            <text:p>58,891,558</text:p>
          </table:table-cell>
          <table:table-cell office:value-type="float" office:value="2487812" table:style-name="ce23">
            <text:p>2,487,812</text:p>
          </table:table-cell>
          <table:table-cell office:value-type="float" office:value="35175833" table:style-name="ce23">
            <text:p>35,175,833</text:p>
          </table:table-cell>
          <table:table-cell office:value-type="float" office:value="15867761" table:style-name="ce23">
            <text:p>15,867,761</text:p>
          </table:table-cell>
          <table:table-cell office:value-type="float" office:value="112422964" table:style-name="ce23">
            <text:p>112,422,964</text:p>
          </table:table-cell>
          <table:table-cell table:number-columns-repeated="16372"/>
        </table:table-row>
        <table:table-row table:style-name="ro2">
          <table:table-cell office:value-type="float" office:value="335" table:style-name="ce2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49278346" table:style-name="ce23">
            <text:p>249,278,346</text:p>
          </table:table-cell>
          <table:table-cell office:value-type="float" office:value="1663218" table:style-name="ce23">
            <text:p>1,663,218</text:p>
          </table:table-cell>
          <table:table-cell office:value-type="float" office:value="50707021" table:style-name="ce23">
            <text:p>50,707,021</text:p>
          </table:table-cell>
          <table:table-cell office:value-type="float" office:value="21613902" table:style-name="ce23">
            <text:p>21,613,902</text:p>
          </table:table-cell>
          <table:table-cell office:value-type="float" office:value="323262487" table:style-name="ce23">
            <text:p>323,262,487</text:p>
          </table:table-cell>
          <table:table-cell office:value-type="float" office:value="105666151" table:style-name="ce23">
            <text:p>105,666,151</text:p>
          </table:table-cell>
          <table:table-cell office:value-type="float" office:value="1663218" table:style-name="ce23">
            <text:p>1,663,218</text:p>
          </table:table-cell>
          <table:table-cell office:value-type="float" office:value="49136687" table:style-name="ce23">
            <text:p>49,136,687</text:p>
          </table:table-cell>
          <table:table-cell office:value-type="float" office:value="21613902" table:style-name="ce23">
            <text:p>21,613,902</text:p>
          </table:table-cell>
          <table:table-cell office:value-type="float" office:value="178079958" table:style-name="ce23">
            <text:p>178,079,958</text:p>
          </table:table-cell>
          <table:table-cell table:number-columns-repeated="16372"/>
        </table:table-row>
        <table:table-row table:style-name="ro2">
          <table:table-cell office:value-type="float" office:value="336" table:style-name="ce2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35993665" table:style-name="ce23">
            <text:p>235,993,665</text:p>
          </table:table-cell>
          <table:table-cell office:value-type="float" office:value="2023926" table:style-name="ce23">
            <text:p>2,023,926</text:p>
          </table:table-cell>
          <table:table-cell office:value-type="float" office:value="52609298" table:style-name="ce23">
            <text:p>52,609,298</text:p>
          </table:table-cell>
          <table:table-cell office:value-type="float" office:value="19075027" table:style-name="ce23">
            <text:p>19,075,027</text:p>
          </table:table-cell>
          <table:table-cell office:value-type="float" office:value="309701916" table:style-name="ce23">
            <text:p>309,701,916</text:p>
          </table:table-cell>
          <table:table-cell office:value-type="float" office:value="73592313" table:style-name="ce23">
            <text:p>73,592,313</text:p>
          </table:table-cell>
          <table:table-cell office:value-type="float" office:value="2023926" table:style-name="ce23">
            <text:p>2,023,926</text:p>
          </table:table-cell>
          <table:table-cell office:value-type="float" office:value="45525596" table:style-name="ce23">
            <text:p>45,525,596</text:p>
          </table:table-cell>
          <table:table-cell office:value-type="float" office:value="19075027" table:style-name="ce23">
            <text:p>19,075,027</text:p>
          </table:table-cell>
          <table:table-cell office:value-type="float" office:value="140216862" table:style-name="ce23">
            <text:p>140,216,862</text:p>
          </table:table-cell>
          <table:table-cell table:number-columns-repeated="16372"/>
        </table:table-row>
        <table:table-row table:style-name="ro2">
          <table:table-cell office:value-type="float" office:value="340" table:style-name="ce2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12544077" table:style-name="ce23">
            <text:p>112,544,077</text:p>
          </table:table-cell>
          <table:table-cell office:value-type="float" office:value="889981" table:style-name="ce23">
            <text:p>889,981</text:p>
          </table:table-cell>
          <table:table-cell office:value-type="float" office:value="31042147" table:style-name="ce23">
            <text:p>31,042,147</text:p>
          </table:table-cell>
          <table:table-cell office:value-type="float" office:value="13800498" table:style-name="ce23">
            <text:p>13,800,498</text:p>
          </table:table-cell>
          <table:table-cell office:value-type="float" office:value="158276703" table:style-name="ce23">
            <text:p>158,276,703</text:p>
          </table:table-cell>
          <table:table-cell office:value-type="float" office:value="58850790" table:style-name="ce23">
            <text:p>58,850,790</text:p>
          </table:table-cell>
          <table:table-cell office:value-type="float" office:value="889981" table:style-name="ce23">
            <text:p>889,981</text:p>
          </table:table-cell>
          <table:table-cell office:value-type="float" office:value="29909646" table:style-name="ce23">
            <text:p>29,909,646</text:p>
          </table:table-cell>
          <table:table-cell office:value-type="float" office:value="13800498" table:style-name="ce23">
            <text:p>13,800,498</text:p>
          </table:table-cell>
          <table:table-cell office:value-type="float" office:value="103450915" table:style-name="ce23">
            <text:p>103,450,915</text:p>
          </table:table-cell>
          <table:table-cell table:number-columns-repeated="16372"/>
        </table:table-row>
        <table:table-row table:style-name="ro2">
          <table:table-cell office:value-type="float" office:value="341" table:style-name="ce2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68120450" table:style-name="ce23">
            <text:p>368,120,450</text:p>
          </table:table-cell>
          <table:table-cell office:value-type="float" office:value="5331235" table:style-name="ce23">
            <text:p>5,331,235</text:p>
          </table:table-cell>
          <table:table-cell office:value-type="float" office:value="76993186" table:style-name="ce23">
            <text:p>76,993,186</text:p>
          </table:table-cell>
          <table:table-cell office:value-type="float" office:value="37178399" table:style-name="ce23">
            <text:p>37,178,399</text:p>
          </table:table-cell>
          <table:table-cell office:value-type="float" office:value="487623270" table:style-name="ce23">
            <text:p>487,623,270</text:p>
          </table:table-cell>
          <table:table-cell office:value-type="float" office:value="245210447" table:style-name="ce23">
            <text:p>245,210,447</text:p>
          </table:table-cell>
          <table:table-cell office:value-type="float" office:value="5331235" table:style-name="ce23">
            <text:p>5,331,235</text:p>
          </table:table-cell>
          <table:table-cell office:value-type="float" office:value="75486518" table:style-name="ce23">
            <text:p>75,486,518</text:p>
          </table:table-cell>
          <table:table-cell office:value-type="float" office:value="37178399" table:style-name="ce23">
            <text:p>37,178,399</text:p>
          </table:table-cell>
          <table:table-cell office:value-type="float" office:value="363206599" table:style-name="ce23">
            <text:p>363,206,599</text:p>
          </table:table-cell>
          <table:table-cell table:number-columns-repeated="16372"/>
        </table:table-row>
        <table:table-row table:style-name="ro2">
          <table:table-cell office:value-type="float" office:value="342" table:style-name="ce2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30588333" table:style-name="ce23">
            <text:p>130,588,333</text:p>
          </table:table-cell>
          <table:table-cell office:value-type="float" office:value="1364329" table:style-name="ce23">
            <text:p>1,364,329</text:p>
          </table:table-cell>
          <table:table-cell office:value-type="float" office:value="30213000" table:style-name="ce23">
            <text:p>30,213,000</text:p>
          </table:table-cell>
          <table:table-cell office:value-type="float" office:value="12130710" table:style-name="ce23">
            <text:p>12,130,710</text:p>
          </table:table-cell>
          <table:table-cell office:value-type="float" office:value="174296372" table:style-name="ce23">
            <text:p>174,296,372</text:p>
          </table:table-cell>
          <table:table-cell office:value-type="float" office:value="81367075" table:style-name="ce23">
            <text:p>81,367,075</text:p>
          </table:table-cell>
          <table:table-cell office:value-type="float" office:value="1364329" table:style-name="ce23">
            <text:p>1,364,329</text:p>
          </table:table-cell>
          <table:table-cell office:value-type="float" office:value="28934833" table:style-name="ce23">
            <text:p>28,934,833</text:p>
          </table:table-cell>
          <table:table-cell office:value-type="float" office:value="12130710" table:style-name="ce23">
            <text:p>12,130,710</text:p>
          </table:table-cell>
          <table:table-cell office:value-type="float" office:value="123796947" table:style-name="ce23">
            <text:p>123,796,947</text:p>
          </table:table-cell>
          <table:table-cell table:number-columns-repeated="16372"/>
        </table:table-row>
        <table:table-row table:style-name="ro2">
          <table:table-cell office:value-type="float" office:value="343" table:style-name="ce2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86935091" table:style-name="ce23">
            <text:p>186,935,091</text:p>
          </table:table-cell>
          <table:table-cell office:value-type="float" office:value="1412953" table:style-name="ce23">
            <text:p>1,412,953</text:p>
          </table:table-cell>
          <table:table-cell office:value-type="float" office:value="40919683" table:style-name="ce23">
            <text:p>40,919,683</text:p>
          </table:table-cell>
          <table:table-cell office:value-type="float" office:value="17252064" table:style-name="ce23">
            <text:p>17,252,064</text:p>
          </table:table-cell>
          <table:table-cell office:value-type="float" office:value="246519791" table:style-name="ce23">
            <text:p>246,519,791</text:p>
          </table:table-cell>
          <table:table-cell office:value-type="float" office:value="109867392" table:style-name="ce23">
            <text:p>109,867,392</text:p>
          </table:table-cell>
          <table:table-cell office:value-type="float" office:value="1412953" table:style-name="ce23">
            <text:p>1,412,953</text:p>
          </table:table-cell>
          <table:table-cell office:value-type="float" office:value="40057516" table:style-name="ce23">
            <text:p>40,057,516</text:p>
          </table:table-cell>
          <table:table-cell office:value-type="float" office:value="17252064" table:style-name="ce23">
            <text:p>17,252,064</text:p>
          </table:table-cell>
          <table:table-cell office:value-type="float" office:value="168589925" table:style-name="ce23">
            <text:p>168,589,925</text:p>
          </table:table-cell>
          <table:table-cell table:number-columns-repeated="16372"/>
        </table:table-row>
        <table:table-row table:style-name="ro2">
          <table:table-cell office:value-type="float" office:value="344" table:style-name="ce2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37825032" table:style-name="ce23">
            <text:p>237,825,032</text:p>
          </table:table-cell>
          <table:table-cell office:value-type="float" office:value="2120349" table:style-name="ce23">
            <text:p>2,120,349</text:p>
          </table:table-cell>
          <table:table-cell office:value-type="float" office:value="54284706" table:style-name="ce23">
            <text:p>54,284,706</text:p>
          </table:table-cell>
          <table:table-cell office:value-type="float" office:value="21530291" table:style-name="ce23">
            <text:p>21,530,291</text:p>
          </table:table-cell>
          <table:table-cell office:value-type="float" office:value="315760378" table:style-name="ce23">
            <text:p>315,760,378</text:p>
          </table:table-cell>
          <table:table-cell office:value-type="float" office:value="120261331" table:style-name="ce23">
            <text:p>120,261,331</text:p>
          </table:table-cell>
          <table:table-cell office:value-type="float" office:value="2120349" table:style-name="ce23">
            <text:p>2,120,349</text:p>
          </table:table-cell>
          <table:table-cell office:value-type="float" office:value="52179039" table:style-name="ce23">
            <text:p>52,179,039</text:p>
          </table:table-cell>
          <table:table-cell office:value-type="float" office:value="21530291" table:style-name="ce23">
            <text:p>21,530,291</text:p>
          </table:table-cell>
          <table:table-cell office:value-type="float" office:value="196091010" table:style-name="ce23">
            <text:p>196,091,010</text:p>
          </table:table-cell>
          <table:table-cell table:number-columns-repeated="16372"/>
        </table:table-row>
        <table:table-row table:style-name="ro2">
          <table:table-cell office:value-type="float" office:value="350" table:style-name="ce2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57967270" table:style-name="ce23">
            <text:p>257,967,270</text:p>
          </table:table-cell>
          <table:table-cell office:value-type="float" office:value="1982850" table:style-name="ce23">
            <text:p>1,982,850</text:p>
          </table:table-cell>
          <table:table-cell office:value-type="float" office:value="53287986" table:style-name="ce23">
            <text:p>53,287,986</text:p>
          </table:table-cell>
          <table:table-cell office:value-type="float" office:value="21632941" table:style-name="ce23">
            <text:p>21,632,941</text:p>
          </table:table-cell>
          <table:table-cell office:value-type="float" office:value="334871047" table:style-name="ce23">
            <text:p>334,871,047</text:p>
          </table:table-cell>
          <table:table-cell office:value-type="float" office:value="140460701" table:style-name="ce23">
            <text:p>140,460,701</text:p>
          </table:table-cell>
          <table:table-cell office:value-type="float" office:value="1982850" table:style-name="ce23">
            <text:p>1,982,850</text:p>
          </table:table-cell>
          <table:table-cell office:value-type="float" office:value="45958984" table:style-name="ce23">
            <text:p>45,958,984</text:p>
          </table:table-cell>
          <table:table-cell office:value-type="float" office:value="21632941" table:style-name="ce23">
            <text:p>21,632,941</text:p>
          </table:table-cell>
          <table:table-cell office:value-type="float" office:value="210035476" table:style-name="ce23">
            <text:p>210,035,476</text:p>
          </table:table-cell>
          <table:table-cell table:number-columns-repeated="16372"/>
        </table:table-row>
        <table:table-row table:style-name="ro2">
          <table:table-cell office:value-type="float" office:value="351" table:style-name="ce2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43041316" table:style-name="ce23">
            <text:p>143,041,316</text:p>
          </table:table-cell>
          <table:table-cell office:value-type="float" office:value="990900" table:style-name="ce23">
            <text:p>990,900</text:p>
          </table:table-cell>
          <table:table-cell office:value-type="float" office:value="40908921" table:style-name="ce23">
            <text:p>40,908,921</text:p>
          </table:table-cell>
          <table:table-cell office:value-type="float" office:value="13764038" table:style-name="ce23">
            <text:p>13,764,038</text:p>
          </table:table-cell>
          <table:table-cell office:value-type="float" office:value="198705175" table:style-name="ce23">
            <text:p>198,705,175</text:p>
          </table:table-cell>
          <table:table-cell office:value-type="float" office:value="73755504" table:style-name="ce23">
            <text:p>73,755,504</text:p>
          </table:table-cell>
          <table:table-cell office:value-type="float" office:value="990900" table:style-name="ce23">
            <text:p>990,900</text:p>
          </table:table-cell>
          <table:table-cell office:value-type="float" office:value="36552920" table:style-name="ce23">
            <text:p>36,552,920</text:p>
          </table:table-cell>
          <table:table-cell office:value-type="float" office:value="13764038" table:style-name="ce23">
            <text:p>13,764,038</text:p>
          </table:table-cell>
          <table:table-cell office:value-type="float" office:value="125063362" table:style-name="ce23">
            <text:p>125,063,362</text:p>
          </table:table-cell>
          <table:table-cell table:number-columns-repeated="16372"/>
        </table:table-row>
        <table:table-row table:style-name="ro2">
          <table:table-cell office:value-type="float" office:value="352" table:style-name="ce2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475053544" table:style-name="ce23">
            <text:p>475,053,544</text:p>
          </table:table-cell>
          <table:table-cell office:value-type="float" office:value="3868086" table:style-name="ce23">
            <text:p>3,868,086</text:p>
          </table:table-cell>
          <table:table-cell office:value-type="float" office:value="114498142" table:style-name="ce23">
            <text:p>114,498,142</text:p>
          </table:table-cell>
          <table:table-cell office:value-type="float" office:value="39972486" table:style-name="ce23">
            <text:p>39,972,486</text:p>
          </table:table-cell>
          <table:table-cell office:value-type="float" office:value="633392258" table:style-name="ce23">
            <text:p>633,392,258</text:p>
          </table:table-cell>
          <table:table-cell office:value-type="float" office:value="196937683" table:style-name="ce23">
            <text:p>196,937,683</text:p>
          </table:table-cell>
          <table:table-cell office:value-type="float" office:value="3868086" table:style-name="ce23">
            <text:p>3,868,086</text:p>
          </table:table-cell>
          <table:table-cell office:value-type="float" office:value="103154973" table:style-name="ce23">
            <text:p>103,154,973</text:p>
          </table:table-cell>
          <table:table-cell office:value-type="float" office:value="39972486" table:style-name="ce23">
            <text:p>39,972,486</text:p>
          </table:table-cell>
          <table:table-cell office:value-type="float" office:value="343933228" table:style-name="ce23">
            <text:p>343,933,228</text:p>
          </table:table-cell>
          <table:table-cell table:number-columns-repeated="16372"/>
        </table:table-row>
        <table:table-row table:style-name="ro2">
          <table:table-cell office:value-type="float" office:value="353" table:style-name="ce2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27078858" table:style-name="ce23">
            <text:p>227,078,858</text:p>
          </table:table-cell>
          <table:table-cell office:value-type="float" office:value="2416833" table:style-name="ce23">
            <text:p>2,416,833</text:p>
          </table:table-cell>
          <table:table-cell office:value-type="float" office:value="52250440" table:style-name="ce23">
            <text:p>52,250,440</text:p>
          </table:table-cell>
          <table:table-cell office:value-type="float" office:value="18726886" table:style-name="ce23">
            <text:p>18,726,886</text:p>
          </table:table-cell>
          <table:table-cell office:value-type="float" office:value="300473017" table:style-name="ce23">
            <text:p>300,473,017</text:p>
          </table:table-cell>
          <table:table-cell office:value-type="float" office:value="108199842" table:style-name="ce23">
            <text:p>108,199,842</text:p>
          </table:table-cell>
          <table:table-cell office:value-type="float" office:value="2416833" table:style-name="ce23">
            <text:p>2,416,833</text:p>
          </table:table-cell>
          <table:table-cell office:value-type="float" office:value="39342605" table:style-name="ce23">
            <text:p>39,342,605</text:p>
          </table:table-cell>
          <table:table-cell office:value-type="float" office:value="18726886" table:style-name="ce23">
            <text:p>18,726,886</text:p>
          </table:table-cell>
          <table:table-cell office:value-type="float" office:value="168686166" table:style-name="ce23">
            <text:p>168,686,166</text:p>
          </table:table-cell>
          <table:table-cell table:number-columns-repeated="16372"/>
        </table:table-row>
        <table:table-row table:style-name="ro2">
          <table:table-cell office:value-type="float" office:value="354" table:style-name="ce2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193557119" table:style-name="ce23">
            <text:p>193,557,119</text:p>
          </table:table-cell>
          <table:table-cell office:value-type="float" office:value="1338987" table:style-name="ce23">
            <text:p>1,338,987</text:p>
          </table:table-cell>
          <table:table-cell office:value-type="float" office:value="36750805" table:style-name="ce23">
            <text:p>36,750,805</text:p>
          </table:table-cell>
          <table:table-cell office:value-type="float" office:value="16215509" table:style-name="ce23">
            <text:p>16,215,509</text:p>
          </table:table-cell>
          <table:table-cell office:value-type="float" office:value="247862420" table:style-name="ce23">
            <text:p>247,862,420</text:p>
          </table:table-cell>
          <table:table-cell office:value-type="float" office:value="118981028" table:style-name="ce23">
            <text:p>118,981,028</text:p>
          </table:table-cell>
          <table:table-cell office:value-type="float" office:value="1338987" table:style-name="ce23">
            <text:p>1,338,987</text:p>
          </table:table-cell>
          <table:table-cell office:value-type="float" office:value="35943471" table:style-name="ce23">
            <text:p>35,943,471</text:p>
          </table:table-cell>
          <table:table-cell office:value-type="float" office:value="16215509" table:style-name="ce23">
            <text:p>16,215,509</text:p>
          </table:table-cell>
          <table:table-cell office:value-type="float" office:value="172478995" table:style-name="ce23">
            <text:p>172,478,995</text:p>
          </table:table-cell>
          <table:table-cell table:number-columns-repeated="16372"/>
        </table:table-row>
        <table:table-row table:style-name="ro2">
          <table:table-cell office:value-type="float" office:value="355" table:style-name="ce2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193707221" table:style-name="ce23">
            <text:p>193,707,221</text:p>
          </table:table-cell>
          <table:table-cell office:value-type="float" office:value="2190787" table:style-name="ce23">
            <text:p>2,190,787</text:p>
          </table:table-cell>
          <table:table-cell office:value-type="float" office:value="48346888" table:style-name="ce23">
            <text:p>48,346,888</text:p>
          </table:table-cell>
          <table:table-cell office:value-type="float" office:value="22113895" table:style-name="ce23">
            <text:p>22,113,895</text:p>
          </table:table-cell>
          <table:table-cell office:value-type="float" office:value="266358791" table:style-name="ce23">
            <text:p>266,358,791</text:p>
          </table:table-cell>
          <table:table-cell office:value-type="float" office:value="115825079" table:style-name="ce23">
            <text:p>115,825,079</text:p>
          </table:table-cell>
          <table:table-cell office:value-type="float" office:value="2190787" table:style-name="ce23">
            <text:p>2,190,787</text:p>
          </table:table-cell>
          <table:table-cell office:value-type="float" office:value="41640872" table:style-name="ce23">
            <text:p>41,640,872</text:p>
          </table:table-cell>
          <table:table-cell office:value-type="float" office:value="22113895" table:style-name="ce23">
            <text:p>22,113,895</text:p>
          </table:table-cell>
          <table:table-cell office:value-type="float" office:value="181770633" table:style-name="ce23">
            <text:p>181,770,633</text:p>
          </table:table-cell>
          <table:table-cell table:number-columns-repeated="16372"/>
        </table:table-row>
        <table:table-row table:style-name="ro2">
          <table:table-cell office:value-type="float" office:value="356" table:style-name="ce2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204639186" table:style-name="ce23">
            <text:p>204,639,186</text:p>
          </table:table-cell>
          <table:table-cell office:value-type="float" office:value="2023994" table:style-name="ce23">
            <text:p>2,023,994</text:p>
          </table:table-cell>
          <table:table-cell office:value-type="float" office:value="42444539" table:style-name="ce23">
            <text:p>42,444,539</text:p>
          </table:table-cell>
          <table:table-cell office:value-type="float" office:value="21846630" table:style-name="ce23">
            <text:p>21,846,630</text:p>
          </table:table-cell>
          <table:table-cell office:value-type="float" office:value="270954349" table:style-name="ce23">
            <text:p>270,954,349</text:p>
          </table:table-cell>
          <table:table-cell office:value-type="float" office:value="139317966" table:style-name="ce23">
            <text:p>139,317,966</text:p>
          </table:table-cell>
          <table:table-cell office:value-type="float" office:value="2023994" table:style-name="ce23">
            <text:p>2,023,994</text:p>
          </table:table-cell>
          <table:table-cell office:value-type="float" office:value="41766539" table:style-name="ce23">
            <text:p>41,766,539</text:p>
          </table:table-cell>
          <table:table-cell office:value-type="float" office:value="21846630" table:style-name="ce23">
            <text:p>21,846,630</text:p>
          </table:table-cell>
          <table:table-cell office:value-type="float" office:value="204955129" table:style-name="ce23">
            <text:p>204,955,129</text:p>
          </table:table-cell>
          <table:table-cell table:number-columns-repeated="16372"/>
        </table:table-row>
        <table:table-row table:style-name="ro2">
          <table:table-cell office:value-type="float" office:value="357" table:style-name="ce2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190742691" table:style-name="ce23">
            <text:p>190,742,691</text:p>
          </table:table-cell>
          <table:table-cell office:value-type="float" office:value="1182139" table:style-name="ce23">
            <text:p>1,182,139</text:p>
          </table:table-cell>
          <table:table-cell office:value-type="float" office:value="32842502" table:style-name="ce23">
            <text:p>32,842,502</text:p>
          </table:table-cell>
          <table:table-cell office:value-type="float" office:value="17303886" table:style-name="ce23">
            <text:p>17,303,886</text:p>
          </table:table-cell>
          <table:table-cell office:value-type="float" office:value="242071218" table:style-name="ce23">
            <text:p>242,071,218</text:p>
          </table:table-cell>
          <table:table-cell office:value-type="float" office:value="91834252" table:style-name="ce23">
            <text:p>91,834,252</text:p>
          </table:table-cell>
          <table:table-cell office:value-type="float" office:value="1182139" table:style-name="ce23">
            <text:p>1,182,139</text:p>
          </table:table-cell>
          <table:table-cell office:value-type="float" office:value="28717502" table:style-name="ce23">
            <text:p>28,717,502</text:p>
          </table:table-cell>
          <table:table-cell office:value-type="float" office:value="17303886" table:style-name="ce23">
            <text:p>17,303,886</text:p>
          </table:table-cell>
          <table:table-cell office:value-type="float" office:value="139037779" table:style-name="ce23">
            <text:p>139,037,779</text:p>
          </table:table-cell>
          <table:table-cell table:number-columns-repeated="16372"/>
        </table:table-row>
        <table:table-row table:style-name="ro2">
          <table:table-cell office:value-type="float" office:value="358" table:style-name="ce2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194343514" table:style-name="ce23">
            <text:p>194,343,514</text:p>
          </table:table-cell>
          <table:table-cell office:value-type="float" office:value="1527347" table:style-name="ce23">
            <text:p>1,527,347</text:p>
          </table:table-cell>
          <table:table-cell office:value-type="float" office:value="37389003" table:style-name="ce23">
            <text:p>37,389,003</text:p>
          </table:table-cell>
          <table:table-cell office:value-type="float" office:value="17538716" table:style-name="ce23">
            <text:p>17,538,716</text:p>
          </table:table-cell>
          <table:table-cell office:value-type="float" office:value="250798580" table:style-name="ce23">
            <text:p>250,798,580</text:p>
          </table:table-cell>
          <table:table-cell office:value-type="float" office:value="106524929" table:style-name="ce23">
            <text:p>106,524,929</text:p>
          </table:table-cell>
          <table:table-cell office:value-type="float" office:value="1527347" table:style-name="ce23">
            <text:p>1,527,347</text:p>
          </table:table-cell>
          <table:table-cell office:value-type="float" office:value="31544503" table:style-name="ce23">
            <text:p>31,544,503</text:p>
          </table:table-cell>
          <table:table-cell office:value-type="float" office:value="17538716" table:style-name="ce23">
            <text:p>17,538,716</text:p>
          </table:table-cell>
          <table:table-cell office:value-type="float" office:value="157135495" table:style-name="ce23">
            <text:p>157,135,495</text:p>
          </table:table-cell>
          <table:table-cell table:number-columns-repeated="16372"/>
        </table:table-row>
        <table:table-row table:style-name="ro2">
          <table:table-cell office:value-type="float" office:value="359" table:style-name="ce2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34866958" table:style-name="ce23">
            <text:p>234,866,958</text:p>
          </table:table-cell>
          <table:table-cell office:value-type="float" office:value="865849" table:style-name="ce23">
            <text:p>865,849</text:p>
          </table:table-cell>
          <table:table-cell office:value-type="float" office:value="45674718" table:style-name="ce23">
            <text:p>45,674,718</text:p>
          </table:table-cell>
          <table:table-cell office:value-type="float" office:value="21944573" table:style-name="ce23">
            <text:p>21,944,573</text:p>
          </table:table-cell>
          <table:table-cell office:value-type="float" office:value="303352098" table:style-name="ce23">
            <text:p>303,352,098</text:p>
          </table:table-cell>
          <table:table-cell office:value-type="float" office:value="155311850" table:style-name="ce23">
            <text:p>155,311,850</text:p>
          </table:table-cell>
          <table:table-cell office:value-type="float" office:value="865849" table:style-name="ce23">
            <text:p>865,849</text:p>
          </table:table-cell>
          <table:table-cell office:value-type="float" office:value="42417718" table:style-name="ce23">
            <text:p>42,417,718</text:p>
          </table:table-cell>
          <table:table-cell office:value-type="float" office:value="21944573" table:style-name="ce23">
            <text:p>21,944,573</text:p>
          </table:table-cell>
          <table:table-cell office:value-type="float" office:value="220539990" table:style-name="ce23">
            <text:p>220,539,990</text:p>
          </table:table-cell>
          <table:table-cell table:number-columns-repeated="16372"/>
        </table:table-row>
        <table:table-row table:style-name="ro2">
          <table:table-cell office:value-type="float" office:value="370" table:style-name="ce2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80249320" table:style-name="ce23">
            <text:p>180,249,320</text:p>
          </table:table-cell>
          <table:table-cell office:value-type="float" office:value="1665181" table:style-name="ce23">
            <text:p>1,665,181</text:p>
          </table:table-cell>
          <table:table-cell office:value-type="float" office:value="36205583" table:style-name="ce23">
            <text:p>36,205,583</text:p>
          </table:table-cell>
          <table:table-cell office:value-type="float" office:value="15763443" table:style-name="ce23">
            <text:p>15,763,443</text:p>
          </table:table-cell>
          <table:table-cell office:value-type="float" office:value="233883527" table:style-name="ce23">
            <text:p>233,883,527</text:p>
          </table:table-cell>
          <table:table-cell office:value-type="float" office:value="48740199" table:style-name="ce23">
            <text:p>48,740,199</text:p>
          </table:table-cell>
          <table:table-cell office:value-type="float" office:value="1665181" table:style-name="ce23">
            <text:p>1,665,181</text:p>
          </table:table-cell>
          <table:table-cell office:value-type="float" office:value="28367415" table:style-name="ce23">
            <text:p>28,367,415</text:p>
          </table:table-cell>
          <table:table-cell office:value-type="float" office:value="15763443" table:style-name="ce23">
            <text:p>15,763,443</text:p>
          </table:table-cell>
          <table:table-cell office:value-type="float" office:value="94536238" table:style-name="ce23">
            <text:p>94,536,238</text:p>
          </table:table-cell>
          <table:table-cell table:number-columns-repeated="16372"/>
        </table:table-row>
        <table:table-row table:style-name="ro2">
          <table:table-cell office:value-type="float" office:value="371" table:style-name="ce2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29470610" table:style-name="ce23">
            <text:p>229,470,610</text:p>
          </table:table-cell>
          <table:table-cell office:value-type="float" office:value="1691086" table:style-name="ce23">
            <text:p>1,691,086</text:p>
          </table:table-cell>
          <table:table-cell office:value-type="float" office:value="48504344" table:style-name="ce23">
            <text:p>48,504,344</text:p>
          </table:table-cell>
          <table:table-cell office:value-type="float" office:value="20955364" table:style-name="ce23">
            <text:p>20,955,364</text:p>
          </table:table-cell>
          <table:table-cell office:value-type="float" office:value="300621404" table:style-name="ce23">
            <text:p>300,621,404</text:p>
          </table:table-cell>
          <table:table-cell office:value-type="float" office:value="38091086" table:style-name="ce23">
            <text:p>38,091,086</text:p>
          </table:table-cell>
          <table:table-cell office:value-type="float" office:value="1691086" table:style-name="ce23">
            <text:p>1,691,086</text:p>
          </table:table-cell>
          <table:table-cell office:value-type="float" office:value="41623009" table:style-name="ce23">
            <text:p>41,623,009</text:p>
          </table:table-cell>
          <table:table-cell office:value-type="float" office:value="20955364" table:style-name="ce23">
            <text:p>20,955,364</text:p>
          </table:table-cell>
          <table:table-cell office:value-type="float" office:value="102360545" table:style-name="ce23">
            <text:p>102,360,545</text:p>
          </table:table-cell>
          <table:table-cell table:number-columns-repeated="16372"/>
        </table:table-row>
        <table:table-row table:style-name="ro2">
          <table:table-cell office:value-type="float" office:value="372" table:style-name="ce2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218361159" table:style-name="ce23">
            <text:p>218,361,159</text:p>
          </table:table-cell>
          <table:table-cell office:value-type="float" office:value="1454278" table:style-name="ce23">
            <text:p>1,454,278</text:p>
          </table:table-cell>
          <table:table-cell office:value-type="float" office:value="48269695" table:style-name="ce23">
            <text:p>48,269,695</text:p>
          </table:table-cell>
          <table:table-cell office:value-type="float" office:value="18216216" table:style-name="ce23">
            <text:p>18,216,216</text:p>
          </table:table-cell>
          <table:table-cell office:value-type="float" office:value="286301348" table:style-name="ce23">
            <text:p>286,301,348</text:p>
          </table:table-cell>
          <table:table-cell office:value-type="float" office:value="30868731" table:style-name="ce23">
            <text:p>30,868,731</text:p>
          </table:table-cell>
          <table:table-cell office:value-type="float" office:value="1454278" table:style-name="ce23">
            <text:p>1,454,278</text:p>
          </table:table-cell>
          <table:table-cell office:value-type="float" office:value="40413693" table:style-name="ce23">
            <text:p>40,413,693</text:p>
          </table:table-cell>
          <table:table-cell office:value-type="float" office:value="18216216" table:style-name="ce23">
            <text:p>18,216,216</text:p>
          </table:table-cell>
          <table:table-cell office:value-type="float" office:value="90952918" table:style-name="ce23">
            <text:p>90,952,918</text:p>
          </table:table-cell>
          <table:table-cell table:number-columns-repeated="16372"/>
        </table:table-row>
        <table:table-row table:style-name="ro2">
          <table:table-cell office:value-type="float" office:value="373" table:style-name="ce2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398990810" table:style-name="ce23">
            <text:p>398,990,810</text:p>
          </table:table-cell>
          <table:table-cell office:value-type="float" office:value="5725349" table:style-name="ce23">
            <text:p>5,725,349</text:p>
          </table:table-cell>
          <table:table-cell office:value-type="float" office:value="87832737" table:style-name="ce23">
            <text:p>87,832,737</text:p>
          </table:table-cell>
          <table:table-cell office:value-type="float" office:value="36501715" table:style-name="ce23">
            <text:p>36,501,715</text:p>
          </table:table-cell>
          <table:table-cell office:value-type="float" office:value="529050611" table:style-name="ce23">
            <text:p>529,050,611</text:p>
          </table:table-cell>
          <table:table-cell office:value-type="float" office:value="102999233" table:style-name="ce23">
            <text:p>102,999,233</text:p>
          </table:table-cell>
          <table:table-cell office:value-type="float" office:value="5725349" table:style-name="ce23">
            <text:p>5,725,349</text:p>
          </table:table-cell>
          <table:table-cell office:value-type="float" office:value="82200591" table:style-name="ce23">
            <text:p>82,200,591</text:p>
          </table:table-cell>
          <table:table-cell office:value-type="float" office:value="36501715" table:style-name="ce23">
            <text:p>36,501,715</text:p>
          </table:table-cell>
          <table:table-cell office:value-type="float" office:value="227426888" table:style-name="ce23">
            <text:p>227,426,888</text:p>
          </table:table-cell>
          <table:table-cell table:number-columns-repeated="16372"/>
        </table:table-row>
        <table:table-row table:style-name="ro2">
          <table:table-cell office:value-type="float" office:value="380" table:style-name="ce2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484375281" table:style-name="ce23">
            <text:p>484,375,281</text:p>
          </table:table-cell>
          <table:table-cell office:value-type="float" office:value="3531144" table:style-name="ce23">
            <text:p>3,531,144</text:p>
          </table:table-cell>
          <table:table-cell office:value-type="float" office:value="105188927" table:style-name="ce23">
            <text:p>105,188,927</text:p>
          </table:table-cell>
          <table:table-cell office:value-type="float" office:value="41738218" table:style-name="ce23">
            <text:p>41,738,218</text:p>
          </table:table-cell>
          <table:table-cell office:value-type="float" office:value="634833570" table:style-name="ce23">
            <text:p>634,833,570</text:p>
          </table:table-cell>
          <table:table-cell office:value-type="float" office:value="139735730" table:style-name="ce23">
            <text:p>139,735,730</text:p>
          </table:table-cell>
          <table:table-cell office:value-type="float" office:value="3531144" table:style-name="ce23">
            <text:p>3,531,144</text:p>
          </table:table-cell>
          <table:table-cell office:value-type="float" office:value="90858943" table:style-name="ce23">
            <text:p>90,858,943</text:p>
          </table:table-cell>
          <table:table-cell office:value-type="float" office:value="41738218" table:style-name="ce23">
            <text:p>41,738,218</text:p>
          </table:table-cell>
          <table:table-cell office:value-type="float" office:value="275864035" table:style-name="ce23">
            <text:p>275,864,035</text:p>
          </table:table-cell>
          <table:table-cell table:number-columns-repeated="16372"/>
        </table:table-row>
        <table:table-row table:style-name="ro2">
          <table:table-cell office:value-type="float" office:value="381" table:style-name="ce2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76949122" table:style-name="ce23">
            <text:p>176,949,122</text:p>
          </table:table-cell>
          <table:table-cell office:value-type="float" office:value="2090449" table:style-name="ce23">
            <text:p>2,090,449</text:p>
          </table:table-cell>
          <table:table-cell office:value-type="float" office:value="29896259" table:style-name="ce23">
            <text:p>29,896,259</text:p>
          </table:table-cell>
          <table:table-cell office:value-type="float" office:value="14084555" table:style-name="ce23">
            <text:p>14,084,555</text:p>
          </table:table-cell>
          <table:table-cell office:value-type="float" office:value="223020385" table:style-name="ce23">
            <text:p>223,020,385</text:p>
          </table:table-cell>
          <table:table-cell office:value-type="float" office:value="61700369" table:style-name="ce23">
            <text:p>61,700,369</text:p>
          </table:table-cell>
          <table:table-cell office:value-type="float" office:value="2090449" table:style-name="ce23">
            <text:p>2,090,449</text:p>
          </table:table-cell>
          <table:table-cell office:value-type="float" office:value="28100259" table:style-name="ce23">
            <text:p>28,100,259</text:p>
          </table:table-cell>
          <table:table-cell office:value-type="float" office:value="14084555" table:style-name="ce23">
            <text:p>14,084,555</text:p>
          </table:table-cell>
          <table:table-cell office:value-type="float" office:value="105975632" table:style-name="ce23">
            <text:p>105,975,632</text:p>
          </table:table-cell>
          <table:table-cell table:number-columns-repeated="16372"/>
        </table:table-row>
        <table:table-row table:style-name="ro2">
          <table:table-cell office:value-type="float" office:value="382" table:style-name="ce2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35284785" table:style-name="ce23">
            <text:p>335,284,785</text:p>
          </table:table-cell>
          <table:table-cell office:value-type="float" office:value="2397038" table:style-name="ce23">
            <text:p>2,397,038</text:p>
          </table:table-cell>
          <table:table-cell office:value-type="float" office:value="56263459" table:style-name="ce23">
            <text:p>56,263,459</text:p>
          </table:table-cell>
          <table:table-cell office:value-type="float" office:value="28722924" table:style-name="ce23">
            <text:p>28,722,924</text:p>
          </table:table-cell>
          <table:table-cell office:value-type="float" office:value="422668206" table:style-name="ce23">
            <text:p>422,668,206</text:p>
          </table:table-cell>
          <table:table-cell office:value-type="float" office:value="159307273" table:style-name="ce23">
            <text:p>159,307,273</text:p>
          </table:table-cell>
          <table:table-cell office:value-type="float" office:value="2397038" table:style-name="ce23">
            <text:p>2,397,038</text:p>
          </table:table-cell>
          <table:table-cell office:value-type="float" office:value="49439125" table:style-name="ce23">
            <text:p>49,439,125</text:p>
          </table:table-cell>
          <table:table-cell office:value-type="float" office:value="28722924" table:style-name="ce23">
            <text:p>28,722,924</text:p>
          </table:table-cell>
          <table:table-cell office:value-type="float" office:value="239866360" table:style-name="ce23">
            <text:p>239,866,360</text:p>
          </table:table-cell>
          <table:table-cell table:number-columns-repeated="16372"/>
        </table:table-row>
        <table:table-row table:style-name="ro2">
          <table:table-cell office:value-type="float" office:value="383" table:style-name="ce2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625480503" table:style-name="ce23">
            <text:p>625,480,503</text:p>
          </table:table-cell>
          <table:table-cell office:value-type="float" office:value="5138300" table:style-name="ce23">
            <text:p>5,138,300</text:p>
          </table:table-cell>
          <table:table-cell office:value-type="float" office:value="113842384" table:style-name="ce23">
            <text:p>113,842,384</text:p>
          </table:table-cell>
          <table:table-cell office:value-type="float" office:value="60214529" table:style-name="ce23">
            <text:p>60,214,529</text:p>
          </table:table-cell>
          <table:table-cell office:value-type="float" office:value="804675716" table:style-name="ce23">
            <text:p>804,675,716</text:p>
          </table:table-cell>
          <table:table-cell office:value-type="float" office:value="326813922" table:style-name="ce23">
            <text:p>326,813,922</text:p>
          </table:table-cell>
          <table:table-cell office:value-type="float" office:value="5138300" table:style-name="ce23">
            <text:p>5,138,300</text:p>
          </table:table-cell>
          <table:table-cell office:value-type="float" office:value="100904716" table:style-name="ce23">
            <text:p>100,904,716</text:p>
          </table:table-cell>
          <table:table-cell office:value-type="float" office:value="60214529" table:style-name="ce23">
            <text:p>60,214,529</text:p>
          </table:table-cell>
          <table:table-cell office:value-type="float" office:value="493071467" table:style-name="ce23">
            <text:p>493,071,467</text:p>
          </table:table-cell>
          <table:table-cell table:number-columns-repeated="16372"/>
        </table:table-row>
        <table:table-row table:style-name="ro2">
          <table:table-cell office:value-type="float" office:value="384" table:style-name="ce2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54701640" table:style-name="ce23">
            <text:p>254,701,640</text:p>
          </table:table-cell>
          <table:table-cell office:value-type="float" office:value="1971543" table:style-name="ce23">
            <text:p>1,971,543</text:p>
          </table:table-cell>
          <table:table-cell office:value-type="float" office:value="48428735" table:style-name="ce23">
            <text:p>48,428,735</text:p>
          </table:table-cell>
          <table:table-cell office:value-type="float" office:value="23042684" table:style-name="ce23">
            <text:p>23,042,684</text:p>
          </table:table-cell>
          <table:table-cell office:value-type="float" office:value="328144602" table:style-name="ce23">
            <text:p>328,144,602</text:p>
          </table:table-cell>
          <table:table-cell office:value-type="float" office:value="67472083" table:style-name="ce23">
            <text:p>67,472,083</text:p>
          </table:table-cell>
          <table:table-cell office:value-type="float" office:value="1971543" table:style-name="ce23">
            <text:p>1,971,543</text:p>
          </table:table-cell>
          <table:table-cell office:value-type="float" office:value="45709567" table:style-name="ce23">
            <text:p>45,709,567</text:p>
          </table:table-cell>
          <table:table-cell office:value-type="float" office:value="23042684" table:style-name="ce23">
            <text:p>23,042,684</text:p>
          </table:table-cell>
          <table:table-cell office:value-type="float" office:value="138195877" table:style-name="ce23">
            <text:p>138,195,877</text:p>
          </table:table-cell>
          <table:table-cell table:number-columns-repeated="16372"/>
        </table:table-row>
        <table:table-row table:style-name="ro2">
          <table:table-cell office:value-type="float" office:value="390" table:style-name="ce2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28557965" table:style-name="ce23">
            <text:p>128,557,965</text:p>
          </table:table-cell>
          <table:table-cell office:value-type="float" office:value="1376278" table:style-name="ce23">
            <text:p>1,376,278</text:p>
          </table:table-cell>
          <table:table-cell office:value-type="float" office:value="31943563" table:style-name="ce23">
            <text:p>31,943,563</text:p>
          </table:table-cell>
          <table:table-cell office:value-type="float" office:value="13528600" table:style-name="ce23">
            <text:p>13,528,600</text:p>
          </table:table-cell>
          <table:table-cell office:value-type="float" office:value="175406406" table:style-name="ce23">
            <text:p>175,406,406</text:p>
          </table:table-cell>
          <table:table-cell office:value-type="float" office:value="61702384" table:style-name="ce23">
            <text:p>61,702,384</text:p>
          </table:table-cell>
          <table:table-cell office:value-type="float" office:value="1376278" table:style-name="ce23">
            <text:p>1,376,278</text:p>
          </table:table-cell>
          <table:table-cell office:value-type="float" office:value="28393563" table:style-name="ce23">
            <text:p>28,393,563</text:p>
          </table:table-cell>
          <table:table-cell office:value-type="float" office:value="13528600" table:style-name="ce23">
            <text:p>13,528,600</text:p>
          </table:table-cell>
          <table:table-cell office:value-type="float" office:value="105000825" table:style-name="ce23">
            <text:p>105,000,825</text:p>
          </table:table-cell>
          <table:table-cell table:number-columns-repeated="16372"/>
        </table:table-row>
        <table:table-row table:style-name="ro2">
          <table:table-cell office:value-type="float" office:value="391" table:style-name="ce2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200501929" table:style-name="ce23">
            <text:p>200,501,929</text:p>
          </table:table-cell>
          <table:table-cell office:value-type="float" office:value="1662104" table:style-name="ce23">
            <text:p>1,662,104</text:p>
          </table:table-cell>
          <table:table-cell office:value-type="float" office:value="50927114" table:style-name="ce23">
            <text:p>50,927,114</text:p>
          </table:table-cell>
          <table:table-cell office:value-type="float" office:value="20274376" table:style-name="ce23">
            <text:p>20,274,376</text:p>
          </table:table-cell>
          <table:table-cell office:value-type="float" office:value="273365523" table:style-name="ce23">
            <text:p>273,365,523</text:p>
          </table:table-cell>
          <table:table-cell office:value-type="float" office:value="55744464" table:style-name="ce23">
            <text:p>55,744,464</text:p>
          </table:table-cell>
          <table:table-cell office:value-type="float" office:value="1662104" table:style-name="ce23">
            <text:p>1,662,104</text:p>
          </table:table-cell>
          <table:table-cell office:value-type="float" office:value="41775330" table:style-name="ce23">
            <text:p>41,775,330</text:p>
          </table:table-cell>
          <table:table-cell office:value-type="float" office:value="20274376" table:style-name="ce23">
            <text:p>20,274,376</text:p>
          </table:table-cell>
          <table:table-cell office:value-type="float" office:value="119456274" table:style-name="ce23">
            <text:p>119,456,274</text:p>
          </table:table-cell>
          <table:table-cell table:number-columns-repeated="16372"/>
        </table:table-row>
        <table:table-row table:style-name="ro2">
          <table:table-cell office:value-type="float" office:value="392" table:style-name="ce2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40373078" table:style-name="ce23">
            <text:p>140,373,078</text:p>
          </table:table-cell>
          <table:table-cell office:value-type="float" office:value="1724400" table:style-name="ce23">
            <text:p>1,724,400</text:p>
          </table:table-cell>
          <table:table-cell office:value-type="float" office:value="30092146" table:style-name="ce23">
            <text:p>30,092,146</text:p>
          </table:table-cell>
          <table:table-cell office:value-type="float" office:value="14673251" table:style-name="ce23">
            <text:p>14,673,251</text:p>
          </table:table-cell>
          <table:table-cell office:value-type="float" office:value="186862875" table:style-name="ce23">
            <text:p>186,862,875</text:p>
          </table:table-cell>
          <table:table-cell office:value-type="float" office:value="113059735" table:style-name="ce23">
            <text:p>113,059,735</text:p>
          </table:table-cell>
          <table:table-cell office:value-type="float" office:value="1724400" table:style-name="ce23">
            <text:p>1,724,400</text:p>
          </table:table-cell>
          <table:table-cell office:value-type="float" office:value="29784312" table:style-name="ce23">
            <text:p>29,784,312</text:p>
          </table:table-cell>
          <table:table-cell office:value-type="float" office:value="14673251" table:style-name="ce23">
            <text:p>14,673,251</text:p>
          </table:table-cell>
          <table:table-cell office:value-type="float" office:value="159241698" table:style-name="ce23">
            <text:p>159,241,698</text:p>
          </table:table-cell>
          <table:table-cell table:number-columns-repeated="16372"/>
        </table:table-row>
        <table:table-row table:style-name="ro2">
          <table:table-cell office:value-type="float" office:value="393" table:style-name="ce2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109090108" table:style-name="ce23">
            <text:p>109,090,108</text:p>
          </table:table-cell>
          <table:table-cell office:value-type="float" office:value="2187582" table:style-name="ce23">
            <text:p>2,187,582</text:p>
          </table:table-cell>
          <table:table-cell office:value-type="float" office:value="25591314" table:style-name="ce23">
            <text:p>25,591,314</text:p>
          </table:table-cell>
          <table:table-cell office:value-type="float" office:value="10264931" table:style-name="ce23">
            <text:p>10,264,931</text:p>
          </table:table-cell>
          <table:table-cell office:value-type="float" office:value="147133935" table:style-name="ce23">
            <text:p>147,133,935</text:p>
          </table:table-cell>
          <table:table-cell office:value-type="float" office:value="63600982" table:style-name="ce23">
            <text:p>63,600,982</text:p>
          </table:table-cell>
          <table:table-cell office:value-type="float" office:value="2187582" table:style-name="ce23">
            <text:p>2,187,582</text:p>
          </table:table-cell>
          <table:table-cell office:value-type="float" office:value="24691314" table:style-name="ce23">
            <text:p>24,691,314</text:p>
          </table:table-cell>
          <table:table-cell office:value-type="float" office:value="10264931" table:style-name="ce23">
            <text:p>10,264,931</text:p>
          </table:table-cell>
          <table:table-cell office:value-type="float" office:value="100744809" table:style-name="ce23">
            <text:p>100,744,809</text:p>
          </table:table-cell>
          <table:table-cell table:number-columns-repeated="16372"/>
        </table:table-row>
        <table:table-row table:style-name="ro2">
          <table:table-cell office:value-type="float" office:value="394" table:style-name="ce2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191962296" table:style-name="ce23">
            <text:p>191,962,296</text:p>
          </table:table-cell>
          <table:table-cell office:value-type="float" office:value="1352553" table:style-name="ce23">
            <text:p>1,352,553</text:p>
          </table:table-cell>
          <table:table-cell office:value-type="float" office:value="38012270" table:style-name="ce23">
            <text:p>38,012,270</text:p>
          </table:table-cell>
          <table:table-cell office:value-type="float" office:value="19340349" table:style-name="ce23">
            <text:p>19,340,349</text:p>
          </table:table-cell>
          <table:table-cell office:value-type="float" office:value="250667468" table:style-name="ce23">
            <text:p>250,667,468</text:p>
          </table:table-cell>
          <table:table-cell office:value-type="float" office:value="44846924" table:style-name="ce23">
            <text:p>44,846,924</text:p>
          </table:table-cell>
          <table:table-cell office:value-type="float" office:value="1352553" table:style-name="ce23">
            <text:p>1,352,553</text:p>
          </table:table-cell>
          <table:table-cell office:value-type="float" office:value="28598077" table:style-name="ce23">
            <text:p>28,598,077</text:p>
          </table:table-cell>
          <table:table-cell office:value-type="float" office:value="19340349" table:style-name="ce23">
            <text:p>19,340,349</text:p>
          </table:table-cell>
          <table:table-cell office:value-type="float" office:value="94137903" table:style-name="ce23">
            <text:p>94,137,903</text:p>
          </table:table-cell>
          <table:table-cell table:number-columns-repeated="16372"/>
        </table:table-row>
        <table:table-row table:style-name="ro2">
          <table:table-cell office:value-type="float" office:value="800" table:style-name="ce2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23782344" table:style-name="ce23">
            <text:p>123,782,344</text:p>
          </table:table-cell>
          <table:table-cell office:value-type="float" office:value="1055258" table:style-name="ce23">
            <text:p>1,055,258</text:p>
          </table:table-cell>
          <table:table-cell office:value-type="float" office:value="32657512" table:style-name="ce23">
            <text:p>32,657,512</text:p>
          </table:table-cell>
          <table:table-cell office:value-type="float" office:value="10263289" table:style-name="ce23">
            <text:p>10,263,289</text:p>
          </table:table-cell>
          <table:table-cell office:value-type="float" office:value="167758403" table:style-name="ce23">
            <text:p>167,758,403</text:p>
          </table:table-cell>
          <table:table-cell office:value-type="float" office:value="12898959" table:style-name="ce23">
            <text:p>12,898,959</text:p>
          </table:table-cell>
          <table:table-cell office:value-type="float" office:value="1055258" table:style-name="ce23">
            <text:p>1,055,258</text:p>
          </table:table-cell>
          <table:table-cell office:value-type="float" office:value="25028177" table:style-name="ce23">
            <text:p>25,028,177</text:p>
          </table:table-cell>
          <table:table-cell office:value-type="float" office:value="10263289" table:style-name="ce23">
            <text:p>10,263,289</text:p>
          </table:table-cell>
          <table:table-cell office:value-type="float" office:value="49245683" table:style-name="ce23">
            <text:p>49,245,683</text:p>
          </table:table-cell>
          <table:table-cell table:number-columns-repeated="16372"/>
        </table:table-row>
        <table:table-row table:style-name="ro2">
          <table:table-cell office:value-type="float" office:value="801" table:style-name="ce21">
            <text:p>801</text:p>
          </table:table-cell>
          <table:table-cell office:value-type="string" table:style-name="ce22">
            <text:p>Bristol, City of</text:p>
          </table:table-cell>
          <table:table-cell office:value-type="float" office:value="306191892" table:style-name="ce23">
            <text:p>306,191,892</text:p>
          </table:table-cell>
          <table:table-cell office:value-type="float" office:value="2742301" table:style-name="ce23">
            <text:p>2,742,301</text:p>
          </table:table-cell>
          <table:table-cell office:value-type="float" office:value="78466365" table:style-name="ce23">
            <text:p>78,466,365</text:p>
          </table:table-cell>
          <table:table-cell office:value-type="float" office:value="35987772" table:style-name="ce23">
            <text:p>35,987,772</text:p>
          </table:table-cell>
          <table:table-cell office:value-type="float" office:value="423388330" table:style-name="ce23">
            <text:p>423,388,330</text:p>
          </table:table-cell>
          <table:table-cell office:value-type="float" office:value="82201415" table:style-name="ce23">
            <text:p>82,201,415</text:p>
          </table:table-cell>
          <table:table-cell office:value-type="float" office:value="2742301" table:style-name="ce23">
            <text:p>2,742,301</text:p>
          </table:table-cell>
          <table:table-cell office:value-type="float" office:value="63367362" table:style-name="ce23">
            <text:p>63,367,362</text:p>
          </table:table-cell>
          <table:table-cell office:value-type="float" office:value="35987772" table:style-name="ce23">
            <text:p>35,987,772</text:p>
          </table:table-cell>
          <table:table-cell office:value-type="float" office:value="184298850" table:style-name="ce23">
            <text:p>184,298,850</text:p>
          </table:table-cell>
          <table:table-cell table:number-columns-repeated="16372"/>
        </table:table-row>
        <table:table-row table:style-name="ro2">
          <table:table-cell office:value-type="float" office:value="802" table:style-name="ce2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45657318" table:style-name="ce23">
            <text:p>145,657,318</text:p>
          </table:table-cell>
          <table:table-cell office:value-type="float" office:value="1670194" table:style-name="ce23">
            <text:p>1,670,194</text:p>
          </table:table-cell>
          <table:table-cell office:value-type="float" office:value="32251177" table:style-name="ce23">
            <text:p>32,251,177</text:p>
          </table:table-cell>
          <table:table-cell office:value-type="float" office:value="11640321" table:style-name="ce23">
            <text:p>11,640,321</text:p>
          </table:table-cell>
          <table:table-cell office:value-type="float" office:value="191219010" table:style-name="ce23">
            <text:p>191,219,010</text:p>
          </table:table-cell>
          <table:table-cell office:value-type="float" office:value="7477866" table:style-name="ce23">
            <text:p>7,477,866</text:p>
          </table:table-cell>
          <table:table-cell office:value-type="float" office:value="1670194" table:style-name="ce23">
            <text:p>1,670,194</text:p>
          </table:table-cell>
          <table:table-cell office:value-type="float" office:value="28797676" table:style-name="ce23">
            <text:p>28,797,676</text:p>
          </table:table-cell>
          <table:table-cell office:value-type="float" office:value="11640321" table:style-name="ce23">
            <text:p>11,640,321</text:p>
          </table:table-cell>
          <table:table-cell office:value-type="float" office:value="49586057" table:style-name="ce23">
            <text:p>49,586,057</text:p>
          </table:table-cell>
          <table:table-cell table:number-columns-repeated="16372"/>
        </table:table-row>
        <table:table-row table:style-name="ro2">
          <table:table-cell office:value-type="float" office:value="803" table:style-name="ce2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85722061" table:style-name="ce23">
            <text:p>185,722,061</text:p>
          </table:table-cell>
          <table:table-cell office:value-type="float" office:value="3221809" table:style-name="ce23">
            <text:p>3,221,809</text:p>
          </table:table-cell>
          <table:table-cell office:value-type="float" office:value="44692616" table:style-name="ce23">
            <text:p>44,692,616</text:p>
          </table:table-cell>
          <table:table-cell office:value-type="float" office:value="18708713" table:style-name="ce23">
            <text:p>18,708,713</text:p>
          </table:table-cell>
          <table:table-cell office:value-type="float" office:value="252345199" table:style-name="ce23">
            <text:p>252,345,199</text:p>
          </table:table-cell>
          <table:table-cell office:value-type="float" office:value="92148774" table:style-name="ce23">
            <text:p>92,148,774</text:p>
          </table:table-cell>
          <table:table-cell office:value-type="float" office:value="3221809" table:style-name="ce23">
            <text:p>3,221,809</text:p>
          </table:table-cell>
          <table:table-cell office:value-type="float" office:value="38178116" table:style-name="ce23">
            <text:p>38,178,116</text:p>
          </table:table-cell>
          <table:table-cell office:value-type="float" office:value="18708713" table:style-name="ce23">
            <text:p>18,708,713</text:p>
          </table:table-cell>
          <table:table-cell office:value-type="float" office:value="152257412" table:style-name="ce23">
            <text:p>152,257,412</text:p>
          </table:table-cell>
          <table:table-cell table:number-columns-repeated="16372"/>
        </table:table-row>
        <table:table-row table:style-name="ro2">
          <table:table-cell office:value-type="float" office:value="805" table:style-name="ce2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72647825" table:style-name="ce23">
            <text:p>72,647,825</text:p>
          </table:table-cell>
          <table:table-cell office:value-type="float" office:value="731146" table:style-name="ce23">
            <text:p>731,146</text:p>
          </table:table-cell>
          <table:table-cell office:value-type="float" office:value="16779831" table:style-name="ce23">
            <text:p>16,779,831</text:p>
          </table:table-cell>
          <table:table-cell office:value-type="float" office:value="6578359" table:style-name="ce23">
            <text:p>6,578,359</text:p>
          </table:table-cell>
          <table:table-cell office:value-type="float" office:value="96737161" table:style-name="ce23">
            <text:p>96,737,161</text:p>
          </table:table-cell>
          <table:table-cell office:value-type="float" office:value="20801288" table:style-name="ce23">
            <text:p>20,801,288</text:p>
          </table:table-cell>
          <table:table-cell office:value-type="float" office:value="731146" table:style-name="ce23">
            <text:p>731,146</text:p>
          </table:table-cell>
          <table:table-cell office:value-type="float" office:value="13943829" table:style-name="ce23">
            <text:p>13,943,829</text:p>
          </table:table-cell>
          <table:table-cell office:value-type="float" office:value="6578359" table:style-name="ce23">
            <text:p>6,578,359</text:p>
          </table:table-cell>
          <table:table-cell office:value-type="float" office:value="42054622" table:style-name="ce23">
            <text:p>42,054,622</text:p>
          </table:table-cell>
          <table:table-cell table:number-columns-repeated="16372"/>
        </table:table-row>
        <table:table-row table:style-name="ro2">
          <table:table-cell office:value-type="float" office:value="806" table:style-name="ce2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21592176" table:style-name="ce23">
            <text:p>121,592,176</text:p>
          </table:table-cell>
          <table:table-cell office:value-type="float" office:value="1042205" table:style-name="ce23">
            <text:p>1,042,205</text:p>
          </table:table-cell>
          <table:table-cell office:value-type="float" office:value="34114261" table:style-name="ce23">
            <text:p>34,114,261</text:p>
          </table:table-cell>
          <table:table-cell office:value-type="float" office:value="11872852" table:style-name="ce23">
            <text:p>11,872,852</text:p>
          </table:table-cell>
          <table:table-cell office:value-type="float" office:value="168621494" table:style-name="ce23">
            <text:p>168,621,494</text:p>
          </table:table-cell>
          <table:table-cell office:value-type="float" office:value="18699065" table:style-name="ce23">
            <text:p>18,699,065</text:p>
          </table:table-cell>
          <table:table-cell office:value-type="float" office:value="1042205" table:style-name="ce23">
            <text:p>1,042,205</text:p>
          </table:table-cell>
          <table:table-cell office:value-type="float" office:value="26903499" table:style-name="ce23">
            <text:p>26,903,499</text:p>
          </table:table-cell>
          <table:table-cell office:value-type="float" office:value="11872852" table:style-name="ce23">
            <text:p>11,872,852</text:p>
          </table:table-cell>
          <table:table-cell office:value-type="float" office:value="58517621" table:style-name="ce23">
            <text:p>58,517,621</text:p>
          </table:table-cell>
          <table:table-cell table:number-columns-repeated="16372"/>
        </table:table-row>
        <table:table-row table:style-name="ro2">
          <table:table-cell office:value-type="float" office:value="807" table:style-name="ce2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103238434" table:style-name="ce23">
            <text:p>103,238,434</text:p>
          </table:table-cell>
          <table:table-cell office:value-type="float" office:value="812061" table:style-name="ce23">
            <text:p>812,061</text:p>
          </table:table-cell>
          <table:table-cell office:value-type="float" office:value="24023401" table:style-name="ce23">
            <text:p>24,023,401</text:p>
          </table:table-cell>
          <table:table-cell office:value-type="float" office:value="7850339" table:style-name="ce23">
            <text:p>7,850,339</text:p>
          </table:table-cell>
          <table:table-cell office:value-type="float" office:value="135924235" table:style-name="ce23">
            <text:p>135,924,235</text:p>
          </table:table-cell>
          <table:table-cell office:value-type="float" office:value="10156521" table:style-name="ce23">
            <text:p>10,156,521</text:p>
          </table:table-cell>
          <table:table-cell office:value-type="float" office:value="812061" table:style-name="ce23">
            <text:p>812,061</text:p>
          </table:table-cell>
          <table:table-cell office:value-type="float" office:value="19642400" table:style-name="ce23">
            <text:p>19,642,400</text:p>
          </table:table-cell>
          <table:table-cell office:value-type="float" office:value="7850339" table:style-name="ce23">
            <text:p>7,850,339</text:p>
          </table:table-cell>
          <table:table-cell office:value-type="float" office:value="38461321" table:style-name="ce23">
            <text:p>38,461,321</text:p>
          </table:table-cell>
          <table:table-cell table:number-columns-repeated="16372"/>
        </table:table-row>
        <table:table-row table:style-name="ro2">
          <table:table-cell office:value-type="float" office:value="808" table:style-name="ce2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50365490" table:style-name="ce23">
            <text:p>150,365,490</text:p>
          </table:table-cell>
          <table:table-cell office:value-type="float" office:value="970124" table:style-name="ce23">
            <text:p>970,124</text:p>
          </table:table-cell>
          <table:table-cell office:value-type="float" office:value="35625774" table:style-name="ce23">
            <text:p>35,625,774</text:p>
          </table:table-cell>
          <table:table-cell office:value-type="float" office:value="12938795" table:style-name="ce23">
            <text:p>12,938,795</text:p>
          </table:table-cell>
          <table:table-cell office:value-type="float" office:value="199900183" table:style-name="ce23">
            <text:p>199,900,183</text:p>
          </table:table-cell>
          <table:table-cell office:value-type="float" office:value="39574547" table:style-name="ce23">
            <text:p>39,574,547</text:p>
          </table:table-cell>
          <table:table-cell office:value-type="float" office:value="970124" table:style-name="ce23">
            <text:p>970,124</text:p>
          </table:table-cell>
          <table:table-cell office:value-type="float" office:value="26380774" table:style-name="ce23">
            <text:p>26,380,774</text:p>
          </table:table-cell>
          <table:table-cell office:value-type="float" office:value="12938795" table:style-name="ce23">
            <text:p>12,938,795</text:p>
          </table:table-cell>
          <table:table-cell office:value-type="float" office:value="79864240" table:style-name="ce23">
            <text:p>79,864,240</text:p>
          </table:table-cell>
          <table:table-cell table:number-columns-repeated="16372"/>
        </table:table-row>
        <table:table-row table:style-name="ro2">
          <table:table-cell office:value-type="float" office:value="810" table:style-name="ce21">
            <text:p>810</text:p>
          </table:table-cell>
          <table:table-cell office:value-type="string" table:style-name="ce22">
            <text:p>Kingston upon Hull, City of</text:p>
          </table:table-cell>
          <table:table-cell office:value-type="float" office:value="208747271" table:style-name="ce23">
            <text:p>208,747,271</text:p>
          </table:table-cell>
          <table:table-cell office:value-type="float" office:value="2663512" table:style-name="ce23">
            <text:p>2,663,512</text:p>
          </table:table-cell>
          <table:table-cell office:value-type="float" office:value="45737111" table:style-name="ce23">
            <text:p>45,737,111</text:p>
          </table:table-cell>
          <table:table-cell office:value-type="float" office:value="17873647" table:style-name="ce23">
            <text:p>17,873,647</text:p>
          </table:table-cell>
          <table:table-cell office:value-type="float" office:value="275021541" table:style-name="ce23">
            <text:p>275,021,541</text:p>
          </table:table-cell>
          <table:table-cell office:value-type="float" office:value="4158785" table:style-name="ce23">
            <text:p>4,158,785</text:p>
          </table:table-cell>
          <table:table-cell office:value-type="float" office:value="2663512" table:style-name="ce23">
            <text:p>2,663,512</text:p>
          </table:table-cell>
          <table:table-cell office:value-type="float" office:value="36875109" table:style-name="ce23">
            <text:p>36,875,109</text:p>
          </table:table-cell>
          <table:table-cell office:value-type="float" office:value="17873647" table:style-name="ce23">
            <text:p>17,873,647</text:p>
          </table:table-cell>
          <table:table-cell office:value-type="float" office:value="61571053" table:style-name="ce23">
            <text:p>61,571,053</text:p>
          </table:table-cell>
          <table:table-cell table:number-columns-repeated="16372"/>
        </table:table-row>
        <table:table-row table:style-name="ro2">
          <table:table-cell office:value-type="float" office:value="811" table:style-name="ce2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217793122" table:style-name="ce23">
            <text:p>217,793,122</text:p>
          </table:table-cell>
          <table:table-cell office:value-type="float" office:value="1835566" table:style-name="ce23">
            <text:p>1,835,566</text:p>
          </table:table-cell>
          <table:table-cell office:value-type="float" office:value="34439566" table:style-name="ce23">
            <text:p>34,439,566</text:p>
          </table:table-cell>
          <table:table-cell office:value-type="float" office:value="19270306" table:style-name="ce23">
            <text:p>19,270,306</text:p>
          </table:table-cell>
          <table:table-cell office:value-type="float" office:value="273338560" table:style-name="ce23">
            <text:p>273,338,560</text:p>
          </table:table-cell>
          <table:table-cell office:value-type="float" office:value="124726109" table:style-name="ce23">
            <text:p>124,726,109</text:p>
          </table:table-cell>
          <table:table-cell office:value-type="float" office:value="1835566" table:style-name="ce23">
            <text:p>1,835,566</text:p>
          </table:table-cell>
          <table:table-cell office:value-type="float" office:value="33481066" table:style-name="ce23">
            <text:p>33,481,066</text:p>
          </table:table-cell>
          <table:table-cell office:value-type="float" office:value="19270306" table:style-name="ce23">
            <text:p>19,270,306</text:p>
          </table:table-cell>
          <table:table-cell office:value-type="float" office:value="179313047" table:style-name="ce23">
            <text:p>179,313,047</text:p>
          </table:table-cell>
          <table:table-cell table:number-columns-repeated="16372"/>
        </table:table-row>
        <table:table-row table:style-name="ro2">
          <table:table-cell office:value-type="float" office:value="812" table:style-name="ce2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19982796" table:style-name="ce23">
            <text:p>119,982,796</text:p>
          </table:table-cell>
          <table:table-cell office:value-type="float" office:value="1401893" table:style-name="ce23">
            <text:p>1,401,893</text:p>
          </table:table-cell>
          <table:table-cell office:value-type="float" office:value="27842026" table:style-name="ce23">
            <text:p>27,842,026</text:p>
          </table:table-cell>
          <table:table-cell office:value-type="float" office:value="10467066" table:style-name="ce23">
            <text:p>10,467,066</text:p>
          </table:table-cell>
          <table:table-cell office:value-type="float" office:value="159693781" table:style-name="ce23">
            <text:p>159,693,781</text:p>
          </table:table-cell>
          <table:table-cell office:value-type="float" office:value="8792075" table:style-name="ce23">
            <text:p>8,792,075</text:p>
          </table:table-cell>
          <table:table-cell office:value-type="float" office:value="1401893" table:style-name="ce23">
            <text:p>1,401,893</text:p>
          </table:table-cell>
          <table:table-cell office:value-type="float" office:value="20772026" table:style-name="ce23">
            <text:p>20,772,026</text:p>
          </table:table-cell>
          <table:table-cell office:value-type="float" office:value="10467066" table:style-name="ce23">
            <text:p>10,467,066</text:p>
          </table:table-cell>
          <table:table-cell office:value-type="float" office:value="41433060" table:style-name="ce23">
            <text:p>41,433,060</text:p>
          </table:table-cell>
          <table:table-cell table:number-columns-repeated="16372"/>
        </table:table-row>
        <table:table-row table:style-name="ro2">
          <table:table-cell office:value-type="float" office:value="813" table:style-name="ce2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24900789" table:style-name="ce23">
            <text:p>124,900,789</text:p>
          </table:table-cell>
          <table:table-cell office:value-type="float" office:value="1058633" table:style-name="ce23">
            <text:p>1,058,633</text:p>
          </table:table-cell>
          <table:table-cell office:value-type="float" office:value="24543888" table:style-name="ce23">
            <text:p>24,543,888</text:p>
          </table:table-cell>
          <table:table-cell office:value-type="float" office:value="9417022" table:style-name="ce23">
            <text:p>9,417,022</text:p>
          </table:table-cell>
          <table:table-cell office:value-type="float" office:value="159920332" table:style-name="ce23">
            <text:p>159,920,332</text:p>
          </table:table-cell>
          <table:table-cell office:value-type="float" office:value="61646098" table:style-name="ce23">
            <text:p>61,646,098</text:p>
          </table:table-cell>
          <table:table-cell office:value-type="float" office:value="1058633" table:style-name="ce23">
            <text:p>1,058,633</text:p>
          </table:table-cell>
          <table:table-cell office:value-type="float" office:value="24027888" table:style-name="ce23">
            <text:p>24,027,888</text:p>
          </table:table-cell>
          <table:table-cell office:value-type="float" office:value="9417022" table:style-name="ce23">
            <text:p>9,417,022</text:p>
          </table:table-cell>
          <table:table-cell office:value-type="float" office:value="96149641" table:style-name="ce23">
            <text:p>96,149,641</text:p>
          </table:table-cell>
          <table:table-cell table:number-columns-repeated="16372"/>
        </table:table-row>
        <table:table-row table:style-name="ro2">
          <table:table-cell office:value-type="float" office:value="815" table:style-name="ce2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396700644" table:style-name="ce23">
            <text:p>396,700,644</text:p>
          </table:table-cell>
          <table:table-cell office:value-type="float" office:value="3522398" table:style-name="ce23">
            <text:p>3,522,398</text:p>
          </table:table-cell>
          <table:table-cell office:value-type="float" office:value="70439782" table:style-name="ce23">
            <text:p>70,439,782</text:p>
          </table:table-cell>
          <table:table-cell office:value-type="float" office:value="34276606" table:style-name="ce23">
            <text:p>34,276,606</text:p>
          </table:table-cell>
          <table:table-cell office:value-type="float" office:value="504939430" table:style-name="ce23">
            <text:p>504,939,430</text:p>
          </table:table-cell>
          <table:table-cell office:value-type="float" office:value="182424576" table:style-name="ce23">
            <text:p>182,424,576</text:p>
          </table:table-cell>
          <table:table-cell office:value-type="float" office:value="3522398" table:style-name="ce23">
            <text:p>3,522,398</text:p>
          </table:table-cell>
          <table:table-cell office:value-type="float" office:value="64657790" table:style-name="ce23">
            <text:p>64,657,790</text:p>
          </table:table-cell>
          <table:table-cell office:value-type="float" office:value="34276606" table:style-name="ce23">
            <text:p>34,276,606</text:p>
          </table:table-cell>
          <table:table-cell office:value-type="float" office:value="284881370" table:style-name="ce23">
            <text:p>284,881,370</text:p>
          </table:table-cell>
          <table:table-cell table:number-columns-repeated="16372"/>
        </table:table-row>
        <table:table-row table:style-name="ro2">
          <table:table-cell office:value-type="float" office:value="816" table:style-name="ce2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14849744" table:style-name="ce23">
            <text:p>114,849,744</text:p>
          </table:table-cell>
          <table:table-cell office:value-type="float" office:value="2375392" table:style-name="ce23">
            <text:p>2,375,392</text:p>
          </table:table-cell>
          <table:table-cell office:value-type="float" office:value="25612917" table:style-name="ce23">
            <text:p>25,612,917</text:p>
          </table:table-cell>
          <table:table-cell office:value-type="float" office:value="10835314" table:style-name="ce23">
            <text:p>10,835,314</text:p>
          </table:table-cell>
          <table:table-cell office:value-type="float" office:value="153673367" table:style-name="ce23">
            <text:p>153,673,367</text:p>
          </table:table-cell>
          <table:table-cell office:value-type="float" office:value="40522826" table:style-name="ce23">
            <text:p>40,522,826</text:p>
          </table:table-cell>
          <table:table-cell office:value-type="float" office:value="2375392" table:style-name="ce23">
            <text:p>2,375,392</text:p>
          </table:table-cell>
          <table:table-cell office:value-type="float" office:value="21834917" table:style-name="ce23">
            <text:p>21,834,917</text:p>
          </table:table-cell>
          <table:table-cell office:value-type="float" office:value="10835314" table:style-name="ce23">
            <text:p>10,835,314</text:p>
          </table:table-cell>
          <table:table-cell office:value-type="float" office:value="75568449" table:style-name="ce23">
            <text:p>75,568,449</text:p>
          </table:table-cell>
          <table:table-cell table:number-columns-repeated="16372"/>
        </table:table-row>
        <table:table-row table:style-name="ro2">
          <table:table-cell office:value-type="float" office:value="821" table:style-name="ce2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203124229" table:style-name="ce23">
            <text:p>203,124,229</text:p>
          </table:table-cell>
          <table:table-cell office:value-type="float" office:value="1564191" table:style-name="ce23">
            <text:p>1,564,191</text:p>
          </table:table-cell>
          <table:table-cell office:value-type="float" office:value="41647144" table:style-name="ce23">
            <text:p>41,647,144</text:p>
          </table:table-cell>
          <table:table-cell office:value-type="float" office:value="18225500" table:style-name="ce23">
            <text:p>18,225,500</text:p>
          </table:table-cell>
          <table:table-cell office:value-type="float" office:value="264561064" table:style-name="ce23">
            <text:p>264,561,064</text:p>
          </table:table-cell>
          <table:table-cell office:value-type="float" office:value="100158643" table:style-name="ce23">
            <text:p>100,158,643</text:p>
          </table:table-cell>
          <table:table-cell office:value-type="float" office:value="1564191" table:style-name="ce23">
            <text:p>1,564,191</text:p>
          </table:table-cell>
          <table:table-cell office:value-type="float" office:value="40487810" table:style-name="ce23">
            <text:p>40,487,810</text:p>
          </table:table-cell>
          <table:table-cell office:value-type="float" office:value="18225500" table:style-name="ce23">
            <text:p>18,225,500</text:p>
          </table:table-cell>
          <table:table-cell office:value-type="float" office:value="160436144" table:style-name="ce23">
            <text:p>160,436,144</text:p>
          </table:table-cell>
          <table:table-cell table:number-columns-repeated="16372"/>
        </table:table-row>
        <table:table-row table:style-name="ro2">
          <table:table-cell office:value-type="float" office:value="822" table:style-name="ce2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44258002" table:style-name="ce23">
            <text:p>144,258,002</text:p>
          </table:table-cell>
          <table:table-cell office:value-type="float" office:value="2258156" table:style-name="ce23">
            <text:p>2,258,156</text:p>
          </table:table-cell>
          <table:table-cell office:value-type="float" office:value="30363120" table:style-name="ce23">
            <text:p>30,363,120</text:p>
          </table:table-cell>
          <table:table-cell office:value-type="float" office:value="12641738" table:style-name="ce23">
            <text:p>12,641,738</text:p>
          </table:table-cell>
          <table:table-cell office:value-type="float" office:value="189521016" table:style-name="ce23">
            <text:p>189,521,016</text:p>
          </table:table-cell>
          <table:table-cell office:value-type="float" office:value="53792856" table:style-name="ce23">
            <text:p>53,792,856</text:p>
          </table:table-cell>
          <table:table-cell office:value-type="float" office:value="2258156" table:style-name="ce23">
            <text:p>2,258,156</text:p>
          </table:table-cell>
          <table:table-cell office:value-type="float" office:value="24996286" table:style-name="ce23">
            <text:p>24,996,286</text:p>
          </table:table-cell>
          <table:table-cell office:value-type="float" office:value="12641738" table:style-name="ce23">
            <text:p>12,641,738</text:p>
          </table:table-cell>
          <table:table-cell office:value-type="float" office:value="93689036" table:style-name="ce23">
            <text:p>93,689,036</text:p>
          </table:table-cell>
          <table:table-cell table:number-columns-repeated="16372"/>
        </table:table-row>
        <table:table-row table:style-name="ro2">
          <table:table-cell office:value-type="float" office:value="823" table:style-name="ce2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207110854" table:style-name="ce23">
            <text:p>207,110,854</text:p>
          </table:table-cell>
          <table:table-cell office:value-type="float" office:value="1499679" table:style-name="ce23">
            <text:p>1,499,679</text:p>
          </table:table-cell>
          <table:table-cell office:value-type="float" office:value="40760452" table:style-name="ce23">
            <text:p>40,760,452</text:p>
          </table:table-cell>
          <table:table-cell office:value-type="float" office:value="19070641" table:style-name="ce23">
            <text:p>19,070,641</text:p>
          </table:table-cell>
          <table:table-cell office:value-type="float" office:value="268441626" table:style-name="ce23">
            <text:p>268,441,626</text:p>
          </table:table-cell>
          <table:table-cell office:value-type="float" office:value="68406378" table:style-name="ce23">
            <text:p>68,406,378</text:p>
          </table:table-cell>
          <table:table-cell office:value-type="float" office:value="1499679" table:style-name="ce23">
            <text:p>1,499,679</text:p>
          </table:table-cell>
          <table:table-cell office:value-type="float" office:value="35941283" table:style-name="ce23">
            <text:p>35,941,283</text:p>
          </table:table-cell>
          <table:table-cell office:value-type="float" office:value="19070641" table:style-name="ce23">
            <text:p>19,070,641</text:p>
          </table:table-cell>
          <table:table-cell office:value-type="float" office:value="124917981" table:style-name="ce23">
            <text:p>124,917,981</text:p>
          </table:table-cell>
          <table:table-cell table:number-columns-repeated="16372"/>
        </table:table-row>
        <table:table-row table:style-name="ro2">
          <table:table-cell office:value-type="float" office:value="825" table:style-name="ce2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387290803" table:style-name="ce23">
            <text:p>387,290,803</text:p>
          </table:table-cell>
          <table:table-cell office:value-type="float" office:value="5295296" table:style-name="ce23">
            <text:p>5,295,296</text:p>
          </table:table-cell>
          <table:table-cell office:value-type="float" office:value="112079583" table:style-name="ce23">
            <text:p>112,079,583</text:p>
          </table:table-cell>
          <table:table-cell office:value-type="float" office:value="34578627" table:style-name="ce23">
            <text:p>34,578,627</text:p>
          </table:table-cell>
          <table:table-cell office:value-type="float" office:value="539244309" table:style-name="ce23">
            <text:p>539,244,309</text:p>
          </table:table-cell>
          <table:table-cell office:value-type="float" office:value="173097534" table:style-name="ce23">
            <text:p>173,097,534</text:p>
          </table:table-cell>
          <table:table-cell office:value-type="float" office:value="5295296" table:style-name="ce23">
            <text:p>5,295,296</text:p>
          </table:table-cell>
          <table:table-cell office:value-type="float" office:value="104081082" table:style-name="ce23">
            <text:p>104,081,082</text:p>
          </table:table-cell>
          <table:table-cell office:value-type="float" office:value="34578627" table:style-name="ce23">
            <text:p>34,578,627</text:p>
          </table:table-cell>
          <table:table-cell office:value-type="float" office:value="317052539" table:style-name="ce23">
            <text:p>317,052,539</text:p>
          </table:table-cell>
          <table:table-cell table:number-columns-repeated="16372"/>
        </table:table-row>
        <table:table-row table:style-name="ro2">
          <table:table-cell office:value-type="float" office:value="826" table:style-name="ce2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30981660" table:style-name="ce23">
            <text:p>230,981,660</text:p>
          </table:table-cell>
          <table:table-cell office:value-type="float" office:value="1747740" table:style-name="ce23">
            <text:p>1,747,740</text:p>
          </table:table-cell>
          <table:table-cell office:value-type="float" office:value="54625054" table:style-name="ce23">
            <text:p>54,625,054</text:p>
          </table:table-cell>
          <table:table-cell office:value-type="float" office:value="22943356" table:style-name="ce23">
            <text:p>22,943,356</text:p>
          </table:table-cell>
          <table:table-cell office:value-type="float" office:value="310297810" table:style-name="ce23">
            <text:p>310,297,810</text:p>
          </table:table-cell>
          <table:table-cell office:value-type="float" office:value="85884520" table:style-name="ce23">
            <text:p>85,884,520</text:p>
          </table:table-cell>
          <table:table-cell office:value-type="float" office:value="1747740" table:style-name="ce23">
            <text:p>1,747,740</text:p>
          </table:table-cell>
          <table:table-cell office:value-type="float" office:value="50084037" table:style-name="ce23">
            <text:p>50,084,037</text:p>
          </table:table-cell>
          <table:table-cell office:value-type="float" office:value="22943356" table:style-name="ce23">
            <text:p>22,943,356</text:p>
          </table:table-cell>
          <table:table-cell office:value-type="float" office:value="160659653" table:style-name="ce23">
            <text:p>160,659,653</text:p>
          </table:table-cell>
          <table:table-cell table:number-columns-repeated="16372"/>
        </table:table-row>
        <table:table-row table:style-name="ro2">
          <table:table-cell office:value-type="float" office:value="830" table:style-name="ce2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525455774" table:style-name="ce23">
            <text:p>525,455,774</text:p>
          </table:table-cell>
          <table:table-cell office:value-type="float" office:value="4591220" table:style-name="ce23">
            <text:p>4,591,220</text:p>
          </table:table-cell>
          <table:table-cell office:value-type="float" office:value="99938200" table:style-name="ce23">
            <text:p>99,938,200</text:p>
          </table:table-cell>
          <table:table-cell office:value-type="float" office:value="42565662" table:style-name="ce23">
            <text:p>42,565,662</text:p>
          </table:table-cell>
          <table:table-cell office:value-type="float" office:value="672550856" table:style-name="ce23">
            <text:p>672,550,856</text:p>
          </table:table-cell>
          <table:table-cell office:value-type="float" office:value="249891336" table:style-name="ce23">
            <text:p>249,891,336</text:p>
          </table:table-cell>
          <table:table-cell office:value-type="float" office:value="4591220" table:style-name="ce23">
            <text:p>4,591,220</text:p>
          </table:table-cell>
          <table:table-cell office:value-type="float" office:value="88340708" table:style-name="ce23">
            <text:p>88,340,708</text:p>
          </table:table-cell>
          <table:table-cell office:value-type="float" office:value="42565662" table:style-name="ce23">
            <text:p>42,565,662</text:p>
          </table:table-cell>
          <table:table-cell office:value-type="float" office:value="385388926" table:style-name="ce23">
            <text:p>385,388,926</text:p>
          </table:table-cell>
          <table:table-cell table:number-columns-repeated="16372"/>
        </table:table-row>
        <table:table-row table:style-name="ro2">
          <table:table-cell office:value-type="float" office:value="831" table:style-name="ce2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213306032" table:style-name="ce23">
            <text:p>213,306,032</text:p>
          </table:table-cell>
          <table:table-cell office:value-type="float" office:value="2848037" table:style-name="ce23">
            <text:p>2,848,037</text:p>
          </table:table-cell>
          <table:table-cell office:value-type="float" office:value="51061738" table:style-name="ce23">
            <text:p>51,061,738</text:p>
          </table:table-cell>
          <table:table-cell office:value-type="float" office:value="19435827" table:style-name="ce23">
            <text:p>19,435,827</text:p>
          </table:table-cell>
          <table:table-cell office:value-type="float" office:value="286651634" table:style-name="ce23">
            <text:p>286,651,634</text:p>
          </table:table-cell>
          <table:table-cell office:value-type="float" office:value="55325587" table:style-name="ce23">
            <text:p>55,325,587</text:p>
          </table:table-cell>
          <table:table-cell office:value-type="float" office:value="2848037" table:style-name="ce23">
            <text:p>2,848,037</text:p>
          </table:table-cell>
          <table:table-cell office:value-type="float" office:value="40816235" table:style-name="ce23">
            <text:p>40,816,235</text:p>
          </table:table-cell>
          <table:table-cell office:value-type="float" office:value="19435827" table:style-name="ce23">
            <text:p>19,435,827</text:p>
          </table:table-cell>
          <table:table-cell office:value-type="float" office:value="118425686" table:style-name="ce23">
            <text:p>118,425,686</text:p>
          </table:table-cell>
          <table:table-cell table:number-columns-repeated="16372"/>
        </table:table-row>
        <table:table-row table:style-name="ro2">
          <table:table-cell office:value-type="float" office:value="838" table:style-name="ce2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26074445" table:style-name="ce23">
            <text:p>226,074,445</text:p>
          </table:table-cell>
          <table:table-cell office:value-type="float" office:value="1919518" table:style-name="ce23">
            <text:p>1,919,518</text:p>
          </table:table-cell>
          <table:table-cell office:value-type="float" office:value="47937995" table:style-name="ce23">
            <text:p>47,937,995</text:p>
          </table:table-cell>
          <table:table-cell office:value-type="float" office:value="15923126" table:style-name="ce23">
            <text:p>15,923,126</text:p>
          </table:table-cell>
          <table:table-cell office:value-type="float" office:value="291855084" table:style-name="ce23">
            <text:p>291,855,084</text:p>
          </table:table-cell>
          <table:table-cell office:value-type="float" office:value="79865695" table:style-name="ce23">
            <text:p>79,865,695</text:p>
          </table:table-cell>
          <table:table-cell office:value-type="float" office:value="1919518" table:style-name="ce23">
            <text:p>1,919,518</text:p>
          </table:table-cell>
          <table:table-cell office:value-type="float" office:value="43557330" table:style-name="ce23">
            <text:p>43,557,330</text:p>
          </table:table-cell>
          <table:table-cell office:value-type="float" office:value="15923126" table:style-name="ce23">
            <text:p>15,923,126</text:p>
          </table:table-cell>
          <table:table-cell office:value-type="float" office:value="141265669" table:style-name="ce23">
            <text:p>141,265,669</text:p>
          </table:table-cell>
          <table:table-cell table:number-columns-repeated="16372"/>
        </table:table-row>
        <table:table-row table:style-name="ro2">
          <table:table-cell office:value-type="float" office:value="839" table:style-name="ce21">
            <text:p>839</text:p>
          </table:table-cell>
          <table:table-cell office:value-type="string" table:style-name="ce22">
            <text:p>Bournemouth, Christchurch and Poole</text:p>
          </table:table-cell>
          <table:table-cell office:value-type="float" office:value="238107921" table:style-name="ce23">
            <text:p>238,107,921</text:p>
          </table:table-cell>
          <table:table-cell office:value-type="float" office:value="2036015" table:style-name="ce23">
            <text:p>2,036,015</text:p>
          </table:table-cell>
          <table:table-cell office:value-type="float" office:value="54010404" table:style-name="ce23">
            <text:p>54,010,404</text:p>
          </table:table-cell>
          <table:table-cell office:value-type="float" office:value="20704882" table:style-name="ce23">
            <text:p>20,704,882</text:p>
          </table:table-cell>
          <table:table-cell office:value-type="float" office:value="314859222" table:style-name="ce23">
            <text:p>314,859,222</text:p>
          </table:table-cell>
          <table:table-cell office:value-type="float" office:value="32234282" table:style-name="ce23">
            <text:p>32,234,282</text:p>
          </table:table-cell>
          <table:table-cell office:value-type="float" office:value="2036015" table:style-name="ce23">
            <text:p>2,036,015</text:p>
          </table:table-cell>
          <table:table-cell office:value-type="float" office:value="47702479" table:style-name="ce23">
            <text:p>47,702,479</text:p>
          </table:table-cell>
          <table:table-cell office:value-type="float" office:value="20704882" table:style-name="ce23">
            <text:p>20,704,882</text:p>
          </table:table-cell>
          <table:table-cell office:value-type="float" office:value="102677658" table:style-name="ce23">
            <text:p>102,677,658</text:p>
          </table:table-cell>
          <table:table-cell table:number-columns-repeated="16372"/>
        </table:table-row>
        <table:table-row table:style-name="ro2">
          <table:table-cell office:value-type="float" office:value="840" table:style-name="ce21">
            <text:p>840</text:p>
          </table:table-cell>
          <table:table-cell office:value-type="string" table:style-name="ce22">
            <text:p>County Durham</text:p>
          </table:table-cell>
          <table:table-cell office:value-type="float" office:value="353008782" table:style-name="ce23">
            <text:p>353,008,782</text:p>
          </table:table-cell>
          <table:table-cell office:value-type="float" office:value="2910397" table:style-name="ce23">
            <text:p>2,910,397</text:p>
          </table:table-cell>
          <table:table-cell office:value-type="float" office:value="80409489" table:style-name="ce23">
            <text:p>80,409,489</text:p>
          </table:table-cell>
          <table:table-cell office:value-type="float" office:value="32918942" table:style-name="ce23">
            <text:p>32,918,942</text:p>
          </table:table-cell>
          <table:table-cell office:value-type="float" office:value="469247610" table:style-name="ce23">
            <text:p>469,247,610</text:p>
          </table:table-cell>
          <table:table-cell office:value-type="float" office:value="155056006" table:style-name="ce23">
            <text:p>155,056,006</text:p>
          </table:table-cell>
          <table:table-cell office:value-type="float" office:value="2910397" table:style-name="ce23">
            <text:p>2,910,397</text:p>
          </table:table-cell>
          <table:table-cell office:value-type="float" office:value="76417991" table:style-name="ce23">
            <text:p>76,417,991</text:p>
          </table:table-cell>
          <table:table-cell office:value-type="float" office:value="32918942" table:style-name="ce23">
            <text:p>32,918,942</text:p>
          </table:table-cell>
          <table:table-cell office:value-type="float" office:value="267303336" table:style-name="ce23">
            <text:p>267,303,336</text:p>
          </table:table-cell>
          <table:table-cell table:number-columns-repeated="16372"/>
        </table:table-row>
        <table:table-row table:style-name="ro2">
          <table:table-cell office:value-type="float" office:value="841" table:style-name="ce2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76760793" table:style-name="ce23">
            <text:p>76,760,793</text:p>
          </table:table-cell>
          <table:table-cell office:value-type="float" office:value="1043958" table:style-name="ce23">
            <text:p>1,043,958</text:p>
          </table:table-cell>
          <table:table-cell office:value-type="float" office:value="18238426" table:style-name="ce23">
            <text:p>18,238,426</text:p>
          </table:table-cell>
          <table:table-cell office:value-type="float" office:value="7424823" table:style-name="ce23">
            <text:p>7,424,823</text:p>
          </table:table-cell>
          <table:table-cell office:value-type="float" office:value="103468000" table:style-name="ce23">
            <text:p>103,468,000</text:p>
          </table:table-cell>
          <table:table-cell office:value-type="float" office:value="5712529" table:style-name="ce23">
            <text:p>5,712,529</text:p>
          </table:table-cell>
          <table:table-cell office:value-type="float" office:value="1043958" table:style-name="ce23">
            <text:p>1,043,958</text:p>
          </table:table-cell>
          <table:table-cell office:value-type="float" office:value="13953591" table:style-name="ce23">
            <text:p>13,953,591</text:p>
          </table:table-cell>
          <table:table-cell office:value-type="float" office:value="7424823" table:style-name="ce23">
            <text:p>7,424,823</text:p>
          </table:table-cell>
          <table:table-cell office:value-type="float" office:value="28134901" table:style-name="ce23">
            <text:p>28,134,901</text:p>
          </table:table-cell>
          <table:table-cell table:number-columns-repeated="16372"/>
        </table:table-row>
        <table:table-row table:style-name="ro2">
          <table:table-cell office:value-type="float" office:value="845" table:style-name="ce2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330684311" table:style-name="ce23">
            <text:p>330,684,311</text:p>
          </table:table-cell>
          <table:table-cell office:value-type="float" office:value="5461642" table:style-name="ce23">
            <text:p>5,461,642</text:p>
          </table:table-cell>
          <table:table-cell office:value-type="float" office:value="74826945" table:style-name="ce23">
            <text:p>74,826,945</text:p>
          </table:table-cell>
          <table:table-cell office:value-type="float" office:value="26968359" table:style-name="ce23">
            <text:p>26,968,359</text:p>
          </table:table-cell>
          <table:table-cell office:value-type="float" office:value="437941257" table:style-name="ce23">
            <text:p>437,941,257</text:p>
          </table:table-cell>
          <table:table-cell office:value-type="float" office:value="150523044" table:style-name="ce23">
            <text:p>150,523,044</text:p>
          </table:table-cell>
          <table:table-cell office:value-type="float" office:value="5461642" table:style-name="ce23">
            <text:p>5,461,642</text:p>
          </table:table-cell>
          <table:table-cell office:value-type="float" office:value="61522277" table:style-name="ce23">
            <text:p>61,522,277</text:p>
          </table:table-cell>
          <table:table-cell office:value-type="float" office:value="26968359" table:style-name="ce23">
            <text:p>26,968,359</text:p>
          </table:table-cell>
          <table:table-cell office:value-type="float" office:value="244475322" table:style-name="ce23">
            <text:p>244,475,322</text:p>
          </table:table-cell>
          <table:table-cell table:number-columns-repeated="16372"/>
        </table:table-row>
        <table:table-row table:style-name="ro2">
          <table:table-cell office:value-type="float" office:value="846" table:style-name="ce2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53921600" table:style-name="ce23">
            <text:p>153,921,600</text:p>
          </table:table-cell>
          <table:table-cell office:value-type="float" office:value="2270119" table:style-name="ce23">
            <text:p>2,270,119</text:p>
          </table:table-cell>
          <table:table-cell office:value-type="float" office:value="34600011" table:style-name="ce23">
            <text:p>34,600,011</text:p>
          </table:table-cell>
          <table:table-cell office:value-type="float" office:value="15090843" table:style-name="ce23">
            <text:p>15,090,843</text:p>
          </table:table-cell>
          <table:table-cell office:value-type="float" office:value="205882573" table:style-name="ce23">
            <text:p>205,882,573</text:p>
          </table:table-cell>
          <table:table-cell office:value-type="float" office:value="130526379" table:style-name="ce23">
            <text:p>130,526,379</text:p>
          </table:table-cell>
          <table:table-cell office:value-type="float" office:value="2270119" table:style-name="ce23">
            <text:p>2,270,119</text:p>
          </table:table-cell>
          <table:table-cell office:value-type="float" office:value="34462011" table:style-name="ce23">
            <text:p>34,462,011</text:p>
          </table:table-cell>
          <table:table-cell office:value-type="float" office:value="15090843" table:style-name="ce23">
            <text:p>15,090,843</text:p>
          </table:table-cell>
          <table:table-cell office:value-type="float" office:value="182349352" table:style-name="ce23">
            <text:p>182,349,352</text:p>
          </table:table-cell>
          <table:table-cell table:number-columns-repeated="16372"/>
        </table:table-row>
        <table:table-row table:style-name="ro2">
          <table:table-cell office:value-type="float" office:value="850" table:style-name="ce2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892043562" table:style-name="ce23">
            <text:p>892,043,562</text:p>
          </table:table-cell>
          <table:table-cell office:value-type="float" office:value="8080393" table:style-name="ce23">
            <text:p>8,080,393</text:p>
          </table:table-cell>
          <table:table-cell office:value-type="float" office:value="176224454" table:style-name="ce23">
            <text:p>176,224,454</text:p>
          </table:table-cell>
          <table:table-cell office:value-type="float" office:value="85511467" table:style-name="ce23">
            <text:p>85,511,467</text:p>
          </table:table-cell>
          <table:table-cell office:value-type="float" office:value="1161859876" table:style-name="ce23">
            <text:p>1,161,859,876</text:p>
          </table:table-cell>
          <table:table-cell office:value-type="float" office:value="645358763" table:style-name="ce23">
            <text:p>645,358,763</text:p>
          </table:table-cell>
          <table:table-cell office:value-type="float" office:value="8080393" table:style-name="ce23">
            <text:p>8,080,393</text:p>
          </table:table-cell>
          <table:table-cell office:value-type="float" office:value="164757756" table:style-name="ce23">
            <text:p>164,757,756</text:p>
          </table:table-cell>
          <table:table-cell office:value-type="float" office:value="85511467" table:style-name="ce23">
            <text:p>85,511,467</text:p>
          </table:table-cell>
          <table:table-cell office:value-type="float" office:value="903708379" table:style-name="ce23">
            <text:p>903,708,379</text:p>
          </table:table-cell>
          <table:table-cell table:number-columns-repeated="16372"/>
        </table:table-row>
        <table:table-row table:style-name="ro2">
          <table:table-cell office:value-type="float" office:value="851" table:style-name="ce2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37874297" table:style-name="ce23">
            <text:p>137,874,297</text:p>
          </table:table-cell>
          <table:table-cell office:value-type="float" office:value="1019538" table:style-name="ce23">
            <text:p>1,019,538</text:p>
          </table:table-cell>
          <table:table-cell office:value-type="float" office:value="32331501" table:style-name="ce23">
            <text:p>32,331,501</text:p>
          </table:table-cell>
          <table:table-cell office:value-type="float" office:value="13942331" table:style-name="ce23">
            <text:p>13,942,331</text:p>
          </table:table-cell>
          <table:table-cell office:value-type="float" office:value="185167667" table:style-name="ce23">
            <text:p>185,167,667</text:p>
          </table:table-cell>
          <table:table-cell office:value-type="float" office:value="39187432" table:style-name="ce23">
            <text:p>39,187,432</text:p>
          </table:table-cell>
          <table:table-cell office:value-type="float" office:value="1019538" table:style-name="ce23">
            <text:p>1,019,538</text:p>
          </table:table-cell>
          <table:table-cell office:value-type="float" office:value="23874500" table:style-name="ce23">
            <text:p>23,874,500</text:p>
          </table:table-cell>
          <table:table-cell office:value-type="float" office:value="13942331" table:style-name="ce23">
            <text:p>13,942,331</text:p>
          </table:table-cell>
          <table:table-cell office:value-type="float" office:value="78023801" table:style-name="ce23">
            <text:p>78,023,801</text:p>
          </table:table-cell>
          <table:table-cell table:number-columns-repeated="16372"/>
        </table:table-row>
        <table:table-row table:style-name="ro2">
          <table:table-cell office:value-type="float" office:value="852" table:style-name="ce2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70091579" table:style-name="ce23">
            <text:p>170,091,579</text:p>
          </table:table-cell>
          <table:table-cell office:value-type="float" office:value="1743444" table:style-name="ce23">
            <text:p>1,743,444</text:p>
          </table:table-cell>
          <table:table-cell office:value-type="float" office:value="39195256" table:style-name="ce23">
            <text:p>39,195,256</text:p>
          </table:table-cell>
          <table:table-cell office:value-type="float" office:value="16454746" table:style-name="ce23">
            <text:p>16,454,746</text:p>
          </table:table-cell>
          <table:table-cell office:value-type="float" office:value="227485025" table:style-name="ce23">
            <text:p>227,485,025</text:p>
          </table:table-cell>
          <table:table-cell office:value-type="float" office:value="95376235" table:style-name="ce23">
            <text:p>95,376,235</text:p>
          </table:table-cell>
          <table:table-cell office:value-type="float" office:value="1743444" table:style-name="ce23">
            <text:p>1,743,444</text:p>
          </table:table-cell>
          <table:table-cell office:value-type="float" office:value="34004321" table:style-name="ce23">
            <text:p>34,004,321</text:p>
          </table:table-cell>
          <table:table-cell office:value-type="float" office:value="16454746" table:style-name="ce23">
            <text:p>16,454,746</text:p>
          </table:table-cell>
          <table:table-cell office:value-type="float" office:value="147578746" table:style-name="ce23">
            <text:p>147,578,746</text:p>
          </table:table-cell>
          <table:table-cell table:number-columns-repeated="16372"/>
        </table:table-row>
        <table:table-row table:style-name="ro2">
          <table:table-cell office:value-type="float" office:value="855" table:style-name="ce2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70742935" table:style-name="ce23">
            <text:p>470,742,935</text:p>
          </table:table-cell>
          <table:table-cell office:value-type="float" office:value="3781619" table:style-name="ce23">
            <text:p>3,781,619</text:p>
          </table:table-cell>
          <table:table-cell office:value-type="float" office:value="94628241" table:style-name="ce23">
            <text:p>94,628,241</text:p>
          </table:table-cell>
          <table:table-cell office:value-type="float" office:value="37264830" table:style-name="ce23">
            <text:p>37,264,830</text:p>
          </table:table-cell>
          <table:table-cell office:value-type="float" office:value="606417625" table:style-name="ce23">
            <text:p>606,417,625</text:p>
          </table:table-cell>
          <table:table-cell office:value-type="float" office:value="80369803" table:style-name="ce23">
            <text:p>80,369,803</text:p>
          </table:table-cell>
          <table:table-cell office:value-type="float" office:value="3781619" table:style-name="ce23">
            <text:p>3,781,619</text:p>
          </table:table-cell>
          <table:table-cell office:value-type="float" office:value="82361091" table:style-name="ce23">
            <text:p>82,361,091</text:p>
          </table:table-cell>
          <table:table-cell office:value-type="float" office:value="37264830" table:style-name="ce23">
            <text:p>37,264,830</text:p>
          </table:table-cell>
          <table:table-cell office:value-type="float" office:value="203777343" table:style-name="ce23">
            <text:p>203,777,343</text:p>
          </table:table-cell>
          <table:table-cell table:number-columns-repeated="16372"/>
        </table:table-row>
        <table:table-row table:style-name="ro2">
          <table:table-cell office:value-type="float" office:value="856" table:style-name="ce2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294216380" table:style-name="ce23">
            <text:p>294,216,380</text:p>
          </table:table-cell>
          <table:table-cell office:value-type="float" office:value="2164645" table:style-name="ce23">
            <text:p>2,164,645</text:p>
          </table:table-cell>
          <table:table-cell office:value-type="float" office:value="71499069" table:style-name="ce23">
            <text:p>71,499,069</text:p>
          </table:table-cell>
          <table:table-cell office:value-type="float" office:value="23852209" table:style-name="ce23">
            <text:p>23,852,209</text:p>
          </table:table-cell>
          <table:table-cell office:value-type="float" office:value="391732303" table:style-name="ce23">
            <text:p>391,732,303</text:p>
          </table:table-cell>
          <table:table-cell office:value-type="float" office:value="153178309" table:style-name="ce23">
            <text:p>153,178,309</text:p>
          </table:table-cell>
          <table:table-cell office:value-type="float" office:value="2164645" table:style-name="ce23">
            <text:p>2,164,645</text:p>
          </table:table-cell>
          <table:table-cell office:value-type="float" office:value="66557734" table:style-name="ce23">
            <text:p>66,557,734</text:p>
          </table:table-cell>
          <table:table-cell office:value-type="float" office:value="23852209" table:style-name="ce23">
            <text:p>23,852,209</text:p>
          </table:table-cell>
          <table:table-cell office:value-type="float" office:value="245752897" table:style-name="ce23">
            <text:p>245,752,897</text:p>
          </table:table-cell>
          <table:table-cell table:number-columns-repeated="16372"/>
        </table:table-row>
        <table:table-row table:style-name="ro2">
          <table:table-cell office:value-type="float" office:value="857" table:style-name="ce2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28366571" table:style-name="ce23">
            <text:p>28,366,571</text:p>
          </table:table-cell>
          <table:table-cell office:value-type="float" office:value="184078" table:style-name="ce23">
            <text:p>184,078</text:p>
          </table:table-cell>
          <table:table-cell office:value-type="float" office:value="5271671" table:style-name="ce23">
            <text:p>5,271,671</text:p>
          </table:table-cell>
          <table:table-cell office:value-type="float" office:value="1717778" table:style-name="ce23">
            <text:p>1,717,778</text:p>
          </table:table-cell>
          <table:table-cell office:value-type="float" office:value="35540098" table:style-name="ce23">
            <text:p>35,540,098</text:p>
          </table:table-cell>
          <table:table-cell office:value-type="float" office:value="2018456" table:style-name="ce23">
            <text:p>2,018,456</text:p>
          </table:table-cell>
          <table:table-cell office:value-type="float" office:value="184078" table:style-name="ce23">
            <text:p>184,078</text:p>
          </table:table-cell>
          <table:table-cell office:value-type="float" office:value="4961671" table:style-name="ce23">
            <text:p>4,961,671</text:p>
          </table:table-cell>
          <table:table-cell office:value-type="float" office:value="1717778" table:style-name="ce23">
            <text:p>1,717,778</text:p>
          </table:table-cell>
          <table:table-cell office:value-type="float" office:value="8881983" table:style-name="ce23">
            <text:p>8,881,983</text:p>
          </table:table-cell>
          <table:table-cell table:number-columns-repeated="16372"/>
        </table:table-row>
        <table:table-row table:style-name="ro2">
          <table:table-cell office:value-type="float" office:value="860" table:style-name="ce2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574626123" table:style-name="ce23">
            <text:p>574,626,123</text:p>
          </table:table-cell>
          <table:table-cell office:value-type="float" office:value="5580971" table:style-name="ce23">
            <text:p>5,580,971</text:p>
          </table:table-cell>
          <table:table-cell office:value-type="float" office:value="115000773" table:style-name="ce23">
            <text:p>115,000,773</text:p>
          </table:table-cell>
          <table:table-cell office:value-type="float" office:value="53412431" table:style-name="ce23">
            <text:p>53,412,431</text:p>
          </table:table-cell>
          <table:table-cell office:value-type="float" office:value="748620298" table:style-name="ce23">
            <text:p>748,620,298</text:p>
          </table:table-cell>
          <table:table-cell office:value-type="float" office:value="150169257" table:style-name="ce23">
            <text:p>150,169,257</text:p>
          </table:table-cell>
          <table:table-cell office:value-type="float" office:value="5580971" table:style-name="ce23">
            <text:p>5,580,971</text:p>
          </table:table-cell>
          <table:table-cell office:value-type="float" office:value="89963771" table:style-name="ce23">
            <text:p>89,963,771</text:p>
          </table:table-cell>
          <table:table-cell office:value-type="float" office:value="53412431" table:style-name="ce23">
            <text:p>53,412,431</text:p>
          </table:table-cell>
          <table:table-cell office:value-type="float" office:value="299126430" table:style-name="ce23">
            <text:p>299,126,430</text:p>
          </table:table-cell>
          <table:table-cell table:number-columns-repeated="16372"/>
        </table:table-row>
        <table:table-row table:style-name="ro2">
          <table:table-cell office:value-type="float" office:value="861" table:style-name="ce2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199461245" table:style-name="ce23">
            <text:p>199,461,245</text:p>
          </table:table-cell>
          <table:table-cell office:value-type="float" office:value="3512442" table:style-name="ce23">
            <text:p>3,512,442</text:p>
          </table:table-cell>
          <table:table-cell office:value-type="float" office:value="48172904" table:style-name="ce23">
            <text:p>48,172,904</text:p>
          </table:table-cell>
          <table:table-cell office:value-type="float" office:value="17839914" table:style-name="ce23">
            <text:p>17,839,914</text:p>
          </table:table-cell>
          <table:table-cell office:value-type="float" office:value="268986505" table:style-name="ce23">
            <text:p>268,986,505</text:p>
          </table:table-cell>
          <table:table-cell office:value-type="float" office:value="20797686" table:style-name="ce23">
            <text:p>20,797,686</text:p>
          </table:table-cell>
          <table:table-cell office:value-type="float" office:value="3512442" table:style-name="ce23">
            <text:p>3,512,442</text:p>
          </table:table-cell>
          <table:table-cell office:value-type="float" office:value="43525570" table:style-name="ce23">
            <text:p>43,525,570</text:p>
          </table:table-cell>
          <table:table-cell office:value-type="float" office:value="17839914" table:style-name="ce23">
            <text:p>17,839,914</text:p>
          </table:table-cell>
          <table:table-cell office:value-type="float" office:value="85675612" table:style-name="ce23">
            <text:p>85,675,612</text:p>
          </table:table-cell>
          <table:table-cell table:number-columns-repeated="16372"/>
        </table:table-row>
        <table:table-row table:style-name="ro2">
          <table:table-cell office:value-type="float" office:value="865" table:style-name="ce2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328593782" table:style-name="ce23">
            <text:p>328,593,782</text:p>
          </table:table-cell>
          <table:table-cell office:value-type="float" office:value="2604175" table:style-name="ce23">
            <text:p>2,604,175</text:p>
          </table:table-cell>
          <table:table-cell office:value-type="float" office:value="64643238" table:style-name="ce23">
            <text:p>64,643,238</text:p>
          </table:table-cell>
          <table:table-cell office:value-type="float" office:value="30866919" table:style-name="ce23">
            <text:p>30,866,919</text:p>
          </table:table-cell>
          <table:table-cell office:value-type="float" office:value="426708114" table:style-name="ce23">
            <text:p>426,708,114</text:p>
          </table:table-cell>
          <table:table-cell office:value-type="float" office:value="116415223" table:style-name="ce23">
            <text:p>116,415,223</text:p>
          </table:table-cell>
          <table:table-cell office:value-type="float" office:value="2604175" table:style-name="ce23">
            <text:p>2,604,175</text:p>
          </table:table-cell>
          <table:table-cell office:value-type="float" office:value="56315909" table:style-name="ce23">
            <text:p>56,315,909</text:p>
          </table:table-cell>
          <table:table-cell office:value-type="float" office:value="30866919" table:style-name="ce23">
            <text:p>30,866,919</text:p>
          </table:table-cell>
          <table:table-cell office:value-type="float" office:value="206202226" table:style-name="ce23">
            <text:p>206,202,226</text:p>
          </table:table-cell>
          <table:table-cell table:number-columns-repeated="16372"/>
        </table:table-row>
        <table:table-row table:style-name="ro2">
          <table:table-cell office:value-type="float" office:value="866" table:style-name="ce2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69295313" table:style-name="ce23">
            <text:p>169,295,313</text:p>
          </table:table-cell>
          <table:table-cell office:value-type="float" office:value="1185260" table:style-name="ce23">
            <text:p>1,185,260</text:p>
          </table:table-cell>
          <table:table-cell office:value-type="float" office:value="42473518" table:style-name="ce23">
            <text:p>42,473,518</text:p>
          </table:table-cell>
          <table:table-cell office:value-type="float" office:value="15846904" table:style-name="ce23">
            <text:p>15,846,904</text:p>
          </table:table-cell>
          <table:table-cell office:value-type="float" office:value="228800995" table:style-name="ce23">
            <text:p>228,800,995</text:p>
          </table:table-cell>
          <table:table-cell office:value-type="float" office:value="27099478" table:style-name="ce23">
            <text:p>27,099,478</text:p>
          </table:table-cell>
          <table:table-cell office:value-type="float" office:value="1185260" table:style-name="ce23">
            <text:p>1,185,260</text:p>
          </table:table-cell>
          <table:table-cell office:value-type="float" office:value="35003184" table:style-name="ce23">
            <text:p>35,003,184</text:p>
          </table:table-cell>
          <table:table-cell office:value-type="float" office:value="15846904" table:style-name="ce23">
            <text:p>15,846,904</text:p>
          </table:table-cell>
          <table:table-cell office:value-type="float" office:value="79134826" table:style-name="ce23">
            <text:p>79,134,826</text:p>
          </table:table-cell>
          <table:table-cell table:number-columns-repeated="16372"/>
        </table:table-row>
        <table:table-row table:style-name="ro2">
          <table:table-cell office:value-type="float" office:value="867" table:style-name="ce2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84434153" table:style-name="ce23">
            <text:p>84,434,153</text:p>
          </table:table-cell>
          <table:table-cell office:value-type="float" office:value="866589" table:style-name="ce23">
            <text:p>866,589</text:p>
          </table:table-cell>
          <table:table-cell office:value-type="float" office:value="21900801" table:style-name="ce23">
            <text:p>21,900,801</text:p>
          </table:table-cell>
          <table:table-cell office:value-type="float" office:value="8135420" table:style-name="ce23">
            <text:p>8,135,420</text:p>
          </table:table-cell>
          <table:table-cell office:value-type="float" office:value="115336963" table:style-name="ce23">
            <text:p>115,336,963</text:p>
          </table:table-cell>
          <table:table-cell office:value-type="float" office:value="45166361" table:style-name="ce23">
            <text:p>45,166,361</text:p>
          </table:table-cell>
          <table:table-cell office:value-type="float" office:value="866589" table:style-name="ce23">
            <text:p>866,589</text:p>
          </table:table-cell>
          <table:table-cell office:value-type="float" office:value="21639806" table:style-name="ce23">
            <text:p>21,639,806</text:p>
          </table:table-cell>
          <table:table-cell office:value-type="float" office:value="8135420" table:style-name="ce23">
            <text:p>8,135,420</text:p>
          </table:table-cell>
          <table:table-cell office:value-type="float" office:value="75808176" table:style-name="ce23">
            <text:p>75,808,176</text:p>
          </table:table-cell>
          <table:table-cell table:number-columns-repeated="16372"/>
        </table:table-row>
        <table:table-row table:style-name="ro2">
          <table:table-cell office:value-type="float" office:value="868" table:style-name="ce2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102297217" table:style-name="ce23">
            <text:p>102,297,217</text:p>
          </table:table-cell>
          <table:table-cell office:value-type="float" office:value="1035363" table:style-name="ce23">
            <text:p>1,035,363</text:p>
          </table:table-cell>
          <table:table-cell office:value-type="float" office:value="27433464" table:style-name="ce23">
            <text:p>27,433,464</text:p>
          </table:table-cell>
          <table:table-cell office:value-type="float" office:value="10271801" table:style-name="ce23">
            <text:p>10,271,801</text:p>
          </table:table-cell>
          <table:table-cell office:value-type="float" office:value="141037845" table:style-name="ce23">
            <text:p>141,037,845</text:p>
          </table:table-cell>
          <table:table-cell office:value-type="float" office:value="36035009" table:style-name="ce23">
            <text:p>36,035,009</text:p>
          </table:table-cell>
          <table:table-cell office:value-type="float" office:value="1035363" table:style-name="ce23">
            <text:p>1,035,363</text:p>
          </table:table-cell>
          <table:table-cell office:value-type="float" office:value="24393297" table:style-name="ce23">
            <text:p>24,393,297</text:p>
          </table:table-cell>
          <table:table-cell office:value-type="float" office:value="10271801" table:style-name="ce23">
            <text:p>10,271,801</text:p>
          </table:table-cell>
          <table:table-cell office:value-type="float" office:value="71735470" table:style-name="ce23">
            <text:p>71,735,470</text:p>
          </table:table-cell>
          <table:table-cell table:number-columns-repeated="16372"/>
        </table:table-row>
        <table:table-row table:style-name="ro2">
          <table:table-cell office:value-type="float" office:value="869" table:style-name="ce2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20066745" table:style-name="ce23">
            <text:p>120,066,745</text:p>
          </table:table-cell>
          <table:table-cell office:value-type="float" office:value="991948" table:style-name="ce23">
            <text:p>991,948</text:p>
          </table:table-cell>
          <table:table-cell office:value-type="float" office:value="26282076" table:style-name="ce23">
            <text:p>26,282,076</text:p>
          </table:table-cell>
          <table:table-cell office:value-type="float" office:value="10102281" table:style-name="ce23">
            <text:p>10,102,281</text:p>
          </table:table-cell>
          <table:table-cell office:value-type="float" office:value="157443050" table:style-name="ce23">
            <text:p>157,443,050</text:p>
          </table:table-cell>
          <table:table-cell office:value-type="float" office:value="73237543" table:style-name="ce23">
            <text:p>73,237,543</text:p>
          </table:table-cell>
          <table:table-cell office:value-type="float" office:value="991948" table:style-name="ce23">
            <text:p>991,948</text:p>
          </table:table-cell>
          <table:table-cell office:value-type="float" office:value="24680576" table:style-name="ce23">
            <text:p>24,680,576</text:p>
          </table:table-cell>
          <table:table-cell office:value-type="float" office:value="10102281" table:style-name="ce23">
            <text:p>10,102,281</text:p>
          </table:table-cell>
          <table:table-cell office:value-type="float" office:value="109012348" table:style-name="ce23">
            <text:p>109,012,348</text:p>
          </table:table-cell>
          <table:table-cell table:number-columns-repeated="16372"/>
        </table:table-row>
        <table:table-row table:style-name="ro2">
          <table:table-cell office:value-type="float" office:value="870" table:style-name="ce2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108373053" table:style-name="ce23">
            <text:p>108,373,053</text:p>
          </table:table-cell>
          <table:table-cell office:value-type="float" office:value="1134503" table:style-name="ce23">
            <text:p>1,134,503</text:p>
          </table:table-cell>
          <table:table-cell office:value-type="float" office:value="27662094" table:style-name="ce23">
            <text:p>27,662,094</text:p>
          </table:table-cell>
          <table:table-cell office:value-type="float" office:value="12272538" table:style-name="ce23">
            <text:p>12,272,538</text:p>
          </table:table-cell>
          <table:table-cell office:value-type="float" office:value="149442188" table:style-name="ce23">
            <text:p>149,442,188</text:p>
          </table:table-cell>
          <table:table-cell office:value-type="float" office:value="50037849" table:style-name="ce23">
            <text:p>50,037,849</text:p>
          </table:table-cell>
          <table:table-cell office:value-type="float" office:value="1134503" table:style-name="ce23">
            <text:p>1,134,503</text:p>
          </table:table-cell>
          <table:table-cell office:value-type="float" office:value="23392927" table:style-name="ce23">
            <text:p>23,392,927</text:p>
          </table:table-cell>
          <table:table-cell office:value-type="float" office:value="12272538" table:style-name="ce23">
            <text:p>12,272,538</text:p>
          </table:table-cell>
          <table:table-cell office:value-type="float" office:value="86837817" table:style-name="ce23">
            <text:p>86,837,817</text:p>
          </table:table-cell>
          <table:table-cell table:number-columns-repeated="16372"/>
        </table:table-row>
        <table:table-row table:style-name="ro2">
          <table:table-cell office:value-type="float" office:value="871" table:style-name="ce2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55285378" table:style-name="ce23">
            <text:p>155,285,378</text:p>
          </table:table-cell>
          <table:table-cell office:value-type="float" office:value="743175" table:style-name="ce23">
            <text:p>743,175</text:p>
          </table:table-cell>
          <table:table-cell office:value-type="float" office:value="31525941" table:style-name="ce23">
            <text:p>31,525,941</text:p>
          </table:table-cell>
          <table:table-cell office:value-type="float" office:value="14739620" table:style-name="ce23">
            <text:p>14,739,620</text:p>
          </table:table-cell>
          <table:table-cell office:value-type="float" office:value="202294114" table:style-name="ce23">
            <text:p>202,294,114</text:p>
          </table:table-cell>
          <table:table-cell office:value-type="float" office:value="38737024" table:style-name="ce23">
            <text:p>38,737,024</text:p>
          </table:table-cell>
          <table:table-cell office:value-type="float" office:value="743175" table:style-name="ce23">
            <text:p>743,175</text:p>
          </table:table-cell>
          <table:table-cell office:value-type="float" office:value="22940271" table:style-name="ce23">
            <text:p>22,940,271</text:p>
          </table:table-cell>
          <table:table-cell office:value-type="float" office:value="14739620" table:style-name="ce23">
            <text:p>14,739,620</text:p>
          </table:table-cell>
          <table:table-cell office:value-type="float" office:value="77160090" table:style-name="ce23">
            <text:p>77,160,090</text:p>
          </table:table-cell>
          <table:table-cell table:number-columns-repeated="16372"/>
        </table:table-row>
        <table:table-row table:style-name="ro2">
          <table:table-cell office:value-type="float" office:value="872" table:style-name="ce2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29842496" table:style-name="ce23">
            <text:p>129,842,496</text:p>
          </table:table-cell>
          <table:table-cell office:value-type="float" office:value="995275" table:style-name="ce23">
            <text:p>995,275</text:p>
          </table:table-cell>
          <table:table-cell office:value-type="float" office:value="25659791" table:style-name="ce23">
            <text:p>25,659,791</text:p>
          </table:table-cell>
          <table:table-cell office:value-type="float" office:value="11654377" table:style-name="ce23">
            <text:p>11,654,377</text:p>
          </table:table-cell>
          <table:table-cell office:value-type="float" office:value="168151939" table:style-name="ce23">
            <text:p>168,151,939</text:p>
          </table:table-cell>
          <table:table-cell office:value-type="float" office:value="47870874" table:style-name="ce23">
            <text:p>47,870,874</text:p>
          </table:table-cell>
          <table:table-cell office:value-type="float" office:value="995275" table:style-name="ce23">
            <text:p>995,275</text:p>
          </table:table-cell>
          <table:table-cell office:value-type="float" office:value="24555791" table:style-name="ce23">
            <text:p>24,555,791</text:p>
          </table:table-cell>
          <table:table-cell office:value-type="float" office:value="11654377" table:style-name="ce23">
            <text:p>11,654,377</text:p>
          </table:table-cell>
          <table:table-cell office:value-type="float" office:value="85076317" table:style-name="ce23">
            <text:p>85,076,317</text:p>
          </table:table-cell>
          <table:table-cell table:number-columns-repeated="16372"/>
        </table:table-row>
        <table:table-row table:style-name="ro2">
          <table:table-cell office:value-type="float" office:value="873" table:style-name="ce2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421716239" table:style-name="ce23">
            <text:p>421,716,239</text:p>
          </table:table-cell>
          <table:table-cell office:value-type="float" office:value="5922758" table:style-name="ce23">
            <text:p>5,922,758</text:p>
          </table:table-cell>
          <table:table-cell office:value-type="float" office:value="94359902" table:style-name="ce23">
            <text:p>94,359,902</text:p>
          </table:table-cell>
          <table:table-cell office:value-type="float" office:value="38453707" table:style-name="ce23">
            <text:p>38,453,707</text:p>
          </table:table-cell>
          <table:table-cell office:value-type="float" office:value="560452606" table:style-name="ce23">
            <text:p>560,452,606</text:p>
          </table:table-cell>
          <table:table-cell office:value-type="float" office:value="130288187" table:style-name="ce23">
            <text:p>130,288,187</text:p>
          </table:table-cell>
          <table:table-cell office:value-type="float" office:value="5922758" table:style-name="ce23">
            <text:p>5,922,758</text:p>
          </table:table-cell>
          <table:table-cell office:value-type="float" office:value="78369734" table:style-name="ce23">
            <text:p>78,369,734</text:p>
          </table:table-cell>
          <table:table-cell office:value-type="float" office:value="38453707" table:style-name="ce23">
            <text:p>38,453,707</text:p>
          </table:table-cell>
          <table:table-cell office:value-type="float" office:value="253034386" table:style-name="ce23">
            <text:p>253,034,386</text:p>
          </table:table-cell>
          <table:table-cell table:number-columns-repeated="16372"/>
        </table:table-row>
        <table:table-row table:style-name="ro2">
          <table:table-cell office:value-type="float" office:value="874" table:style-name="ce2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194260929" table:style-name="ce23">
            <text:p>194,260,929</text:p>
          </table:table-cell>
          <table:table-cell office:value-type="float" office:value="1589907" table:style-name="ce23">
            <text:p>1,589,907</text:p>
          </table:table-cell>
          <table:table-cell office:value-type="float" office:value="43061109" table:style-name="ce23">
            <text:p>43,061,109</text:p>
          </table:table-cell>
          <table:table-cell office:value-type="float" office:value="18085449" table:style-name="ce23">
            <text:p>18,085,449</text:p>
          </table:table-cell>
          <table:table-cell office:value-type="float" office:value="256997394" table:style-name="ce23">
            <text:p>256,997,394</text:p>
          </table:table-cell>
          <table:table-cell office:value-type="float" office:value="46665710" table:style-name="ce23">
            <text:p>46,665,710</text:p>
          </table:table-cell>
          <table:table-cell office:value-type="float" office:value="1589907" table:style-name="ce23">
            <text:p>1,589,907</text:p>
          </table:table-cell>
          <table:table-cell office:value-type="float" office:value="35876625" table:style-name="ce23">
            <text:p>35,876,625</text:p>
          </table:table-cell>
          <table:table-cell office:value-type="float" office:value="18085449" table:style-name="ce23">
            <text:p>18,085,449</text:p>
          </table:table-cell>
          <table:table-cell office:value-type="float" office:value="102217691" table:style-name="ce23">
            <text:p>102,217,691</text:p>
          </table:table-cell>
          <table:table-cell table:number-columns-repeated="16372"/>
        </table:table-row>
        <table:table-row table:style-name="ro2">
          <table:table-cell office:value-type="float" office:value="876" table:style-name="ce2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102178425" table:style-name="ce23">
            <text:p>102,178,425</text:p>
          </table:table-cell>
          <table:table-cell office:value-type="float" office:value="728189" table:style-name="ce23">
            <text:p>728,189</text:p>
          </table:table-cell>
          <table:table-cell office:value-type="float" office:value="23809485" table:style-name="ce23">
            <text:p>23,809,485</text:p>
          </table:table-cell>
          <table:table-cell office:value-type="float" office:value="9276678" table:style-name="ce23">
            <text:p>9,276,678</text:p>
          </table:table-cell>
          <table:table-cell office:value-type="float" office:value="135992777" table:style-name="ce23">
            <text:p>135,992,777</text:p>
          </table:table-cell>
          <table:table-cell office:value-type="float" office:value="52007326" table:style-name="ce23">
            <text:p>52,007,326</text:p>
          </table:table-cell>
          <table:table-cell office:value-type="float" office:value="728189" table:style-name="ce23">
            <text:p>728,189</text:p>
          </table:table-cell>
          <table:table-cell office:value-type="float" office:value="20664484" table:style-name="ce23">
            <text:p>20,664,484</text:p>
          </table:table-cell>
          <table:table-cell office:value-type="float" office:value="9276678" table:style-name="ce23">
            <text:p>9,276,678</text:p>
          </table:table-cell>
          <table:table-cell office:value-type="float" office:value="82676677" table:style-name="ce23">
            <text:p>82,676,677</text:p>
          </table:table-cell>
          <table:table-cell table:number-columns-repeated="16372"/>
        </table:table-row>
        <table:table-row table:style-name="ro2">
          <table:table-cell office:value-type="float" office:value="877" table:style-name="ce2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55701613" table:style-name="ce23">
            <text:p>155,701,613</text:p>
          </table:table-cell>
          <table:table-cell office:value-type="float" office:value="1029741" table:style-name="ce23">
            <text:p>1,029,741</text:p>
          </table:table-cell>
          <table:table-cell office:value-type="float" office:value="29334189" table:style-name="ce23">
            <text:p>29,334,189</text:p>
          </table:table-cell>
          <table:table-cell office:value-type="float" office:value="13683064" table:style-name="ce23">
            <text:p>13,683,064</text:p>
          </table:table-cell>
          <table:table-cell office:value-type="float" office:value="199748607" table:style-name="ce23">
            <text:p>199,748,607</text:p>
          </table:table-cell>
          <table:table-cell office:value-type="float" office:value="69535615" table:style-name="ce23">
            <text:p>69,535,615</text:p>
          </table:table-cell>
          <table:table-cell office:value-type="float" office:value="1029741" table:style-name="ce23">
            <text:p>1,029,741</text:p>
          </table:table-cell>
          <table:table-cell office:value-type="float" office:value="27227521" table:style-name="ce23">
            <text:p>27,227,521</text:p>
          </table:table-cell>
          <table:table-cell office:value-type="float" office:value="13683064" table:style-name="ce23">
            <text:p>13,683,064</text:p>
          </table:table-cell>
          <table:table-cell office:value-type="float" office:value="111475941" table:style-name="ce23">
            <text:p>111,475,941</text:p>
          </table:table-cell>
          <table:table-cell table:number-columns-repeated="16372"/>
        </table:table-row>
        <table:table-row table:style-name="ro2">
          <table:table-cell office:value-type="float" office:value="878" table:style-name="ce2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475210394" table:style-name="ce23">
            <text:p>475,210,394</text:p>
          </table:table-cell>
          <table:table-cell office:value-type="float" office:value="3720978" table:style-name="ce23">
            <text:p>3,720,978</text:p>
          </table:table-cell>
          <table:table-cell office:value-type="float" office:value="100501488" table:style-name="ce23">
            <text:p>100,501,488</text:p>
          </table:table-cell>
          <table:table-cell office:value-type="float" office:value="41254387" table:style-name="ce23">
            <text:p>41,254,387</text:p>
          </table:table-cell>
          <table:table-cell office:value-type="float" office:value="620687247" table:style-name="ce23">
            <text:p>620,687,247</text:p>
          </table:table-cell>
          <table:table-cell office:value-type="float" office:value="168228373" table:style-name="ce23">
            <text:p>168,228,373</text:p>
          </table:table-cell>
          <table:table-cell office:value-type="float" office:value="3720978" table:style-name="ce23">
            <text:p>3,720,978</text:p>
          </table:table-cell>
          <table:table-cell office:value-type="float" office:value="89661988" table:style-name="ce23">
            <text:p>89,661,988</text:p>
          </table:table-cell>
          <table:table-cell office:value-type="float" office:value="41254387" table:style-name="ce23">
            <text:p>41,254,387</text:p>
          </table:table-cell>
          <table:table-cell office:value-type="float" office:value="302865726" table:style-name="ce23">
            <text:p>302,865,726</text:p>
          </table:table-cell>
          <table:table-cell table:number-columns-repeated="16372"/>
        </table:table-row>
        <table:table-row table:style-name="ro2">
          <table:table-cell office:value-type="float" office:value="879" table:style-name="ce2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84549206" table:style-name="ce23">
            <text:p>184,549,206</text:p>
          </table:table-cell>
          <table:table-cell office:value-type="float" office:value="2631327" table:style-name="ce23">
            <text:p>2,631,327</text:p>
          </table:table-cell>
          <table:table-cell office:value-type="float" office:value="42476453" table:style-name="ce23">
            <text:p>42,476,453</text:p>
          </table:table-cell>
          <table:table-cell office:value-type="float" office:value="16108522" table:style-name="ce23">
            <text:p>16,108,522</text:p>
          </table:table-cell>
          <table:table-cell office:value-type="float" office:value="245765508" table:style-name="ce23">
            <text:p>245,765,508</text:p>
          </table:table-cell>
          <table:table-cell office:value-type="float" office:value="21775211" table:style-name="ce23">
            <text:p>21,775,211</text:p>
          </table:table-cell>
          <table:table-cell office:value-type="float" office:value="2631327" table:style-name="ce23">
            <text:p>2,631,327</text:p>
          </table:table-cell>
          <table:table-cell office:value-type="float" office:value="36173036" table:style-name="ce23">
            <text:p>36,173,036</text:p>
          </table:table-cell>
          <table:table-cell office:value-type="float" office:value="16108522" table:style-name="ce23">
            <text:p>16,108,522</text:p>
          </table:table-cell>
          <table:table-cell office:value-type="float" office:value="76688096" table:style-name="ce23">
            <text:p>76,688,096</text:p>
          </table:table-cell>
          <table:table-cell table:number-columns-repeated="16372"/>
        </table:table-row>
        <table:table-row table:style-name="ro2">
          <table:table-cell office:value-type="float" office:value="880" table:style-name="ce2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91847445" table:style-name="ce23">
            <text:p>91,847,445</text:p>
          </table:table-cell>
          <table:table-cell office:value-type="float" office:value="1089945" table:style-name="ce23">
            <text:p>1,089,945</text:p>
          </table:table-cell>
          <table:table-cell office:value-type="float" office:value="24402756" table:style-name="ce23">
            <text:p>24,402,756</text:p>
          </table:table-cell>
          <table:table-cell office:value-type="float" office:value="7312921" table:style-name="ce23">
            <text:p>7,312,921</text:p>
          </table:table-cell>
          <table:table-cell office:value-type="float" office:value="124653067" table:style-name="ce23">
            <text:p>124,653,067</text:p>
          </table:table-cell>
          <table:table-cell office:value-type="float" office:value="20086559" table:style-name="ce23">
            <text:p>20,086,559</text:p>
          </table:table-cell>
          <table:table-cell office:value-type="float" office:value="1089945" table:style-name="ce23">
            <text:p>1,089,945</text:p>
          </table:table-cell>
          <table:table-cell office:value-type="float" office:value="18567256" table:style-name="ce23">
            <text:p>18,567,256</text:p>
          </table:table-cell>
          <table:table-cell office:value-type="float" office:value="7312921" table:style-name="ce23">
            <text:p>7,312,921</text:p>
          </table:table-cell>
          <table:table-cell office:value-type="float" office:value="47056681" table:style-name="ce23">
            <text:p>47,056,681</text:p>
          </table:table-cell>
          <table:table-cell table:number-columns-repeated="16372"/>
        </table:table-row>
        <table:table-row table:style-name="ro2">
          <table:table-cell office:value-type="float" office:value="881" table:style-name="ce2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1026010640" table:style-name="ce23">
            <text:p>1,026,010,640</text:p>
          </table:table-cell>
          <table:table-cell office:value-type="float" office:value="11266420" table:style-name="ce23">
            <text:p>11,266,420</text:p>
          </table:table-cell>
          <table:table-cell office:value-type="float" office:value="203018887" table:style-name="ce23">
            <text:p>203,018,887</text:p>
          </table:table-cell>
          <table:table-cell office:value-type="float" office:value="92339370" table:style-name="ce23">
            <text:p>92,339,370</text:p>
          </table:table-cell>
          <table:table-cell office:value-type="float" office:value="1332635317" table:style-name="ce23">
            <text:p>1,332,635,317</text:p>
          </table:table-cell>
          <table:table-cell office:value-type="float" office:value="280320214" table:style-name="ce23">
            <text:p>280,320,214</text:p>
          </table:table-cell>
          <table:table-cell office:value-type="float" office:value="11266420" table:style-name="ce23">
            <text:p>11,266,420</text:p>
          </table:table-cell>
          <table:table-cell office:value-type="float" office:value="173177885" table:style-name="ce23">
            <text:p>173,177,885</text:p>
          </table:table-cell>
          <table:table-cell office:value-type="float" office:value="92339370" table:style-name="ce23">
            <text:p>92,339,370</text:p>
          </table:table-cell>
          <table:table-cell office:value-type="float" office:value="557103889" table:style-name="ce23">
            <text:p>557,103,889</text:p>
          </table:table-cell>
          <table:table-cell table:number-columns-repeated="16372"/>
        </table:table-row>
        <table:table-row table:style-name="ro2">
          <table:table-cell office:value-type="float" office:value="882" table:style-name="ce2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37815747" table:style-name="ce23">
            <text:p>137,815,747</text:p>
          </table:table-cell>
          <table:table-cell office:value-type="float" office:value="1441479" table:style-name="ce23">
            <text:p>1,441,479</text:p>
          </table:table-cell>
          <table:table-cell office:value-type="float" office:value="29268733" table:style-name="ce23">
            <text:p>29,268,733</text:p>
          </table:table-cell>
          <table:table-cell office:value-type="float" office:value="10382637" table:style-name="ce23">
            <text:p>10,382,637</text:p>
          </table:table-cell>
          <table:table-cell office:value-type="float" office:value="178908596" table:style-name="ce23">
            <text:p>178,908,596</text:p>
          </table:table-cell>
          <table:table-cell office:value-type="float" office:value="23802782" table:style-name="ce23">
            <text:p>23,802,782</text:p>
          </table:table-cell>
          <table:table-cell office:value-type="float" office:value="1441479" table:style-name="ce23">
            <text:p>1,441,479</text:p>
          </table:table-cell>
          <table:table-cell office:value-type="float" office:value="20932732" table:style-name="ce23">
            <text:p>20,932,732</text:p>
          </table:table-cell>
          <table:table-cell office:value-type="float" office:value="10382637" table:style-name="ce23">
            <text:p>10,382,637</text:p>
          </table:table-cell>
          <table:table-cell office:value-type="float" office:value="56559630" table:style-name="ce23">
            <text:p>56,559,630</text:p>
          </table:table-cell>
          <table:table-cell table:number-columns-repeated="16372"/>
        </table:table-row>
        <table:table-row table:style-name="ro2">
          <table:table-cell office:value-type="float" office:value="883" table:style-name="ce2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46519678" table:style-name="ce23">
            <text:p>146,519,678</text:p>
          </table:table-cell>
          <table:table-cell office:value-type="float" office:value="1687599" table:style-name="ce23">
            <text:p>1,687,599</text:p>
          </table:table-cell>
          <table:table-cell office:value-type="float" office:value="32661676" table:style-name="ce23">
            <text:p>32,661,676</text:p>
          </table:table-cell>
          <table:table-cell office:value-type="float" office:value="12880382" table:style-name="ce23">
            <text:p>12,880,382</text:p>
          </table:table-cell>
          <table:table-cell office:value-type="float" office:value="193749335" table:style-name="ce23">
            <text:p>193,749,335</text:p>
          </table:table-cell>
          <table:table-cell office:value-type="float" office:value="5558311" table:style-name="ce23">
            <text:p>5,558,311</text:p>
          </table:table-cell>
          <table:table-cell office:value-type="float" office:value="1687599" table:style-name="ce23">
            <text:p>1,687,599</text:p>
          </table:table-cell>
          <table:table-cell office:value-type="float" office:value="26161842" table:style-name="ce23">
            <text:p>26,161,842</text:p>
          </table:table-cell>
          <table:table-cell office:value-type="float" office:value="12880382" table:style-name="ce23">
            <text:p>12,880,382</text:p>
          </table:table-cell>
          <table:table-cell office:value-type="float" office:value="46288134" table:style-name="ce23">
            <text:p>46,288,134</text:p>
          </table:table-cell>
          <table:table-cell table:number-columns-repeated="16372"/>
        </table:table-row>
        <table:table-row table:style-name="ro2">
          <table:table-cell office:value-type="float" office:value="884" table:style-name="ce21">
            <text:p>884</text:p>
          </table:table-cell>
          <table:table-cell office:value-type="string" table:style-name="ce22">
            <text:p>Herefordshire, County of</text:p>
          </table:table-cell>
          <table:table-cell office:value-type="float" office:value="116505481" table:style-name="ce23">
            <text:p>116,505,481</text:p>
          </table:table-cell>
          <table:table-cell office:value-type="float" office:value="785535" table:style-name="ce23">
            <text:p>785,535</text:p>
          </table:table-cell>
          <table:table-cell office:value-type="float" office:value="23151024" table:style-name="ce23">
            <text:p>23,151,024</text:p>
          </table:table-cell>
          <table:table-cell office:value-type="float" office:value="10111043" table:style-name="ce23">
            <text:p>10,111,043</text:p>
          </table:table-cell>
          <table:table-cell office:value-type="float" office:value="150553083" table:style-name="ce23">
            <text:p>150,553,083</text:p>
          </table:table-cell>
          <table:table-cell office:value-type="float" office:value="63992127" table:style-name="ce23">
            <text:p>63,992,127</text:p>
          </table:table-cell>
          <table:table-cell office:value-type="float" office:value="785535" table:style-name="ce23">
            <text:p>785,535</text:p>
          </table:table-cell>
          <table:table-cell office:value-type="float" office:value="19956690" table:style-name="ce23">
            <text:p>19,956,690</text:p>
          </table:table-cell>
          <table:table-cell office:value-type="float" office:value="10111043" table:style-name="ce23">
            <text:p>10,111,043</text:p>
          </table:table-cell>
          <table:table-cell office:value-type="float" office:value="94845395" table:style-name="ce23">
            <text:p>94,845,395</text:p>
          </table:table-cell>
          <table:table-cell table:number-columns-repeated="16372"/>
        </table:table-row>
        <table:table-row table:style-name="ro2">
          <table:table-cell office:value-type="float" office:value="885" table:style-name="ce2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383356606" table:style-name="ce23">
            <text:p>383,356,606</text:p>
          </table:table-cell>
          <table:table-cell office:value-type="float" office:value="3324599" table:style-name="ce23">
            <text:p>3,324,599</text:p>
          </table:table-cell>
          <table:table-cell office:value-type="float" office:value="78187147" table:style-name="ce23">
            <text:p>78,187,147</text:p>
          </table:table-cell>
          <table:table-cell office:value-type="float" office:value="35418488" table:style-name="ce23">
            <text:p>35,418,488</text:p>
          </table:table-cell>
          <table:table-cell office:value-type="float" office:value="500286840" table:style-name="ce23">
            <text:p>500,286,840</text:p>
          </table:table-cell>
          <table:table-cell office:value-type="float" office:value="127358908" table:style-name="ce23">
            <text:p>127,358,908</text:p>
          </table:table-cell>
          <table:table-cell office:value-type="float" office:value="3324599" table:style-name="ce23">
            <text:p>3,324,599</text:p>
          </table:table-cell>
          <table:table-cell office:value-type="float" office:value="68404637" table:style-name="ce23">
            <text:p>68,404,637</text:p>
          </table:table-cell>
          <table:table-cell office:value-type="float" office:value="35418488" table:style-name="ce23">
            <text:p>35,418,488</text:p>
          </table:table-cell>
          <table:table-cell office:value-type="float" office:value="234506632" table:style-name="ce23">
            <text:p>234,506,632</text:p>
          </table:table-cell>
          <table:table-cell table:number-columns-repeated="16372"/>
        </table:table-row>
        <table:table-row table:style-name="ro2">
          <table:table-cell office:value-type="float" office:value="886" table:style-name="ce21">
            <text:p>886</text:p>
          </table:table-cell>
          <table:table-cell office:value-type="string" table:style-name="ce22">
            <text:p>Kent</text:p>
          </table:table-cell>
          <table:table-cell office:value-type="float" office:value="1129186223" table:style-name="ce23">
            <text:p>1,129,186,223</text:p>
          </table:table-cell>
          <table:table-cell office:value-type="float" office:value="11528891" table:style-name="ce23">
            <text:p>11,528,891</text:p>
          </table:table-cell>
          <table:table-cell office:value-type="float" office:value="282136146" table:style-name="ce23">
            <text:p>282,136,146</text:p>
          </table:table-cell>
          <table:table-cell office:value-type="float" office:value="92618773" table:style-name="ce23">
            <text:p>92,618,773</text:p>
          </table:table-cell>
          <table:table-cell office:value-type="float" office:value="1515470033" table:style-name="ce23">
            <text:p>1,515,470,033</text:p>
          </table:table-cell>
          <table:table-cell office:value-type="float" office:value="417025738" table:style-name="ce23">
            <text:p>417,025,738</text:p>
          </table:table-cell>
          <table:table-cell office:value-type="float" office:value="11528891" table:style-name="ce23">
            <text:p>11,528,891</text:p>
          </table:table-cell>
          <table:table-cell office:value-type="float" office:value="264612312" table:style-name="ce23">
            <text:p>264,612,312</text:p>
          </table:table-cell>
          <table:table-cell office:value-type="float" office:value="92618773" table:style-name="ce23">
            <text:p>92,618,773</text:p>
          </table:table-cell>
          <table:table-cell office:value-type="float" office:value="785785714" table:style-name="ce23">
            <text:p>785,785,714</text:p>
          </table:table-cell>
          <table:table-cell table:number-columns-repeated="16372"/>
        </table:table-row>
        <table:table-row table:style-name="ro2">
          <table:table-cell office:value-type="float" office:value="887" table:style-name="ce2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220245783" table:style-name="ce23">
            <text:p>220,245,783</text:p>
          </table:table-cell>
          <table:table-cell office:value-type="float" office:value="958342" table:style-name="ce23">
            <text:p>958,342</text:p>
          </table:table-cell>
          <table:table-cell office:value-type="float" office:value="51225727" table:style-name="ce23">
            <text:p>51,225,727</text:p>
          </table:table-cell>
          <table:table-cell office:value-type="float" office:value="18412071" table:style-name="ce23">
            <text:p>18,412,071</text:p>
          </table:table-cell>
          <table:table-cell office:value-type="float" office:value="290841923" table:style-name="ce23">
            <text:p>290,841,923</text:p>
          </table:table-cell>
          <table:table-cell office:value-type="float" office:value="43172045" table:style-name="ce23">
            <text:p>43,172,045</text:p>
          </table:table-cell>
          <table:table-cell office:value-type="float" office:value="958342" table:style-name="ce23">
            <text:p>958,342</text:p>
          </table:table-cell>
          <table:table-cell office:value-type="float" office:value="38233408" table:style-name="ce23">
            <text:p>38,233,408</text:p>
          </table:table-cell>
          <table:table-cell office:value-type="float" office:value="18412071" table:style-name="ce23">
            <text:p>18,412,071</text:p>
          </table:table-cell>
          <table:table-cell office:value-type="float" office:value="100775866" table:style-name="ce23">
            <text:p>100,775,866</text:p>
          </table:table-cell>
          <table:table-cell table:number-columns-repeated="16372"/>
        </table:table-row>
        <table:table-row table:style-name="ro2">
          <table:table-cell office:value-type="float" office:value="888" table:style-name="ce2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878278380" table:style-name="ce23">
            <text:p>878,278,380</text:p>
          </table:table-cell>
          <table:table-cell office:value-type="float" office:value="6838441" table:style-name="ce23">
            <text:p>6,838,441</text:p>
          </table:table-cell>
          <table:table-cell office:value-type="float" office:value="172960658" table:style-name="ce23">
            <text:p>172,960,658</text:p>
          </table:table-cell>
          <table:table-cell office:value-type="float" office:value="83008399" table:style-name="ce23">
            <text:p>83,008,399</text:p>
          </table:table-cell>
          <table:table-cell office:value-type="float" office:value="1141085878" table:style-name="ce23">
            <text:p>1,141,085,878</text:p>
          </table:table-cell>
          <table:table-cell office:value-type="float" office:value="657304651" table:style-name="ce23">
            <text:p>657,304,651</text:p>
          </table:table-cell>
          <table:table-cell office:value-type="float" office:value="6838441" table:style-name="ce23">
            <text:p>6,838,441</text:p>
          </table:table-cell>
          <table:table-cell office:value-type="float" office:value="163899157" table:style-name="ce23">
            <text:p>163,899,157</text:p>
          </table:table-cell>
          <table:table-cell office:value-type="float" office:value="83008399" table:style-name="ce23">
            <text:p>83,008,399</text:p>
          </table:table-cell>
          <table:table-cell office:value-type="float" office:value="911050648" table:style-name="ce23">
            <text:p>911,050,648</text:p>
          </table:table-cell>
          <table:table-cell table:number-columns-repeated="16372"/>
        </table:table-row>
        <table:table-row table:style-name="ro2">
          <table:table-cell office:value-type="float" office:value="889" table:style-name="ce2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42240944" table:style-name="ce23">
            <text:p>142,240,944</text:p>
          </table:table-cell>
          <table:table-cell office:value-type="float" office:value="1944741" table:style-name="ce23">
            <text:p>1,944,741</text:p>
          </table:table-cell>
          <table:table-cell office:value-type="float" office:value="29435557" table:style-name="ce23">
            <text:p>29,435,557</text:p>
          </table:table-cell>
          <table:table-cell office:value-type="float" office:value="11375714" table:style-name="ce23">
            <text:p>11,375,714</text:p>
          </table:table-cell>
          <table:table-cell office:value-type="float" office:value="184996956" table:style-name="ce23">
            <text:p>184,996,956</text:p>
          </table:table-cell>
          <table:table-cell office:value-type="float" office:value="72053755" table:style-name="ce23">
            <text:p>72,053,755</text:p>
          </table:table-cell>
          <table:table-cell office:value-type="float" office:value="1944741" table:style-name="ce23">
            <text:p>1,944,741</text:p>
          </table:table-cell>
          <table:table-cell office:value-type="float" office:value="27107557" table:style-name="ce23">
            <text:p>27,107,557</text:p>
          </table:table-cell>
          <table:table-cell office:value-type="float" office:value="11375714" table:style-name="ce23">
            <text:p>11,375,714</text:p>
          </table:table-cell>
          <table:table-cell office:value-type="float" office:value="112481767" table:style-name="ce23">
            <text:p>112,481,767</text:p>
          </table:table-cell>
          <table:table-cell table:number-columns-repeated="16372"/>
        </table:table-row>
        <table:table-row table:style-name="ro2">
          <table:table-cell office:value-type="float" office:value="890" table:style-name="ce2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98817997" table:style-name="ce23">
            <text:p>98,817,997</text:p>
          </table:table-cell>
          <table:table-cell office:value-type="float" office:value="1196124" table:style-name="ce23">
            <text:p>1,196,124</text:p>
          </table:table-cell>
          <table:table-cell office:value-type="float" office:value="29348644" table:style-name="ce23">
            <text:p>29,348,644</text:p>
          </table:table-cell>
          <table:table-cell office:value-type="float" office:value="8774815" table:style-name="ce23">
            <text:p>8,774,815</text:p>
          </table:table-cell>
          <table:table-cell office:value-type="float" office:value="138137580" table:style-name="ce23">
            <text:p>138,137,580</text:p>
          </table:table-cell>
          <table:table-cell office:value-type="float" office:value="20232096" table:style-name="ce23">
            <text:p>20,232,096</text:p>
          </table:table-cell>
          <table:table-cell office:value-type="float" office:value="1196124" table:style-name="ce23">
            <text:p>1,196,124</text:p>
          </table:table-cell>
          <table:table-cell office:value-type="float" office:value="24433643" table:style-name="ce23">
            <text:p>24,433,643</text:p>
          </table:table-cell>
          <table:table-cell office:value-type="float" office:value="8774815" table:style-name="ce23">
            <text:p>8,774,815</text:p>
          </table:table-cell>
          <table:table-cell office:value-type="float" office:value="54636678" table:style-name="ce23">
            <text:p>54,636,678</text:p>
          </table:table-cell>
          <table:table-cell table:number-columns-repeated="16372"/>
        </table:table-row>
        <table:table-row table:style-name="ro2">
          <table:table-cell office:value-type="float" office:value="891" table:style-name="ce2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581170896" table:style-name="ce23">
            <text:p>581,170,896</text:p>
          </table:table-cell>
          <table:table-cell office:value-type="float" office:value="5686049" table:style-name="ce23">
            <text:p>5,686,049</text:p>
          </table:table-cell>
          <table:table-cell office:value-type="float" office:value="102756623" table:style-name="ce23">
            <text:p>102,756,623</text:p>
          </table:table-cell>
          <table:table-cell office:value-type="float" office:value="51387418" table:style-name="ce23">
            <text:p>51,387,418</text:p>
          </table:table-cell>
          <table:table-cell office:value-type="float" office:value="741000986" table:style-name="ce23">
            <text:p>741,000,986</text:p>
          </table:table-cell>
          <table:table-cell office:value-type="float" office:value="175658292" table:style-name="ce23">
            <text:p>175,658,292</text:p>
          </table:table-cell>
          <table:table-cell office:value-type="float" office:value="5686049" table:style-name="ce23">
            <text:p>5,686,049</text:p>
          </table:table-cell>
          <table:table-cell office:value-type="float" office:value="97145955" table:style-name="ce23">
            <text:p>97,145,955</text:p>
          </table:table-cell>
          <table:table-cell office:value-type="float" office:value="51387418" table:style-name="ce23">
            <text:p>51,387,418</text:p>
          </table:table-cell>
          <table:table-cell office:value-type="float" office:value="329877714" table:style-name="ce23">
            <text:p>329,877,714</text:p>
          </table:table-cell>
          <table:table-cell table:number-columns-repeated="16372"/>
        </table:table-row>
        <table:table-row table:style-name="ro2">
          <table:table-cell office:value-type="float" office:value="892" table:style-name="ce2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46254152" table:style-name="ce23">
            <text:p>246,254,152</text:p>
          </table:table-cell>
          <table:table-cell office:value-type="float" office:value="4569516" table:style-name="ce23">
            <text:p>4,569,516</text:p>
          </table:table-cell>
          <table:table-cell office:value-type="float" office:value="52140715" table:style-name="ce23">
            <text:p>52,140,715</text:p>
          </table:table-cell>
          <table:table-cell office:value-type="float" office:value="21525632" table:style-name="ce23">
            <text:p>21,525,632</text:p>
          </table:table-cell>
          <table:table-cell office:value-type="float" office:value="324490015" table:style-name="ce23">
            <text:p>324,490,015</text:p>
          </table:table-cell>
          <table:table-cell office:value-type="float" office:value="56424581" table:style-name="ce23">
            <text:p>56,424,581</text:p>
          </table:table-cell>
          <table:table-cell office:value-type="float" office:value="4569516" table:style-name="ce23">
            <text:p>4,569,516</text:p>
          </table:table-cell>
          <table:table-cell office:value-type="float" office:value="46122713" table:style-name="ce23">
            <text:p>46,122,713</text:p>
          </table:table-cell>
          <table:table-cell office:value-type="float" office:value="21525632" table:style-name="ce23">
            <text:p>21,525,632</text:p>
          </table:table-cell>
          <table:table-cell office:value-type="float" office:value="128642442" table:style-name="ce23">
            <text:p>128,642,442</text:p>
          </table:table-cell>
          <table:table-cell table:number-columns-repeated="16372"/>
        </table:table-row>
        <table:table-row table:style-name="ro2">
          <table:table-cell office:value-type="float" office:value="893" table:style-name="ce2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189815356" table:style-name="ce23">
            <text:p>189,815,356</text:p>
          </table:table-cell>
          <table:table-cell office:value-type="float" office:value="2388190" table:style-name="ce23">
            <text:p>2,388,190</text:p>
          </table:table-cell>
          <table:table-cell office:value-type="float" office:value="35743359" table:style-name="ce23">
            <text:p>35,743,359</text:p>
          </table:table-cell>
          <table:table-cell office:value-type="float" office:value="17367865" table:style-name="ce23">
            <text:p>17,367,865</text:p>
          </table:table-cell>
          <table:table-cell office:value-type="float" office:value="245314770" table:style-name="ce23">
            <text:p>245,314,770</text:p>
          </table:table-cell>
          <table:table-cell office:value-type="float" office:value="61329533" table:style-name="ce23">
            <text:p>61,329,533</text:p>
          </table:table-cell>
          <table:table-cell office:value-type="float" office:value="2388190" table:style-name="ce23">
            <text:p>2,388,190</text:p>
          </table:table-cell>
          <table:table-cell office:value-type="float" office:value="29456192" table:style-name="ce23">
            <text:p>29,456,192</text:p>
          </table:table-cell>
          <table:table-cell office:value-type="float" office:value="17367865" table:style-name="ce23">
            <text:p>17,367,865</text:p>
          </table:table-cell>
          <table:table-cell office:value-type="float" office:value="110541780" table:style-name="ce23">
            <text:p>110,541,780</text:p>
          </table:table-cell>
          <table:table-cell table:number-columns-repeated="16372"/>
        </table:table-row>
        <table:table-row table:style-name="ro2">
          <table:table-cell office:value-type="float" office:value="894" table:style-name="ce2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42544192" table:style-name="ce23">
            <text:p>142,544,192</text:p>
          </table:table-cell>
          <table:table-cell office:value-type="float" office:value="1109532" table:style-name="ce23">
            <text:p>1,109,532</text:p>
          </table:table-cell>
          <table:table-cell office:value-type="float" office:value="31548522" table:style-name="ce23">
            <text:p>31,548,522</text:p>
          </table:table-cell>
          <table:table-cell office:value-type="float" office:value="12996839" table:style-name="ce23">
            <text:p>12,996,839</text:p>
          </table:table-cell>
          <table:table-cell office:value-type="float" office:value="188199085" table:style-name="ce23">
            <text:p>188,199,085</text:p>
          </table:table-cell>
          <table:table-cell office:value-type="float" office:value="67882296" table:style-name="ce23">
            <text:p>67,882,296</text:p>
          </table:table-cell>
          <table:table-cell office:value-type="float" office:value="1109532" table:style-name="ce23">
            <text:p>1,109,532</text:p>
          </table:table-cell>
          <table:table-cell office:value-type="float" office:value="29064522" table:style-name="ce23">
            <text:p>29,064,522</text:p>
          </table:table-cell>
          <table:table-cell office:value-type="float" office:value="12996839" table:style-name="ce23">
            <text:p>12,996,839</text:p>
          </table:table-cell>
          <table:table-cell office:value-type="float" office:value="111053189" table:style-name="ce23">
            <text:p>111,053,189</text:p>
          </table:table-cell>
          <table:table-cell table:number-columns-repeated="16372"/>
        </table:table-row>
        <table:table-row table:style-name="ro2">
          <table:table-cell office:value-type="float" office:value="895" table:style-name="ce2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54703118" table:style-name="ce23">
            <text:p>254,703,118</text:p>
          </table:table-cell>
          <table:table-cell office:value-type="float" office:value="2537729" table:style-name="ce23">
            <text:p>2,537,729</text:p>
          </table:table-cell>
          <table:table-cell office:value-type="float" office:value="50732217" table:style-name="ce23">
            <text:p>50,732,217</text:p>
          </table:table-cell>
          <table:table-cell office:value-type="float" office:value="23894103" table:style-name="ce23">
            <text:p>23,894,103</text:p>
          </table:table-cell>
          <table:table-cell office:value-type="float" office:value="331867167" table:style-name="ce23">
            <text:p>331,867,167</text:p>
          </table:table-cell>
          <table:table-cell office:value-type="float" office:value="72853323" table:style-name="ce23">
            <text:p>72,853,323</text:p>
          </table:table-cell>
          <table:table-cell office:value-type="float" office:value="2537729" table:style-name="ce23">
            <text:p>2,537,729</text:p>
          </table:table-cell>
          <table:table-cell office:value-type="float" office:value="43520715" table:style-name="ce23">
            <text:p>43,520,715</text:p>
          </table:table-cell>
          <table:table-cell office:value-type="float" office:value="23894103" table:style-name="ce23">
            <text:p>23,894,103</text:p>
          </table:table-cell>
          <table:table-cell office:value-type="float" office:value="142805870" table:style-name="ce23">
            <text:p>142,805,870</text:p>
          </table:table-cell>
          <table:table-cell table:number-columns-repeated="16372"/>
        </table:table-row>
        <table:table-row table:style-name="ro2">
          <table:table-cell office:value-type="float" office:value="896" table:style-name="ce2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38994809" table:style-name="ce23">
            <text:p>238,994,809</text:p>
          </table:table-cell>
          <table:table-cell office:value-type="float" office:value="2347291" table:style-name="ce23">
            <text:p>2,347,291</text:p>
          </table:table-cell>
          <table:table-cell office:value-type="float" office:value="51229992" table:style-name="ce23">
            <text:p>51,229,992</text:p>
          </table:table-cell>
          <table:table-cell office:value-type="float" office:value="21707197" table:style-name="ce23">
            <text:p>21,707,197</text:p>
          </table:table-cell>
          <table:table-cell office:value-type="float" office:value="314279289" table:style-name="ce23">
            <text:p>314,279,289</text:p>
          </table:table-cell>
          <table:table-cell office:value-type="float" office:value="153518800" table:style-name="ce23">
            <text:p>153,518,800</text:p>
          </table:table-cell>
          <table:table-cell office:value-type="float" office:value="2347291" table:style-name="ce23">
            <text:p>2,347,291</text:p>
          </table:table-cell>
          <table:table-cell office:value-type="float" office:value="48917490" table:style-name="ce23">
            <text:p>48,917,490</text:p>
          </table:table-cell>
          <table:table-cell office:value-type="float" office:value="21707197" table:style-name="ce23">
            <text:p>21,707,197</text:p>
          </table:table-cell>
          <table:table-cell office:value-type="float" office:value="226490778" table:style-name="ce23">
            <text:p>226,490,778</text:p>
          </table:table-cell>
          <table:table-cell table:number-columns-repeated="16372"/>
        </table:table-row>
        <table:table-row table:style-name="ro2">
          <table:table-cell office:value-type="float" office:value="908" table:style-name="ce2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68794518" table:style-name="ce23">
            <text:p>368,794,518</text:p>
          </table:table-cell>
          <table:table-cell office:value-type="float" office:value="3441115" table:style-name="ce23">
            <text:p>3,441,115</text:p>
          </table:table-cell>
          <table:table-cell office:value-type="float" office:value="67356640" table:style-name="ce23">
            <text:p>67,356,640</text:p>
          </table:table-cell>
          <table:table-cell office:value-type="float" office:value="29493048" table:style-name="ce23">
            <text:p>29,493,048</text:p>
          </table:table-cell>
          <table:table-cell office:value-type="float" office:value="469085321" table:style-name="ce23">
            <text:p>469,085,321</text:p>
          </table:table-cell>
          <table:table-cell office:value-type="float" office:value="75415049" table:style-name="ce23">
            <text:p>75,415,049</text:p>
          </table:table-cell>
          <table:table-cell office:value-type="float" office:value="3441115" table:style-name="ce23">
            <text:p>3,441,115</text:p>
          </table:table-cell>
          <table:table-cell office:value-type="float" office:value="54205453" table:style-name="ce23">
            <text:p>54,205,453</text:p>
          </table:table-cell>
          <table:table-cell office:value-type="float" office:value="29493048" table:style-name="ce23">
            <text:p>29,493,048</text:p>
          </table:table-cell>
          <table:table-cell office:value-type="float" office:value="162554665" table:style-name="ce23">
            <text:p>162,554,665</text:p>
          </table:table-cell>
          <table:table-cell table:number-columns-repeated="16372"/>
        </table:table-row>
        <table:table-row table:style-name="ro2">
          <table:table-cell office:value-type="float" office:value="909" table:style-name="ce21">
            <text:p>909</text:p>
          </table:table-cell>
          <table:table-cell office:value-type="string" table:style-name="ce22">
            <text:p>Cumbria</text:p>
          </table:table-cell>
          <table:table-cell office:value-type="float" office:value="337725348" table:style-name="ce23">
            <text:p>337,725,348</text:p>
          </table:table-cell>
          <table:table-cell office:value-type="float" office:value="3803992" table:style-name="ce23">
            <text:p>3,803,992</text:p>
          </table:table-cell>
          <table:table-cell office:value-type="float" office:value="60979351" table:style-name="ce23">
            <text:p>60,979,351</text:p>
          </table:table-cell>
          <table:table-cell office:value-type="float" office:value="28272100" table:style-name="ce23">
            <text:p>28,272,100</text:p>
          </table:table-cell>
          <table:table-cell office:value-type="float" office:value="430780791" table:style-name="ce23">
            <text:p>430,780,791</text:p>
          </table:table-cell>
          <table:table-cell office:value-type="float" office:value="191272163" table:style-name="ce23">
            <text:p>191,272,163</text:p>
          </table:table-cell>
          <table:table-cell office:value-type="float" office:value="3803992" table:style-name="ce23">
            <text:p>3,803,992</text:p>
          </table:table-cell>
          <table:table-cell office:value-type="float" office:value="56519375" table:style-name="ce23">
            <text:p>56,519,375</text:p>
          </table:table-cell>
          <table:table-cell office:value-type="float" office:value="28272100" table:style-name="ce23">
            <text:p>28,272,100</text:p>
          </table:table-cell>
          <table:table-cell office:value-type="float" office:value="279867630" table:style-name="ce23">
            <text:p>279,867,630</text:p>
          </table:table-cell>
          <table:table-cell table:number-columns-repeated="16372"/>
        </table:table-row>
        <table:table-row table:style-name="ro2">
          <table:table-cell office:value-type="float" office:value="916" table:style-name="ce2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428040334" table:style-name="ce23">
            <text:p>428,040,334</text:p>
          </table:table-cell>
          <table:table-cell office:value-type="float" office:value="2964217" table:style-name="ce23">
            <text:p>2,964,217</text:p>
          </table:table-cell>
          <table:table-cell office:value-type="float" office:value="84255991" table:style-name="ce23">
            <text:p>84,255,991</text:p>
          </table:table-cell>
          <table:table-cell office:value-type="float" office:value="35878909" table:style-name="ce23">
            <text:p>35,878,909</text:p>
          </table:table-cell>
          <table:table-cell office:value-type="float" office:value="551139451" table:style-name="ce23">
            <text:p>551,139,451</text:p>
          </table:table-cell>
          <table:table-cell office:value-type="float" office:value="188334991" table:style-name="ce23">
            <text:p>188,334,991</text:p>
          </table:table-cell>
          <table:table-cell office:value-type="float" office:value="2964217" table:style-name="ce23">
            <text:p>2,964,217</text:p>
          </table:table-cell>
          <table:table-cell office:value-type="float" office:value="74577156" table:style-name="ce23">
            <text:p>74,577,156</text:p>
          </table:table-cell>
          <table:table-cell office:value-type="float" office:value="35878909" table:style-name="ce23">
            <text:p>35,878,909</text:p>
          </table:table-cell>
          <table:table-cell office:value-type="float" office:value="301755273" table:style-name="ce23">
            <text:p>301,755,273</text:p>
          </table:table-cell>
          <table:table-cell table:number-columns-repeated="16372"/>
        </table:table-row>
        <table:table-row table:style-name="ro2">
          <table:table-cell office:value-type="float" office:value="919" table:style-name="ce2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892770750" table:style-name="ce23">
            <text:p>892,770,750</text:p>
          </table:table-cell>
          <table:table-cell office:value-type="float" office:value="6697453" table:style-name="ce23">
            <text:p>6,697,453</text:p>
          </table:table-cell>
          <table:table-cell office:value-type="float" office:value="164769479" table:style-name="ce23">
            <text:p>164,769,479</text:p>
          </table:table-cell>
          <table:table-cell office:value-type="float" office:value="95081273" table:style-name="ce23">
            <text:p>95,081,273</text:p>
          </table:table-cell>
          <table:table-cell office:value-type="float" office:value="1159318955" table:style-name="ce23">
            <text:p>1,159,318,955</text:p>
          </table:table-cell>
          <table:table-cell office:value-type="float" office:value="410402242" table:style-name="ce23">
            <text:p>410,402,242</text:p>
          </table:table-cell>
          <table:table-cell office:value-type="float" office:value="6697453" table:style-name="ce23">
            <text:p>6,697,453</text:p>
          </table:table-cell>
          <table:table-cell office:value-type="float" office:value="152101654" table:style-name="ce23">
            <text:p>152,101,654</text:p>
          </table:table-cell>
          <table:table-cell office:value-type="float" office:value="95081273" table:style-name="ce23">
            <text:p>95,081,273</text:p>
          </table:table-cell>
          <table:table-cell office:value-type="float" office:value="664282622" table:style-name="ce23">
            <text:p>664,282,622</text:p>
          </table:table-cell>
          <table:table-cell table:number-columns-repeated="16372"/>
        </table:table-row>
        <table:table-row table:style-name="ro2">
          <table:table-cell office:value-type="float" office:value="921" table:style-name="ce2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80901375" table:style-name="ce23">
            <text:p>80,901,375</text:p>
          </table:table-cell>
          <table:table-cell office:value-type="float" office:value="593377" table:style-name="ce23">
            <text:p>593,377</text:p>
          </table:table-cell>
          <table:table-cell office:value-type="float" office:value="19913610" table:style-name="ce23">
            <text:p>19,913,610</text:p>
          </table:table-cell>
          <table:table-cell office:value-type="float" office:value="6534009" table:style-name="ce23">
            <text:p>6,534,009</text:p>
          </table:table-cell>
          <table:table-cell office:value-type="float" office:value="107942371" table:style-name="ce23">
            <text:p>107,942,371</text:p>
          </table:table-cell>
          <table:table-cell office:value-type="float" office:value="57144172" table:style-name="ce23">
            <text:p>57,144,172</text:p>
          </table:table-cell>
          <table:table-cell office:value-type="float" office:value="593377" table:style-name="ce23">
            <text:p>593,377</text:p>
          </table:table-cell>
          <table:table-cell office:value-type="float" office:value="18893610" table:style-name="ce23">
            <text:p>18,893,610</text:p>
          </table:table-cell>
          <table:table-cell office:value-type="float" office:value="6534009" table:style-name="ce23">
            <text:p>6,534,009</text:p>
          </table:table-cell>
          <table:table-cell office:value-type="float" office:value="83165168" table:style-name="ce23">
            <text:p>83,165,168</text:p>
          </table:table-cell>
          <table:table-cell table:number-columns-repeated="16372"/>
        </table:table-row>
        <table:table-row table:style-name="ro2">
          <table:table-cell office:value-type="float" office:value="925" table:style-name="ce2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518089518" table:style-name="ce23">
            <text:p>518,089,518</text:p>
          </table:table-cell>
          <table:table-cell office:value-type="float" office:value="4949769" table:style-name="ce23">
            <text:p>4,949,769</text:p>
          </table:table-cell>
          <table:table-cell office:value-type="float" office:value="115336230" table:style-name="ce23">
            <text:p>115,336,230</text:p>
          </table:table-cell>
          <table:table-cell office:value-type="float" office:value="41490627" table:style-name="ce23">
            <text:p>41,490,627</text:p>
          </table:table-cell>
          <table:table-cell office:value-type="float" office:value="679866144" table:style-name="ce23">
            <text:p>679,866,144</text:p>
          </table:table-cell>
          <table:table-cell office:value-type="float" office:value="140743631" table:style-name="ce23">
            <text:p>140,743,631</text:p>
          </table:table-cell>
          <table:table-cell office:value-type="float" office:value="4949769" table:style-name="ce23">
            <text:p>4,949,769</text:p>
          </table:table-cell>
          <table:table-cell office:value-type="float" office:value="97205729" table:style-name="ce23">
            <text:p>97,205,729</text:p>
          </table:table-cell>
          <table:table-cell office:value-type="float" office:value="41490627" table:style-name="ce23">
            <text:p>41,490,627</text:p>
          </table:table-cell>
          <table:table-cell office:value-type="float" office:value="284389756" table:style-name="ce23">
            <text:p>284,389,756</text:p>
          </table:table-cell>
          <table:table-cell table:number-columns-repeated="16372"/>
        </table:table-row>
        <table:table-row table:style-name="ro2">
          <table:table-cell office:value-type="float" office:value="926" table:style-name="ce2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568631248" table:style-name="ce23">
            <text:p>568,631,248</text:p>
          </table:table-cell>
          <table:table-cell office:value-type="float" office:value="3964558" table:style-name="ce23">
            <text:p>3,964,558</text:p>
          </table:table-cell>
          <table:table-cell office:value-type="float" office:value="120587891" table:style-name="ce23">
            <text:p>120,587,891</text:p>
          </table:table-cell>
          <table:table-cell office:value-type="float" office:value="44593925" table:style-name="ce23">
            <text:p>44,593,925</text:p>
          </table:table-cell>
          <table:table-cell office:value-type="float" office:value="737777622" table:style-name="ce23">
            <text:p>737,777,622</text:p>
          </table:table-cell>
          <table:table-cell office:value-type="float" office:value="162728582" table:style-name="ce23">
            <text:p>162,728,582</text:p>
          </table:table-cell>
          <table:table-cell office:value-type="float" office:value="3964558" table:style-name="ce23">
            <text:p>3,964,558</text:p>
          </table:table-cell>
          <table:table-cell office:value-type="float" office:value="106135388" table:style-name="ce23">
            <text:p>106,135,388</text:p>
          </table:table-cell>
          <table:table-cell office:value-type="float" office:value="44593925" table:style-name="ce23">
            <text:p>44,593,925</text:p>
          </table:table-cell>
          <table:table-cell office:value-type="float" office:value="317422453" table:style-name="ce23">
            <text:p>317,422,453</text:p>
          </table:table-cell>
          <table:table-cell table:number-columns-repeated="16372"/>
        </table:table-row>
        <table:table-row table:style-name="ro2">
          <table:table-cell office:value-type="float" office:value="929" table:style-name="ce2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208482884" table:style-name="ce23">
            <text:p>208,482,884</text:p>
          </table:table-cell>
          <table:table-cell office:value-type="float" office:value="2454271" table:style-name="ce23">
            <text:p>2,454,271</text:p>
          </table:table-cell>
          <table:table-cell office:value-type="float" office:value="46432252" table:style-name="ce23">
            <text:p>46,432,252</text:p>
          </table:table-cell>
          <table:table-cell office:value-type="float" office:value="18254002" table:style-name="ce23">
            <text:p>18,254,002</text:p>
          </table:table-cell>
          <table:table-cell office:value-type="float" office:value="275623409" table:style-name="ce23">
            <text:p>275,623,409</text:p>
          </table:table-cell>
          <table:table-cell office:value-type="float" office:value="86453987" table:style-name="ce23">
            <text:p>86,453,987</text:p>
          </table:table-cell>
          <table:table-cell office:value-type="float" office:value="2454271" table:style-name="ce23">
            <text:p>2,454,271</text:p>
          </table:table-cell>
          <table:table-cell office:value-type="float" office:value="43669251" table:style-name="ce23">
            <text:p>43,669,251</text:p>
          </table:table-cell>
          <table:table-cell office:value-type="float" office:value="18254002" table:style-name="ce23">
            <text:p>18,254,002</text:p>
          </table:table-cell>
          <table:table-cell office:value-type="float" office:value="150831511" table:style-name="ce23">
            <text:p>150,831,511</text:p>
          </table:table-cell>
          <table:table-cell table:number-columns-repeated="16372"/>
        </table:table-row>
        <table:table-row table:style-name="ro2">
          <table:table-cell office:value-type="float" office:value="931" table:style-name="ce2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446729611" table:style-name="ce23">
            <text:p>446,729,611</text:p>
          </table:table-cell>
          <table:table-cell office:value-type="float" office:value="4819905" table:style-name="ce23">
            <text:p>4,819,905</text:p>
          </table:table-cell>
          <table:table-cell office:value-type="float" office:value="92783552" table:style-name="ce23">
            <text:p>92,783,552</text:p>
          </table:table-cell>
          <table:table-cell office:value-type="float" office:value="41262915" table:style-name="ce23">
            <text:p>41,262,915</text:p>
          </table:table-cell>
          <table:table-cell office:value-type="float" office:value="585595983" table:style-name="ce23">
            <text:p>585,595,983</text:p>
          </table:table-cell>
          <table:table-cell office:value-type="float" office:value="127017312" table:style-name="ce23">
            <text:p>127,017,312</text:p>
          </table:table-cell>
          <table:table-cell office:value-type="float" office:value="4819905" table:style-name="ce23">
            <text:p>4,819,905</text:p>
          </table:table-cell>
          <table:table-cell office:value-type="float" office:value="75275883" table:style-name="ce23">
            <text:p>75,275,883</text:p>
          </table:table-cell>
          <table:table-cell office:value-type="float" office:value="41262915" table:style-name="ce23">
            <text:p>41,262,915</text:p>
          </table:table-cell>
          <table:table-cell office:value-type="float" office:value="248376015" table:style-name="ce23">
            <text:p>248,376,015</text:p>
          </table:table-cell>
          <table:table-cell table:number-columns-repeated="16372"/>
        </table:table-row>
        <table:table-row table:style-name="ro2">
          <table:table-cell office:value-type="float" office:value="933" table:style-name="ce2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51265571" table:style-name="ce23">
            <text:p>351,265,571</text:p>
          </table:table-cell>
          <table:table-cell office:value-type="float" office:value="5583027" table:style-name="ce23">
            <text:p>5,583,027</text:p>
          </table:table-cell>
          <table:table-cell office:value-type="float" office:value="75423232" table:style-name="ce23">
            <text:p>75,423,232</text:p>
          </table:table-cell>
          <table:table-cell office:value-type="float" office:value="29119593" table:style-name="ce23">
            <text:p>29,119,593</text:p>
          </table:table-cell>
          <table:table-cell office:value-type="float" office:value="461391423" table:style-name="ce23">
            <text:p>461,391,423</text:p>
          </table:table-cell>
          <table:table-cell office:value-type="float" office:value="124270861" table:style-name="ce23">
            <text:p>124,270,861</text:p>
          </table:table-cell>
          <table:table-cell office:value-type="float" office:value="5583027" table:style-name="ce23">
            <text:p>5,583,027</text:p>
          </table:table-cell>
          <table:table-cell office:value-type="float" office:value="66515564" table:style-name="ce23">
            <text:p>66,515,564</text:p>
          </table:table-cell>
          <table:table-cell office:value-type="float" office:value="29119593" table:style-name="ce23">
            <text:p>29,119,593</text:p>
          </table:table-cell>
          <table:table-cell office:value-type="float" office:value="225489045" table:style-name="ce23">
            <text:p>225,489,045</text:p>
          </table:table-cell>
          <table:table-cell table:number-columns-repeated="16372"/>
        </table:table-row>
        <table:table-row table:style-name="ro2">
          <table:table-cell office:value-type="float" office:value="935" table:style-name="ce2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482526586" table:style-name="ce23">
            <text:p>482,526,586</text:p>
          </table:table-cell>
          <table:table-cell office:value-type="float" office:value="5992219" table:style-name="ce23">
            <text:p>5,992,219</text:p>
          </table:table-cell>
          <table:table-cell office:value-type="float" office:value="96663336" table:style-name="ce23">
            <text:p>96,663,336</text:p>
          </table:table-cell>
          <table:table-cell office:value-type="float" office:value="38696120" table:style-name="ce23">
            <text:p>38,696,120</text:p>
          </table:table-cell>
          <table:table-cell office:value-type="float" office:value="623878261" table:style-name="ce23">
            <text:p>623,878,261</text:p>
          </table:table-cell>
          <table:table-cell office:value-type="float" office:value="115113507" table:style-name="ce23">
            <text:p>115,113,507</text:p>
          </table:table-cell>
          <table:table-cell office:value-type="float" office:value="5992219" table:style-name="ce23">
            <text:p>5,992,219</text:p>
          </table:table-cell>
          <table:table-cell office:value-type="float" office:value="73911668" table:style-name="ce23">
            <text:p>73,911,668</text:p>
          </table:table-cell>
          <table:table-cell office:value-type="float" office:value="38696120" table:style-name="ce23">
            <text:p>38,696,120</text:p>
          </table:table-cell>
          <table:table-cell office:value-type="float" office:value="233713514" table:style-name="ce23">
            <text:p>233,713,514</text:p>
          </table:table-cell>
          <table:table-cell table:number-columns-repeated="16372"/>
        </table:table-row>
        <table:table-row table:style-name="ro2">
          <table:table-cell office:value-type="float" office:value="936" table:style-name="ce2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745810724" table:style-name="ce23">
            <text:p>745,810,724</text:p>
          </table:table-cell>
          <table:table-cell office:value-type="float" office:value="6428657" table:style-name="ce23">
            <text:p>6,428,657</text:p>
          </table:table-cell>
          <table:table-cell office:value-type="float" office:value="199404884" table:style-name="ce23">
            <text:p>199,404,884</text:p>
          </table:table-cell>
          <table:table-cell office:value-type="float" office:value="79520013" table:style-name="ce23">
            <text:p>79,520,013</text:p>
          </table:table-cell>
          <table:table-cell office:value-type="float" office:value="1031164278" table:style-name="ce23">
            <text:p>1,031,164,278</text:p>
          </table:table-cell>
          <table:table-cell office:value-type="float" office:value="276289703" table:style-name="ce23">
            <text:p>276,289,703</text:p>
          </table:table-cell>
          <table:table-cell office:value-type="float" office:value="6428657" table:style-name="ce23">
            <text:p>6,428,657</text:p>
          </table:table-cell>
          <table:table-cell office:value-type="float" office:value="177412706" table:style-name="ce23">
            <text:p>177,412,706</text:p>
          </table:table-cell>
          <table:table-cell office:value-type="float" office:value="79520013" table:style-name="ce23">
            <text:p>79,520,013</text:p>
          </table:table-cell>
          <table:table-cell office:value-type="float" office:value="539651079" table:style-name="ce23">
            <text:p>539,651,079</text:p>
          </table:table-cell>
          <table:table-cell table:number-columns-repeated="16372"/>
        </table:table-row>
        <table:table-row table:style-name="ro2">
          <table:table-cell office:value-type="float" office:value="937" table:style-name="ce2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397751614" table:style-name="ce23">
            <text:p>397,751,614</text:p>
          </table:table-cell>
          <table:table-cell office:value-type="float" office:value="4128387" table:style-name="ce23">
            <text:p>4,128,387</text:p>
          </table:table-cell>
          <table:table-cell office:value-type="float" office:value="86030684" table:style-name="ce23">
            <text:p>86,030,684</text:p>
          </table:table-cell>
          <table:table-cell office:value-type="float" office:value="35742343" table:style-name="ce23">
            <text:p>35,742,343</text:p>
          </table:table-cell>
          <table:table-cell office:value-type="float" office:value="523653028" table:style-name="ce23">
            <text:p>523,653,028</text:p>
          </table:table-cell>
          <table:table-cell office:value-type="float" office:value="136276922" table:style-name="ce23">
            <text:p>136,276,922</text:p>
          </table:table-cell>
          <table:table-cell office:value-type="float" office:value="4128387" table:style-name="ce23">
            <text:p>4,128,387</text:p>
          </table:table-cell>
          <table:table-cell office:value-type="float" office:value="70544516" table:style-name="ce23">
            <text:p>70,544,516</text:p>
          </table:table-cell>
          <table:table-cell office:value-type="float" office:value="35742343" table:style-name="ce23">
            <text:p>35,742,343</text:p>
          </table:table-cell>
          <table:table-cell office:value-type="float" office:value="246692168" table:style-name="ce23">
            <text:p>246,692,168</text:p>
          </table:table-cell>
          <table:table-cell table:number-columns-repeated="16372"/>
        </table:table-row>
        <table:table-row table:style-name="ro2">
          <table:table-cell office:value-type="float" office:value="938" table:style-name="ce2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553984085" table:style-name="ce23">
            <text:p>553,984,085</text:p>
          </table:table-cell>
          <table:table-cell office:value-type="float" office:value="6757326" table:style-name="ce23">
            <text:p>6,757,326</text:p>
          </table:table-cell>
          <table:table-cell office:value-type="float" office:value="112051704" table:style-name="ce23">
            <text:p>112,051,704</text:p>
          </table:table-cell>
          <table:table-cell office:value-type="float" office:value="54321210" table:style-name="ce23">
            <text:p>54,321,210</text:p>
          </table:table-cell>
          <table:table-cell office:value-type="float" office:value="727114325" table:style-name="ce23">
            <text:p>727,114,325</text:p>
          </table:table-cell>
          <table:table-cell office:value-type="float" office:value="317229012" table:style-name="ce23">
            <text:p>317,229,012</text:p>
          </table:table-cell>
          <table:table-cell office:value-type="float" office:value="6757326" table:style-name="ce23">
            <text:p>6,757,326</text:p>
          </table:table-cell>
          <table:table-cell office:value-type="float" office:value="108394203" table:style-name="ce23">
            <text:p>108,394,203</text:p>
          </table:table-cell>
          <table:table-cell office:value-type="float" office:value="54321210" table:style-name="ce23">
            <text:p>54,321,210</text:p>
          </table:table-cell>
          <table:table-cell office:value-type="float" office:value="486701751" table:style-name="ce23">
            <text:p>486,701,751</text:p>
          </table:table-cell>
          <table:table-cell table:number-columns-repeated="16372"/>
        </table:table-row>
        <table:table-row table:style-name="ro2">
          <table:table-cell office:value-type="float" office:value="940" table:style-name="ce21">
            <text:p>940</text:p>
          </table:table-cell>
          <table:table-cell office:value-type="string" table:style-name="ce22">
            <text:p>North Northamptonshire</text:p>
          </table:table-cell>
          <table:table-cell office:value-type="float" office:value="254876162" table:style-name="ce23">
            <text:p>254,876,162</text:p>
          </table:table-cell>
          <table:table-cell office:value-type="float" office:value="3567298" table:style-name="ce23">
            <text:p>3,567,298</text:p>
          </table:table-cell>
          <table:table-cell office:value-type="float" office:value="52370722" table:style-name="ce23">
            <text:p>52,370,722</text:p>
          </table:table-cell>
          <table:table-cell office:value-type="float" office:value="22271483" table:style-name="ce23">
            <text:p>22,271,483</text:p>
          </table:table-cell>
          <table:table-cell office:value-type="float" office:value="333085665" table:style-name="ce23">
            <text:p>333,085,665</text:p>
          </table:table-cell>
          <table:table-cell office:value-type="float" office:value="46944127" table:style-name="ce23">
            <text:p>46,944,127</text:p>
          </table:table-cell>
          <table:table-cell office:value-type="float" office:value="3567298" table:style-name="ce23">
            <text:p>3,567,298</text:p>
          </table:table-cell>
          <table:table-cell office:value-type="float" office:value="41909053" table:style-name="ce23">
            <text:p>41,909,053</text:p>
          </table:table-cell>
          <table:table-cell office:value-type="float" office:value="22271483" table:style-name="ce23">
            <text:p>22,271,483</text:p>
          </table:table-cell>
          <table:table-cell office:value-type="float" office:value="114691961" table:style-name="ce23">
            <text:p>114,691,961</text:p>
          </table:table-cell>
          <table:table-cell table:number-columns-repeated="16372"/>
        </table:table-row>
        <table:table-row table:style-name="ro2">
          <table:table-cell office:value-type="float" office:value="941" table:style-name="ce21">
            <text:p>941</text:p>
          </table:table-cell>
          <table:table-cell office:value-type="string" table:style-name="ce22">
            <text:p>West Northamptonshire</text:p>
          </table:table-cell>
          <table:table-cell office:value-type="float" office:value="311739324" table:style-name="ce23">
            <text:p>311,739,324</text:p>
          </table:table-cell>
          <table:table-cell office:value-type="float" office:value="4273043" table:style-name="ce23">
            <text:p>4,273,043</text:p>
          </table:table-cell>
          <table:table-cell office:value-type="float" office:value="61123544" table:style-name="ce23">
            <text:p>61,123,544</text:p>
          </table:table-cell>
          <table:table-cell office:value-type="float" office:value="26572482" table:style-name="ce23">
            <text:p>26,572,482</text:p>
          </table:table-cell>
          <table:table-cell office:value-type="float" office:value="403708393" table:style-name="ce23">
            <text:p>403,708,393</text:p>
          </table:table-cell>
          <table:table-cell office:value-type="float" office:value="65554811" table:style-name="ce23">
            <text:p>65,554,811</text:p>
          </table:table-cell>
          <table:table-cell office:value-type="float" office:value="4273043" table:style-name="ce23">
            <text:p>4,273,043</text:p>
          </table:table-cell>
          <table:table-cell office:value-type="float" office:value="45116974" table:style-name="ce23">
            <text:p>45,116,974</text:p>
          </table:table-cell>
          <table:table-cell office:value-type="float" office:value="26572482" table:style-name="ce23">
            <text:p>26,572,482</text:p>
          </table:table-cell>
          <table:table-cell office:value-type="float" office:value="141517310" table:style-name="ce23">
            <text:p>141,517,31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840826174" table:style-name="ce23">
            <text:p>6,840,826,174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755306950" table:style-name="ce23">
            <text:p>1,755,306,950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9366786800" table:style-name="ce23">
            <text:p>9,366,786,800</text:p>
          </table:table-cell>
          <table:table-cell office:value-type="float" office:value="3460427390" table:style-name="ce23">
            <text:p>3,460,427,390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611139809" table:style-name="ce23">
            <text:p>1,611,139,809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5842220875" table:style-name="ce23">
            <text:p>5,842,220,87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METROPOLITAN AUTHORITIES</text:p>
          </table:table-cell>
          <table:table-cell table:style-name="ce25"/>
          <table:table-cell office:value-type="float" office:value="9544302960" table:style-name="ce23">
            <text:p>9,544,302,960</text:p>
          </table:table-cell>
          <table:table-cell office:value-type="float" office:value="85312727" table:style-name="ce23">
            <text:p>85,312,727</text:p>
          </table:table-cell>
          <table:table-cell office:value-type="float" office:value="2046348274" table:style-name="ce23">
            <text:p>2,046,348,274</text:p>
          </table:table-cell>
          <table:table-cell office:value-type="float" office:value="860395390" table:style-name="ce23">
            <text:p>860,395,390</text:p>
          </table:table-cell>
          <table:table-cell office:value-type="float" office:value="12536359351" table:style-name="ce23">
            <text:p>12,536,359,351</text:p>
          </table:table-cell>
          <table:table-cell office:value-type="float" office:value="4129385139" table:style-name="ce23">
            <text:p>4,129,385,139</text:p>
          </table:table-cell>
          <table:table-cell office:value-type="float" office:value="85312727" table:style-name="ce23">
            <text:p>85,312,727</text:p>
          </table:table-cell>
          <table:table-cell office:value-type="float" office:value="1835459347" table:style-name="ce23">
            <text:p>1,835,459,347</text:p>
          </table:table-cell>
          <table:table-cell office:value-type="float" office:value="860395390" table:style-name="ce23">
            <text:p>860,395,390</text:p>
          </table:table-cell>
          <table:table-cell office:value-type="float" office:value="6910552603" table:style-name="ce23">
            <text:p>6,910,552,603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NITARY AUTHORITIES</text:p>
          </table:table-cell>
          <table:table-cell table:style-name="ce25"/>
          <table:table-cell office:value-type="float" office:value="9958112927" table:style-name="ce23">
            <text:p>9,958,112,927</text:p>
          </table:table-cell>
          <table:table-cell office:value-type="float" office:value="102222630" table:style-name="ce23">
            <text:p>102,222,630</text:p>
          </table:table-cell>
          <table:table-cell office:value-type="float" office:value="2201258528" table:style-name="ce23">
            <text:p>2,201,258,528</text:p>
          </table:table-cell>
          <table:table-cell office:value-type="float" office:value="892800267" table:style-name="ce23">
            <text:p>892,800,267</text:p>
          </table:table-cell>
          <table:table-cell office:value-type="float" office:value="13154394352" table:style-name="ce23">
            <text:p>13,154,394,352</text:p>
          </table:table-cell>
          <table:table-cell office:value-type="float" office:value="3218326898" table:style-name="ce23">
            <text:p>3,218,326,898</text:p>
          </table:table-cell>
          <table:table-cell office:value-type="float" office:value="102222630" table:style-name="ce23">
            <text:p>102,222,630</text:p>
          </table:table-cell>
          <table:table-cell office:value-type="float" office:value="1889708216" table:style-name="ce23">
            <text:p>1,889,708,216</text:p>
          </table:table-cell>
          <table:table-cell office:value-type="float" office:value="892800267" table:style-name="ce23">
            <text:p>892,800,267</text:p>
          </table:table-cell>
          <table:table-cell office:value-type="float" office:value="6103058011" table:style-name="ce23">
            <text:p>6,103,058,01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PPER TIER AUTHORITIES</text:p>
          </table:table-cell>
          <table:table-cell table:style-name="ce25"/>
          <table:table-cell office:value-type="float" office:value="14195798919" table:style-name="ce23">
            <text:p>14,195,798,919</text:p>
          </table:table-cell>
          <table:table-cell office:value-type="float" office:value="140691185" table:style-name="ce23">
            <text:p>140,691,185</text:p>
          </table:table-cell>
          <table:table-cell office:value-type="float" office:value="2985345163" table:style-name="ce23">
            <text:p>2,985,345,163</text:p>
          </table:table-cell>
          <table:table-cell office:value-type="float" office:value="1273037552" table:style-name="ce23">
            <text:p>1,273,037,552</text:p>
          </table:table-cell>
          <table:table-cell office:value-type="float" office:value="18594872819" table:style-name="ce23">
            <text:p>18,594,872,819</text:p>
          </table:table-cell>
          <table:table-cell office:value-type="float" office:value="5777697602" table:style-name="ce23">
            <text:p>5,777,697,602</text:p>
          </table:table-cell>
          <table:table-cell office:value-type="float" office:value="140691185" table:style-name="ce23">
            <text:p>140,691,185</text:p>
          </table:table-cell>
          <table:table-cell office:value-type="float" office:value="2649549985" table:style-name="ce23">
            <text:p>2,649,549,985</text:p>
          </table:table-cell>
          <table:table-cell office:value-type="float" office:value="1273037552" table:style-name="ce23">
            <text:p>1,273,037,552</text:p>
          </table:table-cell>
          <table:table-cell office:value-type="float" office:value="9840976324" table:style-name="ce23">
            <text:p>9,840,976,324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840826174" table:style-name="ce23">
            <text:p>6,840,826,174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755306950" table:style-name="ce23">
            <text:p>1,755,306,950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9366786800" table:style-name="ce23">
            <text:p>9,366,786,800</text:p>
          </table:table-cell>
          <table:table-cell office:value-type="float" office:value="3460427390" table:style-name="ce23">
            <text:p>3,460,427,390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611139809" table:style-name="ce23">
            <text:p>1,611,139,809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5842220875" table:style-name="ce23">
            <text:p>5,842,220,87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of England</text:p>
          </table:table-cell>
          <table:table-cell table:style-name="ce25"/>
          <table:table-cell office:value-type="float" office:value="4424744902" table:style-name="ce23">
            <text:p>4,424,744,902</text:p>
          </table:table-cell>
          <table:table-cell office:value-type="float" office:value="43884419" table:style-name="ce23">
            <text:p>43,884,419</text:p>
          </table:table-cell>
          <table:table-cell office:value-type="float" office:value="897161729" table:style-name="ce23">
            <text:p>897,161,729</text:p>
          </table:table-cell>
          <table:table-cell office:value-type="float" office:value="400450742" table:style-name="ce23">
            <text:p>400,450,742</text:p>
          </table:table-cell>
          <table:table-cell office:value-type="float" office:value="5766241792" table:style-name="ce23">
            <text:p>5,766,241,792</text:p>
          </table:table-cell>
          <table:table-cell office:value-type="float" office:value="1397237412" table:style-name="ce23">
            <text:p>1,397,237,412</text:p>
          </table:table-cell>
          <table:table-cell office:value-type="float" office:value="43884419" table:style-name="ce23">
            <text:p>43,884,419</text:p>
          </table:table-cell>
          <table:table-cell office:value-type="float" office:value="768092907" table:style-name="ce23">
            <text:p>768,092,907</text:p>
          </table:table-cell>
          <table:table-cell office:value-type="float" office:value="400450742" table:style-name="ce23">
            <text:p>400,450,742</text:p>
          </table:table-cell>
          <table:table-cell office:value-type="float" office:value="2609665480" table:style-name="ce23">
            <text:p>2,609,665,48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Midlands</text:p>
          </table:table-cell>
          <table:table-cell table:style-name="ce25"/>
          <table:table-cell office:value-type="float" office:value="3444217744" table:style-name="ce23">
            <text:p>3,444,217,744</text:p>
          </table:table-cell>
          <table:table-cell office:value-type="float" office:value="36615274" table:style-name="ce23">
            <text:p>36,615,274</text:p>
          </table:table-cell>
          <table:table-cell office:value-type="float" office:value="706126753" table:style-name="ce23">
            <text:p>706,126,753</text:p>
          </table:table-cell>
          <table:table-cell office:value-type="float" office:value="288083948" table:style-name="ce23">
            <text:p>288,083,948</text:p>
          </table:table-cell>
          <table:table-cell office:value-type="float" office:value="4475043719" table:style-name="ce23">
            <text:p>4,475,043,719</text:p>
          </table:table-cell>
          <table:table-cell office:value-type="float" office:value="1026108933" table:style-name="ce23">
            <text:p>1,026,108,933</text:p>
          </table:table-cell>
          <table:table-cell office:value-type="float" office:value="36615274" table:style-name="ce23">
            <text:p>36,615,274</text:p>
          </table:table-cell>
          <table:table-cell office:value-type="float" office:value="610537863" table:style-name="ce23">
            <text:p>610,537,863</text:p>
          </table:table-cell>
          <table:table-cell office:value-type="float" office:value="288083948" table:style-name="ce23">
            <text:p>288,083,948</text:p>
          </table:table-cell>
          <table:table-cell office:value-type="float" office:value="1961346018" table:style-name="ce23">
            <text:p>1,961,346,01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East</text:p>
          </table:table-cell>
          <table:table-cell table:style-name="ce25"/>
          <table:table-cell office:value-type="float" office:value="1856581760" table:style-name="ce23">
            <text:p>1,856,581,760</text:p>
          </table:table-cell>
          <table:table-cell office:value-type="float" office:value="18267079" table:style-name="ce23">
            <text:p>18,267,079</text:p>
          </table:table-cell>
          <table:table-cell office:value-type="float" office:value="432189841" table:style-name="ce23">
            <text:p>432,189,841</text:p>
          </table:table-cell>
          <table:table-cell office:value-type="float" office:value="175919619" table:style-name="ce23">
            <text:p>175,919,619</text:p>
          </table:table-cell>
          <table:table-cell office:value-type="float" office:value="2482958299" table:style-name="ce23">
            <text:p>2,482,958,299</text:p>
          </table:table-cell>
          <table:table-cell office:value-type="float" office:value="675408432" table:style-name="ce23">
            <text:p>675,408,432</text:p>
          </table:table-cell>
          <table:table-cell office:value-type="float" office:value="18267079" table:style-name="ce23">
            <text:p>18,267,079</text:p>
          </table:table-cell>
          <table:table-cell office:value-type="float" office:value="374153931" table:style-name="ce23">
            <text:p>374,153,931</text:p>
          </table:table-cell>
          <table:table-cell office:value-type="float" office:value="175919619" table:style-name="ce23">
            <text:p>175,919,619</text:p>
          </table:table-cell>
          <table:table-cell office:value-type="float" office:value="1243749061" table:style-name="ce23">
            <text:p>1,243,749,06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West</text:p>
          </table:table-cell>
          <table:table-cell table:style-name="ce25"/>
          <table:table-cell office:value-type="float" office:value="5559651294" table:style-name="ce23">
            <text:p>5,559,651,294</text:p>
          </table:table-cell>
          <table:table-cell office:value-type="float" office:value="49932867" table:style-name="ce23">
            <text:p>49,932,867</text:p>
          </table:table-cell>
          <table:table-cell office:value-type="float" office:value="1185676759" table:style-name="ce23">
            <text:p>1,185,676,759</text:p>
          </table:table-cell>
          <table:table-cell office:value-type="float" office:value="512943592" table:style-name="ce23">
            <text:p>512,943,592</text:p>
          </table:table-cell>
          <table:table-cell office:value-type="float" office:value="7308204512" table:style-name="ce23">
            <text:p>7,308,204,512</text:p>
          </table:table-cell>
          <table:table-cell office:value-type="float" office:value="3151483598" table:style-name="ce23">
            <text:p>3,151,483,598</text:p>
          </table:table-cell>
          <table:table-cell office:value-type="float" office:value="49932867" table:style-name="ce23">
            <text:p>49,932,867</text:p>
          </table:table-cell>
          <table:table-cell office:value-type="float" office:value="1085897581" table:style-name="ce23">
            <text:p>1,085,897,581</text:p>
          </table:table-cell>
          <table:table-cell office:value-type="float" office:value="512943592" table:style-name="ce23">
            <text:p>512,943,592</text:p>
          </table:table-cell>
          <table:table-cell office:value-type="float" office:value="4800257638" table:style-name="ce23">
            <text:p>4,800,257,63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East</text:p>
          </table:table-cell>
          <table:table-cell table:style-name="ce25"/>
          <table:table-cell office:value-type="float" office:value="6180044655" table:style-name="ce23">
            <text:p>6,180,044,655</text:p>
          </table:table-cell>
          <table:table-cell office:value-type="float" office:value="62471523" table:style-name="ce23">
            <text:p>62,471,523</text:p>
          </table:table-cell>
          <table:table-cell office:value-type="float" office:value="1441862594" table:style-name="ce23">
            <text:p>1,441,862,594</text:p>
          </table:table-cell>
          <table:table-cell office:value-type="float" office:value="575334757" table:style-name="ce23">
            <text:p>575,334,757</text:p>
          </table:table-cell>
          <table:table-cell office:value-type="float" office:value="8259713529" table:style-name="ce23">
            <text:p>8,259,713,529</text:p>
          </table:table-cell>
          <table:table-cell office:value-type="float" office:value="2848916549" table:style-name="ce23">
            <text:p>2,848,916,549</text:p>
          </table:table-cell>
          <table:table-cell office:value-type="float" office:value="62471523" table:style-name="ce23">
            <text:p>62,471,523</text:p>
          </table:table-cell>
          <table:table-cell office:value-type="float" office:value="1297210774" table:style-name="ce23">
            <text:p>1,297,210,774</text:p>
          </table:table-cell>
          <table:table-cell office:value-type="float" office:value="575334757" table:style-name="ce23">
            <text:p>575,334,757</text:p>
          </table:table-cell>
          <table:table-cell office:value-type="float" office:value="4783933603" table:style-name="ce23">
            <text:p>4,783,933,603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West</text:p>
          </table:table-cell>
          <table:table-cell table:style-name="ce25"/>
          <table:table-cell office:value-type="float" office:value="3623132544" table:style-name="ce23">
            <text:p>3,623,132,544</text:p>
          </table:table-cell>
          <table:table-cell office:value-type="float" office:value="35865139" table:style-name="ce23">
            <text:p>35,865,139</text:p>
          </table:table-cell>
          <table:table-cell office:value-type="float" office:value="791549385" table:style-name="ce23">
            <text:p>791,549,385</text:p>
          </table:table-cell>
          <table:table-cell office:value-type="float" office:value="319109306" table:style-name="ce23">
            <text:p>319,109,306</text:p>
          </table:table-cell>
          <table:table-cell office:value-type="float" office:value="4769656374" table:style-name="ce23">
            <text:p>4,769,656,374</text:p>
          </table:table-cell>
          <table:table-cell office:value-type="float" office:value="1048452736" table:style-name="ce23">
            <text:p>1,048,452,736</text:p>
          </table:table-cell>
          <table:table-cell office:value-type="float" office:value="35865139" table:style-name="ce23">
            <text:p>35,865,139</text:p>
          </table:table-cell>
          <table:table-cell office:value-type="float" office:value="677650686" table:style-name="ce23">
            <text:p>677,650,686</text:p>
          </table:table-cell>
          <table:table-cell office:value-type="float" office:value="319109306" table:style-name="ce23">
            <text:p>319,109,306</text:p>
          </table:table-cell>
          <table:table-cell office:value-type="float" office:value="2081077867" table:style-name="ce23">
            <text:p>2,081,077,86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West Midlands</text:p>
          </table:table-cell>
          <table:table-cell table:style-name="ce25"/>
          <table:table-cell office:value-type="float" office:value="4523004311" table:style-name="ce23">
            <text:p>4,523,004,311</text:p>
          </table:table-cell>
          <table:table-cell office:value-type="float" office:value="42668479" table:style-name="ce23">
            <text:p>42,668,479</text:p>
          </table:table-cell>
          <table:table-cell office:value-type="float" office:value="975337491" table:style-name="ce23">
            <text:p>975,337,491</text:p>
          </table:table-cell>
          <table:table-cell office:value-type="float" office:value="393011636" table:style-name="ce23">
            <text:p>393,011,636</text:p>
          </table:table-cell>
          <table:table-cell office:value-type="float" office:value="5934021917" table:style-name="ce23">
            <text:p>5,934,021,917</text:p>
          </table:table-cell>
          <table:table-cell office:value-type="float" office:value="1579802884" table:style-name="ce23">
            <text:p>1,579,802,884</text:p>
          </table:table-cell>
          <table:table-cell office:value-type="float" office:value="42668479" table:style-name="ce23">
            <text:p>42,668,479</text:p>
          </table:table-cell>
          <table:table-cell office:value-type="float" office:value="851907692" table:style-name="ce23">
            <text:p>851,907,692</text:p>
          </table:table-cell>
          <table:table-cell office:value-type="float" office:value="393011636" table:style-name="ce23">
            <text:p>393,011,636</text:p>
          </table:table-cell>
          <table:table-cell office:value-type="float" office:value="2867390691" table:style-name="ce23">
            <text:p>2,867,390,69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Yorkshire and the Humber</text:p>
          </table:table-cell>
          <table:table-cell table:style-name="ce25"/>
          <table:table-cell office:value-type="float" office:value="4086837596" table:style-name="ce23">
            <text:p>4,086,837,596</text:p>
          </table:table-cell>
          <table:table-cell office:value-type="float" office:value="38521762" table:style-name="ce23">
            <text:p>38,521,762</text:p>
          </table:table-cell>
          <table:table-cell office:value-type="float" office:value="803047413" table:style-name="ce23">
            <text:p>803,047,413</text:p>
          </table:table-cell>
          <table:table-cell office:value-type="float" office:value="361379609" table:style-name="ce23">
            <text:p>361,379,609</text:p>
          </table:table-cell>
          <table:table-cell office:value-type="float" office:value="5289786380" table:style-name="ce23">
            <text:p>5,289,786,380</text:p>
          </table:table-cell>
          <table:table-cell office:value-type="float" office:value="1397999095" table:style-name="ce23">
            <text:p>1,397,999,095</text:p>
          </table:table-cell>
          <table:table-cell office:value-type="float" office:value="38521762" table:style-name="ce23">
            <text:p>38,521,762</text:p>
          </table:table-cell>
          <table:table-cell office:value-type="float" office:value="709266114" table:style-name="ce23">
            <text:p>709,266,114</text:p>
          </table:table-cell>
          <table:table-cell office:value-type="float" office:value="361379609" table:style-name="ce23">
            <text:p>361,379,609</text:p>
          </table:table-cell>
          <table:table-cell office:value-type="float" office:value="2507166580" table:style-name="ce23">
            <text:p>2,507,166,580</text:p>
          </table:table-cell>
          <table:table-cell table:number-columns-repeated="16372"/>
        </table:table-row>
        <table:table-row table:number-rows-repeated="1048406" table:style-name="ro1">
          <table:table-cell table:number-columns-repeated="16384"/>
        </table:table-row>
      </table:table>
      <table:table table:name="Allocations_2122" table:style-name="ta1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3">
          <table:table-cell office:value-type="string" table:number-columns-spanned="2" table:number-rows-spanned="2" table:style-name="ce26">
            <text:p>Dedicated schools grant: 2021 to 2022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1 to 2022 DSG allocations, before recoupment and deductions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1 to 2022 DSG allocations, after deductions for academies recoupment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4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6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6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table:number-columns-repeated="4" table:style-name="ce8"/>
          <table:table-cell office:value-type="string" table:style-name="ce13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ENGLAND</text:p>
          </table:table-cell>
          <table:table-cell table:style-name="ce16"/>
          <table:table-cell office:value-type="float" office:value="39221823099" table:style-name="ce17">
            <text:p>39,221,823,099</text:p>
          </table:table-cell>
          <table:table-cell office:value-type="float" office:value="426425920" table:style-name="ce17">
            <text:p>426,425,920</text:p>
          </table:table-cell>
          <table:table-cell office:value-type="float" office:value="7906348577" table:style-name="ce17">
            <text:p>7,906,348,577</text:p>
          </table:table-cell>
          <table:table-cell office:value-type="float" office:value="3574056522" table:style-name="ce17">
            <text:p>3,574,056,522</text:p>
          </table:table-cell>
          <table:table-cell office:value-type="float" office:value="51128654118" table:style-name="ce17">
            <text:p>51,128,654,118</text:p>
          </table:table-cell>
          <table:table-cell office:value-type="float" office:value="16803613774" table:style-name="ce17">
            <text:p>16,803,613,774</text:p>
          </table:table-cell>
          <table:table-cell office:value-type="float" office:value="426425920" table:style-name="ce17">
            <text:p>426,425,920</text:p>
          </table:table-cell>
          <table:table-cell office:value-type="float" office:value="6975386713" table:style-name="ce17">
            <text:p>6,975,386,713</text:p>
          </table:table-cell>
          <table:table-cell office:value-type="float" office:value="3574056522" table:style-name="ce17">
            <text:p>3,574,056,522</text:p>
          </table:table-cell>
          <table:table-cell office:value-type="float" office:value="27779482929" table:style-name="ce17">
            <text:p>27,779,482,929</text:p>
          </table:table-cell>
          <table:table-cell table:number-columns-repeated="16372"/>
        </table:table-row>
        <table:table-row table:style-name="ro2">
          <table:table-cell office:value-type="float" office:value="202" table:style-name="ce18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23648899" table:style-name="ce20">
            <text:p>123,648,899</text:p>
          </table:table-cell>
          <table:table-cell office:value-type="float" office:value="1327246" table:style-name="ce20">
            <text:p>1,327,246</text:p>
          </table:table-cell>
          <table:table-cell office:value-type="float" office:value="44387341" table:style-name="ce20">
            <text:p>44,387,341</text:p>
          </table:table-cell>
          <table:table-cell office:value-type="float" office:value="15588036" table:style-name="ce20">
            <text:p>15,588,036</text:p>
          </table:table-cell>
          <table:table-cell office:value-type="float" office:value="184951522" table:style-name="ce20">
            <text:p>184,951,522</text:p>
          </table:table-cell>
          <table:table-cell office:value-type="float" office:value="113295650" table:style-name="ce20">
            <text:p>113,295,650</text:p>
          </table:table-cell>
          <table:table-cell office:value-type="float" office:value="1327246" table:style-name="ce20">
            <text:p>1,327,246</text:p>
          </table:table-cell>
          <table:table-cell office:value-type="float" office:value="41721841" table:style-name="ce20">
            <text:p>41,721,841</text:p>
          </table:table-cell>
          <table:table-cell office:value-type="float" office:value="15588036" table:style-name="ce20">
            <text:p>15,588,036</text:p>
          </table:table-cell>
          <table:table-cell office:value-type="float" office:value="171932773" table:style-name="ce20">
            <text:p>171,932,773</text:p>
          </table:table-cell>
          <table:table-cell table:number-columns-repeated="16372"/>
        </table:table-row>
        <table:table-row table:style-name="ro2">
          <table:table-cell office:value-type="float" office:value="203" table:style-name="ce2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46715443" table:style-name="ce23">
            <text:p>246,715,443</text:p>
          </table:table-cell>
          <table:table-cell office:value-type="float" office:value="4730233" table:style-name="ce23">
            <text:p>4,730,233</text:p>
          </table:table-cell>
          <table:table-cell office:value-type="float" office:value="56882807" table:style-name="ce23">
            <text:p>56,882,807</text:p>
          </table:table-cell>
          <table:table-cell office:value-type="float" office:value="25783765" table:style-name="ce23">
            <text:p>25,783,765</text:p>
          </table:table-cell>
          <table:table-cell office:value-type="float" office:value="334112248" table:style-name="ce23">
            <text:p>334,112,248</text:p>
          </table:table-cell>
          <table:table-cell office:value-type="float" office:value="139467697" table:style-name="ce23">
            <text:p>139,467,697</text:p>
          </table:table-cell>
          <table:table-cell office:value-type="float" office:value="4730233" table:style-name="ce23">
            <text:p>4,730,233</text:p>
          </table:table-cell>
          <table:table-cell office:value-type="float" office:value="50148140" table:style-name="ce23">
            <text:p>50,148,140</text:p>
          </table:table-cell>
          <table:table-cell office:value-type="float" office:value="25783765" table:style-name="ce23">
            <text:p>25,783,765</text:p>
          </table:table-cell>
          <table:table-cell office:value-type="float" office:value="220129835" table:style-name="ce23">
            <text:p>220,129,835</text:p>
          </table:table-cell>
          <table:table-cell table:number-columns-repeated="16372"/>
        </table:table-row>
        <table:table-row table:style-name="ro2">
          <table:table-cell office:value-type="float" office:value="204" table:style-name="ce2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20304506" table:style-name="ce23">
            <text:p>220,304,506</text:p>
          </table:table-cell>
          <table:table-cell office:value-type="float" office:value="1939337" table:style-name="ce23">
            <text:p>1,939,337</text:p>
          </table:table-cell>
          <table:table-cell office:value-type="float" office:value="52612402" table:style-name="ce23">
            <text:p>52,612,402</text:p>
          </table:table-cell>
          <table:table-cell office:value-type="float" office:value="28675767" table:style-name="ce23">
            <text:p>28,675,767</text:p>
          </table:table-cell>
          <table:table-cell office:value-type="float" office:value="303532012" table:style-name="ce23">
            <text:p>303,532,012</text:p>
          </table:table-cell>
          <table:table-cell office:value-type="float" office:value="140802610" table:style-name="ce23">
            <text:p>140,802,610</text:p>
          </table:table-cell>
          <table:table-cell office:value-type="float" office:value="1939337" table:style-name="ce23">
            <text:p>1,939,337</text:p>
          </table:table-cell>
          <table:table-cell office:value-type="float" office:value="52173234" table:style-name="ce23">
            <text:p>52,173,234</text:p>
          </table:table-cell>
          <table:table-cell office:value-type="float" office:value="28675767" table:style-name="ce23">
            <text:p>28,675,767</text:p>
          </table:table-cell>
          <table:table-cell office:value-type="float" office:value="223590948" table:style-name="ce23">
            <text:p>223,590,948</text:p>
          </table:table-cell>
          <table:table-cell table:number-columns-repeated="16372"/>
        </table:table-row>
        <table:table-row table:style-name="ro2">
          <table:table-cell office:value-type="float" office:value="205" table:style-name="ce2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10060948" table:style-name="ce23">
            <text:p>110,060,948</text:p>
          </table:table-cell>
          <table:table-cell office:value-type="float" office:value="3313011" table:style-name="ce23">
            <text:p>3,313,011</text:p>
          </table:table-cell>
          <table:table-cell office:value-type="float" office:value="29082078" table:style-name="ce23">
            <text:p>29,082,078</text:p>
          </table:table-cell>
          <table:table-cell office:value-type="float" office:value="14638845" table:style-name="ce23">
            <text:p>14,638,845</text:p>
          </table:table-cell>
          <table:table-cell office:value-type="float" office:value="157094882" table:style-name="ce23">
            <text:p>157,094,882</text:p>
          </table:table-cell>
          <table:table-cell office:value-type="float" office:value="39783610" table:style-name="ce23">
            <text:p>39,783,610</text:p>
          </table:table-cell>
          <table:table-cell office:value-type="float" office:value="3313011" table:style-name="ce23">
            <text:p>3,313,011</text:p>
          </table:table-cell>
          <table:table-cell office:value-type="float" office:value="24392242" table:style-name="ce23">
            <text:p>24,392,242</text:p>
          </table:table-cell>
          <table:table-cell office:value-type="float" office:value="14638845" table:style-name="ce23">
            <text:p>14,638,845</text:p>
          </table:table-cell>
          <table:table-cell office:value-type="float" office:value="82127708" table:style-name="ce23">
            <text:p>82,127,708</text:p>
          </table:table-cell>
          <table:table-cell table:number-columns-repeated="16372"/>
        </table:table-row>
        <table:table-row table:style-name="ro2">
          <table:table-cell office:value-type="float" office:value="206" table:style-name="ce2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36742067" table:style-name="ce23">
            <text:p>136,742,067</text:p>
          </table:table-cell>
          <table:table-cell office:value-type="float" office:value="1601594" table:style-name="ce23">
            <text:p>1,601,594</text:p>
          </table:table-cell>
          <table:table-cell office:value-type="float" office:value="37283750" table:style-name="ce23">
            <text:p>37,283,750</text:p>
          </table:table-cell>
          <table:table-cell office:value-type="float" office:value="18276523" table:style-name="ce23">
            <text:p>18,276,523</text:p>
          </table:table-cell>
          <table:table-cell office:value-type="float" office:value="193903934" table:style-name="ce23">
            <text:p>193,903,934</text:p>
          </table:table-cell>
          <table:table-cell office:value-type="float" office:value="102380859" table:style-name="ce23">
            <text:p>102,380,859</text:p>
          </table:table-cell>
          <table:table-cell office:value-type="float" office:value="1601594" table:style-name="ce23">
            <text:p>1,601,594</text:p>
          </table:table-cell>
          <table:table-cell office:value-type="float" office:value="33833748" table:style-name="ce23">
            <text:p>33,833,748</text:p>
          </table:table-cell>
          <table:table-cell office:value-type="float" office:value="18276523" table:style-name="ce23">
            <text:p>18,276,523</text:p>
          </table:table-cell>
          <table:table-cell office:value-type="float" office:value="156092724" table:style-name="ce23">
            <text:p>156,092,724</text:p>
          </table:table-cell>
          <table:table-cell table:number-columns-repeated="16372"/>
        </table:table-row>
        <table:table-row table:style-name="ro2">
          <table:table-cell office:value-type="float" office:value="207" table:style-name="ce2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75856091" table:style-name="ce23">
            <text:p>75,856,091</text:p>
          </table:table-cell>
          <table:table-cell office:value-type="float" office:value="868026" table:style-name="ce23">
            <text:p>868,026</text:p>
          </table:table-cell>
          <table:table-cell office:value-type="float" office:value="20570797" table:style-name="ce23">
            <text:p>20,570,797</text:p>
          </table:table-cell>
          <table:table-cell office:value-type="float" office:value="11585412" table:style-name="ce23">
            <text:p>11,585,412</text:p>
          </table:table-cell>
          <table:table-cell office:value-type="float" office:value="108880326" table:style-name="ce23">
            <text:p>108,880,326</text:p>
          </table:table-cell>
          <table:table-cell office:value-type="float" office:value="45157428" table:style-name="ce23">
            <text:p>45,157,428</text:p>
          </table:table-cell>
          <table:table-cell office:value-type="float" office:value="868026" table:style-name="ce23">
            <text:p>868,026</text:p>
          </table:table-cell>
          <table:table-cell office:value-type="float" office:value="18506463" table:style-name="ce23">
            <text:p>18,506,463</text:p>
          </table:table-cell>
          <table:table-cell office:value-type="float" office:value="11585412" table:style-name="ce23">
            <text:p>11,585,412</text:p>
          </table:table-cell>
          <table:table-cell office:value-type="float" office:value="76117329" table:style-name="ce23">
            <text:p>76,117,329</text:p>
          </table:table-cell>
          <table:table-cell table:number-columns-repeated="16372"/>
        </table:table-row>
        <table:table-row table:style-name="ro2">
          <table:table-cell office:value-type="float" office:value="208" table:style-name="ce2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22315341" table:style-name="ce23">
            <text:p>222,315,341</text:p>
          </table:table-cell>
          <table:table-cell office:value-type="float" office:value="1180948" table:style-name="ce23">
            <text:p>1,180,948</text:p>
          </table:table-cell>
          <table:table-cell office:value-type="float" office:value="51309249" table:style-name="ce23">
            <text:p>51,309,249</text:p>
          </table:table-cell>
          <table:table-cell office:value-type="float" office:value="25780465" table:style-name="ce23">
            <text:p>25,780,465</text:p>
          </table:table-cell>
          <table:table-cell office:value-type="float" office:value="300586003" table:style-name="ce23">
            <text:p>300,586,003</text:p>
          </table:table-cell>
          <table:table-cell office:value-type="float" office:value="148347704" table:style-name="ce23">
            <text:p>148,347,704</text:p>
          </table:table-cell>
          <table:table-cell office:value-type="float" office:value="1180948" table:style-name="ce23">
            <text:p>1,180,948</text:p>
          </table:table-cell>
          <table:table-cell office:value-type="float" office:value="48257240" table:style-name="ce23">
            <text:p>48,257,240</text:p>
          </table:table-cell>
          <table:table-cell office:value-type="float" office:value="25780465" table:style-name="ce23">
            <text:p>25,780,465</text:p>
          </table:table-cell>
          <table:table-cell office:value-type="float" office:value="223566357" table:style-name="ce23">
            <text:p>223,566,357</text:p>
          </table:table-cell>
          <table:table-cell table:number-columns-repeated="16372"/>
        </table:table-row>
        <table:table-row table:style-name="ro2">
          <table:table-cell office:value-type="float" office:value="209" table:style-name="ce2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22768952" table:style-name="ce23">
            <text:p>222,768,952</text:p>
          </table:table-cell>
          <table:table-cell office:value-type="float" office:value="4261006" table:style-name="ce23">
            <text:p>4,261,006</text:p>
          </table:table-cell>
          <table:table-cell office:value-type="float" office:value="62072054" table:style-name="ce23">
            <text:p>62,072,054</text:p>
          </table:table-cell>
          <table:table-cell office:value-type="float" office:value="23617796" table:style-name="ce23">
            <text:p>23,617,796</text:p>
          </table:table-cell>
          <table:table-cell office:value-type="float" office:value="312719808" table:style-name="ce23">
            <text:p>312,719,808</text:p>
          </table:table-cell>
          <table:table-cell office:value-type="float" office:value="183549462" table:style-name="ce23">
            <text:p>183,549,462</text:p>
          </table:table-cell>
          <table:table-cell office:value-type="float" office:value="4261006" table:style-name="ce23">
            <text:p>4,261,006</text:p>
          </table:table-cell>
          <table:table-cell office:value-type="float" office:value="61460387" table:style-name="ce23">
            <text:p>61,460,387</text:p>
          </table:table-cell>
          <table:table-cell office:value-type="float" office:value="23617796" table:style-name="ce23">
            <text:p>23,617,796</text:p>
          </table:table-cell>
          <table:table-cell office:value-type="float" office:value="272888651" table:style-name="ce23">
            <text:p>272,888,651</text:p>
          </table:table-cell>
          <table:table-cell table:number-columns-repeated="16372"/>
        </table:table-row>
        <table:table-row table:style-name="ro2">
          <table:table-cell office:value-type="float" office:value="210" table:style-name="ce2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68664714" table:style-name="ce23">
            <text:p>268,664,714</text:p>
          </table:table-cell>
          <table:table-cell office:value-type="float" office:value="1781822" table:style-name="ce23">
            <text:p>1,781,822</text:p>
          </table:table-cell>
          <table:table-cell office:value-type="float" office:value="55528228" table:style-name="ce23">
            <text:p>55,528,228</text:p>
          </table:table-cell>
          <table:table-cell office:value-type="float" office:value="24091073" table:style-name="ce23">
            <text:p>24,091,073</text:p>
          </table:table-cell>
          <table:table-cell office:value-type="float" office:value="350065837" table:style-name="ce23">
            <text:p>350,065,837</text:p>
          </table:table-cell>
          <table:table-cell office:value-type="float" office:value="120143934" table:style-name="ce23">
            <text:p>120,143,934</text:p>
          </table:table-cell>
          <table:table-cell office:value-type="float" office:value="1781822" table:style-name="ce23">
            <text:p>1,781,822</text:p>
          </table:table-cell>
          <table:table-cell office:value-type="float" office:value="52890727" table:style-name="ce23">
            <text:p>52,890,727</text:p>
          </table:table-cell>
          <table:table-cell office:value-type="float" office:value="24091073" table:style-name="ce23">
            <text:p>24,091,073</text:p>
          </table:table-cell>
          <table:table-cell office:value-type="float" office:value="198907556" table:style-name="ce23">
            <text:p>198,907,556</text:p>
          </table:table-cell>
          <table:table-cell table:number-columns-repeated="16372"/>
        </table:table-row>
        <table:table-row table:style-name="ro2">
          <table:table-cell office:value-type="float" office:value="211" table:style-name="ce2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78633467" table:style-name="ce23">
            <text:p>278,633,467</text:p>
          </table:table-cell>
          <table:table-cell office:value-type="float" office:value="3887172" table:style-name="ce23">
            <text:p>3,887,172</text:p>
          </table:table-cell>
          <table:table-cell office:value-type="float" office:value="65820299" table:style-name="ce23">
            <text:p>65,820,299</text:p>
          </table:table-cell>
          <table:table-cell office:value-type="float" office:value="28339611" table:style-name="ce23">
            <text:p>28,339,611</text:p>
          </table:table-cell>
          <table:table-cell office:value-type="float" office:value="376680549" table:style-name="ce23">
            <text:p>376,680,549</text:p>
          </table:table-cell>
          <table:table-cell office:value-type="float" office:value="206918179" table:style-name="ce23">
            <text:p>206,918,179</text:p>
          </table:table-cell>
          <table:table-cell office:value-type="float" office:value="3887172" table:style-name="ce23">
            <text:p>3,887,172</text:p>
          </table:table-cell>
          <table:table-cell office:value-type="float" office:value="60615299" table:style-name="ce23">
            <text:p>60,615,299</text:p>
          </table:table-cell>
          <table:table-cell office:value-type="float" office:value="28339611" table:style-name="ce23">
            <text:p>28,339,611</text:p>
          </table:table-cell>
          <table:table-cell office:value-type="float" office:value="299760261" table:style-name="ce23">
            <text:p>299,760,261</text:p>
          </table:table-cell>
          <table:table-cell table:number-columns-repeated="16372"/>
        </table:table-row>
        <table:table-row table:style-name="ro2">
          <table:table-cell office:value-type="float" office:value="212" table:style-name="ce2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72466188" table:style-name="ce23">
            <text:p>172,466,188</text:p>
          </table:table-cell>
          <table:table-cell office:value-type="float" office:value="2685705" table:style-name="ce23">
            <text:p>2,685,705</text:p>
          </table:table-cell>
          <table:table-cell office:value-type="float" office:value="52833946" table:style-name="ce23">
            <text:p>52,833,946</text:p>
          </table:table-cell>
          <table:table-cell office:value-type="float" office:value="24903086" table:style-name="ce23">
            <text:p>24,903,086</text:p>
          </table:table-cell>
          <table:table-cell office:value-type="float" office:value="252888925" table:style-name="ce23">
            <text:p>252,888,925</text:p>
          </table:table-cell>
          <table:table-cell office:value-type="float" office:value="88125255" table:style-name="ce23">
            <text:p>88,125,255</text:p>
          </table:table-cell>
          <table:table-cell office:value-type="float" office:value="2685705" table:style-name="ce23">
            <text:p>2,685,705</text:p>
          </table:table-cell>
          <table:table-cell office:value-type="float" office:value="49094446" table:style-name="ce23">
            <text:p>49,094,446</text:p>
          </table:table-cell>
          <table:table-cell office:value-type="float" office:value="24903086" table:style-name="ce23">
            <text:p>24,903,086</text:p>
          </table:table-cell>
          <table:table-cell office:value-type="float" office:value="164808492" table:style-name="ce23">
            <text:p>164,808,492</text:p>
          </table:table-cell>
          <table:table-cell table:number-columns-repeated="16372"/>
        </table:table-row>
        <table:table-row table:style-name="ro2">
          <table:table-cell office:value-type="float" office:value="213" table:style-name="ce2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22028096" table:style-name="ce23">
            <text:p>122,028,096</text:p>
          </table:table-cell>
          <table:table-cell office:value-type="float" office:value="1055231" table:style-name="ce23">
            <text:p>1,055,231</text:p>
          </table:table-cell>
          <table:table-cell office:value-type="float" office:value="32981581" table:style-name="ce23">
            <text:p>32,981,581</text:p>
          </table:table-cell>
          <table:table-cell office:value-type="float" office:value="12380645" table:style-name="ce23">
            <text:p>12,380,645</text:p>
          </table:table-cell>
          <table:table-cell office:value-type="float" office:value="168445553" table:style-name="ce23">
            <text:p>168,445,553</text:p>
          </table:table-cell>
          <table:table-cell office:value-type="float" office:value="45337408" table:style-name="ce23">
            <text:p>45,337,408</text:p>
          </table:table-cell>
          <table:table-cell office:value-type="float" office:value="1055231" table:style-name="ce23">
            <text:p>1,055,231</text:p>
          </table:table-cell>
          <table:table-cell office:value-type="float" office:value="30349413" table:style-name="ce23">
            <text:p>30,349,413</text:p>
          </table:table-cell>
          <table:table-cell office:value-type="float" office:value="12380645" table:style-name="ce23">
            <text:p>12,380,645</text:p>
          </table:table-cell>
          <table:table-cell office:value-type="float" office:value="89122697" table:style-name="ce23">
            <text:p>89,122,697</text:p>
          </table:table-cell>
          <table:table-cell table:number-columns-repeated="16372"/>
        </table:table-row>
        <table:table-row table:style-name="ro2">
          <table:table-cell office:value-type="float" office:value="301" table:style-name="ce2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44280770" table:style-name="ce23">
            <text:p>244,280,770</text:p>
          </table:table-cell>
          <table:table-cell office:value-type="float" office:value="2359831" table:style-name="ce23">
            <text:p>2,359,831</text:p>
          </table:table-cell>
          <table:table-cell office:value-type="float" office:value="42557106" table:style-name="ce23">
            <text:p>42,557,106</text:p>
          </table:table-cell>
          <table:table-cell office:value-type="float" office:value="21284914" table:style-name="ce23">
            <text:p>21,284,914</text:p>
          </table:table-cell>
          <table:table-cell office:value-type="float" office:value="310482621" table:style-name="ce23">
            <text:p>310,482,621</text:p>
          </table:table-cell>
          <table:table-cell office:value-type="float" office:value="183341775" table:style-name="ce23">
            <text:p>183,341,775</text:p>
          </table:table-cell>
          <table:table-cell office:value-type="float" office:value="2359831" table:style-name="ce23">
            <text:p>2,359,831</text:p>
          </table:table-cell>
          <table:table-cell office:value-type="float" office:value="38556105" table:style-name="ce23">
            <text:p>38,556,105</text:p>
          </table:table-cell>
          <table:table-cell office:value-type="float" office:value="21284914" table:style-name="ce23">
            <text:p>21,284,914</text:p>
          </table:table-cell>
          <table:table-cell office:value-type="float" office:value="245542625" table:style-name="ce23">
            <text:p>245,542,625</text:p>
          </table:table-cell>
          <table:table-cell table:number-columns-repeated="16372"/>
        </table:table-row>
        <table:table-row table:style-name="ro2">
          <table:table-cell office:value-type="float" office:value="302" table:style-name="ce2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286252486" table:style-name="ce23">
            <text:p>286,252,486</text:p>
          </table:table-cell>
          <table:table-cell office:value-type="float" office:value="2192954" table:style-name="ce23">
            <text:p>2,192,954</text:p>
          </table:table-cell>
          <table:table-cell office:value-type="float" office:value="60846774" table:style-name="ce23">
            <text:p>60,846,774</text:p>
          </table:table-cell>
          <table:table-cell office:value-type="float" office:value="29866500" table:style-name="ce23">
            <text:p>29,866,500</text:p>
          </table:table-cell>
          <table:table-cell office:value-type="float" office:value="379158714" table:style-name="ce23">
            <text:p>379,158,714</text:p>
          </table:table-cell>
          <table:table-cell office:value-type="float" office:value="153735310" table:style-name="ce23">
            <text:p>153,735,310</text:p>
          </table:table-cell>
          <table:table-cell office:value-type="float" office:value="2192954" table:style-name="ce23">
            <text:p>2,192,954</text:p>
          </table:table-cell>
          <table:table-cell office:value-type="float" office:value="55527940" table:style-name="ce23">
            <text:p>55,527,940</text:p>
          </table:table-cell>
          <table:table-cell office:value-type="float" office:value="29866500" table:style-name="ce23">
            <text:p>29,866,500</text:p>
          </table:table-cell>
          <table:table-cell office:value-type="float" office:value="241322704" table:style-name="ce23">
            <text:p>241,322,704</text:p>
          </table:table-cell>
          <table:table-cell table:number-columns-repeated="16372"/>
        </table:table-row>
        <table:table-row table:style-name="ro2">
          <table:table-cell office:value-type="float" office:value="303" table:style-name="ce2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201047036" table:style-name="ce23">
            <text:p>201,047,036</text:p>
          </table:table-cell>
          <table:table-cell office:value-type="float" office:value="1815003" table:style-name="ce23">
            <text:p>1,815,003</text:p>
          </table:table-cell>
          <table:table-cell office:value-type="float" office:value="39973792" table:style-name="ce23">
            <text:p>39,973,792</text:p>
          </table:table-cell>
          <table:table-cell office:value-type="float" office:value="16600718" table:style-name="ce23">
            <text:p>16,600,718</text:p>
          </table:table-cell>
          <table:table-cell office:value-type="float" office:value="259436549" table:style-name="ce23">
            <text:p>259,436,549</text:p>
          </table:table-cell>
          <table:table-cell office:value-type="float" office:value="28574957" table:style-name="ce23">
            <text:p>28,574,957</text:p>
          </table:table-cell>
          <table:table-cell office:value-type="float" office:value="1815003" table:style-name="ce23">
            <text:p>1,815,003</text:p>
          </table:table-cell>
          <table:table-cell office:value-type="float" office:value="31442291" table:style-name="ce23">
            <text:p>31,442,291</text:p>
          </table:table-cell>
          <table:table-cell office:value-type="float" office:value="16600718" table:style-name="ce23">
            <text:p>16,600,718</text:p>
          </table:table-cell>
          <table:table-cell office:value-type="float" office:value="78432969" table:style-name="ce23">
            <text:p>78,432,969</text:p>
          </table:table-cell>
          <table:table-cell table:number-columns-repeated="16372"/>
        </table:table-row>
        <table:table-row table:style-name="ro2">
          <table:table-cell office:value-type="float" office:value="304" table:style-name="ce2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47701839" table:style-name="ce23">
            <text:p>247,701,839</text:p>
          </table:table-cell>
          <table:table-cell office:value-type="float" office:value="2284228" table:style-name="ce23">
            <text:p>2,284,228</text:p>
          </table:table-cell>
          <table:table-cell office:value-type="float" office:value="66396473" table:style-name="ce23">
            <text:p>66,396,473</text:p>
          </table:table-cell>
          <table:table-cell office:value-type="float" office:value="22989551" table:style-name="ce23">
            <text:p>22,989,551</text:p>
          </table:table-cell>
          <table:table-cell office:value-type="float" office:value="339372091" table:style-name="ce23">
            <text:p>339,372,091</text:p>
          </table:table-cell>
          <table:table-cell office:value-type="float" office:value="118698077" table:style-name="ce23">
            <text:p>118,698,077</text:p>
          </table:table-cell>
          <table:table-cell office:value-type="float" office:value="2284228" table:style-name="ce23">
            <text:p>2,284,228</text:p>
          </table:table-cell>
          <table:table-cell office:value-type="float" office:value="58785137" table:style-name="ce23">
            <text:p>58,785,137</text:p>
          </table:table-cell>
          <table:table-cell office:value-type="float" office:value="22989551" table:style-name="ce23">
            <text:p>22,989,551</text:p>
          </table:table-cell>
          <table:table-cell office:value-type="float" office:value="202756993" table:style-name="ce23">
            <text:p>202,756,993</text:p>
          </table:table-cell>
          <table:table-cell table:number-columns-repeated="16372"/>
        </table:table-row>
        <table:table-row table:style-name="ro2">
          <table:table-cell office:value-type="float" office:value="305" table:style-name="ce2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37832719" table:style-name="ce23">
            <text:p>237,832,719</text:p>
          </table:table-cell>
          <table:table-cell office:value-type="float" office:value="2133601" table:style-name="ce23">
            <text:p>2,133,601</text:p>
          </table:table-cell>
          <table:table-cell office:value-type="float" office:value="59922780" table:style-name="ce23">
            <text:p>59,922,780</text:p>
          </table:table-cell>
          <table:table-cell office:value-type="float" office:value="20754860" table:style-name="ce23">
            <text:p>20,754,860</text:p>
          </table:table-cell>
          <table:table-cell office:value-type="float" office:value="320643960" table:style-name="ce23">
            <text:p>320,643,960</text:p>
          </table:table-cell>
          <table:table-cell office:value-type="float" office:value="11415081" table:style-name="ce23">
            <text:p>11,415,081</text:p>
          </table:table-cell>
          <table:table-cell office:value-type="float" office:value="2133601" table:style-name="ce23">
            <text:p>2,133,601</text:p>
          </table:table-cell>
          <table:table-cell office:value-type="float" office:value="49787110" table:style-name="ce23">
            <text:p>49,787,110</text:p>
          </table:table-cell>
          <table:table-cell office:value-type="float" office:value="20754860" table:style-name="ce23">
            <text:p>20,754,860</text:p>
          </table:table-cell>
          <table:table-cell office:value-type="float" office:value="84090652" table:style-name="ce23">
            <text:p>84,090,652</text:p>
          </table:table-cell>
          <table:table-cell table:number-columns-repeated="16372"/>
        </table:table-row>
        <table:table-row table:style-name="ro2">
          <table:table-cell office:value-type="float" office:value="306" table:style-name="ce2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281312962" table:style-name="ce23">
            <text:p>281,312,962</text:p>
          </table:table-cell>
          <table:table-cell office:value-type="float" office:value="6045693" table:style-name="ce23">
            <text:p>6,045,693</text:p>
          </table:table-cell>
          <table:table-cell office:value-type="float" office:value="73279047" table:style-name="ce23">
            <text:p>73,279,047</text:p>
          </table:table-cell>
          <table:table-cell office:value-type="float" office:value="27337026" table:style-name="ce23">
            <text:p>27,337,026</text:p>
          </table:table-cell>
          <table:table-cell office:value-type="float" office:value="387974728" table:style-name="ce23">
            <text:p>387,974,728</text:p>
          </table:table-cell>
          <table:table-cell office:value-type="float" office:value="74432310" table:style-name="ce23">
            <text:p>74,432,310</text:p>
          </table:table-cell>
          <table:table-cell office:value-type="float" office:value="6045693" table:style-name="ce23">
            <text:p>6,045,693</text:p>
          </table:table-cell>
          <table:table-cell office:value-type="float" office:value="67052712" table:style-name="ce23">
            <text:p>67,052,712</text:p>
          </table:table-cell>
          <table:table-cell office:value-type="float" office:value="27337026" table:style-name="ce23">
            <text:p>27,337,026</text:p>
          </table:table-cell>
          <table:table-cell office:value-type="float" office:value="174867741" table:style-name="ce23">
            <text:p>174,867,741</text:p>
          </table:table-cell>
          <table:table-cell table:number-columns-repeated="16372"/>
        </table:table-row>
        <table:table-row table:style-name="ro2">
          <table:table-cell office:value-type="float" office:value="307" table:style-name="ce2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68188167" table:style-name="ce23">
            <text:p>268,188,167</text:p>
          </table:table-cell>
          <table:table-cell office:value-type="float" office:value="2778627" table:style-name="ce23">
            <text:p>2,778,627</text:p>
          </table:table-cell>
          <table:table-cell office:value-type="float" office:value="63795568" table:style-name="ce23">
            <text:p>63,795,568</text:p>
          </table:table-cell>
          <table:table-cell office:value-type="float" office:value="26634490" table:style-name="ce23">
            <text:p>26,634,490</text:p>
          </table:table-cell>
          <table:table-cell office:value-type="float" office:value="361396852" table:style-name="ce23">
            <text:p>361,396,852</text:p>
          </table:table-cell>
          <table:table-cell office:value-type="float" office:value="192374150" table:style-name="ce23">
            <text:p>192,374,150</text:p>
          </table:table-cell>
          <table:table-cell office:value-type="float" office:value="2778627" table:style-name="ce23">
            <text:p>2,778,627</text:p>
          </table:table-cell>
          <table:table-cell office:value-type="float" office:value="63332400" table:style-name="ce23">
            <text:p>63,332,400</text:p>
          </table:table-cell>
          <table:table-cell office:value-type="float" office:value="26634490" table:style-name="ce23">
            <text:p>26,634,490</text:p>
          </table:table-cell>
          <table:table-cell office:value-type="float" office:value="285119667" table:style-name="ce23">
            <text:p>285,119,667</text:p>
          </table:table-cell>
          <table:table-cell table:number-columns-repeated="16372"/>
        </table:table-row>
        <table:table-row table:style-name="ro2">
          <table:table-cell office:value-type="float" office:value="308" table:style-name="ce2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83399341" table:style-name="ce23">
            <text:p>283,399,341</text:p>
          </table:table-cell>
          <table:table-cell office:value-type="float" office:value="2536917" table:style-name="ce23">
            <text:p>2,536,917</text:p>
          </table:table-cell>
          <table:table-cell office:value-type="float" office:value="60463376" table:style-name="ce23">
            <text:p>60,463,376</text:p>
          </table:table-cell>
          <table:table-cell office:value-type="float" office:value="24587627" table:style-name="ce23">
            <text:p>24,587,627</text:p>
          </table:table-cell>
          <table:table-cell office:value-type="float" office:value="370987261" table:style-name="ce23">
            <text:p>370,987,261</text:p>
          </table:table-cell>
          <table:table-cell office:value-type="float" office:value="137564175" table:style-name="ce23">
            <text:p>137,564,175</text:p>
          </table:table-cell>
          <table:table-cell office:value-type="float" office:value="2536917" table:style-name="ce23">
            <text:p>2,536,917</text:p>
          </table:table-cell>
          <table:table-cell office:value-type="float" office:value="58293875" table:style-name="ce23">
            <text:p>58,293,875</text:p>
          </table:table-cell>
          <table:table-cell office:value-type="float" office:value="24587627" table:style-name="ce23">
            <text:p>24,587,627</text:p>
          </table:table-cell>
          <table:table-cell office:value-type="float" office:value="222982594" table:style-name="ce23">
            <text:p>222,982,594</text:p>
          </table:table-cell>
          <table:table-cell table:number-columns-repeated="16372"/>
        </table:table-row>
        <table:table-row table:style-name="ro2">
          <table:table-cell office:value-type="float" office:value="309" table:style-name="ce2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11745094" table:style-name="ce23">
            <text:p>211,745,094</text:p>
          </table:table-cell>
          <table:table-cell office:value-type="float" office:value="2911639" table:style-name="ce23">
            <text:p>2,911,639</text:p>
          </table:table-cell>
          <table:table-cell office:value-type="float" office:value="45456530" table:style-name="ce23">
            <text:p>45,456,530</text:p>
          </table:table-cell>
          <table:table-cell office:value-type="float" office:value="18924852" table:style-name="ce23">
            <text:p>18,924,852</text:p>
          </table:table-cell>
          <table:table-cell office:value-type="float" office:value="279038115" table:style-name="ce23">
            <text:p>279,038,115</text:p>
          </table:table-cell>
          <table:table-cell office:value-type="float" office:value="136263382" table:style-name="ce23">
            <text:p>136,263,382</text:p>
          </table:table-cell>
          <table:table-cell office:value-type="float" office:value="2911639" table:style-name="ce23">
            <text:p>2,911,639</text:p>
          </table:table-cell>
          <table:table-cell office:value-type="float" office:value="43406196" table:style-name="ce23">
            <text:p>43,406,196</text:p>
          </table:table-cell>
          <table:table-cell office:value-type="float" office:value="18924852" table:style-name="ce23">
            <text:p>18,924,852</text:p>
          </table:table-cell>
          <table:table-cell office:value-type="float" office:value="201506069" table:style-name="ce23">
            <text:p>201,506,069</text:p>
          </table:table-cell>
          <table:table-cell table:number-columns-repeated="16372"/>
        </table:table-row>
        <table:table-row table:style-name="ro2">
          <table:table-cell office:value-type="float" office:value="310" table:style-name="ce2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81738287" table:style-name="ce23">
            <text:p>181,738,287</text:p>
          </table:table-cell>
          <table:table-cell office:value-type="float" office:value="1387804" table:style-name="ce23">
            <text:p>1,387,804</text:p>
          </table:table-cell>
          <table:table-cell office:value-type="float" office:value="38498161" table:style-name="ce23">
            <text:p>38,498,161</text:p>
          </table:table-cell>
          <table:table-cell office:value-type="float" office:value="18185079" table:style-name="ce23">
            <text:p>18,185,079</text:p>
          </table:table-cell>
          <table:table-cell office:value-type="float" office:value="239809331" table:style-name="ce23">
            <text:p>239,809,331</text:p>
          </table:table-cell>
          <table:table-cell office:value-type="float" office:value="80949792" table:style-name="ce23">
            <text:p>80,949,792</text:p>
          </table:table-cell>
          <table:table-cell office:value-type="float" office:value="1387804" table:style-name="ce23">
            <text:p>1,387,804</text:p>
          </table:table-cell>
          <table:table-cell office:value-type="float" office:value="37020494" table:style-name="ce23">
            <text:p>37,020,494</text:p>
          </table:table-cell>
          <table:table-cell office:value-type="float" office:value="18185079" table:style-name="ce23">
            <text:p>18,185,079</text:p>
          </table:table-cell>
          <table:table-cell office:value-type="float" office:value="137543169" table:style-name="ce23">
            <text:p>137,543,169</text:p>
          </table:table-cell>
          <table:table-cell table:number-columns-repeated="16372"/>
        </table:table-row>
        <table:table-row table:style-name="ro2">
          <table:table-cell office:value-type="float" office:value="311" table:style-name="ce2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197433966" table:style-name="ce23">
            <text:p>197,433,966</text:p>
          </table:table-cell>
          <table:table-cell office:value-type="float" office:value="1598414" table:style-name="ce23">
            <text:p>1,598,414</text:p>
          </table:table-cell>
          <table:table-cell office:value-type="float" office:value="31838015" table:style-name="ce23">
            <text:p>31,838,015</text:p>
          </table:table-cell>
          <table:table-cell office:value-type="float" office:value="19914650" table:style-name="ce23">
            <text:p>19,914,650</text:p>
          </table:table-cell>
          <table:table-cell office:value-type="float" office:value="250785045" table:style-name="ce23">
            <text:p>250,785,045</text:p>
          </table:table-cell>
          <table:table-cell office:value-type="float" office:value="81597772" table:style-name="ce23">
            <text:p>81,597,772</text:p>
          </table:table-cell>
          <table:table-cell office:value-type="float" office:value="1598414" table:style-name="ce23">
            <text:p>1,598,414</text:p>
          </table:table-cell>
          <table:table-cell office:value-type="float" office:value="28729512" table:style-name="ce23">
            <text:p>28,729,512</text:p>
          </table:table-cell>
          <table:table-cell office:value-type="float" office:value="19914650" table:style-name="ce23">
            <text:p>19,914,650</text:p>
          </table:table-cell>
          <table:table-cell office:value-type="float" office:value="131840348" table:style-name="ce23">
            <text:p>131,840,348</text:p>
          </table:table-cell>
          <table:table-cell table:number-columns-repeated="16372"/>
        </table:table-row>
        <table:table-row table:style-name="ro2">
          <table:table-cell office:value-type="float" office:value="312" table:style-name="ce2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47505789" table:style-name="ce23">
            <text:p>247,505,789</text:p>
          </table:table-cell>
          <table:table-cell office:value-type="float" office:value="2625412" table:style-name="ce23">
            <text:p>2,625,412</text:p>
          </table:table-cell>
          <table:table-cell office:value-type="float" office:value="50328859" table:style-name="ce23">
            <text:p>50,328,859</text:p>
          </table:table-cell>
          <table:table-cell office:value-type="float" office:value="23259754" table:style-name="ce23">
            <text:p>23,259,754</text:p>
          </table:table-cell>
          <table:table-cell office:value-type="float" office:value="323719814" table:style-name="ce23">
            <text:p>323,719,814</text:p>
          </table:table-cell>
          <table:table-cell office:value-type="float" office:value="98709636" table:style-name="ce23">
            <text:p>98,709,636</text:p>
          </table:table-cell>
          <table:table-cell office:value-type="float" office:value="2625412" table:style-name="ce23">
            <text:p>2,625,412</text:p>
          </table:table-cell>
          <table:table-cell office:value-type="float" office:value="40678857" table:style-name="ce23">
            <text:p>40,678,857</text:p>
          </table:table-cell>
          <table:table-cell office:value-type="float" office:value="23259754" table:style-name="ce23">
            <text:p>23,259,754</text:p>
          </table:table-cell>
          <table:table-cell office:value-type="float" office:value="165273659" table:style-name="ce23">
            <text:p>165,273,659</text:p>
          </table:table-cell>
          <table:table-cell table:number-columns-repeated="16372"/>
        </table:table-row>
        <table:table-row table:style-name="ro2">
          <table:table-cell office:value-type="float" office:value="313" table:style-name="ce2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212688629" table:style-name="ce23">
            <text:p>212,688,629</text:p>
          </table:table-cell>
          <table:table-cell office:value-type="float" office:value="1491977" table:style-name="ce23">
            <text:p>1,491,977</text:p>
          </table:table-cell>
          <table:table-cell office:value-type="float" office:value="58912212" table:style-name="ce23">
            <text:p>58,912,212</text:p>
          </table:table-cell>
          <table:table-cell office:value-type="float" office:value="21003949" table:style-name="ce23">
            <text:p>21,003,949</text:p>
          </table:table-cell>
          <table:table-cell office:value-type="float" office:value="294096767" table:style-name="ce23">
            <text:p>294,096,767</text:p>
          </table:table-cell>
          <table:table-cell office:value-type="float" office:value="109428264" table:style-name="ce23">
            <text:p>109,428,264</text:p>
          </table:table-cell>
          <table:table-cell office:value-type="float" office:value="1491977" table:style-name="ce23">
            <text:p>1,491,977</text:p>
          </table:table-cell>
          <table:table-cell office:value-type="float" office:value="55583544" table:style-name="ce23">
            <text:p>55,583,544</text:p>
          </table:table-cell>
          <table:table-cell office:value-type="float" office:value="21003949" table:style-name="ce23">
            <text:p>21,003,949</text:p>
          </table:table-cell>
          <table:table-cell office:value-type="float" office:value="187507734" table:style-name="ce23">
            <text:p>187,507,734</text:p>
          </table:table-cell>
          <table:table-cell table:number-columns-repeated="16372"/>
        </table:table-row>
        <table:table-row table:style-name="ro2">
          <table:table-cell office:value-type="float" office:value="314" table:style-name="ce2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17960879" table:style-name="ce23">
            <text:p>117,960,879</text:p>
          </table:table-cell>
          <table:table-cell office:value-type="float" office:value="1127864" table:style-name="ce23">
            <text:p>1,127,864</text:p>
          </table:table-cell>
          <table:table-cell office:value-type="float" office:value="25689882" table:style-name="ce23">
            <text:p>25,689,882</text:p>
          </table:table-cell>
          <table:table-cell office:value-type="float" office:value="12836533" table:style-name="ce23">
            <text:p>12,836,533</text:p>
          </table:table-cell>
          <table:table-cell office:value-type="float" office:value="157615158" table:style-name="ce23">
            <text:p>157,615,158</text:p>
          </table:table-cell>
          <table:table-cell office:value-type="float" office:value="50265214" table:style-name="ce23">
            <text:p>50,265,214</text:p>
          </table:table-cell>
          <table:table-cell office:value-type="float" office:value="1127864" table:style-name="ce23">
            <text:p>1,127,864</text:p>
          </table:table-cell>
          <table:table-cell office:value-type="float" office:value="20140881" table:style-name="ce23">
            <text:p>20,140,881</text:p>
          </table:table-cell>
          <table:table-cell office:value-type="float" office:value="12836533" table:style-name="ce23">
            <text:p>12,836,533</text:p>
          </table:table-cell>
          <table:table-cell office:value-type="float" office:value="84370492" table:style-name="ce23">
            <text:p>84,370,492</text:p>
          </table:table-cell>
          <table:table-cell table:number-columns-repeated="16372"/>
        </table:table-row>
        <table:table-row table:style-name="ro2">
          <table:table-cell office:value-type="float" office:value="315" table:style-name="ce2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37499090" table:style-name="ce23">
            <text:p>137,499,090</text:p>
          </table:table-cell>
          <table:table-cell office:value-type="float" office:value="1093963" table:style-name="ce23">
            <text:p>1,093,963</text:p>
          </table:table-cell>
          <table:table-cell office:value-type="float" office:value="39577088" table:style-name="ce23">
            <text:p>39,577,088</text:p>
          </table:table-cell>
          <table:table-cell office:value-type="float" office:value="15077258" table:style-name="ce23">
            <text:p>15,077,258</text:p>
          </table:table-cell>
          <table:table-cell office:value-type="float" office:value="193247399" table:style-name="ce23">
            <text:p>193,247,399</text:p>
          </table:table-cell>
          <table:table-cell office:value-type="float" office:value="106850815" table:style-name="ce23">
            <text:p>106,850,815</text:p>
          </table:table-cell>
          <table:table-cell office:value-type="float" office:value="1093963" table:style-name="ce23">
            <text:p>1,093,963</text:p>
          </table:table-cell>
          <table:table-cell office:value-type="float" office:value="39450088" table:style-name="ce23">
            <text:p>39,450,088</text:p>
          </table:table-cell>
          <table:table-cell office:value-type="float" office:value="15077258" table:style-name="ce23">
            <text:p>15,077,258</text:p>
          </table:table-cell>
          <table:table-cell office:value-type="float" office:value="162472124" table:style-name="ce23">
            <text:p>162,472,124</text:p>
          </table:table-cell>
          <table:table-cell table:number-columns-repeated="16372"/>
        </table:table-row>
        <table:table-row table:style-name="ro2">
          <table:table-cell office:value-type="float" office:value="316" table:style-name="ce2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71259187" table:style-name="ce23">
            <text:p>371,259,187</text:p>
          </table:table-cell>
          <table:table-cell office:value-type="float" office:value="2312303" table:style-name="ce23">
            <text:p>2,312,303</text:p>
          </table:table-cell>
          <table:table-cell office:value-type="float" office:value="60119767" table:style-name="ce23">
            <text:p>60,119,767</text:p>
          </table:table-cell>
          <table:table-cell office:value-type="float" office:value="29505192" table:style-name="ce23">
            <text:p>29,505,192</text:p>
          </table:table-cell>
          <table:table-cell office:value-type="float" office:value="463196449" table:style-name="ce23">
            <text:p>463,196,449</text:p>
          </table:table-cell>
          <table:table-cell office:value-type="float" office:value="155518459" table:style-name="ce23">
            <text:p>155,518,459</text:p>
          </table:table-cell>
          <table:table-cell office:value-type="float" office:value="2312303" table:style-name="ce23">
            <text:p>2,312,303</text:p>
          </table:table-cell>
          <table:table-cell office:value-type="float" office:value="54695086" table:style-name="ce23">
            <text:p>54,695,086</text:p>
          </table:table-cell>
          <table:table-cell office:value-type="float" office:value="29505192" table:style-name="ce23">
            <text:p>29,505,192</text:p>
          </table:table-cell>
          <table:table-cell office:value-type="float" office:value="242031040" table:style-name="ce23">
            <text:p>242,031,040</text:p>
          </table:table-cell>
          <table:table-cell table:number-columns-repeated="16372"/>
        </table:table-row>
        <table:table-row table:style-name="ro2">
          <table:table-cell office:value-type="float" office:value="317" table:style-name="ce2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59810305" table:style-name="ce23">
            <text:p>259,810,305</text:p>
          </table:table-cell>
          <table:table-cell office:value-type="float" office:value="5742392" table:style-name="ce23">
            <text:p>5,742,392</text:p>
          </table:table-cell>
          <table:table-cell office:value-type="float" office:value="51038777" table:style-name="ce23">
            <text:p>51,038,777</text:p>
          </table:table-cell>
          <table:table-cell office:value-type="float" office:value="23678502" table:style-name="ce23">
            <text:p>23,678,502</text:p>
          </table:table-cell>
          <table:table-cell office:value-type="float" office:value="340269976" table:style-name="ce23">
            <text:p>340,269,976</text:p>
          </table:table-cell>
          <table:table-cell office:value-type="float" office:value="186465493" table:style-name="ce23">
            <text:p>186,465,493</text:p>
          </table:table-cell>
          <table:table-cell office:value-type="float" office:value="5742392" table:style-name="ce23">
            <text:p>5,742,392</text:p>
          </table:table-cell>
          <table:table-cell office:value-type="float" office:value="48851610" table:style-name="ce23">
            <text:p>48,851,610</text:p>
          </table:table-cell>
          <table:table-cell office:value-type="float" office:value="23678502" table:style-name="ce23">
            <text:p>23,678,502</text:p>
          </table:table-cell>
          <table:table-cell office:value-type="float" office:value="264737997" table:style-name="ce23">
            <text:p>264,737,997</text:p>
          </table:table-cell>
          <table:table-cell table:number-columns-repeated="16372"/>
        </table:table-row>
        <table:table-row table:style-name="ro2">
          <table:table-cell office:value-type="float" office:value="318" table:style-name="ce2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31335080" table:style-name="ce23">
            <text:p>131,335,080</text:p>
          </table:table-cell>
          <table:table-cell office:value-type="float" office:value="982474" table:style-name="ce23">
            <text:p>982,474</text:p>
          </table:table-cell>
          <table:table-cell office:value-type="float" office:value="30656643" table:style-name="ce23">
            <text:p>30,656,643</text:p>
          </table:table-cell>
          <table:table-cell office:value-type="float" office:value="14499168" table:style-name="ce23">
            <text:p>14,499,168</text:p>
          </table:table-cell>
          <table:table-cell office:value-type="float" office:value="177473365" table:style-name="ce23">
            <text:p>177,473,365</text:p>
          </table:table-cell>
          <table:table-cell office:value-type="float" office:value="77465491" table:style-name="ce23">
            <text:p>77,465,491</text:p>
          </table:table-cell>
          <table:table-cell office:value-type="float" office:value="982474" table:style-name="ce23">
            <text:p>982,474</text:p>
          </table:table-cell>
          <table:table-cell office:value-type="float" office:value="26786142" table:style-name="ce23">
            <text:p>26,786,142</text:p>
          </table:table-cell>
          <table:table-cell office:value-type="float" office:value="14499168" table:style-name="ce23">
            <text:p>14,499,168</text:p>
          </table:table-cell>
          <table:table-cell office:value-type="float" office:value="119733275" table:style-name="ce23">
            <text:p>119,733,275</text:p>
          </table:table-cell>
          <table:table-cell table:number-columns-repeated="16372"/>
        </table:table-row>
        <table:table-row table:style-name="ro2">
          <table:table-cell office:value-type="float" office:value="319" table:style-name="ce2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77787532" table:style-name="ce23">
            <text:p>177,787,532</text:p>
          </table:table-cell>
          <table:table-cell office:value-type="float" office:value="1774683" table:style-name="ce23">
            <text:p>1,774,683</text:p>
          </table:table-cell>
          <table:table-cell office:value-type="float" office:value="46741795" table:style-name="ce23">
            <text:p>46,741,795</text:p>
          </table:table-cell>
          <table:table-cell office:value-type="float" office:value="14712269" table:style-name="ce23">
            <text:p>14,712,269</text:p>
          </table:table-cell>
          <table:table-cell office:value-type="float" office:value="241016279" table:style-name="ce23">
            <text:p>241,016,279</text:p>
          </table:table-cell>
          <table:table-cell office:value-type="float" office:value="52035082" table:style-name="ce23">
            <text:p>52,035,082</text:p>
          </table:table-cell>
          <table:table-cell office:value-type="float" office:value="1774683" table:style-name="ce23">
            <text:p>1,774,683</text:p>
          </table:table-cell>
          <table:table-cell office:value-type="float" office:value="39219127" table:style-name="ce23">
            <text:p>39,219,127</text:p>
          </table:table-cell>
          <table:table-cell office:value-type="float" office:value="14712269" table:style-name="ce23">
            <text:p>14,712,269</text:p>
          </table:table-cell>
          <table:table-cell office:value-type="float" office:value="107741161" table:style-name="ce23">
            <text:p>107,741,161</text:p>
          </table:table-cell>
          <table:table-cell table:number-columns-repeated="16372"/>
        </table:table-row>
        <table:table-row table:style-name="ro2">
          <table:table-cell office:value-type="float" office:value="320" table:style-name="ce2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16035995" table:style-name="ce23">
            <text:p>216,035,995</text:p>
          </table:table-cell>
          <table:table-cell office:value-type="float" office:value="1585059" table:style-name="ce23">
            <text:p>1,585,059</text:p>
          </table:table-cell>
          <table:table-cell office:value-type="float" office:value="46589786" table:style-name="ce23">
            <text:p>46,589,786</text:p>
          </table:table-cell>
          <table:table-cell office:value-type="float" office:value="21742747" table:style-name="ce23">
            <text:p>21,742,747</text:p>
          </table:table-cell>
          <table:table-cell office:value-type="float" office:value="285953587" table:style-name="ce23">
            <text:p>285,953,587</text:p>
          </table:table-cell>
          <table:table-cell office:value-type="float" office:value="111782502" table:style-name="ce23">
            <text:p>111,782,502</text:p>
          </table:table-cell>
          <table:table-cell office:value-type="float" office:value="1585059" table:style-name="ce23">
            <text:p>1,585,059</text:p>
          </table:table-cell>
          <table:table-cell office:value-type="float" office:value="37642118" table:style-name="ce23">
            <text:p>37,642,118</text:p>
          </table:table-cell>
          <table:table-cell office:value-type="float" office:value="21742747" table:style-name="ce23">
            <text:p>21,742,747</text:p>
          </table:table-cell>
          <table:table-cell office:value-type="float" office:value="172752426" table:style-name="ce23">
            <text:p>172,752,426</text:p>
          </table:table-cell>
          <table:table-cell table:number-columns-repeated="16372"/>
        </table:table-row>
        <table:table-row table:style-name="ro2">
          <table:table-cell office:value-type="float" office:value="330" table:style-name="ce2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1002106573" table:style-name="ce23">
            <text:p>1,002,106,573</text:p>
          </table:table-cell>
          <table:table-cell office:value-type="float" office:value="18283505" table:style-name="ce23">
            <text:p>18,283,505</text:p>
          </table:table-cell>
          <table:table-cell office:value-type="float" office:value="212317811" table:style-name="ce23">
            <text:p>212,317,811</text:p>
          </table:table-cell>
          <table:table-cell office:value-type="float" office:value="82441401" table:style-name="ce23">
            <text:p>82,441,401</text:p>
          </table:table-cell>
          <table:table-cell office:value-type="float" office:value="1315149290" table:style-name="ce23">
            <text:p>1,315,149,290</text:p>
          </table:table-cell>
          <table:table-cell office:value-type="float" office:value="380933570" table:style-name="ce23">
            <text:p>380,933,570</text:p>
          </table:table-cell>
          <table:table-cell office:value-type="float" office:value="18283505" table:style-name="ce23">
            <text:p>18,283,505</text:p>
          </table:table-cell>
          <table:table-cell office:value-type="float" office:value="180555815" table:style-name="ce23">
            <text:p>180,555,815</text:p>
          </table:table-cell>
          <table:table-cell office:value-type="float" office:value="82441401" table:style-name="ce23">
            <text:p>82,441,401</text:p>
          </table:table-cell>
          <table:table-cell office:value-type="float" office:value="662214291" table:style-name="ce23">
            <text:p>662,214,291</text:p>
          </table:table-cell>
          <table:table-cell table:number-columns-repeated="16372"/>
        </table:table-row>
        <table:table-row table:style-name="ro2">
          <table:table-cell office:value-type="float" office:value="331" table:style-name="ce2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63757925" table:style-name="ce23">
            <text:p>263,757,925</text:p>
          </table:table-cell>
          <table:table-cell office:value-type="float" office:value="3454169" table:style-name="ce23">
            <text:p>3,454,169</text:p>
          </table:table-cell>
          <table:table-cell office:value-type="float" office:value="53033121" table:style-name="ce23">
            <text:p>53,033,121</text:p>
          </table:table-cell>
          <table:table-cell office:value-type="float" office:value="22014909" table:style-name="ce23">
            <text:p>22,014,909</text:p>
          </table:table-cell>
          <table:table-cell office:value-type="float" office:value="342260124" table:style-name="ce23">
            <text:p>342,260,124</text:p>
          </table:table-cell>
          <table:table-cell office:value-type="float" office:value="92235426" table:style-name="ce23">
            <text:p>92,235,426</text:p>
          </table:table-cell>
          <table:table-cell office:value-type="float" office:value="3454169" table:style-name="ce23">
            <text:p>3,454,169</text:p>
          </table:table-cell>
          <table:table-cell office:value-type="float" office:value="48088953" table:style-name="ce23">
            <text:p>48,088,953</text:p>
          </table:table-cell>
          <table:table-cell office:value-type="float" office:value="22014909" table:style-name="ce23">
            <text:p>22,014,909</text:p>
          </table:table-cell>
          <table:table-cell office:value-type="float" office:value="165793457" table:style-name="ce23">
            <text:p>165,793,457</text:p>
          </table:table-cell>
          <table:table-cell table:number-columns-repeated="16372"/>
        </table:table-row>
        <table:table-row table:style-name="ro2">
          <table:table-cell office:value-type="float" office:value="332" table:style-name="ce2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26535499" table:style-name="ce23">
            <text:p>226,535,499</text:p>
          </table:table-cell>
          <table:table-cell office:value-type="float" office:value="2004367" table:style-name="ce23">
            <text:p>2,004,367</text:p>
          </table:table-cell>
          <table:table-cell office:value-type="float" office:value="42642714" table:style-name="ce23">
            <text:p>42,642,714</text:p>
          </table:table-cell>
          <table:table-cell office:value-type="float" office:value="18542370" table:style-name="ce23">
            <text:p>18,542,370</text:p>
          </table:table-cell>
          <table:table-cell office:value-type="float" office:value="289724950" table:style-name="ce23">
            <text:p>289,724,950</text:p>
          </table:table-cell>
          <table:table-cell office:value-type="float" office:value="100010374" table:style-name="ce23">
            <text:p>100,010,374</text:p>
          </table:table-cell>
          <table:table-cell office:value-type="float" office:value="2004367" table:style-name="ce23">
            <text:p>2,004,367</text:p>
          </table:table-cell>
          <table:table-cell office:value-type="float" office:value="39849214" table:style-name="ce23">
            <text:p>39,849,214</text:p>
          </table:table-cell>
          <table:table-cell office:value-type="float" office:value="18542370" table:style-name="ce23">
            <text:p>18,542,370</text:p>
          </table:table-cell>
          <table:table-cell office:value-type="float" office:value="160406325" table:style-name="ce23">
            <text:p>160,406,325</text:p>
          </table:table-cell>
          <table:table-cell table:number-columns-repeated="16372"/>
        </table:table-row>
        <table:table-row table:style-name="ro2">
          <table:table-cell office:value-type="float" office:value="333" table:style-name="ce2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297545210" table:style-name="ce23">
            <text:p>297,545,210</text:p>
          </table:table-cell>
          <table:table-cell office:value-type="float" office:value="2249075" table:style-name="ce23">
            <text:p>2,249,075</text:p>
          </table:table-cell>
          <table:table-cell office:value-type="float" office:value="56076931" table:style-name="ce23">
            <text:p>56,076,931</text:p>
          </table:table-cell>
          <table:table-cell office:value-type="float" office:value="22889931" table:style-name="ce23">
            <text:p>22,889,931</text:p>
          </table:table-cell>
          <table:table-cell office:value-type="float" office:value="378761147" table:style-name="ce23">
            <text:p>378,761,147</text:p>
          </table:table-cell>
          <table:table-cell office:value-type="float" office:value="151049071" table:style-name="ce23">
            <text:p>151,049,071</text:p>
          </table:table-cell>
          <table:table-cell office:value-type="float" office:value="2249075" table:style-name="ce23">
            <text:p>2,249,075</text:p>
          </table:table-cell>
          <table:table-cell office:value-type="float" office:value="53554931" table:style-name="ce23">
            <text:p>53,554,931</text:p>
          </table:table-cell>
          <table:table-cell office:value-type="float" office:value="22889931" table:style-name="ce23">
            <text:p>22,889,931</text:p>
          </table:table-cell>
          <table:table-cell office:value-type="float" office:value="229743008" table:style-name="ce23">
            <text:p>229,743,008</text:p>
          </table:table-cell>
          <table:table-cell table:number-columns-repeated="16372"/>
        </table:table-row>
        <table:table-row table:style-name="ro2">
          <table:table-cell office:value-type="float" office:value="334" table:style-name="ce2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79352437" table:style-name="ce23">
            <text:p>179,352,437</text:p>
          </table:table-cell>
          <table:table-cell office:value-type="float" office:value="2514069" table:style-name="ce23">
            <text:p>2,514,069</text:p>
          </table:table-cell>
          <table:table-cell office:value-type="float" office:value="33473420" table:style-name="ce23">
            <text:p>33,473,420</text:p>
          </table:table-cell>
          <table:table-cell office:value-type="float" office:value="14831741" table:style-name="ce23">
            <text:p>14,831,741</text:p>
          </table:table-cell>
          <table:table-cell office:value-type="float" office:value="230171667" table:style-name="ce23">
            <text:p>230,171,667</text:p>
          </table:table-cell>
          <table:table-cell office:value-type="float" office:value="57754517" table:style-name="ce23">
            <text:p>57,754,517</text:p>
          </table:table-cell>
          <table:table-cell office:value-type="float" office:value="2514069" table:style-name="ce23">
            <text:p>2,514,069</text:p>
          </table:table-cell>
          <table:table-cell office:value-type="float" office:value="31156418" table:style-name="ce23">
            <text:p>31,156,418</text:p>
          </table:table-cell>
          <table:table-cell office:value-type="float" office:value="14831741" table:style-name="ce23">
            <text:p>14,831,741</text:p>
          </table:table-cell>
          <table:table-cell office:value-type="float" office:value="106256745" table:style-name="ce23">
            <text:p>106,256,745</text:p>
          </table:table-cell>
          <table:table-cell table:number-columns-repeated="16372"/>
        </table:table-row>
        <table:table-row table:style-name="ro2">
          <table:table-cell office:value-type="float" office:value="335" table:style-name="ce2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38954451" table:style-name="ce23">
            <text:p>238,954,451</text:p>
          </table:table-cell>
          <table:table-cell office:value-type="float" office:value="1561393" table:style-name="ce23">
            <text:p>1,561,393</text:p>
          </table:table-cell>
          <table:table-cell office:value-type="float" office:value="43841891" table:style-name="ce23">
            <text:p>43,841,891</text:p>
          </table:table-cell>
          <table:table-cell office:value-type="float" office:value="20402787" table:style-name="ce23">
            <text:p>20,402,787</text:p>
          </table:table-cell>
          <table:table-cell office:value-type="float" office:value="304760522" table:style-name="ce23">
            <text:p>304,760,522</text:p>
          </table:table-cell>
          <table:table-cell office:value-type="float" office:value="105685343" table:style-name="ce23">
            <text:p>105,685,343</text:p>
          </table:table-cell>
          <table:table-cell office:value-type="float" office:value="1561393" table:style-name="ce23">
            <text:p>1,561,393</text:p>
          </table:table-cell>
          <table:table-cell office:value-type="float" office:value="42155390" table:style-name="ce23">
            <text:p>42,155,390</text:p>
          </table:table-cell>
          <table:table-cell office:value-type="float" office:value="20402787" table:style-name="ce23">
            <text:p>20,402,787</text:p>
          </table:table-cell>
          <table:table-cell office:value-type="float" office:value="169804913" table:style-name="ce23">
            <text:p>169,804,913</text:p>
          </table:table-cell>
          <table:table-cell table:number-columns-repeated="16372"/>
        </table:table-row>
        <table:table-row table:style-name="ro2">
          <table:table-cell office:value-type="float" office:value="336" table:style-name="ce2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23895056" table:style-name="ce23">
            <text:p>223,895,056</text:p>
          </table:table-cell>
          <table:table-cell office:value-type="float" office:value="2093340" table:style-name="ce23">
            <text:p>2,093,340</text:p>
          </table:table-cell>
          <table:table-cell office:value-type="float" office:value="46532322" table:style-name="ce23">
            <text:p>46,532,322</text:p>
          </table:table-cell>
          <table:table-cell office:value-type="float" office:value="17799813" table:style-name="ce23">
            <text:p>17,799,813</text:p>
          </table:table-cell>
          <table:table-cell office:value-type="float" office:value="290320531" table:style-name="ce23">
            <text:p>290,320,531</text:p>
          </table:table-cell>
          <table:table-cell office:value-type="float" office:value="71010315" table:style-name="ce23">
            <text:p>71,010,315</text:p>
          </table:table-cell>
          <table:table-cell office:value-type="float" office:value="2093340" table:style-name="ce23">
            <text:p>2,093,340</text:p>
          </table:table-cell>
          <table:table-cell office:value-type="float" office:value="40701321" table:style-name="ce23">
            <text:p>40,701,321</text:p>
          </table:table-cell>
          <table:table-cell office:value-type="float" office:value="17799813" table:style-name="ce23">
            <text:p>17,799,813</text:p>
          </table:table-cell>
          <table:table-cell office:value-type="float" office:value="131604789" table:style-name="ce23">
            <text:p>131,604,789</text:p>
          </table:table-cell>
          <table:table-cell table:number-columns-repeated="16372"/>
        </table:table-row>
        <table:table-row table:style-name="ro2">
          <table:table-cell office:value-type="float" office:value="340" table:style-name="ce2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07727302" table:style-name="ce23">
            <text:p>107,727,302</text:p>
          </table:table-cell>
          <table:table-cell office:value-type="float" office:value="922374" table:style-name="ce23">
            <text:p>922,374</text:p>
          </table:table-cell>
          <table:table-cell office:value-type="float" office:value="26347029" table:style-name="ce23">
            <text:p>26,347,029</text:p>
          </table:table-cell>
          <table:table-cell office:value-type="float" office:value="12799261" table:style-name="ce23">
            <text:p>12,799,261</text:p>
          </table:table-cell>
          <table:table-cell office:value-type="float" office:value="147795966" table:style-name="ce23">
            <text:p>147,795,966</text:p>
          </table:table-cell>
          <table:table-cell office:value-type="float" office:value="56513756" table:style-name="ce23">
            <text:p>56,513,756</text:p>
          </table:table-cell>
          <table:table-cell office:value-type="float" office:value="922374" table:style-name="ce23">
            <text:p>922,374</text:p>
          </table:table-cell>
          <table:table-cell office:value-type="float" office:value="25341028" table:style-name="ce23">
            <text:p>25,341,028</text:p>
          </table:table-cell>
          <table:table-cell office:value-type="float" office:value="12799261" table:style-name="ce23">
            <text:p>12,799,261</text:p>
          </table:table-cell>
          <table:table-cell office:value-type="float" office:value="95576419" table:style-name="ce23">
            <text:p>95,576,419</text:p>
          </table:table-cell>
          <table:table-cell table:number-columns-repeated="16372"/>
        </table:table-row>
        <table:table-row table:style-name="ro2">
          <table:table-cell office:value-type="float" office:value="341" table:style-name="ce2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52727202" table:style-name="ce23">
            <text:p>352,727,202</text:p>
          </table:table-cell>
          <table:table-cell office:value-type="float" office:value="5894061" table:style-name="ce23">
            <text:p>5,894,061</text:p>
          </table:table-cell>
          <table:table-cell office:value-type="float" office:value="66611799" table:style-name="ce23">
            <text:p>66,611,799</text:p>
          </table:table-cell>
          <table:table-cell office:value-type="float" office:value="35495686" table:style-name="ce23">
            <text:p>35,495,686</text:p>
          </table:table-cell>
          <table:table-cell office:value-type="float" office:value="460728748" table:style-name="ce23">
            <text:p>460,728,748</text:p>
          </table:table-cell>
          <table:table-cell office:value-type="float" office:value="249804255" table:style-name="ce23">
            <text:p>249,804,255</text:p>
          </table:table-cell>
          <table:table-cell office:value-type="float" office:value="5894061" table:style-name="ce23">
            <text:p>5,894,061</text:p>
          </table:table-cell>
          <table:table-cell office:value-type="float" office:value="65187632" table:style-name="ce23">
            <text:p>65,187,632</text:p>
          </table:table-cell>
          <table:table-cell office:value-type="float" office:value="35495686" table:style-name="ce23">
            <text:p>35,495,686</text:p>
          </table:table-cell>
          <table:table-cell office:value-type="float" office:value="356381634" table:style-name="ce23">
            <text:p>356,381,634</text:p>
          </table:table-cell>
          <table:table-cell table:number-columns-repeated="16372"/>
        </table:table-row>
        <table:table-row table:style-name="ro2">
          <table:table-cell office:value-type="float" office:value="342" table:style-name="ce2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25927283" table:style-name="ce23">
            <text:p>125,927,283</text:p>
          </table:table-cell>
          <table:table-cell office:value-type="float" office:value="1426157" table:style-name="ce23">
            <text:p>1,426,157</text:p>
          </table:table-cell>
          <table:table-cell office:value-type="float" office:value="26816877" table:style-name="ce23">
            <text:p>26,816,877</text:p>
          </table:table-cell>
          <table:table-cell office:value-type="float" office:value="11704456" table:style-name="ce23">
            <text:p>11,704,456</text:p>
          </table:table-cell>
          <table:table-cell office:value-type="float" office:value="165874773" table:style-name="ce23">
            <text:p>165,874,773</text:p>
          </table:table-cell>
          <table:table-cell office:value-type="float" office:value="87298366" table:style-name="ce23">
            <text:p>87,298,366</text:p>
          </table:table-cell>
          <table:table-cell office:value-type="float" office:value="1426157" table:style-name="ce23">
            <text:p>1,426,157</text:p>
          </table:table-cell>
          <table:table-cell office:value-type="float" office:value="25660715" table:style-name="ce23">
            <text:p>25,660,715</text:p>
          </table:table-cell>
          <table:table-cell office:value-type="float" office:value="11704456" table:style-name="ce23">
            <text:p>11,704,456</text:p>
          </table:table-cell>
          <table:table-cell office:value-type="float" office:value="126089694" table:style-name="ce23">
            <text:p>126,089,694</text:p>
          </table:table-cell>
          <table:table-cell table:number-columns-repeated="16372"/>
        </table:table-row>
        <table:table-row table:style-name="ro2">
          <table:table-cell office:value-type="float" office:value="343" table:style-name="ce2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79785375" table:style-name="ce23">
            <text:p>179,785,375</text:p>
          </table:table-cell>
          <table:table-cell office:value-type="float" office:value="1371309" table:style-name="ce23">
            <text:p>1,371,309</text:p>
          </table:table-cell>
          <table:table-cell office:value-type="float" office:value="35964109" table:style-name="ce23">
            <text:p>35,964,109</text:p>
          </table:table-cell>
          <table:table-cell office:value-type="float" office:value="16728654" table:style-name="ce23">
            <text:p>16,728,654</text:p>
          </table:table-cell>
          <table:table-cell office:value-type="float" office:value="233849447" table:style-name="ce23">
            <text:p>233,849,447</text:p>
          </table:table-cell>
          <table:table-cell office:value-type="float" office:value="113928438" table:style-name="ce23">
            <text:p>113,928,438</text:p>
          </table:table-cell>
          <table:table-cell office:value-type="float" office:value="1371309" table:style-name="ce23">
            <text:p>1,371,309</text:p>
          </table:table-cell>
          <table:table-cell office:value-type="float" office:value="35226109" table:style-name="ce23">
            <text:p>35,226,109</text:p>
          </table:table-cell>
          <table:table-cell office:value-type="float" office:value="16728654" table:style-name="ce23">
            <text:p>16,728,654</text:p>
          </table:table-cell>
          <table:table-cell office:value-type="float" office:value="167254510" table:style-name="ce23">
            <text:p>167,254,510</text:p>
          </table:table-cell>
          <table:table-cell table:number-columns-repeated="16372"/>
        </table:table-row>
        <table:table-row table:style-name="ro2">
          <table:table-cell office:value-type="float" office:value="344" table:style-name="ce2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30289791" table:style-name="ce23">
            <text:p>230,289,791</text:p>
          </table:table-cell>
          <table:table-cell office:value-type="float" office:value="2153432" table:style-name="ce23">
            <text:p>2,153,432</text:p>
          </table:table-cell>
          <table:table-cell office:value-type="float" office:value="48521200" table:style-name="ce23">
            <text:p>48,521,200</text:p>
          </table:table-cell>
          <table:table-cell office:value-type="float" office:value="20602750" table:style-name="ce23">
            <text:p>20,602,750</text:p>
          </table:table-cell>
          <table:table-cell office:value-type="float" office:value="301567173" table:style-name="ce23">
            <text:p>301,567,173</text:p>
          </table:table-cell>
          <table:table-cell office:value-type="float" office:value="118583453" table:style-name="ce23">
            <text:p>118,583,453</text:p>
          </table:table-cell>
          <table:table-cell office:value-type="float" office:value="2153432" table:style-name="ce23">
            <text:p>2,153,432</text:p>
          </table:table-cell>
          <table:table-cell office:value-type="float" office:value="46515032" table:style-name="ce23">
            <text:p>46,515,032</text:p>
          </table:table-cell>
          <table:table-cell office:value-type="float" office:value="20602750" table:style-name="ce23">
            <text:p>20,602,750</text:p>
          </table:table-cell>
          <table:table-cell office:value-type="float" office:value="187854667" table:style-name="ce23">
            <text:p>187,854,667</text:p>
          </table:table-cell>
          <table:table-cell table:number-columns-repeated="16372"/>
        </table:table-row>
        <table:table-row table:style-name="ro2">
          <table:table-cell office:value-type="float" office:value="350" table:style-name="ce2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47102958" table:style-name="ce23">
            <text:p>247,102,958</text:p>
          </table:table-cell>
          <table:table-cell office:value-type="float" office:value="1960776" table:style-name="ce23">
            <text:p>1,960,776</text:p>
          </table:table-cell>
          <table:table-cell office:value-type="float" office:value="46110887" table:style-name="ce23">
            <text:p>46,110,887</text:p>
          </table:table-cell>
          <table:table-cell office:value-type="float" office:value="20760596" table:style-name="ce23">
            <text:p>20,760,596</text:p>
          </table:table-cell>
          <table:table-cell office:value-type="float" office:value="315935217" table:style-name="ce23">
            <text:p>315,935,217</text:p>
          </table:table-cell>
          <table:table-cell office:value-type="float" office:value="135320543" table:style-name="ce23">
            <text:p>135,320,543</text:p>
          </table:table-cell>
          <table:table-cell office:value-type="float" office:value="1960776" table:style-name="ce23">
            <text:p>1,960,776</text:p>
          </table:table-cell>
          <table:table-cell office:value-type="float" office:value="39209553" table:style-name="ce23">
            <text:p>39,209,553</text:p>
          </table:table-cell>
          <table:table-cell office:value-type="float" office:value="20760596" table:style-name="ce23">
            <text:p>20,760,596</text:p>
          </table:table-cell>
          <table:table-cell office:value-type="float" office:value="197251468" table:style-name="ce23">
            <text:p>197,251,468</text:p>
          </table:table-cell>
          <table:table-cell table:number-columns-repeated="16372"/>
        </table:table-row>
        <table:table-row table:style-name="ro2">
          <table:table-cell office:value-type="float" office:value="351" table:style-name="ce2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39599047" table:style-name="ce23">
            <text:p>139,599,047</text:p>
          </table:table-cell>
          <table:table-cell office:value-type="float" office:value="952016" table:style-name="ce23">
            <text:p>952,016</text:p>
          </table:table-cell>
          <table:table-cell office:value-type="float" office:value="36398286" table:style-name="ce23">
            <text:p>36,398,286</text:p>
          </table:table-cell>
          <table:table-cell office:value-type="float" office:value="13475233" table:style-name="ce23">
            <text:p>13,475,233</text:p>
          </table:table-cell>
          <table:table-cell office:value-type="float" office:value="190424582" table:style-name="ce23">
            <text:p>190,424,582</text:p>
          </table:table-cell>
          <table:table-cell office:value-type="float" office:value="78172163" table:style-name="ce23">
            <text:p>78,172,163</text:p>
          </table:table-cell>
          <table:table-cell office:value-type="float" office:value="952016" table:style-name="ce23">
            <text:p>952,016</text:p>
          </table:table-cell>
          <table:table-cell office:value-type="float" office:value="32366452" table:style-name="ce23">
            <text:p>32,366,452</text:p>
          </table:table-cell>
          <table:table-cell office:value-type="float" office:value="13475233" table:style-name="ce23">
            <text:p>13,475,233</text:p>
          </table:table-cell>
          <table:table-cell office:value-type="float" office:value="124965864" table:style-name="ce23">
            <text:p>124,965,864</text:p>
          </table:table-cell>
          <table:table-cell table:number-columns-repeated="16372"/>
        </table:table-row>
        <table:table-row table:style-name="ro2">
          <table:table-cell office:value-type="float" office:value="352" table:style-name="ce2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456200384" table:style-name="ce23">
            <text:p>456,200,384</text:p>
          </table:table-cell>
          <table:table-cell office:value-type="float" office:value="3901830" table:style-name="ce23">
            <text:p>3,901,830</text:p>
          </table:table-cell>
          <table:table-cell office:value-type="float" office:value="100973945" table:style-name="ce23">
            <text:p>100,973,945</text:p>
          </table:table-cell>
          <table:table-cell office:value-type="float" office:value="38409554" table:style-name="ce23">
            <text:p>38,409,554</text:p>
          </table:table-cell>
          <table:table-cell office:value-type="float" office:value="599485713" table:style-name="ce23">
            <text:p>599,485,713</text:p>
          </table:table-cell>
          <table:table-cell office:value-type="float" office:value="195375515" table:style-name="ce23">
            <text:p>195,375,515</text:p>
          </table:table-cell>
          <table:table-cell office:value-type="float" office:value="3901830" table:style-name="ce23">
            <text:p>3,901,830</text:p>
          </table:table-cell>
          <table:table-cell office:value-type="float" office:value="90722442" table:style-name="ce23">
            <text:p>90,722,442</text:p>
          </table:table-cell>
          <table:table-cell office:value-type="float" office:value="38409554" table:style-name="ce23">
            <text:p>38,409,554</text:p>
          </table:table-cell>
          <table:table-cell office:value-type="float" office:value="328409341" table:style-name="ce23">
            <text:p>328,409,341</text:p>
          </table:table-cell>
          <table:table-cell table:number-columns-repeated="16372"/>
        </table:table-row>
        <table:table-row table:style-name="ro2">
          <table:table-cell office:value-type="float" office:value="353" table:style-name="ce2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18648328" table:style-name="ce23">
            <text:p>218,648,328</text:p>
          </table:table-cell>
          <table:table-cell office:value-type="float" office:value="2618008" table:style-name="ce23">
            <text:p>2,618,008</text:p>
          </table:table-cell>
          <table:table-cell office:value-type="float" office:value="44550496" table:style-name="ce23">
            <text:p>44,550,496</text:p>
          </table:table-cell>
          <table:table-cell office:value-type="float" office:value="17540906" table:style-name="ce23">
            <text:p>17,540,906</text:p>
          </table:table-cell>
          <table:table-cell office:value-type="float" office:value="283357738" table:style-name="ce23">
            <text:p>283,357,738</text:p>
          </table:table-cell>
          <table:table-cell office:value-type="float" office:value="107410829" table:style-name="ce23">
            <text:p>107,410,829</text:p>
          </table:table-cell>
          <table:table-cell office:value-type="float" office:value="2618008" table:style-name="ce23">
            <text:p>2,618,008</text:p>
          </table:table-cell>
          <table:table-cell office:value-type="float" office:value="33893162" table:style-name="ce23">
            <text:p>33,893,162</text:p>
          </table:table-cell>
          <table:table-cell office:value-type="float" office:value="17540906" table:style-name="ce23">
            <text:p>17,540,906</text:p>
          </table:table-cell>
          <table:table-cell office:value-type="float" office:value="161462905" table:style-name="ce23">
            <text:p>161,462,905</text:p>
          </table:table-cell>
          <table:table-cell table:number-columns-repeated="16372"/>
        </table:table-row>
        <table:table-row table:style-name="ro2">
          <table:table-cell office:value-type="float" office:value="354" table:style-name="ce2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185564560" table:style-name="ce23">
            <text:p>185,564,560</text:p>
          </table:table-cell>
          <table:table-cell office:value-type="float" office:value="1264981" table:style-name="ce23">
            <text:p>1,264,981</text:p>
          </table:table-cell>
          <table:table-cell office:value-type="float" office:value="31888207" table:style-name="ce23">
            <text:p>31,888,207</text:p>
          </table:table-cell>
          <table:table-cell office:value-type="float" office:value="15858744" table:style-name="ce23">
            <text:p>15,858,744</text:p>
          </table:table-cell>
          <table:table-cell office:value-type="float" office:value="234576492" table:style-name="ce23">
            <text:p>234,576,492</text:p>
          </table:table-cell>
          <table:table-cell office:value-type="float" office:value="130970550" table:style-name="ce23">
            <text:p>130,970,550</text:p>
          </table:table-cell>
          <table:table-cell office:value-type="float" office:value="1264981" table:style-name="ce23">
            <text:p>1,264,981</text:p>
          </table:table-cell>
          <table:table-cell office:value-type="float" office:value="31127540" table:style-name="ce23">
            <text:p>31,127,540</text:p>
          </table:table-cell>
          <table:table-cell office:value-type="float" office:value="15858744" table:style-name="ce23">
            <text:p>15,858,744</text:p>
          </table:table-cell>
          <table:table-cell office:value-type="float" office:value="179221815" table:style-name="ce23">
            <text:p>179,221,815</text:p>
          </table:table-cell>
          <table:table-cell table:number-columns-repeated="16372"/>
        </table:table-row>
        <table:table-row table:style-name="ro2">
          <table:table-cell office:value-type="float" office:value="355" table:style-name="ce2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185100382" table:style-name="ce23">
            <text:p>185,100,382</text:p>
          </table:table-cell>
          <table:table-cell office:value-type="float" office:value="2343252" table:style-name="ce23">
            <text:p>2,343,252</text:p>
          </table:table-cell>
          <table:table-cell office:value-type="float" office:value="41652154" table:style-name="ce23">
            <text:p>41,652,154</text:p>
          </table:table-cell>
          <table:table-cell office:value-type="float" office:value="23418370" table:style-name="ce23">
            <text:p>23,418,370</text:p>
          </table:table-cell>
          <table:table-cell office:value-type="float" office:value="252514158" table:style-name="ce23">
            <text:p>252,514,158</text:p>
          </table:table-cell>
          <table:table-cell office:value-type="float" office:value="112335438" table:style-name="ce23">
            <text:p>112,335,438</text:p>
          </table:table-cell>
          <table:table-cell office:value-type="float" office:value="2343252" table:style-name="ce23">
            <text:p>2,343,252</text:p>
          </table:table-cell>
          <table:table-cell office:value-type="float" office:value="35290820" table:style-name="ce23">
            <text:p>35,290,820</text:p>
          </table:table-cell>
          <table:table-cell office:value-type="float" office:value="23418370" table:style-name="ce23">
            <text:p>23,418,370</text:p>
          </table:table-cell>
          <table:table-cell office:value-type="float" office:value="173387880" table:style-name="ce23">
            <text:p>173,387,880</text:p>
          </table:table-cell>
          <table:table-cell table:number-columns-repeated="16372"/>
        </table:table-row>
        <table:table-row table:style-name="ro2">
          <table:table-cell office:value-type="float" office:value="356" table:style-name="ce2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197347343" table:style-name="ce23">
            <text:p>197,347,343</text:p>
          </table:table-cell>
          <table:table-cell office:value-type="float" office:value="2076937" table:style-name="ce23">
            <text:p>2,076,937</text:p>
          </table:table-cell>
          <table:table-cell office:value-type="float" office:value="37738104" table:style-name="ce23">
            <text:p>37,738,104</text:p>
          </table:table-cell>
          <table:table-cell office:value-type="float" office:value="20717656" table:style-name="ce23">
            <text:p>20,717,656</text:p>
          </table:table-cell>
          <table:table-cell office:value-type="float" office:value="257880040" table:style-name="ce23">
            <text:p>257,880,040</text:p>
          </table:table-cell>
          <table:table-cell office:value-type="float" office:value="135489267" table:style-name="ce23">
            <text:p>135,489,267</text:p>
          </table:table-cell>
          <table:table-cell office:value-type="float" office:value="2076937" table:style-name="ce23">
            <text:p>2,076,937</text:p>
          </table:table-cell>
          <table:table-cell office:value-type="float" office:value="36700104" table:style-name="ce23">
            <text:p>36,700,104</text:p>
          </table:table-cell>
          <table:table-cell office:value-type="float" office:value="20717656" table:style-name="ce23">
            <text:p>20,717,656</text:p>
          </table:table-cell>
          <table:table-cell office:value-type="float" office:value="194983964" table:style-name="ce23">
            <text:p>194,983,964</text:p>
          </table:table-cell>
          <table:table-cell table:number-columns-repeated="16372"/>
        </table:table-row>
        <table:table-row table:style-name="ro2">
          <table:table-cell office:value-type="float" office:value="357" table:style-name="ce2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183080966" table:style-name="ce23">
            <text:p>183,080,966</text:p>
          </table:table-cell>
          <table:table-cell office:value-type="float" office:value="1113930" table:style-name="ce23">
            <text:p>1,113,930</text:p>
          </table:table-cell>
          <table:table-cell office:value-type="float" office:value="28195571" table:style-name="ce23">
            <text:p>28,195,571</text:p>
          </table:table-cell>
          <table:table-cell office:value-type="float" office:value="16652219" table:style-name="ce23">
            <text:p>16,652,219</text:p>
          </table:table-cell>
          <table:table-cell office:value-type="float" office:value="229042686" table:style-name="ce23">
            <text:p>229,042,686</text:p>
          </table:table-cell>
          <table:table-cell office:value-type="float" office:value="90703945" table:style-name="ce23">
            <text:p>90,703,945</text:p>
          </table:table-cell>
          <table:table-cell office:value-type="float" office:value="1113930" table:style-name="ce23">
            <text:p>1,113,930</text:p>
          </table:table-cell>
          <table:table-cell office:value-type="float" office:value="26341904" table:style-name="ce23">
            <text:p>26,341,904</text:p>
          </table:table-cell>
          <table:table-cell office:value-type="float" office:value="16652219" table:style-name="ce23">
            <text:p>16,652,219</text:p>
          </table:table-cell>
          <table:table-cell office:value-type="float" office:value="134811998" table:style-name="ce23">
            <text:p>134,811,998</text:p>
          </table:table-cell>
          <table:table-cell table:number-columns-repeated="16372"/>
        </table:table-row>
        <table:table-row table:style-name="ro2">
          <table:table-cell office:value-type="float" office:value="358" table:style-name="ce2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187120019" table:style-name="ce23">
            <text:p>187,120,019</text:p>
          </table:table-cell>
          <table:table-cell office:value-type="float" office:value="1553055" table:style-name="ce23">
            <text:p>1,553,055</text:p>
          </table:table-cell>
          <table:table-cell office:value-type="float" office:value="32618983" table:style-name="ce23">
            <text:p>32,618,983</text:p>
          </table:table-cell>
          <table:table-cell office:value-type="float" office:value="16889946" table:style-name="ce23">
            <text:p>16,889,946</text:p>
          </table:table-cell>
          <table:table-cell office:value-type="float" office:value="238182003" table:style-name="ce23">
            <text:p>238,182,003</text:p>
          </table:table-cell>
          <table:table-cell office:value-type="float" office:value="102443693" table:style-name="ce23">
            <text:p>102,443,693</text:p>
          </table:table-cell>
          <table:table-cell office:value-type="float" office:value="1553055" table:style-name="ce23">
            <text:p>1,553,055</text:p>
          </table:table-cell>
          <table:table-cell office:value-type="float" office:value="27485482" table:style-name="ce23">
            <text:p>27,485,482</text:p>
          </table:table-cell>
          <table:table-cell office:value-type="float" office:value="16889946" table:style-name="ce23">
            <text:p>16,889,946</text:p>
          </table:table-cell>
          <table:table-cell office:value-type="float" office:value="148372176" table:style-name="ce23">
            <text:p>148,372,176</text:p>
          </table:table-cell>
          <table:table-cell table:number-columns-repeated="16372"/>
        </table:table-row>
        <table:table-row table:style-name="ro2">
          <table:table-cell office:value-type="float" office:value="359" table:style-name="ce2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28766725" table:style-name="ce23">
            <text:p>228,766,725</text:p>
          </table:table-cell>
          <table:table-cell office:value-type="float" office:value="818719" table:style-name="ce23">
            <text:p>818,719</text:p>
          </table:table-cell>
          <table:table-cell office:value-type="float" office:value="39687275" table:style-name="ce23">
            <text:p>39,687,275</text:p>
          </table:table-cell>
          <table:table-cell office:value-type="float" office:value="21180514" table:style-name="ce23">
            <text:p>21,180,514</text:p>
          </table:table-cell>
          <table:table-cell office:value-type="float" office:value="290453233" table:style-name="ce23">
            <text:p>290,453,233</text:p>
          </table:table-cell>
          <table:table-cell office:value-type="float" office:value="155932608" table:style-name="ce23">
            <text:p>155,932,608</text:p>
          </table:table-cell>
          <table:table-cell office:value-type="float" office:value="818719" table:style-name="ce23">
            <text:p>818,719</text:p>
          </table:table-cell>
          <table:table-cell office:value-type="float" office:value="36605290" table:style-name="ce23">
            <text:p>36,605,290</text:p>
          </table:table-cell>
          <table:table-cell office:value-type="float" office:value="21180514" table:style-name="ce23">
            <text:p>21,180,514</text:p>
          </table:table-cell>
          <table:table-cell office:value-type="float" office:value="214537131" table:style-name="ce23">
            <text:p>214,537,131</text:p>
          </table:table-cell>
          <table:table-cell table:number-columns-repeated="16372"/>
        </table:table-row>
        <table:table-row table:style-name="ro2">
          <table:table-cell office:value-type="float" office:value="370" table:style-name="ce2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73071895" table:style-name="ce23">
            <text:p>173,071,895</text:p>
          </table:table-cell>
          <table:table-cell office:value-type="float" office:value="1757631" table:style-name="ce23">
            <text:p>1,757,631</text:p>
          </table:table-cell>
          <table:table-cell office:value-type="float" office:value="31252129" table:style-name="ce23">
            <text:p>31,252,129</text:p>
          </table:table-cell>
          <table:table-cell office:value-type="float" office:value="15076263" table:style-name="ce23">
            <text:p>15,076,263</text:p>
          </table:table-cell>
          <table:table-cell office:value-type="float" office:value="221157918" table:style-name="ce23">
            <text:p>221,157,918</text:p>
          </table:table-cell>
          <table:table-cell office:value-type="float" office:value="48945922" table:style-name="ce23">
            <text:p>48,945,922</text:p>
          </table:table-cell>
          <table:table-cell office:value-type="float" office:value="1757631" table:style-name="ce23">
            <text:p>1,757,631</text:p>
          </table:table-cell>
          <table:table-cell office:value-type="float" office:value="23370462" table:style-name="ce23">
            <text:p>23,370,462</text:p>
          </table:table-cell>
          <table:table-cell office:value-type="float" office:value="15076263" table:style-name="ce23">
            <text:p>15,076,263</text:p>
          </table:table-cell>
          <table:table-cell office:value-type="float" office:value="89150278" table:style-name="ce23">
            <text:p>89,150,278</text:p>
          </table:table-cell>
          <table:table-cell table:number-columns-repeated="16372"/>
        </table:table-row>
        <table:table-row table:style-name="ro2">
          <table:table-cell office:value-type="float" office:value="371" table:style-name="ce2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21726922" table:style-name="ce23">
            <text:p>221,726,922</text:p>
          </table:table-cell>
          <table:table-cell office:value-type="float" office:value="1624611" table:style-name="ce23">
            <text:p>1,624,611</text:p>
          </table:table-cell>
          <table:table-cell office:value-type="float" office:value="42747785" table:style-name="ce23">
            <text:p>42,747,785</text:p>
          </table:table-cell>
          <table:table-cell office:value-type="float" office:value="19872070" table:style-name="ce23">
            <text:p>19,872,070</text:p>
          </table:table-cell>
          <table:table-cell office:value-type="float" office:value="285971388" table:style-name="ce23">
            <text:p>285,971,388</text:p>
          </table:table-cell>
          <table:table-cell office:value-type="float" office:value="40685795" table:style-name="ce23">
            <text:p>40,685,795</text:p>
          </table:table-cell>
          <table:table-cell office:value-type="float" office:value="1624611" table:style-name="ce23">
            <text:p>1,624,611</text:p>
          </table:table-cell>
          <table:table-cell office:value-type="float" office:value="36077116" table:style-name="ce23">
            <text:p>36,077,116</text:p>
          </table:table-cell>
          <table:table-cell office:value-type="float" office:value="19872070" table:style-name="ce23">
            <text:p>19,872,070</text:p>
          </table:table-cell>
          <table:table-cell office:value-type="float" office:value="98259592" table:style-name="ce23">
            <text:p>98,259,592</text:p>
          </table:table-cell>
          <table:table-cell table:number-columns-repeated="16372"/>
        </table:table-row>
        <table:table-row table:style-name="ro2">
          <table:table-cell office:value-type="float" office:value="372" table:style-name="ce2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211309658" table:style-name="ce23">
            <text:p>211,309,658</text:p>
          </table:table-cell>
          <table:table-cell office:value-type="float" office:value="1371463" table:style-name="ce23">
            <text:p>1,371,463</text:p>
          </table:table-cell>
          <table:table-cell office:value-type="float" office:value="42191902" table:style-name="ce23">
            <text:p>42,191,902</text:p>
          </table:table-cell>
          <table:table-cell office:value-type="float" office:value="17338487" table:style-name="ce23">
            <text:p>17,338,487</text:p>
          </table:table-cell>
          <table:table-cell office:value-type="float" office:value="272211510" table:style-name="ce23">
            <text:p>272,211,510</text:p>
          </table:table-cell>
          <table:table-cell office:value-type="float" office:value="32249114" table:style-name="ce23">
            <text:p>32,249,114</text:p>
          </table:table-cell>
          <table:table-cell office:value-type="float" office:value="1371463" table:style-name="ce23">
            <text:p>1,371,463</text:p>
          </table:table-cell>
          <table:table-cell office:value-type="float" office:value="35339901" table:style-name="ce23">
            <text:p>35,339,901</text:p>
          </table:table-cell>
          <table:table-cell office:value-type="float" office:value="17338487" table:style-name="ce23">
            <text:p>17,338,487</text:p>
          </table:table-cell>
          <table:table-cell office:value-type="float" office:value="86298965" table:style-name="ce23">
            <text:p>86,298,965</text:p>
          </table:table-cell>
          <table:table-cell table:number-columns-repeated="16372"/>
        </table:table-row>
        <table:table-row table:style-name="ro2">
          <table:table-cell office:value-type="float" office:value="373" table:style-name="ce2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385761383" table:style-name="ce23">
            <text:p>385,761,383</text:p>
          </table:table-cell>
          <table:table-cell office:value-type="float" office:value="6328091" table:style-name="ce23">
            <text:p>6,328,091</text:p>
          </table:table-cell>
          <table:table-cell office:value-type="float" office:value="75407246" table:style-name="ce23">
            <text:p>75,407,246</text:p>
          </table:table-cell>
          <table:table-cell office:value-type="float" office:value="34587730" table:style-name="ce23">
            <text:p>34,587,730</text:p>
          </table:table-cell>
          <table:table-cell office:value-type="float" office:value="502084450" table:style-name="ce23">
            <text:p>502,084,450</text:p>
          </table:table-cell>
          <table:table-cell office:value-type="float" office:value="105396106" table:style-name="ce23">
            <text:p>105,396,106</text:p>
          </table:table-cell>
          <table:table-cell office:value-type="float" office:value="6328091" table:style-name="ce23">
            <text:p>6,328,091</text:p>
          </table:table-cell>
          <table:table-cell office:value-type="float" office:value="70535491" table:style-name="ce23">
            <text:p>70,535,491</text:p>
          </table:table-cell>
          <table:table-cell office:value-type="float" office:value="34587730" table:style-name="ce23">
            <text:p>34,587,730</text:p>
          </table:table-cell>
          <table:table-cell office:value-type="float" office:value="216847418" table:style-name="ce23">
            <text:p>216,847,418</text:p>
          </table:table-cell>
          <table:table-cell table:number-columns-repeated="16372"/>
        </table:table-row>
        <table:table-row table:style-name="ro2">
          <table:table-cell office:value-type="float" office:value="380" table:style-name="ce2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470037939" table:style-name="ce23">
            <text:p>470,037,939</text:p>
          </table:table-cell>
          <table:table-cell office:value-type="float" office:value="3420029" table:style-name="ce23">
            <text:p>3,420,029</text:p>
          </table:table-cell>
          <table:table-cell office:value-type="float" office:value="92330794" table:style-name="ce23">
            <text:p>92,330,794</text:p>
          </table:table-cell>
          <table:table-cell office:value-type="float" office:value="39984985" table:style-name="ce23">
            <text:p>39,984,985</text:p>
          </table:table-cell>
          <table:table-cell office:value-type="float" office:value="605773747" table:style-name="ce23">
            <text:p>605,773,747</text:p>
          </table:table-cell>
          <table:table-cell office:value-type="float" office:value="156225185" table:style-name="ce23">
            <text:p>156,225,185</text:p>
          </table:table-cell>
          <table:table-cell office:value-type="float" office:value="3420029" table:style-name="ce23">
            <text:p>3,420,029</text:p>
          </table:table-cell>
          <table:table-cell office:value-type="float" office:value="79175793" table:style-name="ce23">
            <text:p>79,175,793</text:p>
          </table:table-cell>
          <table:table-cell office:value-type="float" office:value="39984985" table:style-name="ce23">
            <text:p>39,984,985</text:p>
          </table:table-cell>
          <table:table-cell office:value-type="float" office:value="278805992" table:style-name="ce23">
            <text:p>278,805,992</text:p>
          </table:table-cell>
          <table:table-cell table:number-columns-repeated="16372"/>
        </table:table-row>
        <table:table-row table:style-name="ro2">
          <table:table-cell office:value-type="float" office:value="381" table:style-name="ce2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72429966" table:style-name="ce23">
            <text:p>172,429,966</text:p>
          </table:table-cell>
          <table:table-cell office:value-type="float" office:value="2346208" table:style-name="ce23">
            <text:p>2,346,208</text:p>
          </table:table-cell>
          <table:table-cell office:value-type="float" office:value="25847474" table:style-name="ce23">
            <text:p>25,847,474</text:p>
          </table:table-cell>
          <table:table-cell office:value-type="float" office:value="13950359" table:style-name="ce23">
            <text:p>13,950,359</text:p>
          </table:table-cell>
          <table:table-cell office:value-type="float" office:value="214574007" table:style-name="ce23">
            <text:p>214,574,007</text:p>
          </table:table-cell>
          <table:table-cell office:value-type="float" office:value="62364641" table:style-name="ce23">
            <text:p>62,364,641</text:p>
          </table:table-cell>
          <table:table-cell office:value-type="float" office:value="2346208" table:style-name="ce23">
            <text:p>2,346,208</text:p>
          </table:table-cell>
          <table:table-cell office:value-type="float" office:value="24030807" table:style-name="ce23">
            <text:p>24,030,807</text:p>
          </table:table-cell>
          <table:table-cell office:value-type="float" office:value="13950359" table:style-name="ce23">
            <text:p>13,950,359</text:p>
          </table:table-cell>
          <table:table-cell office:value-type="float" office:value="102692015" table:style-name="ce23">
            <text:p>102,692,015</text:p>
          </table:table-cell>
          <table:table-cell table:number-columns-repeated="16372"/>
        </table:table-row>
        <table:table-row table:style-name="ro2">
          <table:table-cell office:value-type="float" office:value="382" table:style-name="ce2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26136519" table:style-name="ce23">
            <text:p>326,136,519</text:p>
          </table:table-cell>
          <table:table-cell office:value-type="float" office:value="2274466" table:style-name="ce23">
            <text:p>2,274,466</text:p>
          </table:table-cell>
          <table:table-cell office:value-type="float" office:value="48630996" table:style-name="ce23">
            <text:p>48,630,996</text:p>
          </table:table-cell>
          <table:table-cell office:value-type="float" office:value="27496079" table:style-name="ce23">
            <text:p>27,496,079</text:p>
          </table:table-cell>
          <table:table-cell office:value-type="float" office:value="404538060" table:style-name="ce23">
            <text:p>404,538,060</text:p>
          </table:table-cell>
          <table:table-cell office:value-type="float" office:value="169747416" table:style-name="ce23">
            <text:p>169,747,416</text:p>
          </table:table-cell>
          <table:table-cell office:value-type="float" office:value="2274466" table:style-name="ce23">
            <text:p>2,274,466</text:p>
          </table:table-cell>
          <table:table-cell office:value-type="float" office:value="41894161" table:style-name="ce23">
            <text:p>41,894,161</text:p>
          </table:table-cell>
          <table:table-cell office:value-type="float" office:value="27496079" table:style-name="ce23">
            <text:p>27,496,079</text:p>
          </table:table-cell>
          <table:table-cell office:value-type="float" office:value="241412122" table:style-name="ce23">
            <text:p>241,412,122</text:p>
          </table:table-cell>
          <table:table-cell table:number-columns-repeated="16372"/>
        </table:table-row>
        <table:table-row table:style-name="ro2">
          <table:table-cell office:value-type="float" office:value="383" table:style-name="ce2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601901773" table:style-name="ce23">
            <text:p>601,901,773</text:p>
          </table:table-cell>
          <table:table-cell office:value-type="float" office:value="5156474" table:style-name="ce23">
            <text:p>5,156,474</text:p>
          </table:table-cell>
          <table:table-cell office:value-type="float" office:value="97997394" table:style-name="ce23">
            <text:p>97,997,394</text:p>
          </table:table-cell>
          <table:table-cell office:value-type="float" office:value="57966559" table:style-name="ce23">
            <text:p>57,966,559</text:p>
          </table:table-cell>
          <table:table-cell office:value-type="float" office:value="763022200" table:style-name="ce23">
            <text:p>763,022,200</text:p>
          </table:table-cell>
          <table:table-cell office:value-type="float" office:value="320487845" table:style-name="ce23">
            <text:p>320,487,845</text:p>
          </table:table-cell>
          <table:table-cell office:value-type="float" office:value="5156474" table:style-name="ce23">
            <text:p>5,156,474</text:p>
          </table:table-cell>
          <table:table-cell office:value-type="float" office:value="85856557" table:style-name="ce23">
            <text:p>85,856,557</text:p>
          </table:table-cell>
          <table:table-cell office:value-type="float" office:value="57966559" table:style-name="ce23">
            <text:p>57,966,559</text:p>
          </table:table-cell>
          <table:table-cell office:value-type="float" office:value="469467435" table:style-name="ce23">
            <text:p>469,467,435</text:p>
          </table:table-cell>
          <table:table-cell table:number-columns-repeated="16372"/>
        </table:table-row>
        <table:table-row table:style-name="ro2">
          <table:table-cell office:value-type="float" office:value="384" table:style-name="ce2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44841206" table:style-name="ce23">
            <text:p>244,841,206</text:p>
          </table:table-cell>
          <table:table-cell office:value-type="float" office:value="2025096" table:style-name="ce23">
            <text:p>2,025,096</text:p>
          </table:table-cell>
          <table:table-cell office:value-type="float" office:value="41318632" table:style-name="ce23">
            <text:p>41,318,632</text:p>
          </table:table-cell>
          <table:table-cell office:value-type="float" office:value="22026801" table:style-name="ce23">
            <text:p>22,026,801</text:p>
          </table:table-cell>
          <table:table-cell office:value-type="float" office:value="310211735" table:style-name="ce23">
            <text:p>310,211,735</text:p>
          </table:table-cell>
          <table:table-cell office:value-type="float" office:value="66560470" table:style-name="ce23">
            <text:p>66,560,470</text:p>
          </table:table-cell>
          <table:table-cell office:value-type="float" office:value="2025096" table:style-name="ce23">
            <text:p>2,025,096</text:p>
          </table:table-cell>
          <table:table-cell office:value-type="float" office:value="39162632" table:style-name="ce23">
            <text:p>39,162,632</text:p>
          </table:table-cell>
          <table:table-cell office:value-type="float" office:value="22026801" table:style-name="ce23">
            <text:p>22,026,801</text:p>
          </table:table-cell>
          <table:table-cell office:value-type="float" office:value="129774999" table:style-name="ce23">
            <text:p>129,774,999</text:p>
          </table:table-cell>
          <table:table-cell table:number-columns-repeated="16372"/>
        </table:table-row>
        <table:table-row table:style-name="ro2">
          <table:table-cell office:value-type="float" office:value="390" table:style-name="ce2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24515496" table:style-name="ce23">
            <text:p>124,515,496</text:p>
          </table:table-cell>
          <table:table-cell office:value-type="float" office:value="1511396" table:style-name="ce23">
            <text:p>1,511,396</text:p>
          </table:table-cell>
          <table:table-cell office:value-type="float" office:value="28235290" table:style-name="ce23">
            <text:p>28,235,290</text:p>
          </table:table-cell>
          <table:table-cell office:value-type="float" office:value="13230036" table:style-name="ce23">
            <text:p>13,230,036</text:p>
          </table:table-cell>
          <table:table-cell office:value-type="float" office:value="167492218" table:style-name="ce23">
            <text:p>167,492,218</text:p>
          </table:table-cell>
          <table:table-cell office:value-type="float" office:value="67175450" table:style-name="ce23">
            <text:p>67,175,450</text:p>
          </table:table-cell>
          <table:table-cell office:value-type="float" office:value="1511396" table:style-name="ce23">
            <text:p>1,511,396</text:p>
          </table:table-cell>
          <table:table-cell office:value-type="float" office:value="24681956" table:style-name="ce23">
            <text:p>24,681,956</text:p>
          </table:table-cell>
          <table:table-cell office:value-type="float" office:value="13230036" table:style-name="ce23">
            <text:p>13,230,036</text:p>
          </table:table-cell>
          <table:table-cell office:value-type="float" office:value="106598838" table:style-name="ce23">
            <text:p>106,598,838</text:p>
          </table:table-cell>
          <table:table-cell table:number-columns-repeated="16372"/>
        </table:table-row>
        <table:table-row table:style-name="ro2">
          <table:table-cell office:value-type="float" office:value="391" table:style-name="ce2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191153988" table:style-name="ce23">
            <text:p>191,153,988</text:p>
          </table:table-cell>
          <table:table-cell office:value-type="float" office:value="1731713" table:style-name="ce23">
            <text:p>1,731,713</text:p>
          </table:table-cell>
          <table:table-cell office:value-type="float" office:value="45326883" table:style-name="ce23">
            <text:p>45,326,883</text:p>
          </table:table-cell>
          <table:table-cell office:value-type="float" office:value="19873741" table:style-name="ce23">
            <text:p>19,873,741</text:p>
          </table:table-cell>
          <table:table-cell office:value-type="float" office:value="258086325" table:style-name="ce23">
            <text:p>258,086,325</text:p>
          </table:table-cell>
          <table:table-cell office:value-type="float" office:value="58609731" table:style-name="ce23">
            <text:p>58,609,731</text:p>
          </table:table-cell>
          <table:table-cell office:value-type="float" office:value="1731713" table:style-name="ce23">
            <text:p>1,731,713</text:p>
          </table:table-cell>
          <table:table-cell office:value-type="float" office:value="36542607" table:style-name="ce23">
            <text:p>36,542,607</text:p>
          </table:table-cell>
          <table:table-cell office:value-type="float" office:value="19873741" table:style-name="ce23">
            <text:p>19,873,741</text:p>
          </table:table-cell>
          <table:table-cell office:value-type="float" office:value="116757792" table:style-name="ce23">
            <text:p>116,757,792</text:p>
          </table:table-cell>
          <table:table-cell table:number-columns-repeated="16372"/>
        </table:table-row>
        <table:table-row table:style-name="ro2">
          <table:table-cell office:value-type="float" office:value="392" table:style-name="ce2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37231440" table:style-name="ce23">
            <text:p>137,231,440</text:p>
          </table:table-cell>
          <table:table-cell office:value-type="float" office:value="1877005" table:style-name="ce23">
            <text:p>1,877,005</text:p>
          </table:table-cell>
          <table:table-cell office:value-type="float" office:value="26709194" table:style-name="ce23">
            <text:p>26,709,194</text:p>
          </table:table-cell>
          <table:table-cell office:value-type="float" office:value="13696082" table:style-name="ce23">
            <text:p>13,696,082</text:p>
          </table:table-cell>
          <table:table-cell office:value-type="float" office:value="179513721" table:style-name="ce23">
            <text:p>179,513,721</text:p>
          </table:table-cell>
          <table:table-cell office:value-type="float" office:value="115187625" table:style-name="ce23">
            <text:p>115,187,625</text:p>
          </table:table-cell>
          <table:table-cell office:value-type="float" office:value="1877005" table:style-name="ce23">
            <text:p>1,877,005</text:p>
          </table:table-cell>
          <table:table-cell office:value-type="float" office:value="26470027" table:style-name="ce23">
            <text:p>26,470,027</text:p>
          </table:table-cell>
          <table:table-cell office:value-type="float" office:value="13696082" table:style-name="ce23">
            <text:p>13,696,082</text:p>
          </table:table-cell>
          <table:table-cell office:value-type="float" office:value="157230739" table:style-name="ce23">
            <text:p>157,230,739</text:p>
          </table:table-cell>
          <table:table-cell table:number-columns-repeated="16372"/>
        </table:table-row>
        <table:table-row table:style-name="ro2">
          <table:table-cell office:value-type="float" office:value="393" table:style-name="ce2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105830467" table:style-name="ce23">
            <text:p>105,830,467</text:p>
          </table:table-cell>
          <table:table-cell office:value-type="float" office:value="2534742" table:style-name="ce23">
            <text:p>2,534,742</text:p>
          </table:table-cell>
          <table:table-cell office:value-type="float" office:value="22758509" table:style-name="ce23">
            <text:p>22,758,509</text:p>
          </table:table-cell>
          <table:table-cell office:value-type="float" office:value="10110556" table:style-name="ce23">
            <text:p>10,110,556</text:p>
          </table:table-cell>
          <table:table-cell office:value-type="float" office:value="141234274" table:style-name="ce23">
            <text:p>141,234,274</text:p>
          </table:table-cell>
          <table:table-cell office:value-type="float" office:value="66390430" table:style-name="ce23">
            <text:p>66,390,430</text:p>
          </table:table-cell>
          <table:table-cell office:value-type="float" office:value="2534742" table:style-name="ce23">
            <text:p>2,534,742</text:p>
          </table:table-cell>
          <table:table-cell office:value-type="float" office:value="21806509" table:style-name="ce23">
            <text:p>21,806,509</text:p>
          </table:table-cell>
          <table:table-cell office:value-type="float" office:value="10110556" table:style-name="ce23">
            <text:p>10,110,556</text:p>
          </table:table-cell>
          <table:table-cell office:value-type="float" office:value="100842237" table:style-name="ce23">
            <text:p>100,842,237</text:p>
          </table:table-cell>
          <table:table-cell table:number-columns-repeated="16372"/>
        </table:table-row>
        <table:table-row table:style-name="ro2">
          <table:table-cell office:value-type="float" office:value="394" table:style-name="ce2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186020704" table:style-name="ce23">
            <text:p>186,020,704</text:p>
          </table:table-cell>
          <table:table-cell office:value-type="float" office:value="1318326" table:style-name="ce23">
            <text:p>1,318,326</text:p>
          </table:table-cell>
          <table:table-cell office:value-type="float" office:value="32764273" table:style-name="ce23">
            <text:p>32,764,273</text:p>
          </table:table-cell>
          <table:table-cell office:value-type="float" office:value="18567084" table:style-name="ce23">
            <text:p>18,567,084</text:p>
          </table:table-cell>
          <table:table-cell office:value-type="float" office:value="238670387" table:style-name="ce23">
            <text:p>238,670,387</text:p>
          </table:table-cell>
          <table:table-cell office:value-type="float" office:value="52217109" table:style-name="ce23">
            <text:p>52,217,109</text:p>
          </table:table-cell>
          <table:table-cell office:value-type="float" office:value="1318326" table:style-name="ce23">
            <text:p>1,318,326</text:p>
          </table:table-cell>
          <table:table-cell office:value-type="float" office:value="24210270" table:style-name="ce23">
            <text:p>24,210,270</text:p>
          </table:table-cell>
          <table:table-cell office:value-type="float" office:value="18567084" table:style-name="ce23">
            <text:p>18,567,084</text:p>
          </table:table-cell>
          <table:table-cell office:value-type="float" office:value="96312789" table:style-name="ce23">
            <text:p>96,312,789</text:p>
          </table:table-cell>
          <table:table-cell table:number-columns-repeated="16372"/>
        </table:table-row>
        <table:table-row table:style-name="ro2">
          <table:table-cell office:value-type="float" office:value="800" table:style-name="ce2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20962812" table:style-name="ce23">
            <text:p>120,962,812</text:p>
          </table:table-cell>
          <table:table-cell office:value-type="float" office:value="1065296" table:style-name="ce23">
            <text:p>1,065,296</text:p>
          </table:table-cell>
          <table:table-cell office:value-type="float" office:value="28798240" table:style-name="ce23">
            <text:p>28,798,240</text:p>
          </table:table-cell>
          <table:table-cell office:value-type="float" office:value="9863890" table:style-name="ce23">
            <text:p>9,863,890</text:p>
          </table:table-cell>
          <table:table-cell office:value-type="float" office:value="160690238" table:style-name="ce23">
            <text:p>160,690,238</text:p>
          </table:table-cell>
          <table:table-cell office:value-type="float" office:value="12912845" table:style-name="ce23">
            <text:p>12,912,845</text:p>
          </table:table-cell>
          <table:table-cell office:value-type="float" office:value="1065296" table:style-name="ce23">
            <text:p>1,065,296</text:p>
          </table:table-cell>
          <table:table-cell office:value-type="float" office:value="21873406" table:style-name="ce23">
            <text:p>21,873,406</text:p>
          </table:table-cell>
          <table:table-cell office:value-type="float" office:value="9863890" table:style-name="ce23">
            <text:p>9,863,890</text:p>
          </table:table-cell>
          <table:table-cell office:value-type="float" office:value="45715437" table:style-name="ce23">
            <text:p>45,715,437</text:p>
          </table:table-cell>
          <table:table-cell table:number-columns-repeated="16372"/>
        </table:table-row>
        <table:table-row table:style-name="ro2">
          <table:table-cell office:value-type="float" office:value="801" table:style-name="ce21">
            <text:p>801</text:p>
          </table:table-cell>
          <table:table-cell office:value-type="string" table:style-name="ce22">
            <text:p>Bristol, City of</text:p>
          </table:table-cell>
          <table:table-cell office:value-type="float" office:value="297263671" table:style-name="ce23">
            <text:p>297,263,671</text:p>
          </table:table-cell>
          <table:table-cell office:value-type="float" office:value="2773572" table:style-name="ce23">
            <text:p>2,773,572</text:p>
          </table:table-cell>
          <table:table-cell office:value-type="float" office:value="68366381" table:style-name="ce23">
            <text:p>68,366,381</text:p>
          </table:table-cell>
          <table:table-cell office:value-type="float" office:value="35680611" table:style-name="ce23">
            <text:p>35,680,611</text:p>
          </table:table-cell>
          <table:table-cell office:value-type="float" office:value="404084235" table:style-name="ce23">
            <text:p>404,084,235</text:p>
          </table:table-cell>
          <table:table-cell office:value-type="float" office:value="87389633" table:style-name="ce23">
            <text:p>87,389,633</text:p>
          </table:table-cell>
          <table:table-cell office:value-type="float" office:value="2773572" table:style-name="ce23">
            <text:p>2,773,572</text:p>
          </table:table-cell>
          <table:table-cell office:value-type="float" office:value="54951213" table:style-name="ce23">
            <text:p>54,951,213</text:p>
          </table:table-cell>
          <table:table-cell office:value-type="float" office:value="35680611" table:style-name="ce23">
            <text:p>35,680,611</text:p>
          </table:table-cell>
          <table:table-cell office:value-type="float" office:value="180795029" table:style-name="ce23">
            <text:p>180,795,029</text:p>
          </table:table-cell>
          <table:table-cell table:number-columns-repeated="16372"/>
        </table:table-row>
        <table:table-row table:style-name="ro2">
          <table:table-cell office:value-type="float" office:value="802" table:style-name="ce2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41092716" table:style-name="ce23">
            <text:p>141,092,716</text:p>
          </table:table-cell>
          <table:table-cell office:value-type="float" office:value="1793442" table:style-name="ce23">
            <text:p>1,793,442</text:p>
          </table:table-cell>
          <table:table-cell office:value-type="float" office:value="28534328" table:style-name="ce23">
            <text:p>28,534,328</text:p>
          </table:table-cell>
          <table:table-cell office:value-type="float" office:value="11199300" table:style-name="ce23">
            <text:p>11,199,300</text:p>
          </table:table-cell>
          <table:table-cell office:value-type="float" office:value="182619786" table:style-name="ce23">
            <text:p>182,619,786</text:p>
          </table:table-cell>
          <table:table-cell office:value-type="float" office:value="11513000" table:style-name="ce23">
            <text:p>11,513,000</text:p>
          </table:table-cell>
          <table:table-cell office:value-type="float" office:value="1793442" table:style-name="ce23">
            <text:p>1,793,442</text:p>
          </table:table-cell>
          <table:table-cell office:value-type="float" office:value="25098661" table:style-name="ce23">
            <text:p>25,098,661</text:p>
          </table:table-cell>
          <table:table-cell office:value-type="float" office:value="11199300" table:style-name="ce23">
            <text:p>11,199,300</text:p>
          </table:table-cell>
          <table:table-cell office:value-type="float" office:value="49604403" table:style-name="ce23">
            <text:p>49,604,403</text:p>
          </table:table-cell>
          <table:table-cell table:number-columns-repeated="16372"/>
        </table:table-row>
        <table:table-row table:style-name="ro2">
          <table:table-cell office:value-type="float" office:value="803" table:style-name="ce2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79265368" table:style-name="ce23">
            <text:p>179,265,368</text:p>
          </table:table-cell>
          <table:table-cell office:value-type="float" office:value="3256607" table:style-name="ce23">
            <text:p>3,256,607</text:p>
          </table:table-cell>
          <table:table-cell office:value-type="float" office:value="39586463" table:style-name="ce23">
            <text:p>39,586,463</text:p>
          </table:table-cell>
          <table:table-cell office:value-type="float" office:value="17826136" table:style-name="ce23">
            <text:p>17,826,136</text:p>
          </table:table-cell>
          <table:table-cell office:value-type="float" office:value="239934574" table:style-name="ce23">
            <text:p>239,934,574</text:p>
          </table:table-cell>
          <table:table-cell office:value-type="float" office:value="92581019" table:style-name="ce23">
            <text:p>92,581,019</text:p>
          </table:table-cell>
          <table:table-cell office:value-type="float" office:value="3256607" table:style-name="ce23">
            <text:p>3,256,607</text:p>
          </table:table-cell>
          <table:table-cell office:value-type="float" office:value="33667795" table:style-name="ce23">
            <text:p>33,667,795</text:p>
          </table:table-cell>
          <table:table-cell office:value-type="float" office:value="17826136" table:style-name="ce23">
            <text:p>17,826,136</text:p>
          </table:table-cell>
          <table:table-cell office:value-type="float" office:value="147331557" table:style-name="ce23">
            <text:p>147,331,557</text:p>
          </table:table-cell>
          <table:table-cell table:number-columns-repeated="16372"/>
        </table:table-row>
        <table:table-row table:style-name="ro2">
          <table:table-cell office:value-type="float" office:value="805" table:style-name="ce2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70778719" table:style-name="ce23">
            <text:p>70,778,719</text:p>
          </table:table-cell>
          <table:table-cell office:value-type="float" office:value="766846" table:style-name="ce23">
            <text:p>766,846</text:p>
          </table:table-cell>
          <table:table-cell office:value-type="float" office:value="14564654" table:style-name="ce23">
            <text:p>14,564,654</text:p>
          </table:table-cell>
          <table:table-cell office:value-type="float" office:value="6142369" table:style-name="ce23">
            <text:p>6,142,369</text:p>
          </table:table-cell>
          <table:table-cell office:value-type="float" office:value="92252588" table:style-name="ce23">
            <text:p>92,252,588</text:p>
          </table:table-cell>
          <table:table-cell office:value-type="float" office:value="23848644" table:style-name="ce23">
            <text:p>23,848,644</text:p>
          </table:table-cell>
          <table:table-cell office:value-type="float" office:value="766846" table:style-name="ce23">
            <text:p>766,846</text:p>
          </table:table-cell>
          <table:table-cell office:value-type="float" office:value="12484654" table:style-name="ce23">
            <text:p>12,484,654</text:p>
          </table:table-cell>
          <table:table-cell office:value-type="float" office:value="6142369" table:style-name="ce23">
            <text:p>6,142,369</text:p>
          </table:table-cell>
          <table:table-cell office:value-type="float" office:value="43242513" table:style-name="ce23">
            <text:p>43,242,513</text:p>
          </table:table-cell>
          <table:table-cell table:number-columns-repeated="16372"/>
        </table:table-row>
        <table:table-row table:style-name="ro2">
          <table:table-cell office:value-type="float" office:value="806" table:style-name="ce2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17834137" table:style-name="ce23">
            <text:p>117,834,137</text:p>
          </table:table-cell>
          <table:table-cell office:value-type="float" office:value="1062737" table:style-name="ce23">
            <text:p>1,062,737</text:p>
          </table:table-cell>
          <table:table-cell office:value-type="float" office:value="29599912" table:style-name="ce23">
            <text:p>29,599,912</text:p>
          </table:table-cell>
          <table:table-cell office:value-type="float" office:value="11586730" table:style-name="ce23">
            <text:p>11,586,730</text:p>
          </table:table-cell>
          <table:table-cell office:value-type="float" office:value="160083516" table:style-name="ce23">
            <text:p>160,083,516</text:p>
          </table:table-cell>
          <table:table-cell office:value-type="float" office:value="18363671" table:style-name="ce23">
            <text:p>18,363,671</text:p>
          </table:table-cell>
          <table:table-cell office:value-type="float" office:value="1062737" table:style-name="ce23">
            <text:p>1,062,737</text:p>
          </table:table-cell>
          <table:table-cell office:value-type="float" office:value="23091717" table:style-name="ce23">
            <text:p>23,091,717</text:p>
          </table:table-cell>
          <table:table-cell office:value-type="float" office:value="11586730" table:style-name="ce23">
            <text:p>11,586,730</text:p>
          </table:table-cell>
          <table:table-cell office:value-type="float" office:value="54104855" table:style-name="ce23">
            <text:p>54,104,855</text:p>
          </table:table-cell>
          <table:table-cell table:number-columns-repeated="16372"/>
        </table:table-row>
        <table:table-row table:style-name="ro2">
          <table:table-cell office:value-type="float" office:value="807" table:style-name="ce2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100346880" table:style-name="ce23">
            <text:p>100,346,880</text:p>
          </table:table-cell>
          <table:table-cell office:value-type="float" office:value="804260" table:style-name="ce23">
            <text:p>804,260</text:p>
          </table:table-cell>
          <table:table-cell office:value-type="float" office:value="20934110" table:style-name="ce23">
            <text:p>20,934,110</text:p>
          </table:table-cell>
          <table:table-cell office:value-type="float" office:value="7820533" table:style-name="ce23">
            <text:p>7,820,533</text:p>
          </table:table-cell>
          <table:table-cell office:value-type="float" office:value="129905783" table:style-name="ce23">
            <text:p>129,905,783</text:p>
          </table:table-cell>
          <table:table-cell office:value-type="float" office:value="10848699" table:style-name="ce23">
            <text:p>10,848,699</text:p>
          </table:table-cell>
          <table:table-cell office:value-type="float" office:value="804260" table:style-name="ce23">
            <text:p>804,260</text:p>
          </table:table-cell>
          <table:table-cell office:value-type="float" office:value="17231442" table:style-name="ce23">
            <text:p>17,231,442</text:p>
          </table:table-cell>
          <table:table-cell office:value-type="float" office:value="7820533" table:style-name="ce23">
            <text:p>7,820,533</text:p>
          </table:table-cell>
          <table:table-cell office:value-type="float" office:value="36704934" table:style-name="ce23">
            <text:p>36,704,934</text:p>
          </table:table-cell>
          <table:table-cell table:number-columns-repeated="16372"/>
        </table:table-row>
        <table:table-row table:style-name="ro2">
          <table:table-cell office:value-type="float" office:value="808" table:style-name="ce2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45777891" table:style-name="ce23">
            <text:p>145,777,891</text:p>
          </table:table-cell>
          <table:table-cell office:value-type="float" office:value="938750" table:style-name="ce23">
            <text:p>938,750</text:p>
          </table:table-cell>
          <table:table-cell office:value-type="float" office:value="31391226" table:style-name="ce23">
            <text:p>31,391,226</text:p>
          </table:table-cell>
          <table:table-cell office:value-type="float" office:value="12941632" table:style-name="ce23">
            <text:p>12,941,632</text:p>
          </table:table-cell>
          <table:table-cell office:value-type="float" office:value="191049499" table:style-name="ce23">
            <text:p>191,049,499</text:p>
          </table:table-cell>
          <table:table-cell office:value-type="float" office:value="41078508" table:style-name="ce23">
            <text:p>41,078,508</text:p>
          </table:table-cell>
          <table:table-cell office:value-type="float" office:value="938750" table:style-name="ce23">
            <text:p>938,750</text:p>
          </table:table-cell>
          <table:table-cell office:value-type="float" office:value="22633725" table:style-name="ce23">
            <text:p>22,633,725</text:p>
          </table:table-cell>
          <table:table-cell office:value-type="float" office:value="12941632" table:style-name="ce23">
            <text:p>12,941,632</text:p>
          </table:table-cell>
          <table:table-cell office:value-type="float" office:value="77592615" table:style-name="ce23">
            <text:p>77,592,615</text:p>
          </table:table-cell>
          <table:table-cell table:number-columns-repeated="16372"/>
        </table:table-row>
        <table:table-row table:style-name="ro2">
          <table:table-cell office:value-type="float" office:value="810" table:style-name="ce21">
            <text:p>810</text:p>
          </table:table-cell>
          <table:table-cell office:value-type="string" table:style-name="ce22">
            <text:p>Kingston upon Hull, City of</text:p>
          </table:table-cell>
          <table:table-cell office:value-type="float" office:value="202900773" table:style-name="ce23">
            <text:p>202,900,773</text:p>
          </table:table-cell>
          <table:table-cell office:value-type="float" office:value="2703807" table:style-name="ce23">
            <text:p>2,703,807</text:p>
          </table:table-cell>
          <table:table-cell office:value-type="float" office:value="40265012" table:style-name="ce23">
            <text:p>40,265,012</text:p>
          </table:table-cell>
          <table:table-cell office:value-type="float" office:value="16902263" table:style-name="ce23">
            <text:p>16,902,263</text:p>
          </table:table-cell>
          <table:table-cell office:value-type="float" office:value="262771855" table:style-name="ce23">
            <text:p>262,771,855</text:p>
          </table:table-cell>
          <table:table-cell office:value-type="float" office:value="5455654" table:style-name="ce23">
            <text:p>5,455,654</text:p>
          </table:table-cell>
          <table:table-cell office:value-type="float" office:value="2703807" table:style-name="ce23">
            <text:p>2,703,807</text:p>
          </table:table-cell>
          <table:table-cell office:value-type="float" office:value="32150010" table:style-name="ce23">
            <text:p>32,150,010</text:p>
          </table:table-cell>
          <table:table-cell office:value-type="float" office:value="16902263" table:style-name="ce23">
            <text:p>16,902,263</text:p>
          </table:table-cell>
          <table:table-cell office:value-type="float" office:value="57211734" table:style-name="ce23">
            <text:p>57,211,734</text:p>
          </table:table-cell>
          <table:table-cell table:number-columns-repeated="16372"/>
        </table:table-row>
        <table:table-row table:style-name="ro2">
          <table:table-cell office:value-type="float" office:value="811" table:style-name="ce2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210554790" table:style-name="ce23">
            <text:p>210,554,790</text:p>
          </table:table-cell>
          <table:table-cell office:value-type="float" office:value="1952994" table:style-name="ce23">
            <text:p>1,952,994</text:p>
          </table:table-cell>
          <table:table-cell office:value-type="float" office:value="30499060" table:style-name="ce23">
            <text:p>30,499,060</text:p>
          </table:table-cell>
          <table:table-cell office:value-type="float" office:value="17933888" table:style-name="ce23">
            <text:p>17,933,888</text:p>
          </table:table-cell>
          <table:table-cell office:value-type="float" office:value="260940732" table:style-name="ce23">
            <text:p>260,940,732</text:p>
          </table:table-cell>
          <table:table-cell office:value-type="float" office:value="121670746" table:style-name="ce23">
            <text:p>121,670,746</text:p>
          </table:table-cell>
          <table:table-cell office:value-type="float" office:value="1952994" table:style-name="ce23">
            <text:p>1,952,994</text:p>
          </table:table-cell>
          <table:table-cell office:value-type="float" office:value="29881392" table:style-name="ce23">
            <text:p>29,881,392</text:p>
          </table:table-cell>
          <table:table-cell office:value-type="float" office:value="17933888" table:style-name="ce23">
            <text:p>17,933,888</text:p>
          </table:table-cell>
          <table:table-cell office:value-type="float" office:value="171439020" table:style-name="ce23">
            <text:p>171,439,020</text:p>
          </table:table-cell>
          <table:table-cell table:number-columns-repeated="16372"/>
        </table:table-row>
        <table:table-row table:style-name="ro2">
          <table:table-cell office:value-type="float" office:value="812" table:style-name="ce2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15954662" table:style-name="ce23">
            <text:p>115,954,662</text:p>
          </table:table-cell>
          <table:table-cell office:value-type="float" office:value="1420271" table:style-name="ce23">
            <text:p>1,420,271</text:p>
          </table:table-cell>
          <table:table-cell office:value-type="float" office:value="24417357" table:style-name="ce23">
            <text:p>24,417,357</text:p>
          </table:table-cell>
          <table:table-cell office:value-type="float" office:value="9964610" table:style-name="ce23">
            <text:p>9,964,610</text:p>
          </table:table-cell>
          <table:table-cell office:value-type="float" office:value="151756900" table:style-name="ce23">
            <text:p>151,756,900</text:p>
          </table:table-cell>
          <table:table-cell office:value-type="float" office:value="8376198" table:style-name="ce23">
            <text:p>8,376,198</text:p>
          </table:table-cell>
          <table:table-cell office:value-type="float" office:value="1420271" table:style-name="ce23">
            <text:p>1,420,271</text:p>
          </table:table-cell>
          <table:table-cell office:value-type="float" office:value="17464521" table:style-name="ce23">
            <text:p>17,464,521</text:p>
          </table:table-cell>
          <table:table-cell office:value-type="float" office:value="9964610" table:style-name="ce23">
            <text:p>9,964,610</text:p>
          </table:table-cell>
          <table:table-cell office:value-type="float" office:value="37225600" table:style-name="ce23">
            <text:p>37,225,600</text:p>
          </table:table-cell>
          <table:table-cell table:number-columns-repeated="16372"/>
        </table:table-row>
        <table:table-row table:style-name="ro2">
          <table:table-cell office:value-type="float" office:value="813" table:style-name="ce2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21079689" table:style-name="ce23">
            <text:p>121,079,689</text:p>
          </table:table-cell>
          <table:table-cell office:value-type="float" office:value="1127964" table:style-name="ce23">
            <text:p>1,127,964</text:p>
          </table:table-cell>
          <table:table-cell office:value-type="float" office:value="21500491" table:style-name="ce23">
            <text:p>21,500,491</text:p>
          </table:table-cell>
          <table:table-cell office:value-type="float" office:value="8941845" table:style-name="ce23">
            <text:p>8,941,845</text:p>
          </table:table-cell>
          <table:table-cell office:value-type="float" office:value="152649989" table:style-name="ce23">
            <text:p>152,649,989</text:p>
          </table:table-cell>
          <table:table-cell office:value-type="float" office:value="61042109" table:style-name="ce23">
            <text:p>61,042,109</text:p>
          </table:table-cell>
          <table:table-cell office:value-type="float" office:value="1127964" table:style-name="ce23">
            <text:p>1,127,964</text:p>
          </table:table-cell>
          <table:table-cell office:value-type="float" office:value="21075824" table:style-name="ce23">
            <text:p>21,075,824</text:p>
          </table:table-cell>
          <table:table-cell office:value-type="float" office:value="8941845" table:style-name="ce23">
            <text:p>8,941,845</text:p>
          </table:table-cell>
          <table:table-cell office:value-type="float" office:value="92187742" table:style-name="ce23">
            <text:p>92,187,742</text:p>
          </table:table-cell>
          <table:table-cell table:number-columns-repeated="16372"/>
        </table:table-row>
        <table:table-row table:style-name="ro2">
          <table:table-cell office:value-type="float" office:value="815" table:style-name="ce2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383523557" table:style-name="ce23">
            <text:p>383,523,557</text:p>
          </table:table-cell>
          <table:table-cell office:value-type="float" office:value="3707200" table:style-name="ce23">
            <text:p>3,707,200</text:p>
          </table:table-cell>
          <table:table-cell office:value-type="float" office:value="62161011" table:style-name="ce23">
            <text:p>62,161,011</text:p>
          </table:table-cell>
          <table:table-cell office:value-type="float" office:value="32702173" table:style-name="ce23">
            <text:p>32,702,173</text:p>
          </table:table-cell>
          <table:table-cell office:value-type="float" office:value="482093941" table:style-name="ce23">
            <text:p>482,093,941</text:p>
          </table:table-cell>
          <table:table-cell office:value-type="float" office:value="187153059" table:style-name="ce23">
            <text:p>187,153,059</text:p>
          </table:table-cell>
          <table:table-cell office:value-type="float" office:value="3707200" table:style-name="ce23">
            <text:p>3,707,200</text:p>
          </table:table-cell>
          <table:table-cell office:value-type="float" office:value="56866844" table:style-name="ce23">
            <text:p>56,866,844</text:p>
          </table:table-cell>
          <table:table-cell office:value-type="float" office:value="32702173" table:style-name="ce23">
            <text:p>32,702,173</text:p>
          </table:table-cell>
          <table:table-cell office:value-type="float" office:value="280429276" table:style-name="ce23">
            <text:p>280,429,276</text:p>
          </table:table-cell>
          <table:table-cell table:number-columns-repeated="16372"/>
        </table:table-row>
        <table:table-row table:style-name="ro2">
          <table:table-cell office:value-type="float" office:value="816" table:style-name="ce2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12597075" table:style-name="ce23">
            <text:p>112,597,075</text:p>
          </table:table-cell>
          <table:table-cell office:value-type="float" office:value="2765979" table:style-name="ce23">
            <text:p>2,765,979</text:p>
          </table:table-cell>
          <table:table-cell office:value-type="float" office:value="22583871" table:style-name="ce23">
            <text:p>22,583,871</text:p>
          </table:table-cell>
          <table:table-cell office:value-type="float" office:value="10354586" table:style-name="ce23">
            <text:p>10,354,586</text:p>
          </table:table-cell>
          <table:table-cell office:value-type="float" office:value="148301511" table:style-name="ce23">
            <text:p>148,301,511</text:p>
          </table:table-cell>
          <table:table-cell office:value-type="float" office:value="41383452" table:style-name="ce23">
            <text:p>41,383,452</text:p>
          </table:table-cell>
          <table:table-cell office:value-type="float" office:value="2765979" table:style-name="ce23">
            <text:p>2,765,979</text:p>
          </table:table-cell>
          <table:table-cell office:value-type="float" office:value="18885703" table:style-name="ce23">
            <text:p>18,885,703</text:p>
          </table:table-cell>
          <table:table-cell office:value-type="float" office:value="10354586" table:style-name="ce23">
            <text:p>10,354,586</text:p>
          </table:table-cell>
          <table:table-cell office:value-type="float" office:value="73389720" table:style-name="ce23">
            <text:p>73,389,720</text:p>
          </table:table-cell>
          <table:table-cell table:number-columns-repeated="16372"/>
        </table:table-row>
        <table:table-row table:style-name="ro2">
          <table:table-cell office:value-type="float" office:value="821" table:style-name="ce2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195283847" table:style-name="ce23">
            <text:p>195,283,847</text:p>
          </table:table-cell>
          <table:table-cell office:value-type="float" office:value="1492410" table:style-name="ce23">
            <text:p>1,492,410</text:p>
          </table:table-cell>
          <table:table-cell office:value-type="float" office:value="36498128" table:style-name="ce23">
            <text:p>36,498,128</text:p>
          </table:table-cell>
          <table:table-cell office:value-type="float" office:value="17618218" table:style-name="ce23">
            <text:p>17,618,218</text:p>
          </table:table-cell>
          <table:table-cell office:value-type="float" office:value="250892603" table:style-name="ce23">
            <text:p>250,892,603</text:p>
          </table:table-cell>
          <table:table-cell office:value-type="float" office:value="102624267" table:style-name="ce23">
            <text:p>102,624,267</text:p>
          </table:table-cell>
          <table:table-cell office:value-type="float" office:value="1492410" table:style-name="ce23">
            <text:p>1,492,410</text:p>
          </table:table-cell>
          <table:table-cell office:value-type="float" office:value="36062794" table:style-name="ce23">
            <text:p>36,062,794</text:p>
          </table:table-cell>
          <table:table-cell office:value-type="float" office:value="17618218" table:style-name="ce23">
            <text:p>17,618,218</text:p>
          </table:table-cell>
          <table:table-cell office:value-type="float" office:value="157797689" table:style-name="ce23">
            <text:p>157,797,689</text:p>
          </table:table-cell>
          <table:table-cell table:number-columns-repeated="16372"/>
        </table:table-row>
        <table:table-row table:style-name="ro2">
          <table:table-cell office:value-type="float" office:value="822" table:style-name="ce2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36165954" table:style-name="ce23">
            <text:p>136,165,954</text:p>
          </table:table-cell>
          <table:table-cell office:value-type="float" office:value="2566128" table:style-name="ce23">
            <text:p>2,566,128</text:p>
          </table:table-cell>
          <table:table-cell office:value-type="float" office:value="26857551" table:style-name="ce23">
            <text:p>26,857,551</text:p>
          </table:table-cell>
          <table:table-cell office:value-type="float" office:value="11674921" table:style-name="ce23">
            <text:p>11,674,921</text:p>
          </table:table-cell>
          <table:table-cell office:value-type="float" office:value="177264554" table:style-name="ce23">
            <text:p>177,264,554</text:p>
          </table:table-cell>
          <table:table-cell office:value-type="float" office:value="52241024" table:style-name="ce23">
            <text:p>52,241,024</text:p>
          </table:table-cell>
          <table:table-cell office:value-type="float" office:value="2566128" table:style-name="ce23">
            <text:p>2,566,128</text:p>
          </table:table-cell>
          <table:table-cell office:value-type="float" office:value="21680550" table:style-name="ce23">
            <text:p>21,680,550</text:p>
          </table:table-cell>
          <table:table-cell office:value-type="float" office:value="11674921" table:style-name="ce23">
            <text:p>11,674,921</text:p>
          </table:table-cell>
          <table:table-cell office:value-type="float" office:value="88162623" table:style-name="ce23">
            <text:p>88,162,623</text:p>
          </table:table-cell>
          <table:table-cell table:number-columns-repeated="16372"/>
        </table:table-row>
        <table:table-row table:style-name="ro2">
          <table:table-cell office:value-type="float" office:value="823" table:style-name="ce2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199034924" table:style-name="ce23">
            <text:p>199,034,924</text:p>
          </table:table-cell>
          <table:table-cell office:value-type="float" office:value="1440230" table:style-name="ce23">
            <text:p>1,440,230</text:p>
          </table:table-cell>
          <table:table-cell office:value-type="float" office:value="36133663" table:style-name="ce23">
            <text:p>36,133,663</text:p>
          </table:table-cell>
          <table:table-cell office:value-type="float" office:value="17617111" table:style-name="ce23">
            <text:p>17,617,111</text:p>
          </table:table-cell>
          <table:table-cell office:value-type="float" office:value="254225928" table:style-name="ce23">
            <text:p>254,225,928</text:p>
          </table:table-cell>
          <table:table-cell office:value-type="float" office:value="68076271" table:style-name="ce23">
            <text:p>68,076,271</text:p>
          </table:table-cell>
          <table:table-cell office:value-type="float" office:value="1440230" table:style-name="ce23">
            <text:p>1,440,230</text:p>
          </table:table-cell>
          <table:table-cell office:value-type="float" office:value="31478829" table:style-name="ce23">
            <text:p>31,478,829</text:p>
          </table:table-cell>
          <table:table-cell office:value-type="float" office:value="17617111" table:style-name="ce23">
            <text:p>17,617,111</text:p>
          </table:table-cell>
          <table:table-cell office:value-type="float" office:value="118612441" table:style-name="ce23">
            <text:p>118,612,441</text:p>
          </table:table-cell>
          <table:table-cell table:number-columns-repeated="16372"/>
        </table:table-row>
        <table:table-row table:style-name="ro2">
          <table:table-cell office:value-type="float" office:value="825" table:style-name="ce2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374862946" table:style-name="ce23">
            <text:p>374,862,946</text:p>
          </table:table-cell>
          <table:table-cell office:value-type="float" office:value="5908029" table:style-name="ce23">
            <text:p>5,908,029</text:p>
          </table:table-cell>
          <table:table-cell office:value-type="float" office:value="99115299" table:style-name="ce23">
            <text:p>99,115,299</text:p>
          </table:table-cell>
          <table:table-cell office:value-type="float" office:value="32399875" table:style-name="ce23">
            <text:p>32,399,875</text:p>
          </table:table-cell>
          <table:table-cell office:value-type="float" office:value="512286149" table:style-name="ce23">
            <text:p>512,286,149</text:p>
          </table:table-cell>
          <table:table-cell office:value-type="float" office:value="181016689" table:style-name="ce23">
            <text:p>181,016,689</text:p>
          </table:table-cell>
          <table:table-cell office:value-type="float" office:value="5908029" table:style-name="ce23">
            <text:p>5,908,029</text:p>
          </table:table-cell>
          <table:table-cell office:value-type="float" office:value="91149464" table:style-name="ce23">
            <text:p>91,149,464</text:p>
          </table:table-cell>
          <table:table-cell office:value-type="float" office:value="32399875" table:style-name="ce23">
            <text:p>32,399,875</text:p>
          </table:table-cell>
          <table:table-cell office:value-type="float" office:value="310474057" table:style-name="ce23">
            <text:p>310,474,057</text:p>
          </table:table-cell>
          <table:table-cell table:number-columns-repeated="16372"/>
        </table:table-row>
        <table:table-row table:style-name="ro2">
          <table:table-cell office:value-type="float" office:value="826" table:style-name="ce2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19635923" table:style-name="ce23">
            <text:p>219,635,923</text:p>
          </table:table-cell>
          <table:table-cell office:value-type="float" office:value="1654226" table:style-name="ce23">
            <text:p>1,654,226</text:p>
          </table:table-cell>
          <table:table-cell office:value-type="float" office:value="48866264" table:style-name="ce23">
            <text:p>48,866,264</text:p>
          </table:table-cell>
          <table:table-cell office:value-type="float" office:value="22651829" table:style-name="ce23">
            <text:p>22,651,829</text:p>
          </table:table-cell>
          <table:table-cell office:value-type="float" office:value="292808242" table:style-name="ce23">
            <text:p>292,808,242</text:p>
          </table:table-cell>
          <table:table-cell office:value-type="float" office:value="86914600" table:style-name="ce23">
            <text:p>86,914,600</text:p>
          </table:table-cell>
          <table:table-cell office:value-type="float" office:value="1654226" table:style-name="ce23">
            <text:p>1,654,226</text:p>
          </table:table-cell>
          <table:table-cell office:value-type="float" office:value="44508263" table:style-name="ce23">
            <text:p>44,508,263</text:p>
          </table:table-cell>
          <table:table-cell office:value-type="float" office:value="22651829" table:style-name="ce23">
            <text:p>22,651,829</text:p>
          </table:table-cell>
          <table:table-cell office:value-type="float" office:value="155728918" table:style-name="ce23">
            <text:p>155,728,918</text:p>
          </table:table-cell>
          <table:table-cell table:number-columns-repeated="16372"/>
        </table:table-row>
        <table:table-row table:style-name="ro2">
          <table:table-cell office:value-type="float" office:value="830" table:style-name="ce2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507348269" table:style-name="ce23">
            <text:p>507,348,269</text:p>
          </table:table-cell>
          <table:table-cell office:value-type="float" office:value="4902985" table:style-name="ce23">
            <text:p>4,902,985</text:p>
          </table:table-cell>
          <table:table-cell office:value-type="float" office:value="88656515" table:style-name="ce23">
            <text:p>88,656,515</text:p>
          </table:table-cell>
          <table:table-cell office:value-type="float" office:value="41272774" table:style-name="ce23">
            <text:p>41,272,774</text:p>
          </table:table-cell>
          <table:table-cell office:value-type="float" office:value="642180543" table:style-name="ce23">
            <text:p>642,180,543</text:p>
          </table:table-cell>
          <table:table-cell office:value-type="float" office:value="250145750" table:style-name="ce23">
            <text:p>250,145,750</text:p>
          </table:table-cell>
          <table:table-cell office:value-type="float" office:value="4902985" table:style-name="ce23">
            <text:p>4,902,985</text:p>
          </table:table-cell>
          <table:table-cell office:value-type="float" office:value="77331181" table:style-name="ce23">
            <text:p>77,331,181</text:p>
          </table:table-cell>
          <table:table-cell office:value-type="float" office:value="41272774" table:style-name="ce23">
            <text:p>41,272,774</text:p>
          </table:table-cell>
          <table:table-cell office:value-type="float" office:value="373652690" table:style-name="ce23">
            <text:p>373,652,690</text:p>
          </table:table-cell>
          <table:table-cell table:number-columns-repeated="16372"/>
        </table:table-row>
        <table:table-row table:style-name="ro2">
          <table:table-cell office:value-type="float" office:value="831" table:style-name="ce2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204737208" table:style-name="ce23">
            <text:p>204,737,208</text:p>
          </table:table-cell>
          <table:table-cell office:value-type="float" office:value="3129808" table:style-name="ce23">
            <text:p>3,129,808</text:p>
          </table:table-cell>
          <table:table-cell office:value-type="float" office:value="45363086" table:style-name="ce23">
            <text:p>45,363,086</text:p>
          </table:table-cell>
          <table:table-cell office:value-type="float" office:value="18277612" table:style-name="ce23">
            <text:p>18,277,612</text:p>
          </table:table-cell>
          <table:table-cell office:value-type="float" office:value="271507714" table:style-name="ce23">
            <text:p>271,507,714</text:p>
          </table:table-cell>
          <table:table-cell office:value-type="float" office:value="53811275" table:style-name="ce23">
            <text:p>53,811,275</text:p>
          </table:table-cell>
          <table:table-cell office:value-type="float" office:value="3129808" table:style-name="ce23">
            <text:p>3,129,808</text:p>
          </table:table-cell>
          <table:table-cell office:value-type="float" office:value="35614417" table:style-name="ce23">
            <text:p>35,614,417</text:p>
          </table:table-cell>
          <table:table-cell office:value-type="float" office:value="18277612" table:style-name="ce23">
            <text:p>18,277,612</text:p>
          </table:table-cell>
          <table:table-cell office:value-type="float" office:value="110833112" table:style-name="ce23">
            <text:p>110,833,112</text:p>
          </table:table-cell>
          <table:table-cell table:number-columns-repeated="16372"/>
        </table:table-row>
        <table:table-row table:style-name="ro2">
          <table:table-cell office:value-type="float" office:value="838" table:style-name="ce2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19799414" table:style-name="ce23">
            <text:p>219,799,414</text:p>
          </table:table-cell>
          <table:table-cell office:value-type="float" office:value="1963456" table:style-name="ce23">
            <text:p>1,963,456</text:p>
          </table:table-cell>
          <table:table-cell office:value-type="float" office:value="42238205" table:style-name="ce23">
            <text:p>42,238,205</text:p>
          </table:table-cell>
          <table:table-cell office:value-type="float" office:value="15868809" table:style-name="ce23">
            <text:p>15,868,809</text:p>
          </table:table-cell>
          <table:table-cell office:value-type="float" office:value="279869884" table:style-name="ce23">
            <text:p>279,869,884</text:p>
          </table:table-cell>
          <table:table-cell office:value-type="float" office:value="86515654" table:style-name="ce23">
            <text:p>86,515,654</text:p>
          </table:table-cell>
          <table:table-cell office:value-type="float" office:value="1963456" table:style-name="ce23">
            <text:p>1,963,456</text:p>
          </table:table-cell>
          <table:table-cell office:value-type="float" office:value="38662204" table:style-name="ce23">
            <text:p>38,662,204</text:p>
          </table:table-cell>
          <table:table-cell office:value-type="float" office:value="15868809" table:style-name="ce23">
            <text:p>15,868,809</text:p>
          </table:table-cell>
          <table:table-cell office:value-type="float" office:value="143010123" table:style-name="ce23">
            <text:p>143,010,123</text:p>
          </table:table-cell>
          <table:table-cell table:number-columns-repeated="16372"/>
        </table:table-row>
        <table:table-row table:style-name="ro2">
          <table:table-cell office:value-type="float" office:value="839" table:style-name="ce21">
            <text:p>839</text:p>
          </table:table-cell>
          <table:table-cell office:value-type="string" table:style-name="ce22">
            <text:p>Bournemouth, Christchurch and Poole</text:p>
          </table:table-cell>
          <table:table-cell office:value-type="float" office:value="228878741" table:style-name="ce23">
            <text:p>228,878,741</text:p>
          </table:table-cell>
          <table:table-cell office:value-type="float" office:value="2058475" table:style-name="ce23">
            <text:p>2,058,475</text:p>
          </table:table-cell>
          <table:table-cell office:value-type="float" office:value="47822240" table:style-name="ce23">
            <text:p>47,822,240</text:p>
          </table:table-cell>
          <table:table-cell office:value-type="float" office:value="19855054" table:style-name="ce23">
            <text:p>19,855,054</text:p>
          </table:table-cell>
          <table:table-cell office:value-type="float" office:value="298614510" table:style-name="ce23">
            <text:p>298,614,510</text:p>
          </table:table-cell>
          <table:table-cell office:value-type="float" office:value="32910416" table:style-name="ce23">
            <text:p>32,910,416</text:p>
          </table:table-cell>
          <table:table-cell office:value-type="float" office:value="2058475" table:style-name="ce23">
            <text:p>2,058,475</text:p>
          </table:table-cell>
          <table:table-cell office:value-type="float" office:value="41796648" table:style-name="ce23">
            <text:p>41,796,648</text:p>
          </table:table-cell>
          <table:table-cell office:value-type="float" office:value="19855054" table:style-name="ce23">
            <text:p>19,855,054</text:p>
          </table:table-cell>
          <table:table-cell office:value-type="float" office:value="96620593" table:style-name="ce23">
            <text:p>96,620,593</text:p>
          </table:table-cell>
          <table:table-cell table:number-columns-repeated="16372"/>
        </table:table-row>
        <table:table-row table:style-name="ro2">
          <table:table-cell office:value-type="float" office:value="840" table:style-name="ce21">
            <text:p>840</text:p>
          </table:table-cell>
          <table:table-cell office:value-type="string" table:style-name="ce22">
            <text:p>County Durham</text:p>
          </table:table-cell>
          <table:table-cell office:value-type="float" office:value="344598326" table:style-name="ce23">
            <text:p>344,598,326</text:p>
          </table:table-cell>
          <table:table-cell office:value-type="float" office:value="3025695" table:style-name="ce23">
            <text:p>3,025,695</text:p>
          </table:table-cell>
          <table:table-cell office:value-type="float" office:value="69698943" table:style-name="ce23">
            <text:p>69,698,943</text:p>
          </table:table-cell>
          <table:table-cell office:value-type="float" office:value="31341829" table:style-name="ce23">
            <text:p>31,341,829</text:p>
          </table:table-cell>
          <table:table-cell office:value-type="float" office:value="448664793" table:style-name="ce23">
            <text:p>448,664,793</text:p>
          </table:table-cell>
          <table:table-cell office:value-type="float" office:value="170796884" table:style-name="ce23">
            <text:p>170,796,884</text:p>
          </table:table-cell>
          <table:table-cell office:value-type="float" office:value="3025695" table:style-name="ce23">
            <text:p>3,025,695</text:p>
          </table:table-cell>
          <table:table-cell office:value-type="float" office:value="65745609" table:style-name="ce23">
            <text:p>65,745,609</text:p>
          </table:table-cell>
          <table:table-cell office:value-type="float" office:value="31341829" table:style-name="ce23">
            <text:p>31,341,829</text:p>
          </table:table-cell>
          <table:table-cell office:value-type="float" office:value="270910017" table:style-name="ce23">
            <text:p>270,910,017</text:p>
          </table:table-cell>
          <table:table-cell table:number-columns-repeated="16372"/>
        </table:table-row>
        <table:table-row table:style-name="ro2">
          <table:table-cell office:value-type="float" office:value="841" table:style-name="ce2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75111512" table:style-name="ce23">
            <text:p>75,111,512</text:p>
          </table:table-cell>
          <table:table-cell office:value-type="float" office:value="1146415" table:style-name="ce23">
            <text:p>1,146,415</text:p>
          </table:table-cell>
          <table:table-cell office:value-type="float" office:value="15956770" table:style-name="ce23">
            <text:p>15,956,770</text:p>
          </table:table-cell>
          <table:table-cell office:value-type="float" office:value="6972769" table:style-name="ce23">
            <text:p>6,972,769</text:p>
          </table:table-cell>
          <table:table-cell office:value-type="float" office:value="99187466" table:style-name="ce23">
            <text:p>99,187,466</text:p>
          </table:table-cell>
          <table:table-cell office:value-type="float" office:value="6137117" table:style-name="ce23">
            <text:p>6,137,117</text:p>
          </table:table-cell>
          <table:table-cell office:value-type="float" office:value="1146415" table:style-name="ce23">
            <text:p>1,146,415</text:p>
          </table:table-cell>
          <table:table-cell office:value-type="float" office:value="11811436" table:style-name="ce23">
            <text:p>11,811,436</text:p>
          </table:table-cell>
          <table:table-cell office:value-type="float" office:value="6972769" table:style-name="ce23">
            <text:p>6,972,769</text:p>
          </table:table-cell>
          <table:table-cell office:value-type="float" office:value="26067737" table:style-name="ce23">
            <text:p>26,067,737</text:p>
          </table:table-cell>
          <table:table-cell table:number-columns-repeated="16372"/>
        </table:table-row>
        <table:table-row table:style-name="ro2">
          <table:table-cell office:value-type="float" office:value="845" table:style-name="ce2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320104884" table:style-name="ce23">
            <text:p>320,104,884</text:p>
          </table:table-cell>
          <table:table-cell office:value-type="float" office:value="6159612" table:style-name="ce23">
            <text:p>6,159,612</text:p>
          </table:table-cell>
          <table:table-cell office:value-type="float" office:value="66090415" table:style-name="ce23">
            <text:p>66,090,415</text:p>
          </table:table-cell>
          <table:table-cell office:value-type="float" office:value="25714142" table:style-name="ce23">
            <text:p>25,714,142</text:p>
          </table:table-cell>
          <table:table-cell office:value-type="float" office:value="418069053" table:style-name="ce23">
            <text:p>418,069,053</text:p>
          </table:table-cell>
          <table:table-cell office:value-type="float" office:value="162053735" table:style-name="ce23">
            <text:p>162,053,735</text:p>
          </table:table-cell>
          <table:table-cell office:value-type="float" office:value="6159612" table:style-name="ce23">
            <text:p>6,159,612</text:p>
          </table:table-cell>
          <table:table-cell office:value-type="float" office:value="53575247" table:style-name="ce23">
            <text:p>53,575,247</text:p>
          </table:table-cell>
          <table:table-cell office:value-type="float" office:value="25714142" table:style-name="ce23">
            <text:p>25,714,142</text:p>
          </table:table-cell>
          <table:table-cell office:value-type="float" office:value="247502736" table:style-name="ce23">
            <text:p>247,502,736</text:p>
          </table:table-cell>
          <table:table-cell table:number-columns-repeated="16372"/>
        </table:table-row>
        <table:table-row table:style-name="ro2">
          <table:table-cell office:value-type="float" office:value="846" table:style-name="ce2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50859101" table:style-name="ce23">
            <text:p>150,859,101</text:p>
          </table:table-cell>
          <table:table-cell office:value-type="float" office:value="2414844" table:style-name="ce23">
            <text:p>2,414,844</text:p>
          </table:table-cell>
          <table:table-cell office:value-type="float" office:value="30830205" table:style-name="ce23">
            <text:p>30,830,205</text:p>
          </table:table-cell>
          <table:table-cell office:value-type="float" office:value="14705456" table:style-name="ce23">
            <text:p>14,705,456</text:p>
          </table:table-cell>
          <table:table-cell office:value-type="float" office:value="198809606" table:style-name="ce23">
            <text:p>198,809,606</text:p>
          </table:table-cell>
          <table:table-cell office:value-type="float" office:value="132642239" table:style-name="ce23">
            <text:p>132,642,239</text:p>
          </table:table-cell>
          <table:table-cell office:value-type="float" office:value="2414844" table:style-name="ce23">
            <text:p>2,414,844</text:p>
          </table:table-cell>
          <table:table-cell office:value-type="float" office:value="30632205" table:style-name="ce23">
            <text:p>30,632,205</text:p>
          </table:table-cell>
          <table:table-cell office:value-type="float" office:value="14705456" table:style-name="ce23">
            <text:p>14,705,456</text:p>
          </table:table-cell>
          <table:table-cell office:value-type="float" office:value="180394744" table:style-name="ce23">
            <text:p>180,394,744</text:p>
          </table:table-cell>
          <table:table-cell table:number-columns-repeated="16372"/>
        </table:table-row>
        <table:table-row table:style-name="ro2">
          <table:table-cell office:value-type="float" office:value="850" table:style-name="ce2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864353425" table:style-name="ce23">
            <text:p>864,353,425</text:p>
          </table:table-cell>
          <table:table-cell office:value-type="float" office:value="8223510" table:style-name="ce23">
            <text:p>8,223,510</text:p>
          </table:table-cell>
          <table:table-cell office:value-type="float" office:value="152818322" table:style-name="ce23">
            <text:p>152,818,322</text:p>
          </table:table-cell>
          <table:table-cell office:value-type="float" office:value="81620069" table:style-name="ce23">
            <text:p>81,620,069</text:p>
          </table:table-cell>
          <table:table-cell office:value-type="float" office:value="1107015326" table:style-name="ce23">
            <text:p>1,107,015,326</text:p>
          </table:table-cell>
          <table:table-cell office:value-type="float" office:value="641301371" table:style-name="ce23">
            <text:p>641,301,371</text:p>
          </table:table-cell>
          <table:table-cell office:value-type="float" office:value="8223510" table:style-name="ce23">
            <text:p>8,223,510</text:p>
          </table:table-cell>
          <table:table-cell office:value-type="float" office:value="143126347" table:style-name="ce23">
            <text:p>143,126,347</text:p>
          </table:table-cell>
          <table:table-cell office:value-type="float" office:value="81620069" table:style-name="ce23">
            <text:p>81,620,069</text:p>
          </table:table-cell>
          <table:table-cell office:value-type="float" office:value="874271297" table:style-name="ce23">
            <text:p>874,271,297</text:p>
          </table:table-cell>
          <table:table-cell table:number-columns-repeated="16372"/>
        </table:table-row>
        <table:table-row table:style-name="ro2">
          <table:table-cell office:value-type="float" office:value="851" table:style-name="ce2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32947889" table:style-name="ce23">
            <text:p>132,947,889</text:p>
          </table:table-cell>
          <table:table-cell office:value-type="float" office:value="963621" table:style-name="ce23">
            <text:p>963,621</text:p>
          </table:table-cell>
          <table:table-cell office:value-type="float" office:value="28064620" table:style-name="ce23">
            <text:p>28,064,620</text:p>
          </table:table-cell>
          <table:table-cell office:value-type="float" office:value="13236812" table:style-name="ce23">
            <text:p>13,236,812</text:p>
          </table:table-cell>
          <table:table-cell office:value-type="float" office:value="175212942" table:style-name="ce23">
            <text:p>175,212,942</text:p>
          </table:table-cell>
          <table:table-cell office:value-type="float" office:value="41436589" table:style-name="ce23">
            <text:p>41,436,589</text:p>
          </table:table-cell>
          <table:table-cell office:value-type="float" office:value="963621" table:style-name="ce23">
            <text:p>963,621</text:p>
          </table:table-cell>
          <table:table-cell office:value-type="float" office:value="20173103" table:style-name="ce23">
            <text:p>20,173,103</text:p>
          </table:table-cell>
          <table:table-cell office:value-type="float" office:value="13236812" table:style-name="ce23">
            <text:p>13,236,812</text:p>
          </table:table-cell>
          <table:table-cell office:value-type="float" office:value="75810125" table:style-name="ce23">
            <text:p>75,810,125</text:p>
          </table:table-cell>
          <table:table-cell table:number-columns-repeated="16372"/>
        </table:table-row>
        <table:table-row table:style-name="ro2">
          <table:table-cell office:value-type="float" office:value="852" table:style-name="ce2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63335382" table:style-name="ce23">
            <text:p>163,335,382</text:p>
          </table:table-cell>
          <table:table-cell office:value-type="float" office:value="1846501" table:style-name="ce23">
            <text:p>1,846,501</text:p>
          </table:table-cell>
          <table:table-cell office:value-type="float" office:value="33974117" table:style-name="ce23">
            <text:p>33,974,117</text:p>
          </table:table-cell>
          <table:table-cell office:value-type="float" office:value="15475386" table:style-name="ce23">
            <text:p>15,475,386</text:p>
          </table:table-cell>
          <table:table-cell office:value-type="float" office:value="214631386" table:style-name="ce23">
            <text:p>214,631,386</text:p>
          </table:table-cell>
          <table:table-cell office:value-type="float" office:value="96088662" table:style-name="ce23">
            <text:p>96,088,662</text:p>
          </table:table-cell>
          <table:table-cell office:value-type="float" office:value="1846501" table:style-name="ce23">
            <text:p>1,846,501</text:p>
          </table:table-cell>
          <table:table-cell office:value-type="float" office:value="29269516" table:style-name="ce23">
            <text:p>29,269,516</text:p>
          </table:table-cell>
          <table:table-cell office:value-type="float" office:value="15475386" table:style-name="ce23">
            <text:p>15,475,386</text:p>
          </table:table-cell>
          <table:table-cell office:value-type="float" office:value="142680065" table:style-name="ce23">
            <text:p>142,680,065</text:p>
          </table:table-cell>
          <table:table-cell table:number-columns-repeated="16372"/>
        </table:table-row>
        <table:table-row table:style-name="ro2">
          <table:table-cell office:value-type="float" office:value="855" table:style-name="ce2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55179591" table:style-name="ce23">
            <text:p>455,179,591</text:p>
          </table:table-cell>
          <table:table-cell office:value-type="float" office:value="3589911" table:style-name="ce23">
            <text:p>3,589,911</text:p>
          </table:table-cell>
          <table:table-cell office:value-type="float" office:value="83427992" table:style-name="ce23">
            <text:p>83,427,992</text:p>
          </table:table-cell>
          <table:table-cell office:value-type="float" office:value="35922505" table:style-name="ce23">
            <text:p>35,922,505</text:p>
          </table:table-cell>
          <table:table-cell office:value-type="float" office:value="578119999" table:style-name="ce23">
            <text:p>578,119,999</text:p>
          </table:table-cell>
          <table:table-cell office:value-type="float" office:value="86598115" table:style-name="ce23">
            <text:p>86,598,115</text:p>
          </table:table-cell>
          <table:table-cell office:value-type="float" office:value="3589911" table:style-name="ce23">
            <text:p>3,589,911</text:p>
          </table:table-cell>
          <table:table-cell office:value-type="float" office:value="72070823" table:style-name="ce23">
            <text:p>72,070,823</text:p>
          </table:table-cell>
          <table:table-cell office:value-type="float" office:value="35922505" table:style-name="ce23">
            <text:p>35,922,505</text:p>
          </table:table-cell>
          <table:table-cell office:value-type="float" office:value="198181354" table:style-name="ce23">
            <text:p>198,181,354</text:p>
          </table:table-cell>
          <table:table-cell table:number-columns-repeated="16372"/>
        </table:table-row>
        <table:table-row table:style-name="ro2">
          <table:table-cell office:value-type="float" office:value="856" table:style-name="ce2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283247926" table:style-name="ce23">
            <text:p>283,247,926</text:p>
          </table:table-cell>
          <table:table-cell office:value-type="float" office:value="2196832" table:style-name="ce23">
            <text:p>2,196,832</text:p>
          </table:table-cell>
          <table:table-cell office:value-type="float" office:value="62749088" table:style-name="ce23">
            <text:p>62,749,088</text:p>
          </table:table-cell>
          <table:table-cell office:value-type="float" office:value="22846125" table:style-name="ce23">
            <text:p>22,846,125</text:p>
          </table:table-cell>
          <table:table-cell office:value-type="float" office:value="371039971" table:style-name="ce23">
            <text:p>371,039,971</text:p>
          </table:table-cell>
          <table:table-cell office:value-type="float" office:value="154789971" table:style-name="ce23">
            <text:p>154,789,971</text:p>
          </table:table-cell>
          <table:table-cell office:value-type="float" office:value="2196832" table:style-name="ce23">
            <text:p>2,196,832</text:p>
          </table:table-cell>
          <table:table-cell office:value-type="float" office:value="58669088" table:style-name="ce23">
            <text:p>58,669,088</text:p>
          </table:table-cell>
          <table:table-cell office:value-type="float" office:value="22846125" table:style-name="ce23">
            <text:p>22,846,125</text:p>
          </table:table-cell>
          <table:table-cell office:value-type="float" office:value="238502016" table:style-name="ce23">
            <text:p>238,502,016</text:p>
          </table:table-cell>
          <table:table-cell table:number-columns-repeated="16372"/>
        </table:table-row>
        <table:table-row table:style-name="ro2">
          <table:table-cell office:value-type="float" office:value="857" table:style-name="ce2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27579475" table:style-name="ce23">
            <text:p>27,579,475</text:p>
          </table:table-cell>
          <table:table-cell office:value-type="float" office:value="173586" table:style-name="ce23">
            <text:p>173,586</text:p>
          </table:table-cell>
          <table:table-cell office:value-type="float" office:value="4579335" table:style-name="ce23">
            <text:p>4,579,335</text:p>
          </table:table-cell>
          <table:table-cell office:value-type="float" office:value="1706267" table:style-name="ce23">
            <text:p>1,706,267</text:p>
          </table:table-cell>
          <table:table-cell office:value-type="float" office:value="34038663" table:style-name="ce23">
            <text:p>34,038,663</text:p>
          </table:table-cell>
          <table:table-cell office:value-type="float" office:value="2056576" table:style-name="ce23">
            <text:p>2,056,576</text:p>
          </table:table-cell>
          <table:table-cell office:value-type="float" office:value="173586" table:style-name="ce23">
            <text:p>173,586</text:p>
          </table:table-cell>
          <table:table-cell office:value-type="float" office:value="4317001" table:style-name="ce23">
            <text:p>4,317,001</text:p>
          </table:table-cell>
          <table:table-cell office:value-type="float" office:value="1706267" table:style-name="ce23">
            <text:p>1,706,267</text:p>
          </table:table-cell>
          <table:table-cell office:value-type="float" office:value="8253430" table:style-name="ce23">
            <text:p>8,253,430</text:p>
          </table:table-cell>
          <table:table-cell table:number-columns-repeated="16372"/>
        </table:table-row>
        <table:table-row table:style-name="ro2">
          <table:table-cell office:value-type="float" office:value="860" table:style-name="ce2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554455929" table:style-name="ce23">
            <text:p>554,455,929</text:p>
          </table:table-cell>
          <table:table-cell office:value-type="float" office:value="5756092" table:style-name="ce23">
            <text:p>5,756,092</text:p>
          </table:table-cell>
          <table:table-cell office:value-type="float" office:value="101096577" table:style-name="ce23">
            <text:p>101,096,577</text:p>
          </table:table-cell>
          <table:table-cell office:value-type="float" office:value="50871465" table:style-name="ce23">
            <text:p>50,871,465</text:p>
          </table:table-cell>
          <table:table-cell office:value-type="float" office:value="712180063" table:style-name="ce23">
            <text:p>712,180,063</text:p>
          </table:table-cell>
          <table:table-cell office:value-type="float" office:value="158055992" table:style-name="ce23">
            <text:p>158,055,992</text:p>
          </table:table-cell>
          <table:table-cell office:value-type="float" office:value="5756092" table:style-name="ce23">
            <text:p>5,756,092</text:p>
          </table:table-cell>
          <table:table-cell office:value-type="float" office:value="77184076" table:style-name="ce23">
            <text:p>77,184,076</text:p>
          </table:table-cell>
          <table:table-cell office:value-type="float" office:value="50871465" table:style-name="ce23">
            <text:p>50,871,465</text:p>
          </table:table-cell>
          <table:table-cell office:value-type="float" office:value="291867625" table:style-name="ce23">
            <text:p>291,867,625</text:p>
          </table:table-cell>
          <table:table-cell table:number-columns-repeated="16372"/>
        </table:table-row>
        <table:table-row table:style-name="ro2">
          <table:table-cell office:value-type="float" office:value="861" table:style-name="ce2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193555378" table:style-name="ce23">
            <text:p>193,555,378</text:p>
          </table:table-cell>
          <table:table-cell office:value-type="float" office:value="3986351" table:style-name="ce23">
            <text:p>3,986,351</text:p>
          </table:table-cell>
          <table:table-cell office:value-type="float" office:value="42050999" table:style-name="ce23">
            <text:p>42,050,999</text:p>
          </table:table-cell>
          <table:table-cell office:value-type="float" office:value="16859682" table:style-name="ce23">
            <text:p>16,859,682</text:p>
          </table:table-cell>
          <table:table-cell office:value-type="float" office:value="256452410" table:style-name="ce23">
            <text:p>256,452,410</text:p>
          </table:table-cell>
          <table:table-cell office:value-type="float" office:value="20592889" table:style-name="ce23">
            <text:p>20,592,889</text:p>
          </table:table-cell>
          <table:table-cell office:value-type="float" office:value="3986351" table:style-name="ce23">
            <text:p>3,986,351</text:p>
          </table:table-cell>
          <table:table-cell office:value-type="float" office:value="37152998" table:style-name="ce23">
            <text:p>37,152,998</text:p>
          </table:table-cell>
          <table:table-cell office:value-type="float" office:value="16859682" table:style-name="ce23">
            <text:p>16,859,682</text:p>
          </table:table-cell>
          <table:table-cell office:value-type="float" office:value="78591920" table:style-name="ce23">
            <text:p>78,591,920</text:p>
          </table:table-cell>
          <table:table-cell table:number-columns-repeated="16372"/>
        </table:table-row>
        <table:table-row table:style-name="ro2">
          <table:table-cell office:value-type="float" office:value="865" table:style-name="ce2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317724345" table:style-name="ce23">
            <text:p>317,724,345</text:p>
          </table:table-cell>
          <table:table-cell office:value-type="float" office:value="2565122" table:style-name="ce23">
            <text:p>2,565,122</text:p>
          </table:table-cell>
          <table:table-cell office:value-type="float" office:value="57793120" table:style-name="ce23">
            <text:p>57,793,120</text:p>
          </table:table-cell>
          <table:table-cell office:value-type="float" office:value="29770351" table:style-name="ce23">
            <text:p>29,770,351</text:p>
          </table:table-cell>
          <table:table-cell office:value-type="float" office:value="407852938" table:style-name="ce23">
            <text:p>407,852,938</text:p>
          </table:table-cell>
          <table:table-cell office:value-type="float" office:value="118739485" table:style-name="ce23">
            <text:p>118,739,485</text:p>
          </table:table-cell>
          <table:table-cell office:value-type="float" office:value="2565122" table:style-name="ce23">
            <text:p>2,565,122</text:p>
          </table:table-cell>
          <table:table-cell office:value-type="float" office:value="49477119" table:style-name="ce23">
            <text:p>49,477,119</text:p>
          </table:table-cell>
          <table:table-cell office:value-type="float" office:value="29770351" table:style-name="ce23">
            <text:p>29,770,351</text:p>
          </table:table-cell>
          <table:table-cell office:value-type="float" office:value="200552077" table:style-name="ce23">
            <text:p>200,552,077</text:p>
          </table:table-cell>
          <table:table-cell table:number-columns-repeated="16372"/>
        </table:table-row>
        <table:table-row table:style-name="ro2">
          <table:table-cell office:value-type="float" office:value="866" table:style-name="ce2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61700703" table:style-name="ce23">
            <text:p>161,700,703</text:p>
          </table:table-cell>
          <table:table-cell office:value-type="float" office:value="1105899" table:style-name="ce23">
            <text:p>1,105,899</text:p>
          </table:table-cell>
          <table:table-cell office:value-type="float" office:value="37657067" table:style-name="ce23">
            <text:p>37,657,067</text:p>
          </table:table-cell>
          <table:table-cell office:value-type="float" office:value="15323572" table:style-name="ce23">
            <text:p>15,323,572</text:p>
          </table:table-cell>
          <table:table-cell office:value-type="float" office:value="215787241" table:style-name="ce23">
            <text:p>215,787,241</text:p>
          </table:table-cell>
          <table:table-cell office:value-type="float" office:value="31322053" table:style-name="ce23">
            <text:p>31,322,053</text:p>
          </table:table-cell>
          <table:table-cell office:value-type="float" office:value="1105899" table:style-name="ce23">
            <text:p>1,105,899</text:p>
          </table:table-cell>
          <table:table-cell office:value-type="float" office:value="30820733" table:style-name="ce23">
            <text:p>30,820,733</text:p>
          </table:table-cell>
          <table:table-cell office:value-type="float" office:value="15323572" table:style-name="ce23">
            <text:p>15,323,572</text:p>
          </table:table-cell>
          <table:table-cell office:value-type="float" office:value="78572257" table:style-name="ce23">
            <text:p>78,572,257</text:p>
          </table:table-cell>
          <table:table-cell table:number-columns-repeated="16372"/>
        </table:table-row>
        <table:table-row table:style-name="ro2">
          <table:table-cell office:value-type="float" office:value="867" table:style-name="ce2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81768986" table:style-name="ce23">
            <text:p>81,768,986</text:p>
          </table:table-cell>
          <table:table-cell office:value-type="float" office:value="912307" table:style-name="ce23">
            <text:p>912,307</text:p>
          </table:table-cell>
          <table:table-cell office:value-type="float" office:value="19434343" table:style-name="ce23">
            <text:p>19,434,343</text:p>
          </table:table-cell>
          <table:table-cell office:value-type="float" office:value="7786932" table:style-name="ce23">
            <text:p>7,786,932</text:p>
          </table:table-cell>
          <table:table-cell office:value-type="float" office:value="109902568" table:style-name="ce23">
            <text:p>109,902,568</text:p>
          </table:table-cell>
          <table:table-cell office:value-type="float" office:value="52503753" table:style-name="ce23">
            <text:p>52,503,753</text:p>
          </table:table-cell>
          <table:table-cell office:value-type="float" office:value="912307" table:style-name="ce23">
            <text:p>912,307</text:p>
          </table:table-cell>
          <table:table-cell office:value-type="float" office:value="19178343" table:style-name="ce23">
            <text:p>19,178,343</text:p>
          </table:table-cell>
          <table:table-cell office:value-type="float" office:value="7786932" table:style-name="ce23">
            <text:p>7,786,932</text:p>
          </table:table-cell>
          <table:table-cell office:value-type="float" office:value="80381335" table:style-name="ce23">
            <text:p>80,381,335</text:p>
          </table:table-cell>
          <table:table-cell table:number-columns-repeated="16372"/>
        </table:table-row>
        <table:table-row table:style-name="ro2">
          <table:table-cell office:value-type="float" office:value="868" table:style-name="ce2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99610708" table:style-name="ce23">
            <text:p>99,610,708</text:p>
          </table:table-cell>
          <table:table-cell office:value-type="float" office:value="1097418" table:style-name="ce23">
            <text:p>1,097,418</text:p>
          </table:table-cell>
          <table:table-cell office:value-type="float" office:value="24497921" table:style-name="ce23">
            <text:p>24,497,921</text:p>
          </table:table-cell>
          <table:table-cell office:value-type="float" office:value="9847227" table:style-name="ce23">
            <text:p>9,847,227</text:p>
          </table:table-cell>
          <table:table-cell office:value-type="float" office:value="135053274" table:style-name="ce23">
            <text:p>135,053,274</text:p>
          </table:table-cell>
          <table:table-cell office:value-type="float" office:value="36915953" table:style-name="ce23">
            <text:p>36,915,953</text:p>
          </table:table-cell>
          <table:table-cell office:value-type="float" office:value="1097418" table:style-name="ce23">
            <text:p>1,097,418</text:p>
          </table:table-cell>
          <table:table-cell office:value-type="float" office:value="21744421" table:style-name="ce23">
            <text:p>21,744,421</text:p>
          </table:table-cell>
          <table:table-cell office:value-type="float" office:value="9847227" table:style-name="ce23">
            <text:p>9,847,227</text:p>
          </table:table-cell>
          <table:table-cell office:value-type="float" office:value="69605019" table:style-name="ce23">
            <text:p>69,605,019</text:p>
          </table:table-cell>
          <table:table-cell table:number-columns-repeated="16372"/>
        </table:table-row>
        <table:table-row table:style-name="ro2">
          <table:table-cell office:value-type="float" office:value="869" table:style-name="ce2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14831628" table:style-name="ce23">
            <text:p>114,831,628</text:p>
          </table:table-cell>
          <table:table-cell office:value-type="float" office:value="1009288" table:style-name="ce23">
            <text:p>1,009,288</text:p>
          </table:table-cell>
          <table:table-cell office:value-type="float" office:value="23631318" table:style-name="ce23">
            <text:p>23,631,318</text:p>
          </table:table-cell>
          <table:table-cell office:value-type="float" office:value="9854623" table:style-name="ce23">
            <text:p>9,854,623</text:p>
          </table:table-cell>
          <table:table-cell office:value-type="float" office:value="149326857" table:style-name="ce23">
            <text:p>149,326,857</text:p>
          </table:table-cell>
          <table:table-cell office:value-type="float" office:value="70841126" table:style-name="ce23">
            <text:p>70,841,126</text:p>
          </table:table-cell>
          <table:table-cell office:value-type="float" office:value="1009288" table:style-name="ce23">
            <text:p>1,009,288</text:p>
          </table:table-cell>
          <table:table-cell office:value-type="float" office:value="22052651" table:style-name="ce23">
            <text:p>22,052,651</text:p>
          </table:table-cell>
          <table:table-cell office:value-type="float" office:value="9854623" table:style-name="ce23">
            <text:p>9,854,623</text:p>
          </table:table-cell>
          <table:table-cell office:value-type="float" office:value="103757688" table:style-name="ce23">
            <text:p>103,757,688</text:p>
          </table:table-cell>
          <table:table-cell table:number-columns-repeated="16372"/>
        </table:table-row>
        <table:table-row table:style-name="ro2">
          <table:table-cell office:value-type="float" office:value="870" table:style-name="ce2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103481314" table:style-name="ce23">
            <text:p>103,481,314</text:p>
          </table:table-cell>
          <table:table-cell office:value-type="float" office:value="1167002" table:style-name="ce23">
            <text:p>1,167,002</text:p>
          </table:table-cell>
          <table:table-cell office:value-type="float" office:value="24640388" table:style-name="ce23">
            <text:p>24,640,388</text:p>
          </table:table-cell>
          <table:table-cell office:value-type="float" office:value="11972795" table:style-name="ce23">
            <text:p>11,972,795</text:p>
          </table:table-cell>
          <table:table-cell office:value-type="float" office:value="141261499" table:style-name="ce23">
            <text:p>141,261,499</text:p>
          </table:table-cell>
          <table:table-cell office:value-type="float" office:value="48778358" table:style-name="ce23">
            <text:p>48,778,358</text:p>
          </table:table-cell>
          <table:table-cell office:value-type="float" office:value="1167002" table:style-name="ce23">
            <text:p>1,167,002</text:p>
          </table:table-cell>
          <table:table-cell office:value-type="float" office:value="20463054" table:style-name="ce23">
            <text:p>20,463,054</text:p>
          </table:table-cell>
          <table:table-cell office:value-type="float" office:value="11972795" table:style-name="ce23">
            <text:p>11,972,795</text:p>
          </table:table-cell>
          <table:table-cell office:value-type="float" office:value="82381209" table:style-name="ce23">
            <text:p>82,381,209</text:p>
          </table:table-cell>
          <table:table-cell table:number-columns-repeated="16372"/>
        </table:table-row>
        <table:table-row table:style-name="ro2">
          <table:table-cell office:value-type="float" office:value="871" table:style-name="ce2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49702689" table:style-name="ce23">
            <text:p>149,702,689</text:p>
          </table:table-cell>
          <table:table-cell office:value-type="float" office:value="707798" table:style-name="ce23">
            <text:p>707,798</text:p>
          </table:table-cell>
          <table:table-cell office:value-type="float" office:value="28270986" table:style-name="ce23">
            <text:p>28,270,986</text:p>
          </table:table-cell>
          <table:table-cell office:value-type="float" office:value="14087177" table:style-name="ce23">
            <text:p>14,087,177</text:p>
          </table:table-cell>
          <table:table-cell office:value-type="float" office:value="192768650" table:style-name="ce23">
            <text:p>192,768,650</text:p>
          </table:table-cell>
          <table:table-cell office:value-type="float" office:value="37274501" table:style-name="ce23">
            <text:p>37,274,501</text:p>
          </table:table-cell>
          <table:table-cell office:value-type="float" office:value="707798" table:style-name="ce23">
            <text:p>707,798</text:p>
          </table:table-cell>
          <table:table-cell office:value-type="float" office:value="20004485" table:style-name="ce23">
            <text:p>20,004,485</text:p>
          </table:table-cell>
          <table:table-cell office:value-type="float" office:value="14087177" table:style-name="ce23">
            <text:p>14,087,177</text:p>
          </table:table-cell>
          <table:table-cell office:value-type="float" office:value="72073961" table:style-name="ce23">
            <text:p>72,073,961</text:p>
          </table:table-cell>
          <table:table-cell table:number-columns-repeated="16372"/>
        </table:table-row>
        <table:table-row table:style-name="ro2">
          <table:table-cell office:value-type="float" office:value="872" table:style-name="ce2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23079071" table:style-name="ce23">
            <text:p>123,079,071</text:p>
          </table:table-cell>
          <table:table-cell office:value-type="float" office:value="945053" table:style-name="ce23">
            <text:p>945,053</text:p>
          </table:table-cell>
          <table:table-cell office:value-type="float" office:value="22789733" table:style-name="ce23">
            <text:p>22,789,733</text:p>
          </table:table-cell>
          <table:table-cell office:value-type="float" office:value="11110929" table:style-name="ce23">
            <text:p>11,110,929</text:p>
          </table:table-cell>
          <table:table-cell office:value-type="float" office:value="157924786" table:style-name="ce23">
            <text:p>157,924,786</text:p>
          </table:table-cell>
          <table:table-cell office:value-type="float" office:value="49307199" table:style-name="ce23">
            <text:p>49,307,199</text:p>
          </table:table-cell>
          <table:table-cell office:value-type="float" office:value="945053" table:style-name="ce23">
            <text:p>945,053</text:p>
          </table:table-cell>
          <table:table-cell office:value-type="float" office:value="21776399" table:style-name="ce23">
            <text:p>21,776,399</text:p>
          </table:table-cell>
          <table:table-cell office:value-type="float" office:value="11110929" table:style-name="ce23">
            <text:p>11,110,929</text:p>
          </table:table-cell>
          <table:table-cell office:value-type="float" office:value="83139580" table:style-name="ce23">
            <text:p>83,139,580</text:p>
          </table:table-cell>
          <table:table-cell table:number-columns-repeated="16372"/>
        </table:table-row>
        <table:table-row table:style-name="ro2">
          <table:table-cell office:value-type="float" office:value="873" table:style-name="ce2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405118432" table:style-name="ce23">
            <text:p>405,118,432</text:p>
          </table:table-cell>
          <table:table-cell office:value-type="float" office:value="6478917" table:style-name="ce23">
            <text:p>6,478,917</text:p>
          </table:table-cell>
          <table:table-cell office:value-type="float" office:value="83607828" table:style-name="ce23">
            <text:p>83,607,828</text:p>
          </table:table-cell>
          <table:table-cell office:value-type="float" office:value="37629358" table:style-name="ce23">
            <text:p>37,629,358</text:p>
          </table:table-cell>
          <table:table-cell office:value-type="float" office:value="532834535" table:style-name="ce23">
            <text:p>532,834,535</text:p>
          </table:table-cell>
          <table:table-cell office:value-type="float" office:value="127311363" table:style-name="ce23">
            <text:p>127,311,363</text:p>
          </table:table-cell>
          <table:table-cell office:value-type="float" office:value="6478917" table:style-name="ce23">
            <text:p>6,478,917</text:p>
          </table:table-cell>
          <table:table-cell office:value-type="float" office:value="69050826" table:style-name="ce23">
            <text:p>69,050,826</text:p>
          </table:table-cell>
          <table:table-cell office:value-type="float" office:value="37629358" table:style-name="ce23">
            <text:p>37,629,358</text:p>
          </table:table-cell>
          <table:table-cell office:value-type="float" office:value="240470464" table:style-name="ce23">
            <text:p>240,470,464</text:p>
          </table:table-cell>
          <table:table-cell table:number-columns-repeated="16372"/>
        </table:table-row>
        <table:table-row table:style-name="ro2">
          <table:table-cell office:value-type="float" office:value="874" table:style-name="ce2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185367458" table:style-name="ce23">
            <text:p>185,367,458</text:p>
          </table:table-cell>
          <table:table-cell office:value-type="float" office:value="1516837" table:style-name="ce23">
            <text:p>1,516,837</text:p>
          </table:table-cell>
          <table:table-cell office:value-type="float" office:value="38446832" table:style-name="ce23">
            <text:p>38,446,832</text:p>
          </table:table-cell>
          <table:table-cell office:value-type="float" office:value="17033682" table:style-name="ce23">
            <text:p>17,033,682</text:p>
          </table:table-cell>
          <table:table-cell office:value-type="float" office:value="242364809" table:style-name="ce23">
            <text:p>242,364,809</text:p>
          </table:table-cell>
          <table:table-cell office:value-type="float" office:value="45882232" table:style-name="ce23">
            <text:p>45,882,232</text:p>
          </table:table-cell>
          <table:table-cell office:value-type="float" office:value="1516837" table:style-name="ce23">
            <text:p>1,516,837</text:p>
          </table:table-cell>
          <table:table-cell office:value-type="float" office:value="30861330" table:style-name="ce23">
            <text:p>30,861,330</text:p>
          </table:table-cell>
          <table:table-cell office:value-type="float" office:value="17033682" table:style-name="ce23">
            <text:p>17,033,682</text:p>
          </table:table-cell>
          <table:table-cell office:value-type="float" office:value="95294081" table:style-name="ce23">
            <text:p>95,294,081</text:p>
          </table:table-cell>
          <table:table-cell table:number-columns-repeated="16372"/>
        </table:table-row>
        <table:table-row table:style-name="ro2">
          <table:table-cell office:value-type="float" office:value="876" table:style-name="ce2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99050733" table:style-name="ce23">
            <text:p>99,050,733</text:p>
          </table:table-cell>
          <table:table-cell office:value-type="float" office:value="698973" table:style-name="ce23">
            <text:p>698,973</text:p>
          </table:table-cell>
          <table:table-cell office:value-type="float" office:value="21258788" table:style-name="ce23">
            <text:p>21,258,788</text:p>
          </table:table-cell>
          <table:table-cell office:value-type="float" office:value="10084801" table:style-name="ce23">
            <text:p>10,084,801</text:p>
          </table:table-cell>
          <table:table-cell office:value-type="float" office:value="131093295" table:style-name="ce23">
            <text:p>131,093,295</text:p>
          </table:table-cell>
          <table:table-cell office:value-type="float" office:value="53927964" table:style-name="ce23">
            <text:p>53,927,964</text:p>
          </table:table-cell>
          <table:table-cell office:value-type="float" office:value="698973" table:style-name="ce23">
            <text:p>698,973</text:p>
          </table:table-cell>
          <table:table-cell office:value-type="float" office:value="18190954" table:style-name="ce23">
            <text:p>18,190,954</text:p>
          </table:table-cell>
          <table:table-cell office:value-type="float" office:value="10084801" table:style-name="ce23">
            <text:p>10,084,801</text:p>
          </table:table-cell>
          <table:table-cell office:value-type="float" office:value="82902692" table:style-name="ce23">
            <text:p>82,902,692</text:p>
          </table:table-cell>
          <table:table-cell table:number-columns-repeated="16372"/>
        </table:table-row>
        <table:table-row table:style-name="ro2">
          <table:table-cell office:value-type="float" office:value="877" table:style-name="ce2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49877440" table:style-name="ce23">
            <text:p>149,877,440</text:p>
          </table:table-cell>
          <table:table-cell office:value-type="float" office:value="964867" table:style-name="ce23">
            <text:p>964,867</text:p>
          </table:table-cell>
          <table:table-cell office:value-type="float" office:value="25698012" table:style-name="ce23">
            <text:p>25,698,012</text:p>
          </table:table-cell>
          <table:table-cell office:value-type="float" office:value="13691865" table:style-name="ce23">
            <text:p>13,691,865</text:p>
          </table:table-cell>
          <table:table-cell office:value-type="float" office:value="190232184" table:style-name="ce23">
            <text:p>190,232,184</text:p>
          </table:table-cell>
          <table:table-cell office:value-type="float" office:value="68453816" table:style-name="ce23">
            <text:p>68,453,816</text:p>
          </table:table-cell>
          <table:table-cell office:value-type="float" office:value="964867" table:style-name="ce23">
            <text:p>964,867</text:p>
          </table:table-cell>
          <table:table-cell office:value-type="float" office:value="23680012" table:style-name="ce23">
            <text:p>23,680,012</text:p>
          </table:table-cell>
          <table:table-cell office:value-type="float" office:value="13691865" table:style-name="ce23">
            <text:p>13,691,865</text:p>
          </table:table-cell>
          <table:table-cell office:value-type="float" office:value="106790560" table:style-name="ce23">
            <text:p>106,790,560</text:p>
          </table:table-cell>
          <table:table-cell table:number-columns-repeated="16372"/>
        </table:table-row>
        <table:table-row table:style-name="ro2">
          <table:table-cell office:value-type="float" office:value="878" table:style-name="ce2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458634000" table:style-name="ce23">
            <text:p>458,634,000</text:p>
          </table:table-cell>
          <table:table-cell office:value-type="float" office:value="3558644" table:style-name="ce23">
            <text:p>3,558,644</text:p>
          </table:table-cell>
          <table:table-cell office:value-type="float" office:value="86953553" table:style-name="ce23">
            <text:p>86,953,553</text:p>
          </table:table-cell>
          <table:table-cell office:value-type="float" office:value="39413424" table:style-name="ce23">
            <text:p>39,413,424</text:p>
          </table:table-cell>
          <table:table-cell office:value-type="float" office:value="588559621" table:style-name="ce23">
            <text:p>588,559,621</text:p>
          </table:table-cell>
          <table:table-cell office:value-type="float" office:value="170478138" table:style-name="ce23">
            <text:p>170,478,138</text:p>
          </table:table-cell>
          <table:table-cell office:value-type="float" office:value="3558644" table:style-name="ce23">
            <text:p>3,558,644</text:p>
          </table:table-cell>
          <table:table-cell office:value-type="float" office:value="77224878" table:style-name="ce23">
            <text:p>77,224,878</text:p>
          </table:table-cell>
          <table:table-cell office:value-type="float" office:value="39413424" table:style-name="ce23">
            <text:p>39,413,424</text:p>
          </table:table-cell>
          <table:table-cell office:value-type="float" office:value="290675084" table:style-name="ce23">
            <text:p>290,675,084</text:p>
          </table:table-cell>
          <table:table-cell table:number-columns-repeated="16372"/>
        </table:table-row>
        <table:table-row table:style-name="ro2">
          <table:table-cell office:value-type="float" office:value="879" table:style-name="ce2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78649939" table:style-name="ce23">
            <text:p>178,649,939</text:p>
          </table:table-cell>
          <table:table-cell office:value-type="float" office:value="2897586" table:style-name="ce23">
            <text:p>2,897,586</text:p>
          </table:table-cell>
          <table:table-cell office:value-type="float" office:value="38037510" table:style-name="ce23">
            <text:p>38,037,510</text:p>
          </table:table-cell>
          <table:table-cell office:value-type="float" office:value="15726903" table:style-name="ce23">
            <text:p>15,726,903</text:p>
          </table:table-cell>
          <table:table-cell office:value-type="float" office:value="235311938" table:style-name="ce23">
            <text:p>235,311,938</text:p>
          </table:table-cell>
          <table:table-cell office:value-type="float" office:value="23537708" table:style-name="ce23">
            <text:p>23,537,708</text:p>
          </table:table-cell>
          <table:table-cell office:value-type="float" office:value="2897586" table:style-name="ce23">
            <text:p>2,897,586</text:p>
          </table:table-cell>
          <table:table-cell office:value-type="float" office:value="31911568" table:style-name="ce23">
            <text:p>31,911,568</text:p>
          </table:table-cell>
          <table:table-cell office:value-type="float" office:value="15726903" table:style-name="ce23">
            <text:p>15,726,903</text:p>
          </table:table-cell>
          <table:table-cell office:value-type="float" office:value="74073765" table:style-name="ce23">
            <text:p>74,073,765</text:p>
          </table:table-cell>
          <table:table-cell table:number-columns-repeated="16372"/>
        </table:table-row>
        <table:table-row table:style-name="ro2">
          <table:table-cell office:value-type="float" office:value="880" table:style-name="ce2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89401896" table:style-name="ce23">
            <text:p>89,401,896</text:p>
          </table:table-cell>
          <table:table-cell office:value-type="float" office:value="1168473" table:style-name="ce23">
            <text:p>1,168,473</text:p>
          </table:table-cell>
          <table:table-cell office:value-type="float" office:value="21480457" table:style-name="ce23">
            <text:p>21,480,457</text:p>
          </table:table-cell>
          <table:table-cell office:value-type="float" office:value="6942844" table:style-name="ce23">
            <text:p>6,942,844</text:p>
          </table:table-cell>
          <table:table-cell office:value-type="float" office:value="118993670" table:style-name="ce23">
            <text:p>118,993,670</text:p>
          </table:table-cell>
          <table:table-cell office:value-type="float" office:value="20276577" table:style-name="ce23">
            <text:p>20,276,577</text:p>
          </table:table-cell>
          <table:table-cell office:value-type="float" office:value="1168473" table:style-name="ce23">
            <text:p>1,168,473</text:p>
          </table:table-cell>
          <table:table-cell office:value-type="float" office:value="15858790" table:style-name="ce23">
            <text:p>15,858,790</text:p>
          </table:table-cell>
          <table:table-cell office:value-type="float" office:value="6942844" table:style-name="ce23">
            <text:p>6,942,844</text:p>
          </table:table-cell>
          <table:table-cell office:value-type="float" office:value="44246684" table:style-name="ce23">
            <text:p>44,246,684</text:p>
          </table:table-cell>
          <table:table-cell table:number-columns-repeated="16372"/>
        </table:table-row>
        <table:table-row table:style-name="ro2">
          <table:table-cell office:value-type="float" office:value="881" table:style-name="ce2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988178385" table:style-name="ce23">
            <text:p>988,178,385</text:p>
          </table:table-cell>
          <table:table-cell office:value-type="float" office:value="11385530" table:style-name="ce23">
            <text:p>11,385,530</text:p>
          </table:table-cell>
          <table:table-cell office:value-type="float" office:value="180964892" table:style-name="ce23">
            <text:p>180,964,892</text:p>
          </table:table-cell>
          <table:table-cell office:value-type="float" office:value="87002183" table:style-name="ce23">
            <text:p>87,002,183</text:p>
          </table:table-cell>
          <table:table-cell office:value-type="float" office:value="1267530990" table:style-name="ce23">
            <text:p>1,267,530,990</text:p>
          </table:table-cell>
          <table:table-cell office:value-type="float" office:value="274390805" table:style-name="ce23">
            <text:p>274,390,805</text:p>
          </table:table-cell>
          <table:table-cell office:value-type="float" office:value="11385530" table:style-name="ce23">
            <text:p>11,385,530</text:p>
          </table:table-cell>
          <table:table-cell office:value-type="float" office:value="152908557" table:style-name="ce23">
            <text:p>152,908,557</text:p>
          </table:table-cell>
          <table:table-cell office:value-type="float" office:value="87002183" table:style-name="ce23">
            <text:p>87,002,183</text:p>
          </table:table-cell>
          <table:table-cell office:value-type="float" office:value="525687075" table:style-name="ce23">
            <text:p>525,687,075</text:p>
          </table:table-cell>
          <table:table-cell table:number-columns-repeated="16372"/>
        </table:table-row>
        <table:table-row table:style-name="ro2">
          <table:table-cell office:value-type="float" office:value="882" table:style-name="ce2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33817231" table:style-name="ce23">
            <text:p>133,817,231</text:p>
          </table:table-cell>
          <table:table-cell office:value-type="float" office:value="1556174" table:style-name="ce23">
            <text:p>1,556,174</text:p>
          </table:table-cell>
          <table:table-cell office:value-type="float" office:value="25456437" table:style-name="ce23">
            <text:p>25,456,437</text:p>
          </table:table-cell>
          <table:table-cell office:value-type="float" office:value="10167479" table:style-name="ce23">
            <text:p>10,167,479</text:p>
          </table:table-cell>
          <table:table-cell office:value-type="float" office:value="170997321" table:style-name="ce23">
            <text:p>170,997,321</text:p>
          </table:table-cell>
          <table:table-cell office:value-type="float" office:value="24901233" table:style-name="ce23">
            <text:p>24,901,233</text:p>
          </table:table-cell>
          <table:table-cell office:value-type="float" office:value="1556174" table:style-name="ce23">
            <text:p>1,556,174</text:p>
          </table:table-cell>
          <table:table-cell office:value-type="float" office:value="17441770" table:style-name="ce23">
            <text:p>17,441,770</text:p>
          </table:table-cell>
          <table:table-cell office:value-type="float" office:value="10167479" table:style-name="ce23">
            <text:p>10,167,479</text:p>
          </table:table-cell>
          <table:table-cell office:value-type="float" office:value="54066656" table:style-name="ce23">
            <text:p>54,066,656</text:p>
          </table:table-cell>
          <table:table-cell table:number-columns-repeated="16372"/>
        </table:table-row>
        <table:table-row table:style-name="ro2">
          <table:table-cell office:value-type="float" office:value="883" table:style-name="ce2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40936154" table:style-name="ce23">
            <text:p>140,936,154</text:p>
          </table:table-cell>
          <table:table-cell office:value-type="float" office:value="1783238" table:style-name="ce23">
            <text:p>1,783,238</text:p>
          </table:table-cell>
          <table:table-cell office:value-type="float" office:value="28091836" table:style-name="ce23">
            <text:p>28,091,836</text:p>
          </table:table-cell>
          <table:table-cell office:value-type="float" office:value="12502576" table:style-name="ce23">
            <text:p>12,502,576</text:p>
          </table:table-cell>
          <table:table-cell office:value-type="float" office:value="183313804" table:style-name="ce23">
            <text:p>183,313,804</text:p>
          </table:table-cell>
          <table:table-cell office:value-type="float" office:value="5861665" table:style-name="ce23">
            <text:p>5,861,665</text:p>
          </table:table-cell>
          <table:table-cell office:value-type="float" office:value="1783238" table:style-name="ce23">
            <text:p>1,783,238</text:p>
          </table:table-cell>
          <table:table-cell office:value-type="float" office:value="22486169" table:style-name="ce23">
            <text:p>22,486,169</text:p>
          </table:table-cell>
          <table:table-cell office:value-type="float" office:value="12502576" table:style-name="ce23">
            <text:p>12,502,576</text:p>
          </table:table-cell>
          <table:table-cell office:value-type="float" office:value="42633648" table:style-name="ce23">
            <text:p>42,633,648</text:p>
          </table:table-cell>
          <table:table-cell table:number-columns-repeated="16372"/>
        </table:table-row>
        <table:table-row table:style-name="ro2">
          <table:table-cell office:value-type="float" office:value="884" table:style-name="ce21">
            <text:p>884</text:p>
          </table:table-cell>
          <table:table-cell office:value-type="string" table:style-name="ce22">
            <text:p>Herefordshire, County of</text:p>
          </table:table-cell>
          <table:table-cell office:value-type="float" office:value="112952386" table:style-name="ce23">
            <text:p>112,952,386</text:p>
          </table:table-cell>
          <table:table-cell office:value-type="float" office:value="754964" table:style-name="ce23">
            <text:p>754,964</text:p>
          </table:table-cell>
          <table:table-cell office:value-type="float" office:value="20032435" table:style-name="ce23">
            <text:p>20,032,435</text:p>
          </table:table-cell>
          <table:table-cell office:value-type="float" office:value="9592960" table:style-name="ce23">
            <text:p>9,592,960</text:p>
          </table:table-cell>
          <table:table-cell office:value-type="float" office:value="143332745" table:style-name="ce23">
            <text:p>143,332,745</text:p>
          </table:table-cell>
          <table:table-cell office:value-type="float" office:value="63309000" table:style-name="ce23">
            <text:p>63,309,000</text:p>
          </table:table-cell>
          <table:table-cell office:value-type="float" office:value="754964" table:style-name="ce23">
            <text:p>754,964</text:p>
          </table:table-cell>
          <table:table-cell office:value-type="float" office:value="17123101" table:style-name="ce23">
            <text:p>17,123,101</text:p>
          </table:table-cell>
          <table:table-cell office:value-type="float" office:value="9592960" table:style-name="ce23">
            <text:p>9,592,960</text:p>
          </table:table-cell>
          <table:table-cell office:value-type="float" office:value="90780025" table:style-name="ce23">
            <text:p>90,780,025</text:p>
          </table:table-cell>
          <table:table-cell table:number-columns-repeated="16372"/>
        </table:table-row>
        <table:table-row table:style-name="ro2">
          <table:table-cell office:value-type="float" office:value="885" table:style-name="ce2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371402885" table:style-name="ce23">
            <text:p>371,402,885</text:p>
          </table:table-cell>
          <table:table-cell office:value-type="float" office:value="3376716" table:style-name="ce23">
            <text:p>3,376,716</text:p>
          </table:table-cell>
          <table:table-cell office:value-type="float" office:value="68116120" table:style-name="ce23">
            <text:p>68,116,120</text:p>
          </table:table-cell>
          <table:table-cell office:value-type="float" office:value="32915459" table:style-name="ce23">
            <text:p>32,915,459</text:p>
          </table:table-cell>
          <table:table-cell office:value-type="float" office:value="475811180" table:style-name="ce23">
            <text:p>475,811,180</text:p>
          </table:table-cell>
          <table:table-cell office:value-type="float" office:value="124528087" table:style-name="ce23">
            <text:p>124,528,087</text:p>
          </table:table-cell>
          <table:table-cell office:value-type="float" office:value="3376716" table:style-name="ce23">
            <text:p>3,376,716</text:p>
          </table:table-cell>
          <table:table-cell office:value-type="float" office:value="59352786" table:style-name="ce23">
            <text:p>59,352,786</text:p>
          </table:table-cell>
          <table:table-cell office:value-type="float" office:value="32915459" table:style-name="ce23">
            <text:p>32,915,459</text:p>
          </table:table-cell>
          <table:table-cell office:value-type="float" office:value="220173048" table:style-name="ce23">
            <text:p>220,173,048</text:p>
          </table:table-cell>
          <table:table-cell table:number-columns-repeated="16372"/>
        </table:table-row>
        <table:table-row table:style-name="ro2">
          <table:table-cell office:value-type="float" office:value="886" table:style-name="ce21">
            <text:p>886</text:p>
          </table:table-cell>
          <table:table-cell office:value-type="string" table:style-name="ce22">
            <text:p>Kent</text:p>
          </table:table-cell>
          <table:table-cell office:value-type="float" office:value="1079531761" table:style-name="ce23">
            <text:p>1,079,531,761</text:p>
          </table:table-cell>
          <table:table-cell office:value-type="float" office:value="11841934" table:style-name="ce23">
            <text:p>11,841,934</text:p>
          </table:table-cell>
          <table:table-cell office:value-type="float" office:value="249004381" table:style-name="ce23">
            <text:p>249,004,381</text:p>
          </table:table-cell>
          <table:table-cell office:value-type="float" office:value="89448794" table:style-name="ce23">
            <text:p>89,448,794</text:p>
          </table:table-cell>
          <table:table-cell office:value-type="float" office:value="1429826870" table:style-name="ce23">
            <text:p>1,429,826,870</text:p>
          </table:table-cell>
          <table:table-cell office:value-type="float" office:value="424396728" table:style-name="ce23">
            <text:p>424,396,728</text:p>
          </table:table-cell>
          <table:table-cell office:value-type="float" office:value="11841934" table:style-name="ce23">
            <text:p>11,841,934</text:p>
          </table:table-cell>
          <table:table-cell office:value-type="float" office:value="233205395" table:style-name="ce23">
            <text:p>233,205,395</text:p>
          </table:table-cell>
          <table:table-cell office:value-type="float" office:value="89448794" table:style-name="ce23">
            <text:p>89,448,794</text:p>
          </table:table-cell>
          <table:table-cell office:value-type="float" office:value="758892851" table:style-name="ce23">
            <text:p>758,892,851</text:p>
          </table:table-cell>
          <table:table-cell table:number-columns-repeated="16372"/>
        </table:table-row>
        <table:table-row table:style-name="ro2">
          <table:table-cell office:value-type="float" office:value="887" table:style-name="ce2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210074345" table:style-name="ce23">
            <text:p>210,074,345</text:p>
          </table:table-cell>
          <table:table-cell office:value-type="float" office:value="892539" table:style-name="ce23">
            <text:p>892,539</text:p>
          </table:table-cell>
          <table:table-cell office:value-type="float" office:value="45518486" table:style-name="ce23">
            <text:p>45,518,486</text:p>
          </table:table-cell>
          <table:table-cell office:value-type="float" office:value="17451497" table:style-name="ce23">
            <text:p>17,451,497</text:p>
          </table:table-cell>
          <table:table-cell office:value-type="float" office:value="273936867" table:style-name="ce23">
            <text:p>273,936,867</text:p>
          </table:table-cell>
          <table:table-cell office:value-type="float" office:value="41923583" table:style-name="ce23">
            <text:p>41,923,583</text:p>
          </table:table-cell>
          <table:table-cell office:value-type="float" office:value="892539" table:style-name="ce23">
            <text:p>892,539</text:p>
          </table:table-cell>
          <table:table-cell office:value-type="float" office:value="33949167" table:style-name="ce23">
            <text:p>33,949,167</text:p>
          </table:table-cell>
          <table:table-cell office:value-type="float" office:value="17451497" table:style-name="ce23">
            <text:p>17,451,497</text:p>
          </table:table-cell>
          <table:table-cell office:value-type="float" office:value="94216786" table:style-name="ce23">
            <text:p>94,216,786</text:p>
          </table:table-cell>
          <table:table-cell table:number-columns-repeated="16372"/>
        </table:table-row>
        <table:table-row table:style-name="ro2">
          <table:table-cell office:value-type="float" office:value="888" table:style-name="ce2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849943751" table:style-name="ce23">
            <text:p>849,943,751</text:p>
          </table:table-cell>
          <table:table-cell office:value-type="float" office:value="6765814" table:style-name="ce23">
            <text:p>6,765,814</text:p>
          </table:table-cell>
          <table:table-cell office:value-type="float" office:value="151158906" table:style-name="ce23">
            <text:p>151,158,906</text:p>
          </table:table-cell>
          <table:table-cell office:value-type="float" office:value="79586161" table:style-name="ce23">
            <text:p>79,586,161</text:p>
          </table:table-cell>
          <table:table-cell office:value-type="float" office:value="1087454632" table:style-name="ce23">
            <text:p>1,087,454,632</text:p>
          </table:table-cell>
          <table:table-cell office:value-type="float" office:value="665384580" table:style-name="ce23">
            <text:p>665,384,580</text:p>
          </table:table-cell>
          <table:table-cell office:value-type="float" office:value="6765814" table:style-name="ce23">
            <text:p>6,765,814</text:p>
          </table:table-cell>
          <table:table-cell office:value-type="float" office:value="142625572" table:style-name="ce23">
            <text:p>142,625,572</text:p>
          </table:table-cell>
          <table:table-cell office:value-type="float" office:value="79586161" table:style-name="ce23">
            <text:p>79,586,161</text:p>
          </table:table-cell>
          <table:table-cell office:value-type="float" office:value="894362127" table:style-name="ce23">
            <text:p>894,362,127</text:p>
          </table:table-cell>
          <table:table-cell table:number-columns-repeated="16372"/>
        </table:table-row>
        <table:table-row table:style-name="ro2">
          <table:table-cell office:value-type="float" office:value="889" table:style-name="ce2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38058263" table:style-name="ce23">
            <text:p>138,058,263</text:p>
          </table:table-cell>
          <table:table-cell office:value-type="float" office:value="2150656" table:style-name="ce23">
            <text:p>2,150,656</text:p>
          </table:table-cell>
          <table:table-cell office:value-type="float" office:value="25628655" table:style-name="ce23">
            <text:p>25,628,655</text:p>
          </table:table-cell>
          <table:table-cell office:value-type="float" office:value="10869430" table:style-name="ce23">
            <text:p>10,869,430</text:p>
          </table:table-cell>
          <table:table-cell office:value-type="float" office:value="176707004" table:style-name="ce23">
            <text:p>176,707,004</text:p>
          </table:table-cell>
          <table:table-cell office:value-type="float" office:value="71420639" table:style-name="ce23">
            <text:p>71,420,639</text:p>
          </table:table-cell>
          <table:table-cell office:value-type="float" office:value="2150656" table:style-name="ce23">
            <text:p>2,150,656</text:p>
          </table:table-cell>
          <table:table-cell office:value-type="float" office:value="23357987" table:style-name="ce23">
            <text:p>23,357,987</text:p>
          </table:table-cell>
          <table:table-cell office:value-type="float" office:value="10869430" table:style-name="ce23">
            <text:p>10,869,430</text:p>
          </table:table-cell>
          <table:table-cell office:value-type="float" office:value="107798712" table:style-name="ce23">
            <text:p>107,798,712</text:p>
          </table:table-cell>
          <table:table-cell table:number-columns-repeated="16372"/>
        </table:table-row>
        <table:table-row table:style-name="ro2">
          <table:table-cell office:value-type="float" office:value="890" table:style-name="ce2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95311830" table:style-name="ce23">
            <text:p>95,311,830</text:p>
          </table:table-cell>
          <table:table-cell office:value-type="float" office:value="1283408" table:style-name="ce23">
            <text:p>1,283,408</text:p>
          </table:table-cell>
          <table:table-cell office:value-type="float" office:value="25618796" table:style-name="ce23">
            <text:p>25,618,796</text:p>
          </table:table-cell>
          <table:table-cell office:value-type="float" office:value="8447394" table:style-name="ce23">
            <text:p>8,447,394</text:p>
          </table:table-cell>
          <table:table-cell office:value-type="float" office:value="130661428" table:style-name="ce23">
            <text:p>130,661,428</text:p>
          </table:table-cell>
          <table:table-cell office:value-type="float" office:value="21251867" table:style-name="ce23">
            <text:p>21,251,867</text:p>
          </table:table-cell>
          <table:table-cell office:value-type="float" office:value="1283408" table:style-name="ce23">
            <text:p>1,283,408</text:p>
          </table:table-cell>
          <table:table-cell office:value-type="float" office:value="21044461" table:style-name="ce23">
            <text:p>21,044,461</text:p>
          </table:table-cell>
          <table:table-cell office:value-type="float" office:value="8447394" table:style-name="ce23">
            <text:p>8,447,394</text:p>
          </table:table-cell>
          <table:table-cell office:value-type="float" office:value="52027130" table:style-name="ce23">
            <text:p>52,027,130</text:p>
          </table:table-cell>
          <table:table-cell table:number-columns-repeated="16372"/>
        </table:table-row>
        <table:table-row table:style-name="ro2">
          <table:table-cell office:value-type="float" office:value="891" table:style-name="ce2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556728701" table:style-name="ce23">
            <text:p>556,728,701</text:p>
          </table:table-cell>
          <table:table-cell office:value-type="float" office:value="5855285" table:style-name="ce23">
            <text:p>5,855,285</text:p>
          </table:table-cell>
          <table:table-cell office:value-type="float" office:value="88805855" table:style-name="ce23">
            <text:p>88,805,855</text:p>
          </table:table-cell>
          <table:table-cell office:value-type="float" office:value="49226964" table:style-name="ce23">
            <text:p>49,226,964</text:p>
          </table:table-cell>
          <table:table-cell office:value-type="float" office:value="700616805" table:style-name="ce23">
            <text:p>700,616,805</text:p>
          </table:table-cell>
          <table:table-cell office:value-type="float" office:value="175173073" table:style-name="ce23">
            <text:p>175,173,073</text:p>
          </table:table-cell>
          <table:table-cell office:value-type="float" office:value="5855285" table:style-name="ce23">
            <text:p>5,855,285</text:p>
          </table:table-cell>
          <table:table-cell office:value-type="float" office:value="83381686" table:style-name="ce23">
            <text:p>83,381,686</text:p>
          </table:table-cell>
          <table:table-cell office:value-type="float" office:value="49226964" table:style-name="ce23">
            <text:p>49,226,964</text:p>
          </table:table-cell>
          <table:table-cell office:value-type="float" office:value="313637008" table:style-name="ce23">
            <text:p>313,637,008</text:p>
          </table:table-cell>
          <table:table-cell table:number-columns-repeated="16372"/>
        </table:table-row>
        <table:table-row table:style-name="ro2">
          <table:table-cell office:value-type="float" office:value="892" table:style-name="ce2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37015422" table:style-name="ce23">
            <text:p>237,015,422</text:p>
          </table:table-cell>
          <table:table-cell office:value-type="float" office:value="5218315" table:style-name="ce23">
            <text:p>5,218,315</text:p>
          </table:table-cell>
          <table:table-cell office:value-type="float" office:value="45000700" table:style-name="ce23">
            <text:p>45,000,700</text:p>
          </table:table-cell>
          <table:table-cell office:value-type="float" office:value="20605732" table:style-name="ce23">
            <text:p>20,605,732</text:p>
          </table:table-cell>
          <table:table-cell office:value-type="float" office:value="307840169" table:style-name="ce23">
            <text:p>307,840,169</text:p>
          </table:table-cell>
          <table:table-cell office:value-type="float" office:value="55744386" table:style-name="ce23">
            <text:p>55,744,386</text:p>
          </table:table-cell>
          <table:table-cell office:value-type="float" office:value="5218315" table:style-name="ce23">
            <text:p>5,218,315</text:p>
          </table:table-cell>
          <table:table-cell office:value-type="float" office:value="39163865" table:style-name="ce23">
            <text:p>39,163,865</text:p>
          </table:table-cell>
          <table:table-cell office:value-type="float" office:value="20605732" table:style-name="ce23">
            <text:p>20,605,732</text:p>
          </table:table-cell>
          <table:table-cell office:value-type="float" office:value="120732298" table:style-name="ce23">
            <text:p>120,732,298</text:p>
          </table:table-cell>
          <table:table-cell table:number-columns-repeated="16372"/>
        </table:table-row>
        <table:table-row table:style-name="ro2">
          <table:table-cell office:value-type="float" office:value="893" table:style-name="ce2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183382716" table:style-name="ce23">
            <text:p>183,382,716</text:p>
          </table:table-cell>
          <table:table-cell office:value-type="float" office:value="2599582" table:style-name="ce23">
            <text:p>2,599,582</text:p>
          </table:table-cell>
          <table:table-cell office:value-type="float" office:value="31797421" table:style-name="ce23">
            <text:p>31,797,421</text:p>
          </table:table-cell>
          <table:table-cell office:value-type="float" office:value="16726589" table:style-name="ce23">
            <text:p>16,726,589</text:p>
          </table:table-cell>
          <table:table-cell office:value-type="float" office:value="234506308" table:style-name="ce23">
            <text:p>234,506,308</text:p>
          </table:table-cell>
          <table:table-cell office:value-type="float" office:value="58852826" table:style-name="ce23">
            <text:p>58,852,826</text:p>
          </table:table-cell>
          <table:table-cell office:value-type="float" office:value="2599582" table:style-name="ce23">
            <text:p>2,599,582</text:p>
          </table:table-cell>
          <table:table-cell office:value-type="float" office:value="25701087" table:style-name="ce23">
            <text:p>25,701,087</text:p>
          </table:table-cell>
          <table:table-cell office:value-type="float" office:value="16726589" table:style-name="ce23">
            <text:p>16,726,589</text:p>
          </table:table-cell>
          <table:table-cell office:value-type="float" office:value="103880084" table:style-name="ce23">
            <text:p>103,880,084</text:p>
          </table:table-cell>
          <table:table-cell table:number-columns-repeated="16372"/>
        </table:table-row>
        <table:table-row table:style-name="ro2">
          <table:table-cell office:value-type="float" office:value="894" table:style-name="ce2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36286339" table:style-name="ce23">
            <text:p>136,286,339</text:p>
          </table:table-cell>
          <table:table-cell office:value-type="float" office:value="1123542" table:style-name="ce23">
            <text:p>1,123,542</text:p>
          </table:table-cell>
          <table:table-cell office:value-type="float" office:value="27802954" table:style-name="ce23">
            <text:p>27,802,954</text:p>
          </table:table-cell>
          <table:table-cell office:value-type="float" office:value="12349749" table:style-name="ce23">
            <text:p>12,349,749</text:p>
          </table:table-cell>
          <table:table-cell office:value-type="float" office:value="177562584" table:style-name="ce23">
            <text:p>177,562,584</text:p>
          </table:table-cell>
          <table:table-cell office:value-type="float" office:value="68400561" table:style-name="ce23">
            <text:p>68,400,561</text:p>
          </table:table-cell>
          <table:table-cell office:value-type="float" office:value="1123542" table:style-name="ce23">
            <text:p>1,123,542</text:p>
          </table:table-cell>
          <table:table-cell office:value-type="float" office:value="25318954" table:style-name="ce23">
            <text:p>25,318,954</text:p>
          </table:table-cell>
          <table:table-cell office:value-type="float" office:value="12349749" table:style-name="ce23">
            <text:p>12,349,749</text:p>
          </table:table-cell>
          <table:table-cell office:value-type="float" office:value="107192806" table:style-name="ce23">
            <text:p>107,192,806</text:p>
          </table:table-cell>
          <table:table-cell table:number-columns-repeated="16372"/>
        </table:table-row>
        <table:table-row table:style-name="ro2">
          <table:table-cell office:value-type="float" office:value="895" table:style-name="ce2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45335611" table:style-name="ce23">
            <text:p>245,335,611</text:p>
          </table:table-cell>
          <table:table-cell office:value-type="float" office:value="2639370" table:style-name="ce23">
            <text:p>2,639,370</text:p>
          </table:table-cell>
          <table:table-cell office:value-type="float" office:value="44525881" table:style-name="ce23">
            <text:p>44,525,881</text:p>
          </table:table-cell>
          <table:table-cell office:value-type="float" office:value="22720745" table:style-name="ce23">
            <text:p>22,720,745</text:p>
          </table:table-cell>
          <table:table-cell office:value-type="float" office:value="315221607" table:style-name="ce23">
            <text:p>315,221,607</text:p>
          </table:table-cell>
          <table:table-cell office:value-type="float" office:value="76100553" table:style-name="ce23">
            <text:p>76,100,553</text:p>
          </table:table-cell>
          <table:table-cell office:value-type="float" office:value="2639370" table:style-name="ce23">
            <text:p>2,639,370</text:p>
          </table:table-cell>
          <table:table-cell office:value-type="float" office:value="38214372" table:style-name="ce23">
            <text:p>38,214,372</text:p>
          </table:table-cell>
          <table:table-cell office:value-type="float" office:value="22720745" table:style-name="ce23">
            <text:p>22,720,745</text:p>
          </table:table-cell>
          <table:table-cell office:value-type="float" office:value="139675040" table:style-name="ce23">
            <text:p>139,675,040</text:p>
          </table:table-cell>
          <table:table-cell table:number-columns-repeated="16372"/>
        </table:table-row>
        <table:table-row table:style-name="ro2">
          <table:table-cell office:value-type="float" office:value="896" table:style-name="ce2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31817778" table:style-name="ce23">
            <text:p>231,817,778</text:p>
          </table:table-cell>
          <table:table-cell office:value-type="float" office:value="2547975" table:style-name="ce23">
            <text:p>2,547,975</text:p>
          </table:table-cell>
          <table:table-cell office:value-type="float" office:value="45899273" table:style-name="ce23">
            <text:p>45,899,273</text:p>
          </table:table-cell>
          <table:table-cell office:value-type="float" office:value="20912951" table:style-name="ce23">
            <text:p>20,912,951</text:p>
          </table:table-cell>
          <table:table-cell office:value-type="float" office:value="301177977" table:style-name="ce23">
            <text:p>301,177,977</text:p>
          </table:table-cell>
          <table:table-cell office:value-type="float" office:value="154438757" table:style-name="ce23">
            <text:p>154,438,757</text:p>
          </table:table-cell>
          <table:table-cell office:value-type="float" office:value="2547975" table:style-name="ce23">
            <text:p>2,547,975</text:p>
          </table:table-cell>
          <table:table-cell office:value-type="float" office:value="43760939" table:style-name="ce23">
            <text:p>43,760,939</text:p>
          </table:table-cell>
          <table:table-cell office:value-type="float" office:value="20912951" table:style-name="ce23">
            <text:p>20,912,951</text:p>
          </table:table-cell>
          <table:table-cell office:value-type="float" office:value="221660622" table:style-name="ce23">
            <text:p>221,660,622</text:p>
          </table:table-cell>
          <table:table-cell table:number-columns-repeated="16372"/>
        </table:table-row>
        <table:table-row table:style-name="ro2">
          <table:table-cell office:value-type="float" office:value="908" table:style-name="ce2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54485983" table:style-name="ce23">
            <text:p>354,485,983</text:p>
          </table:table-cell>
          <table:table-cell office:value-type="float" office:value="3639375" table:style-name="ce23">
            <text:p>3,639,375</text:p>
          </table:table-cell>
          <table:table-cell office:value-type="float" office:value="57924081" table:style-name="ce23">
            <text:p>57,924,081</text:p>
          </table:table-cell>
          <table:table-cell office:value-type="float" office:value="28437289" table:style-name="ce23">
            <text:p>28,437,289</text:p>
          </table:table-cell>
          <table:table-cell office:value-type="float" office:value="444486728" table:style-name="ce23">
            <text:p>444,486,728</text:p>
          </table:table-cell>
          <table:table-cell office:value-type="float" office:value="73637470" table:style-name="ce23">
            <text:p>73,637,470</text:p>
          </table:table-cell>
          <table:table-cell office:value-type="float" office:value="3639375" table:style-name="ce23">
            <text:p>3,639,375</text:p>
          </table:table-cell>
          <table:table-cell office:value-type="float" office:value="45326233" table:style-name="ce23">
            <text:p>45,326,233</text:p>
          </table:table-cell>
          <table:table-cell office:value-type="float" office:value="28437289" table:style-name="ce23">
            <text:p>28,437,289</text:p>
          </table:table-cell>
          <table:table-cell office:value-type="float" office:value="151040367" table:style-name="ce23">
            <text:p>151,040,367</text:p>
          </table:table-cell>
          <table:table-cell table:number-columns-repeated="16372"/>
        </table:table-row>
        <table:table-row table:style-name="ro2">
          <table:table-cell office:value-type="float" office:value="909" table:style-name="ce21">
            <text:p>909</text:p>
          </table:table-cell>
          <table:table-cell office:value-type="string" table:style-name="ce22">
            <text:p>Cumbria</text:p>
          </table:table-cell>
          <table:table-cell office:value-type="float" office:value="326270362" table:style-name="ce23">
            <text:p>326,270,362</text:p>
          </table:table-cell>
          <table:table-cell office:value-type="float" office:value="4183836" table:style-name="ce23">
            <text:p>4,183,836</text:p>
          </table:table-cell>
          <table:table-cell office:value-type="float" office:value="53961066" table:style-name="ce23">
            <text:p>53,961,066</text:p>
          </table:table-cell>
          <table:table-cell office:value-type="float" office:value="27696759" table:style-name="ce23">
            <text:p>27,696,759</text:p>
          </table:table-cell>
          <table:table-cell office:value-type="float" office:value="412112023" table:style-name="ce23">
            <text:p>412,112,023</text:p>
          </table:table-cell>
          <table:table-cell office:value-type="float" office:value="193218825" table:style-name="ce23">
            <text:p>193,218,825</text:p>
          </table:table-cell>
          <table:table-cell office:value-type="float" office:value="4183836" table:style-name="ce23">
            <text:p>4,183,836</text:p>
          </table:table-cell>
          <table:table-cell office:value-type="float" office:value="49683399" table:style-name="ce23">
            <text:p>49,683,399</text:p>
          </table:table-cell>
          <table:table-cell office:value-type="float" office:value="27696759" table:style-name="ce23">
            <text:p>27,696,759</text:p>
          </table:table-cell>
          <table:table-cell office:value-type="float" office:value="274782819" table:style-name="ce23">
            <text:p>274,782,819</text:p>
          </table:table-cell>
          <table:table-cell table:number-columns-repeated="16372"/>
        </table:table-row>
        <table:table-row table:style-name="ro2">
          <table:table-cell office:value-type="float" office:value="916" table:style-name="ce2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411370516" table:style-name="ce23">
            <text:p>411,370,516</text:p>
          </table:table-cell>
          <table:table-cell office:value-type="float" office:value="2783767" table:style-name="ce23">
            <text:p>2,783,767</text:p>
          </table:table-cell>
          <table:table-cell office:value-type="float" office:value="74352481" table:style-name="ce23">
            <text:p>74,352,481</text:p>
          </table:table-cell>
          <table:table-cell office:value-type="float" office:value="35107578" table:style-name="ce23">
            <text:p>35,107,578</text:p>
          </table:table-cell>
          <table:table-cell office:value-type="float" office:value="523614342" table:style-name="ce23">
            <text:p>523,614,342</text:p>
          </table:table-cell>
          <table:table-cell office:value-type="float" office:value="184177962" table:style-name="ce23">
            <text:p>184,177,962</text:p>
          </table:table-cell>
          <table:table-cell office:value-type="float" office:value="2783767" table:style-name="ce23">
            <text:p>2,783,767</text:p>
          </table:table-cell>
          <table:table-cell office:value-type="float" office:value="65220313" table:style-name="ce23">
            <text:p>65,220,313</text:p>
          </table:table-cell>
          <table:table-cell office:value-type="float" office:value="35107578" table:style-name="ce23">
            <text:p>35,107,578</text:p>
          </table:table-cell>
          <table:table-cell office:value-type="float" office:value="287289620" table:style-name="ce23">
            <text:p>287,289,620</text:p>
          </table:table-cell>
          <table:table-cell table:number-columns-repeated="16372"/>
        </table:table-row>
        <table:table-row table:style-name="ro2">
          <table:table-cell office:value-type="float" office:value="919" table:style-name="ce2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861784948" table:style-name="ce23">
            <text:p>861,784,948</text:p>
          </table:table-cell>
          <table:table-cell office:value-type="float" office:value="6832679" table:style-name="ce23">
            <text:p>6,832,679</text:p>
          </table:table-cell>
          <table:table-cell office:value-type="float" office:value="146703995" table:style-name="ce23">
            <text:p>146,703,995</text:p>
          </table:table-cell>
          <table:table-cell office:value-type="float" office:value="90135466" table:style-name="ce23">
            <text:p>90,135,466</text:p>
          </table:table-cell>
          <table:table-cell office:value-type="float" office:value="1105457088" table:style-name="ce23">
            <text:p>1,105,457,088</text:p>
          </table:table-cell>
          <table:table-cell office:value-type="float" office:value="411021917" table:style-name="ce23">
            <text:p>411,021,917</text:p>
          </table:table-cell>
          <table:table-cell office:value-type="float" office:value="6832679" table:style-name="ce23">
            <text:p>6,832,679</text:p>
          </table:table-cell>
          <table:table-cell office:value-type="float" office:value="134721993" table:style-name="ce23">
            <text:p>134,721,993</text:p>
          </table:table-cell>
          <table:table-cell office:value-type="float" office:value="90135466" table:style-name="ce23">
            <text:p>90,135,466</text:p>
          </table:table-cell>
          <table:table-cell office:value-type="float" office:value="642712055" table:style-name="ce23">
            <text:p>642,712,055</text:p>
          </table:table-cell>
          <table:table-cell table:number-columns-repeated="16372"/>
        </table:table-row>
        <table:table-row table:style-name="ro2">
          <table:table-cell office:value-type="float" office:value="921" table:style-name="ce2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79316136" table:style-name="ce23">
            <text:p>79,316,136</text:p>
          </table:table-cell>
          <table:table-cell office:value-type="float" office:value="613064" table:style-name="ce23">
            <text:p>613,064</text:p>
          </table:table-cell>
          <table:table-cell office:value-type="float" office:value="17801960" table:style-name="ce23">
            <text:p>17,801,960</text:p>
          </table:table-cell>
          <table:table-cell office:value-type="float" office:value="6443887" table:style-name="ce23">
            <text:p>6,443,887</text:p>
          </table:table-cell>
          <table:table-cell office:value-type="float" office:value="104175047" table:style-name="ce23">
            <text:p>104,175,047</text:p>
          </table:table-cell>
          <table:table-cell office:value-type="float" office:value="57570763" table:style-name="ce23">
            <text:p>57,570,763</text:p>
          </table:table-cell>
          <table:table-cell office:value-type="float" office:value="613064" table:style-name="ce23">
            <text:p>613,064</text:p>
          </table:table-cell>
          <table:table-cell office:value-type="float" office:value="16801960" table:style-name="ce23">
            <text:p>16,801,960</text:p>
          </table:table-cell>
          <table:table-cell office:value-type="float" office:value="6443887" table:style-name="ce23">
            <text:p>6,443,887</text:p>
          </table:table-cell>
          <table:table-cell office:value-type="float" office:value="81429674" table:style-name="ce23">
            <text:p>81,429,674</text:p>
          </table:table-cell>
          <table:table-cell table:number-columns-repeated="16372"/>
        </table:table-row>
        <table:table-row table:style-name="ro2">
          <table:table-cell office:value-type="float" office:value="925" table:style-name="ce2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496504845" table:style-name="ce23">
            <text:p>496,504,845</text:p>
          </table:table-cell>
          <table:table-cell office:value-type="float" office:value="5303520" table:style-name="ce23">
            <text:p>5,303,520</text:p>
          </table:table-cell>
          <table:table-cell office:value-type="float" office:value="101883956" table:style-name="ce23">
            <text:p>101,883,956</text:p>
          </table:table-cell>
          <table:table-cell office:value-type="float" office:value="40054676" table:style-name="ce23">
            <text:p>40,054,676</text:p>
          </table:table-cell>
          <table:table-cell office:value-type="float" office:value="643746997" table:style-name="ce23">
            <text:p>643,746,997</text:p>
          </table:table-cell>
          <table:table-cell office:value-type="float" office:value="137284668" table:style-name="ce23">
            <text:p>137,284,668</text:p>
          </table:table-cell>
          <table:table-cell office:value-type="float" office:value="5303520" table:style-name="ce23">
            <text:p>5,303,520</text:p>
          </table:table-cell>
          <table:table-cell office:value-type="float" office:value="84905455" table:style-name="ce23">
            <text:p>84,905,455</text:p>
          </table:table-cell>
          <table:table-cell office:value-type="float" office:value="40054676" table:style-name="ce23">
            <text:p>40,054,676</text:p>
          </table:table-cell>
          <table:table-cell office:value-type="float" office:value="267548319" table:style-name="ce23">
            <text:p>267,548,319</text:p>
          </table:table-cell>
          <table:table-cell table:number-columns-repeated="16372"/>
        </table:table-row>
        <table:table-row table:style-name="ro2">
          <table:table-cell office:value-type="float" office:value="926" table:style-name="ce2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547932574" table:style-name="ce23">
            <text:p>547,932,574</text:p>
          </table:table-cell>
          <table:table-cell office:value-type="float" office:value="3772136" table:style-name="ce23">
            <text:p>3,772,136</text:p>
          </table:table-cell>
          <table:table-cell office:value-type="float" office:value="103839750" table:style-name="ce23">
            <text:p>103,839,750</text:p>
          </table:table-cell>
          <table:table-cell office:value-type="float" office:value="41108087" table:style-name="ce23">
            <text:p>41,108,087</text:p>
          </table:table-cell>
          <table:table-cell office:value-type="float" office:value="696652547" table:style-name="ce23">
            <text:p>696,652,547</text:p>
          </table:table-cell>
          <table:table-cell office:value-type="float" office:value="156628750" table:style-name="ce23">
            <text:p>156,628,750</text:p>
          </table:table-cell>
          <table:table-cell office:value-type="float" office:value="3772136" table:style-name="ce23">
            <text:p>3,772,136</text:p>
          </table:table-cell>
          <table:table-cell office:value-type="float" office:value="91204082" table:style-name="ce23">
            <text:p>91,204,082</text:p>
          </table:table-cell>
          <table:table-cell office:value-type="float" office:value="41108087" table:style-name="ce23">
            <text:p>41,108,087</text:p>
          </table:table-cell>
          <table:table-cell office:value-type="float" office:value="292713055" table:style-name="ce23">
            <text:p>292,713,055</text:p>
          </table:table-cell>
          <table:table-cell table:number-columns-repeated="16372"/>
        </table:table-row>
        <table:table-row table:style-name="ro2">
          <table:table-cell office:value-type="float" office:value="929" table:style-name="ce2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203122234" table:style-name="ce23">
            <text:p>203,122,234</text:p>
          </table:table-cell>
          <table:table-cell office:value-type="float" office:value="2757343" table:style-name="ce23">
            <text:p>2,757,343</text:p>
          </table:table-cell>
          <table:table-cell office:value-type="float" office:value="40879888" table:style-name="ce23">
            <text:p>40,879,888</text:p>
          </table:table-cell>
          <table:table-cell office:value-type="float" office:value="17338382" table:style-name="ce23">
            <text:p>17,338,382</text:p>
          </table:table-cell>
          <table:table-cell office:value-type="float" office:value="264097847" table:style-name="ce23">
            <text:p>264,097,847</text:p>
          </table:table-cell>
          <table:table-cell office:value-type="float" office:value="88100924" table:style-name="ce23">
            <text:p>88,100,924</text:p>
          </table:table-cell>
          <table:table-cell office:value-type="float" office:value="2757343" table:style-name="ce23">
            <text:p>2,757,343</text:p>
          </table:table-cell>
          <table:table-cell office:value-type="float" office:value="38277054" table:style-name="ce23">
            <text:p>38,277,054</text:p>
          </table:table-cell>
          <table:table-cell office:value-type="float" office:value="17338382" table:style-name="ce23">
            <text:p>17,338,382</text:p>
          </table:table-cell>
          <table:table-cell office:value-type="float" office:value="146473703" table:style-name="ce23">
            <text:p>146,473,703</text:p>
          </table:table-cell>
          <table:table-cell table:number-columns-repeated="16372"/>
        </table:table-row>
        <table:table-row table:style-name="ro2">
          <table:table-cell office:value-type="float" office:value="931" table:style-name="ce2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429145869" table:style-name="ce23">
            <text:p>429,145,869</text:p>
          </table:table-cell>
          <table:table-cell office:value-type="float" office:value="4615906" table:style-name="ce23">
            <text:p>4,615,906</text:p>
          </table:table-cell>
          <table:table-cell office:value-type="float" office:value="81847725" table:style-name="ce23">
            <text:p>81,847,725</text:p>
          </table:table-cell>
          <table:table-cell office:value-type="float" office:value="38806326" table:style-name="ce23">
            <text:p>38,806,326</text:p>
          </table:table-cell>
          <table:table-cell office:value-type="float" office:value="554415826" table:style-name="ce23">
            <text:p>554,415,826</text:p>
          </table:table-cell>
          <table:table-cell office:value-type="float" office:value="123115104" table:style-name="ce23">
            <text:p>123,115,104</text:p>
          </table:table-cell>
          <table:table-cell office:value-type="float" office:value="4615906" table:style-name="ce23">
            <text:p>4,615,906</text:p>
          </table:table-cell>
          <table:table-cell office:value-type="float" office:value="65237723" table:style-name="ce23">
            <text:p>65,237,723</text:p>
          </table:table-cell>
          <table:table-cell office:value-type="float" office:value="38806326" table:style-name="ce23">
            <text:p>38,806,326</text:p>
          </table:table-cell>
          <table:table-cell office:value-type="float" office:value="231775059" table:style-name="ce23">
            <text:p>231,775,059</text:p>
          </table:table-cell>
          <table:table-cell table:number-columns-repeated="16372"/>
        </table:table-row>
        <table:table-row table:style-name="ro2">
          <table:table-cell office:value-type="float" office:value="933" table:style-name="ce2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39319094" table:style-name="ce23">
            <text:p>339,319,094</text:p>
          </table:table-cell>
          <table:table-cell office:value-type="float" office:value="6427235" table:style-name="ce23">
            <text:p>6,427,235</text:p>
          </table:table-cell>
          <table:table-cell office:value-type="float" office:value="65866841" table:style-name="ce23">
            <text:p>65,866,841</text:p>
          </table:table-cell>
          <table:table-cell office:value-type="float" office:value="27492890" table:style-name="ce23">
            <text:p>27,492,890</text:p>
          </table:table-cell>
          <table:table-cell office:value-type="float" office:value="439106060" table:style-name="ce23">
            <text:p>439,106,060</text:p>
          </table:table-cell>
          <table:table-cell office:value-type="float" office:value="123553323" table:style-name="ce23">
            <text:p>123,553,323</text:p>
          </table:table-cell>
          <table:table-cell office:value-type="float" office:value="6427235" table:style-name="ce23">
            <text:p>6,427,235</text:p>
          </table:table-cell>
          <table:table-cell office:value-type="float" office:value="57791340" table:style-name="ce23">
            <text:p>57,791,340</text:p>
          </table:table-cell>
          <table:table-cell office:value-type="float" office:value="27492890" table:style-name="ce23">
            <text:p>27,492,890</text:p>
          </table:table-cell>
          <table:table-cell office:value-type="float" office:value="215264788" table:style-name="ce23">
            <text:p>215,264,788</text:p>
          </table:table-cell>
          <table:table-cell table:number-columns-repeated="16372"/>
        </table:table-row>
        <table:table-row table:style-name="ro2">
          <table:table-cell office:value-type="float" office:value="935" table:style-name="ce2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466723333" table:style-name="ce23">
            <text:p>466,723,333</text:p>
          </table:table-cell>
          <table:table-cell office:value-type="float" office:value="6697991" table:style-name="ce23">
            <text:p>6,697,991</text:p>
          </table:table-cell>
          <table:table-cell office:value-type="float" office:value="85904747" table:style-name="ce23">
            <text:p>85,904,747</text:p>
          </table:table-cell>
          <table:table-cell office:value-type="float" office:value="36665404" table:style-name="ce23">
            <text:p>36,665,404</text:p>
          </table:table-cell>
          <table:table-cell office:value-type="float" office:value="595991475" table:style-name="ce23">
            <text:p>595,991,475</text:p>
          </table:table-cell>
          <table:table-cell office:value-type="float" office:value="118857550" table:style-name="ce23">
            <text:p>118,857,550</text:p>
          </table:table-cell>
          <table:table-cell office:value-type="float" office:value="6697991" table:style-name="ce23">
            <text:p>6,697,991</text:p>
          </table:table-cell>
          <table:table-cell office:value-type="float" office:value="64507578" table:style-name="ce23">
            <text:p>64,507,578</text:p>
          </table:table-cell>
          <table:table-cell office:value-type="float" office:value="36665404" table:style-name="ce23">
            <text:p>36,665,404</text:p>
          </table:table-cell>
          <table:table-cell office:value-type="float" office:value="226728523" table:style-name="ce23">
            <text:p>226,728,523</text:p>
          </table:table-cell>
          <table:table-cell table:number-columns-repeated="16372"/>
        </table:table-row>
        <table:table-row table:style-name="ro2">
          <table:table-cell office:value-type="float" office:value="936" table:style-name="ce2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721977014" table:style-name="ce23">
            <text:p>721,977,014</text:p>
          </table:table-cell>
          <table:table-cell office:value-type="float" office:value="6594982" table:style-name="ce23">
            <text:p>6,594,982</text:p>
          </table:table-cell>
          <table:table-cell office:value-type="float" office:value="176465726" table:style-name="ce23">
            <text:p>176,465,726</text:p>
          </table:table-cell>
          <table:table-cell office:value-type="float" office:value="75507369" table:style-name="ce23">
            <text:p>75,507,369</text:p>
          </table:table-cell>
          <table:table-cell office:value-type="float" office:value="980545091" table:style-name="ce23">
            <text:p>980,545,091</text:p>
          </table:table-cell>
          <table:table-cell office:value-type="float" office:value="280852948" table:style-name="ce23">
            <text:p>280,852,948</text:p>
          </table:table-cell>
          <table:table-cell office:value-type="float" office:value="6594982" table:style-name="ce23">
            <text:p>6,594,982</text:p>
          </table:table-cell>
          <table:table-cell office:value-type="float" office:value="156574059" table:style-name="ce23">
            <text:p>156,574,059</text:p>
          </table:table-cell>
          <table:table-cell office:value-type="float" office:value="75507369" table:style-name="ce23">
            <text:p>75,507,369</text:p>
          </table:table-cell>
          <table:table-cell office:value-type="float" office:value="519529358" table:style-name="ce23">
            <text:p>519,529,358</text:p>
          </table:table-cell>
          <table:table-cell table:number-columns-repeated="16372"/>
        </table:table-row>
        <table:table-row table:style-name="ro2">
          <table:table-cell office:value-type="float" office:value="937" table:style-name="ce2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381551082" table:style-name="ce23">
            <text:p>381,551,082</text:p>
          </table:table-cell>
          <table:table-cell office:value-type="float" office:value="4187779" table:style-name="ce23">
            <text:p>4,187,779</text:p>
          </table:table-cell>
          <table:table-cell office:value-type="float" office:value="76176289" table:style-name="ce23">
            <text:p>76,176,289</text:p>
          </table:table-cell>
          <table:table-cell office:value-type="float" office:value="34003264" table:style-name="ce23">
            <text:p>34,003,264</text:p>
          </table:table-cell>
          <table:table-cell office:value-type="float" office:value="495918414" table:style-name="ce23">
            <text:p>495,918,414</text:p>
          </table:table-cell>
          <table:table-cell office:value-type="float" office:value="140322811" table:style-name="ce23">
            <text:p>140,322,811</text:p>
          </table:table-cell>
          <table:table-cell office:value-type="float" office:value="4187779" table:style-name="ce23">
            <text:p>4,187,779</text:p>
          </table:table-cell>
          <table:table-cell office:value-type="float" office:value="61830954" table:style-name="ce23">
            <text:p>61,830,954</text:p>
          </table:table-cell>
          <table:table-cell office:value-type="float" office:value="34003264" table:style-name="ce23">
            <text:p>34,003,264</text:p>
          </table:table-cell>
          <table:table-cell office:value-type="float" office:value="240344808" table:style-name="ce23">
            <text:p>240,344,808</text:p>
          </table:table-cell>
          <table:table-cell table:number-columns-repeated="16372"/>
        </table:table-row>
        <table:table-row table:style-name="ro2">
          <table:table-cell office:value-type="float" office:value="938" table:style-name="ce2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534626275" table:style-name="ce23">
            <text:p>534,626,275</text:p>
          </table:table-cell>
          <table:table-cell office:value-type="float" office:value="6883260" table:style-name="ce23">
            <text:p>6,883,260</text:p>
          </table:table-cell>
          <table:table-cell office:value-type="float" office:value="99717434" table:style-name="ce23">
            <text:p>99,717,434</text:p>
          </table:table-cell>
          <table:table-cell office:value-type="float" office:value="51646115" table:style-name="ce23">
            <text:p>51,646,115</text:p>
          </table:table-cell>
          <table:table-cell office:value-type="float" office:value="692873084" table:style-name="ce23">
            <text:p>692,873,084</text:p>
          </table:table-cell>
          <table:table-cell office:value-type="float" office:value="317309903" table:style-name="ce23">
            <text:p>317,309,903</text:p>
          </table:table-cell>
          <table:table-cell office:value-type="float" office:value="6883260" table:style-name="ce23">
            <text:p>6,883,260</text:p>
          </table:table-cell>
          <table:table-cell office:value-type="float" office:value="96194100" table:style-name="ce23">
            <text:p>96,194,100</text:p>
          </table:table-cell>
          <table:table-cell office:value-type="float" office:value="51646115" table:style-name="ce23">
            <text:p>51,646,115</text:p>
          </table:table-cell>
          <table:table-cell office:value-type="float" office:value="472033378" table:style-name="ce23">
            <text:p>472,033,378</text:p>
          </table:table-cell>
          <table:table-cell table:number-columns-repeated="16372"/>
        </table:table-row>
        <table:table-row table:style-name="ro2">
          <table:table-cell office:value-type="float" office:value="940" table:style-name="ce21">
            <text:p>940</text:p>
          </table:table-cell>
          <table:table-cell office:value-type="string" table:style-name="ce22">
            <text:p>North Northamptonshire</text:p>
          </table:table-cell>
          <table:table-cell office:value-type="float" office:value="244805438" table:style-name="ce23">
            <text:p>244,805,438</text:p>
          </table:table-cell>
          <table:table-cell office:value-type="float" office:value="3908081" table:style-name="ce23">
            <text:p>3,908,081</text:p>
          </table:table-cell>
          <table:table-cell office:value-type="float" office:value="45504413" table:style-name="ce23">
            <text:p>45,504,413</text:p>
          </table:table-cell>
          <table:table-cell office:value-type="float" office:value="21118530" table:style-name="ce23">
            <text:p>21,118,530</text:p>
          </table:table-cell>
          <table:table-cell office:value-type="float" office:value="315336462" table:style-name="ce23">
            <text:p>315,336,462</text:p>
          </table:table-cell>
          <table:table-cell office:value-type="float" office:value="47915412" table:style-name="ce23">
            <text:p>47,915,412</text:p>
          </table:table-cell>
          <table:table-cell office:value-type="float" office:value="3908081" table:style-name="ce23">
            <text:p>3,908,081</text:p>
          </table:table-cell>
          <table:table-cell office:value-type="float" office:value="35958745" table:style-name="ce23">
            <text:p>35,958,745</text:p>
          </table:table-cell>
          <table:table-cell office:value-type="float" office:value="21118530" table:style-name="ce23">
            <text:p>21,118,530</text:p>
          </table:table-cell>
          <table:table-cell office:value-type="float" office:value="108900768" table:style-name="ce23">
            <text:p>108,900,768</text:p>
          </table:table-cell>
          <table:table-cell table:number-columns-repeated="16372"/>
        </table:table-row>
        <table:table-row table:style-name="ro2">
          <table:table-cell office:value-type="float" office:value="941" table:style-name="ce21">
            <text:p>941</text:p>
          </table:table-cell>
          <table:table-cell office:value-type="string" table:style-name="ce22">
            <text:p>West Northamptonshire</text:p>
          </table:table-cell>
          <table:table-cell office:value-type="float" office:value="300981675" table:style-name="ce23">
            <text:p>300,981,675</text:p>
          </table:table-cell>
          <table:table-cell office:value-type="float" office:value="4697123" table:style-name="ce23">
            <text:p>4,697,123</text:p>
          </table:table-cell>
          <table:table-cell office:value-type="float" office:value="54248295" table:style-name="ce23">
            <text:p>54,248,295</text:p>
          </table:table-cell>
          <table:table-cell office:value-type="float" office:value="25331086" table:style-name="ce23">
            <text:p>25,331,086</text:p>
          </table:table-cell>
          <table:table-cell office:value-type="float" office:value="385258179" table:style-name="ce23">
            <text:p>385,258,179</text:p>
          </table:table-cell>
          <table:table-cell office:value-type="float" office:value="66011745" table:style-name="ce23">
            <text:p>66,011,745</text:p>
          </table:table-cell>
          <table:table-cell office:value-type="float" office:value="4697123" table:style-name="ce23">
            <text:p>4,697,123</text:p>
          </table:table-cell>
          <table:table-cell office:value-type="float" office:value="39137587" table:style-name="ce23">
            <text:p>39,137,587</text:p>
          </table:table-cell>
          <table:table-cell office:value-type="float" office:value="25331086" table:style-name="ce23">
            <text:p>25,331,086</text:p>
          </table:table-cell>
          <table:table-cell office:value-type="float" office:value="135177541" table:style-name="ce23">
            <text:p>135,177,54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713019865" table:style-name="ce23">
            <text:p>6,713,019,865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554046963" table:style-name="ce23">
            <text:p>1,554,046,963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9019535660" table:style-name="ce23">
            <text:p>9,019,535,660</text:p>
          </table:table-cell>
          <table:table-cell office:value-type="float" office:value="3520777533" table:style-name="ce23">
            <text:p>3,520,777,533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418424405" table:style-name="ce23">
            <text:p>1,418,424,405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5691670770" table:style-name="ce23">
            <text:p>5,691,670,77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METROPOLITAN AUTHORITIES</text:p>
          </table:table-cell>
          <table:table-cell table:style-name="ce25"/>
          <table:table-cell office:value-type="float" office:value="9209104172" table:style-name="ce23">
            <text:p>9,209,104,172</text:p>
          </table:table-cell>
          <table:table-cell office:value-type="float" office:value="97808006" table:style-name="ce23">
            <text:p>97,808,006</text:p>
          </table:table-cell>
          <table:table-cell office:value-type="float" office:value="1785511633" table:style-name="ce23">
            <text:p>1,785,511,633</text:p>
          </table:table-cell>
          <table:table-cell office:value-type="float" office:value="824934329" table:style-name="ce23">
            <text:p>824,934,329</text:p>
          </table:table-cell>
          <table:table-cell office:value-type="float" office:value="11917358140" table:style-name="ce23">
            <text:p>11,917,358,140</text:p>
          </table:table-cell>
          <table:table-cell office:value-type="float" office:value="4191204274" table:style-name="ce23">
            <text:p>4,191,204,274</text:p>
          </table:table-cell>
          <table:table-cell office:value-type="float" office:value="97808006" table:style-name="ce23">
            <text:p>97,808,006</text:p>
          </table:table-cell>
          <table:table-cell office:value-type="float" office:value="1592889596" table:style-name="ce23">
            <text:p>1,592,889,596</text:p>
          </table:table-cell>
          <table:table-cell office:value-type="float" office:value="824934329" table:style-name="ce23">
            <text:p>824,934,329</text:p>
          </table:table-cell>
          <table:table-cell office:value-type="float" office:value="6706836205" table:style-name="ce23">
            <text:p>6,706,836,20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NITARY AUTHORITIES</text:p>
          </table:table-cell>
          <table:table-cell table:style-name="ce25"/>
          <table:table-cell office:value-type="float" office:value="9613126634" table:style-name="ce23">
            <text:p>9,613,126,634</text:p>
          </table:table-cell>
          <table:table-cell office:value-type="float" office:value="107412475" table:style-name="ce23">
            <text:p>107,412,475</text:p>
          </table:table-cell>
          <table:table-cell office:value-type="float" office:value="1938092305" table:style-name="ce23">
            <text:p>1,938,092,305</text:p>
          </table:table-cell>
          <table:table-cell office:value-type="float" office:value="858116250" table:style-name="ce23">
            <text:p>858,116,250</text:p>
          </table:table-cell>
          <table:table-cell office:value-type="float" office:value="12516747664" table:style-name="ce23">
            <text:p>12,516,747,664</text:p>
          </table:table-cell>
          <table:table-cell office:value-type="float" office:value="3277300721" table:style-name="ce23">
            <text:p>3,277,300,721</text:p>
          </table:table-cell>
          <table:table-cell office:value-type="float" office:value="107412475" table:style-name="ce23">
            <text:p>107,412,475</text:p>
          </table:table-cell>
          <table:table-cell office:value-type="float" office:value="1647148034" table:style-name="ce23">
            <text:p>1,647,148,034</text:p>
          </table:table-cell>
          <table:table-cell office:value-type="float" office:value="858116250" table:style-name="ce23">
            <text:p>858,116,250</text:p>
          </table:table-cell>
          <table:table-cell office:value-type="float" office:value="5889977480" table:style-name="ce23">
            <text:p>5,889,977,48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PPER TIER AUTHORITIES</text:p>
          </table:table-cell>
          <table:table-cell table:style-name="ce25"/>
          <table:table-cell office:value-type="float" office:value="13686572428" table:style-name="ce23">
            <text:p>13,686,572,428</text:p>
          </table:table-cell>
          <table:table-cell office:value-type="float" office:value="145793270" table:style-name="ce23">
            <text:p>145,793,270</text:p>
          </table:table-cell>
          <table:table-cell office:value-type="float" office:value="2628697676" table:style-name="ce23">
            <text:p>2,628,697,676</text:p>
          </table:table-cell>
          <table:table-cell office:value-type="float" office:value="1213949280" table:style-name="ce23">
            <text:p>1,213,949,280</text:p>
          </table:table-cell>
          <table:table-cell office:value-type="float" office:value="17675012654" table:style-name="ce23">
            <text:p>17,675,012,654</text:p>
          </table:table-cell>
          <table:table-cell office:value-type="float" office:value="5814331246" table:style-name="ce23">
            <text:p>5,814,331,246</text:p>
          </table:table-cell>
          <table:table-cell office:value-type="float" office:value="145793270" table:style-name="ce23">
            <text:p>145,793,270</text:p>
          </table:table-cell>
          <table:table-cell office:value-type="float" office:value="2316924678" table:style-name="ce23">
            <text:p>2,316,924,678</text:p>
          </table:table-cell>
          <table:table-cell office:value-type="float" office:value="1213949280" table:style-name="ce23">
            <text:p>1,213,949,280</text:p>
          </table:table-cell>
          <table:table-cell office:value-type="float" office:value="9490998474" table:style-name="ce23">
            <text:p>9,490,998,474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713019865" table:style-name="ce23">
            <text:p>6,713,019,865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554046963" table:style-name="ce23">
            <text:p>1,554,046,963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9019535660" table:style-name="ce23">
            <text:p>9,019,535,660</text:p>
          </table:table-cell>
          <table:table-cell office:value-type="float" office:value="3520777533" table:style-name="ce23">
            <text:p>3,520,777,533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418424405" table:style-name="ce23">
            <text:p>1,418,424,405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5691670770" table:style-name="ce23">
            <text:p>5,691,670,77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of England</text:p>
          </table:table-cell>
          <table:table-cell table:style-name="ce25"/>
          <table:table-cell office:value-type="float" office:value="4260343240" table:style-name="ce23">
            <text:p>4,260,343,240</text:p>
          </table:table-cell>
          <table:table-cell office:value-type="float" office:value="45522270" table:style-name="ce23">
            <text:p>45,522,270</text:p>
          </table:table-cell>
          <table:table-cell office:value-type="float" office:value="792505659" table:style-name="ce23">
            <text:p>792,505,659</text:p>
          </table:table-cell>
          <table:table-cell office:value-type="float" office:value="379154485" table:style-name="ce23">
            <text:p>379,154,485</text:p>
          </table:table-cell>
          <table:table-cell office:value-type="float" office:value="5477525654" table:style-name="ce23">
            <text:p>5,477,525,654</text:p>
          </table:table-cell>
          <table:table-cell office:value-type="float" office:value="1387797077" table:style-name="ce23">
            <text:p>1,387,797,077</text:p>
          </table:table-cell>
          <table:table-cell office:value-type="float" office:value="45522270" table:style-name="ce23">
            <text:p>45,522,270</text:p>
          </table:table-cell>
          <table:table-cell office:value-type="float" office:value="672404478" table:style-name="ce23">
            <text:p>672,404,478</text:p>
          </table:table-cell>
          <table:table-cell office:value-type="float" office:value="379154485" table:style-name="ce23">
            <text:p>379,154,485</text:p>
          </table:table-cell>
          <table:table-cell office:value-type="float" office:value="2484878310" table:style-name="ce23">
            <text:p>2,484,878,31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Midlands</text:p>
          </table:table-cell>
          <table:table-cell table:style-name="ce25"/>
          <table:table-cell office:value-type="float" office:value="3314128550" table:style-name="ce23">
            <text:p>3,314,128,550</text:p>
          </table:table-cell>
          <table:table-cell office:value-type="float" office:value="38975446" table:style-name="ce23">
            <text:p>38,975,446</text:p>
          </table:table-cell>
          <table:table-cell office:value-type="float" office:value="620219235" table:style-name="ce23">
            <text:p>620,219,235</text:p>
          </table:table-cell>
          <table:table-cell office:value-type="float" office:value="276362271" table:style-name="ce23">
            <text:p>276,362,271</text:p>
          </table:table-cell>
          <table:table-cell office:value-type="float" office:value="4249685502" table:style-name="ce23">
            <text:p>4,249,685,502</text:p>
          </table:table-cell>
          <table:table-cell office:value-type="float" office:value="1029530971" table:style-name="ce23">
            <text:p>1,029,530,971</text:p>
          </table:table-cell>
          <table:table-cell office:value-type="float" office:value="38975446" table:style-name="ce23">
            <text:p>38,975,446</text:p>
          </table:table-cell>
          <table:table-cell office:value-type="float" office:value="530549848" table:style-name="ce23">
            <text:p>530,549,848</text:p>
          </table:table-cell>
          <table:table-cell office:value-type="float" office:value="276362271" table:style-name="ce23">
            <text:p>276,362,271</text:p>
          </table:table-cell>
          <table:table-cell office:value-type="float" office:value="1875418536" table:style-name="ce23">
            <text:p>1,875,418,536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East</text:p>
          </table:table-cell>
          <table:table-cell table:style-name="ce25"/>
          <table:table-cell office:value-type="float" office:value="1802321794" table:style-name="ce23">
            <text:p>1,802,321,794</text:p>
          </table:table-cell>
          <table:table-cell office:value-type="float" office:value="19475228" table:style-name="ce23">
            <text:p>19,475,228</text:p>
          </table:table-cell>
          <table:table-cell office:value-type="float" office:value="378819652" table:style-name="ce23">
            <text:p>378,819,652</text:p>
          </table:table-cell>
          <table:table-cell office:value-type="float" office:value="169621743" table:style-name="ce23">
            <text:p>169,621,743</text:p>
          </table:table-cell>
          <table:table-cell office:value-type="float" office:value="2370238417" table:style-name="ce23">
            <text:p>2,370,238,417</text:p>
          </table:table-cell>
          <table:table-cell office:value-type="float" office:value="718754792" table:style-name="ce23">
            <text:p>718,754,792</text:p>
          </table:table-cell>
          <table:table-cell office:value-type="float" office:value="19475228" table:style-name="ce23">
            <text:p>19,475,228</text:p>
          </table:table-cell>
          <table:table-cell office:value-type="float" office:value="324987006" table:style-name="ce23">
            <text:p>324,987,006</text:p>
          </table:table-cell>
          <table:table-cell office:value-type="float" office:value="169621743" table:style-name="ce23">
            <text:p>169,621,743</text:p>
          </table:table-cell>
          <table:table-cell office:value-type="float" office:value="1232838769" table:style-name="ce23">
            <text:p>1,232,838,769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West</text:p>
          </table:table-cell>
          <table:table-cell table:style-name="ce25"/>
          <table:table-cell office:value-type="float" office:value="5360653433" table:style-name="ce23">
            <text:p>5,360,653,433</text:p>
          </table:table-cell>
          <table:table-cell office:value-type="float" office:value="51605736" table:style-name="ce23">
            <text:p>51,605,736</text:p>
          </table:table-cell>
          <table:table-cell office:value-type="float" office:value="1037824299" table:style-name="ce23">
            <text:p>1,037,824,299</text:p>
          </table:table-cell>
          <table:table-cell office:value-type="float" office:value="496244651" table:style-name="ce23">
            <text:p>496,244,651</text:p>
          </table:table-cell>
          <table:table-cell office:value-type="float" office:value="6946328119" table:style-name="ce23">
            <text:p>6,946,328,119</text:p>
          </table:table-cell>
          <table:table-cell office:value-type="float" office:value="3174479820" table:style-name="ce23">
            <text:p>3,174,479,820</text:p>
          </table:table-cell>
          <table:table-cell office:value-type="float" office:value="51605736" table:style-name="ce23">
            <text:p>51,605,736</text:p>
          </table:table-cell>
          <table:table-cell office:value-type="float" office:value="948230961" table:style-name="ce23">
            <text:p>948,230,961</text:p>
          </table:table-cell>
          <table:table-cell office:value-type="float" office:value="496244651" table:style-name="ce23">
            <text:p>496,244,651</text:p>
          </table:table-cell>
          <table:table-cell office:value-type="float" office:value="4670561168" table:style-name="ce23">
            <text:p>4,670,561,16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East</text:p>
          </table:table-cell>
          <table:table-cell table:style-name="ce25"/>
          <table:table-cell office:value-type="float" office:value="5953245346" table:style-name="ce23">
            <text:p>5,953,245,346</text:p>
          </table:table-cell>
          <table:table-cell office:value-type="float" office:value="64450894" table:style-name="ce23">
            <text:p>64,450,894</text:p>
          </table:table-cell>
          <table:table-cell office:value-type="float" office:value="1273379643" table:style-name="ce23">
            <text:p>1,273,379,643</text:p>
          </table:table-cell>
          <table:table-cell office:value-type="float" office:value="549767240" table:style-name="ce23">
            <text:p>549,767,240</text:p>
          </table:table-cell>
          <table:table-cell office:value-type="float" office:value="7840843123" table:style-name="ce23">
            <text:p>7,840,843,123</text:p>
          </table:table-cell>
          <table:table-cell office:value-type="float" office:value="2882243804" table:style-name="ce23">
            <text:p>2,882,243,804</text:p>
          </table:table-cell>
          <table:table-cell office:value-type="float" office:value="64450894" table:style-name="ce23">
            <text:p>64,450,894</text:p>
          </table:table-cell>
          <table:table-cell office:value-type="float" office:value="1139615902" table:style-name="ce23">
            <text:p>1,139,615,902</text:p>
          </table:table-cell>
          <table:table-cell office:value-type="float" office:value="549767240" table:style-name="ce23">
            <text:p>549,767,240</text:p>
          </table:table-cell>
          <table:table-cell office:value-type="float" office:value="4636077840" table:style-name="ce23">
            <text:p>4,636,077,84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West</text:p>
          </table:table-cell>
          <table:table-cell table:style-name="ce25"/>
          <table:table-cell office:value-type="float" office:value="3498549198" table:style-name="ce23">
            <text:p>3,498,549,198</text:p>
          </table:table-cell>
          <table:table-cell office:value-type="float" office:value="37056949" table:style-name="ce23">
            <text:p>37,056,949</text:p>
          </table:table-cell>
          <table:table-cell office:value-type="float" office:value="695410967" table:style-name="ce23">
            <text:p>695,410,967</text:p>
          </table:table-cell>
          <table:table-cell office:value-type="float" office:value="308508651" table:style-name="ce23">
            <text:p>308,508,651</text:p>
          </table:table-cell>
          <table:table-cell office:value-type="float" office:value="4539525765" table:style-name="ce23">
            <text:p>4,539,525,765</text:p>
          </table:table-cell>
          <table:table-cell office:value-type="float" office:value="1069545283" table:style-name="ce23">
            <text:p>1,069,545,283</text:p>
          </table:table-cell>
          <table:table-cell office:value-type="float" office:value="37056949" table:style-name="ce23">
            <text:p>37,056,949</text:p>
          </table:table-cell>
          <table:table-cell office:value-type="float" office:value="589680901" table:style-name="ce23">
            <text:p>589,680,901</text:p>
          </table:table-cell>
          <table:table-cell office:value-type="float" office:value="308508651" table:style-name="ce23">
            <text:p>308,508,651</text:p>
          </table:table-cell>
          <table:table-cell office:value-type="float" office:value="2004791784" table:style-name="ce23">
            <text:p>2,004,791,784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West Midlands</text:p>
          </table:table-cell>
          <table:table-cell table:style-name="ce25"/>
          <table:table-cell office:value-type="float" office:value="4365733866" table:style-name="ce23">
            <text:p>4,365,733,866</text:p>
          </table:table-cell>
          <table:table-cell office:value-type="float" office:value="53944944" table:style-name="ce23">
            <text:p>53,944,944</text:p>
          </table:table-cell>
          <table:table-cell office:value-type="float" office:value="854991005" table:style-name="ce23">
            <text:p>854,991,005</text:p>
          </table:table-cell>
          <table:table-cell office:value-type="float" office:value="372242120" table:style-name="ce23">
            <text:p>372,242,120</text:p>
          </table:table-cell>
          <table:table-cell office:value-type="float" office:value="5646911935" table:style-name="ce23">
            <text:p>5,646,911,935</text:p>
          </table:table-cell>
          <table:table-cell office:value-type="float" office:value="1592740782" table:style-name="ce23">
            <text:p>1,592,740,782</text:p>
          </table:table-cell>
          <table:table-cell office:value-type="float" office:value="53944944" table:style-name="ce23">
            <text:p>53,944,944</text:p>
          </table:table-cell>
          <table:table-cell office:value-type="float" office:value="739725998" table:style-name="ce23">
            <text:p>739,725,998</text:p>
          </table:table-cell>
          <table:table-cell office:value-type="float" office:value="372242120" table:style-name="ce23">
            <text:p>372,242,120</text:p>
          </table:table-cell>
          <table:table-cell office:value-type="float" office:value="2758653844" table:style-name="ce23">
            <text:p>2,758,653,844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Yorkshire and the Humber</text:p>
          </table:table-cell>
          <table:table-cell table:style-name="ce25"/>
          <table:table-cell office:value-type="float" office:value="3953827807" table:style-name="ce23">
            <text:p>3,953,827,807</text:p>
          </table:table-cell>
          <table:table-cell office:value-type="float" office:value="39982284" table:style-name="ce23">
            <text:p>39,982,284</text:p>
          </table:table-cell>
          <table:table-cell office:value-type="float" office:value="699151154" table:style-name="ce23">
            <text:p>699,151,154</text:p>
          </table:table-cell>
          <table:table-cell office:value-type="float" office:value="345098698" table:style-name="ce23">
            <text:p>345,098,698</text:p>
          </table:table-cell>
          <table:table-cell office:value-type="float" office:value="5038059943" table:style-name="ce23">
            <text:p>5,038,059,943</text:p>
          </table:table-cell>
          <table:table-cell office:value-type="float" office:value="1427743712" table:style-name="ce23">
            <text:p>1,427,743,712</text:p>
          </table:table-cell>
          <table:table-cell office:value-type="float" office:value="39982284" table:style-name="ce23">
            <text:p>39,982,284</text:p>
          </table:table-cell>
          <table:table-cell office:value-type="float" office:value="611767214" table:style-name="ce23">
            <text:p>611,767,214</text:p>
          </table:table-cell>
          <table:table-cell office:value-type="float" office:value="345098698" table:style-name="ce23">
            <text:p>345,098,698</text:p>
          </table:table-cell>
          <table:table-cell office:value-type="float" office:value="2424591908" table:style-name="ce23">
            <text:p>2,424,591,908</text:p>
          </table:table-cell>
          <table:table-cell table:number-columns-repeated="16372"/>
        </table:table-row>
        <table:table-row table:number-rows-repeated="1048406" table:style-name="ro1">
          <table:table-cell table:number-columns-repeated="16384"/>
        </table:table-row>
      </table:table>
      <table:table table:name="Allocations_2021" table:style-name="ta1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3">
          <table:table-cell office:value-type="string" table:number-columns-spanned="2" table:number-rows-spanned="2" table:style-name="ce26">
            <text:p>Dedicated schools grant: 2020 to 2021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0 to 2021 DSG allocations, before recoupment and deductions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0 to 2021 DSG allocations, after deductions for academies recoupment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4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9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9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table:number-columns-repeated="4" table:style-name="ce8"/>
          <table:table-cell office:value-type="string" table:style-name="ce8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29">
            <text:p>ENGLAND</text:p>
          </table:table-cell>
          <table:table-cell table:style-name="ce16"/>
          <table:table-cell office:value-type="float" office:value="36278439773" table:style-name="ce17">
            <text:p>36,278,439,773</text:p>
          </table:table-cell>
          <table:table-cell office:value-type="float" office:value="429243231" table:style-name="ce17">
            <text:p>429,243,231</text:p>
          </table:table-cell>
          <table:table-cell office:value-type="float" office:value="7063230381" table:style-name="ce17">
            <text:p>7,063,230,381</text:p>
          </table:table-cell>
          <table:table-cell office:value-type="float" office:value="3627215468" table:style-name="ce17">
            <text:p>3,627,215,468</text:p>
          </table:table-cell>
          <table:table-cell office:value-type="float" office:value="47398128853" table:style-name="ce17">
            <text:p>47,398,128,853</text:p>
          </table:table-cell>
          <table:table-cell office:value-type="float" office:value="16241810906" table:style-name="ce17">
            <text:p>16,241,810,906</text:p>
          </table:table-cell>
          <table:table-cell office:value-type="float" office:value="429243231" table:style-name="ce17">
            <text:p>429,243,231</text:p>
          </table:table-cell>
          <table:table-cell office:value-type="float" office:value="6214892485" table:style-name="ce17">
            <text:p>6,214,892,485</text:p>
          </table:table-cell>
          <table:table-cell office:value-type="float" office:value="3627215468" table:style-name="ce17">
            <text:p>3,627,215,468</text:p>
          </table:table-cell>
          <table:table-cell office:value-type="float" office:value="26513162090" table:style-name="ce17">
            <text:p>26,513,162,09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18540696" table:style-name="ce20">
            <text:p>118,540,696</text:p>
          </table:table-cell>
          <table:table-cell office:value-type="float" office:value="1296232" table:style-name="ce20">
            <text:p>1,296,232</text:p>
          </table:table-cell>
          <table:table-cell office:value-type="float" office:value="40156094" table:style-name="ce20">
            <text:p>40,156,094</text:p>
          </table:table-cell>
          <table:table-cell office:value-type="float" office:value="16845125" table:style-name="ce20">
            <text:p>16,845,125</text:p>
          </table:table-cell>
          <table:table-cell office:value-type="float" office:value="176838147" table:style-name="ce20">
            <text:p>176,838,147</text:p>
          </table:table-cell>
          <table:table-cell office:value-type="float" office:value="109229640" table:style-name="ce20">
            <text:p>109,229,640</text:p>
          </table:table-cell>
          <table:table-cell office:value-type="float" office:value="1296232" table:style-name="ce20">
            <text:p>1,296,232</text:p>
          </table:table-cell>
          <table:table-cell office:value-type="float" office:value="37543927" table:style-name="ce20">
            <text:p>37,543,927</text:p>
          </table:table-cell>
          <table:table-cell office:value-type="float" office:value="16845125" table:style-name="ce20">
            <text:p>16,845,125</text:p>
          </table:table-cell>
          <table:table-cell office:value-type="float" office:value="164914924" table:style-name="ce20">
            <text:p>164,914,92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29855013" table:style-name="ce23">
            <text:p>229,855,013</text:p>
          </table:table-cell>
          <table:table-cell office:value-type="float" office:value="5286519" table:style-name="ce23">
            <text:p>5,286,519</text:p>
          </table:table-cell>
          <table:table-cell office:value-type="float" office:value="51976053" table:style-name="ce23">
            <text:p>51,976,053</text:p>
          </table:table-cell>
          <table:table-cell office:value-type="float" office:value="27342292" table:style-name="ce23">
            <text:p>27,342,292</text:p>
          </table:table-cell>
          <table:table-cell office:value-type="float" office:value="314459877" table:style-name="ce23">
            <text:p>314,459,877</text:p>
          </table:table-cell>
          <table:table-cell office:value-type="float" office:value="136533152" table:style-name="ce23">
            <text:p>136,533,152</text:p>
          </table:table-cell>
          <table:table-cell office:value-type="float" office:value="5286519" table:style-name="ce23">
            <text:p>5,286,519</text:p>
          </table:table-cell>
          <table:table-cell office:value-type="float" office:value="45648885" table:style-name="ce23">
            <text:p>45,648,885</text:p>
          </table:table-cell>
          <table:table-cell office:value-type="float" office:value="27342292" table:style-name="ce23">
            <text:p>27,342,292</text:p>
          </table:table-cell>
          <table:table-cell office:value-type="float" office:value="214810848" table:style-name="ce23">
            <text:p>214,810,84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10391534" table:style-name="ce23">
            <text:p>210,391,534</text:p>
          </table:table-cell>
          <table:table-cell office:value-type="float" office:value="1888134" table:style-name="ce23">
            <text:p>1,888,134</text:p>
          </table:table-cell>
          <table:table-cell office:value-type="float" office:value="47452418" table:style-name="ce23">
            <text:p>47,452,418</text:p>
          </table:table-cell>
          <table:table-cell office:value-type="float" office:value="30005621" table:style-name="ce23">
            <text:p>30,005,621</text:p>
          </table:table-cell>
          <table:table-cell office:value-type="float" office:value="289737707" table:style-name="ce23">
            <text:p>289,737,707</text:p>
          </table:table-cell>
          <table:table-cell office:value-type="float" office:value="136086362" table:style-name="ce23">
            <text:p>136,086,362</text:p>
          </table:table-cell>
          <table:table-cell office:value-type="float" office:value="1888134" table:style-name="ce23">
            <text:p>1,888,134</text:p>
          </table:table-cell>
          <table:table-cell office:value-type="float" office:value="47046251" table:style-name="ce23">
            <text:p>47,046,251</text:p>
          </table:table-cell>
          <table:table-cell office:value-type="float" office:value="30005621" table:style-name="ce23">
            <text:p>30,005,621</text:p>
          </table:table-cell>
          <table:table-cell office:value-type="float" office:value="215026368" table:style-name="ce23">
            <text:p>215,026,36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05118162" table:style-name="ce23">
            <text:p>105,118,162</text:p>
          </table:table-cell>
          <table:table-cell office:value-type="float" office:value="3877454" table:style-name="ce23">
            <text:p>3,877,454</text:p>
          </table:table-cell>
          <table:table-cell office:value-type="float" office:value="25720734" table:style-name="ce23">
            <text:p>25,720,734</text:p>
          </table:table-cell>
          <table:table-cell office:value-type="float" office:value="16380743" table:style-name="ce23">
            <text:p>16,380,743</text:p>
          </table:table-cell>
          <table:table-cell office:value-type="float" office:value="151097093" table:style-name="ce23">
            <text:p>151,097,093</text:p>
          </table:table-cell>
          <table:table-cell office:value-type="float" office:value="39199303" table:style-name="ce23">
            <text:p>39,199,303</text:p>
          </table:table-cell>
          <table:table-cell office:value-type="float" office:value="3877454" table:style-name="ce23">
            <text:p>3,877,454</text:p>
          </table:table-cell>
          <table:table-cell office:value-type="float" office:value="23224067" table:style-name="ce23">
            <text:p>23,224,067</text:p>
          </table:table-cell>
          <table:table-cell office:value-type="float" office:value="16380743" table:style-name="ce23">
            <text:p>16,380,743</text:p>
          </table:table-cell>
          <table:table-cell office:value-type="float" office:value="82681567" table:style-name="ce23">
            <text:p>82,681,56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30627329" table:style-name="ce23">
            <text:p>130,627,329</text:p>
          </table:table-cell>
          <table:table-cell office:value-type="float" office:value="1627391" table:style-name="ce23">
            <text:p>1,627,391</text:p>
          </table:table-cell>
          <table:table-cell office:value-type="float" office:value="33794417" table:style-name="ce23">
            <text:p>33,794,417</text:p>
          </table:table-cell>
          <table:table-cell office:value-type="float" office:value="19747358" table:style-name="ce23">
            <text:p>19,747,358</text:p>
          </table:table-cell>
          <table:table-cell office:value-type="float" office:value="185796495" table:style-name="ce23">
            <text:p>185,796,495</text:p>
          </table:table-cell>
          <table:table-cell office:value-type="float" office:value="98589462" table:style-name="ce23">
            <text:p>98,589,462</text:p>
          </table:table-cell>
          <table:table-cell office:value-type="float" office:value="1627391" table:style-name="ce23">
            <text:p>1,627,391</text:p>
          </table:table-cell>
          <table:table-cell office:value-type="float" office:value="30628581" table:style-name="ce23">
            <text:p>30,628,581</text:p>
          </table:table-cell>
          <table:table-cell office:value-type="float" office:value="19747358" table:style-name="ce23">
            <text:p>19,747,358</text:p>
          </table:table-cell>
          <table:table-cell office:value-type="float" office:value="150592792" table:style-name="ce23">
            <text:p>150,592,7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71465812" table:style-name="ce23">
            <text:p>71,465,812</text:p>
          </table:table-cell>
          <table:table-cell office:value-type="float" office:value="874998" table:style-name="ce23">
            <text:p>874,998</text:p>
          </table:table-cell>
          <table:table-cell office:value-type="float" office:value="18511239" table:style-name="ce23">
            <text:p>18,511,239</text:p>
          </table:table-cell>
          <table:table-cell office:value-type="float" office:value="12158194" table:style-name="ce23">
            <text:p>12,158,194</text:p>
          </table:table-cell>
          <table:table-cell office:value-type="float" office:value="103010243" table:style-name="ce23">
            <text:p>103,010,243</text:p>
          </table:table-cell>
          <table:table-cell office:value-type="float" office:value="43506332" table:style-name="ce23">
            <text:p>43,506,332</text:p>
          </table:table-cell>
          <table:table-cell office:value-type="float" office:value="874998" table:style-name="ce23">
            <text:p>874,998</text:p>
          </table:table-cell>
          <table:table-cell office:value-type="float" office:value="16627737" table:style-name="ce23">
            <text:p>16,627,737</text:p>
          </table:table-cell>
          <table:table-cell office:value-type="float" office:value="12158194" table:style-name="ce23">
            <text:p>12,158,194</text:p>
          </table:table-cell>
          <table:table-cell office:value-type="float" office:value="73167261" table:style-name="ce23">
            <text:p>73,167,26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12825097" table:style-name="ce23">
            <text:p>212,825,097</text:p>
          </table:table-cell>
          <table:table-cell office:value-type="float" office:value="1054532" table:style-name="ce23">
            <text:p>1,054,532</text:p>
          </table:table-cell>
          <table:table-cell office:value-type="float" office:value="47167280" table:style-name="ce23">
            <text:p>47,167,280</text:p>
          </table:table-cell>
          <table:table-cell office:value-type="float" office:value="27505898" table:style-name="ce23">
            <text:p>27,505,898</text:p>
          </table:table-cell>
          <table:table-cell office:value-type="float" office:value="288552807" table:style-name="ce23">
            <text:p>288,552,807</text:p>
          </table:table-cell>
          <table:table-cell office:value-type="float" office:value="142462259" table:style-name="ce23">
            <text:p>142,462,259</text:p>
          </table:table-cell>
          <table:table-cell office:value-type="float" office:value="1054532" table:style-name="ce23">
            <text:p>1,054,532</text:p>
          </table:table-cell>
          <table:table-cell office:value-type="float" office:value="43925306" table:style-name="ce23">
            <text:p>43,925,306</text:p>
          </table:table-cell>
          <table:table-cell office:value-type="float" office:value="27505898" table:style-name="ce23">
            <text:p>27,505,898</text:p>
          </table:table-cell>
          <table:table-cell office:value-type="float" office:value="214947995" table:style-name="ce23">
            <text:p>214,947,99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12134697" table:style-name="ce23">
            <text:p>212,134,697</text:p>
          </table:table-cell>
          <table:table-cell office:value-type="float" office:value="4644629" table:style-name="ce23">
            <text:p>4,644,629</text:p>
          </table:table-cell>
          <table:table-cell office:value-type="float" office:value="55585526" table:style-name="ce23">
            <text:p>55,585,526</text:p>
          </table:table-cell>
          <table:table-cell office:value-type="float" office:value="23746592" table:style-name="ce23">
            <text:p>23,746,592</text:p>
          </table:table-cell>
          <table:table-cell office:value-type="float" office:value="296111444" table:style-name="ce23">
            <text:p>296,111,444</text:p>
          </table:table-cell>
          <table:table-cell office:value-type="float" office:value="176386701" table:style-name="ce23">
            <text:p>176,386,701</text:p>
          </table:table-cell>
          <table:table-cell office:value-type="float" office:value="4644629" table:style-name="ce23">
            <text:p>4,644,629</text:p>
          </table:table-cell>
          <table:table-cell office:value-type="float" office:value="54984858" table:style-name="ce23">
            <text:p>54,984,858</text:p>
          </table:table-cell>
          <table:table-cell office:value-type="float" office:value="23746592" table:style-name="ce23">
            <text:p>23,746,592</text:p>
          </table:table-cell>
          <table:table-cell office:value-type="float" office:value="259762780" table:style-name="ce23">
            <text:p>259,762,78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54268778" table:style-name="ce23">
            <text:p>254,268,778</text:p>
          </table:table-cell>
          <table:table-cell office:value-type="float" office:value="1692020" table:style-name="ce23">
            <text:p>1,692,020</text:p>
          </table:table-cell>
          <table:table-cell office:value-type="float" office:value="50008368" table:style-name="ce23">
            <text:p>50,008,368</text:p>
          </table:table-cell>
          <table:table-cell office:value-type="float" office:value="26072340" table:style-name="ce23">
            <text:p>26,072,340</text:p>
          </table:table-cell>
          <table:table-cell office:value-type="float" office:value="332041506" table:style-name="ce23">
            <text:p>332,041,506</text:p>
          </table:table-cell>
          <table:table-cell office:value-type="float" office:value="120627065" table:style-name="ce23">
            <text:p>120,627,065</text:p>
          </table:table-cell>
          <table:table-cell office:value-type="float" office:value="1692020" table:style-name="ce23">
            <text:p>1,692,020</text:p>
          </table:table-cell>
          <table:table-cell office:value-type="float" office:value="48097367" table:style-name="ce23">
            <text:p>48,097,367</text:p>
          </table:table-cell>
          <table:table-cell office:value-type="float" office:value="26072340" table:style-name="ce23">
            <text:p>26,072,340</text:p>
          </table:table-cell>
          <table:table-cell office:value-type="float" office:value="196488792" table:style-name="ce23">
            <text:p>196,488,7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64818668" table:style-name="ce23">
            <text:p>264,818,668</text:p>
          </table:table-cell>
          <table:table-cell office:value-type="float" office:value="4199738" table:style-name="ce23">
            <text:p>4,199,738</text:p>
          </table:table-cell>
          <table:table-cell office:value-type="float" office:value="59669705" table:style-name="ce23">
            <text:p>59,669,705</text:p>
          </table:table-cell>
          <table:table-cell office:value-type="float" office:value="30357890" table:style-name="ce23">
            <text:p>30,357,890</text:p>
          </table:table-cell>
          <table:table-cell office:value-type="float" office:value="359046001" table:style-name="ce23">
            <text:p>359,046,001</text:p>
          </table:table-cell>
          <table:table-cell office:value-type="float" office:value="199606059" table:style-name="ce23">
            <text:p>199,606,059</text:p>
          </table:table-cell>
          <table:table-cell office:value-type="float" office:value="4199738" table:style-name="ce23">
            <text:p>4,199,738</text:p>
          </table:table-cell>
          <table:table-cell office:value-type="float" office:value="54707538" table:style-name="ce23">
            <text:p>54,707,538</text:p>
          </table:table-cell>
          <table:table-cell office:value-type="float" office:value="30357890" table:style-name="ce23">
            <text:p>30,357,890</text:p>
          </table:table-cell>
          <table:table-cell office:value-type="float" office:value="288871225" table:style-name="ce23">
            <text:p>288,871,22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63334833" table:style-name="ce23">
            <text:p>163,334,833</text:p>
          </table:table-cell>
          <table:table-cell office:value-type="float" office:value="2842622" table:style-name="ce23">
            <text:p>2,842,622</text:p>
          </table:table-cell>
          <table:table-cell office:value-type="float" office:value="47634512" table:style-name="ce23">
            <text:p>47,634,512</text:p>
          </table:table-cell>
          <table:table-cell office:value-type="float" office:value="26863812" table:style-name="ce23">
            <text:p>26,863,812</text:p>
          </table:table-cell>
          <table:table-cell office:value-type="float" office:value="240675779" table:style-name="ce23">
            <text:p>240,675,779</text:p>
          </table:table-cell>
          <table:table-cell office:value-type="float" office:value="86161215" table:style-name="ce23">
            <text:p>86,161,215</text:p>
          </table:table-cell>
          <table:table-cell office:value-type="float" office:value="2842622" table:style-name="ce23">
            <text:p>2,842,622</text:p>
          </table:table-cell>
          <table:table-cell office:value-type="float" office:value="44236358" table:style-name="ce23">
            <text:p>44,236,358</text:p>
          </table:table-cell>
          <table:table-cell office:value-type="float" office:value="26863812" table:style-name="ce23">
            <text:p>26,863,812</text:p>
          </table:table-cell>
          <table:table-cell office:value-type="float" office:value="160104007" table:style-name="ce23">
            <text:p>160,104,00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15665044" table:style-name="ce23">
            <text:p>115,665,044</text:p>
          </table:table-cell>
          <table:table-cell office:value-type="float" office:value="1025654" table:style-name="ce23">
            <text:p>1,025,654</text:p>
          </table:table-cell>
          <table:table-cell office:value-type="float" office:value="29355783" table:style-name="ce23">
            <text:p>29,355,783</text:p>
          </table:table-cell>
          <table:table-cell office:value-type="float" office:value="14116319" table:style-name="ce23">
            <text:p>14,116,319</text:p>
          </table:table-cell>
          <table:table-cell office:value-type="float" office:value="160162800" table:style-name="ce23">
            <text:p>160,162,800</text:p>
          </table:table-cell>
          <table:table-cell office:value-type="float" office:value="44079877" table:style-name="ce23">
            <text:p>44,079,877</text:p>
          </table:table-cell>
          <table:table-cell office:value-type="float" office:value="1025654" table:style-name="ce23">
            <text:p>1,025,654</text:p>
          </table:table-cell>
          <table:table-cell office:value-type="float" office:value="26897282" table:style-name="ce23">
            <text:p>26,897,282</text:p>
          </table:table-cell>
          <table:table-cell office:value-type="float" office:value="14116319" table:style-name="ce23">
            <text:p>14,116,319</text:p>
          </table:table-cell>
          <table:table-cell office:value-type="float" office:value="86119132" table:style-name="ce23">
            <text:p>86,119,1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26041381" table:style-name="ce23">
            <text:p>226,041,381</text:p>
          </table:table-cell>
          <table:table-cell office:value-type="float" office:value="2364359" table:style-name="ce23">
            <text:p>2,364,359</text:p>
          </table:table-cell>
          <table:table-cell office:value-type="float" office:value="37568009" table:style-name="ce23">
            <text:p>37,568,009</text:p>
          </table:table-cell>
          <table:table-cell office:value-type="float" office:value="22370003" table:style-name="ce23">
            <text:p>22,370,003</text:p>
          </table:table-cell>
          <table:table-cell office:value-type="float" office:value="288343752" table:style-name="ce23">
            <text:p>288,343,752</text:p>
          </table:table-cell>
          <table:table-cell office:value-type="float" office:value="171254717" table:style-name="ce23">
            <text:p>171,254,717</text:p>
          </table:table-cell>
          <table:table-cell office:value-type="float" office:value="2364359" table:style-name="ce23">
            <text:p>2,364,359</text:p>
          </table:table-cell>
          <table:table-cell office:value-type="float" office:value="34014675" table:style-name="ce23">
            <text:p>34,014,675</text:p>
          </table:table-cell>
          <table:table-cell office:value-type="float" office:value="22370003" table:style-name="ce23">
            <text:p>22,370,003</text:p>
          </table:table-cell>
          <table:table-cell office:value-type="float" office:value="230003754" table:style-name="ce23">
            <text:p>230,003,75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265632647" table:style-name="ce23">
            <text:p>265,632,647</text:p>
          </table:table-cell>
          <table:table-cell office:value-type="float" office:value="2141196" table:style-name="ce23">
            <text:p>2,141,196</text:p>
          </table:table-cell>
          <table:table-cell office:value-type="float" office:value="54722230" table:style-name="ce23">
            <text:p>54,722,230</text:p>
          </table:table-cell>
          <table:table-cell office:value-type="float" office:value="29230362" table:style-name="ce23">
            <text:p>29,230,362</text:p>
          </table:table-cell>
          <table:table-cell office:value-type="float" office:value="351726435" table:style-name="ce23">
            <text:p>351,726,435</text:p>
          </table:table-cell>
          <table:table-cell office:value-type="float" office:value="145369504" table:style-name="ce23">
            <text:p>145,369,504</text:p>
          </table:table-cell>
          <table:table-cell office:value-type="float" office:value="2141196" table:style-name="ce23">
            <text:p>2,141,196</text:p>
          </table:table-cell>
          <table:table-cell office:value-type="float" office:value="49675895" table:style-name="ce23">
            <text:p>49,675,895</text:p>
          </table:table-cell>
          <table:table-cell office:value-type="float" office:value="29230362" table:style-name="ce23">
            <text:p>29,230,362</text:p>
          </table:table-cell>
          <table:table-cell office:value-type="float" office:value="226416957" table:style-name="ce23">
            <text:p>226,416,9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187753487" table:style-name="ce23">
            <text:p>187,753,487</text:p>
          </table:table-cell>
          <table:table-cell office:value-type="float" office:value="1880877" table:style-name="ce23">
            <text:p>1,880,877</text:p>
          </table:table-cell>
          <table:table-cell office:value-type="float" office:value="35601341" table:style-name="ce23">
            <text:p>35,601,341</text:p>
          </table:table-cell>
          <table:table-cell office:value-type="float" office:value="16565670" table:style-name="ce23">
            <text:p>16,565,670</text:p>
          </table:table-cell>
          <table:table-cell office:value-type="float" office:value="241801375" table:style-name="ce23">
            <text:p>241,801,375</text:p>
          </table:table-cell>
          <table:table-cell office:value-type="float" office:value="26865304" table:style-name="ce23">
            <text:p>26,865,304</text:p>
          </table:table-cell>
          <table:table-cell office:value-type="float" office:value="1880877" table:style-name="ce23">
            <text:p>1,880,877</text:p>
          </table:table-cell>
          <table:table-cell office:value-type="float" office:value="27498172" table:style-name="ce23">
            <text:p>27,498,172</text:p>
          </table:table-cell>
          <table:table-cell office:value-type="float" office:value="16565670" table:style-name="ce23">
            <text:p>16,565,670</text:p>
          </table:table-cell>
          <table:table-cell office:value-type="float" office:value="72810023" table:style-name="ce23">
            <text:p>72,810,02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34699544" table:style-name="ce23">
            <text:p>234,699,544</text:p>
          </table:table-cell>
          <table:table-cell office:value-type="float" office:value="2203564" table:style-name="ce23">
            <text:p>2,203,564</text:p>
          </table:table-cell>
          <table:table-cell office:value-type="float" office:value="60386141" table:style-name="ce23">
            <text:p>60,386,141</text:p>
          </table:table-cell>
          <table:table-cell office:value-type="float" office:value="22592793" table:style-name="ce23">
            <text:p>22,592,793</text:p>
          </table:table-cell>
          <table:table-cell office:value-type="float" office:value="319882042" table:style-name="ce23">
            <text:p>319,882,042</text:p>
          </table:table-cell>
          <table:table-cell office:value-type="float" office:value="115252052" table:style-name="ce23">
            <text:p>115,252,052</text:p>
          </table:table-cell>
          <table:table-cell office:value-type="float" office:value="2203564" table:style-name="ce23">
            <text:p>2,203,564</text:p>
          </table:table-cell>
          <table:table-cell office:value-type="float" office:value="52965473" table:style-name="ce23">
            <text:p>52,965,473</text:p>
          </table:table-cell>
          <table:table-cell office:value-type="float" office:value="22592793" table:style-name="ce23">
            <text:p>22,592,793</text:p>
          </table:table-cell>
          <table:table-cell office:value-type="float" office:value="193013882" table:style-name="ce23">
            <text:p>193,013,8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18400750" table:style-name="ce23">
            <text:p>218,400,750</text:p>
          </table:table-cell>
          <table:table-cell office:value-type="float" office:value="1919714" table:style-name="ce23">
            <text:p>1,919,714</text:p>
          </table:table-cell>
          <table:table-cell office:value-type="float" office:value="53042004" table:style-name="ce23">
            <text:p>53,042,004</text:p>
          </table:table-cell>
          <table:table-cell office:value-type="float" office:value="22479070" table:style-name="ce23">
            <text:p>22,479,070</text:p>
          </table:table-cell>
          <table:table-cell office:value-type="float" office:value="295841538" table:style-name="ce23">
            <text:p>295,841,538</text:p>
          </table:table-cell>
          <table:table-cell office:value-type="float" office:value="10394270" table:style-name="ce23">
            <text:p>10,394,270</text:p>
          </table:table-cell>
          <table:table-cell office:value-type="float" office:value="1919714" table:style-name="ce23">
            <text:p>1,919,714</text:p>
          </table:table-cell>
          <table:table-cell office:value-type="float" office:value="43453336" table:style-name="ce23">
            <text:p>43,453,336</text:p>
          </table:table-cell>
          <table:table-cell office:value-type="float" office:value="22479070" table:style-name="ce23">
            <text:p>22,479,070</text:p>
          </table:table-cell>
          <table:table-cell office:value-type="float" office:value="78246390" table:style-name="ce23">
            <text:p>78,246,39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262963217" table:style-name="ce23">
            <text:p>262,963,217</text:p>
          </table:table-cell>
          <table:table-cell office:value-type="float" office:value="6044239" table:style-name="ce23">
            <text:p>6,044,239</text:p>
          </table:table-cell>
          <table:table-cell office:value-type="float" office:value="66513267" table:style-name="ce23">
            <text:p>66,513,267</text:p>
          </table:table-cell>
          <table:table-cell office:value-type="float" office:value="28982205" table:style-name="ce23">
            <text:p>28,982,205</text:p>
          </table:table-cell>
          <table:table-cell office:value-type="float" office:value="364502928" table:style-name="ce23">
            <text:p>364,502,928</text:p>
          </table:table-cell>
          <table:table-cell office:value-type="float" office:value="74421881" table:style-name="ce23">
            <text:p>74,421,881</text:p>
          </table:table-cell>
          <table:table-cell office:value-type="float" office:value="6044239" table:style-name="ce23">
            <text:p>6,044,239</text:p>
          </table:table-cell>
          <table:table-cell office:value-type="float" office:value="61239766" table:style-name="ce23">
            <text:p>61,239,766</text:p>
          </table:table-cell>
          <table:table-cell office:value-type="float" office:value="28982205" table:style-name="ce23">
            <text:p>28,982,205</text:p>
          </table:table-cell>
          <table:table-cell office:value-type="float" office:value="170688091" table:style-name="ce23">
            <text:p>170,688,09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50822204" table:style-name="ce23">
            <text:p>250,822,204</text:p>
          </table:table-cell>
          <table:table-cell office:value-type="float" office:value="2963588" table:style-name="ce23">
            <text:p>2,963,588</text:p>
          </table:table-cell>
          <table:table-cell office:value-type="float" office:value="58549148" table:style-name="ce23">
            <text:p>58,549,148</text:p>
          </table:table-cell>
          <table:table-cell office:value-type="float" office:value="27753739" table:style-name="ce23">
            <text:p>27,753,739</text:p>
          </table:table-cell>
          <table:table-cell office:value-type="float" office:value="340088679" table:style-name="ce23">
            <text:p>340,088,679</text:p>
          </table:table-cell>
          <table:table-cell office:value-type="float" office:value="182492019" table:style-name="ce23">
            <text:p>182,492,019</text:p>
          </table:table-cell>
          <table:table-cell office:value-type="float" office:value="2963588" table:style-name="ce23">
            <text:p>2,963,588</text:p>
          </table:table-cell>
          <table:table-cell office:value-type="float" office:value="58130314" table:style-name="ce23">
            <text:p>58,130,314</text:p>
          </table:table-cell>
          <table:table-cell office:value-type="float" office:value="27753739" table:style-name="ce23">
            <text:p>27,753,739</text:p>
          </table:table-cell>
          <table:table-cell office:value-type="float" office:value="271339660" table:style-name="ce23">
            <text:p>271,339,66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67872155" table:style-name="ce23">
            <text:p>267,872,155</text:p>
          </table:table-cell>
          <table:table-cell office:value-type="float" office:value="2677614" table:style-name="ce23">
            <text:p>2,677,614</text:p>
          </table:table-cell>
          <table:table-cell office:value-type="float" office:value="54796984" table:style-name="ce23">
            <text:p>54,796,984</text:p>
          </table:table-cell>
          <table:table-cell office:value-type="float" office:value="25667599" table:style-name="ce23">
            <text:p>25,667,599</text:p>
          </table:table-cell>
          <table:table-cell office:value-type="float" office:value="351014352" table:style-name="ce23">
            <text:p>351,014,352</text:p>
          </table:table-cell>
          <table:table-cell office:value-type="float" office:value="131314193" table:style-name="ce23">
            <text:p>131,314,193</text:p>
          </table:table-cell>
          <table:table-cell office:value-type="float" office:value="2677614" table:style-name="ce23">
            <text:p>2,677,614</text:p>
          </table:table-cell>
          <table:table-cell office:value-type="float" office:value="52802483" table:style-name="ce23">
            <text:p>52,802,483</text:p>
          </table:table-cell>
          <table:table-cell office:value-type="float" office:value="25667599" table:style-name="ce23">
            <text:p>25,667,599</text:p>
          </table:table-cell>
          <table:table-cell office:value-type="float" office:value="212461889" table:style-name="ce23">
            <text:p>212,461,88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00151485" table:style-name="ce23">
            <text:p>200,151,485</text:p>
          </table:table-cell>
          <table:table-cell office:value-type="float" office:value="2945886" table:style-name="ce23">
            <text:p>2,945,886</text:p>
          </table:table-cell>
          <table:table-cell office:value-type="float" office:value="40870663" table:style-name="ce23">
            <text:p>40,870,663</text:p>
          </table:table-cell>
          <table:table-cell office:value-type="float" office:value="20239173" table:style-name="ce23">
            <text:p>20,239,173</text:p>
          </table:table-cell>
          <table:table-cell office:value-type="float" office:value="264207207" table:style-name="ce23">
            <text:p>264,207,207</text:p>
          </table:table-cell>
          <table:table-cell office:value-type="float" office:value="130166444" table:style-name="ce23">
            <text:p>130,166,444</text:p>
          </table:table-cell>
          <table:table-cell office:value-type="float" office:value="2945886" table:style-name="ce23">
            <text:p>2,945,886</text:p>
          </table:table-cell>
          <table:table-cell office:value-type="float" office:value="38819495" table:style-name="ce23">
            <text:p>38,819,495</text:p>
          </table:table-cell>
          <table:table-cell office:value-type="float" office:value="20239173" table:style-name="ce23">
            <text:p>20,239,173</text:p>
          </table:table-cell>
          <table:table-cell office:value-type="float" office:value="192170998" table:style-name="ce23">
            <text:p>192,170,99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70895719" table:style-name="ce23">
            <text:p>170,895,719</text:p>
          </table:table-cell>
          <table:table-cell office:value-type="float" office:value="1250005" table:style-name="ce23">
            <text:p>1,250,005</text:p>
          </table:table-cell>
          <table:table-cell office:value-type="float" office:value="34914854" table:style-name="ce23">
            <text:p>34,914,854</text:p>
          </table:table-cell>
          <table:table-cell office:value-type="float" office:value="18880055" table:style-name="ce23">
            <text:p>18,880,055</text:p>
          </table:table-cell>
          <table:table-cell office:value-type="float" office:value="225940633" table:style-name="ce23">
            <text:p>225,940,633</text:p>
          </table:table-cell>
          <table:table-cell office:value-type="float" office:value="77777193" table:style-name="ce23">
            <text:p>77,777,193</text:p>
          </table:table-cell>
          <table:table-cell office:value-type="float" office:value="1250005" table:style-name="ce23">
            <text:p>1,250,005</text:p>
          </table:table-cell>
          <table:table-cell office:value-type="float" office:value="33495520" table:style-name="ce23">
            <text:p>33,495,520</text:p>
          </table:table-cell>
          <table:table-cell office:value-type="float" office:value="18880055" table:style-name="ce23">
            <text:p>18,880,055</text:p>
          </table:table-cell>
          <table:table-cell office:value-type="float" office:value="131402773" table:style-name="ce23">
            <text:p>131,402,77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181108734" table:style-name="ce23">
            <text:p>181,108,734</text:p>
          </table:table-cell>
          <table:table-cell office:value-type="float" office:value="1527693" table:style-name="ce23">
            <text:p>1,527,693</text:p>
          </table:table-cell>
          <table:table-cell office:value-type="float" office:value="28812019" table:style-name="ce23">
            <text:p>28,812,019</text:p>
          </table:table-cell>
          <table:table-cell office:value-type="float" office:value="20106343" table:style-name="ce23">
            <text:p>20,106,343</text:p>
          </table:table-cell>
          <table:table-cell office:value-type="float" office:value="231554789" table:style-name="ce23">
            <text:p>231,554,789</text:p>
          </table:table-cell>
          <table:table-cell office:value-type="float" office:value="75878200" table:style-name="ce23">
            <text:p>75,878,200</text:p>
          </table:table-cell>
          <table:table-cell office:value-type="float" office:value="1527693" table:style-name="ce23">
            <text:p>1,527,693</text:p>
          </table:table-cell>
          <table:table-cell office:value-type="float" office:value="25743351" table:style-name="ce23">
            <text:p>25,743,351</text:p>
          </table:table-cell>
          <table:table-cell office:value-type="float" office:value="20106343" table:style-name="ce23">
            <text:p>20,106,343</text:p>
          </table:table-cell>
          <table:table-cell office:value-type="float" office:value="123255587" table:style-name="ce23">
            <text:p>123,255,58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31467344" table:style-name="ce23">
            <text:p>231,467,344</text:p>
          </table:table-cell>
          <table:table-cell office:value-type="float" office:value="2604312" table:style-name="ce23">
            <text:p>2,604,312</text:p>
          </table:table-cell>
          <table:table-cell office:value-type="float" office:value="45784942" table:style-name="ce23">
            <text:p>45,784,942</text:p>
          </table:table-cell>
          <table:table-cell office:value-type="float" office:value="25018227" table:style-name="ce23">
            <text:p>25,018,227</text:p>
          </table:table-cell>
          <table:table-cell office:value-type="float" office:value="304874825" table:style-name="ce23">
            <text:p>304,874,825</text:p>
          </table:table-cell>
          <table:table-cell office:value-type="float" office:value="95142738" table:style-name="ce23">
            <text:p>95,142,738</text:p>
          </table:table-cell>
          <table:table-cell office:value-type="float" office:value="2604312" table:style-name="ce23">
            <text:p>2,604,312</text:p>
          </table:table-cell>
          <table:table-cell office:value-type="float" office:value="36734774" table:style-name="ce23">
            <text:p>36,734,774</text:p>
          </table:table-cell>
          <table:table-cell office:value-type="float" office:value="25018227" table:style-name="ce23">
            <text:p>25,018,227</text:p>
          </table:table-cell>
          <table:table-cell office:value-type="float" office:value="159500051" table:style-name="ce23">
            <text:p>159,500,05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199661873" table:style-name="ce23">
            <text:p>199,661,873</text:p>
          </table:table-cell>
          <table:table-cell office:value-type="float" office:value="1440740" table:style-name="ce23">
            <text:p>1,440,740</text:p>
          </table:table-cell>
          <table:table-cell office:value-type="float" office:value="53369681" table:style-name="ce23">
            <text:p>53,369,681</text:p>
          </table:table-cell>
          <table:table-cell office:value-type="float" office:value="21767860" table:style-name="ce23">
            <text:p>21,767,860</text:p>
          </table:table-cell>
          <table:table-cell office:value-type="float" office:value="276240154" table:style-name="ce23">
            <text:p>276,240,154</text:p>
          </table:table-cell>
          <table:table-cell office:value-type="float" office:value="105192188" table:style-name="ce23">
            <text:p>105,192,188</text:p>
          </table:table-cell>
          <table:table-cell office:value-type="float" office:value="1440740" table:style-name="ce23">
            <text:p>1,440,740</text:p>
          </table:table-cell>
          <table:table-cell office:value-type="float" office:value="50227013" table:style-name="ce23">
            <text:p>50,227,013</text:p>
          </table:table-cell>
          <table:table-cell office:value-type="float" office:value="21767860" table:style-name="ce23">
            <text:p>21,767,860</text:p>
          </table:table-cell>
          <table:table-cell office:value-type="float" office:value="178627801" table:style-name="ce23">
            <text:p>178,627,80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10048393" table:style-name="ce23">
            <text:p>110,048,393</text:p>
          </table:table-cell>
          <table:table-cell office:value-type="float" office:value="1061736" table:style-name="ce23">
            <text:p>1,061,736</text:p>
          </table:table-cell>
          <table:table-cell office:value-type="float" office:value="23268514" table:style-name="ce23">
            <text:p>23,268,514</text:p>
          </table:table-cell>
          <table:table-cell office:value-type="float" office:value="13431677" table:style-name="ce23">
            <text:p>13,431,677</text:p>
          </table:table-cell>
          <table:table-cell office:value-type="float" office:value="147810320" table:style-name="ce23">
            <text:p>147,810,320</text:p>
          </table:table-cell>
          <table:table-cell office:value-type="float" office:value="51522463" table:style-name="ce23">
            <text:p>51,522,463</text:p>
          </table:table-cell>
          <table:table-cell office:value-type="float" office:value="1061736" table:style-name="ce23">
            <text:p>1,061,736</text:p>
          </table:table-cell>
          <table:table-cell office:value-type="float" office:value="18053179" table:style-name="ce23">
            <text:p>18,053,179</text:p>
          </table:table-cell>
          <table:table-cell office:value-type="float" office:value="13431677" table:style-name="ce23">
            <text:p>13,431,677</text:p>
          </table:table-cell>
          <table:table-cell office:value-type="float" office:value="84069055" table:style-name="ce23">
            <text:p>84,069,05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29966233" table:style-name="ce23">
            <text:p>129,966,233</text:p>
          </table:table-cell>
          <table:table-cell office:value-type="float" office:value="1015909" table:style-name="ce23">
            <text:p>1,015,909</text:p>
          </table:table-cell>
          <table:table-cell office:value-type="float" office:value="36177184" table:style-name="ce23">
            <text:p>36,177,184</text:p>
          </table:table-cell>
          <table:table-cell office:value-type="float" office:value="15981040" table:style-name="ce23">
            <text:p>15,981,040</text:p>
          </table:table-cell>
          <table:table-cell office:value-type="float" office:value="183140366" table:style-name="ce23">
            <text:p>183,140,366</text:p>
          </table:table-cell>
          <table:table-cell office:value-type="float" office:value="102044527" table:style-name="ce23">
            <text:p>102,044,527</text:p>
          </table:table-cell>
          <table:table-cell office:value-type="float" office:value="1015909" table:style-name="ce23">
            <text:p>1,015,909</text:p>
          </table:table-cell>
          <table:table-cell office:value-type="float" office:value="36053017" table:style-name="ce23">
            <text:p>36,053,017</text:p>
          </table:table-cell>
          <table:table-cell office:value-type="float" office:value="15981040" table:style-name="ce23">
            <text:p>15,981,040</text:p>
          </table:table-cell>
          <table:table-cell office:value-type="float" office:value="155094493" table:style-name="ce23">
            <text:p>155,094,49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51662618" table:style-name="ce23">
            <text:p>351,662,618</text:p>
          </table:table-cell>
          <table:table-cell office:value-type="float" office:value="2016749" table:style-name="ce23">
            <text:p>2,016,749</text:p>
          </table:table-cell>
          <table:table-cell office:value-type="float" office:value="54855168" table:style-name="ce23">
            <text:p>54,855,168</text:p>
          </table:table-cell>
          <table:table-cell office:value-type="float" office:value="28689588" table:style-name="ce23">
            <text:p>28,689,588</text:p>
          </table:table-cell>
          <table:table-cell office:value-type="float" office:value="437224123" table:style-name="ce23">
            <text:p>437,224,123</text:p>
          </table:table-cell>
          <table:table-cell office:value-type="float" office:value="161605403" table:style-name="ce23">
            <text:p>161,605,403</text:p>
          </table:table-cell>
          <table:table-cell office:value-type="float" office:value="2016749" table:style-name="ce23">
            <text:p>2,016,749</text:p>
          </table:table-cell>
          <table:table-cell office:value-type="float" office:value="49964497" table:style-name="ce23">
            <text:p>49,964,497</text:p>
          </table:table-cell>
          <table:table-cell office:value-type="float" office:value="28689588" table:style-name="ce23">
            <text:p>28,689,588</text:p>
          </table:table-cell>
          <table:table-cell office:value-type="float" office:value="242276237" table:style-name="ce23">
            <text:p>242,276,23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40687140" table:style-name="ce23">
            <text:p>240,687,140</text:p>
          </table:table-cell>
          <table:table-cell office:value-type="float" office:value="6500778" table:style-name="ce23">
            <text:p>6,500,778</text:p>
          </table:table-cell>
          <table:table-cell office:value-type="float" office:value="46794063" table:style-name="ce23">
            <text:p>46,794,063</text:p>
          </table:table-cell>
          <table:table-cell office:value-type="float" office:value="23732149" table:style-name="ce23">
            <text:p>23,732,149</text:p>
          </table:table-cell>
          <table:table-cell office:value-type="float" office:value="317714130" table:style-name="ce23">
            <text:p>317,714,130</text:p>
          </table:table-cell>
          <table:table-cell office:value-type="float" office:value="174111143" table:style-name="ce23">
            <text:p>174,111,143</text:p>
          </table:table-cell>
          <table:table-cell office:value-type="float" office:value="6500778" table:style-name="ce23">
            <text:p>6,500,778</text:p>
          </table:table-cell>
          <table:table-cell office:value-type="float" office:value="44660562" table:style-name="ce23">
            <text:p>44,660,562</text:p>
          </table:table-cell>
          <table:table-cell office:value-type="float" office:value="23732149" table:style-name="ce23">
            <text:p>23,732,149</text:p>
          </table:table-cell>
          <table:table-cell office:value-type="float" office:value="249004632" table:style-name="ce23">
            <text:p>249,004,6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21936618" table:style-name="ce23">
            <text:p>121,936,618</text:p>
          </table:table-cell>
          <table:table-cell office:value-type="float" office:value="923808" table:style-name="ce23">
            <text:p>923,808</text:p>
          </table:table-cell>
          <table:table-cell office:value-type="float" office:value="27868841" table:style-name="ce23">
            <text:p>27,868,841</text:p>
          </table:table-cell>
          <table:table-cell office:value-type="float" office:value="14979792" table:style-name="ce23">
            <text:p>14,979,792</text:p>
          </table:table-cell>
          <table:table-cell office:value-type="float" office:value="165709059" table:style-name="ce23">
            <text:p>165,709,059</text:p>
          </table:table-cell>
          <table:table-cell office:value-type="float" office:value="73554226" table:style-name="ce23">
            <text:p>73,554,226</text:p>
          </table:table-cell>
          <table:table-cell office:value-type="float" office:value="923808" table:style-name="ce23">
            <text:p>923,808</text:p>
          </table:table-cell>
          <table:table-cell office:value-type="float" office:value="24242672" table:style-name="ce23">
            <text:p>24,242,672</text:p>
          </table:table-cell>
          <table:table-cell office:value-type="float" office:value="14979792" table:style-name="ce23">
            <text:p>14,979,792</text:p>
          </table:table-cell>
          <table:table-cell office:value-type="float" office:value="113700498" table:style-name="ce23">
            <text:p>113,700,49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63368369" table:style-name="ce23">
            <text:p>163,368,369</text:p>
          </table:table-cell>
          <table:table-cell office:value-type="float" office:value="1725962" table:style-name="ce23">
            <text:p>1,725,962</text:p>
          </table:table-cell>
          <table:table-cell office:value-type="float" office:value="42063276" table:style-name="ce23">
            <text:p>42,063,276</text:p>
          </table:table-cell>
          <table:table-cell office:value-type="float" office:value="15354057" table:style-name="ce23">
            <text:p>15,354,057</text:p>
          </table:table-cell>
          <table:table-cell office:value-type="float" office:value="222511664" table:style-name="ce23">
            <text:p>222,511,664</text:p>
          </table:table-cell>
          <table:table-cell office:value-type="float" office:value="51979433" table:style-name="ce23">
            <text:p>51,979,433</text:p>
          </table:table-cell>
          <table:table-cell office:value-type="float" office:value="1725962" table:style-name="ce23">
            <text:p>1,725,962</text:p>
          </table:table-cell>
          <table:table-cell office:value-type="float" office:value="34920608" table:style-name="ce23">
            <text:p>34,920,608</text:p>
          </table:table-cell>
          <table:table-cell office:value-type="float" office:value="15354057" table:style-name="ce23">
            <text:p>15,354,057</text:p>
          </table:table-cell>
          <table:table-cell office:value-type="float" office:value="103980060" table:style-name="ce23">
            <text:p>103,980,06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02610462" table:style-name="ce23">
            <text:p>202,610,462</text:p>
          </table:table-cell>
          <table:table-cell office:value-type="float" office:value="1465180" table:style-name="ce23">
            <text:p>1,465,180</text:p>
          </table:table-cell>
          <table:table-cell office:value-type="float" office:value="42627645" table:style-name="ce23">
            <text:p>42,627,645</text:p>
          </table:table-cell>
          <table:table-cell office:value-type="float" office:value="22145110" table:style-name="ce23">
            <text:p>22,145,110</text:p>
          </table:table-cell>
          <table:table-cell office:value-type="float" office:value="268848397" table:style-name="ce23">
            <text:p>268,848,397</text:p>
          </table:table-cell>
          <table:table-cell office:value-type="float" office:value="105773606" table:style-name="ce23">
            <text:p>105,773,606</text:p>
          </table:table-cell>
          <table:table-cell office:value-type="float" office:value="1465180" table:style-name="ce23">
            <text:p>1,465,180</text:p>
          </table:table-cell>
          <table:table-cell office:value-type="float" office:value="34046811" table:style-name="ce23">
            <text:p>34,046,811</text:p>
          </table:table-cell>
          <table:table-cell office:value-type="float" office:value="22145110" table:style-name="ce23">
            <text:p>22,145,110</text:p>
          </table:table-cell>
          <table:table-cell office:value-type="float" office:value="163430707" table:style-name="ce23">
            <text:p>163,430,70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942381715" table:style-name="ce23">
            <text:p>942,381,715</text:p>
          </table:table-cell>
          <table:table-cell office:value-type="float" office:value="17722573" table:style-name="ce23">
            <text:p>17,722,573</text:p>
          </table:table-cell>
          <table:table-cell office:value-type="float" office:value="187644860" table:style-name="ce23">
            <text:p>187,644,860</text:p>
          </table:table-cell>
          <table:table-cell office:value-type="float" office:value="87533751" table:style-name="ce23">
            <text:p>87,533,751</text:p>
          </table:table-cell>
          <table:table-cell office:value-type="float" office:value="1235282899" table:style-name="ce23">
            <text:p>1,235,282,899</text:p>
          </table:table-cell>
          <table:table-cell office:value-type="float" office:value="380383786" table:style-name="ce23">
            <text:p>380,383,786</text:p>
          </table:table-cell>
          <table:table-cell office:value-type="float" office:value="17722573" table:style-name="ce23">
            <text:p>17,722,573</text:p>
          </table:table-cell>
          <table:table-cell office:value-type="float" office:value="160302544" table:style-name="ce23">
            <text:p>160,302,544</text:p>
          </table:table-cell>
          <table:table-cell office:value-type="float" office:value="87533751" table:style-name="ce23">
            <text:p>87,533,751</text:p>
          </table:table-cell>
          <table:table-cell office:value-type="float" office:value="645942654" table:style-name="ce23">
            <text:p>645,942,65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46659824" table:style-name="ce23">
            <text:p>246,659,824</text:p>
          </table:table-cell>
          <table:table-cell office:value-type="float" office:value="3272948" table:style-name="ce23">
            <text:p>3,272,948</text:p>
          </table:table-cell>
          <table:table-cell office:value-type="float" office:value="46262440" table:style-name="ce23">
            <text:p>46,262,440</text:p>
          </table:table-cell>
          <table:table-cell office:value-type="float" office:value="22070416" table:style-name="ce23">
            <text:p>22,070,416</text:p>
          </table:table-cell>
          <table:table-cell office:value-type="float" office:value="318265628" table:style-name="ce23">
            <text:p>318,265,628</text:p>
          </table:table-cell>
          <table:table-cell office:value-type="float" office:value="91309196" table:style-name="ce23">
            <text:p>91,309,196</text:p>
          </table:table-cell>
          <table:table-cell office:value-type="float" office:value="3272948" table:style-name="ce23">
            <text:p>3,272,948</text:p>
          </table:table-cell>
          <table:table-cell office:value-type="float" office:value="41580272" table:style-name="ce23">
            <text:p>41,580,272</text:p>
          </table:table-cell>
          <table:table-cell office:value-type="float" office:value="22070416" table:style-name="ce23">
            <text:p>22,070,416</text:p>
          </table:table-cell>
          <table:table-cell office:value-type="float" office:value="158232832" table:style-name="ce23">
            <text:p>158,232,8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10072050" table:style-name="ce23">
            <text:p>210,072,050</text:p>
          </table:table-cell>
          <table:table-cell office:value-type="float" office:value="1883141" table:style-name="ce23">
            <text:p>1,883,141</text:p>
          </table:table-cell>
          <table:table-cell office:value-type="float" office:value="37576061" table:style-name="ce23">
            <text:p>37,576,061</text:p>
          </table:table-cell>
          <table:table-cell office:value-type="float" office:value="18568238" table:style-name="ce23">
            <text:p>18,568,238</text:p>
          </table:table-cell>
          <table:table-cell office:value-type="float" office:value="268099490" table:style-name="ce23">
            <text:p>268,099,490</text:p>
          </table:table-cell>
          <table:table-cell office:value-type="float" office:value="95248511" table:style-name="ce23">
            <text:p>95,248,511</text:p>
          </table:table-cell>
          <table:table-cell office:value-type="float" office:value="1883141" table:style-name="ce23">
            <text:p>1,883,141</text:p>
          </table:table-cell>
          <table:table-cell office:value-type="float" office:value="35122061" table:style-name="ce23">
            <text:p>35,122,061</text:p>
          </table:table-cell>
          <table:table-cell office:value-type="float" office:value="18568238" table:style-name="ce23">
            <text:p>18,568,238</text:p>
          </table:table-cell>
          <table:table-cell office:value-type="float" office:value="150821951" table:style-name="ce23">
            <text:p>150,821,95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274030814" table:style-name="ce23">
            <text:p>274,030,814</text:p>
          </table:table-cell>
          <table:table-cell office:value-type="float" office:value="2019504" table:style-name="ce23">
            <text:p>2,019,504</text:p>
          </table:table-cell>
          <table:table-cell office:value-type="float" office:value="49944882" table:style-name="ce23">
            <text:p>49,944,882</text:p>
          </table:table-cell>
          <table:table-cell office:value-type="float" office:value="23980957" table:style-name="ce23">
            <text:p>23,980,957</text:p>
          </table:table-cell>
          <table:table-cell office:value-type="float" office:value="349976157" table:style-name="ce23">
            <text:p>349,976,157</text:p>
          </table:table-cell>
          <table:table-cell office:value-type="float" office:value="151775530" table:style-name="ce23">
            <text:p>151,775,530</text:p>
          </table:table-cell>
          <table:table-cell office:value-type="float" office:value="2019504" table:style-name="ce23">
            <text:p>2,019,504</text:p>
          </table:table-cell>
          <table:table-cell office:value-type="float" office:value="48130881" table:style-name="ce23">
            <text:p>48,130,881</text:p>
          </table:table-cell>
          <table:table-cell office:value-type="float" office:value="23980957" table:style-name="ce23">
            <text:p>23,980,957</text:p>
          </table:table-cell>
          <table:table-cell office:value-type="float" office:value="225906872" table:style-name="ce23">
            <text:p>225,906,87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64127179" table:style-name="ce23">
            <text:p>164,127,179</text:p>
          </table:table-cell>
          <table:table-cell office:value-type="float" office:value="2282678" table:style-name="ce23">
            <text:p>2,282,678</text:p>
          </table:table-cell>
          <table:table-cell office:value-type="float" office:value="30248885" table:style-name="ce23">
            <text:p>30,248,885</text:p>
          </table:table-cell>
          <table:table-cell office:value-type="float" office:value="15387823" table:style-name="ce23">
            <text:p>15,387,823</text:p>
          </table:table-cell>
          <table:table-cell office:value-type="float" office:value="212046565" table:style-name="ce23">
            <text:p>212,046,565</text:p>
          </table:table-cell>
          <table:table-cell office:value-type="float" office:value="67522306" table:style-name="ce23">
            <text:p>67,522,306</text:p>
          </table:table-cell>
          <table:table-cell office:value-type="float" office:value="2282678" table:style-name="ce23">
            <text:p>2,282,678</text:p>
          </table:table-cell>
          <table:table-cell office:value-type="float" office:value="27884050" table:style-name="ce23">
            <text:p>27,884,050</text:p>
          </table:table-cell>
          <table:table-cell office:value-type="float" office:value="15387823" table:style-name="ce23">
            <text:p>15,387,823</text:p>
          </table:table-cell>
          <table:table-cell office:value-type="float" office:value="113076857" table:style-name="ce23">
            <text:p>113,076,8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20461634" table:style-name="ce23">
            <text:p>220,461,634</text:p>
          </table:table-cell>
          <table:table-cell office:value-type="float" office:value="1416569" table:style-name="ce23">
            <text:p>1,416,569</text:p>
          </table:table-cell>
          <table:table-cell office:value-type="float" office:value="38279051" table:style-name="ce23">
            <text:p>38,279,051</text:p>
          </table:table-cell>
          <table:table-cell office:value-type="float" office:value="21223455" table:style-name="ce23">
            <text:p>21,223,455</text:p>
          </table:table-cell>
          <table:table-cell office:value-type="float" office:value="281380709" table:style-name="ce23">
            <text:p>281,380,709</text:p>
          </table:table-cell>
          <table:table-cell office:value-type="float" office:value="100359447" table:style-name="ce23">
            <text:p>100,359,447</text:p>
          </table:table-cell>
          <table:table-cell office:value-type="float" office:value="1416569" table:style-name="ce23">
            <text:p>1,416,569</text:p>
          </table:table-cell>
          <table:table-cell office:value-type="float" office:value="36486217" table:style-name="ce23">
            <text:p>36,486,217</text:p>
          </table:table-cell>
          <table:table-cell office:value-type="float" office:value="21223455" table:style-name="ce23">
            <text:p>21,223,455</text:p>
          </table:table-cell>
          <table:table-cell office:value-type="float" office:value="159485688" table:style-name="ce23">
            <text:p>159,485,68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06213933" table:style-name="ce23">
            <text:p>206,213,933</text:p>
          </table:table-cell>
          <table:table-cell office:value-type="float" office:value="1942421" table:style-name="ce23">
            <text:p>1,942,421</text:p>
          </table:table-cell>
          <table:table-cell office:value-type="float" office:value="41705898" table:style-name="ce23">
            <text:p>41,705,898</text:p>
          </table:table-cell>
          <table:table-cell office:value-type="float" office:value="18218366" table:style-name="ce23">
            <text:p>18,218,366</text:p>
          </table:table-cell>
          <table:table-cell office:value-type="float" office:value="268080618" table:style-name="ce23">
            <text:p>268,080,618</text:p>
          </table:table-cell>
          <table:table-cell office:value-type="float" office:value="67811085" table:style-name="ce23">
            <text:p>67,811,085</text:p>
          </table:table-cell>
          <table:table-cell office:value-type="float" office:value="1942421" table:style-name="ce23">
            <text:p>1,942,421</text:p>
          </table:table-cell>
          <table:table-cell office:value-type="float" office:value="36186396" table:style-name="ce23">
            <text:p>36,186,396</text:p>
          </table:table-cell>
          <table:table-cell office:value-type="float" office:value="18218366" table:style-name="ce23">
            <text:p>18,218,366</text:p>
          </table:table-cell>
          <table:table-cell office:value-type="float" office:value="124158268" table:style-name="ce23">
            <text:p>124,158,26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00030980" table:style-name="ce23">
            <text:p>100,030,980</text:p>
          </table:table-cell>
          <table:table-cell office:value-type="float" office:value="945959" table:style-name="ce23">
            <text:p>945,959</text:p>
          </table:table-cell>
          <table:table-cell office:value-type="float" office:value="23388298" table:style-name="ce23">
            <text:p>23,388,298</text:p>
          </table:table-cell>
          <table:table-cell office:value-type="float" office:value="12428039" table:style-name="ce23">
            <text:p>12,428,039</text:p>
          </table:table-cell>
          <table:table-cell office:value-type="float" office:value="136793276" table:style-name="ce23">
            <text:p>136,793,276</text:p>
          </table:table-cell>
          <table:table-cell office:value-type="float" office:value="58067601" table:style-name="ce23">
            <text:p>58,067,601</text:p>
          </table:table-cell>
          <table:table-cell office:value-type="float" office:value="945959" table:style-name="ce23">
            <text:p>945,959</text:p>
          </table:table-cell>
          <table:table-cell office:value-type="float" office:value="22654464" table:style-name="ce23">
            <text:p>22,654,464</text:p>
          </table:table-cell>
          <table:table-cell office:value-type="float" office:value="12428039" table:style-name="ce23">
            <text:p>12,428,039</text:p>
          </table:table-cell>
          <table:table-cell office:value-type="float" office:value="94096063" table:style-name="ce23">
            <text:p>94,096,06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25346998" table:style-name="ce23">
            <text:p>325,346,998</text:p>
          </table:table-cell>
          <table:table-cell office:value-type="float" office:value="6475476" table:style-name="ce23">
            <text:p>6,475,476</text:p>
          </table:table-cell>
          <table:table-cell office:value-type="float" office:value="57789437" table:style-name="ce23">
            <text:p>57,789,437</text:p>
          </table:table-cell>
          <table:table-cell office:value-type="float" office:value="35251300" table:style-name="ce23">
            <text:p>35,251,300</text:p>
          </table:table-cell>
          <table:table-cell office:value-type="float" office:value="424863211" table:style-name="ce23">
            <text:p>424,863,211</text:p>
          </table:table-cell>
          <table:table-cell office:value-type="float" office:value="241493859" table:style-name="ce23">
            <text:p>241,493,859</text:p>
          </table:table-cell>
          <table:table-cell office:value-type="float" office:value="6475476" table:style-name="ce23">
            <text:p>6,475,476</text:p>
          </table:table-cell>
          <table:table-cell office:value-type="float" office:value="56433770" table:style-name="ce23">
            <text:p>56,433,770</text:p>
          </table:table-cell>
          <table:table-cell office:value-type="float" office:value="35251300" table:style-name="ce23">
            <text:p>35,251,300</text:p>
          </table:table-cell>
          <table:table-cell office:value-type="float" office:value="339654405" table:style-name="ce23">
            <text:p>339,654,40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15665113" table:style-name="ce23">
            <text:p>115,665,113</text:p>
          </table:table-cell>
          <table:table-cell office:value-type="float" office:value="1445224" table:style-name="ce23">
            <text:p>1,445,224</text:p>
          </table:table-cell>
          <table:table-cell office:value-type="float" office:value="24078165" table:style-name="ce23">
            <text:p>24,078,165</text:p>
          </table:table-cell>
          <table:table-cell office:value-type="float" office:value="11592542" table:style-name="ce23">
            <text:p>11,592,542</text:p>
          </table:table-cell>
          <table:table-cell office:value-type="float" office:value="152781044" table:style-name="ce23">
            <text:p>152,781,044</text:p>
          </table:table-cell>
          <table:table-cell office:value-type="float" office:value="83281911" table:style-name="ce23">
            <text:p>83,281,911</text:p>
          </table:table-cell>
          <table:table-cell office:value-type="float" office:value="1445224" table:style-name="ce23">
            <text:p>1,445,224</text:p>
          </table:table-cell>
          <table:table-cell office:value-type="float" office:value="22998165" table:style-name="ce23">
            <text:p>22,998,165</text:p>
          </table:table-cell>
          <table:table-cell office:value-type="float" office:value="11592542" table:style-name="ce23">
            <text:p>11,592,542</text:p>
          </table:table-cell>
          <table:table-cell office:value-type="float" office:value="119317842" table:style-name="ce23">
            <text:p>119,317,84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64727415" table:style-name="ce23">
            <text:p>164,727,415</text:p>
          </table:table-cell>
          <table:table-cell office:value-type="float" office:value="1149928" table:style-name="ce23">
            <text:p>1,149,928</text:p>
          </table:table-cell>
          <table:table-cell office:value-type="float" office:value="32019621" table:style-name="ce23">
            <text:p>32,019,621</text:p>
          </table:table-cell>
          <table:table-cell office:value-type="float" office:value="17258643" table:style-name="ce23">
            <text:p>17,258,643</text:p>
          </table:table-cell>
          <table:table-cell office:value-type="float" office:value="215155607" table:style-name="ce23">
            <text:p>215,155,607</text:p>
          </table:table-cell>
          <table:table-cell office:value-type="float" office:value="105663671" table:style-name="ce23">
            <text:p>105,663,671</text:p>
          </table:table-cell>
          <table:table-cell office:value-type="float" office:value="1149928" table:style-name="ce23">
            <text:p>1,149,928</text:p>
          </table:table-cell>
          <table:table-cell office:value-type="float" office:value="31289954" table:style-name="ce23">
            <text:p>31,289,954</text:p>
          </table:table-cell>
          <table:table-cell office:value-type="float" office:value="17258643" table:style-name="ce23">
            <text:p>17,258,643</text:p>
          </table:table-cell>
          <table:table-cell office:value-type="float" office:value="155362196" table:style-name="ce23">
            <text:p>155,362,19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11908043" table:style-name="ce23">
            <text:p>211,908,043</text:p>
          </table:table-cell>
          <table:table-cell office:value-type="float" office:value="2139153" table:style-name="ce23">
            <text:p>2,139,153</text:p>
          </table:table-cell>
          <table:table-cell office:value-type="float" office:value="42810724" table:style-name="ce23">
            <text:p>42,810,724</text:p>
          </table:table-cell>
          <table:table-cell office:value-type="float" office:value="21026986" table:style-name="ce23">
            <text:p>21,026,986</text:p>
          </table:table-cell>
          <table:table-cell office:value-type="float" office:value="277884906" table:style-name="ce23">
            <text:p>277,884,906</text:p>
          </table:table-cell>
          <table:table-cell office:value-type="float" office:value="110181434" table:style-name="ce23">
            <text:p>110,181,434</text:p>
          </table:table-cell>
          <table:table-cell office:value-type="float" office:value="2139153" table:style-name="ce23">
            <text:p>2,139,153</text:p>
          </table:table-cell>
          <table:table-cell office:value-type="float" office:value="40792890" table:style-name="ce23">
            <text:p>40,792,890</text:p>
          </table:table-cell>
          <table:table-cell office:value-type="float" office:value="21026986" table:style-name="ce23">
            <text:p>21,026,986</text:p>
          </table:table-cell>
          <table:table-cell office:value-type="float" office:value="174140463" table:style-name="ce23">
            <text:p>174,140,46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26693125" table:style-name="ce23">
            <text:p>226,693,125</text:p>
          </table:table-cell>
          <table:table-cell office:value-type="float" office:value="1804051" table:style-name="ce23">
            <text:p>1,804,051</text:p>
          </table:table-cell>
          <table:table-cell office:value-type="float" office:value="40661889" table:style-name="ce23">
            <text:p>40,661,889</text:p>
          </table:table-cell>
          <table:table-cell office:value-type="float" office:value="21586567" table:style-name="ce23">
            <text:p>21,586,567</text:p>
          </table:table-cell>
          <table:table-cell office:value-type="float" office:value="290745632" table:style-name="ce23">
            <text:p>290,745,632</text:p>
          </table:table-cell>
          <table:table-cell office:value-type="float" office:value="126669264" table:style-name="ce23">
            <text:p>126,669,264</text:p>
          </table:table-cell>
          <table:table-cell office:value-type="float" office:value="1804051" table:style-name="ce23">
            <text:p>1,804,051</text:p>
          </table:table-cell>
          <table:table-cell office:value-type="float" office:value="33806055" table:style-name="ce23">
            <text:p>33,806,055</text:p>
          </table:table-cell>
          <table:table-cell office:value-type="float" office:value="21586567" table:style-name="ce23">
            <text:p>21,586,567</text:p>
          </table:table-cell>
          <table:table-cell office:value-type="float" office:value="183865937" table:style-name="ce23">
            <text:p>183,865,93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29939963" table:style-name="ce23">
            <text:p>129,939,963</text:p>
          </table:table-cell>
          <table:table-cell office:value-type="float" office:value="773555" table:style-name="ce23">
            <text:p>773,555</text:p>
          </table:table-cell>
          <table:table-cell office:value-type="float" office:value="33058891" table:style-name="ce23">
            <text:p>33,058,891</text:p>
          </table:table-cell>
          <table:table-cell office:value-type="float" office:value="13601929" table:style-name="ce23">
            <text:p>13,601,929</text:p>
          </table:table-cell>
          <table:table-cell office:value-type="float" office:value="177374338" table:style-name="ce23">
            <text:p>177,374,338</text:p>
          </table:table-cell>
          <table:table-cell office:value-type="float" office:value="83981760" table:style-name="ce23">
            <text:p>83,981,760</text:p>
          </table:table-cell>
          <table:table-cell office:value-type="float" office:value="773555" table:style-name="ce23">
            <text:p>773,555</text:p>
          </table:table-cell>
          <table:table-cell office:value-type="float" office:value="29418381" table:style-name="ce23">
            <text:p>29,418,381</text:p>
          </table:table-cell>
          <table:table-cell office:value-type="float" office:value="13601929" table:style-name="ce23">
            <text:p>13,601,929</text:p>
          </table:table-cell>
          <table:table-cell office:value-type="float" office:value="127775625" table:style-name="ce23">
            <text:p>127,775,62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425943818" table:style-name="ce23">
            <text:p>425,943,818</text:p>
          </table:table-cell>
          <table:table-cell office:value-type="float" office:value="3660908" table:style-name="ce23">
            <text:p>3,660,908</text:p>
          </table:table-cell>
          <table:table-cell office:value-type="float" office:value="89127411" table:style-name="ce23">
            <text:p>89,127,411</text:p>
          </table:table-cell>
          <table:table-cell office:value-type="float" office:value="40333293" table:style-name="ce23">
            <text:p>40,333,293</text:p>
          </table:table-cell>
          <table:table-cell office:value-type="float" office:value="559065430" table:style-name="ce23">
            <text:p>559,065,430</text:p>
          </table:table-cell>
          <table:table-cell office:value-type="float" office:value="195399708" table:style-name="ce23">
            <text:p>195,399,708</text:p>
          </table:table-cell>
          <table:table-cell office:value-type="float" office:value="3660908" table:style-name="ce23">
            <text:p>3,660,908</text:p>
          </table:table-cell>
          <table:table-cell office:value-type="float" office:value="80163909" table:style-name="ce23">
            <text:p>80,163,909</text:p>
          </table:table-cell>
          <table:table-cell office:value-type="float" office:value="40333293" table:style-name="ce23">
            <text:p>40,333,293</text:p>
          </table:table-cell>
          <table:table-cell office:value-type="float" office:value="319557818" table:style-name="ce23">
            <text:p>319,557,81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01874365" table:style-name="ce23">
            <text:p>201,874,365</text:p>
          </table:table-cell>
          <table:table-cell office:value-type="float" office:value="2689115" table:style-name="ce23">
            <text:p>2,689,115</text:p>
          </table:table-cell>
          <table:table-cell office:value-type="float" office:value="39189171" table:style-name="ce23">
            <text:p>39,189,171</text:p>
          </table:table-cell>
          <table:table-cell office:value-type="float" office:value="18940696" table:style-name="ce23">
            <text:p>18,940,696</text:p>
          </table:table-cell>
          <table:table-cell office:value-type="float" office:value="262693347" table:style-name="ce23">
            <text:p>262,693,347</text:p>
          </table:table-cell>
          <table:table-cell office:value-type="float" office:value="101806013" table:style-name="ce23">
            <text:p>101,806,013</text:p>
          </table:table-cell>
          <table:table-cell office:value-type="float" office:value="2689115" table:style-name="ce23">
            <text:p>2,689,115</text:p>
          </table:table-cell>
          <table:table-cell office:value-type="float" office:value="29162168" table:style-name="ce23">
            <text:p>29,162,168</text:p>
          </table:table-cell>
          <table:table-cell office:value-type="float" office:value="18940696" table:style-name="ce23">
            <text:p>18,940,696</text:p>
          </table:table-cell>
          <table:table-cell office:value-type="float" office:value="152597992" table:style-name="ce23">
            <text:p>152,597,9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171068131" table:style-name="ce23">
            <text:p>171,068,131</text:p>
          </table:table-cell>
          <table:table-cell office:value-type="float" office:value="1187244" table:style-name="ce23">
            <text:p>1,187,244</text:p>
          </table:table-cell>
          <table:table-cell office:value-type="float" office:value="27694402" table:style-name="ce23">
            <text:p>27,694,402</text:p>
          </table:table-cell>
          <table:table-cell office:value-type="float" office:value="16826559" table:style-name="ce23">
            <text:p>16,826,559</text:p>
          </table:table-cell>
          <table:table-cell office:value-type="float" office:value="216776336" table:style-name="ce23">
            <text:p>216,776,336</text:p>
          </table:table-cell>
          <table:table-cell office:value-type="float" office:value="125080551" table:style-name="ce23">
            <text:p>125,080,551</text:p>
          </table:table-cell>
          <table:table-cell office:value-type="float" office:value="1187244" table:style-name="ce23">
            <text:p>1,187,244</text:p>
          </table:table-cell>
          <table:table-cell office:value-type="float" office:value="27064068" table:style-name="ce23">
            <text:p>27,064,068</text:p>
          </table:table-cell>
          <table:table-cell office:value-type="float" office:value="16826559" table:style-name="ce23">
            <text:p>16,826,559</text:p>
          </table:table-cell>
          <table:table-cell office:value-type="float" office:value="170158422" table:style-name="ce23">
            <text:p>170,158,42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171378244" table:style-name="ce23">
            <text:p>171,378,244</text:p>
          </table:table-cell>
          <table:table-cell office:value-type="float" office:value="2444199" table:style-name="ce23">
            <text:p>2,444,199</text:p>
          </table:table-cell>
          <table:table-cell office:value-type="float" office:value="36670581" table:style-name="ce23">
            <text:p>36,670,581</text:p>
          </table:table-cell>
          <table:table-cell office:value-type="float" office:value="20448360" table:style-name="ce23">
            <text:p>20,448,360</text:p>
          </table:table-cell>
          <table:table-cell office:value-type="float" office:value="230941384" table:style-name="ce23">
            <text:p>230,941,384</text:p>
          </table:table-cell>
          <table:table-cell office:value-type="float" office:value="110884754" table:style-name="ce23">
            <text:p>110,884,754</text:p>
          </table:table-cell>
          <table:table-cell office:value-type="float" office:value="2444199" table:style-name="ce23">
            <text:p>2,444,199</text:p>
          </table:table-cell>
          <table:table-cell office:value-type="float" office:value="30907746" table:style-name="ce23">
            <text:p>30,907,746</text:p>
          </table:table-cell>
          <table:table-cell office:value-type="float" office:value="20448360" table:style-name="ce23">
            <text:p>20,448,360</text:p>
          </table:table-cell>
          <table:table-cell office:value-type="float" office:value="164685059" table:style-name="ce23">
            <text:p>164,685,05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180657840" table:style-name="ce23">
            <text:p>180,657,840</text:p>
          </table:table-cell>
          <table:table-cell office:value-type="float" office:value="1905155" table:style-name="ce23">
            <text:p>1,905,155</text:p>
          </table:table-cell>
          <table:table-cell office:value-type="float" office:value="33846235" table:style-name="ce23">
            <text:p>33,846,235</text:p>
          </table:table-cell>
          <table:table-cell office:value-type="float" office:value="20938524" table:style-name="ce23">
            <text:p>20,938,524</text:p>
          </table:table-cell>
          <table:table-cell office:value-type="float" office:value="237347754" table:style-name="ce23">
            <text:p>237,347,754</text:p>
          </table:table-cell>
          <table:table-cell office:value-type="float" office:value="132061592" table:style-name="ce23">
            <text:p>132,061,592</text:p>
          </table:table-cell>
          <table:table-cell office:value-type="float" office:value="1905155" table:style-name="ce23">
            <text:p>1,905,155</text:p>
          </table:table-cell>
          <table:table-cell office:value-type="float" office:value="32830235" table:style-name="ce23">
            <text:p>32,830,235</text:p>
          </table:table-cell>
          <table:table-cell office:value-type="float" office:value="20938524" table:style-name="ce23">
            <text:p>20,938,524</text:p>
          </table:table-cell>
          <table:table-cell office:value-type="float" office:value="187735506" table:style-name="ce23">
            <text:p>187,735,50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169917586" table:style-name="ce23">
            <text:p>169,917,586</text:p>
          </table:table-cell>
          <table:table-cell office:value-type="float" office:value="953222" table:style-name="ce23">
            <text:p>953,222</text:p>
          </table:table-cell>
          <table:table-cell office:value-type="float" office:value="24424892" table:style-name="ce23">
            <text:p>24,424,892</text:p>
          </table:table-cell>
          <table:table-cell office:value-type="float" office:value="16974288" table:style-name="ce23">
            <text:p>16,974,288</text:p>
          </table:table-cell>
          <table:table-cell office:value-type="float" office:value="212269988" table:style-name="ce23">
            <text:p>212,269,988</text:p>
          </table:table-cell>
          <table:table-cell office:value-type="float" office:value="85974893" table:style-name="ce23">
            <text:p>85,974,893</text:p>
          </table:table-cell>
          <table:table-cell office:value-type="float" office:value="953222" table:style-name="ce23">
            <text:p>953,222</text:p>
          </table:table-cell>
          <table:table-cell office:value-type="float" office:value="22794557" table:style-name="ce23">
            <text:p>22,794,557</text:p>
          </table:table-cell>
          <table:table-cell office:value-type="float" office:value="16974288" table:style-name="ce23">
            <text:p>16,974,288</text:p>
          </table:table-cell>
          <table:table-cell office:value-type="float" office:value="126696960" table:style-name="ce23">
            <text:p>126,696,96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171944145" table:style-name="ce23">
            <text:p>171,944,145</text:p>
          </table:table-cell>
          <table:table-cell office:value-type="float" office:value="1513402" table:style-name="ce23">
            <text:p>1,513,402</text:p>
          </table:table-cell>
          <table:table-cell office:value-type="float" office:value="29268531" table:style-name="ce23">
            <text:p>29,268,531</text:p>
          </table:table-cell>
          <table:table-cell office:value-type="float" office:value="17999060" table:style-name="ce23">
            <text:p>17,999,060</text:p>
          </table:table-cell>
          <table:table-cell office:value-type="float" office:value="220725138" table:style-name="ce23">
            <text:p>220,725,138</text:p>
          </table:table-cell>
          <table:table-cell office:value-type="float" office:value="94660655" table:style-name="ce23">
            <text:p>94,660,655</text:p>
          </table:table-cell>
          <table:table-cell office:value-type="float" office:value="1513402" table:style-name="ce23">
            <text:p>1,513,402</text:p>
          </table:table-cell>
          <table:table-cell office:value-type="float" office:value="24727363" table:style-name="ce23">
            <text:p>24,727,363</text:p>
          </table:table-cell>
          <table:table-cell office:value-type="float" office:value="17999060" table:style-name="ce23">
            <text:p>17,999,060</text:p>
          </table:table-cell>
          <table:table-cell office:value-type="float" office:value="138900480" table:style-name="ce23">
            <text:p>138,900,48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11892719" table:style-name="ce23">
            <text:p>211,892,719</text:p>
          </table:table-cell>
          <table:table-cell office:value-type="float" office:value="670353" table:style-name="ce23">
            <text:p>670,353</text:p>
          </table:table-cell>
          <table:table-cell office:value-type="float" office:value="34846141" table:style-name="ce23">
            <text:p>34,846,141</text:p>
          </table:table-cell>
          <table:table-cell office:value-type="float" office:value="20920582" table:style-name="ce23">
            <text:p>20,920,582</text:p>
          </table:table-cell>
          <table:table-cell office:value-type="float" office:value="268329795" table:style-name="ce23">
            <text:p>268,329,795</text:p>
          </table:table-cell>
          <table:table-cell office:value-type="float" office:value="146344880" table:style-name="ce23">
            <text:p>146,344,880</text:p>
          </table:table-cell>
          <table:table-cell office:value-type="float" office:value="670353" table:style-name="ce23">
            <text:p>670,353</text:p>
          </table:table-cell>
          <table:table-cell office:value-type="float" office:value="32058641" table:style-name="ce23">
            <text:p>32,058,641</text:p>
          </table:table-cell>
          <table:table-cell office:value-type="float" office:value="20920582" table:style-name="ce23">
            <text:p>20,920,582</text:p>
          </table:table-cell>
          <table:table-cell office:value-type="float" office:value="199994456" table:style-name="ce23">
            <text:p>199,994,45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60069978" table:style-name="ce23">
            <text:p>160,069,978</text:p>
          </table:table-cell>
          <table:table-cell office:value-type="float" office:value="1733339" table:style-name="ce23">
            <text:p>1,733,339</text:p>
          </table:table-cell>
          <table:table-cell office:value-type="float" office:value="27183158" table:style-name="ce23">
            <text:p>27,183,158</text:p>
          </table:table-cell>
          <table:table-cell office:value-type="float" office:value="15096979" table:style-name="ce23">
            <text:p>15,096,979</text:p>
          </table:table-cell>
          <table:table-cell office:value-type="float" office:value="204083454" table:style-name="ce23">
            <text:p>204,083,454</text:p>
          </table:table-cell>
          <table:table-cell office:value-type="float" office:value="47468730" table:style-name="ce23">
            <text:p>47,468,730</text:p>
          </table:table-cell>
          <table:table-cell office:value-type="float" office:value="1733339" table:style-name="ce23">
            <text:p>1,733,339</text:p>
          </table:table-cell>
          <table:table-cell office:value-type="float" office:value="19300491" table:style-name="ce23">
            <text:p>19,300,491</text:p>
          </table:table-cell>
          <table:table-cell office:value-type="float" office:value="15096979" table:style-name="ce23">
            <text:p>15,096,979</text:p>
          </table:table-cell>
          <table:table-cell office:value-type="float" office:value="83599539" table:style-name="ce23">
            <text:p>83,599,53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04984838" table:style-name="ce23">
            <text:p>204,984,838</text:p>
          </table:table-cell>
          <table:table-cell office:value-type="float" office:value="1550497" table:style-name="ce23">
            <text:p>1,550,497</text:p>
          </table:table-cell>
          <table:table-cell office:value-type="float" office:value="36947238" table:style-name="ce23">
            <text:p>36,947,238</text:p>
          </table:table-cell>
          <table:table-cell office:value-type="float" office:value="19898855" table:style-name="ce23">
            <text:p>19,898,855</text:p>
          </table:table-cell>
          <table:table-cell office:value-type="float" office:value="263381428" table:style-name="ce23">
            <text:p>263,381,428</text:p>
          </table:table-cell>
          <table:table-cell office:value-type="float" office:value="41050235" table:style-name="ce23">
            <text:p>41,050,235</text:p>
          </table:table-cell>
          <table:table-cell office:value-type="float" office:value="1550497" table:style-name="ce23">
            <text:p>1,550,497</text:p>
          </table:table-cell>
          <table:table-cell office:value-type="float" office:value="31295736" table:style-name="ce23">
            <text:p>31,295,736</text:p>
          </table:table-cell>
          <table:table-cell office:value-type="float" office:value="19898855" table:style-name="ce23">
            <text:p>19,898,855</text:p>
          </table:table-cell>
          <table:table-cell office:value-type="float" office:value="93795323" table:style-name="ce23">
            <text:p>93,795,32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197067454" table:style-name="ce23">
            <text:p>197,067,454</text:p>
          </table:table-cell>
          <table:table-cell office:value-type="float" office:value="1136224" table:style-name="ce23">
            <text:p>1,136,224</text:p>
          </table:table-cell>
          <table:table-cell office:value-type="float" office:value="37067146" table:style-name="ce23">
            <text:p>37,067,146</text:p>
          </table:table-cell>
          <table:table-cell office:value-type="float" office:value="17496492" table:style-name="ce23">
            <text:p>17,496,492</text:p>
          </table:table-cell>
          <table:table-cell office:value-type="float" office:value="252767316" table:style-name="ce23">
            <text:p>252,767,316</text:p>
          </table:table-cell>
          <table:table-cell office:value-type="float" office:value="35355639" table:style-name="ce23">
            <text:p>35,355,639</text:p>
          </table:table-cell>
          <table:table-cell office:value-type="float" office:value="1136224" table:style-name="ce23">
            <text:p>1,136,224</text:p>
          </table:table-cell>
          <table:table-cell office:value-type="float" office:value="31010477" table:style-name="ce23">
            <text:p>31,010,477</text:p>
          </table:table-cell>
          <table:table-cell office:value-type="float" office:value="17496492" table:style-name="ce23">
            <text:p>17,496,492</text:p>
          </table:table-cell>
          <table:table-cell office:value-type="float" office:value="84998832" table:style-name="ce23">
            <text:p>84,998,8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354676623" table:style-name="ce23">
            <text:p>354,676,623</text:p>
          </table:table-cell>
          <table:table-cell office:value-type="float" office:value="6926624" table:style-name="ce23">
            <text:p>6,926,624</text:p>
          </table:table-cell>
          <table:table-cell office:value-type="float" office:value="66577132" table:style-name="ce23">
            <text:p>66,577,132</text:p>
          </table:table-cell>
          <table:table-cell office:value-type="float" office:value="35142730" table:style-name="ce23">
            <text:p>35,142,730</text:p>
          </table:table-cell>
          <table:table-cell office:value-type="float" office:value="463323109" table:style-name="ce23">
            <text:p>463,323,109</text:p>
          </table:table-cell>
          <table:table-cell office:value-type="float" office:value="101861371" table:style-name="ce23">
            <text:p>101,861,371</text:p>
          </table:table-cell>
          <table:table-cell office:value-type="float" office:value="6926624" table:style-name="ce23">
            <text:p>6,926,624</text:p>
          </table:table-cell>
          <table:table-cell office:value-type="float" office:value="62021543" table:style-name="ce23">
            <text:p>62,021,543</text:p>
          </table:table-cell>
          <table:table-cell office:value-type="float" office:value="35142730" table:style-name="ce23">
            <text:p>35,142,730</text:p>
          </table:table-cell>
          <table:table-cell office:value-type="float" office:value="205952268" table:style-name="ce23">
            <text:p>205,952,26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437302756" table:style-name="ce23">
            <text:p>437,302,756</text:p>
          </table:table-cell>
          <table:table-cell office:value-type="float" office:value="2912529" table:style-name="ce23">
            <text:p>2,912,529</text:p>
          </table:table-cell>
          <table:table-cell office:value-type="float" office:value="81246677" table:style-name="ce23">
            <text:p>81,246,677</text:p>
          </table:table-cell>
          <table:table-cell office:value-type="float" office:value="41921922" table:style-name="ce23">
            <text:p>41,921,922</text:p>
          </table:table-cell>
          <table:table-cell office:value-type="float" office:value="563383884" table:style-name="ce23">
            <text:p>563,383,884</text:p>
          </table:table-cell>
          <table:table-cell office:value-type="float" office:value="154853829" table:style-name="ce23">
            <text:p>154,853,829</text:p>
          </table:table-cell>
          <table:table-cell office:value-type="float" office:value="2912529" table:style-name="ce23">
            <text:p>2,912,529</text:p>
          </table:table-cell>
          <table:table-cell office:value-type="float" office:value="68874005" table:style-name="ce23">
            <text:p>68,874,005</text:p>
          </table:table-cell>
          <table:table-cell office:value-type="float" office:value="41921922" table:style-name="ce23">
            <text:p>41,921,922</text:p>
          </table:table-cell>
          <table:table-cell office:value-type="float" office:value="268562285" table:style-name="ce23">
            <text:p>268,562,28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60553893" table:style-name="ce23">
            <text:p>160,553,893</text:p>
          </table:table-cell>
          <table:table-cell office:value-type="float" office:value="2448377" table:style-name="ce23">
            <text:p>2,448,377</text:p>
          </table:table-cell>
          <table:table-cell office:value-type="float" office:value="22683140" table:style-name="ce23">
            <text:p>22,683,140</text:p>
          </table:table-cell>
          <table:table-cell office:value-type="float" office:value="13984743" table:style-name="ce23">
            <text:p>13,984,743</text:p>
          </table:table-cell>
          <table:table-cell office:value-type="float" office:value="199670153" table:style-name="ce23">
            <text:p>199,670,153</text:p>
          </table:table-cell>
          <table:table-cell office:value-type="float" office:value="61717757" table:style-name="ce23">
            <text:p>61,717,757</text:p>
          </table:table-cell>
          <table:table-cell office:value-type="float" office:value="2448377" table:style-name="ce23">
            <text:p>2,448,377</text:p>
          </table:table-cell>
          <table:table-cell office:value-type="float" office:value="20989806" table:style-name="ce23">
            <text:p>20,989,806</text:p>
          </table:table-cell>
          <table:table-cell office:value-type="float" office:value="13984743" table:style-name="ce23">
            <text:p>13,984,743</text:p>
          </table:table-cell>
          <table:table-cell office:value-type="float" office:value="99140683" table:style-name="ce23">
            <text:p>99,140,68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03777469" table:style-name="ce23">
            <text:p>303,777,469</text:p>
          </table:table-cell>
          <table:table-cell office:value-type="float" office:value="2252172" table:style-name="ce23">
            <text:p>2,252,172</text:p>
          </table:table-cell>
          <table:table-cell office:value-type="float" office:value="43087106" table:style-name="ce23">
            <text:p>43,087,106</text:p>
          </table:table-cell>
          <table:table-cell office:value-type="float" office:value="28424496" table:style-name="ce23">
            <text:p>28,424,496</text:p>
          </table:table-cell>
          <table:table-cell office:value-type="float" office:value="377541243" table:style-name="ce23">
            <text:p>377,541,243</text:p>
          </table:table-cell>
          <table:table-cell office:value-type="float" office:value="166361735" table:style-name="ce23">
            <text:p>166,361,735</text:p>
          </table:table-cell>
          <table:table-cell office:value-type="float" office:value="2252172" table:style-name="ce23">
            <text:p>2,252,172</text:p>
          </table:table-cell>
          <table:table-cell office:value-type="float" office:value="36930621" table:style-name="ce23">
            <text:p>36,930,621</text:p>
          </table:table-cell>
          <table:table-cell office:value-type="float" office:value="28424496" table:style-name="ce23">
            <text:p>28,424,496</text:p>
          </table:table-cell>
          <table:table-cell office:value-type="float" office:value="233969024" table:style-name="ce23">
            <text:p>233,969,02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551635847" table:style-name="ce23">
            <text:p>551,635,847</text:p>
          </table:table-cell>
          <table:table-cell office:value-type="float" office:value="5067209" table:style-name="ce23">
            <text:p>5,067,209</text:p>
          </table:table-cell>
          <table:table-cell office:value-type="float" office:value="85853625" table:style-name="ce23">
            <text:p>85,853,625</text:p>
          </table:table-cell>
          <table:table-cell office:value-type="float" office:value="59334184" table:style-name="ce23">
            <text:p>59,334,184</text:p>
          </table:table-cell>
          <table:table-cell office:value-type="float" office:value="701890865" table:style-name="ce23">
            <text:p>701,890,865</text:p>
          </table:table-cell>
          <table:table-cell office:value-type="float" office:value="309399580" table:style-name="ce23">
            <text:p>309,399,580</text:p>
          </table:table-cell>
          <table:table-cell office:value-type="float" office:value="5067209" table:style-name="ce23">
            <text:p>5,067,209</text:p>
          </table:table-cell>
          <table:table-cell office:value-type="float" office:value="76951457" table:style-name="ce23">
            <text:p>76,951,457</text:p>
          </table:table-cell>
          <table:table-cell office:value-type="float" office:value="59334184" table:style-name="ce23">
            <text:p>59,334,184</text:p>
          </table:table-cell>
          <table:table-cell office:value-type="float" office:value="450752430" table:style-name="ce23">
            <text:p>450,752,43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26808948" table:style-name="ce23">
            <text:p>226,808,948</text:p>
          </table:table-cell>
          <table:table-cell office:value-type="float" office:value="1689044" table:style-name="ce23">
            <text:p>1,689,044</text:p>
          </table:table-cell>
          <table:table-cell office:value-type="float" office:value="36130959" table:style-name="ce23">
            <text:p>36,130,959</text:p>
          </table:table-cell>
          <table:table-cell office:value-type="float" office:value="22528987" table:style-name="ce23">
            <text:p>22,528,987</text:p>
          </table:table-cell>
          <table:table-cell office:value-type="float" office:value="287157938" table:style-name="ce23">
            <text:p>287,157,938</text:p>
          </table:table-cell>
          <table:table-cell office:value-type="float" office:value="63052143" table:style-name="ce23">
            <text:p>63,052,143</text:p>
          </table:table-cell>
          <table:table-cell office:value-type="float" office:value="1689044" table:style-name="ce23">
            <text:p>1,689,044</text:p>
          </table:table-cell>
          <table:table-cell office:value-type="float" office:value="34429792" table:style-name="ce23">
            <text:p>34,429,792</text:p>
          </table:table-cell>
          <table:table-cell office:value-type="float" office:value="22528987" table:style-name="ce23">
            <text:p>22,528,987</text:p>
          </table:table-cell>
          <table:table-cell office:value-type="float" office:value="121699966" table:style-name="ce23">
            <text:p>121,699,96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15718093" table:style-name="ce23">
            <text:p>115,718,093</text:p>
          </table:table-cell>
          <table:table-cell office:value-type="float" office:value="1543109" table:style-name="ce23">
            <text:p>1,543,109</text:p>
          </table:table-cell>
          <table:table-cell office:value-type="float" office:value="25402602" table:style-name="ce23">
            <text:p>25,402,602</text:p>
          </table:table-cell>
          <table:table-cell office:value-type="float" office:value="13709852" table:style-name="ce23">
            <text:p>13,709,852</text:p>
          </table:table-cell>
          <table:table-cell office:value-type="float" office:value="156373656" table:style-name="ce23">
            <text:p>156,373,656</text:p>
          </table:table-cell>
          <table:table-cell office:value-type="float" office:value="68078309" table:style-name="ce23">
            <text:p>68,078,309</text:p>
          </table:table-cell>
          <table:table-cell office:value-type="float" office:value="1543109" table:style-name="ce23">
            <text:p>1,543,109</text:p>
          </table:table-cell>
          <table:table-cell office:value-type="float" office:value="22027934" table:style-name="ce23">
            <text:p>22,027,934</text:p>
          </table:table-cell>
          <table:table-cell office:value-type="float" office:value="13709852" table:style-name="ce23">
            <text:p>13,709,852</text:p>
          </table:table-cell>
          <table:table-cell office:value-type="float" office:value="105359204" table:style-name="ce23">
            <text:p>105,359,2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174842836" table:style-name="ce23">
            <text:p>174,842,836</text:p>
          </table:table-cell>
          <table:table-cell office:value-type="float" office:value="1563913" table:style-name="ce23">
            <text:p>1,563,913</text:p>
          </table:table-cell>
          <table:table-cell office:value-type="float" office:value="40438210" table:style-name="ce23">
            <text:p>40,438,210</text:p>
          </table:table-cell>
          <table:table-cell office:value-type="float" office:value="21062761" table:style-name="ce23">
            <text:p>21,062,761</text:p>
          </table:table-cell>
          <table:table-cell office:value-type="float" office:value="237907720" table:style-name="ce23">
            <text:p>237,907,720</text:p>
          </table:table-cell>
          <table:table-cell office:value-type="float" office:value="67301343" table:style-name="ce23">
            <text:p>67,301,343</text:p>
          </table:table-cell>
          <table:table-cell office:value-type="float" office:value="1563913" table:style-name="ce23">
            <text:p>1,563,913</text:p>
          </table:table-cell>
          <table:table-cell office:value-type="float" office:value="32210146" table:style-name="ce23">
            <text:p>32,210,146</text:p>
          </table:table-cell>
          <table:table-cell office:value-type="float" office:value="21062761" table:style-name="ce23">
            <text:p>21,062,761</text:p>
          </table:table-cell>
          <table:table-cell office:value-type="float" office:value="122138163" table:style-name="ce23">
            <text:p>122,138,16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26793678" table:style-name="ce23">
            <text:p>126,793,678</text:p>
          </table:table-cell>
          <table:table-cell office:value-type="float" office:value="2051119" table:style-name="ce23">
            <text:p>2,051,119</text:p>
          </table:table-cell>
          <table:table-cell office:value-type="float" office:value="23126597" table:style-name="ce23">
            <text:p>23,126,597</text:p>
          </table:table-cell>
          <table:table-cell office:value-type="float" office:value="13650351" table:style-name="ce23">
            <text:p>13,650,351</text:p>
          </table:table-cell>
          <table:table-cell office:value-type="float" office:value="165621745" table:style-name="ce23">
            <text:p>165,621,745</text:p>
          </table:table-cell>
          <table:table-cell office:value-type="float" office:value="110673154" table:style-name="ce23">
            <text:p>110,673,154</text:p>
          </table:table-cell>
          <table:table-cell office:value-type="float" office:value="2051119" table:style-name="ce23">
            <text:p>2,051,119</text:p>
          </table:table-cell>
          <table:table-cell office:value-type="float" office:value="22924097" table:style-name="ce23">
            <text:p>22,924,097</text:p>
          </table:table-cell>
          <table:table-cell office:value-type="float" office:value="13650351" table:style-name="ce23">
            <text:p>13,650,351</text:p>
          </table:table-cell>
          <table:table-cell office:value-type="float" office:value="149298721" table:style-name="ce23">
            <text:p>149,298,72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97280667" table:style-name="ce23">
            <text:p>97,280,667</text:p>
          </table:table-cell>
          <table:table-cell office:value-type="float" office:value="2954581" table:style-name="ce23">
            <text:p>2,954,581</text:p>
          </table:table-cell>
          <table:table-cell office:value-type="float" office:value="20136916" table:style-name="ce23">
            <text:p>20,136,916</text:p>
          </table:table-cell>
          <table:table-cell office:value-type="float" office:value="10273845" table:style-name="ce23">
            <text:p>10,273,845</text:p>
          </table:table-cell>
          <table:table-cell office:value-type="float" office:value="130646009" table:style-name="ce23">
            <text:p>130,646,009</text:p>
          </table:table-cell>
          <table:table-cell office:value-type="float" office:value="65789259" table:style-name="ce23">
            <text:p>65,789,259</text:p>
          </table:table-cell>
          <table:table-cell office:value-type="float" office:value="2954581" table:style-name="ce23">
            <text:p>2,954,581</text:p>
          </table:table-cell>
          <table:table-cell office:value-type="float" office:value="19080916" table:style-name="ce23">
            <text:p>19,080,916</text:p>
          </table:table-cell>
          <table:table-cell office:value-type="float" office:value="10273845" table:style-name="ce23">
            <text:p>10,273,845</text:p>
          </table:table-cell>
          <table:table-cell office:value-type="float" office:value="98098601" table:style-name="ce23">
            <text:p>98,098,60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173054680" table:style-name="ce23">
            <text:p>173,054,680</text:p>
          </table:table-cell>
          <table:table-cell office:value-type="float" office:value="1244511" table:style-name="ce23">
            <text:p>1,244,511</text:p>
          </table:table-cell>
          <table:table-cell office:value-type="float" office:value="28173088" table:style-name="ce23">
            <text:p>28,173,088</text:p>
          </table:table-cell>
          <table:table-cell office:value-type="float" office:value="19445828" table:style-name="ce23">
            <text:p>19,445,828</text:p>
          </table:table-cell>
          <table:table-cell office:value-type="float" office:value="221918107" table:style-name="ce23">
            <text:p>221,918,107</text:p>
          </table:table-cell>
          <table:table-cell office:value-type="float" office:value="51433492" table:style-name="ce23">
            <text:p>51,433,492</text:p>
          </table:table-cell>
          <table:table-cell office:value-type="float" office:value="1244511" table:style-name="ce23">
            <text:p>1,244,511</text:p>
          </table:table-cell>
          <table:table-cell office:value-type="float" office:value="20609244" table:style-name="ce23">
            <text:p>20,609,244</text:p>
          </table:table-cell>
          <table:table-cell office:value-type="float" office:value="19445828" table:style-name="ce23">
            <text:p>19,445,828</text:p>
          </table:table-cell>
          <table:table-cell office:value-type="float" office:value="92733075" table:style-name="ce23">
            <text:p>92,733,07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12099876" table:style-name="ce23">
            <text:p>112,099,876</text:p>
          </table:table-cell>
          <table:table-cell office:value-type="float" office:value="1076019" table:style-name="ce23">
            <text:p>1,076,019</text:p>
          </table:table-cell>
          <table:table-cell office:value-type="float" office:value="26070571" table:style-name="ce23">
            <text:p>26,070,571</text:p>
          </table:table-cell>
          <table:table-cell office:value-type="float" office:value="10120249" table:style-name="ce23">
            <text:p>10,120,249</text:p>
          </table:table-cell>
          <table:table-cell office:value-type="float" office:value="149366715" table:style-name="ce23">
            <text:p>149,366,715</text:p>
          </table:table-cell>
          <table:table-cell office:value-type="float" office:value="14373027" table:style-name="ce23">
            <text:p>14,373,027</text:p>
          </table:table-cell>
          <table:table-cell office:value-type="float" office:value="1076019" table:style-name="ce23">
            <text:p>1,076,019</text:p>
          </table:table-cell>
          <table:table-cell office:value-type="float" office:value="19781903" table:style-name="ce23">
            <text:p>19,781,903</text:p>
          </table:table-cell>
          <table:table-cell office:value-type="float" office:value="10120249" table:style-name="ce23">
            <text:p>10,120,249</text:p>
          </table:table-cell>
          <table:table-cell office:value-type="float" office:value="45351198" table:style-name="ce23">
            <text:p>45,351,19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1</text:p>
          </table:table-cell>
          <table:table-cell office:value-type="string" table:style-name="ce22">
            <text:p>Bristol City of</text:p>
          </table:table-cell>
          <table:table-cell office:value-type="float" office:value="273861167" table:style-name="ce23">
            <text:p>273,861,167</text:p>
          </table:table-cell>
          <table:table-cell office:value-type="float" office:value="2718644" table:style-name="ce23">
            <text:p>2,718,644</text:p>
          </table:table-cell>
          <table:table-cell office:value-type="float" office:value="60560032" table:style-name="ce23">
            <text:p>60,560,032</text:p>
          </table:table-cell>
          <table:table-cell office:value-type="float" office:value="36395590" table:style-name="ce23">
            <text:p>36,395,590</text:p>
          </table:table-cell>
          <table:table-cell office:value-type="float" office:value="373535433" table:style-name="ce23">
            <text:p>373,535,433</text:p>
          </table:table-cell>
          <table:table-cell office:value-type="float" office:value="82633922" table:style-name="ce23">
            <text:p>82,633,922</text:p>
          </table:table-cell>
          <table:table-cell office:value-type="float" office:value="2718644" table:style-name="ce23">
            <text:p>2,718,644</text:p>
          </table:table-cell>
          <table:table-cell office:value-type="float" office:value="50832339" table:style-name="ce23">
            <text:p>50,832,339</text:p>
          </table:table-cell>
          <table:table-cell office:value-type="float" office:value="36395590" table:style-name="ce23">
            <text:p>36,395,590</text:p>
          </table:table-cell>
          <table:table-cell office:value-type="float" office:value="172580495" table:style-name="ce23">
            <text:p>172,580,49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29968128" table:style-name="ce23">
            <text:p>129,968,128</text:p>
          </table:table-cell>
          <table:table-cell office:value-type="float" office:value="1888682" table:style-name="ce23">
            <text:p>1,888,682</text:p>
          </table:table-cell>
          <table:table-cell office:value-type="float" office:value="25957648" table:style-name="ce23">
            <text:p>25,957,648</text:p>
          </table:table-cell>
          <table:table-cell office:value-type="float" office:value="11494021" table:style-name="ce23">
            <text:p>11,494,021</text:p>
          </table:table-cell>
          <table:table-cell office:value-type="float" office:value="169308479" table:style-name="ce23">
            <text:p>169,308,479</text:p>
          </table:table-cell>
          <table:table-cell office:value-type="float" office:value="12407582" table:style-name="ce23">
            <text:p>12,407,582</text:p>
          </table:table-cell>
          <table:table-cell office:value-type="float" office:value="1888682" table:style-name="ce23">
            <text:p>1,888,682</text:p>
          </table:table-cell>
          <table:table-cell office:value-type="float" office:value="22639148" table:style-name="ce23">
            <text:p>22,639,148</text:p>
          </table:table-cell>
          <table:table-cell office:value-type="float" office:value="11494021" table:style-name="ce23">
            <text:p>11,494,021</text:p>
          </table:table-cell>
          <table:table-cell office:value-type="float" office:value="48429433" table:style-name="ce23">
            <text:p>48,429,43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63920022" table:style-name="ce23">
            <text:p>163,920,022</text:p>
          </table:table-cell>
          <table:table-cell office:value-type="float" office:value="3598132" table:style-name="ce23">
            <text:p>3,598,132</text:p>
          </table:table-cell>
          <table:table-cell office:value-type="float" office:value="35458564" table:style-name="ce23">
            <text:p>35,458,564</text:p>
          </table:table-cell>
          <table:table-cell office:value-type="float" office:value="17078820" table:style-name="ce23">
            <text:p>17,078,820</text:p>
          </table:table-cell>
          <table:table-cell office:value-type="float" office:value="220055538" table:style-name="ce23">
            <text:p>220,055,538</text:p>
          </table:table-cell>
          <table:table-cell office:value-type="float" office:value="88976300" table:style-name="ce23">
            <text:p>88,976,300</text:p>
          </table:table-cell>
          <table:table-cell office:value-type="float" office:value="3598132" table:style-name="ce23">
            <text:p>3,598,132</text:p>
          </table:table-cell>
          <table:table-cell office:value-type="float" office:value="30133563" table:style-name="ce23">
            <text:p>30,133,563</text:p>
          </table:table-cell>
          <table:table-cell office:value-type="float" office:value="17078820" table:style-name="ce23">
            <text:p>17,078,820</text:p>
          </table:table-cell>
          <table:table-cell office:value-type="float" office:value="139786815" table:style-name="ce23">
            <text:p>139,786,81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65879519" table:style-name="ce23">
            <text:p>65,879,519</text:p>
          </table:table-cell>
          <table:table-cell office:value-type="float" office:value="828768" table:style-name="ce23">
            <text:p>828,768</text:p>
          </table:table-cell>
          <table:table-cell office:value-type="float" office:value="12946312" table:style-name="ce23">
            <text:p>12,946,312</text:p>
          </table:table-cell>
          <table:table-cell office:value-type="float" office:value="6155334" table:style-name="ce23">
            <text:p>6,155,334</text:p>
          </table:table-cell>
          <table:table-cell office:value-type="float" office:value="85809933" table:style-name="ce23">
            <text:p>85,809,933</text:p>
          </table:table-cell>
          <table:table-cell office:value-type="float" office:value="30783577" table:style-name="ce23">
            <text:p>30,783,577</text:p>
          </table:table-cell>
          <table:table-cell office:value-type="float" office:value="828768" table:style-name="ce23">
            <text:p>828,768</text:p>
          </table:table-cell>
          <table:table-cell office:value-type="float" office:value="10879645" table:style-name="ce23">
            <text:p>10,879,645</text:p>
          </table:table-cell>
          <table:table-cell office:value-type="float" office:value="6155334" table:style-name="ce23">
            <text:p>6,155,334</text:p>
          </table:table-cell>
          <table:table-cell office:value-type="float" office:value="48647324" table:style-name="ce23">
            <text:p>48,647,32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08385049" table:style-name="ce23">
            <text:p>108,385,049</text:p>
          </table:table-cell>
          <table:table-cell office:value-type="float" office:value="1052494" table:style-name="ce23">
            <text:p>1,052,494</text:p>
          </table:table-cell>
          <table:table-cell office:value-type="float" office:value="26347334" table:style-name="ce23">
            <text:p>26,347,334</text:p>
          </table:table-cell>
          <table:table-cell office:value-type="float" office:value="11523087" table:style-name="ce23">
            <text:p>11,523,087</text:p>
          </table:table-cell>
          <table:table-cell office:value-type="float" office:value="147307964" table:style-name="ce23">
            <text:p>147,307,964</text:p>
          </table:table-cell>
          <table:table-cell office:value-type="float" office:value="17199989" table:style-name="ce23">
            <text:p>17,199,989</text:p>
          </table:table-cell>
          <table:table-cell office:value-type="float" office:value="1052494" table:style-name="ce23">
            <text:p>1,052,494</text:p>
          </table:table-cell>
          <table:table-cell office:value-type="float" office:value="20659166" table:style-name="ce23">
            <text:p>20,659,166</text:p>
          </table:table-cell>
          <table:table-cell office:value-type="float" office:value="11523087" table:style-name="ce23">
            <text:p>11,523,087</text:p>
          </table:table-cell>
          <table:table-cell office:value-type="float" office:value="50434736" table:style-name="ce23">
            <text:p>50,434,73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93669303" table:style-name="ce23">
            <text:p>93,669,303</text:p>
          </table:table-cell>
          <table:table-cell office:value-type="float" office:value="812466" table:style-name="ce23">
            <text:p>812,466</text:p>
          </table:table-cell>
          <table:table-cell office:value-type="float" office:value="18582618" table:style-name="ce23">
            <text:p>18,582,618</text:p>
          </table:table-cell>
          <table:table-cell office:value-type="float" office:value="7892182" table:style-name="ce23">
            <text:p>7,892,182</text:p>
          </table:table-cell>
          <table:table-cell office:value-type="float" office:value="120956569" table:style-name="ce23">
            <text:p>120,956,569</text:p>
          </table:table-cell>
          <table:table-cell office:value-type="float" office:value="13510852" table:style-name="ce23">
            <text:p>13,510,852</text:p>
          </table:table-cell>
          <table:table-cell office:value-type="float" office:value="812466" table:style-name="ce23">
            <text:p>812,466</text:p>
          </table:table-cell>
          <table:table-cell office:value-type="float" office:value="15504284" table:style-name="ce23">
            <text:p>15,504,284</text:p>
          </table:table-cell>
          <table:table-cell office:value-type="float" office:value="7892182" table:style-name="ce23">
            <text:p>7,892,182</text:p>
          </table:table-cell>
          <table:table-cell office:value-type="float" office:value="37719784" table:style-name="ce23">
            <text:p>37,719,7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33736823" table:style-name="ce23">
            <text:p>133,736,823</text:p>
          </table:table-cell>
          <table:table-cell office:value-type="float" office:value="866365" table:style-name="ce23">
            <text:p>866,365</text:p>
          </table:table-cell>
          <table:table-cell office:value-type="float" office:value="27744907" table:style-name="ce23">
            <text:p>27,744,907</text:p>
          </table:table-cell>
          <table:table-cell office:value-type="float" office:value="13284735" table:style-name="ce23">
            <text:p>13,284,735</text:p>
          </table:table-cell>
          <table:table-cell office:value-type="float" office:value="175632830" table:style-name="ce23">
            <text:p>175,632,830</text:p>
          </table:table-cell>
          <table:table-cell office:value-type="float" office:value="40905727" table:style-name="ce23">
            <text:p>40,905,727</text:p>
          </table:table-cell>
          <table:table-cell office:value-type="float" office:value="866365" table:style-name="ce23">
            <text:p>866,365</text:p>
          </table:table-cell>
          <table:table-cell office:value-type="float" office:value="19777406" table:style-name="ce23">
            <text:p>19,777,406</text:p>
          </table:table-cell>
          <table:table-cell office:value-type="float" office:value="13284735" table:style-name="ce23">
            <text:p>13,284,735</text:p>
          </table:table-cell>
          <table:table-cell office:value-type="float" office:value="74834233" table:style-name="ce23">
            <text:p>74,834,23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0</text:p>
          </table:table-cell>
          <table:table-cell office:value-type="string" table:style-name="ce22">
            <text:p>Kingston upon Hull City of</text:p>
          </table:table-cell>
          <table:table-cell office:value-type="float" office:value="187576608" table:style-name="ce23">
            <text:p>187,576,608</text:p>
          </table:table-cell>
          <table:table-cell office:value-type="float" office:value="2632430" table:style-name="ce23">
            <text:p>2,632,430</text:p>
          </table:table-cell>
          <table:table-cell office:value-type="float" office:value="35805147" table:style-name="ce23">
            <text:p>35,805,147</text:p>
          </table:table-cell>
          <table:table-cell office:value-type="float" office:value="17278352" table:style-name="ce23">
            <text:p>17,278,352</text:p>
          </table:table-cell>
          <table:table-cell office:value-type="float" office:value="243292537" table:style-name="ce23">
            <text:p>243,292,537</text:p>
          </table:table-cell>
          <table:table-cell office:value-type="float" office:value="6527519" table:style-name="ce23">
            <text:p>6,527,519</text:p>
          </table:table-cell>
          <table:table-cell office:value-type="float" office:value="2632430" table:style-name="ce23">
            <text:p>2,632,430</text:p>
          </table:table-cell>
          <table:table-cell office:value-type="float" office:value="28419811" table:style-name="ce23">
            <text:p>28,419,811</text:p>
          </table:table-cell>
          <table:table-cell office:value-type="float" office:value="17278352" table:style-name="ce23">
            <text:p>17,278,352</text:p>
          </table:table-cell>
          <table:table-cell office:value-type="float" office:value="54858112" table:style-name="ce23">
            <text:p>54,858,11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194426025" table:style-name="ce23">
            <text:p>194,426,025</text:p>
          </table:table-cell>
          <table:table-cell office:value-type="float" office:value="1920605" table:style-name="ce23">
            <text:p>1,920,605</text:p>
          </table:table-cell>
          <table:table-cell office:value-type="float" office:value="27182275" table:style-name="ce23">
            <text:p>27,182,275</text:p>
          </table:table-cell>
          <table:table-cell office:value-type="float" office:value="17841197" table:style-name="ce23">
            <text:p>17,841,197</text:p>
          </table:table-cell>
          <table:table-cell office:value-type="float" office:value="241370102" table:style-name="ce23">
            <text:p>241,370,102</text:p>
          </table:table-cell>
          <table:table-cell office:value-type="float" office:value="113560692" table:style-name="ce23">
            <text:p>113,560,692</text:p>
          </table:table-cell>
          <table:table-cell office:value-type="float" office:value="1920605" table:style-name="ce23">
            <text:p>1,920,605</text:p>
          </table:table-cell>
          <table:table-cell office:value-type="float" office:value="26377441" table:style-name="ce23">
            <text:p>26,377,441</text:p>
          </table:table-cell>
          <table:table-cell office:value-type="float" office:value="17841197" table:style-name="ce23">
            <text:p>17,841,197</text:p>
          </table:table-cell>
          <table:table-cell office:value-type="float" office:value="159699935" table:style-name="ce23">
            <text:p>159,699,93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06862318" table:style-name="ce23">
            <text:p>106,862,318</text:p>
          </table:table-cell>
          <table:table-cell office:value-type="float" office:value="1407411" table:style-name="ce23">
            <text:p>1,407,411</text:p>
          </table:table-cell>
          <table:table-cell office:value-type="float" office:value="21267438" table:style-name="ce23">
            <text:p>21,267,438</text:p>
          </table:table-cell>
          <table:table-cell office:value-type="float" office:value="9927884" table:style-name="ce23">
            <text:p>9,927,884</text:p>
          </table:table-cell>
          <table:table-cell office:value-type="float" office:value="139465051" table:style-name="ce23">
            <text:p>139,465,051</text:p>
          </table:table-cell>
          <table:table-cell office:value-type="float" office:value="7920927" table:style-name="ce23">
            <text:p>7,920,927</text:p>
          </table:table-cell>
          <table:table-cell office:value-type="float" office:value="1407411" table:style-name="ce23">
            <text:p>1,407,411</text:p>
          </table:table-cell>
          <table:table-cell office:value-type="float" office:value="15103771" table:style-name="ce23">
            <text:p>15,103,771</text:p>
          </table:table-cell>
          <table:table-cell office:value-type="float" office:value="9927884" table:style-name="ce23">
            <text:p>9,927,884</text:p>
          </table:table-cell>
          <table:table-cell office:value-type="float" office:value="34359993" table:style-name="ce23">
            <text:p>34,359,99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12670361" table:style-name="ce23">
            <text:p>112,670,361</text:p>
          </table:table-cell>
          <table:table-cell office:value-type="float" office:value="1052495" table:style-name="ce23">
            <text:p>1,052,495</text:p>
          </table:table-cell>
          <table:table-cell office:value-type="float" office:value="19196725" table:style-name="ce23">
            <text:p>19,196,725</text:p>
          </table:table-cell>
          <table:table-cell office:value-type="float" office:value="9150970" table:style-name="ce23">
            <text:p>9,150,970</text:p>
          </table:table-cell>
          <table:table-cell office:value-type="float" office:value="142070551" table:style-name="ce23">
            <text:p>142,070,551</text:p>
          </table:table-cell>
          <table:table-cell office:value-type="float" office:value="57632867" table:style-name="ce23">
            <text:p>57,632,867</text:p>
          </table:table-cell>
          <table:table-cell office:value-type="float" office:value="1052495" table:style-name="ce23">
            <text:p>1,052,495</text:p>
          </table:table-cell>
          <table:table-cell office:value-type="float" office:value="18876725" table:style-name="ce23">
            <text:p>18,876,725</text:p>
          </table:table-cell>
          <table:table-cell office:value-type="float" office:value="9150970" table:style-name="ce23">
            <text:p>9,150,970</text:p>
          </table:table-cell>
          <table:table-cell office:value-type="float" office:value="86713057" table:style-name="ce23">
            <text:p>86,713,0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354605508" table:style-name="ce23">
            <text:p>354,605,508</text:p>
          </table:table-cell>
          <table:table-cell office:value-type="float" office:value="3828341" table:style-name="ce23">
            <text:p>3,828,341</text:p>
          </table:table-cell>
          <table:table-cell office:value-type="float" office:value="55003214" table:style-name="ce23">
            <text:p>55,003,214</text:p>
          </table:table-cell>
          <table:table-cell office:value-type="float" office:value="31857793" table:style-name="ce23">
            <text:p>31,857,793</text:p>
          </table:table-cell>
          <table:table-cell office:value-type="float" office:value="445294856" table:style-name="ce23">
            <text:p>445,294,856</text:p>
          </table:table-cell>
          <table:table-cell office:value-type="float" office:value="189465252" table:style-name="ce23">
            <text:p>189,465,252</text:p>
          </table:table-cell>
          <table:table-cell office:value-type="float" office:value="3828341" table:style-name="ce23">
            <text:p>3,828,341</text:p>
          </table:table-cell>
          <table:table-cell office:value-type="float" office:value="50864880" table:style-name="ce23">
            <text:p>50,864,880</text:p>
          </table:table-cell>
          <table:table-cell office:value-type="float" office:value="31857793" table:style-name="ce23">
            <text:p>31,857,793</text:p>
          </table:table-cell>
          <table:table-cell office:value-type="float" office:value="276016266" table:style-name="ce23">
            <text:p>276,016,26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03950594" table:style-name="ce23">
            <text:p>103,950,594</text:p>
          </table:table-cell>
          <table:table-cell office:value-type="float" office:value="3174594" table:style-name="ce23">
            <text:p>3,174,594</text:p>
          </table:table-cell>
          <table:table-cell office:value-type="float" office:value="20947021" table:style-name="ce23">
            <text:p>20,947,021</text:p>
          </table:table-cell>
          <table:table-cell office:value-type="float" office:value="10744646" table:style-name="ce23">
            <text:p>10,744,646</text:p>
          </table:table-cell>
          <table:table-cell office:value-type="float" office:value="138816855" table:style-name="ce23">
            <text:p>138,816,855</text:p>
          </table:table-cell>
          <table:table-cell office:value-type="float" office:value="38996125" table:style-name="ce23">
            <text:p>38,996,125</text:p>
          </table:table-cell>
          <table:table-cell office:value-type="float" office:value="3174594" table:style-name="ce23">
            <text:p>3,174,594</text:p>
          </table:table-cell>
          <table:table-cell office:value-type="float" office:value="17251687" table:style-name="ce23">
            <text:p>17,251,687</text:p>
          </table:table-cell>
          <table:table-cell office:value-type="float" office:value="10744646" table:style-name="ce23">
            <text:p>10,744,646</text:p>
          </table:table-cell>
          <table:table-cell office:value-type="float" office:value="70167052" table:style-name="ce23">
            <text:p>70,167,05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181432444" table:style-name="ce23">
            <text:p>181,432,444</text:p>
          </table:table-cell>
          <table:table-cell office:value-type="float" office:value="1425813" table:style-name="ce23">
            <text:p>1,425,813</text:p>
          </table:table-cell>
          <table:table-cell office:value-type="float" office:value="33020223" table:style-name="ce23">
            <text:p>33,020,223</text:p>
          </table:table-cell>
          <table:table-cell office:value-type="float" office:value="18449276" table:style-name="ce23">
            <text:p>18,449,276</text:p>
          </table:table-cell>
          <table:table-cell office:value-type="float" office:value="234327756" table:style-name="ce23">
            <text:p>234,327,756</text:p>
          </table:table-cell>
          <table:table-cell office:value-type="float" office:value="102187704" table:style-name="ce23">
            <text:p>102,187,704</text:p>
          </table:table-cell>
          <table:table-cell office:value-type="float" office:value="1425813" table:style-name="ce23">
            <text:p>1,425,813</text:p>
          </table:table-cell>
          <table:table-cell office:value-type="float" office:value="32668556" table:style-name="ce23">
            <text:p>32,668,556</text:p>
          </table:table-cell>
          <table:table-cell office:value-type="float" office:value="18449276" table:style-name="ce23">
            <text:p>18,449,276</text:p>
          </table:table-cell>
          <table:table-cell office:value-type="float" office:value="154731349" table:style-name="ce23">
            <text:p>154,731,34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24572474" table:style-name="ce23">
            <text:p>124,572,474</text:p>
          </table:table-cell>
          <table:table-cell office:value-type="float" office:value="2931813" table:style-name="ce23">
            <text:p>2,931,813</text:p>
          </table:table-cell>
          <table:table-cell office:value-type="float" office:value="24412664" table:style-name="ce23">
            <text:p>24,412,664</text:p>
          </table:table-cell>
          <table:table-cell office:value-type="float" office:value="11437925" table:style-name="ce23">
            <text:p>11,437,925</text:p>
          </table:table-cell>
          <table:table-cell office:value-type="float" office:value="163354876" table:style-name="ce23">
            <text:p>163,354,876</text:p>
          </table:table-cell>
          <table:table-cell office:value-type="float" office:value="47769598" table:style-name="ce23">
            <text:p>47,769,598</text:p>
          </table:table-cell>
          <table:table-cell office:value-type="float" office:value="2931813" table:style-name="ce23">
            <text:p>2,931,813</text:p>
          </table:table-cell>
          <table:table-cell office:value-type="float" office:value="19154330" table:style-name="ce23">
            <text:p>19,154,330</text:p>
          </table:table-cell>
          <table:table-cell office:value-type="float" office:value="11437925" table:style-name="ce23">
            <text:p>11,437,925</text:p>
          </table:table-cell>
          <table:table-cell office:value-type="float" office:value="81293666" table:style-name="ce23">
            <text:p>81,293,66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182372443" table:style-name="ce23">
            <text:p>182,372,443</text:p>
          </table:table-cell>
          <table:table-cell office:value-type="float" office:value="1291991" table:style-name="ce23">
            <text:p>1,291,991</text:p>
          </table:table-cell>
          <table:table-cell office:value-type="float" office:value="32613043" table:style-name="ce23">
            <text:p>32,613,043</text:p>
          </table:table-cell>
          <table:table-cell office:value-type="float" office:value="17056957" table:style-name="ce23">
            <text:p>17,056,957</text:p>
          </table:table-cell>
          <table:table-cell office:value-type="float" office:value="233334434" table:style-name="ce23">
            <text:p>233,334,434</text:p>
          </table:table-cell>
          <table:table-cell office:value-type="float" office:value="64892292" table:style-name="ce23">
            <text:p>64,892,292</text:p>
          </table:table-cell>
          <table:table-cell office:value-type="float" office:value="1291991" table:style-name="ce23">
            <text:p>1,291,991</text:p>
          </table:table-cell>
          <table:table-cell office:value-type="float" office:value="27710540" table:style-name="ce23">
            <text:p>27,710,540</text:p>
          </table:table-cell>
          <table:table-cell office:value-type="float" office:value="17056957" table:style-name="ce23">
            <text:p>17,056,957</text:p>
          </table:table-cell>
          <table:table-cell office:value-type="float" office:value="110951780" table:style-name="ce23">
            <text:p>110,951,78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343634988" table:style-name="ce23">
            <text:p>343,634,988</text:p>
          </table:table-cell>
          <table:table-cell office:value-type="float" office:value="6454287" table:style-name="ce23">
            <text:p>6,454,287</text:p>
          </table:table-cell>
          <table:table-cell office:value-type="float" office:value="89957409" table:style-name="ce23">
            <text:p>89,957,409</text:p>
          </table:table-cell>
          <table:table-cell office:value-type="float" office:value="32208886" table:style-name="ce23">
            <text:p>32,208,886</text:p>
          </table:table-cell>
          <table:table-cell office:value-type="float" office:value="472255570" table:style-name="ce23">
            <text:p>472,255,570</text:p>
          </table:table-cell>
          <table:table-cell office:value-type="float" office:value="171202317" table:style-name="ce23">
            <text:p>171,202,317</text:p>
          </table:table-cell>
          <table:table-cell office:value-type="float" office:value="6454287" table:style-name="ce23">
            <text:p>6,454,287</text:p>
          </table:table-cell>
          <table:table-cell office:value-type="float" office:value="81885075" table:style-name="ce23">
            <text:p>81,885,075</text:p>
          </table:table-cell>
          <table:table-cell office:value-type="float" office:value="32208886" table:style-name="ce23">
            <text:p>32,208,886</text:p>
          </table:table-cell>
          <table:table-cell office:value-type="float" office:value="291750565" table:style-name="ce23">
            <text:p>291,750,56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03583688" table:style-name="ce23">
            <text:p>203,583,688</text:p>
          </table:table-cell>
          <table:table-cell office:value-type="float" office:value="1495568" table:style-name="ce23">
            <text:p>1,495,568</text:p>
          </table:table-cell>
          <table:table-cell office:value-type="float" office:value="44505504" table:style-name="ce23">
            <text:p>44,505,504</text:p>
          </table:table-cell>
          <table:table-cell office:value-type="float" office:value="21210796" table:style-name="ce23">
            <text:p>21,210,796</text:p>
          </table:table-cell>
          <table:table-cell office:value-type="float" office:value="270795556" table:style-name="ce23">
            <text:p>270,795,556</text:p>
          </table:table-cell>
          <table:table-cell office:value-type="float" office:value="84760302" table:style-name="ce23">
            <text:p>84,760,302</text:p>
          </table:table-cell>
          <table:table-cell office:value-type="float" office:value="1495568" table:style-name="ce23">
            <text:p>1,495,568</text:p>
          </table:table-cell>
          <table:table-cell office:value-type="float" office:value="40436170" table:style-name="ce23">
            <text:p>40,436,170</text:p>
          </table:table-cell>
          <table:table-cell office:value-type="float" office:value="21210796" table:style-name="ce23">
            <text:p>21,210,796</text:p>
          </table:table-cell>
          <table:table-cell office:value-type="float" office:value="147902836" table:style-name="ce23">
            <text:p>147,902,83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468121656" table:style-name="ce23">
            <text:p>468,121,656</text:p>
          </table:table-cell>
          <table:table-cell office:value-type="float" office:value="4318955" table:style-name="ce23">
            <text:p>4,318,955</text:p>
          </table:table-cell>
          <table:table-cell office:value-type="float" office:value="79476725" table:style-name="ce23">
            <text:p>79,476,725</text:p>
          </table:table-cell>
          <table:table-cell office:value-type="float" office:value="40861872" table:style-name="ce23">
            <text:p>40,861,872</text:p>
          </table:table-cell>
          <table:table-cell office:value-type="float" office:value="592779208" table:style-name="ce23">
            <text:p>592,779,208</text:p>
          </table:table-cell>
          <table:table-cell office:value-type="float" office:value="247697968" table:style-name="ce23">
            <text:p>247,697,968</text:p>
          </table:table-cell>
          <table:table-cell office:value-type="float" office:value="4318955" table:style-name="ce23">
            <text:p>4,318,955</text:p>
          </table:table-cell>
          <table:table-cell office:value-type="float" office:value="68777777" table:style-name="ce23">
            <text:p>68,777,777</text:p>
          </table:table-cell>
          <table:table-cell office:value-type="float" office:value="40861872" table:style-name="ce23">
            <text:p>40,861,872</text:p>
          </table:table-cell>
          <table:table-cell office:value-type="float" office:value="361656572" table:style-name="ce23">
            <text:p>361,656,57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189479772" table:style-name="ce23">
            <text:p>189,479,772</text:p>
          </table:table-cell>
          <table:table-cell office:value-type="float" office:value="3413631" table:style-name="ce23">
            <text:p>3,413,631</text:p>
          </table:table-cell>
          <table:table-cell office:value-type="float" office:value="40513488" table:style-name="ce23">
            <text:p>40,513,488</text:p>
          </table:table-cell>
          <table:table-cell office:value-type="float" office:value="19101590" table:style-name="ce23">
            <text:p>19,101,590</text:p>
          </table:table-cell>
          <table:table-cell office:value-type="float" office:value="252508481" table:style-name="ce23">
            <text:p>252,508,481</text:p>
          </table:table-cell>
          <table:table-cell office:value-type="float" office:value="55147112" table:style-name="ce23">
            <text:p>55,147,112</text:p>
          </table:table-cell>
          <table:table-cell office:value-type="float" office:value="3413631" table:style-name="ce23">
            <text:p>3,413,631</text:p>
          </table:table-cell>
          <table:table-cell office:value-type="float" office:value="31997485" table:style-name="ce23">
            <text:p>31,997,485</text:p>
          </table:table-cell>
          <table:table-cell office:value-type="float" office:value="19101590" table:style-name="ce23">
            <text:p>19,101,590</text:p>
          </table:table-cell>
          <table:table-cell office:value-type="float" office:value="109659818" table:style-name="ce23">
            <text:p>109,659,81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03405491" table:style-name="ce23">
            <text:p>203,405,491</text:p>
          </table:table-cell>
          <table:table-cell office:value-type="float" office:value="1853976" table:style-name="ce23">
            <text:p>1,853,976</text:p>
          </table:table-cell>
          <table:table-cell office:value-type="float" office:value="38518885" table:style-name="ce23">
            <text:p>38,518,885</text:p>
          </table:table-cell>
          <table:table-cell office:value-type="float" office:value="15793935" table:style-name="ce23">
            <text:p>15,793,935</text:p>
          </table:table-cell>
          <table:table-cell office:value-type="float" office:value="259572287" table:style-name="ce23">
            <text:p>259,572,287</text:p>
          </table:table-cell>
          <table:table-cell office:value-type="float" office:value="87402788" table:style-name="ce23">
            <text:p>87,402,788</text:p>
          </table:table-cell>
          <table:table-cell office:value-type="float" office:value="1853976" table:style-name="ce23">
            <text:p>1,853,976</text:p>
          </table:table-cell>
          <table:table-cell office:value-type="float" office:value="35425692" table:style-name="ce23">
            <text:p>35,425,692</text:p>
          </table:table-cell>
          <table:table-cell office:value-type="float" office:value="15793935" table:style-name="ce23">
            <text:p>15,793,935</text:p>
          </table:table-cell>
          <table:table-cell office:value-type="float" office:value="140476391" table:style-name="ce23">
            <text:p>140,476,39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9</text:p>
          </table:table-cell>
          <table:table-cell office:value-type="string" table:style-name="ce22">
            <text:p>Bournemouth Christchurch and Poole</text:p>
          </table:table-cell>
          <table:table-cell office:value-type="float" office:value="209149719" table:style-name="ce23">
            <text:p>209,149,719</text:p>
          </table:table-cell>
          <table:table-cell office:value-type="float" office:value="2036654" table:style-name="ce23">
            <text:p>2,036,654</text:p>
          </table:table-cell>
          <table:table-cell office:value-type="float" office:value="42968762" table:style-name="ce23">
            <text:p>42,968,762</text:p>
          </table:table-cell>
          <table:table-cell office:value-type="float" office:value="20735229" table:style-name="ce23">
            <text:p>20,735,229</text:p>
          </table:table-cell>
          <table:table-cell office:value-type="float" office:value="274890364" table:style-name="ce23">
            <text:p>274,890,364</text:p>
          </table:table-cell>
          <table:table-cell office:value-type="float" office:value="31839477" table:style-name="ce23">
            <text:p>31,839,477</text:p>
          </table:table-cell>
          <table:table-cell office:value-type="float" office:value="2036654" table:style-name="ce23">
            <text:p>2,036,654</text:p>
          </table:table-cell>
          <table:table-cell office:value-type="float" office:value="37622337" table:style-name="ce23">
            <text:p>37,622,337</text:p>
          </table:table-cell>
          <table:table-cell office:value-type="float" office:value="20735229" table:style-name="ce23">
            <text:p>20,735,229</text:p>
          </table:table-cell>
          <table:table-cell office:value-type="float" office:value="92233697" table:style-name="ce23">
            <text:p>92,233,69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0</text:p>
          </table:table-cell>
          <table:table-cell office:value-type="string" table:style-name="ce22">
            <text:p>Durham</text:p>
          </table:table-cell>
          <table:table-cell office:value-type="float" office:value="319533709" table:style-name="ce23">
            <text:p>319,533,709</text:p>
          </table:table-cell>
          <table:table-cell office:value-type="float" office:value="2722220" table:style-name="ce23">
            <text:p>2,722,220</text:p>
          </table:table-cell>
          <table:table-cell office:value-type="float" office:value="61109652" table:style-name="ce23">
            <text:p>61,109,652</text:p>
          </table:table-cell>
          <table:table-cell office:value-type="float" office:value="31650203" table:style-name="ce23">
            <text:p>31,650,203</text:p>
          </table:table-cell>
          <table:table-cell office:value-type="float" office:value="415015784" table:style-name="ce23">
            <text:p>415,015,784</text:p>
          </table:table-cell>
          <table:table-cell office:value-type="float" office:value="183310003" table:style-name="ce23">
            <text:p>183,310,003</text:p>
          </table:table-cell>
          <table:table-cell office:value-type="float" office:value="2722220" table:style-name="ce23">
            <text:p>2,722,220</text:p>
          </table:table-cell>
          <table:table-cell office:value-type="float" office:value="57234317" table:style-name="ce23">
            <text:p>57,234,317</text:p>
          </table:table-cell>
          <table:table-cell office:value-type="float" office:value="31650203" table:style-name="ce23">
            <text:p>31,650,203</text:p>
          </table:table-cell>
          <table:table-cell office:value-type="float" office:value="274916743" table:style-name="ce23">
            <text:p>274,916,74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68880548" table:style-name="ce23">
            <text:p>68,880,548</text:p>
          </table:table-cell>
          <table:table-cell office:value-type="float" office:value="1261833" table:style-name="ce23">
            <text:p>1,261,833</text:p>
          </table:table-cell>
          <table:table-cell office:value-type="float" office:value="14310987" table:style-name="ce23">
            <text:p>14,310,987</text:p>
          </table:table-cell>
          <table:table-cell office:value-type="float" office:value="6915618" table:style-name="ce23">
            <text:p>6,915,618</text:p>
          </table:table-cell>
          <table:table-cell office:value-type="float" office:value="91368986" table:style-name="ce23">
            <text:p>91,368,986</text:p>
          </table:table-cell>
          <table:table-cell office:value-type="float" office:value="5540737" table:style-name="ce23">
            <text:p>5,540,737</text:p>
          </table:table-cell>
          <table:table-cell office:value-type="float" office:value="1261833" table:style-name="ce23">
            <text:p>1,261,833</text:p>
          </table:table-cell>
          <table:table-cell office:value-type="float" office:value="10196320" table:style-name="ce23">
            <text:p>10,196,320</text:p>
          </table:table-cell>
          <table:table-cell office:value-type="float" office:value="6915618" table:style-name="ce23">
            <text:p>6,915,618</text:p>
          </table:table-cell>
          <table:table-cell office:value-type="float" office:value="23914508" table:style-name="ce23">
            <text:p>23,914,50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295070993" table:style-name="ce23">
            <text:p>295,070,993</text:p>
          </table:table-cell>
          <table:table-cell office:value-type="float" office:value="6947792" table:style-name="ce23">
            <text:p>6,947,792</text:p>
          </table:table-cell>
          <table:table-cell office:value-type="float" office:value="59008363" table:style-name="ce23">
            <text:p>59,008,363</text:p>
          </table:table-cell>
          <table:table-cell office:value-type="float" office:value="25171055" table:style-name="ce23">
            <text:p>25,171,055</text:p>
          </table:table-cell>
          <table:table-cell office:value-type="float" office:value="386198203" table:style-name="ce23">
            <text:p>386,198,203</text:p>
          </table:table-cell>
          <table:table-cell office:value-type="float" office:value="154198473" table:style-name="ce23">
            <text:p>154,198,473</text:p>
          </table:table-cell>
          <table:table-cell office:value-type="float" office:value="6947792" table:style-name="ce23">
            <text:p>6,947,792</text:p>
          </table:table-cell>
          <table:table-cell office:value-type="float" office:value="47309363" table:style-name="ce23">
            <text:p>47,309,363</text:p>
          </table:table-cell>
          <table:table-cell office:value-type="float" office:value="25171055" table:style-name="ce23">
            <text:p>25,171,055</text:p>
          </table:table-cell>
          <table:table-cell office:value-type="float" office:value="233626683" table:style-name="ce23">
            <text:p>233,626,68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39996781" table:style-name="ce23">
            <text:p>139,996,781</text:p>
          </table:table-cell>
          <table:table-cell office:value-type="float" office:value="2449463" table:style-name="ce23">
            <text:p>2,449,463</text:p>
          </table:table-cell>
          <table:table-cell office:value-type="float" office:value="28023657" table:style-name="ce23">
            <text:p>28,023,657</text:p>
          </table:table-cell>
          <table:table-cell office:value-type="float" office:value="15145759" table:style-name="ce23">
            <text:p>15,145,759</text:p>
          </table:table-cell>
          <table:table-cell office:value-type="float" office:value="185615660" table:style-name="ce23">
            <text:p>185,615,660</text:p>
          </table:table-cell>
          <table:table-cell office:value-type="float" office:value="124520005" table:style-name="ce23">
            <text:p>124,520,005</text:p>
          </table:table-cell>
          <table:table-cell office:value-type="float" office:value="2449463" table:style-name="ce23">
            <text:p>2,449,463</text:p>
          </table:table-cell>
          <table:table-cell office:value-type="float" office:value="27907657" table:style-name="ce23">
            <text:p>27,907,657</text:p>
          </table:table-cell>
          <table:table-cell office:value-type="float" office:value="15145759" table:style-name="ce23">
            <text:p>15,145,759</text:p>
          </table:table-cell>
          <table:table-cell office:value-type="float" office:value="170022884" table:style-name="ce23">
            <text:p>170,022,8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791425247" table:style-name="ce23">
            <text:p>791,425,247</text:p>
          </table:table-cell>
          <table:table-cell office:value-type="float" office:value="7821265" table:style-name="ce23">
            <text:p>7,821,265</text:p>
          </table:table-cell>
          <table:table-cell office:value-type="float" office:value="135052656" table:style-name="ce23">
            <text:p>135,052,656</text:p>
          </table:table-cell>
          <table:table-cell office:value-type="float" office:value="82149451" table:style-name="ce23">
            <text:p>82,149,451</text:p>
          </table:table-cell>
          <table:table-cell office:value-type="float" office:value="1016448619" table:style-name="ce23">
            <text:p>1,016,448,619</text:p>
          </table:table-cell>
          <table:table-cell office:value-type="float" office:value="594559004" table:style-name="ce23">
            <text:p>594,559,004</text:p>
          </table:table-cell>
          <table:table-cell office:value-type="float" office:value="7821265" table:style-name="ce23">
            <text:p>7,821,265</text:p>
          </table:table-cell>
          <table:table-cell office:value-type="float" office:value="125971988" table:style-name="ce23">
            <text:p>125,971,988</text:p>
          </table:table-cell>
          <table:table-cell office:value-type="float" office:value="82149451" table:style-name="ce23">
            <text:p>82,149,451</text:p>
          </table:table-cell>
          <table:table-cell office:value-type="float" office:value="810501708" table:style-name="ce23">
            <text:p>810,501,70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23752614" table:style-name="ce23">
            <text:p>123,752,614</text:p>
          </table:table-cell>
          <table:table-cell office:value-type="float" office:value="856419" table:style-name="ce23">
            <text:p>856,419</text:p>
          </table:table-cell>
          <table:table-cell office:value-type="float" office:value="24579016" table:style-name="ce23">
            <text:p>24,579,016</text:p>
          </table:table-cell>
          <table:table-cell office:value-type="float" office:value="13755077" table:style-name="ce23">
            <text:p>13,755,077</text:p>
          </table:table-cell>
          <table:table-cell office:value-type="float" office:value="162943126" table:style-name="ce23">
            <text:p>162,943,126</text:p>
          </table:table-cell>
          <table:table-cell office:value-type="float" office:value="41247959" table:style-name="ce23">
            <text:p>41,247,959</text:p>
          </table:table-cell>
          <table:table-cell office:value-type="float" office:value="856419" table:style-name="ce23">
            <text:p>856,419</text:p>
          </table:table-cell>
          <table:table-cell office:value-type="float" office:value="18542207" table:style-name="ce23">
            <text:p>18,542,207</text:p>
          </table:table-cell>
          <table:table-cell office:value-type="float" office:value="13755077" table:style-name="ce23">
            <text:p>13,755,077</text:p>
          </table:table-cell>
          <table:table-cell office:value-type="float" office:value="74401662" table:style-name="ce23">
            <text:p>74,401,66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51253842" table:style-name="ce23">
            <text:p>151,253,842</text:p>
          </table:table-cell>
          <table:table-cell office:value-type="float" office:value="1907311" table:style-name="ce23">
            <text:p>1,907,311</text:p>
          </table:table-cell>
          <table:table-cell office:value-type="float" office:value="30107827" table:style-name="ce23">
            <text:p>30,107,827</text:p>
          </table:table-cell>
          <table:table-cell office:value-type="float" office:value="16068937" table:style-name="ce23">
            <text:p>16,068,937</text:p>
          </table:table-cell>
          <table:table-cell office:value-type="float" office:value="199337917" table:style-name="ce23">
            <text:p>199,337,917</text:p>
          </table:table-cell>
          <table:table-cell office:value-type="float" office:value="91692934" table:style-name="ce23">
            <text:p>91,692,934</text:p>
          </table:table-cell>
          <table:table-cell office:value-type="float" office:value="1907311" table:style-name="ce23">
            <text:p>1,907,311</text:p>
          </table:table-cell>
          <table:table-cell office:value-type="float" office:value="25764057" table:style-name="ce23">
            <text:p>25,764,057</text:p>
          </table:table-cell>
          <table:table-cell office:value-type="float" office:value="16068937" table:style-name="ce23">
            <text:p>16,068,937</text:p>
          </table:table-cell>
          <table:table-cell office:value-type="float" office:value="135433239" table:style-name="ce23">
            <text:p>135,433,23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17857001" table:style-name="ce23">
            <text:p>417,857,001</text:p>
          </table:table-cell>
          <table:table-cell office:value-type="float" office:value="3260998" table:style-name="ce23">
            <text:p>3,260,998</text:p>
          </table:table-cell>
          <table:table-cell office:value-type="float" office:value="74823627" table:style-name="ce23">
            <text:p>74,823,627</text:p>
          </table:table-cell>
          <table:table-cell office:value-type="float" office:value="35507693" table:style-name="ce23">
            <text:p>35,507,693</text:p>
          </table:table-cell>
          <table:table-cell office:value-type="float" office:value="531449319" table:style-name="ce23">
            <text:p>531,449,319</text:p>
          </table:table-cell>
          <table:table-cell office:value-type="float" office:value="80995853" table:style-name="ce23">
            <text:p>80,995,853</text:p>
          </table:table-cell>
          <table:table-cell office:value-type="float" office:value="3260998" table:style-name="ce23">
            <text:p>3,260,998</text:p>
          </table:table-cell>
          <table:table-cell office:value-type="float" office:value="64575459" table:style-name="ce23">
            <text:p>64,575,459</text:p>
          </table:table-cell>
          <table:table-cell office:value-type="float" office:value="35507693" table:style-name="ce23">
            <text:p>35,507,693</text:p>
          </table:table-cell>
          <table:table-cell office:value-type="float" office:value="184340003" table:style-name="ce23">
            <text:p>184,340,00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263912403" table:style-name="ce23">
            <text:p>263,912,403</text:p>
          </table:table-cell>
          <table:table-cell office:value-type="float" office:value="1885531" table:style-name="ce23">
            <text:p>1,885,531</text:p>
          </table:table-cell>
          <table:table-cell office:value-type="float" office:value="56744873" table:style-name="ce23">
            <text:p>56,744,873</text:p>
          </table:table-cell>
          <table:table-cell office:value-type="float" office:value="23422648" table:style-name="ce23">
            <text:p>23,422,648</text:p>
          </table:table-cell>
          <table:table-cell office:value-type="float" office:value="345965455" table:style-name="ce23">
            <text:p>345,965,455</text:p>
          </table:table-cell>
          <table:table-cell office:value-type="float" office:value="146557600" table:style-name="ce23">
            <text:p>146,557,600</text:p>
          </table:table-cell>
          <table:table-cell office:value-type="float" office:value="1885531" table:style-name="ce23">
            <text:p>1,885,531</text:p>
          </table:table-cell>
          <table:table-cell office:value-type="float" office:value="54064873" table:style-name="ce23">
            <text:p>54,064,873</text:p>
          </table:table-cell>
          <table:table-cell office:value-type="float" office:value="23422648" table:style-name="ce23">
            <text:p>23,422,648</text:p>
          </table:table-cell>
          <table:table-cell office:value-type="float" office:value="225930652" table:style-name="ce23">
            <text:p>225,930,65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25260823" table:style-name="ce23">
            <text:p>25,260,823</text:p>
          </table:table-cell>
          <table:table-cell office:value-type="float" office:value="166489" table:style-name="ce23">
            <text:p>166,489</text:p>
          </table:table-cell>
          <table:table-cell office:value-type="float" office:value="4224363" table:style-name="ce23">
            <text:p>4,224,363</text:p>
          </table:table-cell>
          <table:table-cell office:value-type="float" office:value="1816387" table:style-name="ce23">
            <text:p>1,816,387</text:p>
          </table:table-cell>
          <table:table-cell office:value-type="float" office:value="31468062" table:style-name="ce23">
            <text:p>31,468,062</text:p>
          </table:table-cell>
          <table:table-cell office:value-type="float" office:value="1973245" table:style-name="ce23">
            <text:p>1,973,245</text:p>
          </table:table-cell>
          <table:table-cell office:value-type="float" office:value="166489" table:style-name="ce23">
            <text:p>166,489</text:p>
          </table:table-cell>
          <table:table-cell office:value-type="float" office:value="3990363" table:style-name="ce23">
            <text:p>3,990,363</text:p>
          </table:table-cell>
          <table:table-cell office:value-type="float" office:value="1816387" table:style-name="ce23">
            <text:p>1,816,387</text:p>
          </table:table-cell>
          <table:table-cell office:value-type="float" office:value="7946484" table:style-name="ce23">
            <text:p>7,946,4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510793386" table:style-name="ce23">
            <text:p>510,793,386</text:p>
          </table:table-cell>
          <table:table-cell office:value-type="float" office:value="6030551" table:style-name="ce23">
            <text:p>6,030,551</text:p>
          </table:table-cell>
          <table:table-cell office:value-type="float" office:value="89416829" table:style-name="ce23">
            <text:p>89,416,829</text:p>
          </table:table-cell>
          <table:table-cell office:value-type="float" office:value="49678788" table:style-name="ce23">
            <text:p>49,678,788</text:p>
          </table:table-cell>
          <table:table-cell office:value-type="float" office:value="655919554" table:style-name="ce23">
            <text:p>655,919,554</text:p>
          </table:table-cell>
          <table:table-cell office:value-type="float" office:value="166143251" table:style-name="ce23">
            <text:p>166,143,251</text:p>
          </table:table-cell>
          <table:table-cell office:value-type="float" office:value="6030551" table:style-name="ce23">
            <text:p>6,030,551</text:p>
          </table:table-cell>
          <table:table-cell office:value-type="float" office:value="66993020" table:style-name="ce23">
            <text:p>66,993,020</text:p>
          </table:table-cell>
          <table:table-cell office:value-type="float" office:value="49678788" table:style-name="ce23">
            <text:p>49,678,788</text:p>
          </table:table-cell>
          <table:table-cell office:value-type="float" office:value="288845610" table:style-name="ce23">
            <text:p>288,845,61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178993725" table:style-name="ce23">
            <text:p>178,993,725</text:p>
          </table:table-cell>
          <table:table-cell office:value-type="float" office:value="4561935" table:style-name="ce23">
            <text:p>4,561,935</text:p>
          </table:table-cell>
          <table:table-cell office:value-type="float" office:value="37059006" table:style-name="ce23">
            <text:p>37,059,006</text:p>
          </table:table-cell>
          <table:table-cell office:value-type="float" office:value="17771319" table:style-name="ce23">
            <text:p>17,771,319</text:p>
          </table:table-cell>
          <table:table-cell office:value-type="float" office:value="238385985" table:style-name="ce23">
            <text:p>238,385,985</text:p>
          </table:table-cell>
          <table:table-cell office:value-type="float" office:value="25228676" table:style-name="ce23">
            <text:p>25,228,676</text:p>
          </table:table-cell>
          <table:table-cell office:value-type="float" office:value="4561935" table:style-name="ce23">
            <text:p>4,561,935</text:p>
          </table:table-cell>
          <table:table-cell office:value-type="float" office:value="31481006" table:style-name="ce23">
            <text:p>31,481,006</text:p>
          </table:table-cell>
          <table:table-cell office:value-type="float" office:value="17771319" table:style-name="ce23">
            <text:p>17,771,319</text:p>
          </table:table-cell>
          <table:table-cell office:value-type="float" office:value="79042936" table:style-name="ce23">
            <text:p>79,042,93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293142767" table:style-name="ce23">
            <text:p>293,142,767</text:p>
          </table:table-cell>
          <table:table-cell office:value-type="float" office:value="2479715" table:style-name="ce23">
            <text:p>2,479,715</text:p>
          </table:table-cell>
          <table:table-cell office:value-type="float" office:value="51981188" table:style-name="ce23">
            <text:p>51,981,188</text:p>
          </table:table-cell>
          <table:table-cell office:value-type="float" office:value="27637791" table:style-name="ce23">
            <text:p>27,637,791</text:p>
          </table:table-cell>
          <table:table-cell office:value-type="float" office:value="375241461" table:style-name="ce23">
            <text:p>375,241,461</text:p>
          </table:table-cell>
          <table:table-cell office:value-type="float" office:value="114238566" table:style-name="ce23">
            <text:p>114,238,566</text:p>
          </table:table-cell>
          <table:table-cell office:value-type="float" office:value="2479715" table:style-name="ce23">
            <text:p>2,479,715</text:p>
          </table:table-cell>
          <table:table-cell office:value-type="float" office:value="44029187" table:style-name="ce23">
            <text:p>44,029,187</text:p>
          </table:table-cell>
          <table:table-cell office:value-type="float" office:value="27637791" table:style-name="ce23">
            <text:p>27,637,791</text:p>
          </table:table-cell>
          <table:table-cell office:value-type="float" office:value="188385259" table:style-name="ce23">
            <text:p>188,385,25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48336367" table:style-name="ce23">
            <text:p>148,336,367</text:p>
          </table:table-cell>
          <table:table-cell office:value-type="float" office:value="1025226" table:style-name="ce23">
            <text:p>1,025,226</text:p>
          </table:table-cell>
          <table:table-cell office:value-type="float" office:value="34016707" table:style-name="ce23">
            <text:p>34,016,707</text:p>
          </table:table-cell>
          <table:table-cell office:value-type="float" office:value="15508701" table:style-name="ce23">
            <text:p>15,508,701</text:p>
          </table:table-cell>
          <table:table-cell office:value-type="float" office:value="198887001" table:style-name="ce23">
            <text:p>198,887,001</text:p>
          </table:table-cell>
          <table:table-cell office:value-type="float" office:value="32201304" table:style-name="ce23">
            <text:p>32,201,304</text:p>
          </table:table-cell>
          <table:table-cell office:value-type="float" office:value="1025226" table:style-name="ce23">
            <text:p>1,025,226</text:p>
          </table:table-cell>
          <table:table-cell office:value-type="float" office:value="27441373" table:style-name="ce23">
            <text:p>27,441,373</text:p>
          </table:table-cell>
          <table:table-cell office:value-type="float" office:value="15508701" table:style-name="ce23">
            <text:p>15,508,701</text:p>
          </table:table-cell>
          <table:table-cell office:value-type="float" office:value="76176604" table:style-name="ce23">
            <text:p>76,176,6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74996212" table:style-name="ce23">
            <text:p>74,996,212</text:p>
          </table:table-cell>
          <table:table-cell office:value-type="float" office:value="938607" table:style-name="ce23">
            <text:p>938,607</text:p>
          </table:table-cell>
          <table:table-cell office:value-type="float" office:value="17390790" table:style-name="ce23">
            <text:p>17,390,790</text:p>
          </table:table-cell>
          <table:table-cell office:value-type="float" office:value="7690610" table:style-name="ce23">
            <text:p>7,690,610</text:p>
          </table:table-cell>
          <table:table-cell office:value-type="float" office:value="101016219" table:style-name="ce23">
            <text:p>101,016,219</text:p>
          </table:table-cell>
          <table:table-cell office:value-type="float" office:value="49940050" table:style-name="ce23">
            <text:p>49,940,050</text:p>
          </table:table-cell>
          <table:table-cell office:value-type="float" office:value="938607" table:style-name="ce23">
            <text:p>938,607</text:p>
          </table:table-cell>
          <table:table-cell office:value-type="float" office:value="17318790" table:style-name="ce23">
            <text:p>17,318,790</text:p>
          </table:table-cell>
          <table:table-cell office:value-type="float" office:value="7690610" table:style-name="ce23">
            <text:p>7,690,610</text:p>
          </table:table-cell>
          <table:table-cell office:value-type="float" office:value="75888057" table:style-name="ce23">
            <text:p>75,888,0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91762351" table:style-name="ce23">
            <text:p>91,762,351</text:p>
          </table:table-cell>
          <table:table-cell office:value-type="float" office:value="1072688" table:style-name="ce23">
            <text:p>1,072,688</text:p>
          </table:table-cell>
          <table:table-cell office:value-type="float" office:value="22151482" table:style-name="ce23">
            <text:p>22,151,482</text:p>
          </table:table-cell>
          <table:table-cell office:value-type="float" office:value="9993114" table:style-name="ce23">
            <text:p>9,993,114</text:p>
          </table:table-cell>
          <table:table-cell office:value-type="float" office:value="124979635" table:style-name="ce23">
            <text:p>124,979,635</text:p>
          </table:table-cell>
          <table:table-cell office:value-type="float" office:value="34863291" table:style-name="ce23">
            <text:p>34,863,291</text:p>
          </table:table-cell>
          <table:table-cell office:value-type="float" office:value="1072688" table:style-name="ce23">
            <text:p>1,072,688</text:p>
          </table:table-cell>
          <table:table-cell office:value-type="float" office:value="19888148" table:style-name="ce23">
            <text:p>19,888,148</text:p>
          </table:table-cell>
          <table:table-cell office:value-type="float" office:value="9993114" table:style-name="ce23">
            <text:p>9,993,114</text:p>
          </table:table-cell>
          <table:table-cell office:value-type="float" office:value="65817241" table:style-name="ce23">
            <text:p>65,817,24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05311181" table:style-name="ce23">
            <text:p>105,311,181</text:p>
          </table:table-cell>
          <table:table-cell office:value-type="float" office:value="958726" table:style-name="ce23">
            <text:p>958,726</text:p>
          </table:table-cell>
          <table:table-cell office:value-type="float" office:value="21691304" table:style-name="ce23">
            <text:p>21,691,304</text:p>
          </table:table-cell>
          <table:table-cell office:value-type="float" office:value="10075752" table:style-name="ce23">
            <text:p>10,075,752</text:p>
          </table:table-cell>
          <table:table-cell office:value-type="float" office:value="138036963" table:style-name="ce23">
            <text:p>138,036,963</text:p>
          </table:table-cell>
          <table:table-cell office:value-type="float" office:value="65700062" table:style-name="ce23">
            <text:p>65,700,062</text:p>
          </table:table-cell>
          <table:table-cell office:value-type="float" office:value="958726" table:style-name="ce23">
            <text:p>958,726</text:p>
          </table:table-cell>
          <table:table-cell office:value-type="float" office:value="20148470" table:style-name="ce23">
            <text:p>20,148,470</text:p>
          </table:table-cell>
          <table:table-cell office:value-type="float" office:value="10075752" table:style-name="ce23">
            <text:p>10,075,752</text:p>
          </table:table-cell>
          <table:table-cell office:value-type="float" office:value="96883010" table:style-name="ce23">
            <text:p>96,883,01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95536486" table:style-name="ce23">
            <text:p>95,536,486</text:p>
          </table:table-cell>
          <table:table-cell office:value-type="float" office:value="1217847" table:style-name="ce23">
            <text:p>1,217,847</text:p>
          </table:table-cell>
          <table:table-cell office:value-type="float" office:value="22394447" table:style-name="ce23">
            <text:p>22,394,447</text:p>
          </table:table-cell>
          <table:table-cell office:value-type="float" office:value="12431785" table:style-name="ce23">
            <text:p>12,431,785</text:p>
          </table:table-cell>
          <table:table-cell office:value-type="float" office:value="131580565" table:style-name="ce23">
            <text:p>131,580,565</text:p>
          </table:table-cell>
          <table:table-cell office:value-type="float" office:value="46370994" table:style-name="ce23">
            <text:p>46,370,994</text:p>
          </table:table-cell>
          <table:table-cell office:value-type="float" office:value="1217847" table:style-name="ce23">
            <text:p>1,217,847</text:p>
          </table:table-cell>
          <table:table-cell office:value-type="float" office:value="18565613" table:style-name="ce23">
            <text:p>18,565,613</text:p>
          </table:table-cell>
          <table:table-cell office:value-type="float" office:value="12431785" table:style-name="ce23">
            <text:p>12,431,785</text:p>
          </table:table-cell>
          <table:table-cell office:value-type="float" office:value="78586239" table:style-name="ce23">
            <text:p>78,586,23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38984997" table:style-name="ce23">
            <text:p>138,984,997</text:p>
          </table:table-cell>
          <table:table-cell office:value-type="float" office:value="664798" table:style-name="ce23">
            <text:p>664,798</text:p>
          </table:table-cell>
          <table:table-cell office:value-type="float" office:value="25583030" table:style-name="ce23">
            <text:p>25,583,030</text:p>
          </table:table-cell>
          <table:table-cell office:value-type="float" office:value="14796776" table:style-name="ce23">
            <text:p>14,796,776</text:p>
          </table:table-cell>
          <table:table-cell office:value-type="float" office:value="180029601" table:style-name="ce23">
            <text:p>180,029,601</text:p>
          </table:table-cell>
          <table:table-cell office:value-type="float" office:value="36900745" table:style-name="ce23">
            <text:p>36,900,745</text:p>
          </table:table-cell>
          <table:table-cell office:value-type="float" office:value="664798" table:style-name="ce23">
            <text:p>664,798</text:p>
          </table:table-cell>
          <table:table-cell office:value-type="float" office:value="18218195" table:style-name="ce23">
            <text:p>18,218,195</text:p>
          </table:table-cell>
          <table:table-cell office:value-type="float" office:value="14796776" table:style-name="ce23">
            <text:p>14,796,776</text:p>
          </table:table-cell>
          <table:table-cell office:value-type="float" office:value="70580514" table:style-name="ce23">
            <text:p>70,580,51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10495793" table:style-name="ce23">
            <text:p>110,495,793</text:p>
          </table:table-cell>
          <table:table-cell office:value-type="float" office:value="936574" table:style-name="ce23">
            <text:p>936,574</text:p>
          </table:table-cell>
          <table:table-cell office:value-type="float" office:value="20521741" table:style-name="ce23">
            <text:p>20,521,741</text:p>
          </table:table-cell>
          <table:table-cell office:value-type="float" office:value="11071047" table:style-name="ce23">
            <text:p>11,071,047</text:p>
          </table:table-cell>
          <table:table-cell office:value-type="float" office:value="143025155" table:style-name="ce23">
            <text:p>143,025,155</text:p>
          </table:table-cell>
          <table:table-cell office:value-type="float" office:value="50621741" table:style-name="ce23">
            <text:p>50,621,741</text:p>
          </table:table-cell>
          <table:table-cell office:value-type="float" office:value="936574" table:style-name="ce23">
            <text:p>936,574</text:p>
          </table:table-cell>
          <table:table-cell office:value-type="float" office:value="19544407" table:style-name="ce23">
            <text:p>19,544,407</text:p>
          </table:table-cell>
          <table:table-cell office:value-type="float" office:value="11071047" table:style-name="ce23">
            <text:p>11,071,047</text:p>
          </table:table-cell>
          <table:table-cell office:value-type="float" office:value="82173769" table:style-name="ce23">
            <text:p>82,173,76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370204321" table:style-name="ce23">
            <text:p>370,204,321</text:p>
          </table:table-cell>
          <table:table-cell office:value-type="float" office:value="7026586" table:style-name="ce23">
            <text:p>7,026,586</text:p>
          </table:table-cell>
          <table:table-cell office:value-type="float" office:value="75410195" table:style-name="ce23">
            <text:p>75,410,195</text:p>
          </table:table-cell>
          <table:table-cell office:value-type="float" office:value="37191251" table:style-name="ce23">
            <text:p>37,191,251</text:p>
          </table:table-cell>
          <table:table-cell office:value-type="float" office:value="489832353" table:style-name="ce23">
            <text:p>489,832,353</text:p>
          </table:table-cell>
          <table:table-cell office:value-type="float" office:value="119537269" table:style-name="ce23">
            <text:p>119,537,269</text:p>
          </table:table-cell>
          <table:table-cell office:value-type="float" office:value="7026586" table:style-name="ce23">
            <text:p>7,026,586</text:p>
          </table:table-cell>
          <table:table-cell office:value-type="float" office:value="62489385" table:style-name="ce23">
            <text:p>62,489,385</text:p>
          </table:table-cell>
          <table:table-cell office:value-type="float" office:value="37191251" table:style-name="ce23">
            <text:p>37,191,251</text:p>
          </table:table-cell>
          <table:table-cell office:value-type="float" office:value="226244491" table:style-name="ce23">
            <text:p>226,244,49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171178421" table:style-name="ce23">
            <text:p>171,178,421</text:p>
          </table:table-cell>
          <table:table-cell office:value-type="float" office:value="1446613" table:style-name="ce23">
            <text:p>1,446,613</text:p>
          </table:table-cell>
          <table:table-cell office:value-type="float" office:value="33528122" table:style-name="ce23">
            <text:p>33,528,122</text:p>
          </table:table-cell>
          <table:table-cell office:value-type="float" office:value="17207582" table:style-name="ce23">
            <text:p>17,207,582</text:p>
          </table:table-cell>
          <table:table-cell office:value-type="float" office:value="223360738" table:style-name="ce23">
            <text:p>223,360,738</text:p>
          </table:table-cell>
          <table:table-cell office:value-type="float" office:value="43957036" table:style-name="ce23">
            <text:p>43,957,036</text:p>
          </table:table-cell>
          <table:table-cell office:value-type="float" office:value="1446613" table:style-name="ce23">
            <text:p>1,446,613</text:p>
          </table:table-cell>
          <table:table-cell office:value-type="float" office:value="26707288" table:style-name="ce23">
            <text:p>26,707,288</text:p>
          </table:table-cell>
          <table:table-cell office:value-type="float" office:value="17207582" table:style-name="ce23">
            <text:p>17,207,582</text:p>
          </table:table-cell>
          <table:table-cell office:value-type="float" office:value="89318519" table:style-name="ce23">
            <text:p>89,318,51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92581025" table:style-name="ce23">
            <text:p>92,581,025</text:p>
          </table:table-cell>
          <table:table-cell office:value-type="float" office:value="665450" table:style-name="ce23">
            <text:p>665,450</text:p>
          </table:table-cell>
          <table:table-cell office:value-type="float" office:value="19004582" table:style-name="ce23">
            <text:p>19,004,582</text:p>
          </table:table-cell>
          <table:table-cell office:value-type="float" office:value="9700976" table:style-name="ce23">
            <text:p>9,700,976</text:p>
          </table:table-cell>
          <table:table-cell office:value-type="float" office:value="121952033" table:style-name="ce23">
            <text:p>121,952,033</text:p>
          </table:table-cell>
          <table:table-cell office:value-type="float" office:value="52359467" table:style-name="ce23">
            <text:p>52,359,467</text:p>
          </table:table-cell>
          <table:table-cell office:value-type="float" office:value="665450" table:style-name="ce23">
            <text:p>665,450</text:p>
          </table:table-cell>
          <table:table-cell office:value-type="float" office:value="16127582" table:style-name="ce23">
            <text:p>16,127,582</text:p>
          </table:table-cell>
          <table:table-cell office:value-type="float" office:value="9700976" table:style-name="ce23">
            <text:p>9,700,976</text:p>
          </table:table-cell>
          <table:table-cell office:value-type="float" office:value="78853475" table:style-name="ce23">
            <text:p>78,853,47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39437936" table:style-name="ce23">
            <text:p>139,437,936</text:p>
          </table:table-cell>
          <table:table-cell office:value-type="float" office:value="909313" table:style-name="ce23">
            <text:p>909,313</text:p>
          </table:table-cell>
          <table:table-cell office:value-type="float" office:value="22907575" table:style-name="ce23">
            <text:p>22,907,575</text:p>
          </table:table-cell>
          <table:table-cell office:value-type="float" office:value="13432164" table:style-name="ce23">
            <text:p>13,432,164</text:p>
          </table:table-cell>
          <table:table-cell office:value-type="float" office:value="176686988" table:style-name="ce23">
            <text:p>176,686,988</text:p>
          </table:table-cell>
          <table:table-cell office:value-type="float" office:value="68484369" table:style-name="ce23">
            <text:p>68,484,369</text:p>
          </table:table-cell>
          <table:table-cell office:value-type="float" office:value="909313" table:style-name="ce23">
            <text:p>909,313</text:p>
          </table:table-cell>
          <table:table-cell office:value-type="float" office:value="20967241" table:style-name="ce23">
            <text:p>20,967,241</text:p>
          </table:table-cell>
          <table:table-cell office:value-type="float" office:value="13432164" table:style-name="ce23">
            <text:p>13,432,164</text:p>
          </table:table-cell>
          <table:table-cell office:value-type="float" office:value="103793087" table:style-name="ce23">
            <text:p>103,793,08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421298421" table:style-name="ce23">
            <text:p>421,298,421</text:p>
          </table:table-cell>
          <table:table-cell office:value-type="float" office:value="3452370" table:style-name="ce23">
            <text:p>3,452,370</text:p>
          </table:table-cell>
          <table:table-cell office:value-type="float" office:value="76044043" table:style-name="ce23">
            <text:p>76,044,043</text:p>
          </table:table-cell>
          <table:table-cell office:value-type="float" office:value="38956911" table:style-name="ce23">
            <text:p>38,956,911</text:p>
          </table:table-cell>
          <table:table-cell office:value-type="float" office:value="539751745" table:style-name="ce23">
            <text:p>539,751,745</text:p>
          </table:table-cell>
          <table:table-cell office:value-type="float" office:value="159714964" table:style-name="ce23">
            <text:p>159,714,964</text:p>
          </table:table-cell>
          <table:table-cell office:value-type="float" office:value="3452370" table:style-name="ce23">
            <text:p>3,452,370</text:p>
          </table:table-cell>
          <table:table-cell office:value-type="float" office:value="70016209" table:style-name="ce23">
            <text:p>70,016,209</text:p>
          </table:table-cell>
          <table:table-cell office:value-type="float" office:value="38956911" table:style-name="ce23">
            <text:p>38,956,911</text:p>
          </table:table-cell>
          <table:table-cell office:value-type="float" office:value="272140454" table:style-name="ce23">
            <text:p>272,140,45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64442885" table:style-name="ce23">
            <text:p>164,442,885</text:p>
          </table:table-cell>
          <table:table-cell office:value-type="float" office:value="3209802" table:style-name="ce23">
            <text:p>3,209,802</text:p>
          </table:table-cell>
          <table:table-cell office:value-type="float" office:value="34068015" table:style-name="ce23">
            <text:p>34,068,015</text:p>
          </table:table-cell>
          <table:table-cell office:value-type="float" office:value="16128224" table:style-name="ce23">
            <text:p>16,128,224</text:p>
          </table:table-cell>
          <table:table-cell office:value-type="float" office:value="217848926" table:style-name="ce23">
            <text:p>217,848,926</text:p>
          </table:table-cell>
          <table:table-cell office:value-type="float" office:value="25552786" table:style-name="ce23">
            <text:p>25,552,786</text:p>
          </table:table-cell>
          <table:table-cell office:value-type="float" office:value="3209802" table:style-name="ce23">
            <text:p>3,209,802</text:p>
          </table:table-cell>
          <table:table-cell office:value-type="float" office:value="28171572" table:style-name="ce23">
            <text:p>28,171,572</text:p>
          </table:table-cell>
          <table:table-cell office:value-type="float" office:value="16128224" table:style-name="ce23">
            <text:p>16,128,224</text:p>
          </table:table-cell>
          <table:table-cell office:value-type="float" office:value="73062384" table:style-name="ce23">
            <text:p>73,062,3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83029274" table:style-name="ce23">
            <text:p>83,029,274</text:p>
          </table:table-cell>
          <table:table-cell office:value-type="float" office:value="1214090" table:style-name="ce23">
            <text:p>1,214,090</text:p>
          </table:table-cell>
          <table:table-cell office:value-type="float" office:value="19123226" table:style-name="ce23">
            <text:p>19,123,226</text:p>
          </table:table-cell>
          <table:table-cell office:value-type="float" office:value="6856397" table:style-name="ce23">
            <text:p>6,856,397</text:p>
          </table:table-cell>
          <table:table-cell office:value-type="float" office:value="110222987" table:style-name="ce23">
            <text:p>110,222,987</text:p>
          </table:table-cell>
          <table:table-cell office:value-type="float" office:value="19294193" table:style-name="ce23">
            <text:p>19,294,193</text:p>
          </table:table-cell>
          <table:table-cell office:value-type="float" office:value="1214090" table:style-name="ce23">
            <text:p>1,214,090</text:p>
          </table:table-cell>
          <table:table-cell office:value-type="float" office:value="13731391" table:style-name="ce23">
            <text:p>13,731,391</text:p>
          </table:table-cell>
          <table:table-cell office:value-type="float" office:value="6856397" table:style-name="ce23">
            <text:p>6,856,397</text:p>
          </table:table-cell>
          <table:table-cell office:value-type="float" office:value="41096071" table:style-name="ce23">
            <text:p>41,096,07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908989849" table:style-name="ce23">
            <text:p>908,989,849</text:p>
          </table:table-cell>
          <table:table-cell office:value-type="float" office:value="11096751" table:style-name="ce23">
            <text:p>11,096,751</text:p>
          </table:table-cell>
          <table:table-cell office:value-type="float" office:value="162043327" table:style-name="ce23">
            <text:p>162,043,327</text:p>
          </table:table-cell>
          <table:table-cell office:value-type="float" office:value="84756185" table:style-name="ce23">
            <text:p>84,756,185</text:p>
          </table:table-cell>
          <table:table-cell office:value-type="float" office:value="1166886112" table:style-name="ce23">
            <text:p>1,166,886,112</text:p>
          </table:table-cell>
          <table:table-cell office:value-type="float" office:value="259573308" table:style-name="ce23">
            <text:p>259,573,308</text:p>
          </table:table-cell>
          <table:table-cell office:value-type="float" office:value="11096751" table:style-name="ce23">
            <text:p>11,096,751</text:p>
          </table:table-cell>
          <table:table-cell office:value-type="float" office:value="134577159" table:style-name="ce23">
            <text:p>134,577,159</text:p>
          </table:table-cell>
          <table:table-cell office:value-type="float" office:value="84756185" table:style-name="ce23">
            <text:p>84,756,185</text:p>
          </table:table-cell>
          <table:table-cell office:value-type="float" office:value="490003403" table:style-name="ce23">
            <text:p>490,003,40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23599558" table:style-name="ce23">
            <text:p>123,599,558</text:p>
          </table:table-cell>
          <table:table-cell office:value-type="float" office:value="1574327" table:style-name="ce23">
            <text:p>1,574,327</text:p>
          </table:table-cell>
          <table:table-cell office:value-type="float" office:value="22512046" table:style-name="ce23">
            <text:p>22,512,046</text:p>
          </table:table-cell>
          <table:table-cell office:value-type="float" office:value="10375958" table:style-name="ce23">
            <text:p>10,375,958</text:p>
          </table:table-cell>
          <table:table-cell office:value-type="float" office:value="158061889" table:style-name="ce23">
            <text:p>158,061,889</text:p>
          </table:table-cell>
          <table:table-cell office:value-type="float" office:value="23803785" table:style-name="ce23">
            <text:p>23,803,785</text:p>
          </table:table-cell>
          <table:table-cell office:value-type="float" office:value="1574327" table:style-name="ce23">
            <text:p>1,574,327</text:p>
          </table:table-cell>
          <table:table-cell office:value-type="float" office:value="14901212" table:style-name="ce23">
            <text:p>14,901,212</text:p>
          </table:table-cell>
          <table:table-cell office:value-type="float" office:value="10375958" table:style-name="ce23">
            <text:p>10,375,958</text:p>
          </table:table-cell>
          <table:table-cell office:value-type="float" office:value="50655282" table:style-name="ce23">
            <text:p>50,655,2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27474073" table:style-name="ce23">
            <text:p>127,474,073</text:p>
          </table:table-cell>
          <table:table-cell office:value-type="float" office:value="1850237" table:style-name="ce23">
            <text:p>1,850,237</text:p>
          </table:table-cell>
          <table:table-cell office:value-type="float" office:value="25409842" table:style-name="ce23">
            <text:p>25,409,842</text:p>
          </table:table-cell>
          <table:table-cell office:value-type="float" office:value="12201401" table:style-name="ce23">
            <text:p>12,201,401</text:p>
          </table:table-cell>
          <table:table-cell office:value-type="float" office:value="166935553" table:style-name="ce23">
            <text:p>166,935,553</text:p>
          </table:table-cell>
          <table:table-cell office:value-type="float" office:value="7632731" table:style-name="ce23">
            <text:p>7,632,731</text:p>
          </table:table-cell>
          <table:table-cell office:value-type="float" office:value="1850237" table:style-name="ce23">
            <text:p>1,850,237</text:p>
          </table:table-cell>
          <table:table-cell office:value-type="float" office:value="20034002" table:style-name="ce23">
            <text:p>20,034,002</text:p>
          </table:table-cell>
          <table:table-cell office:value-type="float" office:value="12201401" table:style-name="ce23">
            <text:p>12,201,401</text:p>
          </table:table-cell>
          <table:table-cell office:value-type="float" office:value="41718371" table:style-name="ce23">
            <text:p>41,718,37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4</text:p>
          </table:table-cell>
          <table:table-cell office:value-type="string" table:style-name="ce22">
            <text:p>Herefordshire</text:p>
          </table:table-cell>
          <table:table-cell office:value-type="float" office:value="104681927" table:style-name="ce23">
            <text:p>104,681,927</text:p>
          </table:table-cell>
          <table:table-cell office:value-type="float" office:value="693447" table:style-name="ce23">
            <text:p>693,447</text:p>
          </table:table-cell>
          <table:table-cell office:value-type="float" office:value="18016951" table:style-name="ce23">
            <text:p>18,016,951</text:p>
          </table:table-cell>
          <table:table-cell office:value-type="float" office:value="9305027" table:style-name="ce23">
            <text:p>9,305,027</text:p>
          </table:table-cell>
          <table:table-cell office:value-type="float" office:value="132697352" table:style-name="ce23">
            <text:p>132,697,352</text:p>
          </table:table-cell>
          <table:table-cell office:value-type="float" office:value="58819713" table:style-name="ce23">
            <text:p>58,819,713</text:p>
          </table:table-cell>
          <table:table-cell office:value-type="float" office:value="693447" table:style-name="ce23">
            <text:p>693,447</text:p>
          </table:table-cell>
          <table:table-cell office:value-type="float" office:value="15068117" table:style-name="ce23">
            <text:p>15,068,117</text:p>
          </table:table-cell>
          <table:table-cell office:value-type="float" office:value="9305027" table:style-name="ce23">
            <text:p>9,305,027</text:p>
          </table:table-cell>
          <table:table-cell office:value-type="float" office:value="83886304" table:style-name="ce23">
            <text:p>83,886,3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341985978" table:style-name="ce23">
            <text:p>341,985,978</text:p>
          </table:table-cell>
          <table:table-cell office:value-type="float" office:value="3515181" table:style-name="ce23">
            <text:p>3,515,181</text:p>
          </table:table-cell>
          <table:table-cell office:value-type="float" office:value="60182074" table:style-name="ce23">
            <text:p>60,182,074</text:p>
          </table:table-cell>
          <table:table-cell office:value-type="float" office:value="34975954" table:style-name="ce23">
            <text:p>34,975,954</text:p>
          </table:table-cell>
          <table:table-cell office:value-type="float" office:value="440659187" table:style-name="ce23">
            <text:p>440,659,187</text:p>
          </table:table-cell>
          <table:table-cell office:value-type="float" office:value="126527649" table:style-name="ce23">
            <text:p>126,527,649</text:p>
          </table:table-cell>
          <table:table-cell office:value-type="float" office:value="3515181" table:style-name="ce23">
            <text:p>3,515,181</text:p>
          </table:table-cell>
          <table:table-cell office:value-type="float" office:value="51862739" table:style-name="ce23">
            <text:p>51,862,739</text:p>
          </table:table-cell>
          <table:table-cell office:value-type="float" office:value="34975954" table:style-name="ce23">
            <text:p>34,975,954</text:p>
          </table:table-cell>
          <table:table-cell office:value-type="float" office:value="216881523" table:style-name="ce23">
            <text:p>216,881,52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6</text:p>
          </table:table-cell>
          <table:table-cell office:value-type="string" table:style-name="ce22">
            <text:p>Kent</text:p>
          </table:table-cell>
          <table:table-cell office:value-type="float" office:value="985815736" table:style-name="ce23">
            <text:p>985,815,736</text:p>
          </table:table-cell>
          <table:table-cell office:value-type="float" office:value="12371038" table:style-name="ce23">
            <text:p>12,371,038</text:p>
          </table:table-cell>
          <table:table-cell office:value-type="float" office:value="222918942" table:style-name="ce23">
            <text:p>222,918,942</text:p>
          </table:table-cell>
          <table:table-cell office:value-type="float" office:value="86287266" table:style-name="ce23">
            <text:p>86,287,266</text:p>
          </table:table-cell>
          <table:table-cell office:value-type="float" office:value="1307392982" table:style-name="ce23">
            <text:p>1,307,392,982</text:p>
          </table:table-cell>
          <table:table-cell office:value-type="float" office:value="404336503" table:style-name="ce23">
            <text:p>404,336,503</text:p>
          </table:table-cell>
          <table:table-cell office:value-type="float" office:value="12371038" table:style-name="ce23">
            <text:p>12,371,038</text:p>
          </table:table-cell>
          <table:table-cell office:value-type="float" office:value="209904275" table:style-name="ce23">
            <text:p>209,904,275</text:p>
          </table:table-cell>
          <table:table-cell office:value-type="float" office:value="86287266" table:style-name="ce23">
            <text:p>86,287,266</text:p>
          </table:table-cell>
          <table:table-cell office:value-type="float" office:value="712899082" table:style-name="ce23">
            <text:p>712,899,0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190724418" table:style-name="ce23">
            <text:p>190,724,418</text:p>
          </table:table-cell>
          <table:table-cell office:value-type="float" office:value="768337" table:style-name="ce23">
            <text:p>768,337</text:p>
          </table:table-cell>
          <table:table-cell office:value-type="float" office:value="41104275" table:style-name="ce23">
            <text:p>41,104,275</text:p>
          </table:table-cell>
          <table:table-cell office:value-type="float" office:value="17722305" table:style-name="ce23">
            <text:p>17,722,305</text:p>
          </table:table-cell>
          <table:table-cell office:value-type="float" office:value="250319335" table:style-name="ce23">
            <text:p>250,319,335</text:p>
          </table:table-cell>
          <table:table-cell office:value-type="float" office:value="40333604" table:style-name="ce23">
            <text:p>40,333,604</text:p>
          </table:table-cell>
          <table:table-cell office:value-type="float" office:value="768337" table:style-name="ce23">
            <text:p>768,337</text:p>
          </table:table-cell>
          <table:table-cell office:value-type="float" office:value="30076423" table:style-name="ce23">
            <text:p>30,076,423</text:p>
          </table:table-cell>
          <table:table-cell office:value-type="float" office:value="17722305" table:style-name="ce23">
            <text:p>17,722,305</text:p>
          </table:table-cell>
          <table:table-cell office:value-type="float" office:value="88900669" table:style-name="ce23">
            <text:p>88,900,66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781517963" table:style-name="ce23">
            <text:p>781,517,963</text:p>
          </table:table-cell>
          <table:table-cell office:value-type="float" office:value="6386525" table:style-name="ce23">
            <text:p>6,386,525</text:p>
          </table:table-cell>
          <table:table-cell office:value-type="float" office:value="134984270" table:style-name="ce23">
            <text:p>134,984,270</text:p>
          </table:table-cell>
          <table:table-cell office:value-type="float" office:value="80211927" table:style-name="ce23">
            <text:p>80,211,927</text:p>
          </table:table-cell>
          <table:table-cell office:value-type="float" office:value="1003100685" table:style-name="ce23">
            <text:p>1,003,100,685</text:p>
          </table:table-cell>
          <table:table-cell office:value-type="float" office:value="618633464" table:style-name="ce23">
            <text:p>618,633,464</text:p>
          </table:table-cell>
          <table:table-cell office:value-type="float" office:value="6386525" table:style-name="ce23">
            <text:p>6,386,525</text:p>
          </table:table-cell>
          <table:table-cell office:value-type="float" office:value="126771270" table:style-name="ce23">
            <text:p>126,771,270</text:p>
          </table:table-cell>
          <table:table-cell office:value-type="float" office:value="80211927" table:style-name="ce23">
            <text:p>80,211,927</text:p>
          </table:table-cell>
          <table:table-cell office:value-type="float" office:value="832003186" table:style-name="ce23">
            <text:p>832,003,18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28004518" table:style-name="ce23">
            <text:p>128,004,518</text:p>
          </table:table-cell>
          <table:table-cell office:value-type="float" office:value="2324806" table:style-name="ce23">
            <text:p>2,324,806</text:p>
          </table:table-cell>
          <table:table-cell office:value-type="float" office:value="22675018" table:style-name="ce23">
            <text:p>22,675,018</text:p>
          </table:table-cell>
          <table:table-cell office:value-type="float" office:value="11338995" table:style-name="ce23">
            <text:p>11,338,995</text:p>
          </table:table-cell>
          <table:table-cell office:value-type="float" office:value="164343337" table:style-name="ce23">
            <text:p>164,343,337</text:p>
          </table:table-cell>
          <table:table-cell office:value-type="float" office:value="67094692" table:style-name="ce23">
            <text:p>67,094,692</text:p>
          </table:table-cell>
          <table:table-cell office:value-type="float" office:value="2324806" table:style-name="ce23">
            <text:p>2,324,806</text:p>
          </table:table-cell>
          <table:table-cell office:value-type="float" office:value="20620683" table:style-name="ce23">
            <text:p>20,620,683</text:p>
          </table:table-cell>
          <table:table-cell office:value-type="float" office:value="11338995" table:style-name="ce23">
            <text:p>11,338,995</text:p>
          </table:table-cell>
          <table:table-cell office:value-type="float" office:value="101379176" table:style-name="ce23">
            <text:p>101,379,17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88665404" table:style-name="ce23">
            <text:p>88,665,404</text:p>
          </table:table-cell>
          <table:table-cell office:value-type="float" office:value="1422653" table:style-name="ce23">
            <text:p>1,422,653</text:p>
          </table:table-cell>
          <table:table-cell office:value-type="float" office:value="22216388" table:style-name="ce23">
            <text:p>22,216,388</text:p>
          </table:table-cell>
          <table:table-cell office:value-type="float" office:value="8544609" table:style-name="ce23">
            <text:p>8,544,609</text:p>
          </table:table-cell>
          <table:table-cell office:value-type="float" office:value="120849054" table:style-name="ce23">
            <text:p>120,849,054</text:p>
          </table:table-cell>
          <table:table-cell office:value-type="float" office:value="20077770" table:style-name="ce23">
            <text:p>20,077,770</text:p>
          </table:table-cell>
          <table:table-cell office:value-type="float" office:value="1422653" table:style-name="ce23">
            <text:p>1,422,653</text:p>
          </table:table-cell>
          <table:table-cell office:value-type="float" office:value="18529721" table:style-name="ce23">
            <text:p>18,529,721</text:p>
          </table:table-cell>
          <table:table-cell office:value-type="float" office:value="8544609" table:style-name="ce23">
            <text:p>8,544,609</text:p>
          </table:table-cell>
          <table:table-cell office:value-type="float" office:value="48574753" table:style-name="ce23">
            <text:p>48,574,7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509903063" table:style-name="ce23">
            <text:p>509,903,063</text:p>
          </table:table-cell>
          <table:table-cell office:value-type="float" office:value="5794650" table:style-name="ce23">
            <text:p>5,794,650</text:p>
          </table:table-cell>
          <table:table-cell office:value-type="float" office:value="77997128" table:style-name="ce23">
            <text:p>77,997,128</text:p>
          </table:table-cell>
          <table:table-cell office:value-type="float" office:value="49554737" table:style-name="ce23">
            <text:p>49,554,737</text:p>
          </table:table-cell>
          <table:table-cell office:value-type="float" office:value="643249578" table:style-name="ce23">
            <text:p>643,249,578</text:p>
          </table:table-cell>
          <table:table-cell office:value-type="float" office:value="173696444" table:style-name="ce23">
            <text:p>173,696,444</text:p>
          </table:table-cell>
          <table:table-cell office:value-type="float" office:value="5794650" table:style-name="ce23">
            <text:p>5,794,650</text:p>
          </table:table-cell>
          <table:table-cell office:value-type="float" office:value="73602961" table:style-name="ce23">
            <text:p>73,602,961</text:p>
          </table:table-cell>
          <table:table-cell office:value-type="float" office:value="49554737" table:style-name="ce23">
            <text:p>49,554,737</text:p>
          </table:table-cell>
          <table:table-cell office:value-type="float" office:value="302648792" table:style-name="ce23">
            <text:p>302,648,7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19853151" table:style-name="ce23">
            <text:p>219,853,151</text:p>
          </table:table-cell>
          <table:table-cell office:value-type="float" office:value="6007588" table:style-name="ce23">
            <text:p>6,007,588</text:p>
          </table:table-cell>
          <table:table-cell office:value-type="float" office:value="39469786" table:style-name="ce23">
            <text:p>39,469,786</text:p>
          </table:table-cell>
          <table:table-cell office:value-type="float" office:value="22218673" table:style-name="ce23">
            <text:p>22,218,673</text:p>
          </table:table-cell>
          <table:table-cell office:value-type="float" office:value="287549198" table:style-name="ce23">
            <text:p>287,549,198</text:p>
          </table:table-cell>
          <table:table-cell office:value-type="float" office:value="52960069" table:style-name="ce23">
            <text:p>52,960,069</text:p>
          </table:table-cell>
          <table:table-cell office:value-type="float" office:value="6007588" table:style-name="ce23">
            <text:p>6,007,588</text:p>
          </table:table-cell>
          <table:table-cell office:value-type="float" office:value="33740118" table:style-name="ce23">
            <text:p>33,740,118</text:p>
          </table:table-cell>
          <table:table-cell office:value-type="float" office:value="22218673" table:style-name="ce23">
            <text:p>22,218,673</text:p>
          </table:table-cell>
          <table:table-cell office:value-type="float" office:value="114926448" table:style-name="ce23">
            <text:p>114,926,44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168480411" table:style-name="ce23">
            <text:p>168,480,411</text:p>
          </table:table-cell>
          <table:table-cell office:value-type="float" office:value="2790979" table:style-name="ce23">
            <text:p>2,790,979</text:p>
          </table:table-cell>
          <table:table-cell office:value-type="float" office:value="28016184" table:style-name="ce23">
            <text:p>28,016,184</text:p>
          </table:table-cell>
          <table:table-cell office:value-type="float" office:value="16584938" table:style-name="ce23">
            <text:p>16,584,938</text:p>
          </table:table-cell>
          <table:table-cell office:value-type="float" office:value="215872512" table:style-name="ce23">
            <text:p>215,872,512</text:p>
          </table:table-cell>
          <table:table-cell office:value-type="float" office:value="54688734" table:style-name="ce23">
            <text:p>54,688,734</text:p>
          </table:table-cell>
          <table:table-cell office:value-type="float" office:value="2790979" table:style-name="ce23">
            <text:p>2,790,979</text:p>
          </table:table-cell>
          <table:table-cell office:value-type="float" office:value="22880516" table:style-name="ce23">
            <text:p>22,880,516</text:p>
          </table:table-cell>
          <table:table-cell office:value-type="float" office:value="16584938" table:style-name="ce23">
            <text:p>16,584,938</text:p>
          </table:table-cell>
          <table:table-cell office:value-type="float" office:value="96945167" table:style-name="ce23">
            <text:p>96,945,16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25476431" table:style-name="ce23">
            <text:p>125,476,431</text:p>
          </table:table-cell>
          <table:table-cell office:value-type="float" office:value="1064003" table:style-name="ce23">
            <text:p>1,064,003</text:p>
          </table:table-cell>
          <table:table-cell office:value-type="float" office:value="25070055" table:style-name="ce23">
            <text:p>25,070,055</text:p>
          </table:table-cell>
          <table:table-cell office:value-type="float" office:value="12408165" table:style-name="ce23">
            <text:p>12,408,165</text:p>
          </table:table-cell>
          <table:table-cell office:value-type="float" office:value="164018654" table:style-name="ce23">
            <text:p>164,018,654</text:p>
          </table:table-cell>
          <table:table-cell office:value-type="float" office:value="65170630" table:style-name="ce23">
            <text:p>65,170,630</text:p>
          </table:table-cell>
          <table:table-cell office:value-type="float" office:value="1064003" table:style-name="ce23">
            <text:p>1,064,003</text:p>
          </table:table-cell>
          <table:table-cell office:value-type="float" office:value="22632055" table:style-name="ce23">
            <text:p>22,632,055</text:p>
          </table:table-cell>
          <table:table-cell office:value-type="float" office:value="12408165" table:style-name="ce23">
            <text:p>12,408,165</text:p>
          </table:table-cell>
          <table:table-cell office:value-type="float" office:value="101274853" table:style-name="ce23">
            <text:p>101,274,8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24913862" table:style-name="ce23">
            <text:p>224,913,862</text:p>
          </table:table-cell>
          <table:table-cell office:value-type="float" office:value="2717788" table:style-name="ce23">
            <text:p>2,717,788</text:p>
          </table:table-cell>
          <table:table-cell office:value-type="float" office:value="39980330" table:style-name="ce23">
            <text:p>39,980,330</text:p>
          </table:table-cell>
          <table:table-cell office:value-type="float" office:value="22687589" table:style-name="ce23">
            <text:p>22,687,589</text:p>
          </table:table-cell>
          <table:table-cell office:value-type="float" office:value="290299569" table:style-name="ce23">
            <text:p>290,299,569</text:p>
          </table:table-cell>
          <table:table-cell office:value-type="float" office:value="74018220" table:style-name="ce23">
            <text:p>74,018,220</text:p>
          </table:table-cell>
          <table:table-cell office:value-type="float" office:value="2717788" table:style-name="ce23">
            <text:p>2,717,788</text:p>
          </table:table-cell>
          <table:table-cell office:value-type="float" office:value="34674829" table:style-name="ce23">
            <text:p>34,674,829</text:p>
          </table:table-cell>
          <table:table-cell office:value-type="float" office:value="22687589" table:style-name="ce23">
            <text:p>22,687,589</text:p>
          </table:table-cell>
          <table:table-cell office:value-type="float" office:value="134098426" table:style-name="ce23">
            <text:p>134,098,42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13123828" table:style-name="ce23">
            <text:p>213,123,828</text:p>
          </table:table-cell>
          <table:table-cell office:value-type="float" office:value="2745304" table:style-name="ce23">
            <text:p>2,745,304</text:p>
          </table:table-cell>
          <table:table-cell office:value-type="float" office:value="41277759" table:style-name="ce23">
            <text:p>41,277,759</text:p>
          </table:table-cell>
          <table:table-cell office:value-type="float" office:value="21227142" table:style-name="ce23">
            <text:p>21,227,142</text:p>
          </table:table-cell>
          <table:table-cell office:value-type="float" office:value="278374033" table:style-name="ce23">
            <text:p>278,374,033</text:p>
          </table:table-cell>
          <table:table-cell office:value-type="float" office:value="144682107" table:style-name="ce23">
            <text:p>144,682,107</text:p>
          </table:table-cell>
          <table:table-cell office:value-type="float" office:value="2745304" table:style-name="ce23">
            <text:p>2,745,304</text:p>
          </table:table-cell>
          <table:table-cell office:value-type="float" office:value="39241091" table:style-name="ce23">
            <text:p>39,241,091</text:p>
          </table:table-cell>
          <table:table-cell office:value-type="float" office:value="21227142" table:style-name="ce23">
            <text:p>21,227,142</text:p>
          </table:table-cell>
          <table:table-cell office:value-type="float" office:value="207895644" table:style-name="ce23">
            <text:p>207,895,64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26789939" table:style-name="ce23">
            <text:p>326,789,939</text:p>
          </table:table-cell>
          <table:table-cell office:value-type="float" office:value="3770481" table:style-name="ce23">
            <text:p>3,770,481</text:p>
          </table:table-cell>
          <table:table-cell office:value-type="float" office:value="50893069" table:style-name="ce23">
            <text:p>50,893,069</text:p>
          </table:table-cell>
          <table:table-cell office:value-type="float" office:value="27803167" table:style-name="ce23">
            <text:p>27,803,167</text:p>
          </table:table-cell>
          <table:table-cell office:value-type="float" office:value="409256656" table:style-name="ce23">
            <text:p>409,256,656</text:p>
          </table:table-cell>
          <table:table-cell office:value-type="float" office:value="68664520" table:style-name="ce23">
            <text:p>68,664,520</text:p>
          </table:table-cell>
          <table:table-cell office:value-type="float" office:value="3770481" table:style-name="ce23">
            <text:p>3,770,481</text:p>
          </table:table-cell>
          <table:table-cell office:value-type="float" office:value="38771388" table:style-name="ce23">
            <text:p>38,771,388</text:p>
          </table:table-cell>
          <table:table-cell office:value-type="float" office:value="27803167" table:style-name="ce23">
            <text:p>27,803,167</text:p>
          </table:table-cell>
          <table:table-cell office:value-type="float" office:value="139009556" table:style-name="ce23">
            <text:p>139,009,55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09</text:p>
          </table:table-cell>
          <table:table-cell office:value-type="string" table:style-name="ce22">
            <text:p>Cumbria</text:p>
          </table:table-cell>
          <table:table-cell office:value-type="float" office:value="302211725" table:style-name="ce23">
            <text:p>302,211,725</text:p>
          </table:table-cell>
          <table:table-cell office:value-type="float" office:value="4419401" table:style-name="ce23">
            <text:p>4,419,401</text:p>
          </table:table-cell>
          <table:table-cell office:value-type="float" office:value="48623089" table:style-name="ce23">
            <text:p>48,623,089</text:p>
          </table:table-cell>
          <table:table-cell office:value-type="float" office:value="27641290" table:style-name="ce23">
            <text:p>27,641,290</text:p>
          </table:table-cell>
          <table:table-cell office:value-type="float" office:value="382895505" table:style-name="ce23">
            <text:p>382,895,505</text:p>
          </table:table-cell>
          <table:table-cell office:value-type="float" office:value="187427158" table:style-name="ce23">
            <text:p>187,427,158</text:p>
          </table:table-cell>
          <table:table-cell office:value-type="float" office:value="4419401" table:style-name="ce23">
            <text:p>4,419,401</text:p>
          </table:table-cell>
          <table:table-cell office:value-type="float" office:value="44504088" table:style-name="ce23">
            <text:p>44,504,088</text:p>
          </table:table-cell>
          <table:table-cell office:value-type="float" office:value="27641290" table:style-name="ce23">
            <text:p>27,641,290</text:p>
          </table:table-cell>
          <table:table-cell office:value-type="float" office:value="263991937" table:style-name="ce23">
            <text:p>263,991,93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376744889" table:style-name="ce23">
            <text:p>376,744,889</text:p>
          </table:table-cell>
          <table:table-cell office:value-type="float" office:value="2578980" table:style-name="ce23">
            <text:p>2,578,980</text:p>
          </table:table-cell>
          <table:table-cell office:value-type="float" office:value="66375573" table:style-name="ce23">
            <text:p>66,375,573</text:p>
          </table:table-cell>
          <table:table-cell office:value-type="float" office:value="34431071" table:style-name="ce23">
            <text:p>34,431,071</text:p>
          </table:table-cell>
          <table:table-cell office:value-type="float" office:value="480130513" table:style-name="ce23">
            <text:p>480,130,513</text:p>
          </table:table-cell>
          <table:table-cell office:value-type="float" office:value="173566481" table:style-name="ce23">
            <text:p>173,566,481</text:p>
          </table:table-cell>
          <table:table-cell office:value-type="float" office:value="2578980" table:style-name="ce23">
            <text:p>2,578,980</text:p>
          </table:table-cell>
          <table:table-cell office:value-type="float" office:value="58062072" table:style-name="ce23">
            <text:p>58,062,072</text:p>
          </table:table-cell>
          <table:table-cell office:value-type="float" office:value="34431071" table:style-name="ce23">
            <text:p>34,431,071</text:p>
          </table:table-cell>
          <table:table-cell office:value-type="float" office:value="268638604" table:style-name="ce23">
            <text:p>268,638,6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793204557" table:style-name="ce23">
            <text:p>793,204,557</text:p>
          </table:table-cell>
          <table:table-cell office:value-type="float" office:value="5786952" table:style-name="ce23">
            <text:p>5,786,952</text:p>
          </table:table-cell>
          <table:table-cell office:value-type="float" office:value="131260031" table:style-name="ce23">
            <text:p>131,260,031</text:p>
          </table:table-cell>
          <table:table-cell office:value-type="float" office:value="91821652" table:style-name="ce23">
            <text:p>91,821,652</text:p>
          </table:table-cell>
          <table:table-cell office:value-type="float" office:value="1022073192" table:style-name="ce23">
            <text:p>1,022,073,192</text:p>
          </table:table-cell>
          <table:table-cell office:value-type="float" office:value="393852348" table:style-name="ce23">
            <text:p>393,852,348</text:p>
          </table:table-cell>
          <table:table-cell office:value-type="float" office:value="5786952" table:style-name="ce23">
            <text:p>5,786,952</text:p>
          </table:table-cell>
          <table:table-cell office:value-type="float" office:value="120468030" table:style-name="ce23">
            <text:p>120,468,030</text:p>
          </table:table-cell>
          <table:table-cell office:value-type="float" office:value="91821652" table:style-name="ce23">
            <text:p>91,821,652</text:p>
          </table:table-cell>
          <table:table-cell office:value-type="float" office:value="611928982" table:style-name="ce23">
            <text:p>611,928,9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74532716" table:style-name="ce23">
            <text:p>74,532,716</text:p>
          </table:table-cell>
          <table:table-cell office:value-type="float" office:value="609117" table:style-name="ce23">
            <text:p>609,117</text:p>
          </table:table-cell>
          <table:table-cell office:value-type="float" office:value="16192527" table:style-name="ce23">
            <text:p>16,192,527</text:p>
          </table:table-cell>
          <table:table-cell office:value-type="float" office:value="6309457" table:style-name="ce23">
            <text:p>6,309,457</text:p>
          </table:table-cell>
          <table:table-cell office:value-type="float" office:value="97643817" table:style-name="ce23">
            <text:p>97,643,817</text:p>
          </table:table-cell>
          <table:table-cell office:value-type="float" office:value="54910770" table:style-name="ce23">
            <text:p>54,910,770</text:p>
          </table:table-cell>
          <table:table-cell office:value-type="float" office:value="609117" table:style-name="ce23">
            <text:p>609,117</text:p>
          </table:table-cell>
          <table:table-cell office:value-type="float" office:value="15226527" table:style-name="ce23">
            <text:p>15,226,527</text:p>
          </table:table-cell>
          <table:table-cell office:value-type="float" office:value="6309457" table:style-name="ce23">
            <text:p>6,309,457</text:p>
          </table:table-cell>
          <table:table-cell office:value-type="float" office:value="77055871" table:style-name="ce23">
            <text:p>77,055,87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454763789" table:style-name="ce23">
            <text:p>454,763,789</text:p>
          </table:table-cell>
          <table:table-cell office:value-type="float" office:value="5286324" table:style-name="ce23">
            <text:p>5,286,324</text:p>
          </table:table-cell>
          <table:table-cell office:value-type="float" office:value="92942742" table:style-name="ce23">
            <text:p>92,942,742</text:p>
          </table:table-cell>
          <table:table-cell office:value-type="float" office:value="41104978" table:style-name="ce23">
            <text:p>41,104,978</text:p>
          </table:table-cell>
          <table:table-cell office:value-type="float" office:value="594097833" table:style-name="ce23">
            <text:p>594,097,833</text:p>
          </table:table-cell>
          <table:table-cell office:value-type="float" office:value="133288056" table:style-name="ce23">
            <text:p>133,288,056</text:p>
          </table:table-cell>
          <table:table-cell office:value-type="float" office:value="5286324" table:style-name="ce23">
            <text:p>5,286,324</text:p>
          </table:table-cell>
          <table:table-cell office:value-type="float" office:value="76358574" table:style-name="ce23">
            <text:p>76,358,574</text:p>
          </table:table-cell>
          <table:table-cell office:value-type="float" office:value="41104978" table:style-name="ce23">
            <text:p>41,104,978</text:p>
          </table:table-cell>
          <table:table-cell office:value-type="float" office:value="256037932" table:style-name="ce23">
            <text:p>256,037,9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507006979" table:style-name="ce23">
            <text:p>507,006,979</text:p>
          </table:table-cell>
          <table:table-cell office:value-type="float" office:value="3407016" table:style-name="ce23">
            <text:p>3,407,016</text:p>
          </table:table-cell>
          <table:table-cell office:value-type="float" office:value="93311282" table:style-name="ce23">
            <text:p>93,311,282</text:p>
          </table:table-cell>
          <table:table-cell office:value-type="float" office:value="42318868" table:style-name="ce23">
            <text:p>42,318,868</text:p>
          </table:table-cell>
          <table:table-cell office:value-type="float" office:value="646044145" table:style-name="ce23">
            <text:p>646,044,145</text:p>
          </table:table-cell>
          <table:table-cell office:value-type="float" office:value="147922046" table:style-name="ce23">
            <text:p>147,922,046</text:p>
          </table:table-cell>
          <table:table-cell office:value-type="float" office:value="3407016" table:style-name="ce23">
            <text:p>3,407,016</text:p>
          </table:table-cell>
          <table:table-cell office:value-type="float" office:value="81360948" table:style-name="ce23">
            <text:p>81,360,948</text:p>
          </table:table-cell>
          <table:table-cell office:value-type="float" office:value="42318868" table:style-name="ce23">
            <text:p>42,318,868</text:p>
          </table:table-cell>
          <table:table-cell office:value-type="float" office:value="275008878" table:style-name="ce23">
            <text:p>275,008,87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8</text:p>
          </table:table-cell>
          <table:table-cell office:value-type="string" table:style-name="ce22">
            <text:p>Northamptonshire</text:p>
          </table:table-cell>
          <table:table-cell office:value-type="float" office:value="501699856" table:style-name="ce23">
            <text:p>501,699,856</text:p>
          </table:table-cell>
          <table:table-cell office:value-type="float" office:value="9627984" table:style-name="ce23">
            <text:p>9,627,984</text:p>
          </table:table-cell>
          <table:table-cell office:value-type="float" office:value="89049133" table:style-name="ce23">
            <text:p>89,049,133</text:p>
          </table:table-cell>
          <table:table-cell office:value-type="float" office:value="46601799" table:style-name="ce23">
            <text:p>46,601,799</text:p>
          </table:table-cell>
          <table:table-cell office:value-type="float" office:value="646978772" table:style-name="ce23">
            <text:p>646,978,772</text:p>
          </table:table-cell>
          <table:table-cell office:value-type="float" office:value="111581243" table:style-name="ce23">
            <text:p>111,581,243</text:p>
          </table:table-cell>
          <table:table-cell office:value-type="float" office:value="9627984" table:style-name="ce23">
            <text:p>9,627,984</text:p>
          </table:table-cell>
          <table:table-cell office:value-type="float" office:value="66230129" table:style-name="ce23">
            <text:p>66,230,129</text:p>
          </table:table-cell>
          <table:table-cell office:value-type="float" office:value="46601799" table:style-name="ce23">
            <text:p>46,601,799</text:p>
          </table:table-cell>
          <table:table-cell office:value-type="float" office:value="234041155" table:style-name="ce23">
            <text:p>234,041,15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187108803" table:style-name="ce23">
            <text:p>187,108,803</text:p>
          </table:table-cell>
          <table:table-cell office:value-type="float" office:value="2732756" table:style-name="ce23">
            <text:p>2,732,756</text:p>
          </table:table-cell>
          <table:table-cell office:value-type="float" office:value="36239807" table:style-name="ce23">
            <text:p>36,239,807</text:p>
          </table:table-cell>
          <table:table-cell office:value-type="float" office:value="17186612" table:style-name="ce23">
            <text:p>17,186,612</text:p>
          </table:table-cell>
          <table:table-cell office:value-type="float" office:value="243267978" table:style-name="ce23">
            <text:p>243,267,978</text:p>
          </table:table-cell>
          <table:table-cell office:value-type="float" office:value="84241088" table:style-name="ce23">
            <text:p>84,241,088</text:p>
          </table:table-cell>
          <table:table-cell office:value-type="float" office:value="2732756" table:style-name="ce23">
            <text:p>2,732,756</text:p>
          </table:table-cell>
          <table:table-cell office:value-type="float" office:value="33703972" table:style-name="ce23">
            <text:p>33,703,972</text:p>
          </table:table-cell>
          <table:table-cell office:value-type="float" office:value="17186612" table:style-name="ce23">
            <text:p>17,186,612</text:p>
          </table:table-cell>
          <table:table-cell office:value-type="float" office:value="137864428" table:style-name="ce23">
            <text:p>137,864,42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394691690" table:style-name="ce23">
            <text:p>394,691,690</text:p>
          </table:table-cell>
          <table:table-cell office:value-type="float" office:value="4126161" table:style-name="ce23">
            <text:p>4,126,161</text:p>
          </table:table-cell>
          <table:table-cell office:value-type="float" office:value="73132675" table:style-name="ce23">
            <text:p>73,132,675</text:p>
          </table:table-cell>
          <table:table-cell office:value-type="float" office:value="38359675" table:style-name="ce23">
            <text:p>38,359,675</text:p>
          </table:table-cell>
          <table:table-cell office:value-type="float" office:value="510310201" table:style-name="ce23">
            <text:p>510,310,201</text:p>
          </table:table-cell>
          <table:table-cell office:value-type="float" office:value="115737433" table:style-name="ce23">
            <text:p>115,737,433</text:p>
          </table:table-cell>
          <table:table-cell office:value-type="float" office:value="4126161" table:style-name="ce23">
            <text:p>4,126,161</text:p>
          </table:table-cell>
          <table:table-cell office:value-type="float" office:value="57909116" table:style-name="ce23">
            <text:p>57,909,116</text:p>
          </table:table-cell>
          <table:table-cell office:value-type="float" office:value="38359675" table:style-name="ce23">
            <text:p>38,359,675</text:p>
          </table:table-cell>
          <table:table-cell office:value-type="float" office:value="216132385" table:style-name="ce23">
            <text:p>216,132,38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11745122" table:style-name="ce23">
            <text:p>311,745,122</text:p>
          </table:table-cell>
          <table:table-cell office:value-type="float" office:value="7074460" table:style-name="ce23">
            <text:p>7,074,460</text:p>
          </table:table-cell>
          <table:table-cell office:value-type="float" office:value="58599862" table:style-name="ce23">
            <text:p>58,599,862</text:p>
          </table:table-cell>
          <table:table-cell office:value-type="float" office:value="28418717" table:style-name="ce23">
            <text:p>28,418,717</text:p>
          </table:table-cell>
          <table:table-cell office:value-type="float" office:value="405838161" table:style-name="ce23">
            <text:p>405,838,161</text:p>
          </table:table-cell>
          <table:table-cell office:value-type="float" office:value="117088287" table:style-name="ce23">
            <text:p>117,088,287</text:p>
          </table:table-cell>
          <table:table-cell office:value-type="float" office:value="7074460" table:style-name="ce23">
            <text:p>7,074,460</text:p>
          </table:table-cell>
          <table:table-cell office:value-type="float" office:value="52267362" table:style-name="ce23">
            <text:p>52,267,362</text:p>
          </table:table-cell>
          <table:table-cell office:value-type="float" office:value="28418717" table:style-name="ce23">
            <text:p>28,418,717</text:p>
          </table:table-cell>
          <table:table-cell office:value-type="float" office:value="204848826" table:style-name="ce23">
            <text:p>204,848,82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433137367" table:style-name="ce23">
            <text:p>433,137,367</text:p>
          </table:table-cell>
          <table:table-cell office:value-type="float" office:value="7570158" table:style-name="ce23">
            <text:p>7,570,158</text:p>
          </table:table-cell>
          <table:table-cell office:value-type="float" office:value="75829462" table:style-name="ce23">
            <text:p>75,829,462</text:p>
          </table:table-cell>
          <table:table-cell office:value-type="float" office:value="36921835" table:style-name="ce23">
            <text:p>36,921,835</text:p>
          </table:table-cell>
          <table:table-cell office:value-type="float" office:value="553458822" table:style-name="ce23">
            <text:p>553,458,822</text:p>
          </table:table-cell>
          <table:table-cell office:value-type="float" office:value="115411577" table:style-name="ce23">
            <text:p>115,411,577</text:p>
          </table:table-cell>
          <table:table-cell office:value-type="float" office:value="7570158" table:style-name="ce23">
            <text:p>7,570,158</text:p>
          </table:table-cell>
          <table:table-cell office:value-type="float" office:value="56526283" table:style-name="ce23">
            <text:p>56,526,283</text:p>
          </table:table-cell>
          <table:table-cell office:value-type="float" office:value="36921835" table:style-name="ce23">
            <text:p>36,921,835</text:p>
          </table:table-cell>
          <table:table-cell office:value-type="float" office:value="216429853" table:style-name="ce23">
            <text:p>216,429,8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663838185" table:style-name="ce23">
            <text:p>663,838,185</text:p>
          </table:table-cell>
          <table:table-cell office:value-type="float" office:value="5996131" table:style-name="ce23">
            <text:p>5,996,131</text:p>
          </table:table-cell>
          <table:table-cell office:value-type="float" office:value="160037567" table:style-name="ce23">
            <text:p>160,037,567</text:p>
          </table:table-cell>
          <table:table-cell office:value-type="float" office:value="76223858" table:style-name="ce23">
            <text:p>76,223,858</text:p>
          </table:table-cell>
          <table:table-cell office:value-type="float" office:value="906095741" table:style-name="ce23">
            <text:p>906,095,741</text:p>
          </table:table-cell>
          <table:table-cell office:value-type="float" office:value="264263334" table:style-name="ce23">
            <text:p>264,263,334</text:p>
          </table:table-cell>
          <table:table-cell office:value-type="float" office:value="5996131" table:style-name="ce23">
            <text:p>5,996,131</text:p>
          </table:table-cell>
          <table:table-cell office:value-type="float" office:value="141800250" table:style-name="ce23">
            <text:p>141,800,250</text:p>
          </table:table-cell>
          <table:table-cell office:value-type="float" office:value="76223858" table:style-name="ce23">
            <text:p>76,223,858</text:p>
          </table:table-cell>
          <table:table-cell office:value-type="float" office:value="488283573" table:style-name="ce23">
            <text:p>488,283,57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349679645" table:style-name="ce23">
            <text:p>349,679,645</text:p>
          </table:table-cell>
          <table:table-cell office:value-type="float" office:value="4061345" table:style-name="ce23">
            <text:p>4,061,345</text:p>
          </table:table-cell>
          <table:table-cell office:value-type="float" office:value="68486914" table:style-name="ce23">
            <text:p>68,486,914</text:p>
          </table:table-cell>
          <table:table-cell office:value-type="float" office:value="33410479" table:style-name="ce23">
            <text:p>33,410,479</text:p>
          </table:table-cell>
          <table:table-cell office:value-type="float" office:value="455638383" table:style-name="ce23">
            <text:p>455,638,383</text:p>
          </table:table-cell>
          <table:table-cell office:value-type="float" office:value="140979850" table:style-name="ce23">
            <text:p>140,979,850</text:p>
          </table:table-cell>
          <table:table-cell office:value-type="float" office:value="4061345" table:style-name="ce23">
            <text:p>4,061,345</text:p>
          </table:table-cell>
          <table:table-cell office:value-type="float" office:value="55103079" table:style-name="ce23">
            <text:p>55,103,079</text:p>
          </table:table-cell>
          <table:table-cell office:value-type="float" office:value="33410479" table:style-name="ce23">
            <text:p>33,410,479</text:p>
          </table:table-cell>
          <table:table-cell office:value-type="float" office:value="233554753" table:style-name="ce23">
            <text:p>233,554,7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488941426" table:style-name="ce23">
            <text:p>488,941,426</text:p>
          </table:table-cell>
          <table:table-cell office:value-type="float" office:value="7548147" table:style-name="ce23">
            <text:p>7,548,147</text:p>
          </table:table-cell>
          <table:table-cell office:value-type="float" office:value="88840298" table:style-name="ce23">
            <text:p>88,840,298</text:p>
          </table:table-cell>
          <table:table-cell office:value-type="float" office:value="50736702" table:style-name="ce23">
            <text:p>50,736,702</text:p>
          </table:table-cell>
          <table:table-cell office:value-type="float" office:value="636066573" table:style-name="ce23">
            <text:p>636,066,573</text:p>
          </table:table-cell>
          <table:table-cell office:value-type="float" office:value="302390885" table:style-name="ce23">
            <text:p>302,390,885</text:p>
          </table:table-cell>
          <table:table-cell office:value-type="float" office:value="7548147" table:style-name="ce23">
            <text:p>7,548,147</text:p>
          </table:table-cell>
          <table:table-cell office:value-type="float" office:value="85547462" table:style-name="ce23">
            <text:p>85,547,462</text:p>
          </table:table-cell>
          <table:table-cell office:value-type="float" office:value="50736702" table:style-name="ce23">
            <text:p>50,736,702</text:p>
          </table:table-cell>
          <table:table-cell office:value-type="float" office:value="446223196" table:style-name="ce23">
            <text:p>446,223,196</text:p>
          </table:table-cell>
          <table:table-cell table:number-columns-repeated="16372"/>
        </table:table-row>
        <table:table-row table:style-name="ro2">
          <table:table-cell table:style-name="ce32"/>
          <table:table-cell table:style-name="ce25"/>
          <table:table-cell table:style-name="ce23"/>
          <table:table-cell table:number-columns-repeated="16381" table:style-name="ce1"/>
        </table:table-row>
        <table:table-row table:style-name="ro2">
          <table:table-cell office:value-type="string" table:style-name="ce32">
            <text:p>LONDON</text:p>
          </table:table-cell>
          <table:table-cell table:style-name="ce25"/>
          <table:table-cell office:value-type="float" office:value="6306796036" table:style-name="ce23">
            <text:p>6,306,796,036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405618103" table:style-name="ce23">
            <text:p>1,405,618,103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8496506667" table:style-name="ce23">
            <text:p>8,496,506,667</text:p>
          </table:table-cell>
          <table:table-cell office:value-type="float" office:value="3394578931" table:style-name="ce23">
            <text:p>3,394,578,931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280309770" table:style-name="ce23">
            <text:p>1,280,309,770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5458981229" table:style-name="ce23">
            <text:p>5,458,981,229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METROPOLITAN AUTHORITIES</text:p>
          </table:table-cell>
          <table:table-cell table:style-name="ce25"/>
          <table:table-cell office:value-type="float" office:value="8527503394" table:style-name="ce23">
            <text:p>8,527,503,394</text:p>
          </table:table-cell>
          <table:table-cell office:value-type="float" office:value="95370026" table:style-name="ce23">
            <text:p>95,370,026</text:p>
          </table:table-cell>
          <table:table-cell office:value-type="float" office:value="1574590060" table:style-name="ce23">
            <text:p>1,574,590,060</text:p>
          </table:table-cell>
          <table:table-cell office:value-type="float" office:value="845082399" table:style-name="ce23">
            <text:p>845,082,399</text:p>
          </table:table-cell>
          <table:table-cell office:value-type="float" office:value="11042545879" table:style-name="ce23">
            <text:p>11,042,545,879</text:p>
          </table:table-cell>
          <table:table-cell office:value-type="float" office:value="4100358983" table:style-name="ce23">
            <text:p>4,100,358,983</text:p>
          </table:table-cell>
          <table:table-cell office:value-type="float" office:value="95370026" table:style-name="ce23">
            <text:p>95,370,026</text:p>
          </table:table-cell>
          <table:table-cell office:value-type="float" office:value="1401451052" table:style-name="ce23">
            <text:p>1,401,451,052</text:p>
          </table:table-cell>
          <table:table-cell office:value-type="float" office:value="845082399" table:style-name="ce23">
            <text:p>845,082,399</text:p>
          </table:table-cell>
          <table:table-cell office:value-type="float" office:value="6442262460" table:style-name="ce23">
            <text:p>6,442,262,460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UNITARY AUTHORITIES</text:p>
          </table:table-cell>
          <table:table-cell table:style-name="ce25"/>
          <table:table-cell office:value-type="float" office:value="8365251003" table:style-name="ce23">
            <text:p>8,365,251,003</text:p>
          </table:table-cell>
          <table:table-cell office:value-type="float" office:value="101101024" table:style-name="ce23">
            <text:p>101,101,024</text:p>
          </table:table-cell>
          <table:table-cell office:value-type="float" office:value="1644214788" table:style-name="ce23">
            <text:p>1,644,214,788</text:p>
          </table:table-cell>
          <table:table-cell office:value-type="float" office:value="817663680" table:style-name="ce23">
            <text:p>817,663,680</text:p>
          </table:table-cell>
          <table:table-cell office:value-type="float" office:value="10928230495" table:style-name="ce23">
            <text:p>10,928,230,495</text:p>
          </table:table-cell>
          <table:table-cell office:value-type="float" office:value="3077082575" table:style-name="ce23">
            <text:p>3,077,082,575</text:p>
          </table:table-cell>
          <table:table-cell office:value-type="float" office:value="101101024" table:style-name="ce23">
            <text:p>101,101,024</text:p>
          </table:table-cell>
          <table:table-cell office:value-type="float" office:value="1401392710" table:style-name="ce23">
            <text:p>1,401,392,710</text:p>
          </table:table-cell>
          <table:table-cell office:value-type="float" office:value="817663680" table:style-name="ce23">
            <text:p>817,663,680</text:p>
          </table:table-cell>
          <table:table-cell office:value-type="float" office:value="5397239989" table:style-name="ce23">
            <text:p>5,397,239,989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UPPER TIER AUTHORITIES</text:p>
          </table:table-cell>
          <table:table-cell table:style-name="ce25"/>
          <table:table-cell office:value-type="float" office:value="13078889340" table:style-name="ce23">
            <text:p>13,078,889,340</text:p>
          </table:table-cell>
          <table:table-cell office:value-type="float" office:value="155788349" table:style-name="ce23">
            <text:p>155,788,349</text:p>
          </table:table-cell>
          <table:table-cell office:value-type="float" office:value="2438807430" table:style-name="ce23">
            <text:p>2,438,807,430</text:p>
          </table:table-cell>
          <table:table-cell office:value-type="float" office:value="1257360693" table:style-name="ce23">
            <text:p>1,257,360,693</text:p>
          </table:table-cell>
          <table:table-cell office:value-type="float" office:value="16930845812" table:style-name="ce23">
            <text:p>16,930,845,812</text:p>
          </table:table-cell>
          <table:table-cell office:value-type="float" office:value="5669790417" table:style-name="ce23">
            <text:p>5,669,790,417</text:p>
          </table:table-cell>
          <table:table-cell office:value-type="float" office:value="155788349" table:style-name="ce23">
            <text:p>155,788,349</text:p>
          </table:table-cell>
          <table:table-cell office:value-type="float" office:value="2131738953" table:style-name="ce23">
            <text:p>2,131,738,953</text:p>
          </table:table-cell>
          <table:table-cell office:value-type="float" office:value="1257360693" table:style-name="ce23">
            <text:p>1,257,360,693</text:p>
          </table:table-cell>
          <table:table-cell office:value-type="float" office:value="9214678412" table:style-name="ce23">
            <text:p>9,214,678,412</text:p>
          </table:table-cell>
          <table:table-cell table:number-columns-repeated="16372"/>
        </table:table-row>
        <table:table-row table:style-name="ro2">
          <table:table-cell table:style-name="ce32"/>
          <table:table-cell table:style-name="ce25"/>
          <table:table-cell table:style-name="ce23"/>
          <table:table-cell table:number-columns-repeated="16381" table:style-name="ce1"/>
        </table:table-row>
        <table:table-row table:style-name="ro2">
          <table:table-cell office:value-type="string" table:style-name="ce32">
            <text:p>LONDON</text:p>
          </table:table-cell>
          <table:table-cell table:style-name="ce25"/>
          <table:table-cell office:value-type="float" office:value="6306796036" table:style-name="ce23">
            <text:p>6,306,796,036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405618103" table:style-name="ce23">
            <text:p>1,405,618,103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8496506667" table:style-name="ce23">
            <text:p>8,496,506,667</text:p>
          </table:table-cell>
          <table:table-cell office:value-type="float" office:value="3394578931" table:style-name="ce23">
            <text:p>3,394,578,931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280309770" table:style-name="ce23">
            <text:p>1,280,309,770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5458981229" table:style-name="ce23">
            <text:p>5,458,981,229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East of England</text:p>
          </table:table-cell>
          <table:table-cell table:style-name="ce25"/>
          <table:table-cell office:value-type="float" office:value="3923172486" table:style-name="ce23">
            <text:p>3,923,172,486</text:p>
          </table:table-cell>
          <table:table-cell office:value-type="float" office:value="45408257" table:style-name="ce23">
            <text:p>45,408,257</text:p>
          </table:table-cell>
          <table:table-cell office:value-type="float" office:value="709350237" table:style-name="ce23">
            <text:p>709,350,237</text:p>
          </table:table-cell>
          <table:table-cell office:value-type="float" office:value="379738890" table:style-name="ce23">
            <text:p>379,738,890</text:p>
          </table:table-cell>
          <table:table-cell office:value-type="float" office:value="5057669870" table:style-name="ce23">
            <text:p>5,057,669,870</text:p>
          </table:table-cell>
          <table:table-cell office:value-type="float" office:value="1326539694" table:style-name="ce23">
            <text:p>1,326,539,694</text:p>
          </table:table-cell>
          <table:table-cell office:value-type="float" office:value="45408257" table:style-name="ce23">
            <text:p>45,408,257</text:p>
          </table:table-cell>
          <table:table-cell office:value-type="float" office:value="596597733" table:style-name="ce23">
            <text:p>596,597,733</text:p>
          </table:table-cell>
          <table:table-cell office:value-type="float" office:value="379738890" table:style-name="ce23">
            <text:p>379,738,890</text:p>
          </table:table-cell>
          <table:table-cell office:value-type="float" office:value="2348284574" table:style-name="ce23">
            <text:p>2,348,284,574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East Midlands</text:p>
          </table:table-cell>
          <table:table-cell table:style-name="ce25"/>
          <table:table-cell office:value-type="float" office:value="3050851514" table:style-name="ce23">
            <text:p>3,050,851,514</text:p>
          </table:table-cell>
          <table:table-cell office:value-type="float" office:value="39762150" table:style-name="ce23">
            <text:p>39,762,150</text:p>
          </table:table-cell>
          <table:table-cell office:value-type="float" office:value="555241865" table:style-name="ce23">
            <text:p>555,241,865</text:p>
          </table:table-cell>
          <table:table-cell office:value-type="float" office:value="280190377" table:style-name="ce23">
            <text:p>280,190,377</text:p>
          </table:table-cell>
          <table:table-cell office:value-type="float" office:value="3926045906" table:style-name="ce23">
            <text:p>3,926,045,906</text:p>
          </table:table-cell>
          <table:table-cell office:value-type="float" office:value="1003897590" table:style-name="ce23">
            <text:p>1,003,897,590</text:p>
          </table:table-cell>
          <table:table-cell office:value-type="float" office:value="39762150" table:style-name="ce23">
            <text:p>39,762,150</text:p>
          </table:table-cell>
          <table:table-cell office:value-type="float" office:value="473337739" table:style-name="ce23">
            <text:p>473,337,739</text:p>
          </table:table-cell>
          <table:table-cell office:value-type="float" office:value="280190377" table:style-name="ce23">
            <text:p>280,190,377</text:p>
          </table:table-cell>
          <table:table-cell office:value-type="float" office:value="1797187856" table:style-name="ce23">
            <text:p>1,797,187,856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North East</text:p>
          </table:table-cell>
          <table:table-cell table:style-name="ce25"/>
          <table:table-cell office:value-type="float" office:value="1664883708" table:style-name="ce23">
            <text:p>1,664,883,708</text:p>
          </table:table-cell>
          <table:table-cell office:value-type="float" office:value="19634135" table:style-name="ce23">
            <text:p>19,634,135</text:p>
          </table:table-cell>
          <table:table-cell office:value-type="float" office:value="334559030" table:style-name="ce23">
            <text:p>334,559,030</text:p>
          </table:table-cell>
          <table:table-cell office:value-type="float" office:value="172750408" table:style-name="ce23">
            <text:p>172,750,408</text:p>
          </table:table-cell>
          <table:table-cell office:value-type="float" office:value="2191827281" table:style-name="ce23">
            <text:p>2,191,827,281</text:p>
          </table:table-cell>
          <table:table-cell office:value-type="float" office:value="738767530" table:style-name="ce23">
            <text:p>738,767,530</text:p>
          </table:table-cell>
          <table:table-cell office:value-type="float" office:value="19634135" table:style-name="ce23">
            <text:p>19,634,135</text:p>
          </table:table-cell>
          <table:table-cell office:value-type="float" office:value="284807447" table:style-name="ce23">
            <text:p>284,807,447</text:p>
          </table:table-cell>
          <table:table-cell office:value-type="float" office:value="172750408" table:style-name="ce23">
            <text:p>172,750,408</text:p>
          </table:table-cell>
          <table:table-cell office:value-type="float" office:value="1215959520" table:style-name="ce23">
            <text:p>1,215,959,520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North West</text:p>
          </table:table-cell>
          <table:table-cell table:style-name="ce25"/>
          <table:table-cell office:value-type="float" office:value="4949444746" table:style-name="ce23">
            <text:p>4,949,444,746</text:p>
          </table:table-cell>
          <table:table-cell office:value-type="float" office:value="51348184" table:style-name="ce23">
            <text:p>51,348,184</text:p>
          </table:table-cell>
          <table:table-cell office:value-type="float" office:value="920543400" table:style-name="ce23">
            <text:p>920,543,400</text:p>
          </table:table-cell>
          <table:table-cell office:value-type="float" office:value="500912060" table:style-name="ce23">
            <text:p>500,912,060</text:p>
          </table:table-cell>
          <table:table-cell office:value-type="float" office:value="6422248390" table:style-name="ce23">
            <text:p>6,422,248,390</text:p>
          </table:table-cell>
          <table:table-cell office:value-type="float" office:value="3034329793" table:style-name="ce23">
            <text:p>3,034,329,793</text:p>
          </table:table-cell>
          <table:table-cell office:value-type="float" office:value="51348184" table:style-name="ce23">
            <text:p>51,348,184</text:p>
          </table:table-cell>
          <table:table-cell office:value-type="float" office:value="838538871" table:style-name="ce23">
            <text:p>838,538,871</text:p>
          </table:table-cell>
          <table:table-cell office:value-type="float" office:value="500912060" table:style-name="ce23">
            <text:p>500,912,060</text:p>
          </table:table-cell>
          <table:table-cell office:value-type="float" office:value="4425128908" table:style-name="ce23">
            <text:p>4,425,128,908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South East</text:p>
          </table:table-cell>
          <table:table-cell table:style-name="ce25"/>
          <table:table-cell office:value-type="float" office:value="5464349344" table:style-name="ce23">
            <text:p>5,464,349,344</text:p>
          </table:table-cell>
          <table:table-cell office:value-type="float" office:value="65140276" table:style-name="ce23">
            <text:p>65,140,276</text:p>
          </table:table-cell>
          <table:table-cell office:value-type="float" office:value="1143193510" table:style-name="ce23">
            <text:p>1,143,193,510</text:p>
          </table:table-cell>
          <table:table-cell office:value-type="float" office:value="547408308" table:style-name="ce23">
            <text:p>547,408,308</text:p>
          </table:table-cell>
          <table:table-cell office:value-type="float" office:value="7220091438" table:style-name="ce23">
            <text:p>7,220,091,438</text:p>
          </table:table-cell>
          <table:table-cell office:value-type="float" office:value="2728550406" table:style-name="ce23">
            <text:p>2,728,550,406</text:p>
          </table:table-cell>
          <table:table-cell office:value-type="float" office:value="65140276" table:style-name="ce23">
            <text:p>65,140,276</text:p>
          </table:table-cell>
          <table:table-cell office:value-type="float" office:value="1021964193" table:style-name="ce23">
            <text:p>1,021,964,193</text:p>
          </table:table-cell>
          <table:table-cell office:value-type="float" office:value="547408308" table:style-name="ce23">
            <text:p>547,408,308</text:p>
          </table:table-cell>
          <table:table-cell office:value-type="float" office:value="4363063183" table:style-name="ce23">
            <text:p>4,363,063,183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South West</text:p>
          </table:table-cell>
          <table:table-cell table:style-name="ce25"/>
          <table:table-cell office:value-type="float" office:value="3217934067" table:style-name="ce23">
            <text:p>3,217,934,067</text:p>
          </table:table-cell>
          <table:table-cell office:value-type="float" office:value="37977231" table:style-name="ce23">
            <text:p>37,977,231</text:p>
          </table:table-cell>
          <table:table-cell office:value-type="float" office:value="620636145" table:style-name="ce23">
            <text:p>620,636,145</text:p>
          </table:table-cell>
          <table:table-cell office:value-type="float" office:value="307358823" table:style-name="ce23">
            <text:p>307,358,823</text:p>
          </table:table-cell>
          <table:table-cell office:value-type="float" office:value="4183906266" table:style-name="ce23">
            <text:p>4,183,906,266</text:p>
          </table:table-cell>
          <table:table-cell office:value-type="float" office:value="1027954197" table:style-name="ce23">
            <text:p>1,027,954,197</text:p>
          </table:table-cell>
          <table:table-cell office:value-type="float" office:value="37977231" table:style-name="ce23">
            <text:p>37,977,231</text:p>
          </table:table-cell>
          <table:table-cell office:value-type="float" office:value="528925536" table:style-name="ce23">
            <text:p>528,925,536</text:p>
          </table:table-cell>
          <table:table-cell office:value-type="float" office:value="307358823" table:style-name="ce23">
            <text:p>307,358,823</text:p>
          </table:table-cell>
          <table:table-cell office:value-type="float" office:value="1902215787" table:style-name="ce23">
            <text:p>1,902,215,787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West Midlands</text:p>
          </table:table-cell>
          <table:table-cell table:style-name="ce25"/>
          <table:table-cell office:value-type="float" office:value="4044038652" table:style-name="ce23">
            <text:p>4,044,038,652</text:p>
          </table:table-cell>
          <table:table-cell office:value-type="float" office:value="53257275" table:style-name="ce23">
            <text:p>53,257,275</text:p>
          </table:table-cell>
          <table:table-cell office:value-type="float" office:value="757910090" table:style-name="ce23">
            <text:p>757,910,090</text:p>
          </table:table-cell>
          <table:table-cell office:value-type="float" office:value="381117676" table:style-name="ce23">
            <text:p>381,117,676</text:p>
          </table:table-cell>
          <table:table-cell office:value-type="float" office:value="5236323693" table:style-name="ce23">
            <text:p>5,236,323,693</text:p>
          </table:table-cell>
          <table:table-cell office:value-type="float" office:value="1591968364" table:style-name="ce23">
            <text:p>1,591,968,364</text:p>
          </table:table-cell>
          <table:table-cell office:value-type="float" office:value="53257275" table:style-name="ce23">
            <text:p>53,257,275</text:p>
          </table:table-cell>
          <table:table-cell office:value-type="float" office:value="651712953" table:style-name="ce23">
            <text:p>651,712,953</text:p>
          </table:table-cell>
          <table:table-cell office:value-type="float" office:value="381117676" table:style-name="ce23">
            <text:p>381,117,676</text:p>
          </table:table-cell>
          <table:table-cell office:value-type="float" office:value="2678056268" table:style-name="ce23">
            <text:p>2,678,056,268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Yorkshire and the Humber</text:p>
          </table:table-cell>
          <table:table-cell table:style-name="ce25"/>
          <table:table-cell office:value-type="float" office:value="3656969220" table:style-name="ce23">
            <text:p>3,656,969,220</text:p>
          </table:table-cell>
          <table:table-cell office:value-type="float" office:value="39731891" table:style-name="ce23">
            <text:p>39,731,891</text:p>
          </table:table-cell>
          <table:table-cell office:value-type="float" office:value="616178001" table:style-name="ce23">
            <text:p>616,178,001</text:p>
          </table:table-cell>
          <table:table-cell office:value-type="float" office:value="350630230" table:style-name="ce23">
            <text:p>350,630,230</text:p>
          </table:table-cell>
          <table:table-cell office:value-type="float" office:value="4663509342" table:style-name="ce23">
            <text:p>4,663,509,342</text:p>
          </table:table-cell>
          <table:table-cell office:value-type="float" office:value="1395224401" table:style-name="ce23">
            <text:p>1,395,224,401</text:p>
          </table:table-cell>
          <table:table-cell office:value-type="float" office:value="39731891" table:style-name="ce23">
            <text:p>39,731,891</text:p>
          </table:table-cell>
          <table:table-cell office:value-type="float" office:value="538698243" table:style-name="ce23">
            <text:p>538,698,243</text:p>
          </table:table-cell>
          <table:table-cell office:value-type="float" office:value="350630230" table:style-name="ce23">
            <text:p>350,630,230</text:p>
          </table:table-cell>
          <table:table-cell office:value-type="float" office:value="2324284765" table:style-name="ce23">
            <text:p>2,324,284,765</text:p>
          </table:table-cell>
          <table:table-cell table:number-columns-repeated="16372"/>
        </table:table-row>
        <table:table-row table:style-name="ro2">
          <table:table-cell table:style-name="ce32"/>
          <table:table-cell table:style-name="ce25"/>
          <table:table-cell table:style-name="ce23"/>
          <table:table-cell table:number-columns-repeated="16381" table:style-name="ce1"/>
        </table:table-row>
        <table:table-row table:number-rows-repeated="1048406" table:style-name="ro1">
          <table:table-cell table:number-columns-repeated="16384"/>
        </table:table-row>
      </table:table>
      <table:table table:name="Allocations_1920" table:style-name="ta2">
        <table:table-column table:style-name="co5" table:default-cell-style-name="ce38"/>
        <table:table-column table:style-name="co6" table:default-cell-style-name="ce37"/>
        <table:table-column table:style-name="co7" table:default-cell-style-name="ce36"/>
        <table:table-column table:style-name="co7" table:number-columns-repeated="3" table:default-cell-style-name="ce34"/>
        <table:table-column table:style-name="co8" table:default-cell-style-name="ce35"/>
        <table:table-column table:style-name="co7" table:number-columns-repeated="5" table:default-cell-style-name="ce34"/>
        <table:table-column table:style-name="co9" table:number-columns-repeated="16372" table:default-cell-style-name="ce34"/>
        <table:table-row table:style-name="ro5">
          <table:table-cell office:value-type="string" table:number-columns-spanned="2" table:number-rows-spanned="2" table:style-name="ce97">
            <text:p>Dedicated schools grant:<text:s/></text:p>
            <text:p>2019-20 allocations local authority summary</text:p>
          </table:table-cell>
          <table:covered-table-cell/>
          <table:table-cell office:value-type="string" table:number-columns-spanned="5" table:number-rows-spanned="1" table:style-name="ce96">
            <text:p>2019-20 DSG allocations, prior to recoupment and deductions for direct funding of high needs places by ESFA</text:p>
          </table:table-cell>
          <table:covered-table-cell table:number-columns-repeated="4"/>
          <table:table-cell office:value-type="string" table:number-columns-spanned="5" table:number-rows-spanned="1" table:style-name="ce98">
            <text:p>2019-20 DSG allocations, after deductions for academies recoupment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6">
          <table:covered-table-cell/>
          <table:covered-table-cell/>
          <table:table-cell office:value-type="string" table:style-name="ce82">
            <text:p>2019-20 schools block<text:s/></text:p>
            <text:p>(£ million)</text:p>
          </table:table-cell>
          <table:table-cell office:value-type="string" table:style-name="ce82">
            <text:p>2019-20 central school services block allocation<text:s/></text:p>
            <text:p>(£ million)</text:p>
          </table:table-cell>
          <table:table-cell office:value-type="string" table:style-name="ce82">
            <text:p>2019-20</text:p>
            <text:p>high needs block allocation<text:s text:c="2"/></text:p>
            <text:p>(£ million)</text:p>
          </table:table-cell>
          <table:table-cell office:value-type="string" table:style-name="ce82">
            <text:p>2019-20 early years block<text:s/></text:p>
            <text:p>(£ million)</text:p>
          </table:table-cell>
          <table:table-cell office:value-type="string" table:style-name="ce82">
            <text:p>2019-20<text:s/></text:p>
            <text:p>total DSG allocation<text:s/></text:p>
            <text:p>(£ million)</text:p>
          </table:table-cell>
          <table:table-cell office:value-type="string" table:style-name="ce81">
            <text:p>2019-20 schools block<text:s/></text:p>
            <text:p>(£ million)</text:p>
          </table:table-cell>
          <table:table-cell office:value-type="string" table:style-name="ce81">
            <text:p>2019-20 central school services block allocation<text:s/></text:p>
            <text:p>(£ million)</text:p>
          </table:table-cell>
          <table:table-cell office:value-type="string" table:style-name="ce81">
            <text:p>2019-20</text:p>
            <text:p>high needs block allocation<text:s text:c="2"/></text:p>
            <text:p>(£ million)</text:p>
          </table:table-cell>
          <table:table-cell office:value-type="string" table:style-name="ce81">
            <text:p>2019-20 early years block<text:s/></text:p>
            <text:p>(£ million)</text:p>
          </table:table-cell>
          <table:table-cell office:value-type="string" table:style-name="ce81">
            <text:p>2019-20<text:s/></text:p>
            <text:p>total DSG allocation<text:s/></text:p>
            <text:p>(£ million)</text:p>
          </table:table-cell>
          <table:table-cell table:number-columns-repeated="16372" table:style-name="ce85"/>
        </table:table-row>
        <table:table-row table:style-name="ro7">
          <table:table-cell table:style-name="ce84"/>
          <table:table-cell table:style-name="ce83"/>
          <table:table-cell office:value-type="string" table:style-name="ce82">
            <text:p>[A]</text:p>
          </table:table-cell>
          <table:table-cell office:value-type="string" table:style-name="ce82">
            <text:p>[B]</text:p>
          </table:table-cell>
          <table:table-cell office:value-type="string" table:style-name="ce82">
            <text:p>[C]</text:p>
          </table:table-cell>
          <table:table-cell office:value-type="string" table:style-name="ce82">
            <text:p>[D]</text:p>
          </table:table-cell>
          <table:table-cell office:value-type="string" table:style-name="ce82">
            <text:p>[E]</text:p>
          </table:table-cell>
          <table:table-cell office:value-type="string" table:style-name="ce81">
            <text:p>[F]</text:p>
          </table:table-cell>
          <table:table-cell office:value-type="string" table:style-name="ce81">
            <text:p>[G]</text:p>
          </table:table-cell>
          <table:table-cell office:value-type="string" table:style-name="ce81">
            <text:p>[H]</text:p>
          </table:table-cell>
          <table:table-cell office:value-type="string" table:style-name="ce81">
            <text:p>[I]</text:p>
          </table:table-cell>
          <table:table-cell office:value-type="string" table:style-name="ce81">
            <text:p>[J]</text:p>
          </table:table-cell>
          <table:table-cell table:number-columns-repeated="16372" table:style-name="ce80"/>
        </table:table-row>
        <table:table-row table:style-name="ro8">
          <table:table-cell table:style-name="ce79"/>
          <table:table-cell table:style-name="ce78"/>
          <table:table-cell table:number-columns-repeated="4" table:style-name="ce77"/>
          <table:table-cell office:value-type="string" table:style-name="ce77">
            <text:p>= [A] + [B] + [C] + [D]</text:p>
          </table:table-cell>
          <table:table-cell table:number-columns-repeated="4" table:style-name="ce76"/>
          <table:table-cell office:value-type="string" table:style-name="ce76">
            <text:p>= [F] + [G] + [H] + [I]</text:p>
          </table:table-cell>
          <table:table-cell table:number-columns-repeated="16372" table:style-name="ce75"/>
        </table:table-row>
        <table:table-row table:style-name="ro9">
          <table:table-cell office:value-type="string" table:style-name="ce74">
            <text:p>ENGLAND</text:p>
          </table:table-cell>
          <table:table-cell table:style-name="ce73"/>
          <table:table-cell office:value-type="float" office:value="34502.59277064295" table:formula="of:=SUM([.C6:.C154])" table:style-name="ce72">
            <text:p>34,502.593</text:p>
          </table:table-cell>
          <table:table-cell office:value-type="float" office:value="467.51475575073459" table:formula="of:=SUM([.D6:.D154])" table:style-name="ce71">
            <text:p>467.515</text:p>
          </table:table-cell>
          <table:table-cell office:value-type="float" office:value="6279.1231393204043" table:formula="of:=SUM([.E6:.E154])" table:style-name="ce69">
            <text:p>6,279.123</text:p>
          </table:table-cell>
          <table:table-cell office:value-type="float" office:value="3618.2896611294609" table:formula="of:=SUM([.F6:.F154])" table:style-name="ce69">
            <text:p>3,618.290</text:p>
          </table:table-cell>
          <table:table-cell office:value-type="float" office:value="44867.520326843543" table:formula="of:=SUM([.G6:.G154])" table:style-name="ce69">
            <text:p>44,867.520</text:p>
          </table:table-cell>
          <table:table-cell office:value-type="float" office:value="16111.813656968077" table:formula="of:=SUM([.H6:.H154])" table:style-name="ce72">
            <text:p>16,111.814</text:p>
          </table:table-cell>
          <table:table-cell office:value-type="float" office:value="467.51475575073459" table:formula="of:=SUM([.I6:.I154])" table:style-name="ce71">
            <text:p>467.515</text:p>
          </table:table-cell>
          <table:table-cell office:value-type="float" office:value="5473.2541332751671" table:formula="of:=SUM([.J6:.J154])" table:style-name="ce70">
            <text:p>5,473.254</text:p>
          </table:table-cell>
          <table:table-cell office:value-type="float" office:value="3618.2896611294609" table:formula="of:=SUM([.K6:.K154])" table:style-name="ce70">
            <text:p>3,618.290</text:p>
          </table:table-cell>
          <table:table-cell office:value-type="float" office:value="25670.876000000011" table:formula="of:=SUM([.L6:.L154])" table:style-name="ce69">
            <text:p>25,670.876</text:p>
          </table:table-cell>
          <table:table-cell table:number-columns-repeated="16372" table:style-name="ce68"/>
        </table:table-row>
        <table:table-row table:style-name="ro9">
          <table:table-cell office:value-type="float" office:value="202" table:style-name="ce66">
            <text:p>202</text:p>
          </table:table-cell>
          <table:table-cell office:value-type="string" table:style-name="ce65">
            <text:p>Camden</text:p>
          </table:table-cell>
          <table:table-cell office:value-type="float" office:value="116.93530906591023" table:style-name="ce64">
            <text:p>116.935</text:p>
          </table:table-cell>
          <table:table-cell office:value-type="float" office:value="1.42956756" table:style-name="ce64">
            <text:p>1.430</text:p>
          </table:table-cell>
          <table:table-cell office:value-type="float" office:value="36.625157115640988" table:style-name="ce64">
            <text:p>36.625</text:p>
          </table:table-cell>
          <table:table-cell office:value-type="float" office:value="17.456944282164802" table:style-name="ce64">
            <text:p>17.457</text:p>
          </table:table-cell>
          <table:table-cell office:value-type="float" office:value="172.44697802371601" table:style-name="ce64">
            <text:p>172.447</text:p>
          </table:table-cell>
          <table:table-cell office:value-type="float" office:value="108.13565230244023" table:style-name="ce60">
            <text:p>108.136</text:p>
          </table:table-cell>
          <table:table-cell office:value-type="float" office:value="1.42956756" table:style-name="ce57">
            <text:p>1.430</text:p>
          </table:table-cell>
          <table:table-cell office:value-type="float" office:value="34.217996115640986" table:style-name="ce60">
            <text:p>34.218</text:p>
          </table:table-cell>
          <table:table-cell office:value-type="float" office:value="17.456944282164802" table:style-name="ce67">
            <text:p>17.457</text:p>
          </table:table-cell>
          <table:table-cell office:value-type="float" office:value="161.24" table:style-name="ce57">
            <text:p>161.240</text:p>
          </table:table-cell>
          <table:table-cell table:number-columns-repeated="16372" table:style-name="ce56"/>
        </table:table-row>
        <table:table-row table:style-name="ro9">
          <table:table-cell office:value-type="float" office:value="203" table:style-name="ce66">
            <text:p>203</text:p>
          </table:table-cell>
          <table:table-cell office:value-type="string" table:style-name="ce65">
            <text:p>Greenwich</text:p>
          </table:table-cell>
          <table:table-cell office:value-type="float" office:value="220.21768664495741" table:style-name="ce64">
            <text:p>220.218</text:p>
          </table:table-cell>
          <table:table-cell office:value-type="float" office:value="6.1849850107752697" table:style-name="ce64">
            <text:p>6.185</text:p>
          </table:table-cell>
          <table:table-cell office:value-type="float" office:value="47.161777144878727" table:style-name="ce64">
            <text:p>47.162</text:p>
          </table:table-cell>
          <table:table-cell office:value-type="float" office:value="27.660554241544901" table:style-name="ce64">
            <text:p>27.661</text:p>
          </table:table-cell>
          <table:table-cell office:value-type="float" office:value="301.22500304215635" table:style-name="ce64">
            <text:p>301.225</text:p>
          </table:table-cell>
          <table:table-cell office:value-type="float" office:value="134.30636606335142" table:style-name="ce60">
            <text:p>134.306</text:p>
          </table:table-cell>
          <table:table-cell office:value-type="float" office:value="6.1849850107752697" table:style-name="ce57">
            <text:p>6.185</text:p>
          </table:table-cell>
          <table:table-cell office:value-type="float" office:value="40.915950144878728" table:style-name="ce60">
            <text:p>40.916</text:p>
          </table:table-cell>
          <table:table-cell office:value-type="float" office:value="27.660554241544901" table:style-name="ce60">
            <text:p>27.661</text:p>
          </table:table-cell>
          <table:table-cell office:value-type="float" office:value="209.06800000000001" table:style-name="ce57">
            <text:p>209.068</text:p>
          </table:table-cell>
          <table:table-cell table:number-columns-repeated="16372" table:style-name="ce56"/>
        </table:table-row>
        <table:table-row table:style-name="ro9">
          <table:table-cell office:value-type="float" office:value="204" table:style-name="ce66">
            <text:p>204</text:p>
          </table:table-cell>
          <table:table-cell office:value-type="string" table:style-name="ce65">
            <text:p>Hackney</text:p>
          </table:table-cell>
          <table:table-cell office:value-type="float" office:value="207.54896479163585" table:style-name="ce64">
            <text:p>207.549</text:p>
          </table:table-cell>
          <table:table-cell office:value-type="float" office:value="2.0612734399999999" table:style-name="ce64">
            <text:p>2.061</text:p>
          </table:table-cell>
          <table:table-cell office:value-type="float" office:value="43.113370813030876" table:style-name="ce64">
            <text:p>43.113</text:p>
          </table:table-cell>
          <table:table-cell office:value-type="float" office:value="29.839428884012396" table:style-name="ce64">
            <text:p>29.839</text:p>
          </table:table-cell>
          <table:table-cell office:value-type="float" office:value="282.56303792867914" table:style-name="ce64">
            <text:p>282.563</text:p>
          </table:table-cell>
          <table:table-cell office:value-type="float" office:value="135.92940999357384" table:style-name="ce60">
            <text:p>135.929</text:p>
          </table:table-cell>
          <table:table-cell office:value-type="float" office:value="2.0612734399999999" table:style-name="ce57">
            <text:p>2.061</text:p>
          </table:table-cell>
          <table:table-cell office:value-type="float" office:value="42.630209813030874" table:style-name="ce60">
            <text:p>42.630</text:p>
          </table:table-cell>
          <table:table-cell office:value-type="float" office:value="29.839428884012396" table:style-name="ce60">
            <text:p>29.839</text:p>
          </table:table-cell>
          <table:table-cell office:value-type="float" office:value="210.46" table:style-name="ce57">
            <text:p>210.460</text:p>
          </table:table-cell>
          <table:table-cell table:number-columns-repeated="16372" table:style-name="ce56"/>
        </table:table-row>
        <table:table-row table:style-name="ro9">
          <table:table-cell office:value-type="float" office:value="205" table:style-name="ce66">
            <text:p>205</text:p>
          </table:table-cell>
          <table:table-cell office:value-type="string" table:style-name="ce65">
            <text:p>Hammersmith and Fulham</text:p>
          </table:table-cell>
          <table:table-cell office:value-type="float" office:value="102.87635548956295" table:style-name="ce64">
            <text:p>102.876</text:p>
          </table:table-cell>
          <table:table-cell office:value-type="float" office:value="4.4145484850000001" table:style-name="ce64">
            <text:p>4.415</text:p>
          </table:table-cell>
          <table:table-cell office:value-type="float" office:value="21.939216787514496" table:style-name="ce64">
            <text:p>21.939</text:p>
          </table:table-cell>
          <table:table-cell office:value-type="float" office:value="16.338169680906521" table:style-name="ce64">
            <text:p>16.338</text:p>
          </table:table-cell>
          <table:table-cell office:value-type="float" office:value="145.56829044298397" table:style-name="ce64">
            <text:p>145.568</text:p>
          </table:table-cell>
          <table:table-cell office:value-type="float" office:value="39.237419090551953" table:style-name="ce60">
            <text:p>39.237</text:p>
          </table:table-cell>
          <table:table-cell office:value-type="float" office:value="4.4145484850000001" table:style-name="ce57">
            <text:p>4.415</text:p>
          </table:table-cell>
          <table:table-cell office:value-type="float" office:value="19.546198787514495" table:style-name="ce60">
            <text:p>19.546</text:p>
          </table:table-cell>
          <table:table-cell office:value-type="float" office:value="16.338169680906521" table:style-name="ce60">
            <text:p>16.338</text:p>
          </table:table-cell>
          <table:table-cell office:value-type="float" office:value="79.536000000000001" table:style-name="ce57">
            <text:p>79.536</text:p>
          </table:table-cell>
          <table:table-cell table:number-columns-repeated="16372" table:style-name="ce56"/>
        </table:table-row>
        <table:table-row table:style-name="ro9">
          <table:table-cell office:value-type="float" office:value="206" table:style-name="ce66">
            <text:p>206</text:p>
          </table:table-cell>
          <table:table-cell office:value-type="string" table:style-name="ce65">
            <text:p>Islington</text:p>
          </table:table-cell>
          <table:table-cell office:value-type="float" office:value="129.85062357812134" table:style-name="ce64">
            <text:p>129.851</text:p>
          </table:table-cell>
          <table:table-cell office:value-type="float" office:value="1.8048154199999999" table:style-name="ce64">
            <text:p>1.805</text:p>
          </table:table-cell>
          <table:table-cell office:value-type="float" office:value="30.137370866326833" table:style-name="ce64">
            <text:p>30.137</text:p>
          </table:table-cell>
          <table:table-cell office:value-type="float" office:value="20.013109049163919" table:style-name="ce64">
            <text:p>20.013</text:p>
          </table:table-cell>
          <table:table-cell office:value-type="float" office:value="181.80591891361212" table:style-name="ce64">
            <text:p>181.806</text:p>
          </table:table-cell>
          <table:table-cell office:value-type="float" office:value="100.08499637237534" table:style-name="ce60">
            <text:p>100.085</text:p>
          </table:table-cell>
          <table:table-cell office:value-type="float" office:value="1.8048154199999999" table:style-name="ce57">
            <text:p>1.805</text:p>
          </table:table-cell>
          <table:table-cell office:value-type="float" office:value="26.904550866326833" table:style-name="ce60">
            <text:p>26.905</text:p>
          </table:table-cell>
          <table:table-cell office:value-type="float" office:value="20.013109049163919" table:style-name="ce60">
            <text:p>20.013</text:p>
          </table:table-cell>
          <table:table-cell office:value-type="float" office:value="148.80699999999999" table:style-name="ce57">
            <text:p>148.807</text:p>
          </table:table-cell>
          <table:table-cell table:number-columns-repeated="16372" table:style-name="ce56"/>
        </table:table-row>
        <table:table-row table:style-name="ro9">
          <table:table-cell office:value-type="float" office:value="207" table:style-name="ce66">
            <text:p>207</text:p>
          </table:table-cell>
          <table:table-cell office:value-type="string" table:style-name="ce65">
            <text:p>Kensington and Chelsea</text:p>
          </table:table-cell>
          <table:table-cell office:value-type="float" office:value="69.642065413475365" table:style-name="ce64">
            <text:p>69.642</text:p>
          </table:table-cell>
          <table:table-cell office:value-type="float" office:value="0.97587535499999989" table:style-name="ce64">
            <text:p>0.976</text:p>
          </table:table-cell>
          <table:table-cell office:value-type="float" office:value="17.24387493438952" table:style-name="ce64">
            <text:p>17.244</text:p>
          </table:table-cell>
          <table:table-cell office:value-type="float" office:value="12.097450740466124" table:style-name="ce64">
            <text:p>12.097</text:p>
          </table:table-cell>
          <table:table-cell office:value-type="float" office:value="99.959266443331018" table:style-name="ce64">
            <text:p>99.959</text:p>
          </table:table-cell>
          <table:table-cell office:value-type="float" office:value="42.609605489444355" table:style-name="ce60">
            <text:p>42.610</text:p>
          </table:table-cell>
          <table:table-cell office:value-type="float" office:value="0.97587535499999989" table:style-name="ce57">
            <text:p>0.976</text:p>
          </table:table-cell>
          <table:table-cell office:value-type="float" office:value="15.348874934389521" table:style-name="ce57">
            <text:p>15.349</text:p>
          </table:table-cell>
          <table:table-cell office:value-type="float" office:value="12.097450740466124" table:style-name="ce60">
            <text:p>12.097</text:p>
          </table:table-cell>
          <table:table-cell office:value-type="float" office:value="71.031999999999996" table:style-name="ce57">
            <text:p>71.032</text:p>
          </table:table-cell>
          <table:table-cell table:number-columns-repeated="16372" table:style-name="ce56"/>
        </table:table-row>
        <table:table-row table:style-name="ro9">
          <table:table-cell office:value-type="float" office:value="208" table:style-name="ce66">
            <text:p>208</text:p>
          </table:table-cell>
          <table:table-cell office:value-type="string" table:style-name="ce65">
            <text:p>Lambeth</text:p>
          </table:table-cell>
          <table:table-cell office:value-type="float" office:value="211.61167448960592" table:style-name="ce64">
            <text:p>211.612</text:p>
          </table:table-cell>
          <table:table-cell office:value-type="float" office:value="1.0421302300000002" table:style-name="ce64">
            <text:p>1.042</text:p>
          </table:table-cell>
          <table:table-cell office:value-type="float" office:value="42.723721693682101" table:style-name="ce64">
            <text:p>42.724</text:p>
          </table:table-cell>
          <table:table-cell office:value-type="float" office:value="28.755641796404245" table:style-name="ce64">
            <text:p>28.756</text:p>
          </table:table-cell>
          <table:table-cell office:value-type="float" office:value="284.13316820969226" table:style-name="ce64">
            <text:p>284.133</text:p>
          </table:table-cell>
          <table:table-cell office:value-type="float" office:value="141.6480986041349" table:style-name="ce60">
            <text:p>141.648</text:p>
          </table:table-cell>
          <table:table-cell office:value-type="float" office:value="1.0421302300000002" table:style-name="ce57">
            <text:p>1.042</text:p>
          </table:table-cell>
          <table:table-cell office:value-type="float" office:value="39.613918693682102" table:style-name="ce57">
            <text:p>39.614</text:p>
          </table:table-cell>
          <table:table-cell office:value-type="float" office:value="28.755641796404245" table:style-name="ce60">
            <text:p>28.756</text:p>
          </table:table-cell>
          <table:table-cell office:value-type="float" office:value="211.06" table:style-name="ce57">
            <text:p>211.060</text:p>
          </table:table-cell>
          <table:table-cell table:number-columns-repeated="16372" table:style-name="ce56"/>
        </table:table-row>
        <table:table-row table:style-name="ro9">
          <table:table-cell office:value-type="float" office:value="209" table:style-name="ce66">
            <text:p>209</text:p>
          </table:table-cell>
          <table:table-cell office:value-type="string" table:style-name="ce65">
            <text:p>Lewisham</text:p>
          </table:table-cell>
          <table:table-cell office:value-type="float" office:value="209.6486249321041" table:style-name="ce64">
            <text:p>209.649</text:p>
          </table:table-cell>
          <table:table-cell office:value-type="float" office:value="5.4201267171206693" table:style-name="ce64">
            <text:p>5.420</text:p>
          </table:table-cell>
          <table:table-cell office:value-type="float" office:value="51.498188740163755" table:style-name="ce64">
            <text:p>51.498</text:p>
          </table:table-cell>
          <table:table-cell office:value-type="float" office:value="23.978489143080129" table:style-name="ce64">
            <text:p>23.978</text:p>
          </table:table-cell>
          <table:table-cell office:value-type="float" office:value="290.54542953246863" table:style-name="ce64">
            <text:p>290.545</text:p>
          </table:table-cell>
          <table:table-cell office:value-type="float" office:value="178.17553326021309" table:style-name="ce60">
            <text:p>178.176</text:p>
          </table:table-cell>
          <table:table-cell office:value-type="float" office:value="5.4201267171206693" table:style-name="ce57">
            <text:p>5.420</text:p>
          </table:table-cell>
          <table:table-cell office:value-type="float" office:value="50.711206740163753" table:style-name="ce57">
            <text:p>50.711</text:p>
          </table:table-cell>
          <table:table-cell office:value-type="float" office:value="23.978489143080129" table:style-name="ce60">
            <text:p>23.978</text:p>
          </table:table-cell>
          <table:table-cell office:value-type="float" office:value="258.28500000000003" table:style-name="ce57">
            <text:p>258.285</text:p>
          </table:table-cell>
          <table:table-cell table:number-columns-repeated="16372" table:style-name="ce56"/>
        </table:table-row>
        <table:table-row table:style-name="ro9">
          <table:table-cell office:value-type="float" office:value="210" table:style-name="ce66">
            <text:p>210</text:p>
          </table:table-cell>
          <table:table-cell office:value-type="string" table:style-name="ce65">
            <text:p>Southwark</text:p>
          </table:table-cell>
          <table:table-cell office:value-type="float" office:value="247.31078987792984" table:style-name="ce64">
            <text:p>247.311</text:p>
          </table:table-cell>
          <table:table-cell office:value-type="float" office:value="1.6832569049999999" table:style-name="ce64">
            <text:p>1.683</text:p>
          </table:table-cell>
          <table:table-cell office:value-type="float" office:value="44.50402961650402" table:style-name="ce64">
            <text:p>44.504</text:p>
          </table:table-cell>
          <table:table-cell office:value-type="float" office:value="26.657788385168754" table:style-name="ce64">
            <text:p>26.658</text:p>
          </table:table-cell>
          <table:table-cell office:value-type="float" office:value="320.15586478460261" table:style-name="ce64">
            <text:p>320.156</text:p>
          </table:table-cell>
          <table:table-cell office:value-type="float" office:value="122.73188645301585" table:style-name="ce60">
            <text:p>122.732</text:p>
          </table:table-cell>
          <table:table-cell office:value-type="float" office:value="1.6832569049999999" table:style-name="ce57">
            <text:p>1.683</text:p>
          </table:table-cell>
          <table:table-cell office:value-type="float" office:value="42.383208616504021" table:style-name="ce57">
            <text:p>42.383</text:p>
          </table:table-cell>
          <table:table-cell office:value-type="float" office:value="26.657788385168754" table:style-name="ce60">
            <text:p>26.658</text:p>
          </table:table-cell>
          <table:table-cell office:value-type="float" office:value="193.45599999999999" table:style-name="ce57">
            <text:p>193.456</text:p>
          </table:table-cell>
          <table:table-cell table:number-columns-repeated="16372" table:style-name="ce56"/>
        </table:table-row>
        <table:table-row table:style-name="ro9">
          <table:table-cell office:value-type="float" office:value="211" table:style-name="ce66">
            <text:p>211</text:p>
          </table:table-cell>
          <table:table-cell office:value-type="string" table:style-name="ce65">
            <text:p>Tower Hamlets</text:p>
          </table:table-cell>
          <table:table-cell office:value-type="float" office:value="260.64571004681579" table:style-name="ce64">
            <text:p>260.646</text:p>
          </table:table-cell>
          <table:table-cell office:value-type="float" office:value="4.810722685" table:style-name="ce64">
            <text:p>4.811</text:p>
          </table:table-cell>
          <table:table-cell office:value-type="float" office:value="50.777372720841193" table:style-name="ce64">
            <text:p>50.777</text:p>
          </table:table-cell>
          <table:table-cell office:value-type="float" office:value="30.457657047892098" table:style-name="ce64">
            <text:p>30.458</text:p>
          </table:table-cell>
          <table:table-cell office:value-type="float" office:value="346.69146250054905" table:style-name="ce64">
            <text:p>346.691</text:p>
          </table:table-cell>
          <table:table-cell office:value-type="float" office:value="198.13291093904579" table:style-name="ce60">
            <text:p>198.133</text:p>
          </table:table-cell>
          <table:table-cell office:value-type="float" office:value="4.810722685" table:style-name="ce57">
            <text:p>4.811</text:p>
          </table:table-cell>
          <table:table-cell office:value-type="float" office:value="46.404033720841191" table:style-name="ce57">
            <text:p>46.404</text:p>
          </table:table-cell>
          <table:table-cell office:value-type="float" office:value="30.457657047892098" table:style-name="ce60">
            <text:p>30.458</text:p>
          </table:table-cell>
          <table:table-cell office:value-type="float" office:value="279.80500000000001" table:style-name="ce57">
            <text:p>279.805</text:p>
          </table:table-cell>
          <table:table-cell table:number-columns-repeated="16372" table:style-name="ce56"/>
        </table:table-row>
        <table:table-row table:style-name="ro9">
          <table:table-cell office:value-type="float" office:value="212" table:style-name="ce66">
            <text:p>212</text:p>
          </table:table-cell>
          <table:table-cell office:value-type="string" table:style-name="ce65">
            <text:p>Wandsworth</text:p>
          </table:table-cell>
          <table:table-cell office:value-type="float" office:value="159.33305153411769" table:style-name="ce64">
            <text:p>159.333</text:p>
          </table:table-cell>
          <table:table-cell office:value-type="float" office:value="3.2405320300000002" table:style-name="ce64">
            <text:p>3.241</text:p>
          </table:table-cell>
          <table:table-cell office:value-type="float" office:value="43.948292351970842" table:style-name="ce64">
            <text:p>43.948</text:p>
          </table:table-cell>
          <table:table-cell office:value-type="float" office:value="26.778182506733369" table:style-name="ce64">
            <text:p>26.778</text:p>
          </table:table-cell>
          <table:table-cell office:value-type="float" office:value="233.30005842282191" table:style-name="ce64">
            <text:p>233.300</text:p>
          </table:table-cell>
          <table:table-cell office:value-type="float" office:value="86.018175963630682" table:style-name="ce60">
            <text:p>86.018</text:p>
          </table:table-cell>
          <table:table-cell office:value-type="float" office:value="3.2405320300000002" table:style-name="ce57">
            <text:p>3.241</text:p>
          </table:table-cell>
          <table:table-cell office:value-type="float" office:value="40.248671351970842" table:style-name="ce57">
            <text:p>40.249</text:p>
          </table:table-cell>
          <table:table-cell office:value-type="float" office:value="26.778182506733369" table:style-name="ce60">
            <text:p>26.778</text:p>
          </table:table-cell>
          <table:table-cell office:value-type="float" office:value="156.286" table:style-name="ce57">
            <text:p>156.286</text:p>
          </table:table-cell>
          <table:table-cell table:number-columns-repeated="16372" table:style-name="ce56"/>
        </table:table-row>
        <table:table-row table:style-name="ro9">
          <table:table-cell office:value-type="float" office:value="213" table:style-name="ce66">
            <text:p>213</text:p>
          </table:table-cell>
          <table:table-cell office:value-type="string" table:style-name="ce65">
            <text:p>Westminster</text:p>
          </table:table-cell>
          <table:table-cell office:value-type="float" office:value="112.17072531034327" table:style-name="ce64">
            <text:p>112.171</text:p>
          </table:table-cell>
          <table:table-cell office:value-type="float" office:value="1.0860680649999999" table:style-name="ce64">
            <text:p>1.086</text:p>
          </table:table-cell>
          <table:table-cell office:value-type="float" office:value="26.317361138311508" table:style-name="ce64">
            <text:p>26.317</text:p>
          </table:table-cell>
          <table:table-cell office:value-type="float" office:value="14.622402503545247" table:style-name="ce64">
            <text:p>14.622</text:p>
          </table:table-cell>
          <table:table-cell office:value-type="float" office:value="154.19655701720004" table:style-name="ce64">
            <text:p>154.197</text:p>
          </table:table-cell>
          <table:table-cell office:value-type="float" office:value="44.528602357089262" table:style-name="ce60">
            <text:p>44.529</text:p>
          </table:table-cell>
          <table:table-cell office:value-type="float" office:value="1.0860680649999999" table:style-name="ce57">
            <text:p>1.086</text:p>
          </table:table-cell>
          <table:table-cell office:value-type="float" office:value="23.666037138311509" table:style-name="ce57">
            <text:p>23.666</text:p>
          </table:table-cell>
          <table:table-cell office:value-type="float" office:value="14.622402503545247" table:style-name="ce60">
            <text:p>14.622</text:p>
          </table:table-cell>
          <table:table-cell office:value-type="float" office:value="83.903000000000006" table:style-name="ce57">
            <text:p>83.903</text:p>
          </table:table-cell>
          <table:table-cell table:number-columns-repeated="16372" table:style-name="ce56"/>
        </table:table-row>
        <table:table-row table:style-name="ro9">
          <table:table-cell office:value-type="float" office:value="301" table:style-name="ce66">
            <text:p>301</text:p>
          </table:table-cell>
          <table:table-cell office:value-type="string" table:style-name="ce65">
            <text:p>Barking and Dagenham</text:p>
          </table:table-cell>
          <table:table-cell office:value-type="float" office:value="216.63993752189862" table:style-name="ce64">
            <text:p>216.640</text:p>
          </table:table-cell>
          <table:table-cell office:value-type="float" office:value="2.5746472200000001" table:style-name="ce64">
            <text:p>2.575</text:p>
          </table:table-cell>
          <table:table-cell office:value-type="float" office:value="31.677713209692904" table:style-name="ce64">
            <text:p>31.678</text:p>
          </table:table-cell>
          <table:table-cell office:value-type="float" office:value="22.454603370931387" table:style-name="ce64">
            <text:p>22.455</text:p>
          </table:table-cell>
          <table:table-cell office:value-type="float" office:value="273.34690132252291" table:style-name="ce64">
            <text:p>273.347</text:p>
          </table:table-cell>
          <table:table-cell office:value-type="float" office:value="168.01992867024862" table:style-name="ce60">
            <text:p>168.020</text:p>
          </table:table-cell>
          <table:table-cell office:value-type="float" office:value="2.5746472200000001" table:style-name="ce57">
            <text:p>2.575</text:p>
          </table:table-cell>
          <table:table-cell office:value-type="float" office:value="28.714403209692904" table:style-name="ce57">
            <text:p>28.714</text:p>
          </table:table-cell>
          <table:table-cell office:value-type="float" office:value="22.454603370931387" table:style-name="ce60">
            <text:p>22.455</text:p>
          </table:table-cell>
          <table:table-cell office:value-type="float" office:value="221.76400000000001" table:style-name="ce57">
            <text:p>221.764</text:p>
          </table:table-cell>
          <table:table-cell table:number-columns-repeated="16372" table:style-name="ce56"/>
        </table:table-row>
        <table:table-row table:style-name="ro9">
          <table:table-cell office:value-type="float" office:value="302" table:style-name="ce66">
            <text:p>302</text:p>
          </table:table-cell>
          <table:table-cell office:value-type="string" table:style-name="ce65">
            <text:p>Barnet</text:p>
          </table:table-cell>
          <table:table-cell office:value-type="float" office:value="254.86341073365739" table:style-name="ce64">
            <text:p>254.863</text:p>
          </table:table-cell>
          <table:table-cell office:value-type="float" office:value="2.1826067400000002" table:style-name="ce64">
            <text:p>2.183</text:p>
          </table:table-cell>
          <table:table-cell office:value-type="float" office:value="50.051629529033988" table:style-name="ce64">
            <text:p>50.052</text:p>
          </table:table-cell>
          <table:table-cell office:value-type="float" office:value="29.257643949381052" table:style-name="ce64">
            <text:p>29.258</text:p>
          </table:table-cell>
          <table:table-cell office:value-type="float" office:value="336.35529095207244" table:style-name="ce64">
            <text:p>336.355</text:p>
          </table:table-cell>
          <table:table-cell office:value-type="float" office:value="143.17578742694735" table:style-name="ce60">
            <text:p>143.176</text:p>
          </table:table-cell>
          <table:table-cell office:value-type="float" office:value="2.1826067400000002" table:style-name="ce57">
            <text:p>2.183</text:p>
          </table:table-cell>
          <table:table-cell office:value-type="float" office:value="45.160130529033992" table:style-name="ce57">
            <text:p>45.160</text:p>
          </table:table-cell>
          <table:table-cell office:value-type="float" office:value="29.257643949381052" table:style-name="ce60">
            <text:p>29.258</text:p>
          </table:table-cell>
          <table:table-cell office:value-type="float" office:value="219.77600000000001" table:style-name="ce57">
            <text:p>219.776</text:p>
          </table:table-cell>
          <table:table-cell table:number-columns-repeated="16372" table:style-name="ce56"/>
        </table:table-row>
        <table:table-row table:style-name="ro9">
          <table:table-cell office:value-type="float" office:value="303" table:style-name="ce66">
            <text:p>303</text:p>
          </table:table-cell>
          <table:table-cell office:value-type="string" table:style-name="ce65">
            <text:p>Bexley</text:p>
          </table:table-cell>
          <table:table-cell office:value-type="float" office:value="179.5910665856378" table:style-name="ce64">
            <text:p>179.591</text:p>
          </table:table-cell>
          <table:table-cell office:value-type="float" office:value="2.0346108999999997" table:style-name="ce64">
            <text:p>2.035</text:p>
          </table:table-cell>
          <table:table-cell office:value-type="float" office:value="32.400806212674979" table:style-name="ce64">
            <text:p>32.401</text:p>
          </table:table-cell>
          <table:table-cell office:value-type="float" office:value="16.407070001618344" table:style-name="ce64">
            <text:p>16.407</text:p>
          </table:table-cell>
          <table:table-cell office:value-type="float" office:value="230.43355369993111" table:style-name="ce64">
            <text:p>230.434</text:p>
          </table:table-cell>
          <table:table-cell office:value-type="float" office:value="27.218875962628811" table:style-name="ce60">
            <text:p>27.219</text:p>
          </table:table-cell>
          <table:table-cell office:value-type="float" office:value="2.0346108999999997" table:style-name="ce57">
            <text:p>2.035</text:p>
          </table:table-cell>
          <table:table-cell office:value-type="float" office:value="24.726310212674981" table:style-name="ce57">
            <text:p>24.726</text:p>
          </table:table-cell>
          <table:table-cell office:value-type="float" office:value="16.407070001618344" table:style-name="ce60">
            <text:p>16.407</text:p>
          </table:table-cell>
          <table:table-cell office:value-type="float" office:value="70.387" table:style-name="ce57">
            <text:p>70.387</text:p>
          </table:table-cell>
          <table:table-cell table:number-columns-repeated="16372" table:style-name="ce56"/>
        </table:table-row>
        <table:table-row table:style-name="ro9">
          <table:table-cell office:value-type="float" office:value="304" table:style-name="ce66">
            <text:p>304</text:p>
          </table:table-cell>
          <table:table-cell office:value-type="string" table:style-name="ce65">
            <text:p>Brent</text:p>
          </table:table-cell>
          <table:table-cell office:value-type="float" office:value="231.02614620094141" table:style-name="ce64">
            <text:p>231.026</text:p>
          </table:table-cell>
          <table:table-cell office:value-type="float" office:value="2.3741284000000005" table:style-name="ce64">
            <text:p>2.374</text:p>
          </table:table-cell>
          <table:table-cell office:value-type="float" office:value="56.286141413099593" table:style-name="ce64">
            <text:p>56.286</text:p>
          </table:table-cell>
          <table:table-cell office:value-type="float" office:value="22.715084079609145" table:style-name="ce64">
            <text:p>22.715</text:p>
          </table:table-cell>
          <table:table-cell office:value-type="float" office:value="312.40150009365016" table:style-name="ce64">
            <text:p>312.402</text:p>
          </table:table-cell>
          <table:table-cell office:value-type="float" office:value="116.35331551068143" table:style-name="ce60">
            <text:p>116.353</text:p>
          </table:table-cell>
          <table:table-cell office:value-type="float" office:value="2.3741284000000005" table:style-name="ce57">
            <text:p>2.374</text:p>
          </table:table-cell>
          <table:table-cell office:value-type="float" office:value="49.138974413099589" table:style-name="ce57">
            <text:p>49.139</text:p>
          </table:table-cell>
          <table:table-cell office:value-type="float" office:value="22.715084079609145" table:style-name="ce60">
            <text:p>22.715</text:p>
          </table:table-cell>
          <table:table-cell office:value-type="float" office:value="190.58199999999999" table:style-name="ce57">
            <text:p>190.582</text:p>
          </table:table-cell>
          <table:table-cell table:number-columns-repeated="16372" table:style-name="ce56"/>
        </table:table-row>
        <table:table-row table:style-name="ro9">
          <table:table-cell office:value-type="float" office:value="305" table:style-name="ce66">
            <text:p>305</text:p>
          </table:table-cell>
          <table:table-cell office:value-type="string" table:style-name="ce65">
            <text:p>Bromley</text:p>
          </table:table-cell>
          <table:table-cell office:value-type="float" office:value="208.63722298771779" table:style-name="ce64">
            <text:p>208.637</text:p>
          </table:table-cell>
          <table:table-cell office:value-type="float" office:value="1.938460275" table:style-name="ce64">
            <text:p>1.938</text:p>
          </table:table-cell>
          <table:table-cell office:value-type="float" office:value="49.015619190306744" table:style-name="ce64">
            <text:p>49.016</text:p>
          </table:table-cell>
          <table:table-cell office:value-type="float" office:value="22.482306127473969" table:style-name="ce64">
            <text:p>22.482</text:p>
          </table:table-cell>
          <table:table-cell office:value-type="float" office:value="282.0736085804985" table:style-name="ce64">
            <text:p>282.074</text:p>
          </table:table-cell>
          <table:table-cell office:value-type="float" office:value="9.5651616993088417" table:style-name="ce60">
            <text:p>9.565</text:p>
          </table:table-cell>
          <table:table-cell office:value-type="float" office:value="1.938460275" table:style-name="ce57">
            <text:p>1.938</text:p>
          </table:table-cell>
          <table:table-cell office:value-type="float" office:value="40.370311190306744" table:style-name="ce57">
            <text:p>40.370</text:p>
          </table:table-cell>
          <table:table-cell office:value-type="float" office:value="22.482306127473969" table:style-name="ce60">
            <text:p>22.482</text:p>
          </table:table-cell>
          <table:table-cell office:value-type="float" office:value="74.355999999999995" table:style-name="ce57">
            <text:p>74.356</text:p>
          </table:table-cell>
          <table:table-cell table:number-columns-repeated="16372" table:style-name="ce56"/>
        </table:table-row>
        <table:table-row table:style-name="ro9">
          <table:table-cell office:value-type="float" office:value="306" table:style-name="ce66">
            <text:p>306</text:p>
          </table:table-cell>
          <table:table-cell office:value-type="string" table:style-name="ce65">
            <text:p>Croydon</text:p>
          </table:table-cell>
          <table:table-cell office:value-type="float" office:value="247.51150997015799" table:style-name="ce64">
            <text:p>247.512</text:p>
          </table:table-cell>
          <table:table-cell office:value-type="float" office:value="6.1174872149999997" table:style-name="ce64">
            <text:p>6.117</text:p>
          </table:table-cell>
          <table:table-cell office:value-type="float" office:value="61.086352286279357" table:style-name="ce64">
            <text:p>61.086</text:p>
          </table:table-cell>
          <table:table-cell office:value-type="float" office:value="28.867345675850029" table:style-name="ce64">
            <text:p>28.867</text:p>
          </table:table-cell>
          <table:table-cell office:value-type="float" office:value="343.58269514728738" table:style-name="ce64">
            <text:p>343.583</text:p>
          </table:table-cell>
          <table:table-cell office:value-type="float" office:value="73.967833034904032" table:style-name="ce60">
            <text:p>73.968</text:p>
          </table:table-cell>
          <table:table-cell office:value-type="float" office:value="6.1174872149999997" table:style-name="ce57">
            <text:p>6.117</text:p>
          </table:table-cell>
          <table:table-cell office:value-type="float" office:value="55.715707286279354" table:style-name="ce57">
            <text:p>55.716</text:p>
          </table:table-cell>
          <table:table-cell office:value-type="float" office:value="28.867345675850029" table:style-name="ce60">
            <text:p>28.867</text:p>
          </table:table-cell>
          <table:table-cell office:value-type="float" office:value="164.66800000000001" table:style-name="ce57">
            <text:p>164.668</text:p>
          </table:table-cell>
          <table:table-cell table:number-columns-repeated="16372" table:style-name="ce56"/>
        </table:table-row>
        <table:table-row table:style-name="ro9">
          <table:table-cell office:value-type="float" office:value="307" table:style-name="ce66">
            <text:p>307</text:p>
          </table:table-cell>
          <table:table-cell office:value-type="string" table:style-name="ce65">
            <text:p>Ealing</text:p>
          </table:table-cell>
          <table:table-cell office:value-type="float" office:value="240.6723373050234" table:style-name="ce64">
            <text:p>240.672</text:p>
          </table:table-cell>
          <table:table-cell office:value-type="float" office:value="3.2357797999999995" table:style-name="ce64">
            <text:p>3.236</text:p>
          </table:table-cell>
          <table:table-cell office:value-type="float" office:value="54.475427656745318" table:style-name="ce64">
            <text:p>54.475</text:p>
          </table:table-cell>
          <table:table-cell office:value-type="float" office:value="28.015958484492302" table:style-name="ce64">
            <text:p>28.016</text:p>
          </table:table-cell>
          <table:table-cell office:value-type="float" office:value="326.39950324626102" table:style-name="ce64">
            <text:p>326.400</text:p>
          </table:table-cell>
          <table:table-cell office:value-type="float" office:value="177.41922252892738" table:style-name="ce60">
            <text:p>177.419</text:p>
          </table:table-cell>
          <table:table-cell office:value-type="float" office:value="3.2357797999999995" table:style-name="ce57">
            <text:p>3.236</text:p>
          </table:table-cell>
          <table:table-cell office:value-type="float" office:value="53.821783656745318" table:style-name="ce57">
            <text:p>53.822</text:p>
          </table:table-cell>
          <table:table-cell office:value-type="float" office:value="28.015958484492302" table:style-name="ce60">
            <text:p>28.016</text:p>
          </table:table-cell>
          <table:table-cell office:value-type="float" office:value="262.49299999999999" table:style-name="ce57">
            <text:p>262.493</text:p>
          </table:table-cell>
          <table:table-cell table:number-columns-repeated="16372" table:style-name="ce56"/>
        </table:table-row>
        <table:table-row table:style-name="ro9">
          <table:table-cell office:value-type="float" office:value="308" table:style-name="ce66">
            <text:p>308</text:p>
          </table:table-cell>
          <table:table-cell office:value-type="string" table:style-name="ce65">
            <text:p>Enfield</text:p>
          </table:table-cell>
          <table:table-cell office:value-type="float" office:value="259.00863599324953" table:style-name="ce64">
            <text:p>259.009</text:p>
          </table:table-cell>
          <table:table-cell office:value-type="float" office:value="2.9250092364285707" table:style-name="ce64">
            <text:p>2.925</text:p>
          </table:table-cell>
          <table:table-cell office:value-type="float" office:value="47.277880606404793" table:style-name="ce64">
            <text:p>47.278</text:p>
          </table:table-cell>
          <table:table-cell office:value-type="float" office:value="25.689801993321488" table:style-name="ce64">
            <text:p>25.690</text:p>
          </table:table-cell>
          <table:table-cell office:value-type="float" office:value="334.90132782940441" table:style-name="ce64">
            <text:p>334.901</text:p>
          </table:table-cell>
          <table:table-cell office:value-type="float" office:value="128.05425048800254" table:style-name="ce60">
            <text:p>128.054</text:p>
          </table:table-cell>
          <table:table-cell office:value-type="float" office:value="2.9250092364285707" table:style-name="ce57">
            <text:p>2.925</text:p>
          </table:table-cell>
          <table:table-cell office:value-type="float" office:value="45.201902606404794" table:style-name="ce57">
            <text:p>45.202</text:p>
          </table:table-cell>
          <table:table-cell office:value-type="float" office:value="25.689801993321488" table:style-name="ce60">
            <text:p>25.690</text:p>
          </table:table-cell>
          <table:table-cell office:value-type="float" office:value="201.87100000000001" table:style-name="ce57">
            <text:p>201.871</text:p>
          </table:table-cell>
          <table:table-cell table:number-columns-repeated="16372" table:style-name="ce56"/>
        </table:table-row>
        <table:table-row table:style-name="ro9">
          <table:table-cell office:value-type="float" office:value="309" table:style-name="ce66">
            <text:p>309</text:p>
          </table:table-cell>
          <table:table-cell office:value-type="string" table:style-name="ce65">
            <text:p>Haringey</text:p>
          </table:table-cell>
          <table:table-cell office:value-type="float" office:value="196.96941966793997" table:style-name="ce64">
            <text:p>196.969</text:p>
          </table:table-cell>
          <table:table-cell office:value-type="float" office:value="3.0260351399999998" table:style-name="ce64">
            <text:p>3.026</text:p>
          </table:table-cell>
          <table:table-cell office:value-type="float" office:value="36.13653622454089" table:style-name="ce64">
            <text:p>36.137</text:p>
          </table:table-cell>
          <table:table-cell office:value-type="float" office:value="20.353797527770496" table:style-name="ce64">
            <text:p>20.354</text:p>
          </table:table-cell>
          <table:table-cell office:value-type="float" office:value="256.48578856025136" table:style-name="ce64">
            <text:p>256.486</text:p>
          </table:table-cell>
          <table:table-cell office:value-type="float" office:value="130.24251146750098" table:style-name="ce60">
            <text:p>130.243</text:p>
          </table:table-cell>
          <table:table-cell office:value-type="float" office:value="3.0260351399999998" table:style-name="ce57">
            <text:p>3.026</text:p>
          </table:table-cell>
          <table:table-cell office:value-type="float" office:value="33.774194224540892" table:style-name="ce57">
            <text:p>33.774</text:p>
          </table:table-cell>
          <table:table-cell office:value-type="float" office:value="20.353797527770496" table:style-name="ce60">
            <text:p>20.354</text:p>
          </table:table-cell>
          <table:table-cell office:value-type="float" office:value="187.39699999999999" table:style-name="ce57">
            <text:p>187.397</text:p>
          </table:table-cell>
          <table:table-cell table:number-columns-repeated="16372" table:style-name="ce56"/>
        </table:table-row>
        <table:table-row table:style-name="ro9">
          <table:table-cell office:value-type="float" office:value="310" table:style-name="ce66">
            <text:p>310</text:p>
          </table:table-cell>
          <table:table-cell office:value-type="string" table:style-name="ce65">
            <text:p>Harrow</text:p>
          </table:table-cell>
          <table:table-cell office:value-type="float" office:value="165.79476700875691" table:style-name="ce64">
            <text:p>165.795</text:p>
          </table:table-cell>
          <table:table-cell office:value-type="float" office:value="1.2251133600000002" table:style-name="ce64">
            <text:p>1.225</text:p>
          </table:table-cell>
          <table:table-cell office:value-type="float" office:value="32.093781381559467" table:style-name="ce64">
            <text:p>32.094</text:p>
          </table:table-cell>
          <table:table-cell office:value-type="float" office:value="18.644802194773018" table:style-name="ce64">
            <text:p>18.645</text:p>
          </table:table-cell>
          <table:table-cell office:value-type="float" office:value="217.75846394508937" table:style-name="ce64">
            <text:p>217.758</text:p>
          </table:table-cell>
          <table:table-cell office:value-type="float" office:value="78.053905698401906" table:style-name="ce60">
            <text:p>78.054</text:p>
          </table:table-cell>
          <table:table-cell office:value-type="float" office:value="1.2251133600000002" table:style-name="ce57">
            <text:p>1.225</text:p>
          </table:table-cell>
          <table:table-cell office:value-type="float" office:value="30.522298381559466" table:style-name="ce57">
            <text:p>30.522</text:p>
          </table:table-cell>
          <table:table-cell office:value-type="float" office:value="18.644802194773018" table:style-name="ce60">
            <text:p>18.645</text:p>
          </table:table-cell>
          <table:table-cell office:value-type="float" office:value="128.446" table:style-name="ce57">
            <text:p>128.446</text:p>
          </table:table-cell>
          <table:table-cell table:number-columns-repeated="16372" table:style-name="ce56"/>
        </table:table-row>
        <table:table-row table:style-name="ro9">
          <table:table-cell office:value-type="float" office:value="311" table:style-name="ce66">
            <text:p>311</text:p>
          </table:table-cell>
          <table:table-cell office:value-type="string" table:style-name="ce65">
            <text:p>Havering</text:p>
          </table:table-cell>
          <table:table-cell office:value-type="float" office:value="173.71608871996742" table:style-name="ce64">
            <text:p>173.716</text:p>
          </table:table-cell>
          <table:table-cell office:value-type="float" office:value="1.5756573349999998" table:style-name="ce64">
            <text:p>1.576</text:p>
          </table:table-cell>
          <table:table-cell office:value-type="float" office:value="25.332389694003322" table:style-name="ce64">
            <text:p>25.332</text:p>
          </table:table-cell>
          <table:table-cell office:value-type="float" office:value="19.681650360050746" table:style-name="ce64">
            <text:p>19.682</text:p>
          </table:table-cell>
          <table:table-cell office:value-type="float" office:value="220.30578610902148" table:style-name="ce64">
            <text:p>220.306</text:p>
          </table:table-cell>
          <table:table-cell office:value-type="float" office:value="72.652252985583416" table:style-name="ce60">
            <text:p>72.652</text:p>
          </table:table-cell>
          <table:table-cell office:value-type="float" office:value="1.5756573349999998" table:style-name="ce57">
            <text:p>1.576</text:p>
          </table:table-cell>
          <table:table-cell office:value-type="float" office:value="21.54704969400332" table:style-name="ce57">
            <text:p>21.547</text:p>
          </table:table-cell>
          <table:table-cell office:value-type="float" office:value="19.681650360050746" table:style-name="ce60">
            <text:p>19.682</text:p>
          </table:table-cell>
          <table:table-cell office:value-type="float" office:value="115.45699999999999" table:style-name="ce57">
            <text:p>115.457</text:p>
          </table:table-cell>
          <table:table-cell table:number-columns-repeated="16372" table:style-name="ce56"/>
        </table:table-row>
        <table:table-row table:style-name="ro9">
          <table:table-cell office:value-type="float" office:value="312" table:style-name="ce66">
            <text:p>312</text:p>
          </table:table-cell>
          <table:table-cell office:value-type="string" table:style-name="ce65">
            <text:p>Hillingdon</text:p>
          </table:table-cell>
          <table:table-cell office:value-type="float" office:value="218.64933099761635" table:style-name="ce64">
            <text:p>218.649</text:p>
          </table:table-cell>
          <table:table-cell office:value-type="float" office:value="2.8184819999999999" table:style-name="ce64">
            <text:p>2.818</text:p>
          </table:table-cell>
          <table:table-cell office:value-type="float" office:value="40.447858810043428" table:style-name="ce64">
            <text:p>40.448</text:p>
          </table:table-cell>
          <table:table-cell office:value-type="float" office:value="25.46135594083195" table:style-name="ce64">
            <text:p>25.461</text:p>
          </table:table-cell>
          <table:table-cell office:value-type="float" office:value="287.37702774849168" table:style-name="ce64">
            <text:p>287.377</text:p>
          </table:table-cell>
          <table:table-cell office:value-type="float" office:value="92.549232333150371" table:style-name="ce60">
            <text:p>92.549</text:p>
          </table:table-cell>
          <table:table-cell office:value-type="float" office:value="2.8184819999999999" table:style-name="ce57">
            <text:p>2.818</text:p>
          </table:table-cell>
          <table:table-cell office:value-type="float" office:value="31.918733810043427" table:style-name="ce57">
            <text:p>31.919</text:p>
          </table:table-cell>
          <table:table-cell office:value-type="float" office:value="25.46135594083195" table:style-name="ce60">
            <text:p>25.461</text:p>
          </table:table-cell>
          <table:table-cell office:value-type="float" office:value="152.74799999999999" table:style-name="ce57">
            <text:p>152.748</text:p>
          </table:table-cell>
          <table:table-cell table:number-columns-repeated="16372" table:style-name="ce56"/>
        </table:table-row>
        <table:table-row table:style-name="ro9">
          <table:table-cell office:value-type="float" office:value="313" table:style-name="ce66">
            <text:p>313</text:p>
          </table:table-cell>
          <table:table-cell office:value-type="string" table:style-name="ce65">
            <text:p>Hounslow</text:p>
          </table:table-cell>
          <table:table-cell office:value-type="float" office:value="188.80642852107252" table:style-name="ce64">
            <text:p>188.806</text:p>
          </table:table-cell>
          <table:table-cell office:value-type="float" office:value="1.4046291099999999" table:style-name="ce64">
            <text:p>1.405</text:p>
          </table:table-cell>
          <table:table-cell office:value-type="float" office:value="48.803549342245887" table:style-name="ce64">
            <text:p>48.804</text:p>
          </table:table-cell>
          <table:table-cell office:value-type="float" office:value="22.039342519799931" table:style-name="ce64">
            <text:p>22.039</text:p>
          </table:table-cell>
          <table:table-cell office:value-type="float" office:value="261.05394949311835" table:style-name="ce64">
            <text:p>261.054</text:p>
          </table:table-cell>
          <table:table-cell office:value-type="float" office:value="102.14459669273755" table:style-name="ce60">
            <text:p>102.145</text:p>
          </table:table-cell>
          <table:table-cell office:value-type="float" office:value="1.4046291099999999" table:style-name="ce57">
            <text:p>1.405</text:p>
          </table:table-cell>
          <table:table-cell office:value-type="float" office:value="45.832724342245889" table:style-name="ce57">
            <text:p>45.833</text:p>
          </table:table-cell>
          <table:table-cell office:value-type="float" office:value="22.039342519799931" table:style-name="ce60">
            <text:p>22.039</text:p>
          </table:table-cell>
          <table:table-cell office:value-type="float" office:value="171.42099999999999" table:style-name="ce57">
            <text:p>171.421</text:p>
          </table:table-cell>
          <table:table-cell table:number-columns-repeated="16372" table:style-name="ce56"/>
        </table:table-row>
        <table:table-row table:style-name="ro9">
          <table:table-cell office:value-type="float" office:value="314" table:style-name="ce66">
            <text:p>314</text:p>
          </table:table-cell>
          <table:table-cell office:value-type="string" table:style-name="ce65">
            <text:p>Kingston upon Thames</text:p>
          </table:table-cell>
          <table:table-cell office:value-type="float" office:value="102.92428806986257" table:style-name="ce64">
            <text:p>102.924</text:p>
          </table:table-cell>
          <table:table-cell office:value-type="float" office:value="1.1071582600000001" table:style-name="ce64">
            <text:p>1.107</text:p>
          </table:table-cell>
          <table:table-cell office:value-type="float" office:value="23.286831260728096" table:style-name="ce64">
            <text:p>23.287</text:p>
          </table:table-cell>
          <table:table-cell office:value-type="float" office:value="13.312550775797074" table:style-name="ce64">
            <text:p>13.313</text:p>
          </table:table-cell>
          <table:table-cell office:value-type="float" office:value="140.63082836638773" table:style-name="ce64">
            <text:p>140.631</text:p>
          </table:table-cell>
          <table:table-cell office:value-type="float" office:value="49.269354215845574" table:style-name="ce60">
            <text:p>49.269</text:p>
          </table:table-cell>
          <table:table-cell office:value-type="float" office:value="1.1071582600000001" table:style-name="ce57">
            <text:p>1.107</text:p>
          </table:table-cell>
          <table:table-cell office:value-type="float" office:value="16.388176260728095" table:style-name="ce57">
            <text:p>16.388</text:p>
          </table:table-cell>
          <table:table-cell office:value-type="float" office:value="13.312550775797074" table:style-name="ce60">
            <text:p>13.313</text:p>
          </table:table-cell>
          <table:table-cell office:value-type="float" office:value="80.076999999999998" table:style-name="ce57">
            <text:p>80.077</text:p>
          </table:table-cell>
          <table:table-cell table:number-columns-repeated="16372" table:style-name="ce56"/>
        </table:table-row>
        <table:table-row table:style-name="ro9">
          <table:table-cell office:value-type="float" office:value="315" table:style-name="ce66">
            <text:p>315</text:p>
          </table:table-cell>
          <table:table-cell office:value-type="string" table:style-name="ce65">
            <text:p>Merton</text:p>
          </table:table-cell>
          <table:table-cell office:value-type="float" office:value="122.97840661094764" table:style-name="ce64">
            <text:p>122.978</text:p>
          </table:table-cell>
          <table:table-cell office:value-type="float" office:value="1.0406562399999999" table:style-name="ce64">
            <text:p>1.041</text:p>
          </table:table-cell>
          <table:table-cell office:value-type="float" office:value="33.085150473784594" table:style-name="ce64">
            <text:p>33.085</text:p>
          </table:table-cell>
          <table:table-cell office:value-type="float" office:value="16.125501383388396" table:style-name="ce64">
            <text:p>16.126</text:p>
          </table:table-cell>
          <table:table-cell office:value-type="float" office:value="173.22971470812064" table:style-name="ce64">
            <text:p>173.230</text:p>
          </table:table-cell>
          <table:table-cell office:value-type="float" office:value="97.988812172541643" table:style-name="ce60">
            <text:p>97.989</text:p>
          </table:table-cell>
          <table:table-cell office:value-type="float" office:value="1.0406562399999999" table:style-name="ce57">
            <text:p>1.041</text:p>
          </table:table-cell>
          <table:table-cell office:value-type="float" office:value="32.813327473784597" table:style-name="ce57">
            <text:p>32.813</text:p>
          </table:table-cell>
          <table:table-cell office:value-type="float" office:value="16.125501383388396" table:style-name="ce60">
            <text:p>16.126</text:p>
          </table:table-cell>
          <table:table-cell office:value-type="float" office:value="147.96799999999999" table:style-name="ce57">
            <text:p>147.968</text:p>
          </table:table-cell>
          <table:table-cell table:number-columns-repeated="16372" table:style-name="ce56"/>
        </table:table-row>
        <table:table-row table:style-name="ro9">
          <table:table-cell office:value-type="float" office:value="316" table:style-name="ce66">
            <text:p>316</text:p>
          </table:table-cell>
          <table:table-cell office:value-type="string" table:style-name="ce65">
            <text:p>Newham</text:p>
          </table:table-cell>
          <table:table-cell office:value-type="float" office:value="340.51246941567933" table:style-name="ce64">
            <text:p>340.512</text:p>
          </table:table-cell>
          <table:table-cell office:value-type="float" office:value="1.9557394499999998" table:style-name="ce64">
            <text:p>1.956</text:p>
          </table:table-cell>
          <table:table-cell office:value-type="float" office:value="48.085287380772861" table:style-name="ce64">
            <text:p>48.085</text:p>
          </table:table-cell>
          <table:table-cell office:value-type="float" office:value="28.790227396119253" table:style-name="ce64">
            <text:p>28.790</text:p>
          </table:table-cell>
          <table:table-cell office:value-type="float" office:value="419.34372364257143" table:style-name="ce64">
            <text:p>419.344</text:p>
          </table:table-cell>
          <table:table-cell office:value-type="float" office:value="162.63653812314931" table:style-name="ce60">
            <text:p>162.637</text:p>
          </table:table-cell>
          <table:table-cell office:value-type="float" office:value="1.9557394499999998" table:style-name="ce57">
            <text:p>1.956</text:p>
          </table:table-cell>
          <table:table-cell office:value-type="float" office:value="43.624460380772859" table:style-name="ce57">
            <text:p>43.624</text:p>
          </table:table-cell>
          <table:table-cell office:value-type="float" office:value="28.790227396119253" table:style-name="ce60">
            <text:p>28.790</text:p>
          </table:table-cell>
          <table:table-cell office:value-type="float" office:value="237.00700000000001" table:style-name="ce57">
            <text:p>237.007</text:p>
          </table:table-cell>
          <table:table-cell table:number-columns-repeated="16372" table:style-name="ce56"/>
        </table:table-row>
        <table:table-row table:style-name="ro9">
          <table:table-cell office:value-type="float" office:value="317" table:style-name="ce66">
            <text:p>317</text:p>
          </table:table-cell>
          <table:table-cell office:value-type="string" table:style-name="ce65">
            <text:p>Redbridge</text:p>
          </table:table-cell>
          <table:table-cell office:value-type="float" office:value="228.33062540109012" table:style-name="ce64">
            <text:p>228.331</text:p>
          </table:table-cell>
          <table:table-cell office:value-type="float" office:value="7.6582211799999991" table:style-name="ce64">
            <text:p>7.658</text:p>
          </table:table-cell>
          <table:table-cell office:value-type="float" office:value="42.788306874311594" table:style-name="ce64">
            <text:p>42.788</text:p>
          </table:table-cell>
          <table:table-cell office:value-type="float" office:value="23.557633109843977" table:style-name="ce64">
            <text:p>23.558</text:p>
          </table:table-cell>
          <table:table-cell office:value-type="float" office:value="302.33478656524574" table:style-name="ce64">
            <text:p>302.335</text:p>
          </table:table-cell>
          <table:table-cell office:value-type="float" office:value="167.1463909605111" table:style-name="ce60">
            <text:p>167.146</text:p>
          </table:table-cell>
          <table:table-cell office:value-type="float" office:value="7.6582211799999991" table:style-name="ce57">
            <text:p>7.658</text:p>
          </table:table-cell>
          <table:table-cell office:value-type="float" office:value="40.540154874311597" table:style-name="ce57">
            <text:p>40.540</text:p>
          </table:table-cell>
          <table:table-cell office:value-type="float" office:value="23.557633109843977" table:style-name="ce60">
            <text:p>23.558</text:p>
          </table:table-cell>
          <table:table-cell office:value-type="float" office:value="238.90199999999999" table:style-name="ce57">
            <text:p>238.902</text:p>
          </table:table-cell>
          <table:table-cell table:number-columns-repeated="16372" table:style-name="ce56"/>
        </table:table-row>
        <table:table-row table:style-name="ro9">
          <table:table-cell office:value-type="float" office:value="318" table:style-name="ce66">
            <text:p>318</text:p>
          </table:table-cell>
          <table:table-cell office:value-type="string" table:style-name="ce65">
            <text:p>Richmond upon Thames</text:p>
          </table:table-cell>
          <table:table-cell office:value-type="float" office:value="114.42670953502919" table:style-name="ce64">
            <text:p>114.427</text:p>
          </table:table-cell>
          <table:table-cell office:value-type="float" office:value="0.92267399499999991" table:style-name="ce64">
            <text:p>0.923</text:p>
          </table:table-cell>
          <table:table-cell office:value-type="float" office:value="25.268902504559971" table:style-name="ce64">
            <text:p>25.269</text:p>
          </table:table-cell>
          <table:table-cell office:value-type="float" office:value="14.903755981173001" table:style-name="ce64">
            <text:p>14.904</text:p>
          </table:table-cell>
          <table:table-cell office:value-type="float" office:value="155.52204201576214" table:style-name="ce64">
            <text:p>155.522</text:p>
          </table:table-cell>
          <table:table-cell office:value-type="float" office:value="70.821344375029184" table:style-name="ce60">
            <text:p>70.821</text:p>
          </table:table-cell>
          <table:table-cell office:value-type="float" office:value="0.92267399499999991" table:style-name="ce57">
            <text:p>0.923</text:p>
          </table:table-cell>
          <table:table-cell office:value-type="float" office:value="22.072406504559972" table:style-name="ce57">
            <text:p>22.072</text:p>
          </table:table-cell>
          <table:table-cell office:value-type="float" office:value="14.903755981173001" table:style-name="ce60">
            <text:p>14.904</text:p>
          </table:table-cell>
          <table:table-cell office:value-type="float" office:value="108.72" table:style-name="ce57">
            <text:p>108.720</text:p>
          </table:table-cell>
          <table:table-cell table:number-columns-repeated="16372" table:style-name="ce56"/>
        </table:table-row>
        <table:table-row table:style-name="ro9">
          <table:table-cell office:value-type="float" office:value="319" table:style-name="ce66">
            <text:p>319</text:p>
          </table:table-cell>
          <table:table-cell office:value-type="string" table:style-name="ce65">
            <text:p>Sutton</text:p>
          </table:table-cell>
          <table:table-cell office:value-type="float" office:value="153.25189390812781" table:style-name="ce64">
            <text:p>153.252</text:p>
          </table:table-cell>
          <table:table-cell office:value-type="float" office:value="1.8269895749999998" table:style-name="ce64">
            <text:p>1.827</text:p>
          </table:table-cell>
          <table:table-cell office:value-type="float" office:value="38.315911579460085" table:style-name="ce64">
            <text:p>38.316</text:p>
          </table:table-cell>
          <table:table-cell office:value-type="float" office:value="15.216085952636725" table:style-name="ce64">
            <text:p>15.216</text:p>
          </table:table-cell>
          <table:table-cell office:value-type="float" office:value="208.61088101522461" table:style-name="ce64">
            <text:p>208.611</text:p>
          </table:table-cell>
          <table:table-cell office:value-type="float" office:value="48.587340053116797" table:style-name="ce60">
            <text:p>48.587</text:p>
          </table:table-cell>
          <table:table-cell office:value-type="float" office:value="1.8269895749999998" table:style-name="ce57">
            <text:p>1.827</text:p>
          </table:table-cell>
          <table:table-cell office:value-type="float" office:value="31.744435579460088" table:style-name="ce57">
            <text:p>31.744</text:p>
          </table:table-cell>
          <table:table-cell office:value-type="float" office:value="15.216085952636725" table:style-name="ce60">
            <text:p>15.216</text:p>
          </table:table-cell>
          <table:table-cell office:value-type="float" office:value="97.375" table:style-name="ce57">
            <text:p>97.375</text:p>
          </table:table-cell>
          <table:table-cell table:number-columns-repeated="16372" table:style-name="ce56"/>
        </table:table-row>
        <table:table-row table:style-name="ro9">
          <table:table-cell office:value-type="float" office:value="320" table:style-name="ce66">
            <text:p>320</text:p>
          </table:table-cell>
          <table:table-cell office:value-type="string" table:style-name="ce65">
            <text:p>Waltham Forest</text:p>
          </table:table-cell>
          <table:table-cell office:value-type="float" office:value="200.98960726512433" table:style-name="ce64">
            <text:p>200.990</text:p>
          </table:table-cell>
          <table:table-cell office:value-type="float" office:value="1.511883205" table:style-name="ce64">
            <text:p>1.512</text:p>
          </table:table-cell>
          <table:table-cell office:value-type="float" office:value="37.408703373542124" table:style-name="ce64">
            <text:p>37.409</text:p>
          </table:table-cell>
          <table:table-cell office:value-type="float" office:value="22.3362993588444" table:style-name="ce64">
            <text:p>22.336</text:p>
          </table:table-cell>
          <table:table-cell office:value-type="float" office:value="262.24649320251086" table:style-name="ce64">
            <text:p>262.246</text:p>
          </table:table-cell>
          <table:table-cell office:value-type="float" office:value="106.44873138576634" table:style-name="ce60">
            <text:p>106.449</text:p>
          </table:table-cell>
          <table:table-cell office:value-type="float" office:value="1.511883205" table:style-name="ce57">
            <text:p>1.512</text:p>
          </table:table-cell>
          <table:table-cell office:value-type="float" office:value="28.801713373542125" table:style-name="ce57">
            <text:p>28.802</text:p>
          </table:table-cell>
          <table:table-cell office:value-type="float" office:value="22.3362993588444" table:style-name="ce60">
            <text:p>22.336</text:p>
          </table:table-cell>
          <table:table-cell office:value-type="float" office:value="159.09899999999999" table:style-name="ce57">
            <text:p>159.099</text:p>
          </table:table-cell>
          <table:table-cell table:number-columns-repeated="16372" table:style-name="ce56"/>
        </table:table-row>
        <table:table-row table:style-name="ro9">
          <table:table-cell office:value-type="float" office:value="330" table:style-name="ce66">
            <text:p>330</text:p>
          </table:table-cell>
          <table:table-cell office:value-type="string" table:style-name="ce65">
            <text:p>Birmingham</text:p>
          </table:table-cell>
          <table:table-cell office:value-type="float" office:value="918.15992184811353" table:style-name="ce64">
            <text:p>918.160</text:p>
          </table:table-cell>
          <table:table-cell office:value-type="float" office:value="18.0397751" table:style-name="ce64">
            <text:p>18.040</text:p>
          </table:table-cell>
          <table:table-cell office:value-type="float" office:value="162.10255963660728" table:style-name="ce64">
            <text:p>162.103</text:p>
          </table:table-cell>
          <table:table-cell office:value-type="float" office:value="89.208663503956444" table:style-name="ce64">
            <text:p>89.209</text:p>
          </table:table-cell>
          <table:table-cell office:value-type="float" office:value="1187.5109200886773" table:style-name="ce64">
            <text:p>1187.511</text:p>
          </table:table-cell>
          <table:table-cell office:value-type="float" office:value="393.32445311678111" table:style-name="ce60">
            <text:p>393.324</text:p>
          </table:table-cell>
          <table:table-cell office:value-type="float" office:value="18.0397751" table:style-name="ce57">
            <text:p>18.040</text:p>
          </table:table-cell>
          <table:table-cell office:value-type="float" office:value="135.46721363660728" table:style-name="ce57">
            <text:p>135.467</text:p>
          </table:table-cell>
          <table:table-cell office:value-type="float" office:value="89.208663503956444" table:style-name="ce60">
            <text:p>89.209</text:p>
          </table:table-cell>
          <table:table-cell office:value-type="float" office:value="636.04" table:style-name="ce57">
            <text:p>636.040</text:p>
          </table:table-cell>
          <table:table-cell table:number-columns-repeated="16372" table:style-name="ce56"/>
        </table:table-row>
        <table:table-row table:style-name="ro9">
          <table:table-cell office:value-type="float" office:value="331" table:style-name="ce66">
            <text:p>331</text:p>
          </table:table-cell>
          <table:table-cell office:value-type="string" table:style-name="ce65">
            <text:p>Coventry</text:p>
          </table:table-cell>
          <table:table-cell office:value-type="float" office:value="238.84302577164598" table:style-name="ce64">
            <text:p>238.843</text:p>
          </table:table-cell>
          <table:table-cell office:value-type="float" office:value="3.6617287649999999" table:style-name="ce64">
            <text:p>3.662</text:p>
          </table:table-cell>
          <table:table-cell office:value-type="float" office:value="39.180645692418132" table:style-name="ce64">
            <text:p>39.181</text:p>
          </table:table-cell>
          <table:table-cell office:value-type="float" office:value="21.905644794309236" table:style-name="ce64">
            <text:p>21.906</text:p>
          </table:table-cell>
          <table:table-cell office:value-type="float" office:value="303.59104502337334" table:style-name="ce64">
            <text:p>303.591</text:p>
          </table:table-cell>
          <table:table-cell office:value-type="float" office:value="96.758414276220975" table:style-name="ce60">
            <text:p>96.758</text:p>
          </table:table-cell>
          <table:table-cell office:value-type="float" office:value="3.6617287649999999" table:style-name="ce57">
            <text:p>3.662</text:p>
          </table:table-cell>
          <table:table-cell office:value-type="float" office:value="34.30167269241813" table:style-name="ce57">
            <text:p>34.302</text:p>
          </table:table-cell>
          <table:table-cell office:value-type="float" office:value="21.905644794309236" table:style-name="ce60">
            <text:p>21.906</text:p>
          </table:table-cell>
          <table:table-cell office:value-type="float" office:value="156.62700000000001" table:style-name="ce57">
            <text:p>156.627</text:p>
          </table:table-cell>
          <table:table-cell table:number-columns-repeated="16372" table:style-name="ce56"/>
        </table:table-row>
        <table:table-row table:style-name="ro9">
          <table:table-cell office:value-type="float" office:value="332" table:style-name="ce66">
            <text:p>332</text:p>
          </table:table-cell>
          <table:table-cell office:value-type="string" table:style-name="ce65">
            <text:p>Dudley</text:p>
          </table:table-cell>
          <table:table-cell office:value-type="float" office:value="201.93695464371402" table:style-name="ce64">
            <text:p>201.937</text:p>
          </table:table-cell>
          <table:table-cell office:value-type="float" office:value="1.98790986" table:style-name="ce64">
            <text:p>1.988</text:p>
          </table:table-cell>
          <table:table-cell office:value-type="float" office:value="32.151358435700956" table:style-name="ce64">
            <text:p>32.151</text:p>
          </table:table-cell>
          <table:table-cell office:value-type="float" office:value="18.403202864283418" table:style-name="ce64">
            <text:p>18.403</text:p>
          </table:table-cell>
          <table:table-cell office:value-type="float" office:value="254.4794258036984" table:style-name="ce64">
            <text:p>254.479</text:p>
          </table:table-cell>
          <table:table-cell office:value-type="float" office:value="96.154906197389039" table:style-name="ce60">
            <text:p>96.155</text:p>
          </table:table-cell>
          <table:table-cell office:value-type="float" office:value="1.98790986" table:style-name="ce57">
            <text:p>1.988</text:p>
          </table:table-cell>
          <table:table-cell office:value-type="float" office:value="30.457895578558098" table:style-name="ce57">
            <text:p>30.458</text:p>
          </table:table-cell>
          <table:table-cell office:value-type="float" office:value="18.403202864283418" table:style-name="ce60">
            <text:p>18.403</text:p>
          </table:table-cell>
          <table:table-cell office:value-type="float" office:value="147.00399999999999" table:style-name="ce57">
            <text:p>147.004</text:p>
          </table:table-cell>
          <table:table-cell table:number-columns-repeated="16372" table:style-name="ce56"/>
        </table:table-row>
        <table:table-row table:style-name="ro9">
          <table:table-cell office:value-type="float" office:value="333" table:style-name="ce66">
            <text:p>333</text:p>
          </table:table-cell>
          <table:table-cell office:value-type="string" table:style-name="ce65">
            <text:p>Sandwell</text:p>
          </table:table-cell>
          <table:table-cell office:value-type="float" office:value="260.89360677257099" table:style-name="ce64">
            <text:p>260.894</text:p>
          </table:table-cell>
          <table:table-cell office:value-type="float" office:value="2.0082560749999998" table:style-name="ce64">
            <text:p>2.008</text:p>
          </table:table-cell>
          <table:table-cell office:value-type="float" office:value="42.172713255891537" table:style-name="ce64">
            <text:p>42.173</text:p>
          </table:table-cell>
          <table:table-cell office:value-type="float" office:value="24.040879205242181" table:style-name="ce64">
            <text:p>24.041</text:p>
          </table:table-cell>
          <table:table-cell office:value-type="float" office:value="329.11545530870472" table:style-name="ce64">
            <text:p>329.115</text:p>
          </table:table-cell>
          <table:table-cell office:value-type="float" office:value="152.85271314254899" table:style-name="ce60">
            <text:p>152.853</text:p>
          </table:table-cell>
          <table:table-cell office:value-type="float" office:value="2.0082560749999998" table:style-name="ce57">
            <text:p>2.008</text:p>
          </table:table-cell>
          <table:table-cell office:value-type="float" office:value="40.883070255891539" table:style-name="ce57">
            <text:p>40.883</text:p>
          </table:table-cell>
          <table:table-cell office:value-type="float" office:value="24.040879205242181" table:style-name="ce60">
            <text:p>24.041</text:p>
          </table:table-cell>
          <table:table-cell office:value-type="float" office:value="219.785" table:style-name="ce57">
            <text:p>219.785</text:p>
          </table:table-cell>
          <table:table-cell table:number-columns-repeated="16372" table:style-name="ce56"/>
        </table:table-row>
        <table:table-row table:style-name="ro9">
          <table:table-cell office:value-type="float" office:value="334" table:style-name="ce66">
            <text:p>334</text:p>
          </table:table-cell>
          <table:table-cell office:value-type="string" table:style-name="ce65">
            <text:p>Solihull</text:p>
          </table:table-cell>
          <table:table-cell office:value-type="float" office:value="155.0453685513605" table:style-name="ce64">
            <text:p>155.045</text:p>
          </table:table-cell>
          <table:table-cell office:value-type="float" office:value="2.5441048550000001" table:style-name="ce64">
            <text:p>2.544</text:p>
          </table:table-cell>
          <table:table-cell office:value-type="float" office:value="27.807611164240107" table:style-name="ce64">
            <text:p>27.808</text:p>
          </table:table-cell>
          <table:table-cell office:value-type="float" office:value="15.136213111222872" table:style-name="ce64">
            <text:p>15.136</text:p>
          </table:table-cell>
          <table:table-cell office:value-type="float" office:value="200.53329768182348" table:style-name="ce64">
            <text:p>200.533</text:p>
          </table:table-cell>
          <table:table-cell office:value-type="float" office:value="66.595027877256513" table:style-name="ce60">
            <text:p>66.595</text:p>
          </table:table-cell>
          <table:table-cell office:value-type="float" office:value="2.5441048550000001" table:style-name="ce57">
            <text:p>2.544</text:p>
          </table:table-cell>
          <table:table-cell office:value-type="float" office:value="25.358648164240108" table:style-name="ce57">
            <text:p>25.359</text:p>
          </table:table-cell>
          <table:table-cell office:value-type="float" office:value="15.136213111222872" table:style-name="ce60">
            <text:p>15.136</text:p>
          </table:table-cell>
          <table:table-cell office:value-type="float" office:value="109.634" table:style-name="ce57">
            <text:p>109.634</text:p>
          </table:table-cell>
          <table:table-cell table:number-columns-repeated="16372" table:style-name="ce56"/>
        </table:table-row>
        <table:table-row table:style-name="ro9">
          <table:table-cell office:value-type="float" office:value="335" table:style-name="ce66">
            <text:p>335</text:p>
          </table:table-cell>
          <table:table-cell office:value-type="string" table:style-name="ce65">
            <text:p>Walsall</text:p>
          </table:table-cell>
          <table:table-cell office:value-type="float" office:value="209.02844913470571" table:style-name="ce64">
            <text:p>209.028</text:p>
          </table:table-cell>
          <table:table-cell office:value-type="float" office:value="1.3754321799999998" table:style-name="ce64">
            <text:p>1.375</text:p>
          </table:table-cell>
          <table:table-cell office:value-type="float" office:value="33.733632791100526" table:style-name="ce64">
            <text:p>33.734</text:p>
          </table:table-cell>
          <table:table-cell office:value-type="float" office:value="21.265926374243023" table:style-name="ce64">
            <text:p>21.266</text:p>
          </table:table-cell>
          <table:table-cell office:value-type="float" office:value="265.40344048004926" table:style-name="ce64">
            <text:p>265.403</text:p>
          </table:table-cell>
          <table:table-cell office:value-type="float" office:value="102.40114338441971" table:style-name="ce60">
            <text:p>102.401</text:p>
          </table:table-cell>
          <table:table-cell office:value-type="float" office:value="1.3754321799999998" table:style-name="ce57">
            <text:p>1.375</text:p>
          </table:table-cell>
          <table:table-cell office:value-type="float" office:value="31.384997791100524" table:style-name="ce57">
            <text:p>31.385</text:p>
          </table:table-cell>
          <table:table-cell office:value-type="float" office:value="21.265926374243023" table:style-name="ce60">
            <text:p>21.266</text:p>
          </table:table-cell>
          <table:table-cell office:value-type="float" office:value="156.42699999999999" table:style-name="ce57">
            <text:p>156.427</text:p>
          </table:table-cell>
          <table:table-cell table:number-columns-repeated="16372" table:style-name="ce56"/>
        </table:table-row>
        <table:table-row table:style-name="ro9">
          <table:table-cell office:value-type="float" office:value="336" table:style-name="ce66">
            <text:p>336</text:p>
          </table:table-cell>
          <table:table-cell office:value-type="string" table:style-name="ce65">
            <text:p>Wolverhampton</text:p>
          </table:table-cell>
          <table:table-cell office:value-type="float" office:value="191.21501666495681" table:style-name="ce64">
            <text:p>191.215</text:p>
          </table:table-cell>
          <table:table-cell office:value-type="float" office:value="2.0333733399999998" table:style-name="ce64">
            <text:p>2.033</text:p>
          </table:table-cell>
          <table:table-cell office:value-type="float" office:value="36.022779136712487" table:style-name="ce64">
            <text:p>36.023</text:p>
          </table:table-cell>
          <table:table-cell office:value-type="float" office:value="18.236207689869271" table:style-name="ce64">
            <text:p>18.236</text:p>
          </table:table-cell>
          <table:table-cell office:value-type="float" office:value="247.50737683153858" table:style-name="ce64">
            <text:p>247.507</text:p>
          </table:table-cell>
          <table:table-cell office:value-type="float" office:value="64.994627133985773" table:style-name="ce60">
            <text:p>64.995</text:p>
          </table:table-cell>
          <table:table-cell office:value-type="float" office:value="2.0333733399999998" table:style-name="ce57">
            <text:p>2.033</text:p>
          </table:table-cell>
          <table:table-cell office:value-type="float" office:value="29.970790136712488" table:style-name="ce57">
            <text:p>29.971</text:p>
          </table:table-cell>
          <table:table-cell office:value-type="float" office:value="18.236207689869271" table:style-name="ce60">
            <text:p>18.236</text:p>
          </table:table-cell>
          <table:table-cell office:value-type="float" office:value="115.235" table:style-name="ce57">
            <text:p>115.235</text:p>
          </table:table-cell>
          <table:table-cell table:number-columns-repeated="16372" table:style-name="ce56"/>
        </table:table-row>
        <table:table-row table:style-name="ro9">
          <table:table-cell office:value-type="float" office:value="340" table:style-name="ce66">
            <text:p>340</text:p>
          </table:table-cell>
          <table:table-cell office:value-type="string" table:style-name="ce65">
            <text:p>Knowsley</text:p>
          </table:table-cell>
          <table:table-cell office:value-type="float" office:value="92.4714347251916" table:style-name="ce64">
            <text:p>92.471</text:p>
          </table:table-cell>
          <table:table-cell office:value-type="float" office:value="1.0109350500000001" table:style-name="ce64">
            <text:p>1.011</text:p>
          </table:table-cell>
          <table:table-cell office:value-type="float" office:value="20.324071548200699" table:style-name="ce64">
            <text:p>20.324</text:p>
          </table:table-cell>
          <table:table-cell office:value-type="float" office:value="12.310683807020794" table:style-name="ce64">
            <text:p>12.311</text:p>
          </table:table-cell>
          <table:table-cell office:value-type="float" office:value="126.1171251304131" table:style-name="ce64">
            <text:p>126.117</text:p>
          </table:table-cell>
          <table:table-cell office:value-type="float" office:value="54.949709699522614" table:style-name="ce60">
            <text:p>54.950</text:p>
          </table:table-cell>
          <table:table-cell office:value-type="float" office:value="1.0109350500000001" table:style-name="ce57">
            <text:p>1.011</text:p>
          </table:table-cell>
          <table:table-cell office:value-type="float" office:value="19.464753548200701" table:style-name="ce57">
            <text:p>19.465</text:p>
          </table:table-cell>
          <table:table-cell office:value-type="float" office:value="12.310683807020794" table:style-name="ce60">
            <text:p>12.311</text:p>
          </table:table-cell>
          <table:table-cell office:value-type="float" office:value="87.736000000000004" table:style-name="ce57">
            <text:p>87.736</text:p>
          </table:table-cell>
          <table:table-cell table:number-columns-repeated="16372" table:style-name="ce56"/>
        </table:table-row>
        <table:table-row table:style-name="ro9">
          <table:table-cell office:value-type="float" office:value="341" table:style-name="ce66">
            <text:p>341</text:p>
          </table:table-cell>
          <table:table-cell office:value-type="string" table:style-name="ce65">
            <text:p>Liverpool</text:p>
          </table:table-cell>
          <table:table-cell office:value-type="float" office:value="310.31885965725962" table:style-name="ce64">
            <text:p>310.319</text:p>
          </table:table-cell>
          <table:table-cell office:value-type="float" office:value="7.5378662999999992" table:style-name="ce64">
            <text:p>7.538</text:p>
          </table:table-cell>
          <table:table-cell office:value-type="float" office:value="49.60638585591591" table:style-name="ce64">
            <text:p>49.606</text:p>
          </table:table-cell>
          <table:table-cell office:value-type="float" office:value="34.796015752178064" table:style-name="ce64">
            <text:p>34.796</text:p>
          </table:table-cell>
          <table:table-cell office:value-type="float" office:value="402.25912756535359" table:style-name="ce64">
            <text:p>402.259</text:p>
          </table:table-cell>
          <table:table-cell office:value-type="float" office:value="234.78128072396564" table:style-name="ce60">
            <text:p>234.781</text:p>
          </table:table-cell>
          <table:table-cell office:value-type="float" office:value="7.5378662999999992" table:style-name="ce57">
            <text:p>7.538</text:p>
          </table:table-cell>
          <table:table-cell office:value-type="float" office:value="47.586622855915913" table:style-name="ce57">
            <text:p>47.587</text:p>
          </table:table-cell>
          <table:table-cell office:value-type="float" office:value="34.796015752178064" table:style-name="ce60">
            <text:p>34.796</text:p>
          </table:table-cell>
          <table:table-cell office:value-type="float" office:value="324.702" table:style-name="ce57">
            <text:p>324.702</text:p>
          </table:table-cell>
          <table:table-cell table:number-columns-repeated="16372" table:style-name="ce56"/>
        </table:table-row>
        <table:table-row table:style-name="ro9">
          <table:table-cell office:value-type="float" office:value="342" table:style-name="ce66">
            <text:p>342</text:p>
          </table:table-cell>
          <table:table-cell office:value-type="string" table:style-name="ce65">
            <text:p>St Helens</text:p>
          </table:table-cell>
          <table:table-cell office:value-type="float" office:value="108.81326292814077" table:style-name="ce64">
            <text:p>108.813</text:p>
          </table:table-cell>
          <table:table-cell office:value-type="float" office:value="1.6053089300000001" table:style-name="ce64">
            <text:p>1.605</text:p>
          </table:table-cell>
          <table:table-cell office:value-type="float" office:value="22.308024192580014" table:style-name="ce64">
            <text:p>22.308</text:p>
          </table:table-cell>
          <table:table-cell office:value-type="float" office:value="11.411448655262873" table:style-name="ce64">
            <text:p>11.411</text:p>
          </table:table-cell>
          <table:table-cell office:value-type="float" office:value="144.13804470598365" table:style-name="ce64">
            <text:p>144.138</text:p>
          </table:table-cell>
          <table:table-cell office:value-type="float" office:value="79.232165522534771" table:style-name="ce60">
            <text:p>79.232</text:p>
          </table:table-cell>
          <table:table-cell office:value-type="float" office:value="1.6053089300000001" table:style-name="ce57">
            <text:p>1.605</text:p>
          </table:table-cell>
          <table:table-cell office:value-type="float" office:value="21.186040192580013" table:style-name="ce57">
            <text:p>21.186</text:p>
          </table:table-cell>
          <table:table-cell office:value-type="float" office:value="11.411448655262873" table:style-name="ce60">
            <text:p>11.411</text:p>
          </table:table-cell>
          <table:table-cell office:value-type="float" office:value="113.435" table:style-name="ce57">
            <text:p>113.435</text:p>
          </table:table-cell>
          <table:table-cell table:number-columns-repeated="16372" table:style-name="ce56"/>
        </table:table-row>
        <table:table-row table:style-name="ro9">
          <table:table-cell office:value-type="float" office:value="343" table:style-name="ce66">
            <text:p>343</text:p>
          </table:table-cell>
          <table:table-cell office:value-type="string" table:style-name="ce65">
            <text:p>Sefton</text:p>
          </table:table-cell>
          <table:table-cell office:value-type="float" office:value="158.97942985837201" table:style-name="ce64">
            <text:p>158.979</text:p>
          </table:table-cell>
          <table:table-cell office:value-type="float" office:value="1.2705176349999998" table:style-name="ce64">
            <text:p>1.271</text:p>
          </table:table-cell>
          <table:table-cell office:value-type="float" office:value="28.220919284930769" table:style-name="ce64">
            <text:p>28.221</text:p>
          </table:table-cell>
          <table:table-cell office:value-type="float" office:value="17.157840106064572" table:style-name="ce64">
            <text:p>17.158</text:p>
          </table:table-cell>
          <table:table-cell office:value-type="float" office:value="205.62870688436738" table:style-name="ce64">
            <text:p>205.629</text:p>
          </table:table-cell>
          <table:table-cell office:value-type="float" office:value="102.78200685961502" table:style-name="ce60">
            <text:p>102.782</text:p>
          </table:table-cell>
          <table:table-cell office:value-type="float" office:value="1.2705176349999998" table:style-name="ce57">
            <text:p>1.271</text:p>
          </table:table-cell>
          <table:table-cell office:value-type="float" office:value="27.278441284930768" table:style-name="ce57">
            <text:p>27.278</text:p>
          </table:table-cell>
          <table:table-cell office:value-type="float" office:value="17.157840106064572" table:style-name="ce60">
            <text:p>17.158</text:p>
          </table:table-cell>
          <table:table-cell office:value-type="float" office:value="148.489" table:style-name="ce57">
            <text:p>148.489</text:p>
          </table:table-cell>
          <table:table-cell table:number-columns-repeated="16372" table:style-name="ce56"/>
        </table:table-row>
        <table:table-row table:style-name="ro9">
          <table:table-cell office:value-type="float" office:value="344" table:style-name="ce66">
            <text:p>344</text:p>
          </table:table-cell>
          <table:table-cell office:value-type="string" table:style-name="ce65">
            <text:p>Wirral</text:p>
          </table:table-cell>
          <table:table-cell office:value-type="float" office:value="202.89053294497134" table:style-name="ce64">
            <text:p>202.891</text:p>
          </table:table-cell>
          <table:table-cell office:value-type="float" office:value="2.2950123200000001" table:style-name="ce64">
            <text:p>2.295</text:p>
          </table:table-cell>
          <table:table-cell office:value-type="float" office:value="36.910071450092573" table:style-name="ce64">
            <text:p>36.910</text:p>
          </table:table-cell>
          <table:table-cell office:value-type="float" office:value="21.075736398226169" table:style-name="ce64">
            <text:p>21.076</text:p>
          </table:table-cell>
          <table:table-cell office:value-type="float" office:value="263.17135311329008" table:style-name="ce64">
            <text:p>263.171</text:p>
          </table:table-cell>
          <table:table-cell office:value-type="float" office:value="104.95231427706035" table:style-name="ce60">
            <text:p>104.952</text:p>
          </table:table-cell>
          <table:table-cell office:value-type="float" office:value="2.2950123200000001" table:style-name="ce57">
            <text:p>2.295</text:p>
          </table:table-cell>
          <table:table-cell office:value-type="float" office:value="34.069725450092577" table:style-name="ce57">
            <text:p>34.070</text:p>
          </table:table-cell>
          <table:table-cell office:value-type="float" office:value="21.075736398226169" table:style-name="ce60">
            <text:p>21.076</text:p>
          </table:table-cell>
          <table:table-cell office:value-type="float" office:value="162.393" table:style-name="ce57">
            <text:p>162.393</text:p>
          </table:table-cell>
          <table:table-cell table:number-columns-repeated="16372" table:style-name="ce56"/>
        </table:table-row>
        <table:table-row table:style-name="ro9">
          <table:table-cell office:value-type="float" office:value="350" table:style-name="ce66">
            <text:p>350</text:p>
          </table:table-cell>
          <table:table-cell office:value-type="string" table:style-name="ce65">
            <text:p>Bolton</text:p>
          </table:table-cell>
          <table:table-cell office:value-type="float" office:value="210.32036394422923" table:style-name="ce64">
            <text:p>210.320</text:p>
          </table:table-cell>
          <table:table-cell office:value-type="float" office:value="1.89484181" table:style-name="ce64">
            <text:p>1.895</text:p>
          </table:table-cell>
          <table:table-cell office:value-type="float" office:value="35.253689670225256" table:style-name="ce64">
            <text:p>35.254</text:p>
          </table:table-cell>
          <table:table-cell office:value-type="float" office:value="21.565701621664925" table:style-name="ce64">
            <text:p>21.566</text:p>
          </table:table-cell>
          <table:table-cell office:value-type="float" office:value="269.03459704611942" table:style-name="ce64">
            <text:p>269.035</text:p>
          </table:table-cell>
          <table:table-cell office:value-type="float" office:value="119.15797192154723" table:style-name="ce60">
            <text:p>119.158</text:p>
          </table:table-cell>
          <table:table-cell office:value-type="float" office:value="1.89484181" table:style-name="ce57">
            <text:p>1.895</text:p>
          </table:table-cell>
          <table:table-cell office:value-type="float" office:value="28.452211670225257" table:style-name="ce57">
            <text:p>28.452</text:p>
          </table:table-cell>
          <table:table-cell office:value-type="float" office:value="21.565701621664925" table:style-name="ce60">
            <text:p>21.566</text:p>
          </table:table-cell>
          <table:table-cell office:value-type="float" office:value="171.071" table:style-name="ce57">
            <text:p>171.071</text:p>
          </table:table-cell>
          <table:table-cell table:number-columns-repeated="16372" table:style-name="ce56"/>
        </table:table-row>
        <table:table-row table:style-name="ro9">
          <table:table-cell office:value-type="float" office:value="351" table:style-name="ce66">
            <text:p>351</text:p>
          </table:table-cell>
          <table:table-cell office:value-type="string" table:style-name="ce65">
            <text:p>Bury</text:p>
          </table:table-cell>
          <table:table-cell office:value-type="float" office:value="122.86718539606377" table:style-name="ce64">
            <text:p>122.867</text:p>
          </table:table-cell>
          <table:table-cell office:value-type="float" office:value="0.7718304399999999" table:style-name="ce64">
            <text:p>0.772</text:p>
          </table:table-cell>
          <table:table-cell office:value-type="float" office:value="30.481550451580411" table:style-name="ce64">
            <text:p>30.482</text:p>
          </table:table-cell>
          <table:table-cell office:value-type="float" office:value="13.581455226374453" table:style-name="ce64">
            <text:p>13.581</text:p>
          </table:table-cell>
          <table:table-cell office:value-type="float" office:value="167.70202151401864" table:style-name="ce64">
            <text:p>167.702</text:p>
          </table:table-cell>
          <table:table-cell office:value-type="float" office:value="93.818044583035771" table:style-name="ce60">
            <text:p>93.818</text:p>
          </table:table-cell>
          <table:table-cell office:value-type="float" office:value="0.7718304399999999" table:style-name="ce57">
            <text:p>0.772</text:p>
          </table:table-cell>
          <table:table-cell office:value-type="float" office:value="27.106548451580412" table:style-name="ce57">
            <text:p>27.107</text:p>
          </table:table-cell>
          <table:table-cell office:value-type="float" office:value="13.581455226374453" table:style-name="ce60">
            <text:p>13.581</text:p>
          </table:table-cell>
          <table:table-cell office:value-type="float" office:value="135.27799999999999" table:style-name="ce57">
            <text:p>135.278</text:p>
          </table:table-cell>
          <table:table-cell table:number-columns-repeated="16372" table:style-name="ce56"/>
        </table:table-row>
        <table:table-row table:style-name="ro9">
          <table:table-cell office:value-type="float" office:value="352" table:style-name="ce66">
            <text:p>352</text:p>
          </table:table-cell>
          <table:table-cell office:value-type="string" table:style-name="ce65">
            <text:p>Manchester</text:p>
          </table:table-cell>
          <table:table-cell office:value-type="float" office:value="409.07324621022053" table:style-name="ce64">
            <text:p>409.073</text:p>
          </table:table-cell>
          <table:table-cell office:value-type="float" office:value="3.6575532749999997" table:style-name="ce64">
            <text:p>3.658</text:p>
          </table:table-cell>
          <table:table-cell office:value-type="float" office:value="76.923544156980327" table:style-name="ce64">
            <text:p>76.924</text:p>
          </table:table-cell>
          <table:table-cell office:value-type="float" office:value="40.904107535767992" table:style-name="ce64">
            <text:p>40.904</text:p>
          </table:table-cell>
          <table:table-cell office:value-type="float" office:value="530.55845117796889" table:style-name="ce64">
            <text:p>530.558</text:p>
          </table:table-cell>
          <table:table-cell office:value-type="float" office:value="198.57545913240958" table:style-name="ce60">
            <text:p>198.575</text:p>
          </table:table-cell>
          <table:table-cell office:value-type="float" office:value="3.6575532749999997" table:style-name="ce57">
            <text:p>3.658</text:p>
          </table:table-cell>
          <table:table-cell office:value-type="float" office:value="68.674926156980334" table:style-name="ce57">
            <text:p>68.675</text:p>
          </table:table-cell>
          <table:table-cell office:value-type="float" office:value="40.904107535767992" table:style-name="ce60">
            <text:p>40.904</text:p>
          </table:table-cell>
          <table:table-cell office:value-type="float" office:value="311.81200000000001" table:style-name="ce57">
            <text:p>311.812</text:p>
          </table:table-cell>
          <table:table-cell table:number-columns-repeated="16372" table:style-name="ce56"/>
        </table:table-row>
        <table:table-row table:style-name="ro9">
          <table:table-cell office:value-type="float" office:value="353" table:style-name="ce66">
            <text:p>353</text:p>
          </table:table-cell>
          <table:table-cell office:value-type="string" table:style-name="ce65">
            <text:p>Oldham</text:p>
          </table:table-cell>
          <table:table-cell office:value-type="float" office:value="190.48792052227518" table:style-name="ce64">
            <text:p>190.488</text:p>
          </table:table-cell>
          <table:table-cell office:value-type="float" office:value="2.998527615" table:style-name="ce64">
            <text:p>2.999</text:p>
          </table:table-cell>
          <table:table-cell office:value-type="float" office:value="33.042929201374363" table:style-name="ce64">
            <text:p>33.043</text:p>
          </table:table-cell>
          <table:table-cell office:value-type="float" office:value="18.91815891059322" table:style-name="ce64">
            <text:p>18.918</text:p>
          </table:table-cell>
          <table:table-cell office:value-type="float" office:value="245.44753624924277" table:style-name="ce64">
            <text:p>245.448</text:p>
          </table:table-cell>
          <table:table-cell office:value-type="float" office:value="98.586267889033195" table:style-name="ce60">
            <text:p>98.586</text:p>
          </table:table-cell>
          <table:table-cell office:value-type="float" office:value="2.998527615" table:style-name="ce57">
            <text:p>2.999</text:p>
          </table:table-cell>
          <table:table-cell office:value-type="float" office:value="24.207784201374366" table:style-name="ce57">
            <text:p>24.208</text:p>
          </table:table-cell>
          <table:table-cell office:value-type="float" office:value="18.91815891059322" table:style-name="ce60">
            <text:p>18.918</text:p>
          </table:table-cell>
          <table:table-cell office:value-type="float" office:value="144.71100000000001" table:style-name="ce57">
            <text:p>144.711</text:p>
          </table:table-cell>
          <table:table-cell table:number-columns-repeated="16372" table:style-name="ce56"/>
        </table:table-row>
        <table:table-row table:style-name="ro9">
          <table:table-cell office:value-type="float" office:value="354" table:style-name="ce66">
            <text:p>354</text:p>
          </table:table-cell>
          <table:table-cell office:value-type="string" table:style-name="ce65">
            <text:p>Rochdale</text:p>
          </table:table-cell>
          <table:table-cell office:value-type="float" office:value="164.2604349830321" table:style-name="ce64">
            <text:p>164.260</text:p>
          </table:table-cell>
          <table:table-cell office:value-type="float" office:value="1.2016966499999999" table:style-name="ce64">
            <text:p>1.202</text:p>
          </table:table-cell>
          <table:table-cell office:value-type="float" office:value="23.806432517768798" table:style-name="ce64">
            <text:p>23.806</text:p>
          </table:table-cell>
          <table:table-cell office:value-type="float" office:value="16.932495164398354" table:style-name="ce64">
            <text:p>16.932</text:p>
          </table:table-cell>
          <table:table-cell office:value-type="float" office:value="206.20105931519925" table:style-name="ce64">
            <text:p>206.201</text:p>
          </table:table-cell>
          <table:table-cell office:value-type="float" office:value="128.9524479833901" table:style-name="ce60">
            <text:p>128.952</text:p>
          </table:table-cell>
          <table:table-cell office:value-type="float" office:value="1.2016966499999999" table:style-name="ce57">
            <text:p>1.202</text:p>
          </table:table-cell>
          <table:table-cell office:value-type="float" office:value="23.04695866062594" table:style-name="ce57">
            <text:p>23.047</text:p>
          </table:table-cell>
          <table:table-cell office:value-type="float" office:value="16.932495164398354" table:style-name="ce60">
            <text:p>16.932</text:p>
          </table:table-cell>
          <table:table-cell office:value-type="float" office:value="170.13399999999999" table:style-name="ce57">
            <text:p>170.134</text:p>
          </table:table-cell>
          <table:table-cell table:number-columns-repeated="16372" table:style-name="ce56"/>
        </table:table-row>
        <table:table-row table:style-name="ro9">
          <table:table-cell office:value-type="float" office:value="355" table:style-name="ce66">
            <text:p>355</text:p>
          </table:table-cell>
          <table:table-cell office:value-type="string" table:style-name="ce65">
            <text:p>Salford</text:p>
          </table:table-cell>
          <table:table-cell office:value-type="float" office:value="161.69183279655326" table:style-name="ce64">
            <text:p>161.692</text:p>
          </table:table-cell>
          <table:table-cell office:value-type="float" office:value="2.7811793799999998" table:style-name="ce64">
            <text:p>2.781</text:p>
          </table:table-cell>
          <table:table-cell office:value-type="float" office:value="33.007916173365295" table:style-name="ce64">
            <text:p>33.008</text:p>
          </table:table-cell>
          <table:table-cell office:value-type="float" office:value="19.809144653068572" table:style-name="ce64">
            <text:p>19.809</text:p>
          </table:table-cell>
          <table:table-cell office:value-type="float" office:value="217.29007300298713" table:style-name="ce64">
            <text:p>217.290</text:p>
          </table:table-cell>
          <table:table-cell office:value-type="float" office:value="107.72641226850027" table:style-name="ce60">
            <text:p>107.726</text:p>
          </table:table-cell>
          <table:table-cell office:value-type="float" office:value="2.7811793799999998" table:style-name="ce57">
            <text:p>2.781</text:p>
          </table:table-cell>
          <table:table-cell office:value-type="float" office:value="28.016251173365294" table:style-name="ce57">
            <text:p>28.016</text:p>
          </table:table-cell>
          <table:table-cell office:value-type="float" office:value="19.809144653068572" table:style-name="ce60">
            <text:p>19.809</text:p>
          </table:table-cell>
          <table:table-cell office:value-type="float" office:value="158.333" table:style-name="ce57">
            <text:p>158.333</text:p>
          </table:table-cell>
          <table:table-cell table:number-columns-repeated="16372" table:style-name="ce56"/>
        </table:table-row>
        <table:table-row table:style-name="ro9">
          <table:table-cell office:value-type="float" office:value="356" table:style-name="ce66">
            <text:p>356</text:p>
          </table:table-cell>
          <table:table-cell office:value-type="string" table:style-name="ce65">
            <text:p>Stockport</text:p>
          </table:table-cell>
          <table:table-cell office:value-type="float" office:value="169.14600004639519" table:style-name="ce64">
            <text:p>169.146</text:p>
          </table:table-cell>
          <table:table-cell office:value-type="float" office:value="1.9602361199999998" table:style-name="ce64">
            <text:p>1.960</text:p>
          </table:table-cell>
          <table:table-cell office:value-type="float" office:value="31.021676601685499" table:style-name="ce64">
            <text:p>31.022</text:p>
          </table:table-cell>
          <table:table-cell office:value-type="float" office:value="20.880810801596052" table:style-name="ce64">
            <text:p>20.881</text:p>
          </table:table-cell>
          <table:table-cell office:value-type="float" office:value="223.00872356967673" table:style-name="ce64">
            <text:p>223.009</text:p>
          </table:table-cell>
          <table:table-cell office:value-type="float" office:value="128.79642919372617" table:style-name="ce60">
            <text:p>128.796</text:p>
          </table:table-cell>
          <table:table-cell office:value-type="float" office:value="1.9602361199999998" table:style-name="ce57">
            <text:p>1.960</text:p>
          </table:table-cell>
          <table:table-cell office:value-type="float" office:value="29.873199601685499" table:style-name="ce57">
            <text:p>29.873</text:p>
          </table:table-cell>
          <table:table-cell office:value-type="float" office:value="20.880810801596052" table:style-name="ce60">
            <text:p>20.881</text:p>
          </table:table-cell>
          <table:table-cell office:value-type="float" office:value="181.511" table:style-name="ce57">
            <text:p>181.511</text:p>
          </table:table-cell>
          <table:table-cell table:number-columns-repeated="16372" table:style-name="ce56"/>
        </table:table-row>
        <table:table-row table:style-name="ro9">
          <table:table-cell office:value-type="float" office:value="357" table:style-name="ce66">
            <text:p>357</text:p>
          </table:table-cell>
          <table:table-cell office:value-type="string" table:style-name="ce65">
            <text:p>Tameside</text:p>
          </table:table-cell>
          <table:table-cell office:value-type="float" office:value="162.36871195745408" table:style-name="ce64">
            <text:p>162.369</text:p>
          </table:table-cell>
          <table:table-cell office:value-type="float" office:value="0.92529816999999992" table:style-name="ce64">
            <text:p>0.925</text:p>
          </table:table-cell>
          <table:table-cell office:value-type="float" office:value="20.781701062163158" table:style-name="ce64">
            <text:p>20.782</text:p>
          </table:table-cell>
          <table:table-cell office:value-type="float" office:value="16.757486158233096" table:style-name="ce64">
            <text:p>16.757</text:p>
          </table:table-cell>
          <table:table-cell office:value-type="float" office:value="200.83319734785033" table:style-name="ce64">
            <text:p>200.833</text:p>
          </table:table-cell>
          <table:table-cell office:value-type="float" office:value="86.209999658168087" table:style-name="ce60">
            <text:p>86.210</text:p>
          </table:table-cell>
          <table:table-cell office:value-type="float" office:value="0.92529816999999992" table:style-name="ce57">
            <text:p>0.925</text:p>
          </table:table-cell>
          <table:table-cell office:value-type="float" office:value="19.320042062163157" table:style-name="ce57">
            <text:p>19.320</text:p>
          </table:table-cell>
          <table:table-cell office:value-type="float" office:value="16.757486158233096" table:style-name="ce60">
            <text:p>16.757</text:p>
          </table:table-cell>
          <table:table-cell office:value-type="float" office:value="123.21299999999999" table:style-name="ce57">
            <text:p>123.213</text:p>
          </table:table-cell>
          <table:table-cell table:number-columns-repeated="16372" table:style-name="ce56"/>
        </table:table-row>
        <table:table-row table:style-name="ro9">
          <table:table-cell office:value-type="float" office:value="358" table:style-name="ce66">
            <text:p>358</text:p>
          </table:table-cell>
          <table:table-cell office:value-type="string" table:style-name="ce65">
            <text:p>Trafford</text:p>
          </table:table-cell>
          <table:table-cell office:value-type="float" office:value="162.82891249573944" table:style-name="ce64">
            <text:p>162.829</text:p>
          </table:table-cell>
          <table:table-cell office:value-type="float" office:value="1.5460539799999999" table:style-name="ce64">
            <text:p>1.546</text:p>
          </table:table-cell>
          <table:table-cell office:value-type="float" office:value="26.722914920420695" table:style-name="ce64">
            <text:p>26.723</text:p>
          </table:table-cell>
          <table:table-cell office:value-type="float" office:value="17.887431733691173" table:style-name="ce64">
            <text:p>17.887</text:p>
          </table:table-cell>
          <table:table-cell office:value-type="float" office:value="208.98531312985131" table:style-name="ce64">
            <text:p>208.985</text:p>
          </table:table-cell>
          <table:table-cell office:value-type="float" office:value="92.271324094032437" table:style-name="ce60">
            <text:p>92.271</text:p>
          </table:table-cell>
          <table:table-cell office:value-type="float" office:value="1.5460539799999999" table:style-name="ce57">
            <text:p>1.546</text:p>
          </table:table-cell>
          <table:table-cell office:value-type="float" office:value="22.661445920420697" table:style-name="ce57">
            <text:p>22.661</text:p>
          </table:table-cell>
          <table:table-cell office:value-type="float" office:value="17.887431733691173" table:style-name="ce60">
            <text:p>17.887</text:p>
          </table:table-cell>
          <table:table-cell office:value-type="float" office:value="134.36600000000001" table:style-name="ce57">
            <text:p>134.366</text:p>
          </table:table-cell>
          <table:table-cell table:number-columns-repeated="16372" table:style-name="ce56"/>
        </table:table-row>
        <table:table-row table:style-name="ro9">
          <table:table-cell office:value-type="float" office:value="359" table:style-name="ce66">
            <text:p>359</text:p>
          </table:table-cell>
          <table:table-cell office:value-type="string" table:style-name="ce65">
            <text:p>Wigan</text:p>
          </table:table-cell>
          <table:table-cell office:value-type="float" office:value="203.99247188944051" table:style-name="ce64">
            <text:p>203.992</text:p>
          </table:table-cell>
          <table:table-cell office:value-type="float" office:value="0.65165299999999993" table:style-name="ce64">
            <text:p>0.652</text:p>
          </table:table-cell>
          <table:table-cell office:value-type="float" office:value="29.715479598681419" table:style-name="ce64">
            <text:p>29.715</text:p>
          </table:table-cell>
          <table:table-cell office:value-type="float" office:value="20.451884081763652" table:style-name="ce64">
            <text:p>20.452</text:p>
          </table:table-cell>
          <table:table-cell office:value-type="float" office:value="254.81148856988557" table:style-name="ce64">
            <text:p>254.811</text:p>
          </table:table-cell>
          <table:table-cell office:value-type="float" office:value="140.52714215556753" table:style-name="ce60">
            <text:p>140.527</text:p>
          </table:table-cell>
          <table:table-cell office:value-type="float" office:value="0.65165299999999993" table:style-name="ce57">
            <text:p>0.652</text:p>
          </table:table-cell>
          <table:table-cell office:value-type="float" office:value="26.739857598681418" table:style-name="ce57">
            <text:p>26.740</text:p>
          </table:table-cell>
          <table:table-cell office:value-type="float" office:value="20.451884081763652" table:style-name="ce60">
            <text:p>20.452</text:p>
          </table:table-cell>
          <table:table-cell office:value-type="float" office:value="188.37100000000001" table:style-name="ce57">
            <text:p>188.371</text:p>
          </table:table-cell>
          <table:table-cell table:number-columns-repeated="16372" table:style-name="ce56"/>
        </table:table-row>
        <table:table-row table:style-name="ro9">
          <table:table-cell office:value-type="float" office:value="370" table:style-name="ce66">
            <text:p>370</text:p>
          </table:table-cell>
          <table:table-cell office:value-type="string" table:style-name="ce65">
            <text:p>Barnsley</text:p>
          </table:table-cell>
          <table:table-cell office:value-type="float" office:value="148.79700543735888" table:style-name="ce64">
            <text:p>148.797</text:p>
          </table:table-cell>
          <table:table-cell office:value-type="float" office:value="1.8764981000000001" table:style-name="ce64">
            <text:p>1.876</text:p>
          </table:table-cell>
          <table:table-cell office:value-type="float" office:value="23.182520119738122" table:style-name="ce64">
            <text:p>23.183</text:p>
          </table:table-cell>
          <table:table-cell office:value-type="float" office:value="15.007144288143598" table:style-name="ce64">
            <text:p>15.007</text:p>
          </table:table-cell>
          <table:table-cell office:value-type="float" office:value="188.86316794524058" table:style-name="ce64">
            <text:p>188.863</text:p>
          </table:table-cell>
          <table:table-cell office:value-type="float" office:value="52.13730169296187" table:style-name="ce60">
            <text:p>52.137</text:p>
          </table:table-cell>
          <table:table-cell office:value-type="float" office:value="1.8764981000000001" table:style-name="ce57">
            <text:p>1.876</text:p>
          </table:table-cell>
          <table:table-cell office:value-type="float" office:value="15.294855719738122" table:style-name="ce57">
            <text:p>15.295</text:p>
          </table:table-cell>
          <table:table-cell office:value-type="float" office:value="15.007144288143598" table:style-name="ce60">
            <text:p>15.007</text:p>
          </table:table-cell>
          <table:table-cell office:value-type="float" office:value="84.316000000000003" table:style-name="ce57">
            <text:p>84.316</text:p>
          </table:table-cell>
          <table:table-cell table:number-columns-repeated="16372" table:style-name="ce56"/>
        </table:table-row>
        <table:table-row table:style-name="ro9">
          <table:table-cell office:value-type="float" office:value="371" table:style-name="ce66">
            <text:p>371</text:p>
          </table:table-cell>
          <table:table-cell office:value-type="string" table:style-name="ce65">
            <text:p>Doncaster</text:p>
          </table:table-cell>
          <table:table-cell office:value-type="float" office:value="194.50705557791954" table:style-name="ce64">
            <text:p>194.507</text:p>
          </table:table-cell>
          <table:table-cell office:value-type="float" office:value="1.5866811000000001" table:style-name="ce64">
            <text:p>1.587</text:p>
          </table:table-cell>
          <table:table-cell office:value-type="float" office:value="31.754105023401689" table:style-name="ce64">
            <text:p>31.754</text:p>
          </table:table-cell>
          <table:table-cell office:value-type="float" office:value="19.792758161832996" table:style-name="ce64">
            <text:p>19.793</text:p>
          </table:table-cell>
          <table:table-cell office:value-type="float" office:value="247.64059986315422" table:style-name="ce64">
            <text:p>247.641</text:p>
          </table:table-cell>
          <table:table-cell office:value-type="float" office:value="44.688890970425604" table:style-name="ce60">
            <text:p>44.689</text:p>
          </table:table-cell>
          <table:table-cell office:value-type="float" office:value="1.5866811000000001" table:style-name="ce57">
            <text:p>1.587</text:p>
          </table:table-cell>
          <table:table-cell office:value-type="float" office:value="28.458304451973117" table:style-name="ce57">
            <text:p>28.458</text:p>
          </table:table-cell>
          <table:table-cell office:value-type="float" office:value="19.792758161832996" table:style-name="ce60">
            <text:p>19.793</text:p>
          </table:table-cell>
          <table:table-cell office:value-type="float" office:value="94.527000000000001" table:style-name="ce57">
            <text:p>94.527</text:p>
          </table:table-cell>
          <table:table-cell table:number-columns-repeated="16372" table:style-name="ce56"/>
        </table:table-row>
        <table:table-row table:style-name="ro9">
          <table:table-cell office:value-type="float" office:value="372" table:style-name="ce66">
            <text:p>372</text:p>
          </table:table-cell>
          <table:table-cell office:value-type="string" table:style-name="ce65">
            <text:p>Rotherham</text:p>
          </table:table-cell>
          <table:table-cell office:value-type="float" office:value="189.87568462395254" table:style-name="ce64">
            <text:p>189.876</text:p>
          </table:table-cell>
          <table:table-cell office:value-type="float" office:value="1.1124209249999999" table:style-name="ce64">
            <text:p>1.112</text:p>
          </table:table-cell>
          <table:table-cell office:value-type="float" office:value="31.62042555729208" table:style-name="ce64">
            <text:p>31.620</text:p>
          </table:table-cell>
          <table:table-cell office:value-type="float" office:value="17.379689031294372" table:style-name="ce64">
            <text:p>17.380</text:p>
          </table:table-cell>
          <table:table-cell office:value-type="float" office:value="239.988220137539" table:style-name="ce64">
            <text:p>239.988</text:p>
          </table:table-cell>
          <table:table-cell office:value-type="float" office:value="39.995269106743571" table:style-name="ce60">
            <text:p>39.995</text:p>
          </table:table-cell>
          <table:table-cell office:value-type="float" office:value="1.1124209249999999" table:style-name="ce57">
            <text:p>1.112</text:p>
          </table:table-cell>
          <table:table-cell office:value-type="float" office:value="25.756938557292081" table:style-name="ce57">
            <text:p>25.757</text:p>
          </table:table-cell>
          <table:table-cell office:value-type="float" office:value="17.379689031294372" table:style-name="ce60">
            <text:p>17.380</text:p>
          </table:table-cell>
          <table:table-cell office:value-type="float" office:value="84.244" table:style-name="ce57">
            <text:p>84.244</text:p>
          </table:table-cell>
          <table:table-cell table:number-columns-repeated="16372" table:style-name="ce56"/>
        </table:table-row>
        <table:table-row table:style-name="ro9">
          <table:table-cell office:value-type="float" office:value="373" table:style-name="ce66">
            <text:p>373</text:p>
          </table:table-cell>
          <table:table-cell office:value-type="string" table:style-name="ce65">
            <text:p>Sheffield</text:p>
          </table:table-cell>
          <table:table-cell office:value-type="float" office:value="332.46563140274623" table:style-name="ce64">
            <text:p>332.466</text:p>
          </table:table-cell>
          <table:table-cell office:value-type="float" office:value="8.0520735699999992" table:style-name="ce64">
            <text:p>8.052</text:p>
          </table:table-cell>
          <table:table-cell office:value-type="float" office:value="57.235941147015815" table:style-name="ce64">
            <text:p>57.236</text:p>
          </table:table-cell>
          <table:table-cell office:value-type="float" office:value="34.961817400455359" table:style-name="ce64">
            <text:p>34.962</text:p>
          </table:table-cell>
          <table:table-cell office:value-type="float" office:value="432.71546352021738" table:style-name="ce64">
            <text:p>432.715</text:p>
          </table:table-cell>
          <table:table-cell office:value-type="float" office:value="105.49911141655325" table:style-name="ce60">
            <text:p>105.499</text:p>
          </table:table-cell>
          <table:table-cell office:value-type="float" office:value="8.0520735699999992" table:style-name="ce57">
            <text:p>8.052</text:p>
          </table:table-cell>
          <table:table-cell office:value-type="float" office:value="54.010313347015817" table:style-name="ce57">
            <text:p>54.010</text:p>
          </table:table-cell>
          <table:table-cell office:value-type="float" office:value="34.961817400455359" table:style-name="ce60">
            <text:p>34.962</text:p>
          </table:table-cell>
          <table:table-cell office:value-type="float" office:value="202.523" table:style-name="ce57">
            <text:p>202.523</text:p>
          </table:table-cell>
          <table:table-cell table:number-columns-repeated="16372" table:style-name="ce56"/>
        </table:table-row>
        <table:table-row table:style-name="ro9">
          <table:table-cell office:value-type="float" office:value="380" table:style-name="ce66">
            <text:p>380</text:p>
          </table:table-cell>
          <table:table-cell office:value-type="string" table:style-name="ce65">
            <text:p>Bradford</text:p>
          </table:table-cell>
          <table:table-cell office:value-type="float" office:value="420.16202868948704" table:style-name="ce64">
            <text:p>420.162</text:p>
          </table:table-cell>
          <table:table-cell office:value-type="float" office:value="2.9273679648146107" table:style-name="ce64">
            <text:p>2.927</text:p>
          </table:table-cell>
          <table:table-cell office:value-type="float" office:value="69.660216118696482" table:style-name="ce64">
            <text:p>69.660</text:p>
          </table:table-cell>
          <table:table-cell office:value-type="float" office:value="42.953366774026946" table:style-name="ce64">
            <text:p>42.953</text:p>
          </table:table-cell>
          <table:table-cell office:value-type="float" office:value="535.70297954702505" table:style-name="ce64">
            <text:p>535.703</text:p>
          </table:table-cell>
          <table:table-cell office:value-type="float" office:value="160.60384966967618" table:style-name="ce60">
            <text:p>160.604</text:p>
          </table:table-cell>
          <table:table-cell office:value-type="float" office:value="2.9273679648146107" table:style-name="ce57">
            <text:p>2.927</text:p>
          </table:table-cell>
          <table:table-cell office:value-type="float" office:value="58.100084518696484" table:style-name="ce57">
            <text:p>58.100</text:p>
          </table:table-cell>
          <table:table-cell office:value-type="float" office:value="42.953366774026946" table:style-name="ce60">
            <text:p>42.953</text:p>
          </table:table-cell>
          <table:table-cell office:value-type="float" office:value="264.58499999999998" table:style-name="ce57">
            <text:p>264.585</text:p>
          </table:table-cell>
          <table:table-cell table:number-columns-repeated="16372" table:style-name="ce56"/>
        </table:table-row>
        <table:table-row table:style-name="ro9">
          <table:table-cell office:value-type="float" office:value="381" table:style-name="ce66">
            <text:p>381</text:p>
          </table:table-cell>
          <table:table-cell office:value-type="string" table:style-name="ce65">
            <text:p>Calderdale</text:p>
          </table:table-cell>
          <table:table-cell office:value-type="float" office:value="152.05838823717536" table:style-name="ce64">
            <text:p>152.058</text:p>
          </table:table-cell>
          <table:table-cell office:value-type="float" office:value="2.7804393899999997" table:style-name="ce64">
            <text:p>2.780</text:p>
          </table:table-cell>
          <table:table-cell office:value-type="float" office:value="19.237821846160045" table:style-name="ce64">
            <text:p>19.238</text:p>
          </table:table-cell>
          <table:table-cell office:value-type="float" office:value="13.984130584215874" table:style-name="ce64">
            <text:p>13.984</text:p>
          </table:table-cell>
          <table:table-cell office:value-type="float" office:value="188.06078005755128" table:style-name="ce64">
            <text:p>188.061</text:p>
          </table:table-cell>
          <table:table-cell office:value-type="float" office:value="58.842852725508344" table:style-name="ce60">
            <text:p>58.843</text:p>
          </table:table-cell>
          <table:table-cell office:value-type="float" office:value="2.7804393899999997" table:style-name="ce57">
            <text:p>2.780</text:p>
          </table:table-cell>
          <table:table-cell office:value-type="float" office:value="17.792190846160047" table:style-name="ce57">
            <text:p>17.792</text:p>
          </table:table-cell>
          <table:table-cell office:value-type="float" office:value="13.984130584215874" table:style-name="ce60">
            <text:p>13.984</text:p>
          </table:table-cell>
          <table:table-cell office:value-type="float" office:value="93.4" table:style-name="ce57">
            <text:p>93.400</text:p>
          </table:table-cell>
          <table:table-cell table:number-columns-repeated="16372" table:style-name="ce56"/>
        </table:table-row>
        <table:table-row table:style-name="ro9">
          <table:table-cell office:value-type="float" office:value="382" table:style-name="ce66">
            <text:p>382</text:p>
          </table:table-cell>
          <table:table-cell office:value-type="string" table:style-name="ce65">
            <text:p>Kirklees</text:p>
          </table:table-cell>
          <table:table-cell office:value-type="float" office:value="295.26759599883405" table:style-name="ce64">
            <text:p>295.268</text:p>
          </table:table-cell>
          <table:table-cell office:value-type="float" office:value="2.3016579749999999" table:style-name="ce64">
            <text:p>2.302</text:p>
          </table:table-cell>
          <table:table-cell office:value-type="float" office:value="37.05884998254502" table:style-name="ce64">
            <text:p>37.059</text:p>
          </table:table-cell>
          <table:table-cell office:value-type="float" office:value="28.279463480872923" table:style-name="ce64">
            <text:p>28.279</text:p>
          </table:table-cell>
          <table:table-cell office:value-type="float" office:value="362.90756743725206" table:style-name="ce64">
            <text:p>362.908</text:p>
          </table:table-cell>
          <table:table-cell office:value-type="float" office:value="174.35604949895608" table:style-name="ce60">
            <text:p>174.356</text:p>
          </table:table-cell>
          <table:table-cell office:value-type="float" office:value="2.3016579749999999" table:style-name="ce57">
            <text:p>2.302</text:p>
          </table:table-cell>
          <table:table-cell office:value-type="float" office:value="31.391530982545021" table:style-name="ce57">
            <text:p>31.392</text:p>
          </table:table-cell>
          <table:table-cell office:value-type="float" office:value="28.279463480872923" table:style-name="ce60">
            <text:p>28.279</text:p>
          </table:table-cell>
          <table:table-cell office:value-type="float" office:value="236.32900000000001" table:style-name="ce57">
            <text:p>236.329</text:p>
          </table:table-cell>
          <table:table-cell table:number-columns-repeated="16372" table:style-name="ce56"/>
        </table:table-row>
        <table:table-row table:style-name="ro9">
          <table:table-cell office:value-type="float" office:value="383" table:style-name="ce66">
            <text:p>383</text:p>
          </table:table-cell>
          <table:table-cell office:value-type="string" table:style-name="ce65">
            <text:p>Leeds</text:p>
          </table:table-cell>
          <table:table-cell office:value-type="float" office:value="516.31587804318565" table:style-name="ce64">
            <text:p>516.316</text:p>
          </table:table-cell>
          <table:table-cell office:value-type="float" office:value="5.3253277499999996" table:style-name="ce64">
            <text:p>5.325</text:p>
          </table:table-cell>
          <table:table-cell office:value-type="float" office:value="72.912657340785756" table:style-name="ce64">
            <text:p>72.913</text:p>
          </table:table-cell>
          <table:table-cell office:value-type="float" office:value="59.024317725303717" table:style-name="ce64">
            <text:p>59.024</text:p>
          </table:table-cell>
          <table:table-cell office:value-type="float" office:value="653.57818085927511" table:style-name="ce64">
            <text:p>653.578</text:p>
          </table:table-cell>
          <table:table-cell office:value-type="float" office:value="300.46020284480466" table:style-name="ce60">
            <text:p>300.460</text:p>
          </table:table-cell>
          <table:table-cell office:value-type="float" office:value="5.3253277499999996" table:style-name="ce57">
            <text:p>5.325</text:p>
          </table:table-cell>
          <table:table-cell office:value-type="float" office:value="63.994065340785752" table:style-name="ce57">
            <text:p>63.994</text:p>
          </table:table-cell>
          <table:table-cell office:value-type="float" office:value="59.024317725303717" table:style-name="ce60">
            <text:p>59.024</text:p>
          </table:table-cell>
          <table:table-cell office:value-type="float" office:value="428.80399999999997" table:style-name="ce57">
            <text:p>428.804</text:p>
          </table:table-cell>
          <table:table-cell table:number-columns-repeated="16372" table:style-name="ce56"/>
        </table:table-row>
        <table:table-row table:style-name="ro9">
          <table:table-cell office:value-type="float" office:value="384" table:style-name="ce66">
            <text:p>384</text:p>
          </table:table-cell>
          <table:table-cell office:value-type="string" table:style-name="ce65">
            <text:p>Wakefield</text:p>
          </table:table-cell>
          <table:table-cell office:value-type="float" office:value="217.86770299449466" table:style-name="ce64">
            <text:p>217.868</text:p>
          </table:table-cell>
          <table:table-cell office:value-type="float" office:value="1.6845859599999999" table:style-name="ce64">
            <text:p>1.685</text:p>
          </table:table-cell>
          <table:table-cell office:value-type="float" office:value="30.852905941982712" table:style-name="ce64">
            <text:p>30.853</text:p>
          </table:table-cell>
          <table:table-cell office:value-type="float" office:value="22.314638221839616" table:style-name="ce64">
            <text:p>22.315</text:p>
          </table:table-cell>
          <table:table-cell office:value-type="float" office:value="272.71983311831701" table:style-name="ce64">
            <text:p>272.720</text:p>
          </table:table-cell>
          <table:table-cell office:value-type="float" office:value="61.500639256775706" table:style-name="ce60">
            <text:p>61.501</text:p>
          </table:table-cell>
          <table:table-cell office:value-type="float" office:value="1.6845859599999999" table:style-name="ce57">
            <text:p>1.685</text:p>
          </table:table-cell>
          <table:table-cell office:value-type="float" office:value="28.974264941982714" table:style-name="ce57">
            <text:p>28.974</text:p>
          </table:table-cell>
          <table:table-cell office:value-type="float" office:value="22.314638221839616" table:style-name="ce60">
            <text:p>22.315</text:p>
          </table:table-cell>
          <table:table-cell office:value-type="float" office:value="114.474" table:style-name="ce57">
            <text:p>114.474</text:p>
          </table:table-cell>
          <table:table-cell table:number-columns-repeated="16372" table:style-name="ce56"/>
        </table:table-row>
        <table:table-row table:style-name="ro9">
          <table:table-cell office:value-type="float" office:value="390" table:style-name="ce66">
            <text:p>390</text:p>
          </table:table-cell>
          <table:table-cell office:value-type="string" table:style-name="ce65">
            <text:p>Gateshead</text:p>
          </table:table-cell>
          <table:table-cell office:value-type="float" office:value="110.25110791044493" table:style-name="ce64">
            <text:p>110.251</text:p>
          </table:table-cell>
          <table:table-cell office:value-type="float" office:value="1.7285786000000001" table:style-name="ce64">
            <text:p>1.729</text:p>
          </table:table-cell>
          <table:table-cell office:value-type="float" office:value="22.7266889556047" table:style-name="ce64">
            <text:p>22.727</text:p>
          </table:table-cell>
          <table:table-cell office:value-type="float" office:value="13.837877511059348" table:style-name="ce64">
            <text:p>13.838</text:p>
          </table:table-cell>
          <table:table-cell office:value-type="float" office:value="148.54425297710898" table:style-name="ce64">
            <text:p>148.544</text:p>
          </table:table-cell>
          <table:table-cell office:value-type="float" office:value="66.471980265834929" table:style-name="ce60">
            <text:p>66.472</text:p>
          </table:table-cell>
          <table:table-cell office:value-type="float" office:value="1.7285786000000001" table:style-name="ce57">
            <text:p>1.729</text:p>
          </table:table-cell>
          <table:table-cell office:value-type="float" office:value="19.525364955604701" table:style-name="ce57">
            <text:p>19.525</text:p>
          </table:table-cell>
          <table:table-cell office:value-type="float" office:value="13.837877511059348" table:style-name="ce60">
            <text:p>13.838</text:p>
          </table:table-cell>
          <table:table-cell office:value-type="float" office:value="101.56399999999999" table:style-name="ce57">
            <text:p>101.564</text:p>
          </table:table-cell>
          <table:table-cell table:number-columns-repeated="16372" table:style-name="ce56"/>
        </table:table-row>
        <table:table-row table:style-name="ro9">
          <table:table-cell office:value-type="float" office:value="391" table:style-name="ce66">
            <text:p>391</text:p>
          </table:table-cell>
          <table:table-cell office:value-type="string" table:style-name="ce65">
            <text:p>Newcastle upon Tyne</text:p>
          </table:table-cell>
          <table:table-cell office:value-type="float" office:value="165.03590224522517" table:style-name="ce64">
            <text:p>165.036</text:p>
          </table:table-cell>
          <table:table-cell office:value-type="float" office:value="1.6323042249999997" table:style-name="ce64">
            <text:p>1.632</text:p>
          </table:table-cell>
          <table:table-cell office:value-type="float" office:value="38.848928743381421" table:style-name="ce64">
            <text:p>38.849</text:p>
          </table:table-cell>
          <table:table-cell office:value-type="float" office:value="21.116331344943674" table:style-name="ce64">
            <text:p>21.116</text:p>
          </table:table-cell>
          <table:table-cell office:value-type="float" office:value="226.63346655855025" table:style-name="ce64">
            <text:p>226.633</text:p>
          </table:table-cell>
          <table:table-cell office:value-type="float" office:value="71.861703354743184" table:style-name="ce60">
            <text:p>71.862</text:p>
          </table:table-cell>
          <table:table-cell office:value-type="float" office:value="1.6323042249999997" table:style-name="ce57">
            <text:p>1.632</text:p>
          </table:table-cell>
          <table:table-cell office:value-type="float" office:value="27.765052743381421" table:style-name="ce57">
            <text:p>27.765</text:p>
          </table:table-cell>
          <table:table-cell office:value-type="float" office:value="21.116331344943674" table:style-name="ce60">
            <text:p>21.116</text:p>
          </table:table-cell>
          <table:table-cell office:value-type="float" office:value="122.375" table:style-name="ce57">
            <text:p>122.375</text:p>
          </table:table-cell>
          <table:table-cell table:number-columns-repeated="16372" table:style-name="ce56"/>
        </table:table-row>
        <table:table-row table:style-name="ro9">
          <table:table-cell office:value-type="float" office:value="392" table:style-name="ce66">
            <text:p>392</text:p>
          </table:table-cell>
          <table:table-cell office:value-type="string" table:style-name="ce65">
            <text:p>North Tyneside</text:p>
          </table:table-cell>
          <table:table-cell office:value-type="float" office:value="120.92561222365103" table:style-name="ce64">
            <text:p>120.926</text:p>
          </table:table-cell>
          <table:table-cell office:value-type="float" office:value="2.3430940800000002" table:style-name="ce64">
            <text:p>2.343</text:p>
          </table:table-cell>
          <table:table-cell office:value-type="float" office:value="20.199489649058503" table:style-name="ce64">
            <text:p>20.199</text:p>
          </table:table-cell>
          <table:table-cell office:value-type="float" office:value="13.526388435554923" table:style-name="ce64">
            <text:p>13.526</text:p>
          </table:table-cell>
          <table:table-cell office:value-type="float" office:value="156.99458438826446" table:style-name="ce64">
            <text:p>156.995</text:p>
          </table:table-cell>
          <table:table-cell office:value-type="float" office:value="105.74979131390003" table:style-name="ce60">
            <text:p>105.750</text:p>
          </table:table-cell>
          <table:table-cell office:value-type="float" office:value="2.3430940800000002" table:style-name="ce57">
            <text:p>2.343</text:p>
          </table:table-cell>
          <table:table-cell office:value-type="float" office:value="19.817841649058504" table:style-name="ce57">
            <text:p>19.818</text:p>
          </table:table-cell>
          <table:table-cell office:value-type="float" office:value="13.526388435554923" table:style-name="ce60">
            <text:p>13.526</text:p>
          </table:table-cell>
          <table:table-cell office:value-type="float" office:value="141.43700000000001" table:style-name="ce57">
            <text:p>141.437</text:p>
          </table:table-cell>
          <table:table-cell table:number-columns-repeated="16372" table:style-name="ce56"/>
        </table:table-row>
        <table:table-row table:style-name="ro9">
          <table:table-cell office:value-type="float" office:value="393" table:style-name="ce66">
            <text:p>393</text:p>
          </table:table-cell>
          <table:table-cell office:value-type="string" table:style-name="ce65">
            <text:p>South Tyneside</text:p>
          </table:table-cell>
          <table:table-cell office:value-type="float" office:value="91.785633937178162" table:style-name="ce64">
            <text:p>91.786</text:p>
          </table:table-cell>
          <table:table-cell office:value-type="float" office:value="3.3987813599999996" table:style-name="ce64">
            <text:p>3.399</text:p>
          </table:table-cell>
          <table:table-cell office:value-type="float" office:value="17.786797021384853" table:style-name="ce64">
            <text:p>17.787</text:p>
          </table:table-cell>
          <table:table-cell office:value-type="float" office:value="10.252680166695979" table:style-name="ce64">
            <text:p>10.253</text:p>
          </table:table-cell>
          <table:table-cell office:value-type="float" office:value="123.223892485259" table:style-name="ce64">
            <text:p>123.224</text:p>
          </table:table-cell>
          <table:table-cell office:value-type="float" office:value="63.291222174773154" table:style-name="ce60">
            <text:p>63.291</text:p>
          </table:table-cell>
          <table:table-cell office:value-type="float" office:value="3.3987813599999996" table:style-name="ce57">
            <text:p>3.399</text:p>
          </table:table-cell>
          <table:table-cell office:value-type="float" office:value="16.606307021384854" table:style-name="ce57">
            <text:p>16.606</text:p>
          </table:table-cell>
          <table:table-cell office:value-type="float" office:value="10.252680166695979" table:style-name="ce60">
            <text:p>10.253</text:p>
          </table:table-cell>
          <table:table-cell office:value-type="float" office:value="93.549000000000007" table:style-name="ce57">
            <text:p>93.549</text:p>
          </table:table-cell>
          <table:table-cell table:number-columns-repeated="16372" table:style-name="ce56"/>
        </table:table-row>
        <table:table-row table:style-name="ro9">
          <table:table-cell office:value-type="float" office:value="394" table:style-name="ce66">
            <text:p>394</text:p>
          </table:table-cell>
          <table:table-cell office:value-type="string" table:style-name="ce65">
            <text:p>Sunderland</text:p>
          </table:table-cell>
          <table:table-cell office:value-type="float" office:value="167.46979137017925" table:style-name="ce64">
            <text:p>167.470</text:p>
          </table:table-cell>
          <table:table-cell office:value-type="float" office:value="1.2750501400000001" table:style-name="ce64">
            <text:p>1.275</text:p>
          </table:table-cell>
          <table:table-cell office:value-type="float" office:value="24.408020575011857" table:style-name="ce64">
            <text:p>24.408</text:p>
          </table:table-cell>
          <table:table-cell office:value-type="float" office:value="19.489165817501426" table:style-name="ce64">
            <text:p>19.489</text:p>
          </table:table-cell>
          <table:table-cell office:value-type="float" office:value="212.64202790269252" table:style-name="ce64">
            <text:p>212.642</text:p>
          </table:table-cell>
          <table:table-cell office:value-type="float" office:value="53.152972035069283" table:style-name="ce60">
            <text:p>53.153</text:p>
          </table:table-cell>
          <table:table-cell office:value-type="float" office:value="1.2750501400000001" table:style-name="ce57">
            <text:p>1.275</text:p>
          </table:table-cell>
          <table:table-cell office:value-type="float" office:value="17.205352575011858" table:style-name="ce57">
            <text:p>17.205</text:p>
          </table:table-cell>
          <table:table-cell office:value-type="float" office:value="19.489165817501426" table:style-name="ce60">
            <text:p>19.489</text:p>
          </table:table-cell>
          <table:table-cell office:value-type="float" office:value="91.123000000000005" table:style-name="ce57">
            <text:p>91.123</text:p>
          </table:table-cell>
          <table:table-cell table:number-columns-repeated="16372" table:style-name="ce56"/>
        </table:table-row>
        <table:table-row table:style-name="ro9">
          <table:table-cell office:value-type="float" office:value="800" table:style-name="ce66">
            <text:p>800</text:p>
          </table:table-cell>
          <table:table-cell office:value-type="string" table:style-name="ce65">
            <text:p>Bath and North East Somerset</text:p>
          </table:table-cell>
          <table:table-cell office:value-type="float" office:value="105.35878508735765" table:style-name="ce64">
            <text:p>105.359</text:p>
          </table:table-cell>
          <table:table-cell office:value-type="float" office:value="1.1401540999999999" table:style-name="ce64">
            <text:p>1.140</text:p>
          </table:table-cell>
          <table:table-cell office:value-type="float" office:value="24.094985066676859" table:style-name="ce64">
            <text:p>24.095</text:p>
          </table:table-cell>
          <table:table-cell office:value-type="float" office:value="10.190572422965925" table:style-name="ce64">
            <text:p>10.191</text:p>
          </table:table-cell>
          <table:table-cell office:value-type="float" office:value="140.78449667700042" table:style-name="ce64">
            <text:p>140.784</text:p>
          </table:table-cell>
          <table:table-cell office:value-type="float" office:value="17.684023907078654" table:style-name="ce60">
            <text:p>17.684</text:p>
          </table:table-cell>
          <table:table-cell office:value-type="float" office:value="1.1401540999999999" table:style-name="ce57">
            <text:p>1.140</text:p>
          </table:table-cell>
          <table:table-cell office:value-type="float" office:value="18.08479006667686" table:style-name="ce57">
            <text:p>18.085</text:p>
          </table:table-cell>
          <table:table-cell office:value-type="float" office:value="10.190572422965925" table:style-name="ce60">
            <text:p>10.191</text:p>
          </table:table-cell>
          <table:table-cell office:value-type="float" office:value="47.1" table:style-name="ce57">
            <text:p>47.100</text:p>
          </table:table-cell>
          <table:table-cell table:number-columns-repeated="16372" table:style-name="ce56"/>
        </table:table-row>
        <table:table-row table:style-name="ro9">
          <table:table-cell office:value-type="float" office:value="801" table:style-name="ce66">
            <text:p>801</text:p>
          </table:table-cell>
          <table:table-cell office:value-type="string" table:style-name="ce65">
            <text:p>Bristol, City of</text:p>
          </table:table-cell>
          <table:table-cell office:value-type="float" office:value="261.44539622719066" table:style-name="ce64">
            <text:p>261.445</text:p>
          </table:table-cell>
          <table:table-cell office:value-type="float" office:value="2.8947332799788801" table:style-name="ce64">
            <text:p>2.895</text:p>
          </table:table-cell>
          <table:table-cell office:value-type="float" office:value="53.931285165712332" table:style-name="ce64">
            <text:p>53.931</text:p>
          </table:table-cell>
          <table:table-cell office:value-type="float" office:value="36.986075238143854" table:style-name="ce64">
            <text:p>36.986</text:p>
          </table:table-cell>
          <table:table-cell office:value-type="float" office:value="355.25748991102569" table:style-name="ce64">
            <text:p>355.257</text:p>
          </table:table-cell>
          <table:table-cell office:value-type="float" office:value="81.918365702431615" table:style-name="ce60">
            <text:p>81.918</text:p>
          </table:table-cell>
          <table:table-cell office:value-type="float" office:value="2.8947332799788801" table:style-name="ce57">
            <text:p>2.895</text:p>
          </table:table-cell>
          <table:table-cell office:value-type="float" office:value="44.370502165712331" table:style-name="ce57">
            <text:p>44.371</text:p>
          </table:table-cell>
          <table:table-cell office:value-type="float" office:value="36.986075238143854" table:style-name="ce60">
            <text:p>36.986</text:p>
          </table:table-cell>
          <table:table-cell office:value-type="float" office:value="166.17" table:style-name="ce57">
            <text:p>166.170</text:p>
          </table:table-cell>
          <table:table-cell table:number-columns-repeated="16372" table:style-name="ce56"/>
        </table:table-row>
        <table:table-row table:style-name="ro9">
          <table:table-cell office:value-type="float" office:value="802" table:style-name="ce66">
            <text:p>802</text:p>
          </table:table-cell>
          <table:table-cell office:value-type="string" table:style-name="ce65">
            <text:p>North Somerset</text:p>
          </table:table-cell>
          <table:table-cell office:value-type="float" office:value="122.51863326699839" table:style-name="ce64">
            <text:p>122.519</text:p>
          </table:table-cell>
          <table:table-cell office:value-type="float" office:value="2.1150713799999998" table:style-name="ce64">
            <text:p>2.115</text:p>
          </table:table-cell>
          <table:table-cell office:value-type="float" office:value="23.866531726263485" table:style-name="ce64">
            <text:p>23.867</text:p>
          </table:table-cell>
          <table:table-cell office:value-type="float" office:value="11.382883032877601" table:style-name="ce64">
            <text:p>11.383</text:p>
          </table:table-cell>
          <table:table-cell office:value-type="float" office:value="159.88311940613949" table:style-name="ce64">
            <text:p>159.883</text:p>
          </table:table-cell>
          <table:table-cell office:value-type="float" office:value="13.657680129008396" table:style-name="ce60">
            <text:p>13.658</text:p>
          </table:table-cell>
          <table:table-cell office:value-type="float" office:value="2.1150713799999998" table:style-name="ce57">
            <text:p>2.115</text:p>
          </table:table-cell>
          <table:table-cell office:value-type="float" office:value="20.493201726263486" table:style-name="ce57">
            <text:p>20.493</text:p>
          </table:table-cell>
          <table:table-cell office:value-type="float" office:value="11.382883032877601" table:style-name="ce60">
            <text:p>11.383</text:p>
          </table:table-cell>
          <table:table-cell office:value-type="float" office:value="47.649000000000001" table:style-name="ce57">
            <text:p>47.649</text:p>
          </table:table-cell>
          <table:table-cell table:number-columns-repeated="16372" table:style-name="ce56"/>
        </table:table-row>
        <table:table-row table:style-name="ro9">
          <table:table-cell office:value-type="float" office:value="803" table:style-name="ce66">
            <text:p>803</text:p>
          </table:table-cell>
          <table:table-cell office:value-type="string" table:style-name="ce65">
            <text:p>South Gloucestershire</text:p>
          </table:table-cell>
          <table:table-cell office:value-type="float" office:value="154.98052776106886" table:style-name="ce64">
            <text:p>154.981</text:p>
          </table:table-cell>
          <table:table-cell office:value-type="float" office:value="4.1746991228374402" table:style-name="ce64">
            <text:p>4.175</text:p>
          </table:table-cell>
          <table:table-cell office:value-type="float" office:value="32.290890718193062" table:style-name="ce64">
            <text:p>32.291</text:p>
          </table:table-cell>
          <table:table-cell office:value-type="float" office:value="16.557404981512967" table:style-name="ce64">
            <text:p>16.557</text:p>
          </table:table-cell>
          <table:table-cell office:value-type="float" office:value="208.00352258361232" table:style-name="ce64">
            <text:p>208.004</text:p>
          </table:table-cell>
          <table:table-cell office:value-type="float" office:value="85.482396712410832" table:style-name="ce60">
            <text:p>85.482</text:p>
          </table:table-cell>
          <table:table-cell office:value-type="float" office:value="4.1746991228374402" table:style-name="ce57">
            <text:p>4.175</text:p>
          </table:table-cell>
          <table:table-cell office:value-type="float" office:value="27.094571718193063" table:style-name="ce57">
            <text:p>27.095</text:p>
          </table:table-cell>
          <table:table-cell office:value-type="float" office:value="16.557404981512967" table:style-name="ce60">
            <text:p>16.557</text:p>
          </table:table-cell>
          <table:table-cell office:value-type="float" office:value="133.309" table:style-name="ce57">
            <text:p>133.309</text:p>
          </table:table-cell>
          <table:table-cell table:number-columns-repeated="16372" table:style-name="ce56"/>
        </table:table-row>
        <table:table-row table:style-name="ro9">
          <table:table-cell office:value-type="float" office:value="805" table:style-name="ce66">
            <text:p>805</text:p>
          </table:table-cell>
          <table:table-cell office:value-type="string" table:style-name="ce65">
            <text:p>Hartlepool</text:p>
          </table:table-cell>
          <table:table-cell office:value-type="float" office:value="63.753686405828759" table:style-name="ce64">
            <text:p>63.754</text:p>
          </table:table-cell>
          <table:table-cell office:value-type="float" office:value="0.91807541000000004" table:style-name="ce64">
            <text:p>0.918</text:p>
          </table:table-cell>
          <table:table-cell office:value-type="float" office:value="11.003892721297095" table:style-name="ce64">
            <text:p>11.004</text:p>
          </table:table-cell>
          <table:table-cell office:value-type="float" office:value="6.1638538038004258" table:style-name="ce64">
            <text:p>6.164</text:p>
          </table:table-cell>
          <table:table-cell office:value-type="float" office:value="81.839508340926272" table:style-name="ce64">
            <text:p>81.840</text:p>
          </table:table-cell>
          <table:table-cell office:value-type="float" office:value="32.127614716805752" table:style-name="ce60">
            <text:p>32.128</text:p>
          </table:table-cell>
          <table:table-cell office:value-type="float" office:value="0.91807541000000004" table:style-name="ce57">
            <text:p>0.918</text:p>
          </table:table-cell>
          <table:table-cell office:value-type="float" office:value="8.9558927212970953" table:style-name="ce57">
            <text:p>8.956</text:p>
          </table:table-cell>
          <table:table-cell office:value-type="float" office:value="6.1638538038004258" table:style-name="ce60">
            <text:p>6.164</text:p>
          </table:table-cell>
          <table:table-cell office:value-type="float" office:value="48.164999999999999" table:style-name="ce57">
            <text:p>48.165</text:p>
          </table:table-cell>
          <table:table-cell table:number-columns-repeated="16372" table:style-name="ce56"/>
        </table:table-row>
        <table:table-row table:style-name="ro9">
          <table:table-cell office:value-type="float" office:value="806" table:style-name="ce66">
            <text:p>806</text:p>
          </table:table-cell>
          <table:table-cell office:value-type="string" table:style-name="ce65">
            <text:p>Middlesbrough</text:p>
          </table:table-cell>
          <table:table-cell office:value-type="float" office:value="103.45781266600001" table:style-name="ce64">
            <text:p>103.458</text:p>
          </table:table-cell>
          <table:table-cell office:value-type="float" office:value="1.1362525800000001" table:style-name="ce64">
            <text:p>1.136</text:p>
          </table:table-cell>
          <table:table-cell office:value-type="float" office:value="23.268078938837711" table:style-name="ce64">
            <text:p>23.268</text:p>
          </table:table-cell>
          <table:table-cell office:value-type="float" office:value="11.330014880980899" table:style-name="ce64">
            <text:p>11.330</text:p>
          </table:table-cell>
          <table:table-cell office:value-type="float" office:value="139.19215906581863" table:style-name="ce64">
            <text:p>139.192</text:p>
          </table:table-cell>
          <table:table-cell office:value-type="float" office:value="18.342291286959007" table:style-name="ce60">
            <text:p>18.342</text:p>
          </table:table-cell>
          <table:table-cell office:value-type="float" office:value="1.1362525800000001" table:style-name="ce57">
            <text:p>1.136</text:p>
          </table:table-cell>
          <table:table-cell office:value-type="float" office:value="17.675615938837712" table:style-name="ce57">
            <text:p>17.676</text:p>
          </table:table-cell>
          <table:table-cell office:value-type="float" office:value="11.330014880980899" table:style-name="ce60">
            <text:p>11.330</text:p>
          </table:table-cell>
          <table:table-cell office:value-type="float" office:value="48.484000000000002" table:style-name="ce57">
            <text:p>48.484</text:p>
          </table:table-cell>
          <table:table-cell table:number-columns-repeated="16372" table:style-name="ce56"/>
        </table:table-row>
        <table:table-row table:style-name="ro9">
          <table:table-cell office:value-type="float" office:value="807" table:style-name="ce66">
            <text:p>807</text:p>
          </table:table-cell>
          <table:table-cell office:value-type="string" table:style-name="ce65">
            <text:p>Redcar and Cleveland</text:p>
          </table:table-cell>
          <table:table-cell office:value-type="float" office:value="91.008716386960515" table:style-name="ce64">
            <text:p>91.009</text:p>
          </table:table-cell>
          <table:table-cell office:value-type="float" office:value="0.85740030999999994" table:style-name="ce64">
            <text:p>0.857</text:p>
          </table:table-cell>
          <table:table-cell office:value-type="float" office:value="16.482361253669943" table:style-name="ce64">
            <text:p>16.482</text:p>
          </table:table-cell>
          <table:table-cell office:value-type="float" office:value="7.7377438198185011" table:style-name="ce64">
            <text:p>7.738</text:p>
          </table:table-cell>
          <table:table-cell office:value-type="float" office:value="116.08622177044897" table:style-name="ce64">
            <text:p>116.086</text:p>
          </table:table-cell>
          <table:table-cell office:value-type="float" office:value="21.876060497757507" table:style-name="ce60">
            <text:p>21.876</text:p>
          </table:table-cell>
          <table:table-cell office:value-type="float" office:value="0.85740030999999994" table:style-name="ce57">
            <text:p>0.857</text:p>
          </table:table-cell>
          <table:table-cell office:value-type="float" office:value="13.424705253669943" table:style-name="ce57">
            <text:p>13.425</text:p>
          </table:table-cell>
          <table:table-cell office:value-type="float" office:value="7.7377438198185011" table:style-name="ce60">
            <text:p>7.738</text:p>
          </table:table-cell>
          <table:table-cell office:value-type="float" office:value="43.896000000000001" table:style-name="ce57">
            <text:p>43.896</text:p>
          </table:table-cell>
          <table:table-cell table:number-columns-repeated="16372" table:style-name="ce56"/>
        </table:table-row>
        <table:table-row table:style-name="ro9">
          <table:table-cell office:value-type="float" office:value="808" table:style-name="ce66">
            <text:p>808</text:p>
          </table:table-cell>
          <table:table-cell office:value-type="string" table:style-name="ce65">
            <text:p>Stockton-on-Tees</text:p>
          </table:table-cell>
          <table:table-cell office:value-type="float" office:value="127.52364046744336" table:style-name="ce64">
            <text:p>127.524</text:p>
          </table:table-cell>
          <table:table-cell office:value-type="float" office:value="0.87628880500000006" table:style-name="ce64">
            <text:p>0.876</text:p>
          </table:table-cell>
          <table:table-cell office:value-type="float" office:value="24.659137694399046" table:style-name="ce64">
            <text:p>24.659</text:p>
          </table:table-cell>
          <table:table-cell office:value-type="float" office:value="13.230368168566752" table:style-name="ce64">
            <text:p>13.230</text:p>
          </table:table-cell>
          <table:table-cell office:value-type="float" office:value="166.28943513540915" table:style-name="ce64">
            <text:p>166.289</text:p>
          </table:table-cell>
          <table:table-cell office:value-type="float" office:value="41.349160415400341" table:style-name="ce60">
            <text:p>41.349</text:p>
          </table:table-cell>
          <table:table-cell office:value-type="float" office:value="0.87628880500000006" table:style-name="ce57">
            <text:p>0.876</text:p>
          </table:table-cell>
          <table:table-cell office:value-type="float" office:value="16.824142694399047" table:style-name="ce57">
            <text:p>16.824</text:p>
          </table:table-cell>
          <table:table-cell office:value-type="float" office:value="13.230368168566752" table:style-name="ce60">
            <text:p>13.230</text:p>
          </table:table-cell>
          <table:table-cell office:value-type="float" office:value="72.28" table:style-name="ce57">
            <text:p>72.280</text:p>
          </table:table-cell>
          <table:table-cell table:number-columns-repeated="16372" table:style-name="ce56"/>
        </table:table-row>
        <table:table-row table:style-name="ro9">
          <table:table-cell office:value-type="float" office:value="810" table:style-name="ce66">
            <text:p>810</text:p>
          </table:table-cell>
          <table:table-cell office:value-type="string" table:style-name="ce65">
            <text:p>Kingston Upon Hull, City of</text:p>
          </table:table-cell>
          <table:table-cell office:value-type="float" office:value="177.37024314555373" table:style-name="ce64">
            <text:p>177.370</text:p>
          </table:table-cell>
          <table:table-cell office:value-type="float" office:value="2.8795726899999998" table:style-name="ce64">
            <text:p>2.880</text:p>
          </table:table-cell>
          <table:table-cell office:value-type="float" office:value="30.48827312063214" table:style-name="ce64">
            <text:p>30.488</text:p>
          </table:table-cell>
          <table:table-cell office:value-type="float" office:value="17.539205463223723" table:style-name="ce64">
            <text:p>17.539</text:p>
          </table:table-cell>
          <table:table-cell office:value-type="float" office:value="228.2772944194096" table:style-name="ce64">
            <text:p>228.277</text:p>
          </table:table-cell>
          <table:table-cell office:value-type="float" office:value="7.4987201066797669" table:style-name="ce60">
            <text:p>7.499</text:p>
          </table:table-cell>
          <table:table-cell office:value-type="float" office:value="2.8795726899999998" table:style-name="ce57">
            <text:p>2.880</text:p>
          </table:table-cell>
          <table:table-cell office:value-type="float" office:value="23.573484453965474" table:style-name="ce57">
            <text:p>23.573</text:p>
          </table:table-cell>
          <table:table-cell office:value-type="float" office:value="17.539205463223723" table:style-name="ce60">
            <text:p>17.539</text:p>
          </table:table-cell>
          <table:table-cell office:value-type="float" office:value="51.491" table:style-name="ce57">
            <text:p>51.491</text:p>
          </table:table-cell>
          <table:table-cell table:number-columns-repeated="16372" table:style-name="ce56"/>
        </table:table-row>
        <table:table-row table:style-name="ro9">
          <table:table-cell office:value-type="float" office:value="811" table:style-name="ce66">
            <text:p>811</text:p>
          </table:table-cell>
          <table:table-cell office:value-type="string" table:style-name="ce65">
            <text:p>East Riding of Yorkshire</text:p>
          </table:table-cell>
          <table:table-cell office:value-type="float" office:value="184.6451299422591" table:style-name="ce64">
            <text:p>184.645</text:p>
          </table:table-cell>
          <table:table-cell office:value-type="float" office:value="2.08233158" table:style-name="ce64">
            <text:p>2.082</text:p>
          </table:table-cell>
          <table:table-cell office:value-type="float" office:value="23.41558242374256" table:style-name="ce64">
            <text:p>23.416</text:p>
          </table:table-cell>
          <table:table-cell office:value-type="float" office:value="17.831874270112881" table:style-name="ce64">
            <text:p>17.832</text:p>
          </table:table-cell>
          <table:table-cell office:value-type="float" office:value="227.97491821611453" table:style-name="ce64">
            <text:p>227.975</text:p>
          </table:table-cell>
          <table:table-cell office:value-type="float" office:value="111.22567956976611" table:style-name="ce60">
            <text:p>111.226</text:p>
          </table:table-cell>
          <table:table-cell office:value-type="float" office:value="2.08233158" table:style-name="ce57">
            <text:p>2.082</text:p>
          </table:table-cell>
          <table:table-cell office:value-type="float" office:value="22.782095423742561" table:style-name="ce57">
            <text:p>22.782</text:p>
          </table:table-cell>
          <table:table-cell office:value-type="float" office:value="17.831874270112881" table:style-name="ce60">
            <text:p>17.832</text:p>
          </table:table-cell>
          <table:table-cell office:value-type="float" office:value="153.922" table:style-name="ce57">
            <text:p>153.922</text:p>
          </table:table-cell>
          <table:table-cell table:number-columns-repeated="16372" table:style-name="ce56"/>
        </table:table-row>
        <table:table-row table:style-name="ro9">
          <table:table-cell office:value-type="float" office:value="812" table:style-name="ce66">
            <text:p>812</text:p>
          </table:table-cell>
          <table:table-cell office:value-type="string" table:style-name="ce65">
            <text:p>North East Lincolnshire</text:p>
          </table:table-cell>
          <table:table-cell office:value-type="float" office:value="101.80186248500002" table:style-name="ce64">
            <text:p>101.802</text:p>
          </table:table-cell>
          <table:table-cell office:value-type="float" office:value="1.4163977599999997" table:style-name="ce64">
            <text:p>1.416</text:p>
          </table:table-cell>
          <table:table-cell office:value-type="float" office:value="18.585140968716303" table:style-name="ce64">
            <text:p>18.585</text:p>
          </table:table-cell>
          <table:table-cell office:value-type="float" office:value="10.057339060269751" table:style-name="ce64">
            <text:p>10.057</text:p>
          </table:table-cell>
          <table:table-cell office:value-type="float" office:value="131.86074027398607" table:style-name="ce64">
            <text:p>131.861</text:p>
          </table:table-cell>
          <table:table-cell office:value-type="float" office:value="7.950998972904026" table:style-name="ce60">
            <text:p>7.951</text:p>
          </table:table-cell>
          <table:table-cell office:value-type="float" office:value="1.4163977599999997" table:style-name="ce57">
            <text:p>1.416</text:p>
          </table:table-cell>
          <table:table-cell office:value-type="float" office:value="12.758651968716304" table:style-name="ce57">
            <text:p>12.759</text:p>
          </table:table-cell>
          <table:table-cell office:value-type="float" office:value="10.057339060269751" table:style-name="ce60">
            <text:p>10.057</text:p>
          </table:table-cell>
          <table:table-cell office:value-type="float" office:value="32.183" table:style-name="ce57">
            <text:p>32.183</text:p>
          </table:table-cell>
          <table:table-cell table:number-columns-repeated="16372" table:style-name="ce56"/>
        </table:table-row>
        <table:table-row table:style-name="ro9">
          <table:table-cell office:value-type="float" office:value="813" table:style-name="ce66">
            <text:p>813</text:p>
          </table:table-cell>
          <table:table-cell office:value-type="string" table:style-name="ce65">
            <text:p>North Lincolnshire</text:p>
          </table:table-cell>
          <table:table-cell office:value-type="float" office:value="106.33141782" table:style-name="ce64">
            <text:p>106.331</text:p>
          </table:table-cell>
          <table:table-cell office:value-type="float" office:value="1.1144508999999998" table:style-name="ce64">
            <text:p>1.114</text:p>
          </table:table-cell>
          <table:table-cell office:value-type="float" office:value="16.767653371853044" table:style-name="ce64">
            <text:p>16.768</text:p>
          </table:table-cell>
          <table:table-cell office:value-type="float" office:value="9.2521680761745486" table:style-name="ce64">
            <text:p>9.252</text:p>
          </table:table-cell>
          <table:table-cell office:value-type="float" office:value="133.46569016802758" table:style-name="ce64">
            <text:p>133.466</text:p>
          </table:table-cell>
          <table:table-cell office:value-type="float" office:value="55.051372218268995" table:style-name="ce60">
            <text:p>55.051</text:p>
          </table:table-cell>
          <table:table-cell office:value-type="float" office:value="1.1144508999999998" table:style-name="ce57">
            <text:p>1.114</text:p>
          </table:table-cell>
          <table:table-cell office:value-type="float" office:value="16.363659371853043" table:style-name="ce57">
            <text:p>16.364</text:p>
          </table:table-cell>
          <table:table-cell office:value-type="float" office:value="9.2521680761745486" table:style-name="ce60">
            <text:p>9.252</text:p>
          </table:table-cell>
          <table:table-cell office:value-type="float" office:value="81.781999999999996" table:style-name="ce57">
            <text:p>81.782</text:p>
          </table:table-cell>
          <table:table-cell table:number-columns-repeated="16372" table:style-name="ce56"/>
        </table:table-row>
        <table:table-row table:style-name="ro9">
          <table:table-cell office:value-type="float" office:value="815" table:style-name="ce66">
            <text:p>815</text:p>
          </table:table-cell>
          <table:table-cell office:value-type="string" table:style-name="ce65">
            <text:p>North Yorkshire</text:p>
          </table:table-cell>
          <table:table-cell office:value-type="float" office:value="338.99816847958652" table:style-name="ce64">
            <text:p>338.998</text:p>
          </table:table-cell>
          <table:table-cell office:value-type="float" office:value="4.2520709600000002" table:style-name="ce64">
            <text:p>4.252</text:p>
          </table:table-cell>
          <table:table-cell office:value-type="float" office:value="49.573612788987454" table:style-name="ce64">
            <text:p>49.574</text:p>
          </table:table-cell>
          <table:table-cell office:value-type="float" office:value="31.431197105784779" table:style-name="ce64">
            <text:p>31.431</text:p>
          </table:table-cell>
          <table:table-cell office:value-type="float" office:value="424.25504933435883" table:style-name="ce64">
            <text:p>424.255</text:p>
          </table:table-cell>
          <table:table-cell office:value-type="float" office:value="194.82146483209056" table:style-name="ce60">
            <text:p>194.821</text:p>
          </table:table-cell>
          <table:table-cell office:value-type="float" office:value="4.2520709600000002" table:style-name="ce57">
            <text:p>4.252</text:p>
          </table:table-cell>
          <table:table-cell office:value-type="float" office:value="46.633322788987456" table:style-name="ce57">
            <text:p>46.633</text:p>
          </table:table-cell>
          <table:table-cell office:value-type="float" office:value="31.431197105784779" table:style-name="ce60">
            <text:p>31.431</text:p>
          </table:table-cell>
          <table:table-cell office:value-type="float" office:value="277.13799999999998" table:style-name="ce57">
            <text:p>277.138</text:p>
          </table:table-cell>
          <table:table-cell table:number-columns-repeated="16372" table:style-name="ce56"/>
        </table:table-row>
        <table:table-row table:style-name="ro9">
          <table:table-cell office:value-type="float" office:value="816" table:style-name="ce66">
            <text:p>816</text:p>
          </table:table-cell>
          <table:table-cell office:value-type="string" table:style-name="ce65">
            <text:p>York</text:p>
          </table:table-cell>
          <table:table-cell office:value-type="float" office:value="98.163919390717098" table:style-name="ce64">
            <text:p>98.164</text:p>
          </table:table-cell>
          <table:table-cell office:value-type="float" office:value="3.66265281" table:style-name="ce64">
            <text:p>3.663</text:p>
          </table:table-cell>
          <table:table-cell office:value-type="float" office:value="19.555784938144662" table:style-name="ce64">
            <text:p>19.556</text:p>
          </table:table-cell>
          <table:table-cell office:value-type="float" office:value="10.777908267708648" table:style-name="ce64">
            <text:p>10.778</text:p>
          </table:table-cell>
          <table:table-cell office:value-type="float" office:value="132.1602654065704" table:style-name="ce64">
            <text:p>132.160</text:p>
          </table:table-cell>
          <table:table-cell office:value-type="float" office:value="38.780103167252093" table:style-name="ce60">
            <text:p>38.780</text:p>
          </table:table-cell>
          <table:table-cell office:value-type="float" office:value="3.66265281" table:style-name="ce57">
            <text:p>3.663</text:p>
          </table:table-cell>
          <table:table-cell office:value-type="float" office:value="15.885970938144663" table:style-name="ce57">
            <text:p>15.886</text:p>
          </table:table-cell>
          <table:table-cell office:value-type="float" office:value="10.777908267708648" table:style-name="ce60">
            <text:p>10.778</text:p>
          </table:table-cell>
          <table:table-cell office:value-type="float" office:value="69.106999999999999" table:style-name="ce57">
            <text:p>69.107</text:p>
          </table:table-cell>
          <table:table-cell table:number-columns-repeated="16372" table:style-name="ce56"/>
        </table:table-row>
        <table:table-row table:style-name="ro9">
          <table:table-cell office:value-type="float" office:value="821" table:style-name="ce66">
            <text:p>821</text:p>
          </table:table-cell>
          <table:table-cell office:value-type="string" table:style-name="ce65">
            <text:p>Luton</text:p>
          </table:table-cell>
          <table:table-cell office:value-type="float" office:value="175.93074024739173" table:style-name="ce64">
            <text:p>175.931</text:p>
          </table:table-cell>
          <table:table-cell office:value-type="float" office:value="1.45622122" table:style-name="ce64">
            <text:p>1.456</text:p>
          </table:table-cell>
          <table:table-cell office:value-type="float" office:value="28.474063675636398" table:style-name="ce64">
            <text:p>28.474</text:p>
          </table:table-cell>
          <table:table-cell office:value-type="float" office:value="18.414656533174121" table:style-name="ce64">
            <text:p>18.415</text:p>
          </table:table-cell>
          <table:table-cell office:value-type="float" office:value="224.27568167620223" table:style-name="ce64">
            <text:p>224.276</text:p>
          </table:table-cell>
          <table:table-cell office:value-type="float" office:value="102.88905482360074" table:style-name="ce60">
            <text:p>102.889</text:p>
          </table:table-cell>
          <table:table-cell office:value-type="float" office:value="1.45622122" table:style-name="ce57">
            <text:p>1.456</text:p>
          </table:table-cell>
          <table:table-cell office:value-type="float" office:value="28.049734675636397" table:style-name="ce57">
            <text:p>28.050</text:p>
          </table:table-cell>
          <table:table-cell office:value-type="float" office:value="18.414656533174121" table:style-name="ce60">
            <text:p>18.415</text:p>
          </table:table-cell>
          <table:table-cell office:value-type="float" office:value="150.81" table:style-name="ce57">
            <text:p>150.810</text:p>
          </table:table-cell>
          <table:table-cell table:number-columns-repeated="16372" table:style-name="ce56"/>
        </table:table-row>
        <table:table-row table:style-name="ro9">
          <table:table-cell office:value-type="float" office:value="822" table:style-name="ce66">
            <text:p>822</text:p>
          </table:table-cell>
          <table:table-cell office:value-type="string" table:style-name="ce65">
            <text:p>Bedford Borough</text:p>
          </table:table-cell>
          <table:table-cell office:value-type="float" office:value="115.66451866885588" table:style-name="ce64">
            <text:p>115.665</text:p>
          </table:table-cell>
          <table:table-cell office:value-type="float" office:value="3.4236526799999996" table:style-name="ce64">
            <text:p>3.424</text:p>
          </table:table-cell>
          <table:table-cell office:value-type="float" office:value="22.446485885304675" table:style-name="ce64">
            <text:p>22.446</text:p>
          </table:table-cell>
          <table:table-cell office:value-type="float" office:value="11.403833771738947" table:style-name="ce64">
            <text:p>11.404</text:p>
          </table:table-cell>
          <table:table-cell office:value-type="float" office:value="152.93849100589952" table:style-name="ce64">
            <text:p>152.938</text:p>
          </table:table-cell>
          <table:table-cell office:value-type="float" office:value="44.136130295909879" table:style-name="ce60">
            <text:p>44.136</text:p>
          </table:table-cell>
          <table:table-cell office:value-type="float" office:value="3.4236526799999996" table:style-name="ce57">
            <text:p>3.424</text:p>
          </table:table-cell>
          <table:table-cell office:value-type="float" office:value="17.146829885304676" table:style-name="ce57">
            <text:p>17.147</text:p>
          </table:table-cell>
          <table:table-cell office:value-type="float" office:value="11.403833771738947" table:style-name="ce60">
            <text:p>11.404</text:p>
          </table:table-cell>
          <table:table-cell office:value-type="float" office:value="76.11" table:style-name="ce57">
            <text:p>76.110</text:p>
          </table:table-cell>
          <table:table-cell table:number-columns-repeated="16372" table:style-name="ce56"/>
        </table:table-row>
        <table:table-row table:style-name="ro9">
          <table:table-cell office:value-type="float" office:value="823" table:style-name="ce66">
            <text:p>823</text:p>
          </table:table-cell>
          <table:table-cell office:value-type="string" table:style-name="ce65">
            <text:p>Central Bedfordshire</text:p>
          </table:table-cell>
          <table:table-cell office:value-type="float" office:value="172.43738296727122" table:style-name="ce64">
            <text:p>172.437</text:p>
          </table:table-cell>
          <table:table-cell office:value-type="float" office:value="1.2740571649999999" table:style-name="ce64">
            <text:p>1.274</text:p>
          </table:table-cell>
          <table:table-cell office:value-type="float" office:value="29.062895987777601" table:style-name="ce64">
            <text:p>29.063</text:p>
          </table:table-cell>
          <table:table-cell office:value-type="float" office:value="16.75715208905704" table:style-name="ce64">
            <text:p>16.757</text:p>
          </table:table-cell>
          <table:table-cell office:value-type="float" office:value="219.53148820910585" table:style-name="ce64">
            <text:p>219.531</text:p>
          </table:table-cell>
          <table:table-cell office:value-type="float" office:value="64.128057462759244" table:style-name="ce60">
            <text:p>64.128</text:p>
          </table:table-cell>
          <table:table-cell office:value-type="float" office:value="1.2740571649999999" table:style-name="ce57">
            <text:p>1.274</text:p>
          </table:table-cell>
          <table:table-cell office:value-type="float" office:value="24.046917987777601" table:style-name="ce57">
            <text:p>24.047</text:p>
          </table:table-cell>
          <table:table-cell office:value-type="float" office:value="16.75715208905704" table:style-name="ce60">
            <text:p>16.757</text:p>
          </table:table-cell>
          <table:table-cell office:value-type="float" office:value="106.206" table:style-name="ce57">
            <text:p>106.206</text:p>
          </table:table-cell>
          <table:table-cell table:number-columns-repeated="16372" table:style-name="ce56"/>
        </table:table-row>
        <table:table-row table:style-name="ro9">
          <table:table-cell office:value-type="float" office:value="825" table:style-name="ce66">
            <text:p>825</text:p>
          </table:table-cell>
          <table:table-cell office:value-type="string" table:style-name="ce65">
            <text:p>Buckinghamshire</text:p>
          </table:table-cell>
          <table:table-cell office:value-type="float" office:value="322.17097232725098" table:style-name="ce64">
            <text:p>322.171</text:p>
          </table:table-cell>
          <table:table-cell office:value-type="float" office:value="7.4253624999999994" table:style-name="ce64">
            <text:p>7.425</text:p>
          </table:table-cell>
          <table:table-cell office:value-type="float" office:value="82.57222016089446" table:style-name="ce64">
            <text:p>82.572</text:p>
          </table:table-cell>
          <table:table-cell office:value-type="float" office:value="31.844784393422238" table:style-name="ce64">
            <text:p>31.845</text:p>
          </table:table-cell>
          <table:table-cell office:value-type="float" office:value="444.01333938156768" table:style-name="ce64">
            <text:p>444.013</text:p>
          </table:table-cell>
          <table:table-cell office:value-type="float" office:value="165.39149903625702" table:style-name="ce60">
            <text:p>165.391</text:p>
          </table:table-cell>
          <table:table-cell office:value-type="float" office:value="7.4253624999999994" table:style-name="ce57">
            <text:p>7.425</text:p>
          </table:table-cell>
          <table:table-cell office:value-type="float" office:value="74.583598160894468" table:style-name="ce57">
            <text:p>74.584</text:p>
          </table:table-cell>
          <table:table-cell office:value-type="float" office:value="31.844784393422238" table:style-name="ce60">
            <text:p>31.845</text:p>
          </table:table-cell>
          <table:table-cell office:value-type="float" office:value="279.245" table:style-name="ce57">
            <text:p>279.245</text:p>
          </table:table-cell>
          <table:table-cell table:number-columns-repeated="16372" table:style-name="ce56"/>
        </table:table-row>
        <table:table-row table:style-name="ro9">
          <table:table-cell office:value-type="float" office:value="826" table:style-name="ce66">
            <text:p>826</text:p>
          </table:table-cell>
          <table:table-cell office:value-type="string" table:style-name="ce65">
            <text:p>Milton Keynes</text:p>
          </table:table-cell>
          <table:table-cell office:value-type="float" office:value="188.83734150238948" table:style-name="ce64">
            <text:p>188.837</text:p>
          </table:table-cell>
          <table:table-cell office:value-type="float" office:value="1.465715195" table:style-name="ce64">
            <text:p>1.466</text:p>
          </table:table-cell>
          <table:table-cell office:value-type="float" office:value="40.800427229743299" table:style-name="ce64">
            <text:p>40.800</text:p>
          </table:table-cell>
          <table:table-cell office:value-type="float" office:value="21.317199344645374" table:style-name="ce64">
            <text:p>21.317</text:p>
          </table:table-cell>
          <table:table-cell office:value-type="float" office:value="252.42068327177816" table:style-name="ce64">
            <text:p>252.421</text:p>
          </table:table-cell>
          <table:table-cell office:value-type="float" office:value="82.462318411075486" table:style-name="ce60">
            <text:p>82.462</text:p>
          </table:table-cell>
          <table:table-cell office:value-type="float" office:value="1.465715195" table:style-name="ce57">
            <text:p>1.466</text:p>
          </table:table-cell>
          <table:table-cell office:value-type="float" office:value="36.471799229743297" table:style-name="ce57">
            <text:p>36.472</text:p>
          </table:table-cell>
          <table:table-cell office:value-type="float" office:value="21.317199344645374" table:style-name="ce60">
            <text:p>21.317</text:p>
          </table:table-cell>
          <table:table-cell office:value-type="float" office:value="141.71700000000001" table:style-name="ce57">
            <text:p>141.717</text:p>
          </table:table-cell>
          <table:table-cell table:number-columns-repeated="16372" table:style-name="ce56"/>
        </table:table-row>
        <table:table-row table:style-name="ro9">
          <table:table-cell office:value-type="float" office:value="830" table:style-name="ce66">
            <text:p>830</text:p>
          </table:table-cell>
          <table:table-cell office:value-type="string" table:style-name="ce65">
            <text:p>Derbyshire</text:p>
          </table:table-cell>
          <table:table-cell office:value-type="float" office:value="440.16980164101022" table:style-name="ce64">
            <text:p>440.170</text:p>
          </table:table-cell>
          <table:table-cell office:value-type="float" office:value="4.5927709999999999" table:style-name="ce64">
            <text:p>4.593</text:p>
          </table:table-cell>
          <table:table-cell office:value-type="float" office:value="69.972091085888422" table:style-name="ce64">
            <text:p>69.972</text:p>
          </table:table-cell>
          <table:table-cell office:value-type="float" office:value="41.116283350690665" table:style-name="ce64">
            <text:p>41.116</text:p>
          </table:table-cell>
          <table:table-cell office:value-type="float" office:value="555.85094707758935" table:style-name="ce64">
            <text:p>555.851</text:p>
          </table:table-cell>
          <table:table-cell office:value-type="float" office:value="252.24260325310325" table:style-name="ce60">
            <text:p>252.243</text:p>
          </table:table-cell>
          <table:table-cell office:value-type="float" office:value="4.5927709999999999" table:style-name="ce57">
            <text:p>4.593</text:p>
          </table:table-cell>
          <table:table-cell office:value-type="float" office:value="61.15747128588842" table:style-name="ce57">
            <text:p>61.157</text:p>
          </table:table-cell>
          <table:table-cell office:value-type="float" office:value="41.116283350690665" table:style-name="ce60">
            <text:p>41.116</text:p>
          </table:table-cell>
          <table:table-cell office:value-type="float" office:value="359.10899999999998" table:style-name="ce57">
            <text:p>359.109</text:p>
          </table:table-cell>
          <table:table-cell table:number-columns-repeated="16372" table:style-name="ce56"/>
        </table:table-row>
        <table:table-row table:style-name="ro9">
          <table:table-cell office:value-type="float" office:value="831" table:style-name="ce66">
            <text:p>831</text:p>
          </table:table-cell>
          <table:table-cell office:value-type="string" table:style-name="ce65">
            <text:p>Derby</text:p>
          </table:table-cell>
          <table:table-cell office:value-type="float" office:value="175.60780901898138" table:style-name="ce64">
            <text:p>175.608</text:p>
          </table:table-cell>
          <table:table-cell office:value-type="float" office:value="3.9557536399999993" table:style-name="ce64">
            <text:p>3.956</text:p>
          </table:table-cell>
          <table:table-cell office:value-type="float" office:value="36.139518078654071" table:style-name="ce64">
            <text:p>36.140</text:p>
          </table:table-cell>
          <table:table-cell office:value-type="float" office:value="19.445409099526078" table:style-name="ce64">
            <text:p>19.445</text:p>
          </table:table-cell>
          <table:table-cell office:value-type="float" office:value="235.14848983716155" table:style-name="ce64">
            <text:p>235.148</text:p>
          </table:table-cell>
          <table:table-cell office:value-type="float" office:value="55.49632091683943" table:style-name="ce60">
            <text:p>55.496</text:p>
          </table:table-cell>
          <table:table-cell office:value-type="float" office:value="3.9557536399999993" table:style-name="ce57">
            <text:p>3.956</text:p>
          </table:table-cell>
          <table:table-cell office:value-type="float" office:value="31.594963589368355" table:style-name="ce57">
            <text:p>31.595</text:p>
          </table:table-cell>
          <table:table-cell office:value-type="float" office:value="19.445409099526078" table:style-name="ce60">
            <text:p>19.445</text:p>
          </table:table-cell>
          <table:table-cell office:value-type="float" office:value="110.492" table:style-name="ce57">
            <text:p>110.492</text:p>
          </table:table-cell>
          <table:table-cell table:number-columns-repeated="16372" table:style-name="ce56"/>
        </table:table-row>
        <table:table-row table:style-name="ro9">
          <table:table-cell office:value-type="float" office:value="838" table:style-name="ce66">
            <text:p>838</text:p>
          </table:table-cell>
          <table:table-cell office:value-type="string" table:style-name="ce65">
            <text:p>Dorset</text:p>
          </table:table-cell>
          <table:table-cell office:value-type="float" office:value="194.01526077578484" table:style-name="ce64">
            <text:p>194.015</text:p>
          </table:table-cell>
          <table:table-cell office:value-type="float" office:value="1.9005858999999998" table:style-name="ce64">
            <text:p>1.901</text:p>
          </table:table-cell>
          <table:table-cell office:value-type="float" office:value="35.491932385746203" table:style-name="ce64">
            <text:p>35.492</text:p>
          </table:table-cell>
          <table:table-cell office:value-type="float" office:value="15.75520103272696" table:style-name="ce64">
            <text:p>15.755</text:p>
          </table:table-cell>
          <table:table-cell office:value-type="float" office:value="247.16298009425802" table:style-name="ce64">
            <text:p>247.163</text:p>
          </table:table-cell>
          <table:table-cell office:value-type="float" office:value="92.232610509385836" table:style-name="ce60">
            <text:p>92.233</text:p>
          </table:table-cell>
          <table:table-cell office:value-type="float" office:value="1.9005858999999998" table:style-name="ce57">
            <text:p>1.901</text:p>
          </table:table-cell>
          <table:table-cell office:value-type="float" office:value="32.797289528603343" table:style-name="ce57">
            <text:p>32.797</text:p>
          </table:table-cell>
          <table:table-cell office:value-type="float" office:value="15.75520103272696" table:style-name="ce60">
            <text:p>15.755</text:p>
          </table:table-cell>
          <table:table-cell office:value-type="float" office:value="142.68600000000001" table:style-name="ce57">
            <text:p>142.686</text:p>
          </table:table-cell>
          <table:table-cell table:number-columns-repeated="16372" table:style-name="ce56"/>
        </table:table-row>
        <table:table-row table:style-name="ro9">
          <table:table-cell office:value-type="float" office:value="839" table:style-name="ce66">
            <text:p>839</text:p>
          </table:table-cell>
          <table:table-cell office:value-type="string" table:style-name="ce65">
            <text:p>Bournemouth, Christchurch and Poole</text:p>
          </table:table-cell>
          <table:table-cell office:value-type="float" office:value="197.31601107604618" table:style-name="ce64">
            <text:p>197.316</text:p>
          </table:table-cell>
          <table:table-cell office:value-type="float" office:value="2.0622048150000003" table:style-name="ce64">
            <text:p>2.062</text:p>
          </table:table-cell>
          <table:table-cell office:value-type="float" office:value="39.185679433877397" table:style-name="ce64">
            <text:p>39.186</text:p>
          </table:table-cell>
          <table:table-cell office:value-type="float" office:value="20.67956385402648" table:style-name="ce64">
            <text:p>20.680</text:p>
          </table:table-cell>
          <table:table-cell office:value-type="float" office:value="259.24345917895005" table:style-name="ce64">
            <text:p>259.243</text:p>
          </table:table-cell>
          <table:table-cell office:value-type="float" office:value="30.643625416874169" table:style-name="ce60">
            <text:p>30.644</text:p>
          </table:table-cell>
          <table:table-cell office:value-type="float" office:value="2.0622048150000003" table:style-name="ce57">
            <text:p>2.062</text:p>
          </table:table-cell>
          <table:table-cell office:value-type="float" office:value="33.990102433877396" table:style-name="ce57">
            <text:p>33.990</text:p>
          </table:table-cell>
          <table:table-cell office:value-type="float" office:value="20.67956385402648" table:style-name="ce60">
            <text:p>20.680</text:p>
          </table:table-cell>
          <table:table-cell office:value-type="float" office:value="87.375" table:style-name="ce57">
            <text:p>87.375</text:p>
          </table:table-cell>
          <table:table-cell table:number-columns-repeated="16372" table:style-name="ce56"/>
        </table:table-row>
        <table:table-row table:style-name="ro9">
          <table:table-cell office:value-type="float" office:value="840" table:style-name="ce66">
            <text:p>840</text:p>
          </table:table-cell>
          <table:table-cell office:value-type="string" table:style-name="ce65">
            <text:p>Durham</text:p>
          </table:table-cell>
          <table:table-cell office:value-type="float" office:value="306.07501364962593" table:style-name="ce64">
            <text:p>306.075</text:p>
          </table:table-cell>
          <table:table-cell office:value-type="float" office:value="2.8561704000000003" table:style-name="ce64">
            <text:p>2.856</text:p>
          </table:table-cell>
          <table:table-cell office:value-type="float" office:value="52.502759991715827" table:style-name="ce64">
            <text:p>52.503</text:p>
          </table:table-cell>
          <table:table-cell office:value-type="float" office:value="31.930154407299298" table:style-name="ce64">
            <text:p>31.930</text:p>
          </table:table-cell>
          <table:table-cell office:value-type="float" office:value="393.36409844864107" table:style-name="ce64">
            <text:p>393.364</text:p>
          </table:table-cell>
          <table:table-cell office:value-type="float" office:value="197.75009360786595" table:style-name="ce60">
            <text:p>197.750</text:p>
          </table:table-cell>
          <table:table-cell office:value-type="float" office:value="2.8561704000000003" table:style-name="ce57">
            <text:p>2.856</text:p>
          </table:table-cell>
          <table:table-cell office:value-type="float" office:value="48.522122991715825" table:style-name="ce57">
            <text:p>48.522</text:p>
          </table:table-cell>
          <table:table-cell office:value-type="float" office:value="31.930154407299298" table:style-name="ce60">
            <text:p>31.930</text:p>
          </table:table-cell>
          <table:table-cell office:value-type="float" office:value="281.05900000000003" table:style-name="ce57">
            <text:p>281.059</text:p>
          </table:table-cell>
          <table:table-cell table:number-columns-repeated="16372" table:style-name="ce56"/>
        </table:table-row>
        <table:table-row table:style-name="ro9">
          <table:table-cell office:value-type="float" office:value="841" table:style-name="ce66">
            <text:p>841</text:p>
          </table:table-cell>
          <table:table-cell office:value-type="string" table:style-name="ce65">
            <text:p>Darlington</text:p>
          </table:table-cell>
          <table:table-cell office:value-type="float" office:value="66.245265659999987" table:style-name="ce64">
            <text:p>66.245</text:p>
          </table:table-cell>
          <table:table-cell office:value-type="float" office:value="1.4594318500000001" table:style-name="ce64">
            <text:p>1.459</text:p>
          </table:table-cell>
          <table:table-cell office:value-type="float" office:value="12.840862850359628" table:style-name="ce64">
            <text:p>12.841</text:p>
          </table:table-cell>
          <table:table-cell office:value-type="float" office:value="6.9929050267982262" table:style-name="ce64">
            <text:p>6.993</text:p>
          </table:table-cell>
          <table:table-cell office:value-type="float" office:value="87.538465387157842" table:style-name="ce64">
            <text:p>87.538</text:p>
          </table:table-cell>
          <table:table-cell office:value-type="float" office:value="6.0271563353069872" table:style-name="ce60">
            <text:p>6.027</text:p>
          </table:table-cell>
          <table:table-cell office:value-type="float" office:value="1.4594318500000001" table:style-name="ce57">
            <text:p>1.459</text:p>
          </table:table-cell>
          <table:table-cell office:value-type="float" office:value="8.7891978503596278" table:style-name="ce57">
            <text:p>8.789</text:p>
          </table:table-cell>
          <table:table-cell office:value-type="float" office:value="6.9929050267982262" table:style-name="ce60">
            <text:p>6.993</text:p>
          </table:table-cell>
          <table:table-cell office:value-type="float" office:value="23.268999999999998" table:style-name="ce57">
            <text:p>23.269</text:p>
          </table:table-cell>
          <table:table-cell table:number-columns-repeated="16372" table:style-name="ce56"/>
        </table:table-row>
        <table:table-row table:style-name="ro9">
          <table:table-cell office:value-type="float" office:value="845" table:style-name="ce66">
            <text:p>845</text:p>
          </table:table-cell>
          <table:table-cell office:value-type="string" table:style-name="ce65">
            <text:p>East Sussex</text:p>
          </table:table-cell>
          <table:table-cell office:value-type="float" office:value="279.87424490807496" table:style-name="ce64">
            <text:p>279.874</text:p>
          </table:table-cell>
          <table:table-cell office:value-type="float" office:value="8.1665323599999997" table:style-name="ce64">
            <text:p>8.167</text:p>
          </table:table-cell>
          <table:table-cell office:value-type="float" office:value="52.263677114814563" table:style-name="ce64">
            <text:p>52.264</text:p>
          </table:table-cell>
          <table:table-cell office:value-type="float" office:value="25.523896271519902" table:style-name="ce64">
            <text:p>25.524</text:p>
          </table:table-cell>
          <table:table-cell office:value-type="float" office:value="365.82835065440946" table:style-name="ce64">
            <text:p>365.828</text:p>
          </table:table-cell>
          <table:table-cell office:value-type="float" office:value="150.72290398582598" table:style-name="ce60">
            <text:p>150.723</text:p>
          </table:table-cell>
          <table:table-cell office:value-type="float" office:value="8.1665323599999997" table:style-name="ce57">
            <text:p>8.167</text:p>
          </table:table-cell>
          <table:table-cell office:value-type="float" office:value="40.731348114814566" table:style-name="ce57">
            <text:p>40.731</text:p>
          </table:table-cell>
          <table:table-cell office:value-type="float" office:value="25.523896271519902" table:style-name="ce60">
            <text:p>25.524</text:p>
          </table:table-cell>
          <table:table-cell office:value-type="float" office:value="225.14500000000001" table:style-name="ce57">
            <text:p>225.145</text:p>
          </table:table-cell>
          <table:table-cell table:number-columns-repeated="16372" table:style-name="ce56"/>
        </table:table-row>
        <table:table-row table:style-name="ro9">
          <table:table-cell office:value-type="float" office:value="846" table:style-name="ce66">
            <text:p>846</text:p>
          </table:table-cell>
          <table:table-cell office:value-type="string" table:style-name="ce65">
            <text:p>Brighton and Hove</text:p>
          </table:table-cell>
          <table:table-cell office:value-type="float" office:value="134.21088160776341" table:style-name="ce64">
            <text:p>134.211</text:p>
          </table:table-cell>
          <table:table-cell office:value-type="float" office:value="2.6265966199999999" table:style-name="ce64">
            <text:p>2.627</text:p>
          </table:table-cell>
          <table:table-cell office:value-type="float" office:value="25.562196587716791" table:style-name="ce64">
            <text:p>25.562</text:p>
          </table:table-cell>
          <table:table-cell office:value-type="float" office:value="15.27815774388235" table:style-name="ce64">
            <text:p>15.278</text:p>
          </table:table-cell>
          <table:table-cell office:value-type="float" office:value="177.67783255936254" table:style-name="ce64">
            <text:p>177.678</text:p>
          </table:table-cell>
          <table:table-cell office:value-type="float" office:value="120.4632941941514" table:style-name="ce60">
            <text:p>120.463</text:p>
          </table:table-cell>
          <table:table-cell office:value-type="float" office:value="2.6265966199999999" table:style-name="ce57">
            <text:p>2.627</text:p>
          </table:table-cell>
          <table:table-cell office:value-type="float" office:value="25.292878587716793" table:style-name="ce57">
            <text:p>25.293</text:p>
          </table:table-cell>
          <table:table-cell office:value-type="float" office:value="15.27815774388235" table:style-name="ce60">
            <text:p>15.278</text:p>
          </table:table-cell>
          <table:table-cell office:value-type="float" office:value="163.661" table:style-name="ce57">
            <text:p>163.661</text:p>
          </table:table-cell>
          <table:table-cell table:number-columns-repeated="16372" table:style-name="ce56"/>
        </table:table-row>
        <table:table-row table:style-name="ro9">
          <table:table-cell office:value-type="float" office:value="850" table:style-name="ce66">
            <text:p>850</text:p>
          </table:table-cell>
          <table:table-cell office:value-type="string" table:style-name="ce65">
            <text:p>Hampshire</text:p>
          </table:table-cell>
          <table:table-cell office:value-type="float" office:value="752.30089545377132" table:style-name="ce64">
            <text:p>752.301</text:p>
          </table:table-cell>
          <table:table-cell office:value-type="float" office:value="8.2751714599999993" table:style-name="ce64">
            <text:p>8.275</text:p>
          </table:table-cell>
          <table:table-cell office:value-type="float" office:value="115.68974844509967" table:style-name="ce64">
            <text:p>115.690</text:p>
          </table:table-cell>
          <table:table-cell office:value-type="float" office:value="81.208541056669944" table:style-name="ce64">
            <text:p>81.209</text:p>
          </table:table-cell>
          <table:table-cell office:value-type="float" office:value="957.47435641554091" table:style-name="ce64">
            <text:p>957.474</text:p>
          </table:table-cell>
          <table:table-cell office:value-type="float" office:value="570.3891264121454" table:style-name="ce60">
            <text:p>570.389</text:p>
          </table:table-cell>
          <table:table-cell office:value-type="float" office:value="8.2751714599999993" table:style-name="ce57">
            <text:p>8.275</text:p>
          </table:table-cell>
          <table:table-cell office:value-type="float" office:value="106.77530044509967" table:style-name="ce57">
            <text:p>106.775</text:p>
          </table:table-cell>
          <table:table-cell office:value-type="float" office:value="81.208541056669944" table:style-name="ce60">
            <text:p>81.209</text:p>
          </table:table-cell>
          <table:table-cell office:value-type="float" office:value="766.64800000000002" table:style-name="ce57">
            <text:p>766.648</text:p>
          </table:table-cell>
          <table:table-cell table:number-columns-repeated="16372" table:style-name="ce56"/>
        </table:table-row>
        <table:table-row table:style-name="ro9">
          <table:table-cell office:value-type="float" office:value="851" table:style-name="ce66">
            <text:p>851</text:p>
          </table:table-cell>
          <table:table-cell office:value-type="string" table:style-name="ce65">
            <text:p>Portsmouth</text:p>
          </table:table-cell>
          <table:table-cell office:value-type="float" office:value="116.08467862497113" table:style-name="ce64">
            <text:p>116.085</text:p>
          </table:table-cell>
          <table:table-cell office:value-type="float" office:value="0.82548266000000003" table:style-name="ce64">
            <text:p>0.825</text:p>
          </table:table-cell>
          <table:table-cell office:value-type="float" office:value="21.174133715650711" table:style-name="ce64">
            <text:p>21.174</text:p>
          </table:table-cell>
          <table:table-cell office:value-type="float" office:value="14.000149914164764" table:style-name="ce64">
            <text:p>14.000</text:p>
          </table:table-cell>
          <table:table-cell office:value-type="float" office:value="152.08444491478662" table:style-name="ce64">
            <text:p>152.084</text:p>
          </table:table-cell>
          <table:table-cell office:value-type="float" office:value="39.130670285950139" table:style-name="ce60">
            <text:p>39.131</text:p>
          </table:table-cell>
          <table:table-cell office:value-type="float" office:value="0.82548266000000003" table:style-name="ce57">
            <text:p>0.825</text:p>
          </table:table-cell>
          <table:table-cell office:value-type="float" office:value="16.058322715650711" table:style-name="ce57">
            <text:p>16.058</text:p>
          </table:table-cell>
          <table:table-cell office:value-type="float" office:value="14.000149914164764" table:style-name="ce60">
            <text:p>14.000</text:p>
          </table:table-cell>
          <table:table-cell office:value-type="float" office:value="70.015000000000001" table:style-name="ce57">
            <text:p>70.015</text:p>
          </table:table-cell>
          <table:table-cell table:number-columns-repeated="16372" table:style-name="ce56"/>
        </table:table-row>
        <table:table-row table:style-name="ro9">
          <table:table-cell office:value-type="float" office:value="852" table:style-name="ce66">
            <text:p>852</text:p>
          </table:table-cell>
          <table:table-cell office:value-type="string" table:style-name="ce65">
            <text:p>Southampton</text:p>
          </table:table-cell>
          <table:table-cell office:value-type="float" office:value="142.34932180415902" table:style-name="ce64">
            <text:p>142.349</text:p>
          </table:table-cell>
          <table:table-cell office:value-type="float" office:value="2.0462740299999997" table:style-name="ce64">
            <text:p>2.046</text:p>
          </table:table-cell>
          <table:table-cell office:value-type="float" office:value="25.600858162847103" table:style-name="ce64">
            <text:p>25.601</text:p>
          </table:table-cell>
          <table:table-cell office:value-type="float" office:value="16.284120060292857" table:style-name="ce64">
            <text:p>16.284</text:p>
          </table:table-cell>
          <table:table-cell office:value-type="float" office:value="186.28057405729899" table:style-name="ce64">
            <text:p>186.281</text:p>
          </table:table-cell>
          <table:table-cell office:value-type="float" office:value="86.415905533302009" table:style-name="ce60">
            <text:p>86.416</text:p>
          </table:table-cell>
          <table:table-cell office:value-type="float" office:value="2.0462740299999997" table:style-name="ce57">
            <text:p>2.046</text:p>
          </table:table-cell>
          <table:table-cell office:value-type="float" office:value="21.505430162847105" table:style-name="ce57">
            <text:p>21.505</text:p>
          </table:table-cell>
          <table:table-cell office:value-type="float" office:value="16.284120060292857" table:style-name="ce60">
            <text:p>16.284</text:p>
          </table:table-cell>
          <table:table-cell office:value-type="float" office:value="126.252" table:style-name="ce57">
            <text:p>126.252</text:p>
          </table:table-cell>
          <table:table-cell table:number-columns-repeated="16372" table:style-name="ce56"/>
        </table:table-row>
        <table:table-row table:style-name="ro9">
          <table:table-cell office:value-type="float" office:value="855" table:style-name="ce66">
            <text:p>855</text:p>
          </table:table-cell>
          <table:table-cell office:value-type="string" table:style-name="ce65">
            <text:p>Leicestershire</text:p>
          </table:table-cell>
          <table:table-cell office:value-type="float" office:value="394.54625470158237" table:style-name="ce64">
            <text:p>394.546</text:p>
          </table:table-cell>
          <table:table-cell office:value-type="float" office:value="3.3688327499999997" table:style-name="ce64">
            <text:p>3.369</text:p>
          </table:table-cell>
          <table:table-cell office:value-type="float" office:value="68.503012647709511" table:style-name="ce64">
            <text:p>68.503</text:p>
          </table:table-cell>
          <table:table-cell office:value-type="float" office:value="35.105162175033762" table:style-name="ce64">
            <text:p>35.105</text:p>
          </table:table-cell>
          <table:table-cell office:value-type="float" office:value="501.52326227432565" table:style-name="ce64">
            <text:p>501.523</text:p>
          </table:table-cell>
          <table:table-cell office:value-type="float" office:value="76.332296765492316" table:style-name="ce60">
            <text:p>76.332</text:p>
          </table:table-cell>
          <table:table-cell office:value-type="float" office:value="3.3688327499999997" table:style-name="ce57">
            <text:p>3.369</text:p>
          </table:table-cell>
          <table:table-cell office:value-type="float" office:value="58.749561647709513" table:style-name="ce57">
            <text:p>58.750</text:p>
          </table:table-cell>
          <table:table-cell office:value-type="float" office:value="35.105162175033762" table:style-name="ce60">
            <text:p>35.105</text:p>
          </table:table-cell>
          <table:table-cell office:value-type="float" office:value="173.55600000000001" table:style-name="ce57">
            <text:p>173.556</text:p>
          </table:table-cell>
          <table:table-cell table:number-columns-repeated="16372" table:style-name="ce56"/>
        </table:table-row>
        <table:table-row table:style-name="ro9">
          <table:table-cell office:value-type="float" office:value="856" table:style-name="ce66">
            <text:p>856</text:p>
          </table:table-cell>
          <table:table-cell office:value-type="string" table:style-name="ce65">
            <text:p>Leicester</text:p>
          </table:table-cell>
          <table:table-cell office:value-type="float" office:value="248.85584837948801" table:style-name="ce64">
            <text:p>248.856</text:p>
          </table:table-cell>
          <table:table-cell office:value-type="float" office:value="1.9053121049999997" table:style-name="ce64">
            <text:p>1.905</text:p>
          </table:table-cell>
          <table:table-cell office:value-type="float" office:value="50.31028256506719" table:style-name="ce64">
            <text:p>50.310</text:p>
          </table:table-cell>
          <table:table-cell office:value-type="float" office:value="23.736547223860345" table:style-name="ce64">
            <text:p>23.737</text:p>
          </table:table-cell>
          <table:table-cell office:value-type="float" office:value="324.80799027341556" table:style-name="ce64">
            <text:p>324.808</text:p>
          </table:table-cell>
          <table:table-cell office:value-type="float" office:value="144.39250718463401" table:style-name="ce60">
            <text:p>144.393</text:p>
          </table:table-cell>
          <table:table-cell office:value-type="float" office:value="1.9053121049999997" table:style-name="ce57">
            <text:p>1.905</text:p>
          </table:table-cell>
          <table:table-cell office:value-type="float" office:value="47.321648565067193" table:style-name="ce57">
            <text:p>47.322</text:p>
          </table:table-cell>
          <table:table-cell office:value-type="float" office:value="23.736547223860345" table:style-name="ce60">
            <text:p>23.737</text:p>
          </table:table-cell>
          <table:table-cell office:value-type="float" office:value="217.35599999999999" table:style-name="ce57">
            <text:p>217.356</text:p>
          </table:table-cell>
          <table:table-cell table:number-columns-repeated="16372" table:style-name="ce56"/>
        </table:table-row>
        <table:table-row table:style-name="ro9">
          <table:table-cell office:value-type="float" office:value="857" table:style-name="ce66">
            <text:p>857</text:p>
          </table:table-cell>
          <table:table-cell office:value-type="string" table:style-name="ce65">
            <text:p>Rutland</text:p>
          </table:table-cell>
          <table:table-cell office:value-type="float" office:value="23.452943225000002" table:style-name="ce64">
            <text:p>23.453</text:p>
          </table:table-cell>
          <table:table-cell office:value-type="float" office:value="0.16275283000000001" table:style-name="ce64">
            <text:p>0.163</text:p>
          </table:table-cell>
          <table:table-cell office:value-type="float" office:value="3.867116590350562" table:style-name="ce64">
            <text:p>3.867</text:p>
          </table:table-cell>
          <table:table-cell office:value-type="float" office:value="1.848301276961225" table:style-name="ce64">
            <text:p>1.848</text:p>
          </table:table-cell>
          <table:table-cell office:value-type="float" office:value="29.33111392231179" table:style-name="ce64">
            <text:p>29.331</text:p>
          </table:table-cell>
          <table:table-cell office:value-type="float" office:value="1.7840071067710033" table:style-name="ce60">
            <text:p>1.784</text:p>
          </table:table-cell>
          <table:table-cell office:value-type="float" office:value="0.16275283000000001" table:style-name="ce57">
            <text:p>0.163</text:p>
          </table:table-cell>
          <table:table-cell office:value-type="float" office:value="3.6907835903505619" table:style-name="ce57">
            <text:p>3.691</text:p>
          </table:table-cell>
          <table:table-cell office:value-type="float" office:value="1.848301276961225" table:style-name="ce60">
            <text:p>1.848</text:p>
          </table:table-cell>
          <table:table-cell office:value-type="float" office:value="7.4859999999999998" table:style-name="ce57">
            <text:p>7.486</text:p>
          </table:table-cell>
          <table:table-cell table:number-columns-repeated="16372" table:style-name="ce56"/>
        </table:table-row>
        <table:table-row table:style-name="ro9">
          <table:table-cell office:value-type="float" office:value="860" table:style-name="ce66">
            <text:p>860</text:p>
          </table:table-cell>
          <table:table-cell office:value-type="string" table:style-name="ce65">
            <text:p>Staffordshire</text:p>
          </table:table-cell>
          <table:table-cell office:value-type="float" office:value="485.71719851720798" table:style-name="ce64">
            <text:p>485.717</text:p>
          </table:table-cell>
          <table:table-cell office:value-type="float" office:value="6.5774524149999998" table:style-name="ce64">
            <text:p>6.577</text:p>
          </table:table-cell>
          <table:table-cell office:value-type="float" office:value="77.209238544708171" table:style-name="ce64">
            <text:p>77.209</text:p>
          </table:table-cell>
          <table:table-cell office:value-type="float" office:value="49.065311702806575" table:style-name="ce64">
            <text:p>49.065</text:p>
          </table:table-cell>
          <table:table-cell office:value-type="float" office:value="618.56920117972265" table:style-name="ce64">
            <text:p>618.569</text:p>
          </table:table-cell>
          <table:table-cell office:value-type="float" office:value="174.51824126491695" table:style-name="ce60">
            <text:p>174.518</text:p>
          </table:table-cell>
          <table:table-cell office:value-type="float" office:value="6.5774524149999998" table:style-name="ce57">
            <text:p>6.577</text:p>
          </table:table-cell>
          <table:table-cell office:value-type="float" office:value="57.648062669708175" table:style-name="ce57">
            <text:p>57.648</text:p>
          </table:table-cell>
          <table:table-cell office:value-type="float" office:value="49.065311702806575" table:style-name="ce60">
            <text:p>49.065</text:p>
          </table:table-cell>
          <table:table-cell office:value-type="float" office:value="287.80900000000003" table:style-name="ce57">
            <text:p>287.809</text:p>
          </table:table-cell>
          <table:table-cell table:number-columns-repeated="16372" table:style-name="ce56"/>
        </table:table-row>
        <table:table-row table:style-name="ro9">
          <table:table-cell office:value-type="float" office:value="861" table:style-name="ce66">
            <text:p>861</text:p>
          </table:table-cell>
          <table:table-cell office:value-type="string" table:style-name="ce65">
            <text:p>Stoke-on-Trent</text:p>
          </table:table-cell>
          <table:table-cell office:value-type="float" office:value="169.12386467691258" table:style-name="ce64">
            <text:p>169.124</text:p>
          </table:table-cell>
          <table:table-cell office:value-type="float" office:value="5.4086748199999999" table:style-name="ce64">
            <text:p>5.409</text:p>
          </table:table-cell>
          <table:table-cell office:value-type="float" office:value="32.250766912753363" table:style-name="ce64">
            <text:p>32.251</text:p>
          </table:table-cell>
          <table:table-cell office:value-type="float" office:value="18.067958439525079" table:style-name="ce64">
            <text:p>18.068</text:p>
          </table:table-cell>
          <table:table-cell office:value-type="float" office:value="224.85126484919101" table:style-name="ce64">
            <text:p>224.851</text:p>
          </table:table-cell>
          <table:table-cell office:value-type="float" office:value="30.597153509612529" table:style-name="ce60">
            <text:p>30.597</text:p>
          </table:table-cell>
          <table:table-cell office:value-type="float" office:value="5.4086748199999999" table:style-name="ce57">
            <text:p>5.409</text:p>
          </table:table-cell>
          <table:table-cell office:value-type="float" office:value="27.754361912753364" table:style-name="ce57">
            <text:p>27.754</text:p>
          </table:table-cell>
          <table:table-cell office:value-type="float" office:value="18.067958439525079" table:style-name="ce60">
            <text:p>18.068</text:p>
          </table:table-cell>
          <table:table-cell office:value-type="float" office:value="81.828000000000003" table:style-name="ce57">
            <text:p>81.828</text:p>
          </table:table-cell>
          <table:table-cell table:number-columns-repeated="16372" table:style-name="ce56"/>
        </table:table-row>
        <table:table-row table:style-name="ro9">
          <table:table-cell office:value-type="float" office:value="865" table:style-name="ce66">
            <text:p>865</text:p>
          </table:table-cell>
          <table:table-cell office:value-type="string" table:style-name="ce65">
            <text:p>Wiltshire</text:p>
          </table:table-cell>
          <table:table-cell office:value-type="float" office:value="275.21516432732074" table:style-name="ce64">
            <text:p>275.215</text:p>
          </table:table-cell>
          <table:table-cell office:value-type="float" office:value="2.5703432649999995" table:style-name="ce64">
            <text:p>2.570</text:p>
          </table:table-cell>
          <table:table-cell office:value-type="float" office:value="46.866825766707073" table:style-name="ce64">
            <text:p>46.867</text:p>
          </table:table-cell>
          <table:table-cell office:value-type="float" office:value="26.949308879462066" table:style-name="ce64">
            <text:p>26.949</text:p>
          </table:table-cell>
          <table:table-cell office:value-type="float" office:value="351.60164223848989" table:style-name="ce64">
            <text:p>351.602</text:p>
          </table:table-cell>
          <table:table-cell office:value-type="float" office:value="109.92617084916078" table:style-name="ce60">
            <text:p>109.926</text:p>
          </table:table-cell>
          <table:table-cell office:value-type="float" office:value="2.5703432649999995" table:style-name="ce57">
            <text:p>2.570</text:p>
          </table:table-cell>
          <table:table-cell office:value-type="float" office:value="39.661018766707073" table:style-name="ce57">
            <text:p>39.661</text:p>
          </table:table-cell>
          <table:table-cell office:value-type="float" office:value="26.949308879462066" table:style-name="ce60">
            <text:p>26.949</text:p>
          </table:table-cell>
          <table:table-cell office:value-type="float" office:value="179.107" table:style-name="ce57">
            <text:p>179.107</text:p>
          </table:table-cell>
          <table:table-cell table:number-columns-repeated="16372" table:style-name="ce56"/>
        </table:table-row>
        <table:table-row table:style-name="ro9">
          <table:table-cell office:value-type="float" office:value="866" table:style-name="ce66">
            <text:p>866</text:p>
          </table:table-cell>
          <table:table-cell office:value-type="string" table:style-name="ce65">
            <text:p>Swindon</text:p>
          </table:table-cell>
          <table:table-cell office:value-type="float" office:value="138.19350942398148" table:style-name="ce64">
            <text:p>138.194</text:p>
          </table:table-cell>
          <table:table-cell office:value-type="float" office:value="0.98563674999999995" table:style-name="ce64">
            <text:p>0.986</text:p>
          </table:table-cell>
          <table:table-cell office:value-type="float" office:value="31.202063170613041" table:style-name="ce64">
            <text:p>31.202</text:p>
          </table:table-cell>
          <table:table-cell office:value-type="float" office:value="15.05709121107925" table:style-name="ce64">
            <text:p>15.057</text:p>
          </table:table-cell>
          <table:table-cell office:value-type="float" office:value="185.43830055567375" table:style-name="ce64">
            <text:p>185.438</text:p>
          </table:table-cell>
          <table:table-cell office:value-type="float" office:value="35.398795816865459" table:style-name="ce60">
            <text:p>35.399</text:p>
          </table:table-cell>
          <table:table-cell office:value-type="float" office:value="0.98563674999999995" table:style-name="ce57">
            <text:p>0.986</text:p>
          </table:table-cell>
          <table:table-cell office:value-type="float" office:value="24.868564170613041" table:style-name="ce57">
            <text:p>24.869</text:p>
          </table:table-cell>
          <table:table-cell office:value-type="float" office:value="15.05709121107925" table:style-name="ce60">
            <text:p>15.057</text:p>
          </table:table-cell>
          <table:table-cell office:value-type="float" office:value="76.31" table:style-name="ce57">
            <text:p>76.310</text:p>
          </table:table-cell>
          <table:table-cell table:number-columns-repeated="16372" table:style-name="ce56"/>
        </table:table-row>
        <table:table-row table:style-name="ro9">
          <table:table-cell office:value-type="float" office:value="867" table:style-name="ce66">
            <text:p>867</text:p>
          </table:table-cell>
          <table:table-cell office:value-type="string" table:style-name="ce65">
            <text:p>Bracknell Forest</text:p>
          </table:table-cell>
          <table:table-cell office:value-type="float" office:value="69.804398338400176" table:style-name="ce64">
            <text:p>69.804</text:p>
          </table:table-cell>
          <table:table-cell office:value-type="float" office:value="1.0301365999999998" table:style-name="ce64">
            <text:p>1.030</text:p>
          </table:table-cell>
          <table:table-cell office:value-type="float" office:value="15.789891635495586" table:style-name="ce64">
            <text:p>15.790</text:p>
          </table:table-cell>
          <table:table-cell office:value-type="float" office:value="7.5623327028999965" table:style-name="ce64">
            <text:p>7.562</text:p>
          </table:table-cell>
          <table:table-cell office:value-type="float" office:value="94.186759276795755" table:style-name="ce64">
            <text:p>94.187</text:p>
          </table:table-cell>
          <table:table-cell office:value-type="float" office:value="47.660483137309186" table:style-name="ce60">
            <text:p>47.660</text:p>
          </table:table-cell>
          <table:table-cell office:value-type="float" office:value="1.0301365999999998" table:style-name="ce57">
            <text:p>1.030</text:p>
          </table:table-cell>
          <table:table-cell office:value-type="float" office:value="15.537241635495587" table:style-name="ce57">
            <text:p>15.537</text:p>
          </table:table-cell>
          <table:table-cell office:value-type="float" office:value="7.5623327028999965" table:style-name="ce60">
            <text:p>7.562</text:p>
          </table:table-cell>
          <table:table-cell office:value-type="float" office:value="71.790000000000006" table:style-name="ce57">
            <text:p>71.790</text:p>
          </table:table-cell>
          <table:table-cell table:number-columns-repeated="16372" table:style-name="ce56"/>
        </table:table-row>
        <table:table-row table:style-name="ro9">
          <table:table-cell office:value-type="float" office:value="868" table:style-name="ce66">
            <text:p>868</text:p>
          </table:table-cell>
          <table:table-cell office:value-type="string" table:style-name="ce65">
            <text:p>Windsor and Maidenhead</text:p>
          </table:table-cell>
          <table:table-cell office:value-type="float" office:value="86.157066251599105" table:style-name="ce64">
            <text:p>86.157</text:p>
          </table:table-cell>
          <table:table-cell office:value-type="float" office:value="1.1328255300000001" table:style-name="ce64">
            <text:p>1.133</text:p>
          </table:table-cell>
          <table:table-cell office:value-type="float" office:value="20.394325528229928" table:style-name="ce64">
            <text:p>20.394</text:p>
          </table:table-cell>
          <table:table-cell office:value-type="float" office:value="9.1001641873486747" table:style-name="ce64">
            <text:p>9.100</text:p>
          </table:table-cell>
          <table:table-cell office:value-type="float" office:value="116.78438149717772" table:style-name="ce64">
            <text:p>116.784</text:p>
          </table:table-cell>
          <table:table-cell office:value-type="float" office:value="34.836498417940085" table:style-name="ce60">
            <text:p>34.836</text:p>
          </table:table-cell>
          <table:table-cell office:value-type="float" office:value="1.1328255300000001" table:style-name="ce57">
            <text:p>1.133</text:p>
          </table:table-cell>
          <table:table-cell office:value-type="float" office:value="18.340167528229927" table:style-name="ce57">
            <text:p>18.340</text:p>
          </table:table-cell>
          <table:table-cell office:value-type="float" office:value="9.1001641873486747" table:style-name="ce60">
            <text:p>9.100</text:p>
          </table:table-cell>
          <table:table-cell office:value-type="float" office:value="63.41" table:style-name="ce57">
            <text:p>63.410</text:p>
          </table:table-cell>
          <table:table-cell table:number-columns-repeated="16372" table:style-name="ce56"/>
        </table:table-row>
        <table:table-row table:style-name="ro9">
          <table:table-cell office:value-type="float" office:value="869" table:style-name="ce66">
            <text:p>869</text:p>
          </table:table-cell>
          <table:table-cell office:value-type="string" table:style-name="ce65">
            <text:p>West Berkshire</text:p>
          </table:table-cell>
          <table:table-cell office:value-type="float" office:value="100.00901216979614" table:style-name="ce64">
            <text:p>100.009</text:p>
          </table:table-cell>
          <table:table-cell office:value-type="float" office:value="0.9762259499999999" table:style-name="ce64">
            <text:p>0.976</text:p>
          </table:table-cell>
          <table:table-cell office:value-type="float" office:value="20.100067326903151" table:style-name="ce64">
            <text:p>20.100</text:p>
          </table:table-cell>
          <table:table-cell office:value-type="float" office:value="9.8230280960334522" table:style-name="ce64">
            <text:p>9.823</text:p>
          </table:table-cell>
          <table:table-cell office:value-type="float" office:value="130.90833354273275" table:style-name="ce64">
            <text:p>130.908</text:p>
          </table:table-cell>
          <table:table-cell office:value-type="float" office:value="63.601856588247131" table:style-name="ce60">
            <text:p>63.602</text:p>
          </table:table-cell>
          <table:table-cell office:value-type="float" office:value="0.9762259499999999" table:style-name="ce57">
            <text:p>0.976</text:p>
          </table:table-cell>
          <table:table-cell office:value-type="float" office:value="18.364593326903151" table:style-name="ce57">
            <text:p>18.365</text:p>
          </table:table-cell>
          <table:table-cell office:value-type="float" office:value="9.8230280960334522" table:style-name="ce60">
            <text:p>9.823</text:p>
          </table:table-cell>
          <table:table-cell office:value-type="float" office:value="92.766000000000005" table:style-name="ce57">
            <text:p>92.766</text:p>
          </table:table-cell>
          <table:table-cell table:number-columns-repeated="16372" table:style-name="ce56"/>
        </table:table-row>
        <table:table-row table:style-name="ro9">
          <table:table-cell office:value-type="float" office:value="870" table:style-name="ce66">
            <text:p>870</text:p>
          </table:table-cell>
          <table:table-cell office:value-type="string" table:style-name="ce65">
            <text:p>Reading</text:p>
          </table:table-cell>
          <table:table-cell office:value-type="float" office:value="89.523902811007275" table:style-name="ce64">
            <text:p>89.524</text:p>
          </table:table-cell>
          <table:table-cell office:value-type="float" office:value="1.3304486449999999" table:style-name="ce64">
            <text:p>1.330</text:p>
          </table:table-cell>
          <table:table-cell office:value-type="float" office:value="20.483050174456295" table:style-name="ce64">
            <text:p>20.483</text:p>
          </table:table-cell>
          <table:table-cell office:value-type="float" office:value="12.542810796159898" table:style-name="ce64">
            <text:p>12.543</text:p>
          </table:table-cell>
          <table:table-cell office:value-type="float" office:value="123.88021242662347" table:style-name="ce64">
            <text:p>123.880</text:p>
          </table:table-cell>
          <table:table-cell office:value-type="float" office:value="44.670575105963273" table:style-name="ce60">
            <text:p>44.671</text:p>
          </table:table-cell>
          <table:table-cell office:value-type="float" office:value="1.3304486449999999" table:style-name="ce57">
            <text:p>1.330</text:p>
          </table:table-cell>
          <table:table-cell office:value-type="float" office:value="17.874733174456296" table:style-name="ce57">
            <text:p>17.875</text:p>
          </table:table-cell>
          <table:table-cell office:value-type="float" office:value="12.542810796159898" table:style-name="ce60">
            <text:p>12.543</text:p>
          </table:table-cell>
          <table:table-cell office:value-type="float" office:value="76.418999999999997" table:style-name="ce57">
            <text:p>76.419</text:p>
          </table:table-cell>
          <table:table-cell table:number-columns-repeated="16372" table:style-name="ce56"/>
        </table:table-row>
        <table:table-row table:style-name="ro9">
          <table:table-cell office:value-type="float" office:value="871" table:style-name="ce66">
            <text:p>871</text:p>
          </table:table-cell>
          <table:table-cell office:value-type="string" table:style-name="ce65">
            <text:p>Slough</text:p>
          </table:table-cell>
          <table:table-cell office:value-type="float" office:value="132.01428242225697" table:style-name="ce64">
            <text:p>132.014</text:p>
          </table:table-cell>
          <table:table-cell office:value-type="float" office:value="0.65365012499999997" table:style-name="ce64">
            <text:p>0.654</text:p>
          </table:table-cell>
          <table:table-cell office:value-type="float" office:value="23.432045714717798" table:style-name="ce64">
            <text:p>23.432</text:p>
          </table:table-cell>
          <table:table-cell office:value-type="float" office:value="14.589220208713302" table:style-name="ce64">
            <text:p>14.589</text:p>
          </table:table-cell>
          <table:table-cell office:value-type="float" office:value="170.68919847068807" table:style-name="ce64">
            <text:p>170.689</text:p>
          </table:table-cell>
          <table:table-cell office:value-type="float" office:value="35.701284355142995" table:style-name="ce60">
            <text:p>35.701</text:p>
          </table:table-cell>
          <table:table-cell office:value-type="float" office:value="0.65365012499999997" table:style-name="ce57">
            <text:p>0.654</text:p>
          </table:table-cell>
          <table:table-cell office:value-type="float" office:value="16.498220714717799" table:style-name="ce57">
            <text:p>16.498</text:p>
          </table:table-cell>
          <table:table-cell office:value-type="float" office:value="14.589220208713302" table:style-name="ce60">
            <text:p>14.589</text:p>
          </table:table-cell>
          <table:table-cell office:value-type="float" office:value="67.441999999999993" table:style-name="ce57">
            <text:p>67.442</text:p>
          </table:table-cell>
          <table:table-cell table:number-columns-repeated="16372" table:style-name="ce56"/>
        </table:table-row>
        <table:table-row table:style-name="ro9">
          <table:table-cell office:value-type="float" office:value="872" table:style-name="ce66">
            <text:p>872</text:p>
          </table:table-cell>
          <table:table-cell office:value-type="string" table:style-name="ce65">
            <text:p>Wokingham</text:p>
          </table:table-cell>
          <table:table-cell office:value-type="float" office:value="104.22157555708982" table:style-name="ce64">
            <text:p>104.222</text:p>
          </table:table-cell>
          <table:table-cell office:value-type="float" office:value="0.94597502999999994" table:style-name="ce64">
            <text:p>0.946</text:p>
          </table:table-cell>
          <table:table-cell office:value-type="float" office:value="18.896978685299903" table:style-name="ce64">
            <text:p>18.897</text:p>
          </table:table-cell>
          <table:table-cell office:value-type="float" office:value="10.833096692423673" table:style-name="ce64">
            <text:p>10.833</text:p>
          </table:table-cell>
          <table:table-cell office:value-type="float" office:value="134.89762596481339" table:style-name="ce64">
            <text:p>134.898</text:p>
          </table:table-cell>
          <table:table-cell office:value-type="float" office:value="53.414358720056825" table:style-name="ce60">
            <text:p>53.414</text:p>
          </table:table-cell>
          <table:table-cell office:value-type="float" office:value="0.94597502999999994" table:style-name="ce57">
            <text:p>0.946</text:p>
          </table:table-cell>
          <table:table-cell office:value-type="float" office:value="17.860323685299903" table:style-name="ce57">
            <text:p>17.860</text:p>
          </table:table-cell>
          <table:table-cell office:value-type="float" office:value="10.833096692423673" table:style-name="ce60">
            <text:p>10.833</text:p>
          </table:table-cell>
          <table:table-cell office:value-type="float" office:value="83.054000000000002" table:style-name="ce57">
            <text:p>83.054</text:p>
          </table:table-cell>
          <table:table-cell table:number-columns-repeated="16372" table:style-name="ce56"/>
        </table:table-row>
        <table:table-row table:style-name="ro9">
          <table:table-cell office:value-type="float" office:value="873" table:style-name="ce66">
            <text:p>873</text:p>
          </table:table-cell>
          <table:table-cell office:value-type="string" table:style-name="ce65">
            <text:p>Cambridgeshire</text:p>
          </table:table-cell>
          <table:table-cell office:value-type="float" office:value="349.2962969047652" table:style-name="ce64">
            <text:p>349.296</text:p>
          </table:table-cell>
          <table:table-cell office:value-type="float" office:value="8.1103790999999994" table:style-name="ce64">
            <text:p>8.110</text:p>
          </table:table-cell>
          <table:table-cell office:value-type="float" office:value="68.843120027189087" table:style-name="ce64">
            <text:p>68.843</text:p>
          </table:table-cell>
          <table:table-cell office:value-type="float" office:value="37.118804235327751" table:style-name="ce64">
            <text:p>37.119</text:p>
          </table:table-cell>
          <table:table-cell office:value-type="float" office:value="463.36860026728198" table:style-name="ce64">
            <text:p>463.369</text:p>
          </table:table-cell>
          <table:table-cell office:value-type="float" office:value="118.10913614421135" table:style-name="ce60">
            <text:p>118.109</text:p>
          </table:table-cell>
          <table:table-cell office:value-type="float" office:value="8.1103790999999994" table:style-name="ce57">
            <text:p>8.110</text:p>
          </table:table-cell>
          <table:table-cell office:value-type="float" office:value="57.50132502718909" table:style-name="ce57">
            <text:p>57.501</text:p>
          </table:table-cell>
          <table:table-cell office:value-type="float" office:value="37.118804235327751" table:style-name="ce60">
            <text:p>37.119</text:p>
          </table:table-cell>
          <table:table-cell office:value-type="float" office:value="220.84" table:style-name="ce57">
            <text:p>220.840</text:p>
          </table:table-cell>
          <table:table-cell table:number-columns-repeated="16372" table:style-name="ce56"/>
        </table:table-row>
        <table:table-row table:style-name="ro9">
          <table:table-cell office:value-type="float" office:value="874" table:style-name="ce66">
            <text:p>874</text:p>
          </table:table-cell>
          <table:table-cell office:value-type="string" table:style-name="ce65">
            <text:p>Peterborough</text:p>
          </table:table-cell>
          <table:table-cell office:value-type="float" office:value="161.30910925238746" table:style-name="ce64">
            <text:p>161.309</text:p>
          </table:table-cell>
          <table:table-cell office:value-type="float" office:value="1.488745685" table:style-name="ce64">
            <text:p>1.489</text:p>
          </table:table-cell>
          <table:table-cell office:value-type="float" office:value="30.585992013412884" table:style-name="ce64">
            <text:p>30.586</text:p>
          </table:table-cell>
          <table:table-cell office:value-type="float" office:value="17.27903341518941" table:style-name="ce64">
            <text:p>17.279</text:p>
          </table:table-cell>
          <table:table-cell office:value-type="float" office:value="210.66288036598976" table:style-name="ce64">
            <text:p>210.663</text:p>
          </table:table-cell>
          <table:table-cell office:value-type="float" office:value="44.545228425710441" table:style-name="ce60">
            <text:p>44.545</text:p>
          </table:table-cell>
          <table:table-cell office:value-type="float" office:value="1.488745685" table:style-name="ce57">
            <text:p>1.489</text:p>
          </table:table-cell>
          <table:table-cell office:value-type="float" office:value="27.273525413412884" table:style-name="ce57">
            <text:p>27.274</text:p>
          </table:table-cell>
          <table:table-cell office:value-type="float" office:value="17.27903341518941" table:style-name="ce60">
            <text:p>17.279</text:p>
          </table:table-cell>
          <table:table-cell office:value-type="float" office:value="90.587000000000003" table:style-name="ce57">
            <text:p>90.587</text:p>
          </table:table-cell>
          <table:table-cell table:number-columns-repeated="16372" table:style-name="ce56"/>
        </table:table-row>
        <table:table-row table:style-name="ro9">
          <table:table-cell office:value-type="float" office:value="876" table:style-name="ce66">
            <text:p>876</text:p>
          </table:table-cell>
          <table:table-cell office:value-type="string" table:style-name="ce65">
            <text:p>Halton</text:p>
          </table:table-cell>
          <table:table-cell office:value-type="float" office:value="86.931157107091806" table:style-name="ce64">
            <text:p>86.931</text:p>
          </table:table-cell>
          <table:table-cell office:value-type="float" office:value="0.66754592999999995" table:style-name="ce64">
            <text:p>0.668</text:p>
          </table:table-cell>
          <table:table-cell office:value-type="float" office:value="16.77068875074659" table:style-name="ce64">
            <text:p>16.771</text:p>
          </table:table-cell>
          <table:table-cell office:value-type="float" office:value="9.8737189627873239" table:style-name="ce64">
            <text:p>9.874</text:p>
          </table:table-cell>
          <table:table-cell office:value-type="float" office:value="114.24311075062572" table:style-name="ce64">
            <text:p>114.243</text:p>
          </table:table-cell>
          <table:table-cell office:value-type="float" office:value="51.229594343267813" table:style-name="ce60">
            <text:p>51.230</text:p>
          </table:table-cell>
          <table:table-cell office:value-type="float" office:value="0.66754592999999995" table:style-name="ce57">
            <text:p>0.668</text:p>
          </table:table-cell>
          <table:table-cell office:value-type="float" office:value="13.811855750746592" table:style-name="ce57">
            <text:p>13.812</text:p>
          </table:table-cell>
          <table:table-cell office:value-type="float" office:value="9.8737189627873239" table:style-name="ce60">
            <text:p>9.874</text:p>
          </table:table-cell>
          <table:table-cell office:value-type="float" office:value="75.582999999999998" table:style-name="ce57">
            <text:p>75.583</text:p>
          </table:table-cell>
          <table:table-cell table:number-columns-repeated="16372" table:style-name="ce56"/>
        </table:table-row>
        <table:table-row table:style-name="ro9">
          <table:table-cell office:value-type="float" office:value="877" table:style-name="ce66">
            <text:p>877</text:p>
          </table:table-cell>
          <table:table-cell office:value-type="string" table:style-name="ce65">
            <text:p>Warrington</text:p>
          </table:table-cell>
          <table:table-cell office:value-type="float" office:value="132.24997052948927" table:style-name="ce64">
            <text:p>132.250</text:p>
          </table:table-cell>
          <table:table-cell office:value-type="float" office:value="0.88545971500000009" table:style-name="ce64">
            <text:p>0.885</text:p>
          </table:table-cell>
          <table:table-cell office:value-type="float" office:value="20.136803638426496" table:style-name="ce64">
            <text:p>20.137</text:p>
          </table:table-cell>
          <table:table-cell office:value-type="float" office:value="13.627721528605875" table:style-name="ce64">
            <text:p>13.628</text:p>
          </table:table-cell>
          <table:table-cell office:value-type="float" office:value="166.89995541152166" table:style-name="ce64">
            <text:p>166.900</text:p>
          </table:table-cell>
          <table:table-cell office:value-type="float" office:value="69.396045241128277" table:style-name="ce60">
            <text:p>69.396</text:p>
          </table:table-cell>
          <table:table-cell office:value-type="float" office:value="0.88545971500000009" table:style-name="ce57">
            <text:p>0.885</text:p>
          </table:table-cell>
          <table:table-cell office:value-type="float" office:value="18.168979638426496" table:style-name="ce57">
            <text:p>18.169</text:p>
          </table:table-cell>
          <table:table-cell office:value-type="float" office:value="13.627721528605875" table:style-name="ce60">
            <text:p>13.628</text:p>
          </table:table-cell>
          <table:table-cell office:value-type="float" office:value="102.078" table:style-name="ce57">
            <text:p>102.078</text:p>
          </table:table-cell>
          <table:table-cell table:number-columns-repeated="16372" table:style-name="ce56"/>
        </table:table-row>
        <table:table-row table:style-name="ro9">
          <table:table-cell office:value-type="float" office:value="878" table:style-name="ce66">
            <text:p>878</text:p>
          </table:table-cell>
          <table:table-cell office:value-type="string" table:style-name="ce65">
            <text:p>Devon</text:p>
          </table:table-cell>
          <table:table-cell office:value-type="float" office:value="401.02305841306287" table:style-name="ce64">
            <text:p>401.023</text:p>
          </table:table-cell>
          <table:table-cell office:value-type="float" office:value="3.6375381899999999" table:style-name="ce64">
            <text:p>3.638</text:p>
          </table:table-cell>
          <table:table-cell office:value-type="float" office:value="69.062119631890624" table:style-name="ce64">
            <text:p>69.062</text:p>
          </table:table-cell>
          <table:table-cell office:value-type="float" office:value="38.214573596509005" table:style-name="ce64">
            <text:p>38.215</text:p>
          </table:table-cell>
          <table:table-cell office:value-type="float" office:value="511.93728983146252" table:style-name="ce64">
            <text:p>511.937</text:p>
          </table:table-cell>
          <table:table-cell office:value-type="float" office:value="163.19414717756786" table:style-name="ce60">
            <text:p>163.194</text:p>
          </table:table-cell>
          <table:table-cell office:value-type="float" office:value="3.6375381899999999" table:style-name="ce57">
            <text:p>3.638</text:p>
          </table:table-cell>
          <table:table-cell office:value-type="float" office:value="63.723484631890628" table:style-name="ce57">
            <text:p>63.723</text:p>
          </table:table-cell>
          <table:table-cell office:value-type="float" office:value="38.214573596509005" table:style-name="ce60">
            <text:p>38.215</text:p>
          </table:table-cell>
          <table:table-cell office:value-type="float" office:value="268.77" table:style-name="ce57">
            <text:p>268.770</text:p>
          </table:table-cell>
          <table:table-cell table:number-columns-repeated="16372" table:style-name="ce56"/>
        </table:table-row>
        <table:table-row table:style-name="ro9">
          <table:table-cell office:value-type="float" office:value="879" table:style-name="ce66">
            <text:p>879</text:p>
          </table:table-cell>
          <table:table-cell office:value-type="string" table:style-name="ce65">
            <text:p>Plymouth</text:p>
          </table:table-cell>
          <table:table-cell office:value-type="float" office:value="154.61916082215927" table:style-name="ce64">
            <text:p>154.619</text:p>
          </table:table-cell>
          <table:table-cell office:value-type="float" office:value="3.7093596950000003" table:style-name="ce64">
            <text:p>3.709</text:p>
          </table:table-cell>
          <table:table-cell office:value-type="float" office:value="30.166201275016778" table:style-name="ce64">
            <text:p>30.166</text:p>
          </table:table-cell>
          <table:table-cell office:value-type="float" office:value="16.558954108495229" table:style-name="ce64">
            <text:p>16.559</text:p>
          </table:table-cell>
          <table:table-cell office:value-type="float" office:value="205.05367590067129" table:style-name="ce64">
            <text:p>205.054</text:p>
          </table:table-cell>
          <table:table-cell office:value-type="float" office:value="24.986553673899323" table:style-name="ce60">
            <text:p>24.987</text:p>
          </table:table-cell>
          <table:table-cell office:value-type="float" office:value="3.7093596950000003" table:style-name="ce57">
            <text:p>3.709</text:p>
          </table:table-cell>
          <table:table-cell office:value-type="float" office:value="23.95910327501678" table:style-name="ce57">
            <text:p>23.959</text:p>
          </table:table-cell>
          <table:table-cell office:value-type="float" office:value="16.558954108495229" table:style-name="ce60">
            <text:p>16.559</text:p>
          </table:table-cell>
          <table:table-cell office:value-type="float" office:value="69.213999999999999" table:style-name="ce57">
            <text:p>69.214</text:p>
          </table:table-cell>
          <table:table-cell table:number-columns-repeated="16372" table:style-name="ce56"/>
        </table:table-row>
        <table:table-row table:style-name="ro9">
          <table:table-cell office:value-type="float" office:value="880" table:style-name="ce66">
            <text:p>880</text:p>
          </table:table-cell>
          <table:table-cell office:value-type="string" table:style-name="ce65">
            <text:p>Torbay</text:p>
          </table:table-cell>
          <table:table-cell office:value-type="float" office:value="77.986361893843608" table:style-name="ce64">
            <text:p>77.986</text:p>
          </table:table-cell>
          <table:table-cell office:value-type="float" office:value="1.3098639999999999" table:style-name="ce64">
            <text:p>1.310</text:p>
          </table:table-cell>
          <table:table-cell office:value-type="float" office:value="17.868239118129964" table:style-name="ce64">
            <text:p>17.868</text:p>
          </table:table-cell>
          <table:table-cell office:value-type="float" office:value="7.0134712694695995" table:style-name="ce64">
            <text:p>7.013</text:p>
          </table:table-cell>
          <table:table-cell office:value-type="float" office:value="104.17793628144318" table:style-name="ce64">
            <text:p>104.178</text:p>
          </table:table-cell>
          <table:table-cell office:value-type="float" office:value="18.280565561764604" table:style-name="ce60">
            <text:p>18.281</text:p>
          </table:table-cell>
          <table:table-cell office:value-type="float" office:value="1.3098639999999999" table:style-name="ce57">
            <text:p>1.310</text:p>
          </table:table-cell>
          <table:table-cell office:value-type="float" office:value="12.581914118129964" table:style-name="ce57">
            <text:p>12.582</text:p>
          </table:table-cell>
          <table:table-cell office:value-type="float" office:value="7.0134712694695995" table:style-name="ce60">
            <text:p>7.013</text:p>
          </table:table-cell>
          <table:table-cell office:value-type="float" office:value="39.186" table:style-name="ce57">
            <text:p>39.186</text:p>
          </table:table-cell>
          <table:table-cell table:number-columns-repeated="16372" table:style-name="ce56"/>
        </table:table-row>
        <table:table-row table:style-name="ro9">
          <table:table-cell office:value-type="float" office:value="881" table:style-name="ce66">
            <text:p>881</text:p>
          </table:table-cell>
          <table:table-cell office:value-type="string" table:style-name="ce65">
            <text:p>Essex</text:p>
          </table:table-cell>
          <table:table-cell office:value-type="float" office:value="855.78972599474889" table:style-name="ce64">
            <text:p>855.790</text:p>
          </table:table-cell>
          <table:table-cell office:value-type="float" office:value="12.189303699999998" table:style-name="ce64">
            <text:p>12.189</text:p>
          </table:table-cell>
          <table:table-cell office:value-type="float" office:value="140.93218635463305" table:style-name="ce64">
            <text:p>140.932</text:p>
          </table:table-cell>
          <table:table-cell office:value-type="float" office:value="83.004659339196763" table:style-name="ce64">
            <text:p>83.005</text:p>
          </table:table-cell>
          <table:table-cell office:value-type="float" office:value="1091.9158753885786" table:style-name="ce64">
            <text:p>1091.916</text:p>
          </table:table-cell>
          <table:table-cell office:value-type="float" office:value="259.27573965672241" table:style-name="ce60">
            <text:p>259.276</text:p>
          </table:table-cell>
          <table:table-cell office:value-type="float" office:value="12.189303699999998" table:style-name="ce57">
            <text:p>12.189</text:p>
          </table:table-cell>
          <table:table-cell office:value-type="float" office:value="114.01607555463305" table:style-name="ce57">
            <text:p>114.016</text:p>
          </table:table-cell>
          <table:table-cell office:value-type="float" office:value="83.004659339196763" table:style-name="ce60">
            <text:p>83.005</text:p>
          </table:table-cell>
          <table:table-cell office:value-type="float" office:value="468.48599999999999" table:style-name="ce57">
            <text:p>468.486</text:p>
          </table:table-cell>
          <table:table-cell table:number-columns-repeated="16372" table:style-name="ce56"/>
        </table:table-row>
        <table:table-row table:style-name="ro9">
          <table:table-cell office:value-type="float" office:value="882" table:style-name="ce66">
            <text:p>882</text:p>
          </table:table-cell>
          <table:table-cell office:value-type="string" table:style-name="ce65">
            <text:p>Southend-on-Sea</text:p>
          </table:table-cell>
          <table:table-cell office:value-type="float" office:value="119.0895674177582" table:style-name="ce64">
            <text:p>119.090</text:p>
          </table:table-cell>
          <table:table-cell office:value-type="float" office:value="1.7477280750000002" table:style-name="ce64">
            <text:p>1.748</text:p>
          </table:table-cell>
          <table:table-cell office:value-type="float" office:value="19.535963007060495" table:style-name="ce64">
            <text:p>19.536</text:p>
          </table:table-cell>
          <table:table-cell office:value-type="float" office:value="10.326870205192522" table:style-name="ce64">
            <text:p>10.327</text:p>
          </table:table-cell>
          <table:table-cell office:value-type="float" office:value="150.70012870501122" table:style-name="ce64">
            <text:p>150.700</text:p>
          </table:table-cell>
          <table:table-cell office:value-type="float" office:value="22.652041301132215" table:style-name="ce60">
            <text:p>22.652</text:p>
          </table:table-cell>
          <table:table-cell office:value-type="float" office:value="1.7477280750000002" table:style-name="ce57">
            <text:p>1.748</text:p>
          </table:table-cell>
          <table:table-cell office:value-type="float" office:value="12.414313007060496" table:style-name="ce57">
            <text:p>12.414</text:p>
          </table:table-cell>
          <table:table-cell office:value-type="float" office:value="10.326870205192522" table:style-name="ce60">
            <text:p>10.327</text:p>
          </table:table-cell>
          <table:table-cell office:value-type="float" office:value="47.140999999999998" table:style-name="ce57">
            <text:p>47.141</text:p>
          </table:table-cell>
          <table:table-cell table:number-columns-repeated="16372" table:style-name="ce56"/>
        </table:table-row>
        <table:table-row table:style-name="ro9">
          <table:table-cell office:value-type="float" office:value="883" table:style-name="ce66">
            <text:p>883</text:p>
          </table:table-cell>
          <table:table-cell office:value-type="string" table:style-name="ce65">
            <text:p>Thurrock</text:p>
          </table:table-cell>
          <table:table-cell office:value-type="float" office:value="119.43430060544468" table:style-name="ce64">
            <text:p>119.434</text:p>
          </table:table-cell>
          <table:table-cell office:value-type="float" office:value="2.0729046000000002" table:style-name="ce64">
            <text:p>2.073</text:p>
          </table:table-cell>
          <table:table-cell office:value-type="float" office:value="23.252601454547758" table:style-name="ce64">
            <text:p>23.253</text:p>
          </table:table-cell>
          <table:table-cell office:value-type="float" office:value="12.372353259110604" table:style-name="ce64">
            <text:p>12.372</text:p>
          </table:table-cell>
          <table:table-cell office:value-type="float" office:value="157.13215991910303" table:style-name="ce64">
            <text:p>157.132</text:p>
          </table:table-cell>
          <table:table-cell office:value-type="float" office:value="10.873604103170708" table:style-name="ce60">
            <text:p>10.874</text:p>
          </table:table-cell>
          <table:table-cell office:value-type="float" office:value="2.0729046000000002" table:style-name="ce57">
            <text:p>2.073</text:p>
          </table:table-cell>
          <table:table-cell office:value-type="float" office:value="18.026416454547757" table:style-name="ce57">
            <text:p>18.026</text:p>
          </table:table-cell>
          <table:table-cell office:value-type="float" office:value="12.372353259110604" table:style-name="ce60">
            <text:p>12.372</text:p>
          </table:table-cell>
          <table:table-cell office:value-type="float" office:value="43.344999999999999" table:style-name="ce57">
            <text:p>43.345</text:p>
          </table:table-cell>
          <table:table-cell table:number-columns-repeated="16372" table:style-name="ce56"/>
        </table:table-row>
        <table:table-row table:style-name="ro9">
          <table:table-cell office:value-type="float" office:value="884" table:style-name="ce66">
            <text:p>884</text:p>
          </table:table-cell>
          <table:table-cell office:value-type="string" table:style-name="ce65">
            <text:p>Herefordshire</text:p>
          </table:table-cell>
          <table:table-cell office:value-type="float" office:value="100.72187018714119" table:style-name="ce64">
            <text:p>100.722</text:p>
          </table:table-cell>
          <table:table-cell office:value-type="float" office:value="0.69281470000000001" table:style-name="ce64">
            <text:p>0.693</text:p>
          </table:table-cell>
          <table:table-cell office:value-type="float" office:value="15.681936643288227" table:style-name="ce64">
            <text:p>15.682</text:p>
          </table:table-cell>
          <table:table-cell office:value-type="float" office:value="9.0864000217353471" table:style-name="ce64">
            <text:p>9.086</text:p>
          </table:table-cell>
          <table:table-cell office:value-type="float" office:value="126.18302155216476" table:style-name="ce64">
            <text:p>126.183</text:p>
          </table:table-cell>
          <table:table-cell office:value-type="float" office:value="57.034266657964196" table:style-name="ce60">
            <text:p>57.034</text:p>
          </table:table-cell>
          <table:table-cell office:value-type="float" office:value="0.69281470000000001" table:style-name="ce57">
            <text:p>0.693</text:p>
          </table:table-cell>
          <table:table-cell office:value-type="float" office:value="13.016436643288227" table:style-name="ce57">
            <text:p>13.016</text:p>
          </table:table-cell>
          <table:table-cell office:value-type="float" office:value="9.0864000217353471" table:style-name="ce60">
            <text:p>9.086</text:p>
          </table:table-cell>
          <table:table-cell office:value-type="float" office:value="79.83" table:style-name="ce57">
            <text:p>79.830</text:p>
          </table:table-cell>
          <table:table-cell table:number-columns-repeated="16372" table:style-name="ce56"/>
        </table:table-row>
        <table:table-row table:style-name="ro9">
          <table:table-cell office:value-type="float" office:value="885" table:style-name="ce66">
            <text:p>885</text:p>
          </table:table-cell>
          <table:table-cell office:value-type="string" table:style-name="ce65">
            <text:p>Worcestershire</text:p>
          </table:table-cell>
          <table:table-cell office:value-type="float" office:value="323.31443509279603" table:style-name="ce64">
            <text:p>323.314</text:p>
          </table:table-cell>
          <table:table-cell office:value-type="float" office:value="3.7929778299999999" table:style-name="ce64">
            <text:p>3.793</text:p>
          </table:table-cell>
          <table:table-cell office:value-type="float" office:value="51.667392329668743" table:style-name="ce64">
            <text:p>51.667</text:p>
          </table:table-cell>
          <table:table-cell office:value-type="float" office:value="35.282688353034686" table:style-name="ce64">
            <text:p>35.283</text:p>
          </table:table-cell>
          <table:table-cell office:value-type="float" office:value="414.05749360549947" table:style-name="ce64">
            <text:p>414.057</text:p>
          </table:table-cell>
          <table:table-cell office:value-type="float" office:value="125.8043194393351" table:style-name="ce60">
            <text:p>125.804</text:p>
          </table:table-cell>
          <table:table-cell office:value-type="float" office:value="3.7929778299999999" table:style-name="ce57">
            <text:p>3.793</text:p>
          </table:table-cell>
          <table:table-cell office:value-type="float" office:value="43.536088329668743" table:style-name="ce57">
            <text:p>43.536</text:p>
          </table:table-cell>
          <table:table-cell office:value-type="float" office:value="35.282688353034686" table:style-name="ce60">
            <text:p>35.283</text:p>
          </table:table-cell>
          <table:table-cell office:value-type="float" office:value="208.416" table:style-name="ce57">
            <text:p>208.416</text:p>
          </table:table-cell>
          <table:table-cell table:number-columns-repeated="16372" table:style-name="ce56"/>
        </table:table-row>
        <table:table-row table:style-name="ro9">
          <table:table-cell office:value-type="float" office:value="886" table:style-name="ce66">
            <text:p>886</text:p>
          </table:table-cell>
          <table:table-cell office:value-type="string" table:style-name="ce65">
            <text:p>Kent</text:p>
          </table:table-cell>
          <table:table-cell office:value-type="float" office:value="918.75852345371572" table:style-name="ce64">
            <text:p>918.759</text:p>
          </table:table-cell>
          <table:table-cell office:value-type="float" office:value="13.69241675" table:style-name="ce64">
            <text:p>13.692</text:p>
          </table:table-cell>
          <table:table-cell office:value-type="float" office:value="204.03277037120196" table:style-name="ce64">
            <text:p>204.033</text:p>
          </table:table-cell>
          <table:table-cell office:value-type="float" office:value="85.276727688299914" table:style-name="ce64">
            <text:p>85.277</text:p>
          </table:table-cell>
          <table:table-cell office:value-type="float" office:value="1221.7604382632176" table:style-name="ce64">
            <text:p>1221.760</text:p>
          </table:table-cell>
          <table:table-cell office:value-type="float" office:value="392.86630918550895" table:style-name="ce60">
            <text:p>392.866</text:p>
          </table:table-cell>
          <table:table-cell office:value-type="float" office:value="13.69241675" table:style-name="ce57">
            <text:p>13.692</text:p>
          </table:table-cell>
          <table:table-cell office:value-type="float" office:value="190.81158437120197" table:style-name="ce57">
            <text:p>190.812</text:p>
          </table:table-cell>
          <table:table-cell office:value-type="float" office:value="85.276727688299914" table:style-name="ce60">
            <text:p>85.277</text:p>
          </table:table-cell>
          <table:table-cell office:value-type="float" office:value="682.64700000000005" table:style-name="ce57">
            <text:p>682.647</text:p>
          </table:table-cell>
          <table:table-cell table:number-columns-repeated="16372" table:style-name="ce56"/>
        </table:table-row>
        <table:table-row table:style-name="ro9">
          <table:table-cell office:value-type="float" office:value="887" table:style-name="ce66">
            <text:p>887</text:p>
          </table:table-cell>
          <table:table-cell office:value-type="string" table:style-name="ce65">
            <text:p>Medway</text:p>
          </table:table-cell>
          <table:table-cell office:value-type="float" office:value="179.53001730116262" table:style-name="ce64">
            <text:p>179.530</text:p>
          </table:table-cell>
          <table:table-cell office:value-type="float" office:value="0.74341897499999998" table:style-name="ce64">
            <text:p>0.743</text:p>
          </table:table-cell>
          <table:table-cell office:value-type="float" office:value="38.220067600594504" table:style-name="ce64">
            <text:p>38.220</text:p>
          </table:table-cell>
          <table:table-cell office:value-type="float" office:value="17.504978774619627" table:style-name="ce64">
            <text:p>17.505</text:p>
          </table:table-cell>
          <table:table-cell office:value-type="float" office:value="235.99848265137675" table:style-name="ce64">
            <text:p>235.998</text:p>
          </table:table-cell>
          <table:table-cell office:value-type="float" office:value="38.940148494493634" table:style-name="ce60">
            <text:p>38.940</text:p>
          </table:table-cell>
          <table:table-cell office:value-type="float" office:value="0.74341897499999998" table:style-name="ce57">
            <text:p>0.743</text:p>
          </table:table-cell>
          <table:table-cell office:value-type="float" office:value="26.288221600594504" table:style-name="ce57">
            <text:p>26.288</text:p>
          </table:table-cell>
          <table:table-cell office:value-type="float" office:value="17.504978774619627" table:style-name="ce60">
            <text:p>17.505</text:p>
          </table:table-cell>
          <table:table-cell office:value-type="float" office:value="83.477000000000004" table:style-name="ce57">
            <text:p>83.477</text:p>
          </table:table-cell>
          <table:table-cell table:number-columns-repeated="16372" table:style-name="ce56"/>
        </table:table-row>
        <table:table-row table:style-name="ro9">
          <table:table-cell office:value-type="float" office:value="888" table:style-name="ce66">
            <text:p>888</text:p>
          </table:table-cell>
          <table:table-cell office:value-type="string" table:style-name="ce65">
            <text:p>Lancashire</text:p>
          </table:table-cell>
          <table:table-cell office:value-type="float" office:value="745.74829421847778" table:style-name="ce64">
            <text:p>745.748</text:p>
          </table:table-cell>
          <table:table-cell office:value-type="float" office:value="6.5915966399999997" table:style-name="ce64">
            <text:p>6.592</text:p>
          </table:table-cell>
          <table:table-cell office:value-type="float" office:value="117.7380275946266" table:style-name="ce64">
            <text:p>117.738</text:p>
          </table:table-cell>
          <table:table-cell office:value-type="float" office:value="79.604432452915233" table:style-name="ce64">
            <text:p>79.604</text:p>
          </table:table-cell>
          <table:table-cell office:value-type="float" office:value="949.68235090601968" table:style-name="ce64">
            <text:p>949.682</text:p>
          </table:table-cell>
          <table:table-cell office:value-type="float" office:value="609.45532336210488" table:style-name="ce60">
            <text:p>609.455</text:p>
          </table:table-cell>
          <table:table-cell office:value-type="float" office:value="6.5915966399999997" table:style-name="ce57">
            <text:p>6.592</text:p>
          </table:table-cell>
          <table:table-cell office:value-type="float" office:value="109.00663359462661" table:style-name="ce57">
            <text:p>109.007</text:p>
          </table:table-cell>
          <table:table-cell office:value-type="float" office:value="79.604432452915233" table:style-name="ce60">
            <text:p>79.604</text:p>
          </table:table-cell>
          <table:table-cell office:value-type="float" office:value="804.65800000000002" table:style-name="ce57">
            <text:p>804.658</text:p>
          </table:table-cell>
          <table:table-cell table:number-columns-repeated="16372" table:style-name="ce56"/>
        </table:table-row>
        <table:table-row table:style-name="ro9">
          <table:table-cell office:value-type="float" office:value="889" table:style-name="ce66">
            <text:p>889</text:p>
          </table:table-cell>
          <table:table-cell office:value-type="string" table:style-name="ce65">
            <text:p>Blackburn with Darwen</text:p>
          </table:table-cell>
          <table:table-cell office:value-type="float" office:value="122.83355209422612" table:style-name="ce64">
            <text:p>122.834</text:p>
          </table:table-cell>
          <table:table-cell office:value-type="float" office:value="2.6305709249999998" table:style-name="ce64">
            <text:p>2.631</text:p>
          </table:table-cell>
          <table:table-cell office:value-type="float" office:value="19.893629278527253" table:style-name="ce64">
            <text:p>19.894</text:p>
          </table:table-cell>
          <table:table-cell office:value-type="float" office:value="11.419396987029248" table:style-name="ce64">
            <text:p>11.419</text:p>
          </table:table-cell>
          <table:table-cell office:value-type="float" office:value="156.77714928478261" table:style-name="ce64">
            <text:p>156.777</text:p>
          </table:table-cell>
          <table:table-cell office:value-type="float" office:value="67.749920572306124" table:style-name="ce60">
            <text:p>67.750</text:p>
          </table:table-cell>
          <table:table-cell office:value-type="float" office:value="2.6305709249999998" table:style-name="ce57">
            <text:p>2.631</text:p>
          </table:table-cell>
          <table:table-cell office:value-type="float" office:value="18.362984849955826" table:style-name="ce57">
            <text:p>18.363</text:p>
          </table:table-cell>
          <table:table-cell office:value-type="float" office:value="11.419396987029248" table:style-name="ce60">
            <text:p>11.419</text:p>
          </table:table-cell>
          <table:table-cell office:value-type="float" office:value="100.163" table:style-name="ce57">
            <text:p>100.163</text:p>
          </table:table-cell>
          <table:table-cell table:number-columns-repeated="16372" table:style-name="ce56"/>
        </table:table-row>
        <table:table-row table:style-name="ro9">
          <table:table-cell office:value-type="float" office:value="890" table:style-name="ce66">
            <text:p>890</text:p>
          </table:table-cell>
          <table:table-cell office:value-type="string" table:style-name="ce65">
            <text:p>Blackpool</text:p>
          </table:table-cell>
          <table:table-cell office:value-type="float" office:value="82.993060692877364" table:style-name="ce64">
            <text:p>82.993</text:p>
          </table:table-cell>
          <table:table-cell office:value-type="float" office:value="1.6061391" table:style-name="ce64">
            <text:p>1.606</text:p>
          </table:table-cell>
          <table:table-cell office:value-type="float" office:value="19.502115559337135" table:style-name="ce64">
            <text:p>19.502</text:p>
          </table:table-cell>
          <table:table-cell office:value-type="float" office:value="8.5425190747133772" table:style-name="ce64">
            <text:p>8.543</text:p>
          </table:table-cell>
          <table:table-cell office:value-type="float" office:value="112.64383442692788" table:style-name="ce64">
            <text:p>112.644</text:p>
          </table:table-cell>
          <table:table-cell office:value-type="float" office:value="19.459637142827368" table:style-name="ce60">
            <text:p>19.460</text:p>
          </table:table-cell>
          <table:table-cell office:value-type="float" office:value="1.6061391" table:style-name="ce57">
            <text:p>1.606</text:p>
          </table:table-cell>
          <table:table-cell office:value-type="float" office:value="16.051792559337134" table:style-name="ce57">
            <text:p>16.052</text:p>
          </table:table-cell>
          <table:table-cell office:value-type="float" office:value="8.5425190747133772" table:style-name="ce60">
            <text:p>8.543</text:p>
          </table:table-cell>
          <table:table-cell office:value-type="float" office:value="45.66" table:style-name="ce57">
            <text:p>45.660</text:p>
          </table:table-cell>
          <table:table-cell table:number-columns-repeated="16372" table:style-name="ce56"/>
        </table:table-row>
        <table:table-row table:style-name="ro9">
          <table:table-cell office:value-type="float" office:value="891" table:style-name="ce66">
            <text:p>891</text:p>
          </table:table-cell>
          <table:table-cell office:value-type="string" table:style-name="ce65">
            <text:p>Nottinghamshire</text:p>
          </table:table-cell>
          <table:table-cell office:value-type="float" office:value="482.06423921822926" table:style-name="ce64">
            <text:p>482.064</text:p>
          </table:table-cell>
          <table:table-cell office:value-type="float" office:value="6.7684411799999991" table:style-name="ce64">
            <text:p>6.768</text:p>
          </table:table-cell>
          <table:table-cell office:value-type="float" office:value="66.361701590144747" table:style-name="ce64">
            <text:p>66.362</text:p>
          </table:table-cell>
          <table:table-cell office:value-type="float" office:value="49.124489013092308" table:style-name="ce64">
            <text:p>49.124</text:p>
          </table:table-cell>
          <table:table-cell office:value-type="float" office:value="604.31887100146639" table:style-name="ce64">
            <text:p>604.319</text:p>
          </table:table-cell>
          <table:table-cell office:value-type="float" office:value="174.71028882882325" table:style-name="ce60">
            <text:p>174.710</text:p>
          </table:table-cell>
          <table:table-cell office:value-type="float" office:value="6.7684411799999991" table:style-name="ce57">
            <text:p>6.768</text:p>
          </table:table-cell>
          <table:table-cell office:value-type="float" office:value="61.661746590144745" table:style-name="ce57">
            <text:p>61.662</text:p>
          </table:table-cell>
          <table:table-cell office:value-type="float" office:value="49.124489013092308" table:style-name="ce60">
            <text:p>49.124</text:p>
          </table:table-cell>
          <table:table-cell office:value-type="float" office:value="292.26499999999999" table:style-name="ce57">
            <text:p>292.265</text:p>
          </table:table-cell>
          <table:table-cell table:number-columns-repeated="16372" table:style-name="ce56"/>
        </table:table-row>
        <table:table-row table:style-name="ro9">
          <table:table-cell office:value-type="float" office:value="892" table:style-name="ce66">
            <text:p>892</text:p>
          </table:table-cell>
          <table:table-cell office:value-type="string" table:style-name="ce65">
            <text:p>Nottingham</text:p>
          </table:table-cell>
          <table:table-cell office:value-type="float" office:value="211.92408723464396" table:style-name="ce64">
            <text:p>211.924</text:p>
          </table:table-cell>
          <table:table-cell office:value-type="float" office:value="7.0792419600000001" table:style-name="ce64">
            <text:p>7.079</text:p>
          </table:table-cell>
          <table:table-cell office:value-type="float" office:value="34.039857947540213" table:style-name="ce64">
            <text:p>34.040</text:p>
          </table:table-cell>
          <table:table-cell office:value-type="float" office:value="22.331479975612702" table:style-name="ce64">
            <text:p>22.331</text:p>
          </table:table-cell>
          <table:table-cell office:value-type="float" office:value="275.37466711779689" table:style-name="ce64">
            <text:p>275.375</text:p>
          </table:table-cell>
          <table:table-cell office:value-type="float" office:value="52.114915667918027" table:style-name="ce60">
            <text:p>52.115</text:p>
          </table:table-cell>
          <table:table-cell office:value-type="float" office:value="7.0792419600000001" table:style-name="ce57">
            <text:p>7.079</text:p>
          </table:table-cell>
          <table:table-cell office:value-type="float" office:value="28.263718947540212" table:style-name="ce57">
            <text:p>28.264</text:p>
          </table:table-cell>
          <table:table-cell office:value-type="float" office:value="22.331479975612702" table:style-name="ce60">
            <text:p>22.331</text:p>
          </table:table-cell>
          <table:table-cell office:value-type="float" office:value="109.789" table:style-name="ce57">
            <text:p>109.789</text:p>
          </table:table-cell>
          <table:table-cell table:number-columns-repeated="16372" table:style-name="ce56"/>
        </table:table-row>
        <table:table-row table:style-name="ro9">
          <table:table-cell office:value-type="float" office:value="893" table:style-name="ce66">
            <text:p>893</text:p>
          </table:table-cell>
          <table:table-cell office:value-type="string" table:style-name="ce65">
            <text:p>Shropshire</text:p>
          </table:table-cell>
          <table:table-cell office:value-type="float" office:value="160.06325587706252" table:style-name="ce64">
            <text:p>160.063</text:p>
          </table:table-cell>
          <table:table-cell office:value-type="float" office:value="3.1904781499999997" table:style-name="ce64">
            <text:p>3.190</text:p>
          </table:table-cell>
          <table:table-cell office:value-type="float" office:value="25.768458232395311" table:style-name="ce64">
            <text:p>25.768</text:p>
          </table:table-cell>
          <table:table-cell office:value-type="float" office:value="16.102067596419026" table:style-name="ce64">
            <text:p>16.102</text:p>
          </table:table-cell>
          <table:table-cell office:value-type="float" office:value="205.12425985587686" table:style-name="ce64">
            <text:p>205.124</text:p>
          </table:table-cell>
          <table:table-cell office:value-type="float" office:value="58.508395192495506" table:style-name="ce60">
            <text:p>58.508</text:p>
          </table:table-cell>
          <table:table-cell office:value-type="float" office:value="3.1904781499999997" table:style-name="ce57">
            <text:p>3.190</text:p>
          </table:table-cell>
          <table:table-cell office:value-type="float" office:value="20.92729223239531" table:style-name="ce57">
            <text:p>20.927</text:p>
          </table:table-cell>
          <table:table-cell office:value-type="float" office:value="16.102067596419026" table:style-name="ce60">
            <text:p>16.102</text:p>
          </table:table-cell>
          <table:table-cell office:value-type="float" office:value="98.727999999999994" table:style-name="ce57">
            <text:p>98.728</text:p>
          </table:table-cell>
          <table:table-cell table:number-columns-repeated="16372" table:style-name="ce56"/>
        </table:table-row>
        <table:table-row table:style-name="ro9">
          <table:table-cell office:value-type="float" office:value="894" table:style-name="ce66">
            <text:p>894</text:p>
          </table:table-cell>
          <table:table-cell office:value-type="string" table:style-name="ce65">
            <text:p>Telford and Wrekin</text:p>
          </table:table-cell>
          <table:table-cell office:value-type="float" office:value="117.20387277186514" table:style-name="ce64">
            <text:p>117.204</text:p>
          </table:table-cell>
          <table:table-cell office:value-type="float" office:value="1.07532418" table:style-name="ce64">
            <text:p>1.075</text:p>
          </table:table-cell>
          <table:table-cell office:value-type="float" office:value="21.978684932205837" table:style-name="ce64">
            <text:p>21.979</text:p>
          </table:table-cell>
          <table:table-cell office:value-type="float" office:value="12.282463223496421" table:style-name="ce64">
            <text:p>12.282</text:p>
          </table:table-cell>
          <table:table-cell office:value-type="float" office:value="152.54034510756739" table:style-name="ce64">
            <text:p>152.540</text:p>
          </table:table-cell>
          <table:table-cell office:value-type="float" office:value="62.934597921934142" table:style-name="ce60">
            <text:p>62.935</text:p>
          </table:table-cell>
          <table:table-cell office:value-type="float" office:value="1.07532418" table:style-name="ce57">
            <text:p>1.075</text:p>
          </table:table-cell>
          <table:table-cell office:value-type="float" office:value="19.891706932205839" table:style-name="ce57">
            <text:p>19.892</text:p>
          </table:table-cell>
          <table:table-cell office:value-type="float" office:value="12.282463223496421" table:style-name="ce60">
            <text:p>12.282</text:p>
          </table:table-cell>
          <table:table-cell office:value-type="float" office:value="96.183999999999997" table:style-name="ce57">
            <text:p>96.184</text:p>
          </table:table-cell>
          <table:table-cell table:number-columns-repeated="16372" table:style-name="ce56"/>
        </table:table-row>
        <table:table-row table:style-name="ro9">
          <table:table-cell office:value-type="float" office:value="895" table:style-name="ce66">
            <text:p>895</text:p>
          </table:table-cell>
          <table:table-cell office:value-type="string" table:style-name="ce65">
            <text:p>Cheshire East</text:p>
          </table:table-cell>
          <table:table-cell office:value-type="float" office:value="212.62845973034584" table:style-name="ce64">
            <text:p>212.628</text:p>
          </table:table-cell>
          <table:table-cell office:value-type="float" office:value="2.9885368749999999" table:style-name="ce64">
            <text:p>2.989</text:p>
          </table:table-cell>
          <table:table-cell office:value-type="float" office:value="36.494160513204911" table:style-name="ce64">
            <text:p>36.494</text:p>
          </table:table-cell>
          <table:table-cell office:value-type="float" office:value="22.189337955671697" table:style-name="ce64">
            <text:p>22.189</text:p>
          </table:table-cell>
          <table:table-cell office:value-type="float" office:value="274.30049507422245" table:style-name="ce64">
            <text:p>274.300</text:p>
          </table:table-cell>
          <table:table-cell office:value-type="float" office:value="74.048952670290831" table:style-name="ce60">
            <text:p>74.049</text:p>
          </table:table-cell>
          <table:table-cell office:value-type="float" office:value="2.9885368749999999" table:style-name="ce57">
            <text:p>2.989</text:p>
          </table:table-cell>
          <table:table-cell office:value-type="float" office:value="31.77967851320491" table:style-name="ce57">
            <text:p>31.780</text:p>
          </table:table-cell>
          <table:table-cell office:value-type="float" office:value="22.189337955671697" table:style-name="ce60">
            <text:p>22.189</text:p>
          </table:table-cell>
          <table:table-cell office:value-type="float" office:value="131.00700000000001" table:style-name="ce57">
            <text:p>131.007</text:p>
          </table:table-cell>
          <table:table-cell table:number-columns-repeated="16372" table:style-name="ce56"/>
        </table:table-row>
        <table:table-row table:style-name="ro9">
          <table:table-cell office:value-type="float" office:value="896" table:style-name="ce66">
            <text:p>896</text:p>
          </table:table-cell>
          <table:table-cell office:value-type="string" table:style-name="ce65">
            <text:p>Cheshire West and Chester</text:p>
          </table:table-cell>
          <table:table-cell office:value-type="float" office:value="204.07229041980665" table:style-name="ce64">
            <text:p>204.072</text:p>
          </table:table-cell>
          <table:table-cell office:value-type="float" office:value="3.0278271499999998" table:style-name="ce64">
            <text:p>3.028</text:p>
          </table:table-cell>
          <table:table-cell office:value-type="float" office:value="38.530214458181725" table:style-name="ce64">
            <text:p>38.530</text:p>
          </table:table-cell>
          <table:table-cell office:value-type="float" office:value="20.990709426301265" table:style-name="ce64">
            <text:p>20.991</text:p>
          </table:table-cell>
          <table:table-cell office:value-type="float" office:value="266.62104145428964" table:style-name="ce64">
            <text:p>266.621</text:p>
          </table:table-cell>
          <table:table-cell office:value-type="float" office:value="141.55277562930866" table:style-name="ce60">
            <text:p>141.553</text:p>
          </table:table-cell>
          <table:table-cell office:value-type="float" office:value="3.0278271499999998" table:style-name="ce57">
            <text:p>3.028</text:p>
          </table:table-cell>
          <table:table-cell office:value-type="float" office:value="36.27924674389601" table:style-name="ce57">
            <text:p>36.279</text:p>
          </table:table-cell>
          <table:table-cell office:value-type="float" office:value="20.990709426301265" table:style-name="ce60">
            <text:p>20.991</text:p>
          </table:table-cell>
          <table:table-cell office:value-type="float" office:value="201.851" table:style-name="ce57">
            <text:p>201.851</text:p>
          </table:table-cell>
          <table:table-cell table:number-columns-repeated="16372" table:style-name="ce56"/>
        </table:table-row>
        <table:table-row table:style-name="ro9">
          <table:table-cell office:value-type="float" office:value="908" table:style-name="ce66">
            <text:p>908</text:p>
          </table:table-cell>
          <table:table-cell office:value-type="string" table:style-name="ce65">
            <text:p>Cornwall</text:p>
          </table:table-cell>
          <table:table-cell office:value-type="float" office:value="308.15546494413502" table:style-name="ce64">
            <text:p>308.155</text:p>
          </table:table-cell>
          <table:table-cell office:value-type="float" office:value="4.2227348399999993" table:style-name="ce64">
            <text:p>4.223</text:p>
          </table:table-cell>
          <table:table-cell office:value-type="float" office:value="43.232372196778968" table:style-name="ce64">
            <text:p>43.232</text:p>
          </table:table-cell>
          <table:table-cell office:value-type="float" office:value="28.053156152394525" table:style-name="ce64">
            <text:p>28.053</text:p>
          </table:table-cell>
          <table:table-cell office:value-type="float" office:value="383.6637281333085" table:style-name="ce64">
            <text:p>383.664</text:p>
          </table:table-cell>
          <table:table-cell office:value-type="float" office:value="65.066392692384028" table:style-name="ce60">
            <text:p>65.066</text:p>
          </table:table-cell>
          <table:table-cell office:value-type="float" office:value="4.2227348399999993" table:style-name="ce57">
            <text:p>4.223</text:p>
          </table:table-cell>
          <table:table-cell office:value-type="float" office:value="31.578873196778968" table:style-name="ce57">
            <text:p>31.579</text:p>
          </table:table-cell>
          <table:table-cell office:value-type="float" office:value="28.053156152394525" table:style-name="ce60">
            <text:p>28.053</text:p>
          </table:table-cell>
          <table:table-cell office:value-type="float" office:value="128.92099999999999" table:style-name="ce57">
            <text:p>128.921</text:p>
          </table:table-cell>
          <table:table-cell table:number-columns-repeated="16372" table:style-name="ce56"/>
        </table:table-row>
        <table:table-row table:style-name="ro9">
          <table:table-cell office:value-type="float" office:value="909" table:style-name="ce66">
            <text:p>909</text:p>
          </table:table-cell>
          <table:table-cell office:value-type="string" table:style-name="ce65">
            <text:p>Cumbria</text:p>
          </table:table-cell>
          <table:table-cell office:value-type="float" office:value="285.48236884144313" table:style-name="ce64">
            <text:p>285.482</text:p>
          </table:table-cell>
          <table:table-cell office:value-type="float" office:value="5.0018465999999995" table:style-name="ce64">
            <text:p>5.002</text:p>
          </table:table-cell>
          <table:table-cell office:value-type="float" office:value="43.079642572105918" table:style-name="ce64">
            <text:p>43.080</text:p>
          </table:table-cell>
          <table:table-cell office:value-type="float" office:value="27.409821515463527" table:style-name="ce64">
            <text:p>27.410</text:p>
          </table:table-cell>
          <table:table-cell office:value-type="float" office:value="360.9736795290126" table:style-name="ce64">
            <text:p>360.974</text:p>
          </table:table-cell>
          <table:table-cell office:value-type="float" office:value="178.57721187993209" table:style-name="ce60">
            <text:p>178.577</text:p>
          </table:table-cell>
          <table:table-cell office:value-type="float" office:value="5.0018465999999995" table:style-name="ce57">
            <text:p>5.002</text:p>
          </table:table-cell>
          <table:table-cell office:value-type="float" office:value="39.187506572105917" table:style-name="ce57">
            <text:p>39.188</text:p>
          </table:table-cell>
          <table:table-cell office:value-type="float" office:value="27.409821515463527" table:style-name="ce60">
            <text:p>27.410</text:p>
          </table:table-cell>
          <table:table-cell office:value-type="float" office:value="250.17599999999999" table:style-name="ce57">
            <text:p>250.176</text:p>
          </table:table-cell>
          <table:table-cell table:number-columns-repeated="16372" table:style-name="ce56"/>
        </table:table-row>
        <table:table-row table:style-name="ro9">
          <table:table-cell office:value-type="float" office:value="916" table:style-name="ce66">
            <text:p>916</text:p>
          </table:table-cell>
          <table:table-cell office:value-type="string" table:style-name="ce65">
            <text:p>Gloucestershire</text:p>
          </table:table-cell>
          <table:table-cell office:value-type="float" office:value="356.30549178887861" table:style-name="ce64">
            <text:p>356.305</text:p>
          </table:table-cell>
          <table:table-cell office:value-type="float" office:value="2.5588571299999998" table:style-name="ce64">
            <text:p>2.559</text:p>
          </table:table-cell>
          <table:table-cell office:value-type="float" office:value="59.895404706318608" table:style-name="ce64">
            <text:p>59.895</text:p>
          </table:table-cell>
          <table:table-cell office:value-type="float" office:value="33.951137122740477" table:style-name="ce64">
            <text:p>33.951</text:p>
          </table:table-cell>
          <table:table-cell office:value-type="float" office:value="452.7108907479377" table:style-name="ce64">
            <text:p>452.711</text:p>
          </table:table-cell>
          <table:table-cell office:value-type="float" office:value="165.49631365206355" table:style-name="ce60">
            <text:p>165.496</text:p>
          </table:table-cell>
          <table:table-cell office:value-type="float" office:value="2.5588571299999998" table:style-name="ce57">
            <text:p>2.559</text:p>
          </table:table-cell>
          <table:table-cell office:value-type="float" office:value="53.584634506318608" table:style-name="ce57">
            <text:p>53.585</text:p>
          </table:table-cell>
          <table:table-cell office:value-type="float" office:value="33.951137122740477" table:style-name="ce60">
            <text:p>33.951</text:p>
          </table:table-cell>
          <table:table-cell office:value-type="float" office:value="255.59100000000001" table:style-name="ce57">
            <text:p>255.591</text:p>
          </table:table-cell>
          <table:table-cell table:number-columns-repeated="16372" table:style-name="ce56"/>
        </table:table-row>
        <table:table-row table:style-name="ro9">
          <table:table-cell office:value-type="float" office:value="919" table:style-name="ce66">
            <text:p>919</text:p>
          </table:table-cell>
          <table:table-cell office:value-type="string" table:style-name="ce65">
            <text:p>Hertfordshire</text:p>
          </table:table-cell>
          <table:table-cell office:value-type="float" office:value="752.71067148302882" table:style-name="ce64">
            <text:p>752.711</text:p>
          </table:table-cell>
          <table:table-cell office:value-type="float" office:value="5.7272452749999996" table:style-name="ce64">
            <text:p>5.727</text:p>
          </table:table-cell>
          <table:table-cell office:value-type="float" office:value="115.31991583644144" table:style-name="ce64">
            <text:p>115.320</text:p>
          </table:table-cell>
          <table:table-cell office:value-type="float" office:value="90.924571885078066" table:style-name="ce64">
            <text:p>90.925</text:p>
          </table:table-cell>
          <table:table-cell office:value-type="float" office:value="964.68240447954827" table:style-name="ce64">
            <text:p>964.682</text:p>
          </table:table-cell>
          <table:table-cell office:value-type="float" office:value="378.6039628509987" table:style-name="ce60">
            <text:p>378.604</text:p>
          </table:table-cell>
          <table:table-cell office:value-type="float" office:value="5.7272452749999996" table:style-name="ce57">
            <text:p>5.727</text:p>
          </table:table-cell>
          <table:table-cell office:value-type="float" office:value="105.29365583644145" table:style-name="ce57">
            <text:p>105.294</text:p>
          </table:table-cell>
          <table:table-cell office:value-type="float" office:value="90.924571885078066" table:style-name="ce60">
            <text:p>90.925</text:p>
          </table:table-cell>
          <table:table-cell office:value-type="float" office:value="580.54899999999998" table:style-name="ce57">
            <text:p>580.549</text:p>
          </table:table-cell>
          <table:table-cell table:number-columns-repeated="16372" table:style-name="ce56"/>
        </table:table-row>
        <table:table-row table:style-name="ro9">
          <table:table-cell office:value-type="float" office:value="921" table:style-name="ce66">
            <text:p>921</text:p>
          </table:table-cell>
          <table:table-cell office:value-type="string" table:style-name="ce65">
            <text:p>Isle of Wight</text:p>
          </table:table-cell>
          <table:table-cell office:value-type="float" office:value="71.035726679274205" table:style-name="ce64">
            <text:p>71.036</text:p>
          </table:table-cell>
          <table:table-cell office:value-type="float" office:value="0.61909928999999997" table:style-name="ce64">
            <text:p>0.619</text:p>
          </table:table-cell>
          <table:table-cell office:value-type="float" office:value="15.085323274891461" table:style-name="ce64">
            <text:p>15.085</text:p>
          </table:table-cell>
          <table:table-cell office:value-type="float" office:value="6.4773844113896768" table:style-name="ce64">
            <text:p>6.477</text:p>
          </table:table-cell>
          <table:table-cell office:value-type="float" office:value="93.217533655555343" table:style-name="ce64">
            <text:p>93.218</text:p>
          </table:table-cell>
          <table:table-cell office:value-type="float" office:value="53.034671375124198" table:style-name="ce60">
            <text:p>53.035</text:p>
          </table:table-cell>
          <table:table-cell office:value-type="float" office:value="0.61909928999999997" table:style-name="ce57">
            <text:p>0.619</text:p>
          </table:table-cell>
          <table:table-cell office:value-type="float" office:value="13.938003274891461" table:style-name="ce57">
            <text:p>13.938</text:p>
          </table:table-cell>
          <table:table-cell office:value-type="float" office:value="6.4773844113896768" table:style-name="ce60">
            <text:p>6.477</text:p>
          </table:table-cell>
          <table:table-cell office:value-type="float" office:value="74.069000000000003" table:style-name="ce57">
            <text:p>74.069</text:p>
          </table:table-cell>
          <table:table-cell table:number-columns-repeated="16372" table:style-name="ce56"/>
        </table:table-row>
        <table:table-row table:style-name="ro9">
          <table:table-cell office:value-type="float" office:value="925" table:style-name="ce66">
            <text:p>925</text:p>
          </table:table-cell>
          <table:table-cell office:value-type="string" table:style-name="ce65">
            <text:p>Lincolnshire</text:p>
          </table:table-cell>
          <table:table-cell office:value-type="float" office:value="428.02145709300004" table:style-name="ce64">
            <text:p>428.021</text:p>
          </table:table-cell>
          <table:table-cell office:value-type="float" office:value="5.8153476249999994" table:style-name="ce64">
            <text:p>5.815</text:p>
          </table:table-cell>
          <table:table-cell office:value-type="float" office:value="85.29706489354254" table:style-name="ce64">
            <text:p>85.297</text:p>
          </table:table-cell>
          <table:table-cell office:value-type="float" office:value="41.227580027898469" table:style-name="ce64">
            <text:p>41.228</text:p>
          </table:table-cell>
          <table:table-cell office:value-type="float" office:value="560.36144963944116" table:style-name="ce64">
            <text:p>560.361</text:p>
          </table:table-cell>
          <table:table-cell office:value-type="float" office:value="131.21784711156315" table:style-name="ce60">
            <text:p>131.218</text:p>
          </table:table-cell>
          <table:table-cell office:value-type="float" office:value="5.8153476249999994" table:style-name="ce57">
            <text:p>5.815</text:p>
          </table:table-cell>
          <table:table-cell office:value-type="float" office:value="70.019471393542545" table:style-name="ce57">
            <text:p>70.019</text:p>
          </table:table-cell>
          <table:table-cell office:value-type="float" office:value="41.227580027898469" table:style-name="ce60">
            <text:p>41.228</text:p>
          </table:table-cell>
          <table:table-cell office:value-type="float" office:value="248.28" table:style-name="ce57">
            <text:p>248.280</text:p>
          </table:table-cell>
          <table:table-cell table:number-columns-repeated="16372" table:style-name="ce56"/>
        </table:table-row>
        <table:table-row table:style-name="ro9">
          <table:table-cell office:value-type="float" office:value="926" table:style-name="ce66">
            <text:p>926</text:p>
          </table:table-cell>
          <table:table-cell office:value-type="string" table:style-name="ce65">
            <text:p>Norfolk</text:p>
          </table:table-cell>
          <table:table-cell office:value-type="float" office:value="482.0123503202434" table:style-name="ce64">
            <text:p>482.012</text:p>
          </table:table-cell>
          <table:table-cell office:value-type="float" office:value="3.3582151200000001" table:style-name="ce64">
            <text:p>3.358</text:p>
          </table:table-cell>
          <table:table-cell office:value-type="float" office:value="81.917356969051539" table:style-name="ce64">
            <text:p>81.917</text:p>
          </table:table-cell>
          <table:table-cell office:value-type="float" office:value="42.366488757296636" table:style-name="ce64">
            <text:p>42.366</text:p>
          </table:table-cell>
          <table:table-cell office:value-type="float" office:value="609.65441116659167" table:style-name="ce64">
            <text:p>609.654</text:p>
          </table:table-cell>
          <table:table-cell office:value-type="float" office:value="151.10999942355863" table:style-name="ce60">
            <text:p>151.110</text:p>
          </table:table-cell>
          <table:table-cell office:value-type="float" office:value="3.3582151200000001" table:style-name="ce57">
            <text:p>3.358</text:p>
          </table:table-cell>
          <table:table-cell office:value-type="float" office:value="70.128409969051546" table:style-name="ce57">
            <text:p>70.128</text:p>
          </table:table-cell>
          <table:table-cell office:value-type="float" office:value="42.366488757296636" table:style-name="ce60">
            <text:p>42.366</text:p>
          </table:table-cell>
          <table:table-cell office:value-type="float" office:value="266.96300000000002" table:style-name="ce57">
            <text:p>266.963</text:p>
          </table:table-cell>
          <table:table-cell table:number-columns-repeated="16372" table:style-name="ce56"/>
        </table:table-row>
        <table:table-row table:style-name="ro9">
          <table:table-cell office:value-type="float" office:value="928" table:style-name="ce66">
            <text:p>928</text:p>
          </table:table-cell>
          <table:table-cell office:value-type="string" table:style-name="ce65">
            <text:p>Northamptonshire</text:p>
          </table:table-cell>
          <table:table-cell office:value-type="float" office:value="468.50559900681657" table:style-name="ce64">
            <text:p>468.506</text:p>
          </table:table-cell>
          <table:table-cell office:value-type="float" office:value="11.09577439997916" table:style-name="ce64">
            <text:p>11.096</text:p>
          </table:table-cell>
          <table:table-cell office:value-type="float" office:value="77.908690963317824" table:style-name="ce64">
            <text:p>77.909</text:p>
          </table:table-cell>
          <table:table-cell office:value-type="float" office:value="46.125964158398645" table:style-name="ce64">
            <text:p>46.126</text:p>
          </table:table-cell>
          <table:table-cell office:value-type="float" office:value="603.63602852851227" table:style-name="ce64">
            <text:p>603.636</text:p>
          </table:table-cell>
          <table:table-cell office:value-type="float" office:value="102.55369943892568" table:style-name="ce60">
            <text:p>102.554</text:p>
          </table:table-cell>
          <table:table-cell office:value-type="float" office:value="11.09577439997916" table:style-name="ce57">
            <text:p>11.096</text:p>
          </table:table-cell>
          <table:table-cell office:value-type="float" office:value="56.173577963317825" table:style-name="ce57">
            <text:p>56.174</text:p>
          </table:table-cell>
          <table:table-cell office:value-type="float" office:value="46.125964158398645" table:style-name="ce60">
            <text:p>46.126</text:p>
          </table:table-cell>
          <table:table-cell office:value-type="float" office:value="215.94900000000001" table:style-name="ce57">
            <text:p>215.949</text:p>
          </table:table-cell>
          <table:table-cell table:number-columns-repeated="16372" table:style-name="ce56"/>
        </table:table-row>
        <table:table-row table:style-name="ro9">
          <table:table-cell office:value-type="float" office:value="929" table:style-name="ce66">
            <text:p>929</text:p>
          </table:table-cell>
          <table:table-cell office:value-type="string" table:style-name="ce65">
            <text:p>Northumberland</text:p>
          </table:table-cell>
          <table:table-cell office:value-type="float" office:value="179.72368994737204" table:style-name="ce64">
            <text:p>179.724</text:p>
          </table:table-cell>
          <table:table-cell office:value-type="float" office:value="3.127611275" table:style-name="ce64">
            <text:p>3.128</text:p>
          </table:table-cell>
          <table:table-cell office:value-type="float" office:value="32.863367301219455" table:style-name="ce64">
            <text:p>32.863</text:p>
          </table:table-cell>
          <table:table-cell office:value-type="float" office:value="17.027325477945148" table:style-name="ce64">
            <text:p>17.027</text:p>
          </table:table-cell>
          <table:table-cell office:value-type="float" office:value="232.74199400153663" table:style-name="ce64">
            <text:p>232.742</text:p>
          </table:table-cell>
          <table:table-cell office:value-type="float" office:value="87.553422817812034" table:style-name="ce60">
            <text:p>87.553</text:p>
          </table:table-cell>
          <table:table-cell office:value-type="float" office:value="3.127611275" table:style-name="ce57">
            <text:p>3.128</text:p>
          </table:table-cell>
          <table:table-cell office:value-type="float" office:value="29.883414301219457" table:style-name="ce57">
            <text:p>29.883</text:p>
          </table:table-cell>
          <table:table-cell office:value-type="float" office:value="17.027325477945148" table:style-name="ce60">
            <text:p>17.027</text:p>
          </table:table-cell>
          <table:table-cell office:value-type="float" office:value="137.59200000000001" table:style-name="ce57">
            <text:p>137.592</text:p>
          </table:table-cell>
          <table:table-cell table:number-columns-repeated="16372" table:style-name="ce56"/>
        </table:table-row>
        <table:table-row table:style-name="ro9">
          <table:table-cell office:value-type="float" office:value="931" table:style-name="ce66">
            <text:p>931</text:p>
          </table:table-cell>
          <table:table-cell office:value-type="string" table:style-name="ce65">
            <text:p>Oxfordshire</text:p>
          </table:table-cell>
          <table:table-cell office:value-type="float" office:value="373.99690100474214" table:style-name="ce64">
            <text:p>373.997</text:p>
          </table:table-cell>
          <table:table-cell office:value-type="float" office:value="4.1174524737999993" table:style-name="ce64">
            <text:p>4.117</text:p>
          </table:table-cell>
          <table:table-cell office:value-type="float" office:value="64.262638031696312" table:style-name="ce64">
            <text:p>64.263</text:p>
          </table:table-cell>
          <table:table-cell office:value-type="float" office:value="38.025992363652428" table:style-name="ce64">
            <text:p>38.026</text:p>
          </table:table-cell>
          <table:table-cell office:value-type="float" office:value="480.40298387389089" table:style-name="ce64">
            <text:p>480.403</text:p>
          </table:table-cell>
          <table:table-cell office:value-type="float" office:value="115.63338748077204" table:style-name="ce60">
            <text:p>115.633</text:p>
          </table:table-cell>
          <table:table-cell office:value-type="float" office:value="4.1174524737999993" table:style-name="ce57">
            <text:p>4.117</text:p>
          </table:table-cell>
          <table:table-cell office:value-type="float" office:value="51.487177831696314" table:style-name="ce57">
            <text:p>51.487</text:p>
          </table:table-cell>
          <table:table-cell office:value-type="float" office:value="38.025992363652428" table:style-name="ce60">
            <text:p>38.026</text:p>
          </table:table-cell>
          <table:table-cell office:value-type="float" office:value="209.26400000000001" table:style-name="ce57">
            <text:p>209.264</text:p>
          </table:table-cell>
          <table:table-cell table:number-columns-repeated="16372" table:style-name="ce56"/>
        </table:table-row>
        <table:table-row table:style-name="ro9">
          <table:table-cell office:value-type="float" office:value="933" table:style-name="ce66">
            <text:p>933</text:p>
          </table:table-cell>
          <table:table-cell office:value-type="string" table:style-name="ce65">
            <text:p>Somerset</text:p>
          </table:table-cell>
          <table:table-cell office:value-type="float" office:value="293.88516301947743" table:style-name="ce64">
            <text:p>293.885</text:p>
          </table:table-cell>
          <table:table-cell office:value-type="float" office:value="8.295131640000001" table:style-name="ce64">
            <text:p>8.295</text:p>
          </table:table-cell>
          <table:table-cell office:value-type="float" office:value="52.991634599098617" table:style-name="ce64">
            <text:p>52.992</text:p>
          </table:table-cell>
          <table:table-cell office:value-type="float" office:value="28.343929972721593" table:style-name="ce64">
            <text:p>28.344</text:p>
          </table:table-cell>
          <table:table-cell office:value-type="float" office:value="383.51585923129767" table:style-name="ce64">
            <text:p>383.516</text:p>
          </table:table-cell>
          <table:table-cell office:value-type="float" office:value="118.67927525246954" table:style-name="ce60">
            <text:p>118.679</text:p>
          </table:table-cell>
          <table:table-cell office:value-type="float" office:value="8.295131640000001" table:style-name="ce57">
            <text:p>8.295</text:p>
          </table:table-cell>
          <table:table-cell office:value-type="float" office:value="47.140678256241472" table:style-name="ce57">
            <text:p>47.141</text:p>
          </table:table-cell>
          <table:table-cell office:value-type="float" office:value="28.343929972721593" table:style-name="ce60">
            <text:p>28.344</text:p>
          </table:table-cell>
          <table:table-cell office:value-type="float" office:value="202.459" table:style-name="ce57">
            <text:p>202.459</text:p>
          </table:table-cell>
          <table:table-cell table:number-columns-repeated="16372" table:style-name="ce56"/>
        </table:table-row>
        <table:table-row table:style-name="ro9">
          <table:table-cell office:value-type="float" office:value="935" table:style-name="ce66">
            <text:p>935</text:p>
          </table:table-cell>
          <table:table-cell office:value-type="string" table:style-name="ce65">
            <text:p>Suffolk</text:p>
          </table:table-cell>
          <table:table-cell office:value-type="float" office:value="412.38936941291342" table:style-name="ce64">
            <text:p>412.389</text:p>
          </table:table-cell>
          <table:table-cell office:value-type="float" office:value="8.8388805999999995" table:style-name="ce64">
            <text:p>8.839</text:p>
          </table:table-cell>
          <table:table-cell office:value-type="float" office:value="64.398646583293541" table:style-name="ce64">
            <text:p>64.399</text:p>
          </table:table-cell>
          <table:table-cell office:value-type="float" office:value="36.592080447804847" table:style-name="ce64">
            <text:p>36.592</text:p>
          </table:table-cell>
          <table:table-cell office:value-type="float" office:value="522.21897704401181" table:style-name="ce64">
            <text:p>522.219</text:p>
          </table:table-cell>
          <table:table-cell office:value-type="float" office:value="115.20269292065537" table:style-name="ce60">
            <text:p>115.203</text:p>
          </table:table-cell>
          <table:table-cell office:value-type="float" office:value="8.8388805999999995" table:style-name="ce57">
            <text:p>8.839</text:p>
          </table:table-cell>
          <table:table-cell office:value-type="float" office:value="47.450171097579258" table:style-name="ce57">
            <text:p>47.450</text:p>
          </table:table-cell>
          <table:table-cell office:value-type="float" office:value="36.592080447804847" table:style-name="ce60">
            <text:p>36.592</text:p>
          </table:table-cell>
          <table:table-cell office:value-type="float" office:value="208.084" table:style-name="ce57">
            <text:p>208.084</text:p>
          </table:table-cell>
          <table:table-cell table:number-columns-repeated="16372" table:style-name="ce56"/>
        </table:table-row>
        <table:table-row table:style-name="ro9">
          <table:table-cell office:value-type="float" office:value="936" table:style-name="ce66">
            <text:p>936</text:p>
          </table:table-cell>
          <table:table-cell office:value-type="string" table:style-name="ce65">
            <text:p>Surrey</text:p>
          </table:table-cell>
          <table:table-cell office:value-type="float" office:value="629.13791294819555" table:style-name="ce64">
            <text:p>629.138</text:p>
          </table:table-cell>
          <table:table-cell office:value-type="float" office:value="6.2346819999999994" table:style-name="ce64">
            <text:p>6.235</text:p>
          </table:table-cell>
          <table:table-cell office:value-type="float" office:value="147.11518774179939" table:style-name="ce64">
            <text:p>147.115</text:p>
          </table:table-cell>
          <table:table-cell office:value-type="float" office:value="75.522645421968079" table:style-name="ce64">
            <text:p>75.523</text:p>
          </table:table-cell>
          <table:table-cell office:value-type="float" office:value="858.01042811196294" table:style-name="ce64">
            <text:p>858.010</text:p>
          </table:table-cell>
          <table:table-cell office:value-type="float" office:value="265.38973714940369" table:style-name="ce60">
            <text:p>265.390</text:p>
          </table:table-cell>
          <table:table-cell office:value-type="float" office:value="6.2346819999999994" table:style-name="ce57">
            <text:p>6.235</text:p>
          </table:table-cell>
          <table:table-cell office:value-type="float" office:value="130.97893474179938" table:style-name="ce57">
            <text:p>130.979</text:p>
          </table:table-cell>
          <table:table-cell office:value-type="float" office:value="75.522645421968079" table:style-name="ce60">
            <text:p>75.523</text:p>
          </table:table-cell>
          <table:table-cell office:value-type="float" office:value="478.12599999999998" table:style-name="ce57">
            <text:p>478.126</text:p>
          </table:table-cell>
          <table:table-cell table:number-columns-repeated="16372" table:style-name="ce56"/>
        </table:table-row>
        <table:table-row table:style-name="ro9">
          <table:table-cell office:value-type="float" office:value="937" table:style-name="ce66">
            <text:p>937</text:p>
          </table:table-cell>
          <table:table-cell office:value-type="string" table:style-name="ce65">
            <text:p>Warwickshire</text:p>
          </table:table-cell>
          <table:table-cell office:value-type="float" office:value="327.3847273552131" table:style-name="ce64">
            <text:p>327.385</text:p>
          </table:table-cell>
          <table:table-cell office:value-type="float" office:value="4.4046728499999999" table:style-name="ce64">
            <text:p>4.405</text:p>
          </table:table-cell>
          <table:table-cell office:value-type="float" office:value="62.926218596854348" table:style-name="ce64">
            <text:p>62.926</text:p>
          </table:table-cell>
          <table:table-cell office:value-type="float" office:value="32.852153041736415" table:style-name="ce64">
            <text:p>32.852</text:p>
          </table:table-cell>
          <table:table-cell office:value-type="float" office:value="427.56777184380388" table:style-name="ce64">
            <text:p>427.568</text:p>
          </table:table-cell>
          <table:table-cell office:value-type="float" office:value="136.10205288870807" table:style-name="ce60">
            <text:p>136.102</text:p>
          </table:table-cell>
          <table:table-cell office:value-type="float" office:value="4.4046728499999999" table:style-name="ce57">
            <text:p>4.405</text:p>
          </table:table-cell>
          <table:table-cell office:value-type="float" office:value="50.555610596854351" table:style-name="ce57">
            <text:p>50.556</text:p>
          </table:table-cell>
          <table:table-cell office:value-type="float" office:value="32.852153041736415" table:style-name="ce60">
            <text:p>32.852</text:p>
          </table:table-cell>
          <table:table-cell office:value-type="float" office:value="223.91399999999999" table:style-name="ce57">
            <text:p>223.914</text:p>
          </table:table-cell>
          <table:table-cell table:number-columns-repeated="16372" table:style-name="ce56"/>
        </table:table-row>
        <table:table-row table:style-name="ro9">
          <table:table-cell office:value-type="float" office:value="938" table:style-name="ce63">
            <text:p>938</text:p>
          </table:table-cell>
          <table:table-cell office:value-type="string" table:style-name="ce62">
            <text:p>West Sussex</text:p>
          </table:table-cell>
          <table:table-cell office:value-type="float" office:value="459.26826326983831" table:style-name="ce61">
            <text:p>459.268</text:p>
          </table:table-cell>
          <table:table-cell office:value-type="float" office:value="8.6243669999999995" table:style-name="ce61">
            <text:p>8.624</text:p>
          </table:table-cell>
          <table:table-cell office:value-type="float" office:value="80.599828032421271" table:style-name="ce61">
            <text:p>80.600</text:p>
          </table:table-cell>
          <table:table-cell office:value-type="float" office:value="50.035088238702969" table:style-name="ce61">
            <text:p>50.035</text:p>
          </table:table-cell>
          <table:table-cell office:value-type="float" office:value="598.52754654096259" table:style-name="ce61">
            <text:p>598.528</text:p>
          </table:table-cell>
          <table:table-cell office:value-type="float" office:value="291.88281201124727" table:style-name="ce60">
            <text:p>291.883</text:p>
          </table:table-cell>
          <table:table-cell office:value-type="float" office:value="8.6243669999999995" table:style-name="ce59">
            <text:p>8.624</text:p>
          </table:table-cell>
          <table:table-cell office:value-type="float" office:value="76.675073032421267" table:style-name="ce59">
            <text:p>76.675</text:p>
          </table:table-cell>
          <table:table-cell office:value-type="float" office:value="50.035088238702969" table:style-name="ce58">
            <text:p>50.035</text:p>
          </table:table-cell>
          <table:table-cell office:value-type="float" office:value="427.21699999999998" table:style-name="ce57">
            <text:p>427.217</text:p>
          </table:table-cell>
          <table:table-cell table:number-columns-repeated="16372" table:style-name="ce56"/>
        </table:table-row>
        <table:table-row table:style-name="ro9">
          <table:table-cell table:style-name="ce55"/>
          <table:table-cell table:style-name="ce54"/>
          <table:table-cell table:number-columns-repeated="2" table:style-name="ce53"/>
          <table:table-cell table:style-name="ce52"/>
          <table:table-cell table:style-name="ce53"/>
          <table:table-cell table:number-columns-repeated="2" table:style-name="ce52"/>
          <table:table-cell table:number-columns-repeated="4" table:style-name="ce51"/>
          <table:table-cell table:number-columns-repeated="16372" table:style-name="ce40"/>
        </table:table-row>
        <table:table-row table:style-name="ro10">
          <table:table-cell office:value-type="string" table:style-name="ce49">
            <text:p>LONDON</text:p>
          </table:table-cell>
          <table:table-cell table:style-name="ce50"/>
          <table:table-cell office:value-type="float" office:value="6093.0918835940774" table:style-name="ce47">
            <text:p><text:s/>6,093.092<text:s/></text:p>
          </table:table-cell>
          <table:table-cell office:value-type="float" office:value="83.609870539324504" table:style-name="ce47">
            <text:p><text:s/>83.610<text:s/></text:p>
          </table:table-cell>
          <table:table-cell office:value-type="float" office:value="1269.3145129270445" table:style-name="ce47">
            <text:p><text:s/>1,269.315<text:s/></text:p>
          </table:table-cell>
          <table:table-cell office:value-type="float" office:value="710.96863444478913" table:style-name="ce47">
            <text:p><text:s/>710.969<text:s/></text:p>
          </table:table-cell>
          <table:table-cell office:value-type="float" office:value="8156.9849015052368" table:style-name="ce47">
            <text:p><text:s/>8,156.985<text:s/></text:p>
          </table:table-cell>
          <table:table-cell office:value-type="float" office:value="3353.8540426738505" table:style-name="ce47">
            <text:p><text:s/>3,353.854<text:s/></text:p>
          </table:table-cell>
          <table:table-cell office:value-type="float" office:value="83.609870539324504" table:style-name="ce47">
            <text:p><text:s/>83.610<text:s/></text:p>
          </table:table-cell>
          <table:table-cell office:value-type="float" office:value="1145.0200549270448" table:style-name="ce47">
            <text:p><text:s/>1,145.020<text:s/></text:p>
          </table:table-cell>
          <table:table-cell office:value-type="float" office:value="710.96863444478913" table:style-name="ce47">
            <text:p><text:s/>710.969<text:s/></text:p>
          </table:table-cell>
          <table:table-cell office:value-type="float" office:value="5293.4520000000002" table:style-name="ce47">
            <text:p><text:s/>5,293.452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METROPOLITAN AUTHORITIES</text:p>
          </table:table-cell>
          <table:table-cell table:style-name="ce50"/>
          <table:table-cell office:value-type="float" office:value="8128.4179624342369" table:style-name="ce47">
            <text:p><text:s/>8,128.418<text:s/></text:p>
          </table:table-cell>
          <table:table-cell office:value-type="float" office:value="101.78395198981461" table:style-name="ce47">
            <text:p><text:s/>101.784<text:s/></text:p>
          </table:table-cell>
          <table:table-cell office:value-type="float" office:value="1368.7839748206957" table:style-name="ce47">
            <text:p><text:s/>1,368.784<text:s/></text:p>
          </table:table-cell>
          <table:table-cell office:value-type="float" office:value="844.55690709277121" table:style-name="ce47">
            <text:p><text:s/>844.557<text:s/></text:p>
          </table:table-cell>
          <table:table-cell office:value-type="float" office:value="10443.542796337524" table:style-name="ce47">
            <text:p><text:s/>10,443.543<text:s/></text:p>
          </table:table-cell>
          <table:table-cell office:value-type="float" office:value="4103.012097417437" table:style-name="ce47">
            <text:p><text:s/>4,103.012<text:s/></text:p>
          </table:table-cell>
          <table:table-cell office:value-type="float" office:value="101.78395198981461" table:style-name="ce47">
            <text:p><text:s/>101.784<text:s/></text:p>
          </table:table-cell>
          <table:table-cell office:value-type="float" office:value="1200.2015647349808" table:style-name="ce47">
            <text:p><text:s/>1,200.202<text:s/></text:p>
          </table:table-cell>
          <table:table-cell office:value-type="float" office:value="844.55690709277121" table:style-name="ce47">
            <text:p><text:s/>844.557<text:s/></text:p>
          </table:table-cell>
          <table:table-cell office:value-type="float" office:value="6249.5569999999989" table:style-name="ce47">
            <text:p><text:s/>6,249.557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UNITARY AUTHORITIES</text:p>
          </table:table-cell>
          <table:table-cell table:style-name="ce50"/>
          <table:table-cell office:value-type="float" office:value="7922.2105397465575" table:style-name="ce47">
            <text:p><text:s/>7,922.211<text:s/></text:p>
          </table:table-cell>
          <table:table-cell office:value-type="float" office:value="110.60761367281631" table:style-name="ce47">
            <text:p><text:s/>110.608<text:s/></text:p>
          </table:table-cell>
          <table:table-cell office:value-type="float" office:value="1470.891503359268" table:style-name="ce47">
            <text:p><text:s/>1,470.892<text:s/></text:p>
          </table:table-cell>
          <table:table-cell office:value-type="float" office:value="816.46511590413456" table:style-name="ce47">
            <text:p><text:s/>816.465<text:s/></text:p>
          </table:table-cell>
          <table:table-cell office:value-type="float" office:value="10320.174772682773" table:style-name="ce47">
            <text:p><text:s/>10,320.175<text:s/></text:p>
          </table:table-cell>
          <table:table-cell office:value-type="float" office:value="3076.6651254723793" table:style-name="ce47">
            <text:p><text:s/>3,076.665<text:s/></text:p>
          </table:table-cell>
          <table:table-cell office:value-type="float" office:value="110.60761367281631" table:style-name="ce47">
            <text:p><text:s/>110.608<text:s/></text:p>
          </table:table-cell>
          <table:table-cell office:value-type="float" office:value="1242.8220086033157" table:style-name="ce47">
            <text:p><text:s/>1,242.822<text:s/></text:p>
          </table:table-cell>
          <table:table-cell office:value-type="float" office:value="816.46511590413456" table:style-name="ce47">
            <text:p><text:s/>816.465<text:s/></text:p>
          </table:table-cell>
          <table:table-cell office:value-type="float" office:value="5246.5629999999983" table:style-name="ce47">
            <text:p><text:s/>5,246.563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UPPER TIER AUTHORITIES</text:p>
          </table:table-cell>
          <table:table-cell table:style-name="ce50"/>
          <table:table-cell office:value-type="float" office:value="12358.872384868067" table:style-name="ce47">
            <text:p><text:s/>12,358.872<text:s/></text:p>
          </table:table-cell>
          <table:table-cell office:value-type="float" office:value="171.51331954877915" table:style-name="ce47">
            <text:p><text:s/>171.513<text:s/></text:p>
          </table:table-cell>
          <table:table-cell office:value-type="float" office:value="2170.1331482133983" table:style-name="ce47">
            <text:p><text:s/>2,170.133<text:s/></text:p>
          </table:table-cell>
          <table:table-cell office:value-type="float" office:value="1246.2990036877659" table:style-name="ce47">
            <text:p><text:s/>1,246.299<text:s/></text:p>
          </table:table-cell>
          <table:table-cell office:value-type="float" office:value="15946.817856318015" table:style-name="ce47">
            <text:p><text:s/>15,946.818<text:s/></text:p>
          </table:table-cell>
          <table:table-cell office:value-type="float" office:value="5578.2823914044038" table:style-name="ce47">
            <text:p><text:s/>5,578.282<text:s/></text:p>
          </table:table-cell>
          <table:table-cell office:value-type="float" office:value="171.51331954877915" table:style-name="ce47">
            <text:p><text:s/>171.513<text:s/></text:p>
          </table:table-cell>
          <table:table-cell office:value-type="float" office:value="1885.2105050098271" table:style-name="ce47">
            <text:p><text:s/>1,885.211<text:s/></text:p>
          </table:table-cell>
          <table:table-cell office:value-type="float" office:value="1246.2990036877659" table:style-name="ce47">
            <text:p><text:s/>1,246.299<text:s/></text:p>
          </table:table-cell>
          <table:table-cell office:value-type="float" office:value="8881.3040000000019" table:style-name="ce47">
            <text:p><text:s/>8,881.304<text:s/></text:p>
          </table:table-cell>
          <table:table-cell table:number-columns-repeated="16372" table:style-name="ce40"/>
        </table:table-row>
        <table:table-row table:style-name="ro9">
          <table:table-cell table:style-name="ce49"/>
          <table:table-cell table:style-name="ce48"/>
          <table:table-cell table:number-columns-repeated="10" table:style-name="ce47"/>
          <table:table-cell table:number-columns-repeated="16372" table:style-name="ce40"/>
        </table:table-row>
        <table:table-row table:style-name="ro9">
          <table:table-cell office:value-type="string" table:style-name="ce49">
            <text:p>London</text:p>
          </table:table-cell>
          <table:table-cell table:style-name="ce48"/>
          <table:table-cell office:value-type="float" office:value="6093.0918835940774" table:style-name="ce47">
            <text:p><text:s/>6,093.092<text:s/></text:p>
          </table:table-cell>
          <table:table-cell office:value-type="float" office:value="83.609870539324504" table:style-name="ce47">
            <text:p><text:s/>83.610<text:s/></text:p>
          </table:table-cell>
          <table:table-cell office:value-type="float" office:value="1269.3145129270445" table:style-name="ce47">
            <text:p><text:s/>1,269.315<text:s/></text:p>
          </table:table-cell>
          <table:table-cell office:value-type="float" office:value="710.96863444478913" table:style-name="ce47">
            <text:p><text:s/>710.969<text:s/></text:p>
          </table:table-cell>
          <table:table-cell office:value-type="float" office:value="8156.9849015052368" table:style-name="ce47">
            <text:p><text:s/>8,156.985<text:s/></text:p>
          </table:table-cell>
          <table:table-cell office:value-type="float" office:value="3353.8540426738505" table:style-name="ce47">
            <text:p><text:s/>3,353.854<text:s/></text:p>
          </table:table-cell>
          <table:table-cell office:value-type="float" office:value="83.609870539324504" table:style-name="ce47">
            <text:p><text:s/>83.610<text:s/></text:p>
          </table:table-cell>
          <table:table-cell office:value-type="float" office:value="1145.0200549270448" table:style-name="ce47">
            <text:p><text:s/>1,145.020<text:s/></text:p>
          </table:table-cell>
          <table:table-cell office:value-type="float" office:value="710.96863444478913" table:style-name="ce47">
            <text:p><text:s/>710.969<text:s/></text:p>
          </table:table-cell>
          <table:table-cell office:value-type="float" office:value="5293.4520000000002" table:style-name="ce47">
            <text:p><text:s/>5,293.452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East of England</text:p>
          </table:table-cell>
          <table:table-cell table:style-name="ce48"/>
          <table:table-cell office:value-type="float" office:value="3716.0640332748089" table:style-name="ce47">
            <text:p><text:s/>3,716.064<text:s/></text:p>
          </table:table-cell>
          <table:table-cell office:value-type="float" office:value="49.687333219999999" table:style-name="ce47">
            <text:p><text:s/>49.687<text:s/></text:p>
          </table:table-cell>
          <table:table-cell office:value-type="float" office:value="624.76922779434847" table:style-name="ce47">
            <text:p><text:s/>624.769<text:s/></text:p>
          </table:table-cell>
          <table:table-cell office:value-type="float" office:value="376.56050393816673" table:style-name="ce47">
            <text:p><text:s/>376.561<text:s/></text:p>
          </table:table-cell>
          <table:table-cell office:value-type="float" office:value="4767.0810982273242" table:style-name="ce47">
            <text:p><text:s/>4,767.081<text:s/></text:p>
          </table:table-cell>
          <table:table-cell office:value-type="float" office:value="1311.5256474084294" table:style-name="ce47">
            <text:p><text:s/>1,311.526<text:s/></text:p>
          </table:table-cell>
          <table:table-cell office:value-type="float" office:value="49.687333219999999" table:style-name="ce47">
            <text:p><text:s/>49.687<text:s/></text:p>
          </table:table-cell>
          <table:table-cell office:value-type="float" office:value="521.34737490863427" table:style-name="ce47">
            <text:p><text:s/>521.347<text:s/></text:p>
          </table:table-cell>
          <table:table-cell office:value-type="float" office:value="376.56050393816673" table:style-name="ce47">
            <text:p><text:s/>376.561<text:s/></text:p>
          </table:table-cell>
          <table:table-cell office:value-type="float" office:value="2259.1210000000001" table:style-name="ce47">
            <text:p><text:s/>2,259.121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East Midlands</text:p>
          </table:table-cell>
          <table:table-cell table:style-name="ce48"/>
          <table:table-cell office:value-type="float" office:value="2873.1480395187518" table:style-name="ce47">
            <text:p><text:s/>2,873.148<text:s/></text:p>
          </table:table-cell>
          <table:table-cell office:value-type="float" office:value="44.744227489979153" table:style-name="ce47">
            <text:p><text:s/>44.744<text:s/></text:p>
          </table:table-cell>
          <table:table-cell office:value-type="float" office:value="492.39933636221508" table:style-name="ce47">
            <text:p><text:s/>492.399<text:s/></text:p>
          </table:table-cell>
          <table:table-cell office:value-type="float" office:value="280.06121630107418" table:style-name="ce47">
            <text:p><text:s/>280.061<text:s/></text:p>
          </table:table-cell>
          <table:table-cell office:value-type="float" office:value="3690.3528196720204" table:style-name="ce47">
            <text:p><text:s/>3,690.353<text:s/></text:p>
          </table:table-cell>
          <table:table-cell office:value-type="float" office:value="990.84448627407028" table:style-name="ce47">
            <text:p><text:s/>990.844<text:s/></text:p>
          </table:table-cell>
          <table:table-cell office:value-type="float" office:value="44.744227489979153" table:style-name="ce47">
            <text:p><text:s/>44.744<text:s/></text:p>
          </table:table-cell>
          <table:table-cell office:value-type="float" office:value="418.63294357292932" table:style-name="ce47">
            <text:p><text:s/>418.633<text:s/></text:p>
          </table:table-cell>
          <table:table-cell office:value-type="float" office:value="280.06121630107418" table:style-name="ce47">
            <text:p><text:s/>280.061<text:s/></text:p>
          </table:table-cell>
          <table:table-cell office:value-type="float" office:value="1734.2820000000002" table:style-name="ce47">
            <text:p><text:s/>1,734.282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North East</text:p>
          </table:table-cell>
          <table:table-cell table:style-name="ce48"/>
          <table:table-cell office:value-type="float" office:value="1593.2558728699091" table:style-name="ce47">
            <text:p><text:s/>1,593.256<text:s/></text:p>
          </table:table-cell>
          <table:table-cell office:value-type="float" office:value="21.609039035000002" table:style-name="ce47">
            <text:p><text:s/>21.609<text:s/></text:p>
          </table:table-cell>
          <table:table-cell office:value-type="float" office:value="297.59038569594009" table:style-name="ce47">
            <text:p><text:s/>297.590<text:s/></text:p>
          </table:table-cell>
          <table:table-cell office:value-type="float" office:value="172.63480886096457" table:style-name="ce47">
            <text:p><text:s/>172.635<text:s/></text:p>
          </table:table-cell>
          <table:table-cell office:value-type="float" office:value="2085.0901064618138" table:style-name="ce47">
            <text:p><text:s/>2,085.090<text:s/></text:p>
          </table:table-cell>
          <table:table-cell office:value-type="float" office:value="765.55346882222818" table:style-name="ce47">
            <text:p><text:s/>765.553<text:s/></text:p>
          </table:table-cell>
          <table:table-cell office:value-type="float" office:value="21.609039035000002" table:style-name="ce47">
            <text:p><text:s/>21.609<text:s/></text:p>
          </table:table-cell>
          <table:table-cell office:value-type="float" office:value="244.99501069594007" table:style-name="ce47">
            <text:p><text:s/>244.995<text:s/></text:p>
          </table:table-cell>
          <table:table-cell office:value-type="float" office:value="172.63480886096457" table:style-name="ce47">
            <text:p><text:s/>172.635<text:s/></text:p>
          </table:table-cell>
          <table:table-cell office:value-type="float" office:value="1204.7930000000001" table:style-name="ce47">
            <text:p><text:s/>1,204.793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North West</text:p>
          </table:table-cell>
          <table:table-cell table:style-name="ce48"/>
          <table:table-cell office:value-type="float" office:value="4703.4497539890972" table:style-name="ce47">
            <text:p><text:s/>4,703.450<text:s/></text:p>
          </table:table-cell>
          <table:table-cell office:value-type="float" office:value="55.508033610000005" table:style-name="ce47">
            <text:p><text:s/>55.508<text:s/></text:p>
          </table:table-cell>
          <table:table-cell office:value-type="float" office:value="810.27258905112171" table:style-name="ce47">
            <text:p><text:s/>810.273<text:s/></text:p>
          </table:table-cell>
          <table:table-cell office:value-type="float" office:value="498.09805850939159" table:style-name="ce47">
            <text:p><text:s/>498.098<text:s/></text:p>
          </table:table-cell>
          <table:table-cell office:value-type="float" office:value="6067.3284351596103" table:style-name="ce47">
            <text:p><text:s/>6,067.328<text:s/></text:p>
          </table:table-cell>
          <table:table-cell office:value-type="float" office:value="2982.7884368032755" table:style-name="ce47">
            <text:p><text:s/>2,982.788<text:s/></text:p>
          </table:table-cell>
          <table:table-cell office:value-type="float" office:value="55.508033610000005" table:style-name="ce47">
            <text:p><text:s/>55.508<text:s/></text:p>
          </table:table-cell>
          <table:table-cell office:value-type="float" office:value="730.33348705112178" table:style-name="ce47">
            <text:p><text:s/>730.333<text:s/></text:p>
          </table:table-cell>
          <table:table-cell office:value-type="float" office:value="498.09805850939159" table:style-name="ce47">
            <text:p><text:s/>498.098<text:s/></text:p>
          </table:table-cell>
          <table:table-cell office:value-type="float" office:value="4266.7310000000007" table:style-name="ce47">
            <text:p><text:s/>4,266.731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South East</text:p>
          </table:table-cell>
          <table:table-cell table:style-name="ce48"/>
          <table:table-cell office:value-type="float" office:value="5149.2859184354584" table:style-name="ce47">
            <text:p><text:s/>5,149.286<text:s/></text:p>
          </table:table-cell>
          <table:table-cell office:value-type="float" office:value="70.931833193799989" table:style-name="ce47">
            <text:p><text:s/>70.932<text:s/></text:p>
          </table:table-cell>
          <table:table-cell office:value-type="float" office:value="1032.0754355344741" table:style-name="ce47">
            <text:p><text:s/>1,032.075<text:s/></text:p>
          </table:table-cell>
          <table:table-cell office:value-type="float" office:value="542.7503183668091" table:style-name="ce47">
            <text:p><text:s/>542.750<text:s/></text:p>
          </table:table-cell>
          <table:table-cell office:value-type="float" office:value="6795.0435055305406" table:style-name="ce47">
            <text:p><text:s/>6,795.044<text:s/></text:p>
          </table:table-cell>
          <table:table-cell office:value-type="float" office:value="2652.6078398799159" table:style-name="ce47">
            <text:p><text:s/>2,652.608<text:s/></text:p>
          </table:table-cell>
          <table:table-cell office:value-type="float" office:value="70.931833193799989" table:style-name="ce47">
            <text:p><text:s/>70.932<text:s/></text:p>
          </table:table-cell>
          <table:table-cell office:value-type="float" office:value="916.07295233447417" table:style-name="ce47">
            <text:p><text:s/>916.073<text:s/></text:p>
          </table:table-cell>
          <table:table-cell office:value-type="float" office:value="542.7503183668091" table:style-name="ce47">
            <text:p><text:s/>542.750<text:s/></text:p>
          </table:table-cell>
          <table:table-cell office:value-type="float" office:value="4182.3639999999996" table:style-name="ce47">
            <text:p><text:s/>4,182.364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South West</text:p>
          </table:table-cell>
          <table:table-cell table:style-name="ce48"/>
          <table:table-cell office:value-type="float" office:value="3041.017988827306" table:style-name="ce47">
            <text:p><text:s/>3,041.018<text:s/></text:p>
          </table:table-cell>
          <table:table-cell office:value-type="float" office:value="41.576914107816322" table:style-name="ce47">
            <text:p><text:s/>41.577<text:s/></text:p>
          </table:table-cell>
          <table:table-cell office:value-type="float" office:value="560.14616496102292" table:style-name="ce47">
            <text:p><text:s/>560.146<text:s/></text:p>
          </table:table-cell>
          <table:table-cell office:value-type="float" office:value="305.69332287512549" table:style-name="ce47">
            <text:p><text:s/>305.693<text:s/></text:p>
          </table:table-cell>
          <table:table-cell office:value-type="float" office:value="3948.4343907712705" table:style-name="ce47">
            <text:p><text:s/>3,948.434<text:s/></text:p>
          </table:table-cell>
          <table:table-cell office:value-type="float" office:value="1022.6469170533649" table:style-name="ce47">
            <text:p><text:s/>1,022.647<text:s/></text:p>
          </table:table-cell>
          <table:table-cell office:value-type="float" office:value="41.576914107816322" table:style-name="ce47">
            <text:p><text:s/>41.577<text:s/></text:p>
          </table:table-cell>
          <table:table-cell office:value-type="float" office:value="473.92872856102298" table:style-name="ce47">
            <text:p><text:s/>473.929<text:s/></text:p>
          </table:table-cell>
          <table:table-cell office:value-type="float" office:value="305.69332287512549" table:style-name="ce47">
            <text:p><text:s/>305.693<text:s/></text:p>
          </table:table-cell>
          <table:table-cell office:value-type="float" office:value="1843.847" table:style-name="ce47">
            <text:p><text:s/>1,843.847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9">
            <text:p>West Midlands</text:p>
          </table:table-cell>
          <table:table-cell table:style-name="ce48"/>
          <table:table-cell office:value-type="float" office:value="3858.6515678652659" table:style-name="ce47">
            <text:p><text:s/>3,858.652<text:s/></text:p>
          </table:table-cell>
          <table:table-cell office:value-type="float" office:value="56.792975119999994" table:style-name="ce47">
            <text:p><text:s/>56.793<text:s/></text:p>
          </table:table-cell>
          <table:table-cell office:value-type="float" office:value="660.6539963045451" table:style-name="ce47">
            <text:p><text:s/>660.654<text:s/></text:p>
          </table:table-cell>
          <table:table-cell office:value-type="float" office:value="380.93577992188" table:style-name="ce47">
            <text:p><text:s/>380.936<text:s/></text:p>
          </table:table-cell>
          <table:table-cell office:value-type="float" office:value="4957.0343192116907" table:style-name="ce47">
            <text:p><text:s/>4,957.034<text:s/></text:p>
          </table:table-cell>
          <table:table-cell office:value-type="float" office:value="1618.5803120035687" table:style-name="ce47">
            <text:p><text:s/>1,618.580<text:s/></text:p>
          </table:table-cell>
          <table:table-cell office:value-type="float" office:value="56.792975119999994" table:style-name="ce47">
            <text:p><text:s/>56.793<text:s/></text:p>
          </table:table-cell>
          <table:table-cell office:value-type="float" office:value="561.15384757240224" table:style-name="ce47">
            <text:p><text:s/>561.154<text:s/></text:p>
          </table:table-cell>
          <table:table-cell office:value-type="float" office:value="380.93577992188" table:style-name="ce47">
            <text:p><text:s/>380.936<text:s/></text:p>
          </table:table-cell>
          <table:table-cell office:value-type="float" office:value="2617.4610000000002" table:style-name="ce47">
            <text:p><text:s/>2,617.461<text:s/></text:p>
          </table:table-cell>
          <table:table-cell table:number-columns-repeated="16372" table:style-name="ce40"/>
        </table:table-row>
        <table:table-row table:style-name="ro9">
          <table:table-cell office:value-type="string" table:style-name="ce46">
            <text:p>Yorkshire and the Humber</text:p>
          </table:table-cell>
          <table:table-cell table:style-name="ce45"/>
          <table:table-cell office:value-type="float" office:value="3474.6277122682709" table:style-name="ce44">
            <text:p><text:s/>3,474.628<text:s/></text:p>
          </table:table-cell>
          <table:table-cell office:value-type="float" office:value="43.054529434814611" table:style-name="ce44">
            <text:p><text:s/>43.055<text:s/></text:p>
          </table:table-cell>
          <table:table-cell office:value-type="float" office:value="531.9014906896939" table:style-name="ce44">
            <text:p><text:s/>531.901<text:s/></text:p>
          </table:table-cell>
          <table:table-cell office:value-type="float" office:value="350.58701791125975" table:style-name="ce44">
            <text:p><text:s/>350.587<text:s/></text:p>
          </table:table-cell>
          <table:table-cell office:value-type="float" office:value="4400.1707503040388" table:style-name="ce44">
            <text:p><text:s/>4,400.171<text:s/></text:p>
          </table:table-cell>
          <table:table-cell office:value-type="float" office:value="1413.412506049367" table:style-name="ce44">
            <text:p><text:s/>1,413.413<text:s/></text:p>
          </table:table-cell>
          <table:table-cell office:value-type="float" office:value="43.054529434814611" table:style-name="ce44">
            <text:p><text:s/>43.055<text:s/></text:p>
          </table:table-cell>
          <table:table-cell office:value-type="float" office:value="461.76973365159876" table:style-name="ce44">
            <text:p><text:s/>461.770<text:s/></text:p>
          </table:table-cell>
          <table:table-cell office:value-type="float" office:value="350.58701791125975" table:style-name="ce44">
            <text:p><text:s/>350.587<text:s/></text:p>
          </table:table-cell>
          <table:table-cell office:value-type="float" office:value="2268.8249999999998" table:style-name="ce44">
            <text:p><text:s/>2,268.825<text:s/></text:p>
          </table:table-cell>
          <table:table-cell table:number-columns-repeated="16372" table:style-name="ce40"/>
        </table:table-row>
        <table:table-row table:style-name="ro9">
          <table:table-cell table:style-name="ce43"/>
          <table:table-cell table:style-name="ce42"/>
          <table:table-cell table:number-columns-repeated="10" table:style-name="ce41"/>
          <table:table-cell table:number-columns-repeated="16372" table:style-name="ce40"/>
        </table:table-row>
        <table:table-row table:style-name="ro9">
          <table:table-cell table:number-columns-repeated="12" table:style-name="ce41"/>
          <table:table-cell table:number-columns-repeated="16372" table:style-name="ce40"/>
        </table:table-row>
        <table:table-row table:style-name="ro11">
          <table:table-cell table:style-name="ce39"/>
          <table:table-cell table:style-name="ce37"/>
          <table:table-cell table:style-name="ce36"/>
          <table:table-cell table:number-columns-repeated="3" table:style-name="ce34"/>
          <table:table-cell table:style-name="ce35"/>
          <table:table-cell table:number-columns-repeated="16377" table:style-name="ce34"/>
        </table:table-row>
        <table:table-row table:number-rows-repeated="1048404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3P2">
      <number:text> </number:text>
      <number:fill-character> </number:fill-character>
      <number:text>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 </number:text>
      <number:number number:decimal-places="2" number:min-decimal-places="2" number:min-integer-digits="1" number:grouping="true"/>
      <number:text> </number:text>
    </number:number-style>
    <number:number-style style:name="N36P1">
      <number:text>- </number:text>
      <number:number number:decimal-places="2" number:min-decimal-places="2" number:min-integer-digits="1" number:grouping="true"/>
      <number:text> </number:text>
    </number:number-style>
    <number:text-style style:name="N36P2">
      <number:text> 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-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7P2">
      <number:text> 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£ </number:text>
      <number:number number:decimal-places="2" number:min-decimal-places="2" number:min-integer-digits="1" number:grouping="true"/>
      <number:text> </number:text>
    </number:number-style>
    <number:number-style style:name="N38P1">
      <number:text>-£ </number:text>
      <number:number number:decimal-places="2" number:min-decimal-places="2" number:min-integer-digits="1" number:grouping="true"/>
      <number:text> </number:text>
    </number:number-style>
    <number:text-style style:name="N38P2">
      <number:text> £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£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-£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9P2">
      <number:text> £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2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42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42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43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43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">
      <number:number number:decimal-places="3" number:min-decimal-places="3" number:min-integer-digits="1"/>
    </number:number-style>
    <number:number-style style:name="N45">
      <number:number number:decimal-places="3" number:min-decimal-places="3" number:min-integer-digits="1" number:grouping="true"/>
    </number:number-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Comma" style:family="table-cell" style:data-style-name="N36"/>
    <style:style style:name="Comma_32__91_0_93_" style:display-name="Comma [0]" style:family="table-cell" style:data-style-name="N37"/>
    <style:style style:name="Comma_32_2" style:display-name="Comma 2" style:family="table-cell" style:data-style-name="N35"/>
    <style:style style:name="Currency" style:family="table-cell" style:data-style-name="N38"/>
    <style:style style:name="Currency_32__91_0_93_" style:display-name="Currency [0]" style:family="table-cell" style:data-style-name="N39"/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FRASER, Stuart</meta:initial-creator>
    <dc:creator>FRASER, Stuart</dc:creator>
    <meta:creation-date>2023-07-14T11:21:19Z</meta:creation-date>
    <dc:date>2023-07-20T11:44:51Z</dc:date>
  </office:meta>
</office:document-meta>
</file>